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굴림체" svg:font-family="굴림체" style:font-family-generic="modern"/>
    <style:font-face style:name="돋움" svg:font-family="돋움" style:font-family-generic="modern"/>
    <style:font-face style:name="맑은 고딕" svg:font-family="'맑은 고딕'" style:font-family-generic="modern"/>
    <style:font-face style:name="HY견고딕" svg:font-family="HY견고딕" style:font-family-generic="roman"/>
    <style:font-face style:name="MS Serif" svg:font-family="'MS Serif'" style:font-family-generic="roman"/>
    <style:font-face style:name="Tms Rmn" svg:font-family="'Tms Rmn'" style:font-family-generic="roman"/>
    <style:font-face style:name="가는각진제목체" svg:font-family="가는각진제목체" style:font-family-generic="roman"/>
    <style:font-face style:name="바탕체" svg:font-family="바탕체" style:font-family-generic="roman"/>
    <style:font-face style:name="뼻뮝" svg:font-family="뼻뮝" style:font-family-generic="roman"/>
    <style:font-face style:name="Arial" svg:font-family="Arial" style:font-family-generic="swiss"/>
    <style:font-face style:name="Helv" svg:font-family="Helv" style:font-family-generic="swiss"/>
    <style:font-face style:name="MS Sans Serif" svg:font-family="'MS Sans Serif'" style:font-family-generic="swiss"/>
    <style:font-face style:name="맑은 고딕1" svg:font-family="'맑은 고딕'" style:font-family-generic="swiss"/>
    <style:font-face style:name="굴림체1" svg:font-family="굴림체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4.143cm"/>
    </style:style>
    <style:style style:name="co3" style:family="table-column">
      <style:table-column-properties fo:break-before="auto" style:column-width="8.41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0.778cm"/>
    </style:style>
    <style:style style:name="co8" style:family="table-column">
      <style:table-column-properties fo:break-before="auto" style:column-width="0.62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1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3.415cm"/>
    </style:style>
    <style:style style:name="co16" style:family="table-column">
      <style:table-column-properties fo:break-before="auto" style:column-width="0.501cm"/>
    </style:style>
    <style:style style:name="co17" style:family="table-column">
      <style:table-column-properties fo:break-before="auto" style:column-width="0.452cm"/>
    </style:style>
    <style:style style:name="co18" style:family="table-column">
      <style:table-column-properties fo:break-before="auto" style:column-width="0.476cm"/>
    </style:style>
    <style:style style:name="co19" style:family="table-column">
      <style:table-column-properties fo:break-before="auto" style:column-width="0.601cm"/>
    </style:style>
    <style:style style:name="co20" style:family="table-column">
      <style:table-column-properties fo:break-before="auto" style:column-width="3.138cm"/>
    </style:style>
    <style:style style:name="co21" style:family="table-column">
      <style:table-column-properties fo:break-before="auto" style:column-width="7.43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ta1" style:family="table" style:master-page-name="PageStyle_5f_프로그램목록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Y견고딕" fo:font-size="22pt" fo:font-style="normal" fo:text-shadow="none" style:text-underline-style="solid" style:text-underline-width="auto" style:text-underline-color="font-color" fo:font-weight="normal" style:font-name-asian="HY견고딕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Y견고딕" fo:font-size="22pt" fo:font-style="normal" fo:text-shadow="none" style:text-underline-style="solid" style:text-underline-width="auto" style:text-underline-color="font-color" fo:font-weight="normal" style:font-name-asian="HY견고딕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표준_5f_Sheet1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표준_5f_Sheet1" style:data-style-name="N100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표준_20_15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표준_20_15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표준_20_15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표준_5f_Sheet1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7964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7964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7964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7964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Y견고딕" fo:font-size="22pt" fo:font-style="normal" fo:text-shadow="none" style:text-underline-style="solid" style:text-underline-width="auto" style:text-underline-color="font-color" fo:font-weight="normal" style:font-name-asian="HY견고딕" style:font-size-asian="22pt" style:font-style-asian="normal" style:font-weight-asian="normal" style:font-size-complex="22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표준_5f_Sheet1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표준_5f_Sheet1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표준_5f_Sheet1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8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Y견고딕" fo:font-size="22pt" fo:font-style="normal" fo:text-shadow="none" style:text-underline-style="solid" style:text-underline-width="auto" style:text-underline-color="font-color" fo:font-weight="normal" style:font-name-asian="HY견고딕" style:font-size-asian="22pt" style:font-style-asian="normal" style:font-weight-asian="normal" style:font-size-complex="22pt" style:font-style-complex="normal" style:font-weight-complex="normal"/>
    </style:style>
    <style:style style:name="ce37" style:family="table-cell" style:parent-style-name="표준_5f_Sheet1" style:data-style-name="N18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표준_5f_Sheet1" style:data-style-name="N189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8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8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8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89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89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8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8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8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8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8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8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표준_5f_Sheet1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표준_5f_Sheet1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표준_5f_Sheet1" style:data-style-name="N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8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표준_5f_Sheet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돋움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11pt" style:language-asian="ko" style:country-asian="KR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돋움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11pt" style:language-asian="ko" style:country-asian="KR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name-asian="돋움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메뉴&quot;;&quot;출력물&quot;;&quot;팝업&quot;;&quot;탭&quot;;&quot;배치&quot;)" table:allow-empty-cell="true" table:display-list="unsorted" table:base-cell-address="프로그램목록.D5">
          <table:help-message table:display="true"/>
          <table:error-message table:message-type="stop" table:display="true"/>
        </table:content-validation>
        <table:content-validation table:name="val2" table:condition="of:cell-content-is-in-list(&quot;O&quot;;&quot;X&quot;)" table:allow-empty-cell="true" table:display-list="unsorted" table:base-cell-address="프로그램목록.E1">
          <table:help-message table:display="true"/>
          <table:error-message table:message-type="stop" table:display="true"/>
        </table:content-validation>
        <table:content-validation table:name="val3" table:condition="of:cell-content-is-in-list(&quot;1&quot;;&quot;2&quot;)" table:allow-empty-cell="true" table:display-list="unsorted" table:base-cell-address="프로그램목록.S5">
          <table:help-message table:display="true"/>
          <table:error-message table:message-type="stop" table:display="true"/>
        </table:content-validation>
      </table:content-validations>
      <table:table table:name="프로그램목록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3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48"/>
        <table:table-column table:style-name="co7" table:default-cell-style-name="ce15"/>
        <table:table-column table:style-name="co8" table:number-columns-repeated="3" table:default-cell-style-name="ce15"/>
        <table:table-column table:style-name="co9" table:default-cell-style-name="ce58"/>
        <table:table-column table:style-name="co10" table:number-columns-repeated="5" table:default-cell-style-name="ce64"/>
        <table:table-column table:style-name="co11" table:default-cell-style-name="ce15"/>
        <table:table-column table:style-name="co12" table:number-columns-repeated="2" table:default-cell-style-name="ce15"/>
        <table:table-column table:style-name="co13" table:number-columns-repeated="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4" table:default-cell-style-name="ce15"/>
        <table:table-column table:style-name="co17" table:default-cell-style-name="ce15"/>
        <table:table-column table:style-name="co16" table:number-columns-repeated="5" table:default-cell-style-name="ce15"/>
        <table:table-column table:style-name="co18" table:number-columns-repeated="9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number-columns-repeated="2" table:default-cell-style-name="ce15"/>
        <table:table-column table:style-name="co1" table:number-columns-repeated="976" table:default-cell-style-name="ce15"/>
        <table:table-row table:style-name="ro1">
          <table:table-cell table:style-name="ce1" office:value-type="string" calcext:value-type="string" table:number-columns-spanned="18" table:number-rows-spanned="1">
            <text:p>프로그램 목록</text:p>
          </table:table-cell>
          <table:covered-table-cell table:number-columns-repeated="3" table:style-name="ce2"/>
          <table:covered-table-cell table:number-columns-repeated="2" table:style-name="ce2" table:content-validation-name="val2"/>
          <table:covered-table-cell table:number-columns-repeated="12" table:style-name="ce2"/>
          <table:table-cell table:style-name="ce2" table:number-columns-repeated="6"/>
          <table:table-cell table:number-columns-repeated="999"/>
        </table:table-row>
        <table:table-row table:style-name="ro2">
          <table:table-cell table:style-name="ce2"/>
          <table:table-cell table:style-name="ce16"/>
          <table:table-cell table:style-name="ce2" table:number-columns-repeated="2"/>
          <table:table-cell table:style-name="ce2" table:content-validation-name="val2" table:number-columns-repeated="2"/>
          <table:table-cell table:style-name="ce36"/>
          <table:table-cell table:style-name="ce2" table:number-columns-repeated="17"/>
          <table:table-cell table:number-columns-repeated="999"/>
        </table:table-row>
        <table:table-row table:style-name="ro2">
          <table:table-cell table:style-name="ce3" table:number-columns-repeated="3"/>
          <table:table-cell table:style-name="ce28"/>
          <table:table-cell table:style-name="ce28" table:content-validation-name="val2" table:number-columns-repeated="2"/>
          <table:table-cell table:style-name="ce37"/>
          <table:table-cell table:style-name="ce28" table:number-columns-repeated="4"/>
          <table:table-cell table:style-name="ce54"/>
          <table:table-cell table:style-name="ce59" table:number-columns-repeated="5"/>
          <table:table-cell table:style-name="ce65" table:number-columns-repeated="7"/>
          <table:table-cell table:number-columns-repeated="999"/>
        </table:table-row>
        <table:table-row table:style-name="ro2">
          <table:table-cell table:style-name="ce4" office:value-type="string" calcext:value-type="string">
            <text:p>중분류</text:p>
          </table:table-cell>
          <table:table-cell table:style-name="ce4" office:value-type="string" calcext:value-type="string">
            <text:p>소분류</text:p>
          </table:table-cell>
          <table:table-cell table:style-name="ce24" office:value-type="string" calcext:value-type="string">
            <text:p>프로그램명</text:p>
          </table:table-cell>
          <table:table-cell table:style-name="ce29" office:value-type="string" calcext:value-type="string">
            <text:p>구분</text:p>
          </table:table-cell>
          <table:table-cell table:style-name="ce29" table:content-validation-name="val2" office:value-type="string" calcext:value-type="string">
            <text:p>교원용</text:p>
          </table:table-cell>
          <table:table-cell table:style-name="ce29" table:content-validation-name="val2" office:value-type="string" calcext:value-type="string">
            <text:p>학생용</text:p>
          </table:table-cell>
          <table:table-cell table:style-name="ce38" office:value-type="string" calcext:value-type="string">
            <office:annotation draw:style-name="gr1" draw:text-style-name="P2" svg:width="3.653cm" svg:height="2.245cm" svg:x="24.854cm" svg:y="1.43cm" draw:caption-point-x="-0.964cm" draw:caption-point-y="0.319cm">
              <dc:date>2022-01-07T00:00:00</dc:date>
              <text:p text:style-name="P1">J.H.AN:</text:p>
              <text:p text:style-name="P1"><text:span text:style-name="T1">프로그램이</text:span><text:span text:style-name="T2"> </text:span><text:span text:style-name="T1">관리</text:span><text:span text:style-name="T2">(C,R,U,D)</text:span><text:span text:style-name="T1">하거나</text:span><text:span text:style-name="T2"> </text:span><text:span text:style-name="T1">참조하는</text:span><text:span text:style-name="T2"> </text:span><text:span text:style-name="T1">테이블</text:span><text:span text:style-name="T2"> </text:span><text:span text:style-name="T1">개수</text:span><text:span text:style-name="T2"> </text:span><text:span text:style-name="T1">기입</text:span></text:p>
              <text:p text:style-name="P1"><text:span text:style-name="T1"/></text:p>
            </office:annotation>
            <text:p>관련테이블개수</text:p>
          </table:table-cell>
          <table:table-cell table:style-name="ce29" office:value-type="string" calcext:value-type="string">
            <office:annotation draw:style-name="gr2" draw:text-style-name="P2" svg:width="3.369cm" svg:height="2.055cm" svg:x="28.507cm" svg:y="1.43cm" draw:caption-point-x="-3.839cm" draw:caption-point-y="0.319cm">
              <dc:date>2022-01-07T00:00:00</dc:date>
              <text:p text:style-name="P1">J.H.AN:</text:p>
              <text:p text:style-name="P1"><text:span text:style-name="T1">프로그램에서</text:span><text:span text:style-name="T2"> </text:span><text:span text:style-name="T1">제공하는</text:span><text:span text:style-name="T2"> </text:span><text:span text:style-name="T2">Create </text:span><text:span text:style-name="T1">기능</text:span><text:span text:style-name="T2"> </text:span><text:span text:style-name="T1">개수</text:span></text:p>
            </office:annotation>
            <text:p>C</text:p>
          </table:table-cell>
          <table:table-cell table:style-name="ce29" office:value-type="string" calcext:value-type="string">
            <office:annotation draw:style-name="gr2" draw:text-style-name="P2" svg:width="3.369cm" svg:height="2.055cm" svg:x="31.524cm" svg:y="1.43cm" draw:caption-point-x="-6.228cm" draw:caption-point-y="0.319cm">
              <dc:date>2022-01-07T00:00:00</dc:date>
              <text:p text:style-name="P1">J.H.AN:</text:p>
              <text:p text:style-name="P1"><text:span text:style-name="T1">프로그램에서</text:span><text:span text:style-name="T2"> </text:span><text:span text:style-name="T1">제공하는</text:span><text:span text:style-name="T2"> </text:span><text:span text:style-name="T2">Read </text:span><text:span text:style-name="T1">기능</text:span><text:span text:style-name="T2"> </text:span><text:span text:style-name="T1">개수</text:span></text:p>
            </office:annotation>
            <text:p>R</text:p>
          </table:table-cell>
          <table:table-cell table:style-name="ce29" office:value-type="string" calcext:value-type="string">
            <office:annotation draw:style-name="gr2" draw:text-style-name="P2" svg:width="3.369cm" svg:height="2.055cm" svg:x="32.406cm" svg:y="1.43cm" draw:caption-point-x="-6.482cm" draw:caption-point-y="0.319cm">
              <dc:date>2022-01-07T00:00:00</dc:date>
              <text:p text:style-name="P1">J.H.AN:</text:p>
              <text:p text:style-name="P1"><text:span text:style-name="T1">프로그램에서</text:span><text:span text:style-name="T2"> </text:span><text:span text:style-name="T1">제공하는</text:span><text:span text:style-name="T2"> </text:span><text:span text:style-name="T2">Update </text:span><text:span text:style-name="T1">기능</text:span><text:span text:style-name="T2"> </text:span><text:span text:style-name="T1">개수</text:span></text:p>
            </office:annotation>
            <text:p>U</text:p>
          </table:table-cell>
          <table:table-cell table:style-name="ce29" office:value-type="string" calcext:value-type="string">
            <office:annotation draw:style-name="gr2" draw:text-style-name="P2" svg:width="3.369cm" svg:height="2.055cm" svg:x="34.116cm" svg:y="1.43cm" draw:caption-point-x="-7.564cm" draw:caption-point-y="0.319cm">
              <dc:date>2022-01-07T00:00:00</dc:date>
              <text:p text:style-name="P1">J.H.AN:</text:p>
              <text:p text:style-name="P1"><text:span text:style-name="T1">프로그램에서</text:span><text:span text:style-name="T2"> </text:span><text:span text:style-name="T1">제공하는</text:span><text:span text:style-name="T2"> </text:span><text:span text:style-name="T2">Delete </text:span><text:span text:style-name="T1">기능</text:span><text:span text:style-name="T2"> </text:span><text:span text:style-name="T1">개수</text:span></text:p>
            </office:annotation>
            <text:p>D</text:p>
          </table:table-cell>
          <table:table-cell table:style-name="ce29" office:value-type="string" calcext:value-type="string">
            <text:p>개발자</text:p>
          </table:table-cell>
          <table:table-cell table:style-name="ce60" office:value-type="string" calcext:value-type="string">
            <text:p>개발시작일(계획)</text:p>
          </table:table-cell>
          <table:table-cell table:style-name="ce60" office:value-type="string" calcext:value-type="string">
            <text:p>개발종료일(계획)</text:p>
          </table:table-cell>
          <table:table-cell table:style-name="ce60" office:value-type="string" calcext:value-type="string">
            <text:p>개발시작일(실적)</text:p>
          </table:table-cell>
          <table:table-cell table:style-name="ce60" office:value-type="string" calcext:value-type="string">
            <text:p>개발종료일(실적)</text:p>
          </table:table-cell>
          <table:table-cell table:style-name="ce60" office:value-type="string" calcext:value-type="string">
            <text:p>비고</text:p>
          </table:table-cell>
          <table:table-cell table:style-name="ce24" office:value-type="string" calcext:value-type="string">
            <text:p>구현단계</text:p>
          </table:table-cell>
          <table:table-cell table:style-name="ce24" office:value-type="string" calcext:value-type="string">
            <text:p>메뉴 기준 실적</text:p>
          </table:table-cell>
          <table:table-cell table:style-name="ce24" office:value-type="string" calcext:value-type="string">
            <text:p>메뉴 기준 계획</text:p>
          </table:table-cell>
          <table:table-cell table:style-name="ce24" office:value-type="string" calcext:value-type="string">
            <text:p>FP 기준 실적</text:p>
          </table:table-cell>
          <table:table-cell table:style-name="ce24" office:value-type="string" calcext:value-type="string">
            <text:p>FP 기준 계획</text:p>
          </table:table-cell>
          <table:table-cell table:style-name="ce24" office:value-type="string" calcext:value-type="string">
            <text:p>사업팀 승인 메뉴</text:p>
          </table:table-cell>
          <table:table-cell table:style-name="ce24" office:value-type="string" calcext:value-type="string">
            <text:p>사업팀 승인 S/W 규모</text:p>
          </table:table-cell>
          <table:table-cell table:style-name="ce68" office:value-type="string" calcext:value-type="string" table:number-columns-spanned="10" table:number-rows-spanned="1">
            <text:p>집계를 위한 수식</text:p>
          </table:table-cell>
          <table:covered-table-cell table:number-columns-repeated="9" table:style-name="ce68"/>
          <table:table-cell table:style-name="ce68" office:value-type="string" calcext:value-type="string" table:number-columns-spanned="10" table:number-rows-spanned="1">
            <office:annotation draw:style-name="gr2" draw:text-style-name="P2" svg:width="3.361cm" svg:height="2.055cm" svg:x="54.845cm" svg:y="1.43cm" draw:caption-point-x="14.321cm" draw:caption-point-y="0.319cm">
              <dc:date>2022-01-07T00:00:00</dc:date>
              <text:p text:style-name="P1">J.H.AN:</text:p>
              <text:p text:style-name="P1"><text:span text:style-name="T1">간이법</text:span><text:span text:style-name="T2"> </text:span><text:span text:style-name="T1">적용</text:span><text:span text:style-name="T2"> </text:span><text:span text:style-name="T2">FP</text:span></text:p>
            </office:annotation>
            <text:p>소프트웨어규모</text:p>
          </table:table-cell>
          <table:covered-table-cell table:number-columns-repeated="9" table:style-name="ce68"/>
          <table:table-cell table:style-name="ce68" office:value-type="string" calcext:value-type="string">
            <text:p>프로그램 S/W 규모</text:p>
          </table:table-cell>
          <table:table-cell table:style-name="ce68" office:value-type="string" calcext:value-type="string">
            <text:p>소분류(혹은 중분류별) 1단계 소프트웨어 규모</text:p>
          </table:table-cell>
          <table:table-cell table:style-name="ce68" office:value-type="string" calcext:value-type="string">
            <text:p>소분류(혹은 중분류별) 2단계 소프트웨어 규모</text:p>
          </table:table-cell>
          <table:table-cell table:number-columns-repeated="976"/>
        </table:table-row>
        <table:table-row table:style-name="ro2">
          <table:table-cell table:style-name="ce5" office:value-type="string" calcext:value-type="string">
            <text:p>기초정보</text:p>
          </table:table-cell>
          <table:table-cell table:style-name="ce5"/>
          <table:table-cell table:style-name="ce25" office:value-type="string" calcext:value-type="string">
            <text:p>출장비산정팝업</text:p>
          </table:table-cell>
          <table:table-cell table:style-name="ce30" table:content-validation-name="val1" office:value-type="string" calcext:value-type="string">
            <text:p>팝업</text:p>
          </table:table-cell>
          <table:table-cell table:style-name="ce30" table:content-validation-name="val2" office:value-type="string" calcext:value-type="string">
            <text:p>O</text:p>
          </table:table-cell>
          <table:table-cell table:style-name="ce30" table:content-validation-name="val2"/>
          <table:table-cell table:style-name="ce39" office:value-type="float" office:value="2" calcext:value-type="float">
            <text:p>2 </text:p>
          </table:table-cell>
          <table:table-cell table:style-name="ce49" office:value-type="float" office:value="0" calcext:value-type="float">
            <text:p>0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2" table:style-name="ce49" office:value-type="float" office:value="0" calcext:value-type="float">
            <text:p>0 </text:p>
          </table:table-cell>
          <table:table-cell table:style-name="ce55" office:value-type="string" calcext:value-type="string">
            <text:p>홍길동</text:p>
          </table:table-cell>
          <table:table-cell table:number-columns-repeated="4" table:style-name="ce61" office:value-type="date" office:date-value="2022-01-07" calcext:value-type="date">
            <text:p>2022-01-07</text:p>
          </table:table-cell>
          <table:table-cell table:style-name="ce61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]&lt;&gt;&quot;메뉴&quot;;0;IF(ISBLANK([.P5]); 0; IF((&quot;2015-08-28&quot;-[.P5])&gt;=0;1;0)))" office:value-type="float" office:value="0" calcext:value-type="float">
            <text:p>0</text:p>
          </table:table-cell>
          <table:table-cell table:style-name="ce66" table:formula="of:=IF([.D5]&lt;&gt;&quot;메뉴&quot;;0;IF(ISBLANK([.N5]); 0; IF((&quot;2015-09-04&quot;-[.N5])&gt;=0;1;0)))" office:value-type="float" office:value="0" calcext:value-type="float">
            <text:p>0</text:p>
          </table:table-cell>
          <table:table-cell table:style-name="ce66" table:formula="of:=IF(ISBLANK([.P5]); 0; IF((&quot;2015-08-28&quot;-[.P5])&gt;=0;[.AS5];0))" office:value-type="float" office:value="0" calcext:value-type="float">
            <text:p>0</text:p>
          </table:table-cell>
          <table:table-cell table:style-name="ce66" table:formula="of:=IF(ISBLANK([.N5]); 0; IF((&quot;2015-09-04&quot;-[.N5])&gt;=0;[.AS5];0))" office:value-type="float" office:value="0" calcext:value-type="float">
            <text:p>0</text:p>
          </table:table-cell>
          <table:table-cell table:style-name="ce66" table:formula="of:=IF([.D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])" office:value-type="float" office:value="17.45" calcext:value-type="float">
            <text:p>17.45</text:p>
          </table:table-cell>
          <table:table-cell table:style-name="ce69" table:formula="of:=IF([.R5] &amp; [.D5] = &quot;1메뉴&quot;;1;0)" office:value-type="float" office:value="0" calcext:value-type="float">
            <text:p>0</text:p>
          </table:table-cell>
          <table:table-cell table:style-name="ce69" table:formula="of:=IF([.R5] &amp; [.D5] = &quot;1출력물&quot;;1;0)" office:value-type="float" office:value="0" calcext:value-type="float">
            <text:p>0</text:p>
          </table:table-cell>
          <table:table-cell table:style-name="ce69" table:formula="of:=IF([.R5] &amp; [.D5] = &quot;1팝업&quot;;1;0)" office:value-type="float" office:value="1" calcext:value-type="float">
            <text:p>1</text:p>
          </table:table-cell>
          <table:table-cell table:style-name="ce69" table:formula="of:=IF([.R5] &amp; [.D5] = &quot;1탭&quot;;1;0)" office:value-type="float" office:value="0" calcext:value-type="float">
            <text:p>0</text:p>
          </table:table-cell>
          <table:table-cell table:style-name="ce69" table:formula="of:=IF([.R5] &amp; [.D5] = &quot;1배치&quot;;1;0)" office:value-type="float" office:value="0" calcext:value-type="float">
            <text:p>0</text:p>
          </table:table-cell>
          <table:table-cell table:style-name="ce69" table:formula="of:=IF([.R5] &amp; [.D5] = &quot;2메뉴&quot;;1;0)" office:value-type="float" office:value="0" calcext:value-type="float">
            <text:p>0</text:p>
          </table:table-cell>
          <table:table-cell table:style-name="ce69" table:formula="of:=IF([.R5] &amp; [.D5] = &quot;2출력물&quot;;1;0)" office:value-type="float" office:value="0" calcext:value-type="float">
            <text:p>0</text:p>
          </table:table-cell>
          <table:table-cell table:style-name="ce69" table:formula="of:=IF([.R5] &amp; [.D5] = &quot;2팝업&quot;;1;0)" office:value-type="float" office:value="0" calcext:value-type="float">
            <text:p>0</text:p>
          </table:table-cell>
          <table:table-cell table:style-name="ce69" table:formula="of:=IF([.R5] &amp; [.D5] = &quot;2탭&quot;;1;0)" office:value-type="float" office:value="0" calcext:value-type="float">
            <text:p>0</text:p>
          </table:table-cell>
          <table:table-cell table:style-name="ce69" table:formula="of:=IF([.R5] &amp; [.D5] = &quot;2배치&quot;;1;0)" office:value-type="float" office:value="0" calcext:value-type="float">
            <text:p>0</text:p>
          </table:table-cell>
          <table:table-cell table:style-name="ce69" table:formula="of:=IF([.R5] &amp; [.D5] = &quot;1메뉴&quot;;[.G5]*6.45 + [.H5]*4 + [.I5]*4.55 + [.J5]*4 + [.K5]*4;0)" office:value-type="float" office:value="0" calcext:value-type="float">
            <text:p>0</text:p>
          </table:table-cell>
          <table:table-cell table:style-name="ce69" table:formula="of:=IF([.R5] &amp; [.D5] = &quot;1출력물&quot;;[.G5]*5.4 + [.H5]*4 + [.I5]*4.55 + [.J5]*4 + [.K5]*4;0)" office:value-type="float" office:value="0" calcext:value-type="float">
            <text:p>0</text:p>
          </table:table-cell>
          <table:table-cell table:style-name="ce69" table:formula="of:=IF([.R5] &amp; [.D5] = &quot;1팝업&quot;;[.G5]*6.45 + [.H5]*4 + [.I5]*4.55 + [.J5]*4 + [.K5]*4;0)" office:value-type="float" office:value="17.45" calcext:value-type="float">
            <text:p>17.45</text:p>
          </table:table-cell>
          <table:table-cell table:style-name="ce69" table:formula="of:=IF([.R5] &amp; [.D5] = &quot;1탭&quot;;[.G5]*6.45 + [.H5]*4 + [.I5]*4.55 + [.J5]*4 + [.K5]*4;0)" office:value-type="float" office:value="0" calcext:value-type="float">
            <text:p>0</text:p>
          </table:table-cell>
          <table:table-cell table:style-name="ce69" table:formula="of:=IF([.R5] &amp; [.D5] = &quot;1배치&quot;;[.G5]*6.45 + [.H5]*4 + [.I5]*4.55 + [.J5]*4 + [.K5]*4;0)" office:value-type="float" office:value="0" calcext:value-type="float">
            <text:p>0</text:p>
          </table:table-cell>
          <table:table-cell table:style-name="ce69" table:formula="of:=IF([.R5] &amp; [.D5] = &quot;2메뉴&quot;;[.G5]*6.45 + [.H5]*4 + [.I5]*4.55 + [.J5]*4 + [.K5]*4;0)" office:value-type="float" office:value="0" calcext:value-type="float">
            <text:p>0</text:p>
          </table:table-cell>
          <table:table-cell table:style-name="ce69" table:formula="of:=IF([.R5] &amp; [.D5] = &quot;2출력물&quot;;[.G5]*5.4 + [.H5]*4 + [.I5]*4.55 + [.J5]*4 + [.K5]*4;0)" office:value-type="float" office:value="0" calcext:value-type="float">
            <text:p>0</text:p>
          </table:table-cell>
          <table:table-cell table:style-name="ce69" table:formula="of:=IF([.R5] &amp; [.D5] = &quot;2팝업&quot;;[.G5]*6.45 + [.H5]*4 + [.I5]*4.55 + [.J5]*4 + [.K5]*4;0)" office:value-type="float" office:value="0" calcext:value-type="float">
            <text:p>0</text:p>
          </table:table-cell>
          <table:table-cell table:style-name="ce69" table:formula="of:=IF([.R5] &amp; [.D5] = &quot;2탭&quot;;[.G5]*6.45 + [.H5]*4 + [.I5]*4.55 + [.J5]*4 + [.K5]*4;0)" office:value-type="float" office:value="0" calcext:value-type="float">
            <text:p>0</text:p>
          </table:table-cell>
          <table:table-cell table:style-name="ce70" table:formula="of:=IF([.R5] &amp; [.D5] = &quot;2배치&quot;;[.G5]*6.45 + [.H5]*4 + [.I5]*4.55 + [.J5]*4 + [.K5]*4;0)" office:value-type="float" office:value="0" calcext:value-type="float">
            <text:p>0</text:p>
          </table:table-cell>
          <table:table-cell table:style-name="ce70" table:formula="of:=SUM([.AI5:.AR5])" office:value-type="float" office:value="17.45" calcext:value-type="float">
            <text:p>17.45</text:p>
          </table:table-cell>
          <table:table-cell table:style-name="ce71" table:formula="of:=SUM([.AI5:.AM34])" office:value-type="float" office:value="456.45" calcext:value-type="float" table:number-columns-spanned="1" table:number-rows-spanned="30">
            <text:p>456.45</text:p>
          </table:table-cell>
          <table:table-cell table:style-name="ce71" table:formula="of:=SUM([.AN5:.AR34])" office:value-type="float" office:value="0" calcext:value-type="float" table:number-columns-spanned="1" table:number-rows-spanned="30">
            <text:p>0</text:p>
          </table:table-cell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연구과제관리부서</text:p>
          </table:table-cell>
          <table:table-cell table:style-name="ce30" table:content-validation-name="val1" office:value-type="string" calcext:value-type="string">
            <text:p>메뉴</text:p>
          </table:table-cell>
          <table:table-cell table:style-name="ce30" table:content-validation-name="val2" table:number-columns-repeated="2"/>
          <table:table-cell table:style-name="ce40" office:value-type="float" office:value="2" calcext:value-type="float">
            <text:p>2 </text:p>
          </table:table-cell>
          <table:table-cell table:style-name="ce49" office:value-type="float" office:value="0" calcext:value-type="float">
            <text:p>0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2" table:style-name="ce49" office:value-type="float" office:value="0" calcext:value-type="float">
            <text:p>0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]&lt;&gt;&quot;메뉴&quot;;0;IF(ISBLANK([.P6]); 0; IF((&quot;2015-08-28&quot;-[.P6])&gt;=0;1;0)))" office:value-type="float" office:value="0" calcext:value-type="float">
            <text:p>0</text:p>
          </table:table-cell>
          <table:table-cell table:style-name="ce66" table:formula="of:=IF([.D6]&lt;&gt;&quot;메뉴&quot;;0;IF(ISBLANK([.N6]); 0; IF((&quot;2015-09-04&quot;-[.N6])&gt;=0;1;0)))" office:value-type="float" office:value="0" calcext:value-type="float">
            <text:p>0</text:p>
          </table:table-cell>
          <table:table-cell table:style-name="ce66" table:formula="of:=IF(ISBLANK([.P6]); 0; IF((&quot;2015-08-28&quot;-[.P6])&gt;=0;[.AS6];0))" office:value-type="float" office:value="0" calcext:value-type="float">
            <text:p>0</text:p>
          </table:table-cell>
          <table:table-cell table:style-name="ce66" table:formula="of:=IF(ISBLANK([.N6]); 0; IF((&quot;2015-09-04&quot;-[.N6])&gt;=0;[.AS6];0))" office:value-type="float" office:value="0" calcext:value-type="float">
            <text:p>0</text:p>
          </table:table-cell>
          <table:table-cell table:style-name="ce66" table:formula="of:=IF([.D6]&lt;&gt;&quot;메뉴&quot;;0;IF(ISBLANK([#REF!]); 0; 1))" office:value-type="float" office:value="1" calcext:value-type="float">
            <text:p>1</text:p>
          </table:table-cell>
          <table:table-cell table:style-name="ce66" table:formula="of:=IF(ISBLANK([#REF!]); 0; [.AS6])" office:value-type="float" office:value="17.45" calcext:value-type="float">
            <text:p>17.45</text:p>
          </table:table-cell>
          <table:table-cell table:style-name="ce69" table:formula="of:=IF([.R6] &amp; [.D6] = &quot;1메뉴&quot;;1;0)" office:value-type="float" office:value="1" calcext:value-type="float">
            <text:p>1</text:p>
          </table:table-cell>
          <table:table-cell table:style-name="ce69" table:formula="of:=IF([.R6] &amp; [.D6] = &quot;1출력물&quot;;1;0)" office:value-type="float" office:value="0" calcext:value-type="float">
            <text:p>0</text:p>
          </table:table-cell>
          <table:table-cell table:style-name="ce69" table:formula="of:=IF([.R6] &amp; [.D6] = &quot;1팝업&quot;;1;0)" office:value-type="float" office:value="0" calcext:value-type="float">
            <text:p>0</text:p>
          </table:table-cell>
          <table:table-cell table:style-name="ce69" table:formula="of:=IF([.R6] &amp; [.D6] = &quot;1탭&quot;;1;0)" office:value-type="float" office:value="0" calcext:value-type="float">
            <text:p>0</text:p>
          </table:table-cell>
          <table:table-cell table:style-name="ce69" table:formula="of:=IF([.R6] &amp; [.D6] = &quot;1배치&quot;;1;0)" office:value-type="float" office:value="0" calcext:value-type="float">
            <text:p>0</text:p>
          </table:table-cell>
          <table:table-cell table:style-name="ce69" table:formula="of:=IF([.R6] &amp; [.D6] = &quot;2메뉴&quot;;1;0)" office:value-type="float" office:value="0" calcext:value-type="float">
            <text:p>0</text:p>
          </table:table-cell>
          <table:table-cell table:style-name="ce69" table:formula="of:=IF([.R6] &amp; [.D6] = &quot;2출력물&quot;;1;0)" office:value-type="float" office:value="0" calcext:value-type="float">
            <text:p>0</text:p>
          </table:table-cell>
          <table:table-cell table:style-name="ce69" table:formula="of:=IF([.R6] &amp; [.D6] = &quot;2팝업&quot;;1;0)" office:value-type="float" office:value="0" calcext:value-type="float">
            <text:p>0</text:p>
          </table:table-cell>
          <table:table-cell table:style-name="ce69" table:formula="of:=IF([.R6] &amp; [.D6] = &quot;2탭&quot;;1;0)" office:value-type="float" office:value="0" calcext:value-type="float">
            <text:p>0</text:p>
          </table:table-cell>
          <table:table-cell table:style-name="ce69" table:formula="of:=IF([.R6] &amp; [.D6] = &quot;2배치&quot;;1;0)" office:value-type="float" office:value="0" calcext:value-type="float">
            <text:p>0</text:p>
          </table:table-cell>
          <table:table-cell table:style-name="ce69" table:formula="of:=IF([.R6] &amp; [.D6] = &quot;1메뉴&quot;;[.G6]*6.45 + [.H6]*4 + [.I6]*4.55 + [.J6]*4 + [.K6]*4;0)" office:value-type="float" office:value="17.45" calcext:value-type="float">
            <text:p>17.45</text:p>
          </table:table-cell>
          <table:table-cell table:style-name="ce69" table:formula="of:=IF([.R6] &amp; [.D6] = &quot;1출력물&quot;;[.G6]*5.4 + [.H6]*4 + [.I6]*4.55 + [.J6]*4 + [.K6]*4;0)" office:value-type="float" office:value="0" calcext:value-type="float">
            <text:p>0</text:p>
          </table:table-cell>
          <table:table-cell table:style-name="ce69" table:formula="of:=IF([.R6] &amp; [.D6] = &quot;1팝업&quot;;[.G6]*6.45 + [.H6]*4 + [.I6]*4.55 + [.J6]*4 + [.K6]*4;0)" office:value-type="float" office:value="0" calcext:value-type="float">
            <text:p>0</text:p>
          </table:table-cell>
          <table:table-cell table:style-name="ce69" table:formula="of:=IF([.R6] &amp; [.D6] = &quot;1탭&quot;;[.G6]*6.45 + [.H6]*4 + [.I6]*4.55 + [.J6]*4 + [.K6]*4;0)" office:value-type="float" office:value="0" calcext:value-type="float">
            <text:p>0</text:p>
          </table:table-cell>
          <table:table-cell table:style-name="ce69" table:formula="of:=IF([.R6] &amp; [.D6] = &quot;1배치&quot;;[.G6]*6.45 + [.H6]*4 + [.I6]*4.55 + [.J6]*4 + [.K6]*4;0)" office:value-type="float" office:value="0" calcext:value-type="float">
            <text:p>0</text:p>
          </table:table-cell>
          <table:table-cell table:style-name="ce69" table:formula="of:=IF([.R6] &amp; [.D6] = &quot;2메뉴&quot;;[.G6]*6.45 + [.H6]*4 + [.I6]*4.55 + [.J6]*4 + [.K6]*4;0)" office:value-type="float" office:value="0" calcext:value-type="float">
            <text:p>0</text:p>
          </table:table-cell>
          <table:table-cell table:style-name="ce69" table:formula="of:=IF([.R6] &amp; [.D6] = &quot;2출력물&quot;;[.G6]*5.4 + [.H6]*4 + [.I6]*4.55 + [.J6]*4 + [.K6]*4;0)" office:value-type="float" office:value="0" calcext:value-type="float">
            <text:p>0</text:p>
          </table:table-cell>
          <table:table-cell table:style-name="ce69" table:formula="of:=IF([.R6] &amp; [.D6] = &quot;2팝업&quot;;[.G6]*6.45 + [.H6]*4 + [.I6]*4.55 + [.J6]*4 + [.K6]*4;0)" office:value-type="float" office:value="0" calcext:value-type="float">
            <text:p>0</text:p>
          </table:table-cell>
          <table:table-cell table:style-name="ce69" table:formula="of:=IF([.R6] &amp; [.D6] = &quot;2탭&quot;;[.G6]*6.45 + [.H6]*4 + [.I6]*4.55 + [.J6]*4 + [.K6]*4;0)" office:value-type="float" office:value="0" calcext:value-type="float">
            <text:p>0</text:p>
          </table:table-cell>
          <table:table-cell table:style-name="ce70" table:formula="of:=IF([.R6] &amp; [.D6] = &quot;2배치&quot;;[.G6]*6.45 + [.H6]*4 + [.I6]*4.55 + [.J6]*4 + [.K6]*4;0)" office:value-type="float" office:value="0" calcext:value-type="float">
            <text:p>0</text:p>
          </table:table-cell>
          <table:table-cell table:style-name="ce70" table:formula="of:=SUM([.AI6:.AR6])" office:value-type="float" office:value="17.45" calcext:value-type="float">
            <text:p>17.45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연구과제관리팀등록</text:p>
          </table:table-cell>
          <table:table-cell table:style-name="ce30" table:content-validation-name="val1" office:value-type="string" calcext:value-type="string">
            <text:p>팝업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number-columns-repeated="4" table:style-name="ce49" office:value-type="float" office:value="1" calcext:value-type="float">
            <text:p>1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]&lt;&gt;&quot;메뉴&quot;;0;IF(ISBLANK([.P7]); 0; IF((&quot;2015-08-28&quot;-[.P7])&gt;=0;1;0)))" office:value-type="float" office:value="0" calcext:value-type="float">
            <text:p>0</text:p>
          </table:table-cell>
          <table:table-cell table:style-name="ce66" table:formula="of:=IF([.D7]&lt;&gt;&quot;메뉴&quot;;0;IF(ISBLANK([.N7]); 0; IF((&quot;2015-09-04&quot;-[.N7])&gt;=0;1;0)))" office:value-type="float" office:value="0" calcext:value-type="float">
            <text:p>0</text:p>
          </table:table-cell>
          <table:table-cell table:style-name="ce66" table:formula="of:=IF(ISBLANK([.P7]); 0; IF((&quot;2015-08-28&quot;-[.P7])&gt;=0;[.AS7];0))" office:value-type="float" office:value="0" calcext:value-type="float">
            <text:p>0</text:p>
          </table:table-cell>
          <table:table-cell table:style-name="ce66" table:formula="of:=IF(ISBLANK([.N7]); 0; IF((&quot;2015-09-04&quot;-[.N7])&gt;=0;[.AS7];0))" office:value-type="float" office:value="0" calcext:value-type="float">
            <text:p>0</text:p>
          </table:table-cell>
          <table:table-cell table:style-name="ce66" table:formula="of:=IF([.D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])" office:value-type="float" office:value="23" calcext:value-type="float">
            <text:p>23</text:p>
          </table:table-cell>
          <table:table-cell table:style-name="ce69" table:formula="of:=IF([.R7] &amp; [.D7] = &quot;1메뉴&quot;;1;0)" office:value-type="float" office:value="0" calcext:value-type="float">
            <text:p>0</text:p>
          </table:table-cell>
          <table:table-cell table:style-name="ce69" table:formula="of:=IF([.R7] &amp; [.D7] = &quot;1출력물&quot;;1;0)" office:value-type="float" office:value="0" calcext:value-type="float">
            <text:p>0</text:p>
          </table:table-cell>
          <table:table-cell table:style-name="ce69" table:formula="of:=IF([.R7] &amp; [.D7] = &quot;1팝업&quot;;1;0)" office:value-type="float" office:value="1" calcext:value-type="float">
            <text:p>1</text:p>
          </table:table-cell>
          <table:table-cell table:style-name="ce69" table:formula="of:=IF([.R7] &amp; [.D7] = &quot;1탭&quot;;1;0)" office:value-type="float" office:value="0" calcext:value-type="float">
            <text:p>0</text:p>
          </table:table-cell>
          <table:table-cell table:style-name="ce69" table:formula="of:=IF([.R7] &amp; [.D7] = &quot;1배치&quot;;1;0)" office:value-type="float" office:value="0" calcext:value-type="float">
            <text:p>0</text:p>
          </table:table-cell>
          <table:table-cell table:style-name="ce69" table:formula="of:=IF([.R7] &amp; [.D7] = &quot;2메뉴&quot;;1;0)" office:value-type="float" office:value="0" calcext:value-type="float">
            <text:p>0</text:p>
          </table:table-cell>
          <table:table-cell table:style-name="ce69" table:formula="of:=IF([.R7] &amp; [.D7] = &quot;2출력물&quot;;1;0)" office:value-type="float" office:value="0" calcext:value-type="float">
            <text:p>0</text:p>
          </table:table-cell>
          <table:table-cell table:style-name="ce69" table:formula="of:=IF([.R7] &amp; [.D7] = &quot;2팝업&quot;;1;0)" office:value-type="float" office:value="0" calcext:value-type="float">
            <text:p>0</text:p>
          </table:table-cell>
          <table:table-cell table:style-name="ce69" table:formula="of:=IF([.R7] &amp; [.D7] = &quot;2탭&quot;;1;0)" office:value-type="float" office:value="0" calcext:value-type="float">
            <text:p>0</text:p>
          </table:table-cell>
          <table:table-cell table:style-name="ce69" table:formula="of:=IF([.R7] &amp; [.D7] = &quot;2배치&quot;;1;0)" office:value-type="float" office:value="0" calcext:value-type="float">
            <text:p>0</text:p>
          </table:table-cell>
          <table:table-cell table:style-name="ce69" table:formula="of:=IF([.R7] &amp; [.D7] = &quot;1메뉴&quot;;[.G7]*6.45 + [.H7]*4 + [.I7]*4.55 + [.J7]*4 + [.K7]*4;0)" office:value-type="float" office:value="0" calcext:value-type="float">
            <text:p>0</text:p>
          </table:table-cell>
          <table:table-cell table:style-name="ce69" table:formula="of:=IF([.R7] &amp; [.D7] = &quot;1출력물&quot;;[.G7]*5.4 + [.H7]*4 + [.I7]*4.55 + [.J7]*4 + [.K7]*4;0)" office:value-type="float" office:value="0" calcext:value-type="float">
            <text:p>0</text:p>
          </table:table-cell>
          <table:table-cell table:style-name="ce69" table:formula="of:=IF([.R7] &amp; [.D7] = &quot;1팝업&quot;;[.G7]*6.45 + [.H7]*4 + [.I7]*4.55 + [.J7]*4 + [.K7]*4;0)" office:value-type="float" office:value="23" calcext:value-type="float">
            <text:p>23</text:p>
          </table:table-cell>
          <table:table-cell table:style-name="ce69" table:formula="of:=IF([.R7] &amp; [.D7] = &quot;1탭&quot;;[.G7]*6.45 + [.H7]*4 + [.I7]*4.55 + [.J7]*4 + [.K7]*4;0)" office:value-type="float" office:value="0" calcext:value-type="float">
            <text:p>0</text:p>
          </table:table-cell>
          <table:table-cell table:style-name="ce69" table:formula="of:=IF([.R7] &amp; [.D7] = &quot;1배치&quot;;[.G7]*6.45 + [.H7]*4 + [.I7]*4.55 + [.J7]*4 + [.K7]*4;0)" office:value-type="float" office:value="0" calcext:value-type="float">
            <text:p>0</text:p>
          </table:table-cell>
          <table:table-cell table:style-name="ce69" table:formula="of:=IF([.R7] &amp; [.D7] = &quot;2메뉴&quot;;[.G7]*6.45 + [.H7]*4 + [.I7]*4.55 + [.J7]*4 + [.K7]*4;0)" office:value-type="float" office:value="0" calcext:value-type="float">
            <text:p>0</text:p>
          </table:table-cell>
          <table:table-cell table:style-name="ce69" table:formula="of:=IF([.R7] &amp; [.D7] = &quot;2출력물&quot;;[.G7]*5.4 + [.H7]*4 + [.I7]*4.55 + [.J7]*4 + [.K7]*4;0)" office:value-type="float" office:value="0" calcext:value-type="float">
            <text:p>0</text:p>
          </table:table-cell>
          <table:table-cell table:style-name="ce69" table:formula="of:=IF([.R7] &amp; [.D7] = &quot;2팝업&quot;;[.G7]*6.45 + [.H7]*4 + [.I7]*4.55 + [.J7]*4 + [.K7]*4;0)" office:value-type="float" office:value="0" calcext:value-type="float">
            <text:p>0</text:p>
          </table:table-cell>
          <table:table-cell table:style-name="ce69" table:formula="of:=IF([.R7] &amp; [.D7] = &quot;2탭&quot;;[.G7]*6.45 + [.H7]*4 + [.I7]*4.55 + [.J7]*4 + [.K7]*4;0)" office:value-type="float" office:value="0" calcext:value-type="float">
            <text:p>0</text:p>
          </table:table-cell>
          <table:table-cell table:style-name="ce70" table:formula="of:=IF([.R7] &amp; [.D7] = &quot;2배치&quot;;[.G7]*6.45 + [.H7]*4 + [.I7]*4.55 + [.J7]*4 + [.K7]*4;0)" office:value-type="float" office:value="0" calcext:value-type="float">
            <text:p>0</text:p>
          </table:table-cell>
          <table:table-cell table:style-name="ce70" table:formula="of:=SUM([.AI7:.AR7])" office:value-type="float" office:value="23" calcext:value-type="float">
            <text:p>23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연구관리자권한관리</text:p>
          </table:table-cell>
          <table:table-cell table:style-name="ce30" table:content-validation-name="val1" office:value-type="string" calcext:value-type="string">
            <text:p>메뉴</text:p>
          </table:table-cell>
          <table:table-cell table:style-name="ce30" table:content-validation-name="val2" table:number-columns-repeated="2"/>
          <table:table-cell table:style-name="ce39" office:value-type="float" office:value="3" calcext:value-type="float">
            <text:p>3 </text:p>
          </table:table-cell>
          <table:table-cell table:style-name="ce49" office:value-type="float" office:value="0" calcext:value-type="float">
            <text:p>0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2" table:style-name="ce49" office:value-type="float" office:value="0" calcext:value-type="float">
            <text:p>0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]&lt;&gt;&quot;메뉴&quot;;0;IF(ISBLANK([.P8]); 0; IF((&quot;2015-08-28&quot;-[.P8])&gt;=0;1;0)))" office:value-type="float" office:value="0" calcext:value-type="float">
            <text:p>0</text:p>
          </table:table-cell>
          <table:table-cell table:style-name="ce66" table:formula="of:=IF([.D8]&lt;&gt;&quot;메뉴&quot;;0;IF(ISBLANK([.N8]); 0; IF((&quot;2015-09-04&quot;-[.N8])&gt;=0;1;0)))" office:value-type="float" office:value="0" calcext:value-type="float">
            <text:p>0</text:p>
          </table:table-cell>
          <table:table-cell table:style-name="ce66" table:formula="of:=IF(ISBLANK([.P8]); 0; IF((&quot;2015-08-28&quot;-[.P8])&gt;=0;[.AS8];0))" office:value-type="float" office:value="0" calcext:value-type="float">
            <text:p>0</text:p>
          </table:table-cell>
          <table:table-cell table:style-name="ce66" table:formula="of:=IF(ISBLANK([.N8]); 0; IF((&quot;2015-09-04&quot;-[.N8])&gt;=0;[.AS8];0))" office:value-type="float" office:value="0" calcext:value-type="float">
            <text:p>0</text:p>
          </table:table-cell>
          <table:table-cell table:style-name="ce66" table:formula="of:=IF([.D8]&lt;&gt;&quot;메뉴&quot;;0;IF(ISBLANK([#REF!]); 0; 1))" office:value-type="float" office:value="1" calcext:value-type="float">
            <text:p>1</text:p>
          </table:table-cell>
          <table:table-cell table:style-name="ce66" table:formula="of:=IF(ISBLANK([#REF!]); 0; [.AS8])" office:value-type="float" office:value="23.9" calcext:value-type="float">
            <text:p>23.9</text:p>
          </table:table-cell>
          <table:table-cell table:style-name="ce69" table:formula="of:=IF([.R8] &amp; [.D8] = &quot;1메뉴&quot;;1;0)" office:value-type="float" office:value="1" calcext:value-type="float">
            <text:p>1</text:p>
          </table:table-cell>
          <table:table-cell table:style-name="ce69" table:formula="of:=IF([.R8] &amp; [.D8] = &quot;1출력물&quot;;1;0)" office:value-type="float" office:value="0" calcext:value-type="float">
            <text:p>0</text:p>
          </table:table-cell>
          <table:table-cell table:style-name="ce69" table:formula="of:=IF([.R8] &amp; [.D8] = &quot;1팝업&quot;;1;0)" office:value-type="float" office:value="0" calcext:value-type="float">
            <text:p>0</text:p>
          </table:table-cell>
          <table:table-cell table:style-name="ce69" table:formula="of:=IF([.R8] &amp; [.D8] = &quot;1탭&quot;;1;0)" office:value-type="float" office:value="0" calcext:value-type="float">
            <text:p>0</text:p>
          </table:table-cell>
          <table:table-cell table:style-name="ce69" table:formula="of:=IF([.R8] &amp; [.D8] = &quot;1배치&quot;;1;0)" office:value-type="float" office:value="0" calcext:value-type="float">
            <text:p>0</text:p>
          </table:table-cell>
          <table:table-cell table:style-name="ce69" table:formula="of:=IF([.R8] &amp; [.D8] = &quot;2메뉴&quot;;1;0)" office:value-type="float" office:value="0" calcext:value-type="float">
            <text:p>0</text:p>
          </table:table-cell>
          <table:table-cell table:style-name="ce69" table:formula="of:=IF([.R8] &amp; [.D8] = &quot;2출력물&quot;;1;0)" office:value-type="float" office:value="0" calcext:value-type="float">
            <text:p>0</text:p>
          </table:table-cell>
          <table:table-cell table:style-name="ce69" table:formula="of:=IF([.R8] &amp; [.D8] = &quot;2팝업&quot;;1;0)" office:value-type="float" office:value="0" calcext:value-type="float">
            <text:p>0</text:p>
          </table:table-cell>
          <table:table-cell table:style-name="ce69" table:formula="of:=IF([.R8] &amp; [.D8] = &quot;2탭&quot;;1;0)" office:value-type="float" office:value="0" calcext:value-type="float">
            <text:p>0</text:p>
          </table:table-cell>
          <table:table-cell table:style-name="ce69" table:formula="of:=IF([.R8] &amp; [.D8] = &quot;2배치&quot;;1;0)" office:value-type="float" office:value="0" calcext:value-type="float">
            <text:p>0</text:p>
          </table:table-cell>
          <table:table-cell table:style-name="ce69" table:formula="of:=IF([.R8] &amp; [.D8] = &quot;1메뉴&quot;;[.G8]*6.45 + [.H8]*4 + [.I8]*4.55 + [.J8]*4 + [.K8]*4;0)" office:value-type="float" office:value="23.9" calcext:value-type="float">
            <text:p>23.9</text:p>
          </table:table-cell>
          <table:table-cell table:style-name="ce69" table:formula="of:=IF([.R8] &amp; [.D8] = &quot;1출력물&quot;;[.G8]*5.4 + [.H8]*4 + [.I8]*4.55 + [.J8]*4 + [.K8]*4;0)" office:value-type="float" office:value="0" calcext:value-type="float">
            <text:p>0</text:p>
          </table:table-cell>
          <table:table-cell table:style-name="ce69" table:formula="of:=IF([.R8] &amp; [.D8] = &quot;1팝업&quot;;[.G8]*6.45 + [.H8]*4 + [.I8]*4.55 + [.J8]*4 + [.K8]*4;0)" office:value-type="float" office:value="0" calcext:value-type="float">
            <text:p>0</text:p>
          </table:table-cell>
          <table:table-cell table:style-name="ce69" table:formula="of:=IF([.R8] &amp; [.D8] = &quot;1탭&quot;;[.G8]*6.45 + [.H8]*4 + [.I8]*4.55 + [.J8]*4 + [.K8]*4;0)" office:value-type="float" office:value="0" calcext:value-type="float">
            <text:p>0</text:p>
          </table:table-cell>
          <table:table-cell table:style-name="ce69" table:formula="of:=IF([.R8] &amp; [.D8] = &quot;1배치&quot;;[.G8]*6.45 + [.H8]*4 + [.I8]*4.55 + [.J8]*4 + [.K8]*4;0)" office:value-type="float" office:value="0" calcext:value-type="float">
            <text:p>0</text:p>
          </table:table-cell>
          <table:table-cell table:style-name="ce69" table:formula="of:=IF([.R8] &amp; [.D8] = &quot;2메뉴&quot;;[.G8]*6.45 + [.H8]*4 + [.I8]*4.55 + [.J8]*4 + [.K8]*4;0)" office:value-type="float" office:value="0" calcext:value-type="float">
            <text:p>0</text:p>
          </table:table-cell>
          <table:table-cell table:style-name="ce69" table:formula="of:=IF([.R8] &amp; [.D8] = &quot;2출력물&quot;;[.G8]*5.4 + [.H8]*4 + [.I8]*4.55 + [.J8]*4 + [.K8]*4;0)" office:value-type="float" office:value="0" calcext:value-type="float">
            <text:p>0</text:p>
          </table:table-cell>
          <table:table-cell table:style-name="ce69" table:formula="of:=IF([.R8] &amp; [.D8] = &quot;2팝업&quot;;[.G8]*6.45 + [.H8]*4 + [.I8]*4.55 + [.J8]*4 + [.K8]*4;0)" office:value-type="float" office:value="0" calcext:value-type="float">
            <text:p>0</text:p>
          </table:table-cell>
          <table:table-cell table:style-name="ce69" table:formula="of:=IF([.R8] &amp; [.D8] = &quot;2탭&quot;;[.G8]*6.45 + [.H8]*4 + [.I8]*4.55 + [.J8]*4 + [.K8]*4;0)" office:value-type="float" office:value="0" calcext:value-type="float">
            <text:p>0</text:p>
          </table:table-cell>
          <table:table-cell table:style-name="ce70" table:formula="of:=IF([.R8] &amp; [.D8] = &quot;2배치&quot;;[.G8]*6.45 + [.H8]*4 + [.I8]*4.55 + [.J8]*4 + [.K8]*4;0)" office:value-type="float" office:value="0" calcext:value-type="float">
            <text:p>0</text:p>
          </table:table-cell>
          <table:table-cell table:style-name="ce70" table:formula="of:=SUM([.AI8:.AR8])" office:value-type="float" office:value="23.9" calcext:value-type="float">
            <text:p>23.9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연구관리자권한등록</text:p>
          </table:table-cell>
          <table:table-cell table:style-name="ce30" table:content-validation-name="val1" office:value-type="string" calcext:value-type="string">
            <text:p>팝업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number-columns-repeated="4" table:style-name="ce49" office:value-type="float" office:value="1" calcext:value-type="float">
            <text:p>1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]&lt;&gt;&quot;메뉴&quot;;0;IF(ISBLANK([.P9]); 0; IF((&quot;2015-08-28&quot;-[.P9])&gt;=0;1;0)))" office:value-type="float" office:value="0" calcext:value-type="float">
            <text:p>0</text:p>
          </table:table-cell>
          <table:table-cell table:style-name="ce66" table:formula="of:=IF([.D9]&lt;&gt;&quot;메뉴&quot;;0;IF(ISBLANK([.N9]); 0; IF((&quot;2015-09-04&quot;-[.N9])&gt;=0;1;0)))" office:value-type="float" office:value="0" calcext:value-type="float">
            <text:p>0</text:p>
          </table:table-cell>
          <table:table-cell table:style-name="ce66" table:formula="of:=IF(ISBLANK([.P9]); 0; IF((&quot;2015-08-28&quot;-[.P9])&gt;=0;[.AS9];0))" office:value-type="float" office:value="0" calcext:value-type="float">
            <text:p>0</text:p>
          </table:table-cell>
          <table:table-cell table:style-name="ce66" table:formula="of:=IF(ISBLANK([.N9]); 0; IF((&quot;2015-09-04&quot;-[.N9])&gt;=0;[.AS9];0))" office:value-type="float" office:value="0" calcext:value-type="float">
            <text:p>0</text:p>
          </table:table-cell>
          <table:table-cell table:style-name="ce66" table:formula="of:=IF([.D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])" office:value-type="float" office:value="23" calcext:value-type="float">
            <text:p>23</text:p>
          </table:table-cell>
          <table:table-cell table:style-name="ce69" table:formula="of:=IF([.R9] &amp; [.D9] = &quot;1메뉴&quot;;1;0)" office:value-type="float" office:value="0" calcext:value-type="float">
            <text:p>0</text:p>
          </table:table-cell>
          <table:table-cell table:style-name="ce69" table:formula="of:=IF([.R9] &amp; [.D9] = &quot;1출력물&quot;;1;0)" office:value-type="float" office:value="0" calcext:value-type="float">
            <text:p>0</text:p>
          </table:table-cell>
          <table:table-cell table:style-name="ce69" table:formula="of:=IF([.R9] &amp; [.D9] = &quot;1팝업&quot;;1;0)" office:value-type="float" office:value="1" calcext:value-type="float">
            <text:p>1</text:p>
          </table:table-cell>
          <table:table-cell table:style-name="ce69" table:formula="of:=IF([.R9] &amp; [.D9] = &quot;1탭&quot;;1;0)" office:value-type="float" office:value="0" calcext:value-type="float">
            <text:p>0</text:p>
          </table:table-cell>
          <table:table-cell table:style-name="ce69" table:formula="of:=IF([.R9] &amp; [.D9] = &quot;1배치&quot;;1;0)" office:value-type="float" office:value="0" calcext:value-type="float">
            <text:p>0</text:p>
          </table:table-cell>
          <table:table-cell table:style-name="ce69" table:formula="of:=IF([.R9] &amp; [.D9] = &quot;2메뉴&quot;;1;0)" office:value-type="float" office:value="0" calcext:value-type="float">
            <text:p>0</text:p>
          </table:table-cell>
          <table:table-cell table:style-name="ce69" table:formula="of:=IF([.R9] &amp; [.D9] = &quot;2출력물&quot;;1;0)" office:value-type="float" office:value="0" calcext:value-type="float">
            <text:p>0</text:p>
          </table:table-cell>
          <table:table-cell table:style-name="ce69" table:formula="of:=IF([.R9] &amp; [.D9] = &quot;2팝업&quot;;1;0)" office:value-type="float" office:value="0" calcext:value-type="float">
            <text:p>0</text:p>
          </table:table-cell>
          <table:table-cell table:style-name="ce69" table:formula="of:=IF([.R9] &amp; [.D9] = &quot;2탭&quot;;1;0)" office:value-type="float" office:value="0" calcext:value-type="float">
            <text:p>0</text:p>
          </table:table-cell>
          <table:table-cell table:style-name="ce69" table:formula="of:=IF([.R9] &amp; [.D9] = &quot;2배치&quot;;1;0)" office:value-type="float" office:value="0" calcext:value-type="float">
            <text:p>0</text:p>
          </table:table-cell>
          <table:table-cell table:style-name="ce69" table:formula="of:=IF([.R9] &amp; [.D9] = &quot;1메뉴&quot;;[.G9]*6.45 + [.H9]*4 + [.I9]*4.55 + [.J9]*4 + [.K9]*4;0)" office:value-type="float" office:value="0" calcext:value-type="float">
            <text:p>0</text:p>
          </table:table-cell>
          <table:table-cell table:style-name="ce69" table:formula="of:=IF([.R9] &amp; [.D9] = &quot;1출력물&quot;;[.G9]*5.4 + [.H9]*4 + [.I9]*4.55 + [.J9]*4 + [.K9]*4;0)" office:value-type="float" office:value="0" calcext:value-type="float">
            <text:p>0</text:p>
          </table:table-cell>
          <table:table-cell table:style-name="ce69" table:formula="of:=IF([.R9] &amp; [.D9] = &quot;1팝업&quot;;[.G9]*6.45 + [.H9]*4 + [.I9]*4.55 + [.J9]*4 + [.K9]*4;0)" office:value-type="float" office:value="23" calcext:value-type="float">
            <text:p>23</text:p>
          </table:table-cell>
          <table:table-cell table:style-name="ce69" table:formula="of:=IF([.R9] &amp; [.D9] = &quot;1탭&quot;;[.G9]*6.45 + [.H9]*4 + [.I9]*4.55 + [.J9]*4 + [.K9]*4;0)" office:value-type="float" office:value="0" calcext:value-type="float">
            <text:p>0</text:p>
          </table:table-cell>
          <table:table-cell table:style-name="ce69" table:formula="of:=IF([.R9] &amp; [.D9] = &quot;1배치&quot;;[.G9]*6.45 + [.H9]*4 + [.I9]*4.55 + [.J9]*4 + [.K9]*4;0)" office:value-type="float" office:value="0" calcext:value-type="float">
            <text:p>0</text:p>
          </table:table-cell>
          <table:table-cell table:style-name="ce69" table:formula="of:=IF([.R9] &amp; [.D9] = &quot;2메뉴&quot;;[.G9]*6.45 + [.H9]*4 + [.I9]*4.55 + [.J9]*4 + [.K9]*4;0)" office:value-type="float" office:value="0" calcext:value-type="float">
            <text:p>0</text:p>
          </table:table-cell>
          <table:table-cell table:style-name="ce69" table:formula="of:=IF([.R9] &amp; [.D9] = &quot;2출력물&quot;;[.G9]*5.4 + [.H9]*4 + [.I9]*4.55 + [.J9]*4 + [.K9]*4;0)" office:value-type="float" office:value="0" calcext:value-type="float">
            <text:p>0</text:p>
          </table:table-cell>
          <table:table-cell table:style-name="ce69" table:formula="of:=IF([.R9] &amp; [.D9] = &quot;2팝업&quot;;[.G9]*6.45 + [.H9]*4 + [.I9]*4.55 + [.J9]*4 + [.K9]*4;0)" office:value-type="float" office:value="0" calcext:value-type="float">
            <text:p>0</text:p>
          </table:table-cell>
          <table:table-cell table:style-name="ce69" table:formula="of:=IF([.R9] &amp; [.D9] = &quot;2탭&quot;;[.G9]*6.45 + [.H9]*4 + [.I9]*4.55 + [.J9]*4 + [.K9]*4;0)" office:value-type="float" office:value="0" calcext:value-type="float">
            <text:p>0</text:p>
          </table:table-cell>
          <table:table-cell table:style-name="ce70" table:formula="of:=IF([.R9] &amp; [.D9] = &quot;2배치&quot;;[.G9]*6.45 + [.H9]*4 + [.I9]*4.55 + [.J9]*4 + [.K9]*4;0)" office:value-type="float" office:value="0" calcext:value-type="float">
            <text:p>0</text:p>
          </table:table-cell>
          <table:table-cell table:style-name="ce70" table:formula="of:=SUM([.AI9:.AR9])" office:value-type="float" office:value="23" calcext:value-type="float">
            <text:p>23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표준연구계정관리</text:p>
          </table:table-cell>
          <table:table-cell table:style-name="ce30" table:content-validation-name="val1" office:value-type="string" calcext:value-type="string">
            <text:p>메뉴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style-name="ce49" office:value-type="float" office:value="0" calcext:value-type="float">
            <text:p>0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2" table:style-name="ce49" office:value-type="float" office:value="0" calcext:value-type="float">
            <text:p>0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]&lt;&gt;&quot;메뉴&quot;;0;IF(ISBLANK([.P10]); 0; IF((&quot;2015-08-28&quot;-[.P10])&gt;=0;1;0)))" office:value-type="float" office:value="0" calcext:value-type="float">
            <text:p>0</text:p>
          </table:table-cell>
          <table:table-cell table:style-name="ce66" table:formula="of:=IF([.D10]&lt;&gt;&quot;메뉴&quot;;0;IF(ISBLANK([.N10]); 0; IF((&quot;2015-09-04&quot;-[.N10])&gt;=0;1;0)))" office:value-type="float" office:value="0" calcext:value-type="float">
            <text:p>0</text:p>
          </table:table-cell>
          <table:table-cell table:style-name="ce66" table:formula="of:=IF(ISBLANK([.P10]); 0; IF((&quot;2015-08-28&quot;-[.P10])&gt;=0;[.AS10];0))" office:value-type="float" office:value="0" calcext:value-type="float">
            <text:p>0</text:p>
          </table:table-cell>
          <table:table-cell table:style-name="ce66" table:formula="of:=IF(ISBLANK([.N10]); 0; IF((&quot;2015-09-04&quot;-[.N10])&gt;=0;[.AS10];0))" office:value-type="float" office:value="0" calcext:value-type="float">
            <text:p>0</text:p>
          </table:table-cell>
          <table:table-cell table:style-name="ce66" table:formula="of:=IF([.D10]&lt;&gt;&quot;메뉴&quot;;0;IF(ISBLANK([#REF!]); 0; 1))" office:value-type="float" office:value="1" calcext:value-type="float">
            <text:p>1</text:p>
          </table:table-cell>
          <table:table-cell table:style-name="ce66" table:formula="of:=IF(ISBLANK([#REF!]); 0; [.AS10])" office:value-type="float" office:value="11" calcext:value-type="float">
            <text:p>11</text:p>
          </table:table-cell>
          <table:table-cell table:style-name="ce69" table:formula="of:=IF([.R10] &amp; [.D10] = &quot;1메뉴&quot;;1;0)" office:value-type="float" office:value="1" calcext:value-type="float">
            <text:p>1</text:p>
          </table:table-cell>
          <table:table-cell table:style-name="ce69" table:formula="of:=IF([.R10] &amp; [.D10] = &quot;1출력물&quot;;1;0)" office:value-type="float" office:value="0" calcext:value-type="float">
            <text:p>0</text:p>
          </table:table-cell>
          <table:table-cell table:style-name="ce69" table:formula="of:=IF([.R10] &amp; [.D10] = &quot;1팝업&quot;;1;0)" office:value-type="float" office:value="0" calcext:value-type="float">
            <text:p>0</text:p>
          </table:table-cell>
          <table:table-cell table:style-name="ce69" table:formula="of:=IF([.R10] &amp; [.D10] = &quot;1탭&quot;;1;0)" office:value-type="float" office:value="0" calcext:value-type="float">
            <text:p>0</text:p>
          </table:table-cell>
          <table:table-cell table:style-name="ce69" table:formula="of:=IF([.R10] &amp; [.D10] = &quot;1배치&quot;;1;0)" office:value-type="float" office:value="0" calcext:value-type="float">
            <text:p>0</text:p>
          </table:table-cell>
          <table:table-cell table:style-name="ce69" table:formula="of:=IF([.R10] &amp; [.D10] = &quot;2메뉴&quot;;1;0)" office:value-type="float" office:value="0" calcext:value-type="float">
            <text:p>0</text:p>
          </table:table-cell>
          <table:table-cell table:style-name="ce69" table:formula="of:=IF([.R10] &amp; [.D10] = &quot;2출력물&quot;;1;0)" office:value-type="float" office:value="0" calcext:value-type="float">
            <text:p>0</text:p>
          </table:table-cell>
          <table:table-cell table:style-name="ce69" table:formula="of:=IF([.R10] &amp; [.D10] = &quot;2팝업&quot;;1;0)" office:value-type="float" office:value="0" calcext:value-type="float">
            <text:p>0</text:p>
          </table:table-cell>
          <table:table-cell table:style-name="ce69" table:formula="of:=IF([.R10] &amp; [.D10] = &quot;2탭&quot;;1;0)" office:value-type="float" office:value="0" calcext:value-type="float">
            <text:p>0</text:p>
          </table:table-cell>
          <table:table-cell table:style-name="ce69" table:formula="of:=IF([.R10] &amp; [.D10] = &quot;2배치&quot;;1;0)" office:value-type="float" office:value="0" calcext:value-type="float">
            <text:p>0</text:p>
          </table:table-cell>
          <table:table-cell table:style-name="ce69" table:formula="of:=IF([.R10] &amp; [.D10] = &quot;1메뉴&quot;;[.G10]*6.45 + [.H10]*4 + [.I10]*4.55 + [.J10]*4 + [.K10]*4;0)" office:value-type="float" office:value="11" calcext:value-type="float">
            <text:p>11</text:p>
          </table:table-cell>
          <table:table-cell table:style-name="ce69" table:formula="of:=IF([.R10] &amp; [.D10] = &quot;1출력물&quot;;[.G10]*5.4 + [.H10]*4 + [.I10]*4.55 + [.J10]*4 + [.K10]*4;0)" office:value-type="float" office:value="0" calcext:value-type="float">
            <text:p>0</text:p>
          </table:table-cell>
          <table:table-cell table:style-name="ce69" table:formula="of:=IF([.R10] &amp; [.D10] = &quot;1팝업&quot;;[.G10]*6.45 + [.H10]*4 + [.I10]*4.55 + [.J10]*4 + [.K10]*4;0)" office:value-type="float" office:value="0" calcext:value-type="float">
            <text:p>0</text:p>
          </table:table-cell>
          <table:table-cell table:style-name="ce69" table:formula="of:=IF([.R10] &amp; [.D10] = &quot;1탭&quot;;[.G10]*6.45 + [.H10]*4 + [.I10]*4.55 + [.J10]*4 + [.K10]*4;0)" office:value-type="float" office:value="0" calcext:value-type="float">
            <text:p>0</text:p>
          </table:table-cell>
          <table:table-cell table:style-name="ce69" table:formula="of:=IF([.R10] &amp; [.D10] = &quot;1배치&quot;;[.G10]*6.45 + [.H10]*4 + [.I10]*4.55 + [.J10]*4 + [.K10]*4;0)" office:value-type="float" office:value="0" calcext:value-type="float">
            <text:p>0</text:p>
          </table:table-cell>
          <table:table-cell table:style-name="ce69" table:formula="of:=IF([.R10] &amp; [.D10] = &quot;2메뉴&quot;;[.G10]*6.45 + [.H10]*4 + [.I10]*4.55 + [.J10]*4 + [.K10]*4;0)" office:value-type="float" office:value="0" calcext:value-type="float">
            <text:p>0</text:p>
          </table:table-cell>
          <table:table-cell table:style-name="ce69" table:formula="of:=IF([.R10] &amp; [.D10] = &quot;2출력물&quot;;[.G10]*5.4 + [.H10]*4 + [.I10]*4.55 + [.J10]*4 + [.K10]*4;0)" office:value-type="float" office:value="0" calcext:value-type="float">
            <text:p>0</text:p>
          </table:table-cell>
          <table:table-cell table:style-name="ce69" table:formula="of:=IF([.R10] &amp; [.D10] = &quot;2팝업&quot;;[.G10]*6.45 + [.H10]*4 + [.I10]*4.55 + [.J10]*4 + [.K10]*4;0)" office:value-type="float" office:value="0" calcext:value-type="float">
            <text:p>0</text:p>
          </table:table-cell>
          <table:table-cell table:style-name="ce69" table:formula="of:=IF([.R10] &amp; [.D10] = &quot;2탭&quot;;[.G10]*6.45 + [.H10]*4 + [.I10]*4.55 + [.J10]*4 + [.K10]*4;0)" office:value-type="float" office:value="0" calcext:value-type="float">
            <text:p>0</text:p>
          </table:table-cell>
          <table:table-cell table:style-name="ce70" table:formula="of:=IF([.R10] &amp; [.D10] = &quot;2배치&quot;;[.G10]*6.45 + [.H10]*4 + [.I10]*4.55 + [.J10]*4 + [.K10]*4;0)" office:value-type="float" office:value="0" calcext:value-type="float">
            <text:p>0</text:p>
          </table:table-cell>
          <table:table-cell table:style-name="ce70" table:formula="of:=SUM([.AI10:.AR10])" office:value-type="float" office:value="11" calcext:value-type="float">
            <text:p>11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표준연구계정등록</text:p>
          </table:table-cell>
          <table:table-cell table:style-name="ce30" table:content-validation-name="val1" office:value-type="string" calcext:value-type="string">
            <text:p>팝업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style-name="ce49" office:value-type="float" office:value="1" calcext:value-type="float">
            <text:p>1 </text:p>
          </table:table-cell>
          <table:table-cell table:style-name="ce49" office:value-type="float" office:value="0" calcext:value-type="float">
            <text:p>0 </text:p>
          </table:table-cell>
          <table:table-cell table:number-columns-repeated="2" table:style-name="ce49" office:value-type="float" office:value="1" calcext:value-type="float">
            <text:p>1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]&lt;&gt;&quot;메뉴&quot;;0;IF(ISBLANK([.P11]); 0; IF((&quot;2015-08-28&quot;-[.P11])&gt;=0;1;0)))" office:value-type="float" office:value="0" calcext:value-type="float">
            <text:p>0</text:p>
          </table:table-cell>
          <table:table-cell table:style-name="ce66" table:formula="of:=IF([.D11]&lt;&gt;&quot;메뉴&quot;;0;IF(ISBLANK([.N11]); 0; IF((&quot;2015-09-04&quot;-[.N11])&gt;=0;1;0)))" office:value-type="float" office:value="0" calcext:value-type="float">
            <text:p>0</text:p>
          </table:table-cell>
          <table:table-cell table:style-name="ce66" table:formula="of:=IF(ISBLANK([.P11]); 0; IF((&quot;2015-08-28&quot;-[.P11])&gt;=0;[.AS11];0))" office:value-type="float" office:value="0" calcext:value-type="float">
            <text:p>0</text:p>
          </table:table-cell>
          <table:table-cell table:style-name="ce66" table:formula="of:=IF(ISBLANK([.N11]); 0; IF((&quot;2015-09-04&quot;-[.N11])&gt;=0;[.AS11];0))" office:value-type="float" office:value="0" calcext:value-type="float">
            <text:p>0</text:p>
          </table:table-cell>
          <table:table-cell table:style-name="ce66" table:formula="of:=IF([.D1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])" office:value-type="float" office:value="18.45" calcext:value-type="float">
            <text:p>18.45</text:p>
          </table:table-cell>
          <table:table-cell table:style-name="ce69" table:formula="of:=IF([.R11] &amp; [.D11] = &quot;1메뉴&quot;;1;0)" office:value-type="float" office:value="0" calcext:value-type="float">
            <text:p>0</text:p>
          </table:table-cell>
          <table:table-cell table:style-name="ce69" table:formula="of:=IF([.R11] &amp; [.D11] = &quot;1출력물&quot;;1;0)" office:value-type="float" office:value="0" calcext:value-type="float">
            <text:p>0</text:p>
          </table:table-cell>
          <table:table-cell table:style-name="ce69" table:formula="of:=IF([.R11] &amp; [.D11] = &quot;1팝업&quot;;1;0)" office:value-type="float" office:value="1" calcext:value-type="float">
            <text:p>1</text:p>
          </table:table-cell>
          <table:table-cell table:style-name="ce69" table:formula="of:=IF([.R11] &amp; [.D11] = &quot;1탭&quot;;1;0)" office:value-type="float" office:value="0" calcext:value-type="float">
            <text:p>0</text:p>
          </table:table-cell>
          <table:table-cell table:style-name="ce69" table:formula="of:=IF([.R11] &amp; [.D11] = &quot;1배치&quot;;1;0)" office:value-type="float" office:value="0" calcext:value-type="float">
            <text:p>0</text:p>
          </table:table-cell>
          <table:table-cell table:style-name="ce69" table:formula="of:=IF([.R11] &amp; [.D11] = &quot;2메뉴&quot;;1;0)" office:value-type="float" office:value="0" calcext:value-type="float">
            <text:p>0</text:p>
          </table:table-cell>
          <table:table-cell table:style-name="ce69" table:formula="of:=IF([.R11] &amp; [.D11] = &quot;2출력물&quot;;1;0)" office:value-type="float" office:value="0" calcext:value-type="float">
            <text:p>0</text:p>
          </table:table-cell>
          <table:table-cell table:style-name="ce69" table:formula="of:=IF([.R11] &amp; [.D11] = &quot;2팝업&quot;;1;0)" office:value-type="float" office:value="0" calcext:value-type="float">
            <text:p>0</text:p>
          </table:table-cell>
          <table:table-cell table:style-name="ce69" table:formula="of:=IF([.R11] &amp; [.D11] = &quot;2탭&quot;;1;0)" office:value-type="float" office:value="0" calcext:value-type="float">
            <text:p>0</text:p>
          </table:table-cell>
          <table:table-cell table:style-name="ce69" table:formula="of:=IF([.R11] &amp; [.D11] = &quot;2배치&quot;;1;0)" office:value-type="float" office:value="0" calcext:value-type="float">
            <text:p>0</text:p>
          </table:table-cell>
          <table:table-cell table:style-name="ce69" table:formula="of:=IF([.R11] &amp; [.D11] = &quot;1메뉴&quot;;[.G11]*6.45 + [.H11]*4 + [.I11]*4.55 + [.J11]*4 + [.K11]*4;0)" office:value-type="float" office:value="0" calcext:value-type="float">
            <text:p>0</text:p>
          </table:table-cell>
          <table:table-cell table:style-name="ce69" table:formula="of:=IF([.R11] &amp; [.D11] = &quot;1출력물&quot;;[.G11]*5.4 + [.H11]*4 + [.I11]*4.55 + [.J11]*4 + [.K11]*4;0)" office:value-type="float" office:value="0" calcext:value-type="float">
            <text:p>0</text:p>
          </table:table-cell>
          <table:table-cell table:style-name="ce69" table:formula="of:=IF([.R11] &amp; [.D11] = &quot;1팝업&quot;;[.G11]*6.45 + [.H11]*4 + [.I11]*4.55 + [.J11]*4 + [.K11]*4;0)" office:value-type="float" office:value="18.45" calcext:value-type="float">
            <text:p>18.45</text:p>
          </table:table-cell>
          <table:table-cell table:style-name="ce69" table:formula="of:=IF([.R11] &amp; [.D11] = &quot;1탭&quot;;[.G11]*6.45 + [.H11]*4 + [.I11]*4.55 + [.J11]*4 + [.K11]*4;0)" office:value-type="float" office:value="0" calcext:value-type="float">
            <text:p>0</text:p>
          </table:table-cell>
          <table:table-cell table:style-name="ce69" table:formula="of:=IF([.R11] &amp; [.D11] = &quot;1배치&quot;;[.G11]*6.45 + [.H11]*4 + [.I11]*4.55 + [.J11]*4 + [.K11]*4;0)" office:value-type="float" office:value="0" calcext:value-type="float">
            <text:p>0</text:p>
          </table:table-cell>
          <table:table-cell table:style-name="ce69" table:formula="of:=IF([.R11] &amp; [.D11] = &quot;2메뉴&quot;;[.G11]*6.45 + [.H11]*4 + [.I11]*4.55 + [.J11]*4 + [.K11]*4;0)" office:value-type="float" office:value="0" calcext:value-type="float">
            <text:p>0</text:p>
          </table:table-cell>
          <table:table-cell table:style-name="ce69" table:formula="of:=IF([.R11] &amp; [.D11] = &quot;2출력물&quot;;[.G11]*5.4 + [.H11]*4 + [.I11]*4.55 + [.J11]*4 + [.K11]*4;0)" office:value-type="float" office:value="0" calcext:value-type="float">
            <text:p>0</text:p>
          </table:table-cell>
          <table:table-cell table:style-name="ce69" table:formula="of:=IF([.R11] &amp; [.D11] = &quot;2팝업&quot;;[.G11]*6.45 + [.H11]*4 + [.I11]*4.55 + [.J11]*4 + [.K11]*4;0)" office:value-type="float" office:value="0" calcext:value-type="float">
            <text:p>0</text:p>
          </table:table-cell>
          <table:table-cell table:style-name="ce69" table:formula="of:=IF([.R11] &amp; [.D11] = &quot;2탭&quot;;[.G11]*6.45 + [.H11]*4 + [.I11]*4.55 + [.J11]*4 + [.K11]*4;0)" office:value-type="float" office:value="0" calcext:value-type="float">
            <text:p>0</text:p>
          </table:table-cell>
          <table:table-cell table:style-name="ce70" table:formula="of:=IF([.R11] &amp; [.D11] = &quot;2배치&quot;;[.G11]*6.45 + [.H11]*4 + [.I11]*4.55 + [.J11]*4 + [.K11]*4;0)" office:value-type="float" office:value="0" calcext:value-type="float">
            <text:p>0</text:p>
          </table:table-cell>
          <table:table-cell table:style-name="ce70" table:formula="of:=SUM([.AI11:.AR11])" office:value-type="float" office:value="18.45" calcext:value-type="float">
            <text:p>18.45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청구유형별회계계정과목매핑</text:p>
          </table:table-cell>
          <table:table-cell table:style-name="ce30" table:content-validation-name="val1" office:value-type="string" calcext:value-type="string">
            <text:p>메뉴</text:p>
          </table:table-cell>
          <table:table-cell table:style-name="ce30" table:content-validation-name="val2" table:number-columns-repeated="2"/>
          <table:table-cell table:style-name="ce39" office:value-type="float" office:value="3" calcext:value-type="float">
            <text:p>3 </text:p>
          </table:table-cell>
          <table:table-cell table:style-name="ce49" office:value-type="float" office:value="0" calcext:value-type="float">
            <text:p>0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2" table:style-name="ce49" office:value-type="float" office:value="0" calcext:value-type="float">
            <text:p>0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]&lt;&gt;&quot;메뉴&quot;;0;IF(ISBLANK([.P12]); 0; IF((&quot;2015-08-28&quot;-[.P12])&gt;=0;1;0)))" office:value-type="float" office:value="0" calcext:value-type="float">
            <text:p>0</text:p>
          </table:table-cell>
          <table:table-cell table:style-name="ce66" table:formula="of:=IF([.D12]&lt;&gt;&quot;메뉴&quot;;0;IF(ISBLANK([.N12]); 0; IF((&quot;2015-09-04&quot;-[.N12])&gt;=0;1;0)))" office:value-type="float" office:value="0" calcext:value-type="float">
            <text:p>0</text:p>
          </table:table-cell>
          <table:table-cell table:style-name="ce66" table:formula="of:=IF(ISBLANK([.P12]); 0; IF((&quot;2015-08-28&quot;-[.P12])&gt;=0;[.AS12];0))" office:value-type="float" office:value="0" calcext:value-type="float">
            <text:p>0</text:p>
          </table:table-cell>
          <table:table-cell table:style-name="ce66" table:formula="of:=IF(ISBLANK([.N12]); 0; IF((&quot;2015-09-04&quot;-[.N12])&gt;=0;[.AS12];0))" office:value-type="float" office:value="0" calcext:value-type="float">
            <text:p>0</text:p>
          </table:table-cell>
          <table:table-cell table:style-name="ce66" table:formula="of:=IF([.D12]&lt;&gt;&quot;메뉴&quot;;0;IF(ISBLANK([#REF!]); 0; 1))" office:value-type="float" office:value="1" calcext:value-type="float">
            <text:p>1</text:p>
          </table:table-cell>
          <table:table-cell table:style-name="ce66" table:formula="of:=IF(ISBLANK([#REF!]); 0; [.AS12])" office:value-type="float" office:value="23.9" calcext:value-type="float">
            <text:p>23.9</text:p>
          </table:table-cell>
          <table:table-cell table:style-name="ce69" table:formula="of:=IF([.R12] &amp; [.D12] = &quot;1메뉴&quot;;1;0)" office:value-type="float" office:value="1" calcext:value-type="float">
            <text:p>1</text:p>
          </table:table-cell>
          <table:table-cell table:style-name="ce69" table:formula="of:=IF([.R12] &amp; [.D12] = &quot;1출력물&quot;;1;0)" office:value-type="float" office:value="0" calcext:value-type="float">
            <text:p>0</text:p>
          </table:table-cell>
          <table:table-cell table:style-name="ce69" table:formula="of:=IF([.R12] &amp; [.D12] = &quot;1팝업&quot;;1;0)" office:value-type="float" office:value="0" calcext:value-type="float">
            <text:p>0</text:p>
          </table:table-cell>
          <table:table-cell table:style-name="ce69" table:formula="of:=IF([.R12] &amp; [.D12] = &quot;1탭&quot;;1;0)" office:value-type="float" office:value="0" calcext:value-type="float">
            <text:p>0</text:p>
          </table:table-cell>
          <table:table-cell table:style-name="ce69" table:formula="of:=IF([.R12] &amp; [.D12] = &quot;1배치&quot;;1;0)" office:value-type="float" office:value="0" calcext:value-type="float">
            <text:p>0</text:p>
          </table:table-cell>
          <table:table-cell table:style-name="ce69" table:formula="of:=IF([.R12] &amp; [.D12] = &quot;2메뉴&quot;;1;0)" office:value-type="float" office:value="0" calcext:value-type="float">
            <text:p>0</text:p>
          </table:table-cell>
          <table:table-cell table:style-name="ce69" table:formula="of:=IF([.R12] &amp; [.D12] = &quot;2출력물&quot;;1;0)" office:value-type="float" office:value="0" calcext:value-type="float">
            <text:p>0</text:p>
          </table:table-cell>
          <table:table-cell table:style-name="ce69" table:formula="of:=IF([.R12] &amp; [.D12] = &quot;2팝업&quot;;1;0)" office:value-type="float" office:value="0" calcext:value-type="float">
            <text:p>0</text:p>
          </table:table-cell>
          <table:table-cell table:style-name="ce69" table:formula="of:=IF([.R12] &amp; [.D12] = &quot;2탭&quot;;1;0)" office:value-type="float" office:value="0" calcext:value-type="float">
            <text:p>0</text:p>
          </table:table-cell>
          <table:table-cell table:style-name="ce69" table:formula="of:=IF([.R12] &amp; [.D12] = &quot;2배치&quot;;1;0)" office:value-type="float" office:value="0" calcext:value-type="float">
            <text:p>0</text:p>
          </table:table-cell>
          <table:table-cell table:style-name="ce69" table:formula="of:=IF([.R12] &amp; [.D12] = &quot;1메뉴&quot;;[.G12]*6.45 + [.H12]*4 + [.I12]*4.55 + [.J12]*4 + [.K12]*4;0)" office:value-type="float" office:value="23.9" calcext:value-type="float">
            <text:p>23.9</text:p>
          </table:table-cell>
          <table:table-cell table:style-name="ce69" table:formula="of:=IF([.R12] &amp; [.D12] = &quot;1출력물&quot;;[.G12]*5.4 + [.H12]*4 + [.I12]*4.55 + [.J12]*4 + [.K12]*4;0)" office:value-type="float" office:value="0" calcext:value-type="float">
            <text:p>0</text:p>
          </table:table-cell>
          <table:table-cell table:style-name="ce69" table:formula="of:=IF([.R12] &amp; [.D12] = &quot;1팝업&quot;;[.G12]*6.45 + [.H12]*4 + [.I12]*4.55 + [.J12]*4 + [.K12]*4;0)" office:value-type="float" office:value="0" calcext:value-type="float">
            <text:p>0</text:p>
          </table:table-cell>
          <table:table-cell table:style-name="ce69" table:formula="of:=IF([.R12] &amp; [.D12] = &quot;1탭&quot;;[.G12]*6.45 + [.H12]*4 + [.I12]*4.55 + [.J12]*4 + [.K12]*4;0)" office:value-type="float" office:value="0" calcext:value-type="float">
            <text:p>0</text:p>
          </table:table-cell>
          <table:table-cell table:style-name="ce69" table:formula="of:=IF([.R12] &amp; [.D12] = &quot;1배치&quot;;[.G12]*6.45 + [.H12]*4 + [.I12]*4.55 + [.J12]*4 + [.K12]*4;0)" office:value-type="float" office:value="0" calcext:value-type="float">
            <text:p>0</text:p>
          </table:table-cell>
          <table:table-cell table:style-name="ce69" table:formula="of:=IF([.R12] &amp; [.D12] = &quot;2메뉴&quot;;[.G12]*6.45 + [.H12]*4 + [.I12]*4.55 + [.J12]*4 + [.K12]*4;0)" office:value-type="float" office:value="0" calcext:value-type="float">
            <text:p>0</text:p>
          </table:table-cell>
          <table:table-cell table:style-name="ce69" table:formula="of:=IF([.R12] &amp; [.D12] = &quot;2출력물&quot;;[.G12]*5.4 + [.H12]*4 + [.I12]*4.55 + [.J12]*4 + [.K12]*4;0)" office:value-type="float" office:value="0" calcext:value-type="float">
            <text:p>0</text:p>
          </table:table-cell>
          <table:table-cell table:style-name="ce69" table:formula="of:=IF([.R12] &amp; [.D12] = &quot;2팝업&quot;;[.G12]*6.45 + [.H12]*4 + [.I12]*4.55 + [.J12]*4 + [.K12]*4;0)" office:value-type="float" office:value="0" calcext:value-type="float">
            <text:p>0</text:p>
          </table:table-cell>
          <table:table-cell table:style-name="ce69" table:formula="of:=IF([.R12] &amp; [.D12] = &quot;2탭&quot;;[.G12]*6.45 + [.H12]*4 + [.I12]*4.55 + [.J12]*4 + [.K12]*4;0)" office:value-type="float" office:value="0" calcext:value-type="float">
            <text:p>0</text:p>
          </table:table-cell>
          <table:table-cell table:style-name="ce70" table:formula="of:=IF([.R12] &amp; [.D12] = &quot;2배치&quot;;[.G12]*6.45 + [.H12]*4 + [.I12]*4.55 + [.J12]*4 + [.K12]*4;0)" office:value-type="float" office:value="0" calcext:value-type="float">
            <text:p>0</text:p>
          </table:table-cell>
          <table:table-cell table:style-name="ce70" table:formula="of:=SUM([.AI12:.AR12])" office:value-type="float" office:value="23.9" calcext:value-type="float">
            <text:p>23.9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청구유형별회계계정과목매핑등록</text:p>
          </table:table-cell>
          <table:table-cell table:style-name="ce30" table:content-validation-name="val1" office:value-type="string" calcext:value-type="string">
            <text:p>탭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number-columns-repeated="4" table:style-name="ce49" office:value-type="float" office:value="12" calcext:value-type="float">
            <text:p>12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]&lt;&gt;&quot;메뉴&quot;;0;IF(ISBLANK([.P13]); 0; IF((&quot;2015-08-28&quot;-[.P13])&gt;=0;1;0)))" office:value-type="float" office:value="0" calcext:value-type="float">
            <text:p>0</text:p>
          </table:table-cell>
          <table:table-cell table:style-name="ce66" table:formula="of:=IF([.D13]&lt;&gt;&quot;메뉴&quot;;0;IF(ISBLANK([.N13]); 0; IF((&quot;2015-09-04&quot;-[.N13])&gt;=0;1;0)))" office:value-type="float" office:value="0" calcext:value-type="float">
            <text:p>0</text:p>
          </table:table-cell>
          <table:table-cell table:style-name="ce66" table:formula="of:=IF(ISBLANK([.P13]); 0; IF((&quot;2015-08-28&quot;-[.P13])&gt;=0;[.AS13];0))" office:value-type="float" office:value="0" calcext:value-type="float">
            <text:p>0</text:p>
          </table:table-cell>
          <table:table-cell table:style-name="ce66" table:formula="of:=IF(ISBLANK([.N13]); 0; IF((&quot;2015-09-04&quot;-[.N13])&gt;=0;[.AS13];0))" office:value-type="float" office:value="0" calcext:value-type="float">
            <text:p>0</text:p>
          </table:table-cell>
          <table:table-cell table:style-name="ce66" table:formula="of:=IF([.D1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])" office:value-type="float" office:value="205.05" calcext:value-type="float">
            <text:p>205.05</text:p>
          </table:table-cell>
          <table:table-cell table:style-name="ce69" table:formula="of:=IF([.R13] &amp; [.D13] = &quot;1메뉴&quot;;1;0)" office:value-type="float" office:value="0" calcext:value-type="float">
            <text:p>0</text:p>
          </table:table-cell>
          <table:table-cell table:style-name="ce69" table:formula="of:=IF([.R13] &amp; [.D13] = &quot;1출력물&quot;;1;0)" office:value-type="float" office:value="0" calcext:value-type="float">
            <text:p>0</text:p>
          </table:table-cell>
          <table:table-cell table:style-name="ce69" table:formula="of:=IF([.R13] &amp; [.D13] = &quot;1팝업&quot;;1;0)" office:value-type="float" office:value="0" calcext:value-type="float">
            <text:p>0</text:p>
          </table:table-cell>
          <table:table-cell table:style-name="ce69" table:formula="of:=IF([.R13] &amp; [.D13] = &quot;1탭&quot;;1;0)" office:value-type="float" office:value="1" calcext:value-type="float">
            <text:p>1</text:p>
          </table:table-cell>
          <table:table-cell table:style-name="ce69" table:formula="of:=IF([.R13] &amp; [.D13] = &quot;1배치&quot;;1;0)" office:value-type="float" office:value="0" calcext:value-type="float">
            <text:p>0</text:p>
          </table:table-cell>
          <table:table-cell table:style-name="ce69" table:formula="of:=IF([.R13] &amp; [.D13] = &quot;2메뉴&quot;;1;0)" office:value-type="float" office:value="0" calcext:value-type="float">
            <text:p>0</text:p>
          </table:table-cell>
          <table:table-cell table:style-name="ce69" table:formula="of:=IF([.R13] &amp; [.D13] = &quot;2출력물&quot;;1;0)" office:value-type="float" office:value="0" calcext:value-type="float">
            <text:p>0</text:p>
          </table:table-cell>
          <table:table-cell table:style-name="ce69" table:formula="of:=IF([.R13] &amp; [.D13] = &quot;2팝업&quot;;1;0)" office:value-type="float" office:value="0" calcext:value-type="float">
            <text:p>0</text:p>
          </table:table-cell>
          <table:table-cell table:style-name="ce69" table:formula="of:=IF([.R13] &amp; [.D13] = &quot;2탭&quot;;1;0)" office:value-type="float" office:value="0" calcext:value-type="float">
            <text:p>0</text:p>
          </table:table-cell>
          <table:table-cell table:style-name="ce69" table:formula="of:=IF([.R13] &amp; [.D13] = &quot;2배치&quot;;1;0)" office:value-type="float" office:value="0" calcext:value-type="float">
            <text:p>0</text:p>
          </table:table-cell>
          <table:table-cell table:style-name="ce69" table:formula="of:=IF([.R13] &amp; [.D13] = &quot;1메뉴&quot;;[.G13]*6.45 + [.H13]*4 + [.I13]*4.55 + [.J13]*4 + [.K13]*4;0)" office:value-type="float" office:value="0" calcext:value-type="float">
            <text:p>0</text:p>
          </table:table-cell>
          <table:table-cell table:style-name="ce69" table:formula="of:=IF([.R13] &amp; [.D13] = &quot;1출력물&quot;;[.G13]*5.4 + [.H13]*4 + [.I13]*4.55 + [.J13]*4 + [.K13]*4;0)" office:value-type="float" office:value="0" calcext:value-type="float">
            <text:p>0</text:p>
          </table:table-cell>
          <table:table-cell table:style-name="ce69" table:formula="of:=IF([.R13] &amp; [.D13] = &quot;1팝업&quot;;[.G13]*6.45 + [.H13]*4 + [.I13]*4.55 + [.J13]*4 + [.K13]*4;0)" office:value-type="float" office:value="0" calcext:value-type="float">
            <text:p>0</text:p>
          </table:table-cell>
          <table:table-cell table:style-name="ce69" table:formula="of:=IF([.R13] &amp; [.D13] = &quot;1탭&quot;;[.G13]*6.45 + [.H13]*4 + [.I13]*4.55 + [.J13]*4 + [.K13]*4;0)" office:value-type="float" office:value="205.05" calcext:value-type="float">
            <text:p>205.05</text:p>
          </table:table-cell>
          <table:table-cell table:style-name="ce69" table:formula="of:=IF([.R13] &amp; [.D13] = &quot;1배치&quot;;[.G13]*6.45 + [.H13]*4 + [.I13]*4.55 + [.J13]*4 + [.K13]*4;0)" office:value-type="float" office:value="0" calcext:value-type="float">
            <text:p>0</text:p>
          </table:table-cell>
          <table:table-cell table:style-name="ce69" table:formula="of:=IF([.R13] &amp; [.D13] = &quot;2메뉴&quot;;[.G13]*6.45 + [.H13]*4 + [.I13]*4.55 + [.J13]*4 + [.K13]*4;0)" office:value-type="float" office:value="0" calcext:value-type="float">
            <text:p>0</text:p>
          </table:table-cell>
          <table:table-cell table:style-name="ce69" table:formula="of:=IF([.R13] &amp; [.D13] = &quot;2출력물&quot;;[.G13]*5.4 + [.H13]*4 + [.I13]*4.55 + [.J13]*4 + [.K13]*4;0)" office:value-type="float" office:value="0" calcext:value-type="float">
            <text:p>0</text:p>
          </table:table-cell>
          <table:table-cell table:style-name="ce69" table:formula="of:=IF([.R13] &amp; [.D13] = &quot;2팝업&quot;;[.G13]*6.45 + [.H13]*4 + [.I13]*4.55 + [.J13]*4 + [.K13]*4;0)" office:value-type="float" office:value="0" calcext:value-type="float">
            <text:p>0</text:p>
          </table:table-cell>
          <table:table-cell table:style-name="ce69" table:formula="of:=IF([.R13] &amp; [.D13] = &quot;2탭&quot;;[.G13]*6.45 + [.H13]*4 + [.I13]*4.55 + [.J13]*4 + [.K13]*4;0)" office:value-type="float" office:value="0" calcext:value-type="float">
            <text:p>0</text:p>
          </table:table-cell>
          <table:table-cell table:style-name="ce70" table:formula="of:=IF([.R13] &amp; [.D13] = &quot;2배치&quot;;[.G13]*6.45 + [.H13]*4 + [.I13]*4.55 + [.J13]*4 + [.K13]*4;0)" office:value-type="float" office:value="0" calcext:value-type="float">
            <text:p>0</text:p>
          </table:table-cell>
          <table:table-cell table:style-name="ce70" table:formula="of:=SUM([.AI13:.AR13])" office:value-type="float" office:value="205.05" calcext:value-type="float">
            <text:p>205.05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전년도자료복사</text:p>
          </table:table-cell>
          <table:table-cell table:style-name="ce30" table:content-validation-name="val1" office:value-type="string" calcext:value-type="string">
            <text:p>팝업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3" table:style-name="ce49" office:value-type="float" office:value="0" calcext:value-type="float">
            <text:p>0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]&lt;&gt;&quot;메뉴&quot;;0;IF(ISBLANK([.P14]); 0; IF((&quot;2015-08-28&quot;-[.P14])&gt;=0;1;0)))" office:value-type="float" office:value="0" calcext:value-type="float">
            <text:p>0</text:p>
          </table:table-cell>
          <table:table-cell table:style-name="ce66" table:formula="of:=IF([.D14]&lt;&gt;&quot;메뉴&quot;;0;IF(ISBLANK([.N14]); 0; IF((&quot;2015-09-04&quot;-[.N14])&gt;=0;1;0)))" office:value-type="float" office:value="0" calcext:value-type="float">
            <text:p>0</text:p>
          </table:table-cell>
          <table:table-cell table:style-name="ce66" table:formula="of:=IF(ISBLANK([.P14]); 0; IF((&quot;2015-08-28&quot;-[.P14])&gt;=0;[.AS14];0))" office:value-type="float" office:value="0" calcext:value-type="float">
            <text:p>0</text:p>
          </table:table-cell>
          <table:table-cell table:style-name="ce66" table:formula="of:=IF(ISBLANK([.N14]); 0; IF((&quot;2015-09-04&quot;-[.N14])&gt;=0;[.AS14];0))" office:value-type="float" office:value="0" calcext:value-type="float">
            <text:p>0</text:p>
          </table:table-cell>
          <table:table-cell table:style-name="ce66" table:formula="of:=IF([.D1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])" office:value-type="float" office:value="10.45" calcext:value-type="float">
            <text:p>10.45</text:p>
          </table:table-cell>
          <table:table-cell table:style-name="ce69" table:formula="of:=IF([.R14] &amp; [.D14] = &quot;1메뉴&quot;;1;0)" office:value-type="float" office:value="0" calcext:value-type="float">
            <text:p>0</text:p>
          </table:table-cell>
          <table:table-cell table:style-name="ce69" table:formula="of:=IF([.R14] &amp; [.D14] = &quot;1출력물&quot;;1;0)" office:value-type="float" office:value="0" calcext:value-type="float">
            <text:p>0</text:p>
          </table:table-cell>
          <table:table-cell table:style-name="ce69" table:formula="of:=IF([.R14] &amp; [.D14] = &quot;1팝업&quot;;1;0)" office:value-type="float" office:value="1" calcext:value-type="float">
            <text:p>1</text:p>
          </table:table-cell>
          <table:table-cell table:style-name="ce69" table:formula="of:=IF([.R14] &amp; [.D14] = &quot;1탭&quot;;1;0)" office:value-type="float" office:value="0" calcext:value-type="float">
            <text:p>0</text:p>
          </table:table-cell>
          <table:table-cell table:style-name="ce69" table:formula="of:=IF([.R14] &amp; [.D14] = &quot;1배치&quot;;1;0)" office:value-type="float" office:value="0" calcext:value-type="float">
            <text:p>0</text:p>
          </table:table-cell>
          <table:table-cell table:style-name="ce69" table:formula="of:=IF([.R14] &amp; [.D14] = &quot;2메뉴&quot;;1;0)" office:value-type="float" office:value="0" calcext:value-type="float">
            <text:p>0</text:p>
          </table:table-cell>
          <table:table-cell table:style-name="ce69" table:formula="of:=IF([.R14] &amp; [.D14] = &quot;2출력물&quot;;1;0)" office:value-type="float" office:value="0" calcext:value-type="float">
            <text:p>0</text:p>
          </table:table-cell>
          <table:table-cell table:style-name="ce69" table:formula="of:=IF([.R14] &amp; [.D14] = &quot;2팝업&quot;;1;0)" office:value-type="float" office:value="0" calcext:value-type="float">
            <text:p>0</text:p>
          </table:table-cell>
          <table:table-cell table:style-name="ce69" table:formula="of:=IF([.R14] &amp; [.D14] = &quot;2탭&quot;;1;0)" office:value-type="float" office:value="0" calcext:value-type="float">
            <text:p>0</text:p>
          </table:table-cell>
          <table:table-cell table:style-name="ce69" table:formula="of:=IF([.R14] &amp; [.D14] = &quot;2배치&quot;;1;0)" office:value-type="float" office:value="0" calcext:value-type="float">
            <text:p>0</text:p>
          </table:table-cell>
          <table:table-cell table:style-name="ce69" table:formula="of:=IF([.R14] &amp; [.D14] = &quot;1메뉴&quot;;[.G14]*6.45 + [.H14]*4 + [.I14]*4.55 + [.J14]*4 + [.K14]*4;0)" office:value-type="float" office:value="0" calcext:value-type="float">
            <text:p>0</text:p>
          </table:table-cell>
          <table:table-cell table:style-name="ce69" table:formula="of:=IF([.R14] &amp; [.D14] = &quot;1출력물&quot;;[.G14]*5.4 + [.H14]*4 + [.I14]*4.55 + [.J14]*4 + [.K14]*4;0)" office:value-type="float" office:value="0" calcext:value-type="float">
            <text:p>0</text:p>
          </table:table-cell>
          <table:table-cell table:style-name="ce69" table:formula="of:=IF([.R14] &amp; [.D14] = &quot;1팝업&quot;;[.G14]*6.45 + [.H14]*4 + [.I14]*4.55 + [.J14]*4 + [.K14]*4;0)" office:value-type="float" office:value="10.45" calcext:value-type="float">
            <text:p>10.45</text:p>
          </table:table-cell>
          <table:table-cell table:style-name="ce69" table:formula="of:=IF([.R14] &amp; [.D14] = &quot;1탭&quot;;[.G14]*6.45 + [.H14]*4 + [.I14]*4.55 + [.J14]*4 + [.K14]*4;0)" office:value-type="float" office:value="0" calcext:value-type="float">
            <text:p>0</text:p>
          </table:table-cell>
          <table:table-cell table:style-name="ce69" table:formula="of:=IF([.R14] &amp; [.D14] = &quot;1배치&quot;;[.G14]*6.45 + [.H14]*4 + [.I14]*4.55 + [.J14]*4 + [.K14]*4;0)" office:value-type="float" office:value="0" calcext:value-type="float">
            <text:p>0</text:p>
          </table:table-cell>
          <table:table-cell table:style-name="ce69" table:formula="of:=IF([.R14] &amp; [.D14] = &quot;2메뉴&quot;;[.G14]*6.45 + [.H14]*4 + [.I14]*4.55 + [.J14]*4 + [.K14]*4;0)" office:value-type="float" office:value="0" calcext:value-type="float">
            <text:p>0</text:p>
          </table:table-cell>
          <table:table-cell table:style-name="ce69" table:formula="of:=IF([.R14] &amp; [.D14] = &quot;2출력물&quot;;[.G14]*5.4 + [.H14]*4 + [.I14]*4.55 + [.J14]*4 + [.K14]*4;0)" office:value-type="float" office:value="0" calcext:value-type="float">
            <text:p>0</text:p>
          </table:table-cell>
          <table:table-cell table:style-name="ce69" table:formula="of:=IF([.R14] &amp; [.D14] = &quot;2팝업&quot;;[.G14]*6.45 + [.H14]*4 + [.I14]*4.55 + [.J14]*4 + [.K14]*4;0)" office:value-type="float" office:value="0" calcext:value-type="float">
            <text:p>0</text:p>
          </table:table-cell>
          <table:table-cell table:style-name="ce69" table:formula="of:=IF([.R14] &amp; [.D14] = &quot;2탭&quot;;[.G14]*6.45 + [.H14]*4 + [.I14]*4.55 + [.J14]*4 + [.K14]*4;0)" office:value-type="float" office:value="0" calcext:value-type="float">
            <text:p>0</text:p>
          </table:table-cell>
          <table:table-cell table:style-name="ce70" table:formula="of:=IF([.R14] &amp; [.D14] = &quot;2배치&quot;;[.G14]*6.45 + [.H14]*4 + [.I14]*4.55 + [.J14]*4 + [.K14]*4;0)" office:value-type="float" office:value="0" calcext:value-type="float">
            <text:p>0</text:p>
          </table:table-cell>
          <table:table-cell table:style-name="ce70" table:formula="of:=SUM([.AI14:.AR14])" office:value-type="float" office:value="10.45" calcext:value-type="float">
            <text:p>10.45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간접비 배분정보관리</text:p>
          </table:table-cell>
          <table:table-cell table:style-name="ce30" table:content-validation-name="val1" office:value-type="string" calcext:value-type="string">
            <text:p>메뉴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style-name="ce49" office:value-type="float" office:value="0" calcext:value-type="float">
            <text:p>0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2" table:style-name="ce49" office:value-type="float" office:value="0" calcext:value-type="float">
            <text:p>0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5]&lt;&gt;&quot;메뉴&quot;;0;IF(ISBLANK([.P15]); 0; IF((&quot;2015-08-28&quot;-[.P15])&gt;=0;1;0)))" office:value-type="float" office:value="0" calcext:value-type="float">
            <text:p>0</text:p>
          </table:table-cell>
          <table:table-cell table:style-name="ce66" table:formula="of:=IF([.D15]&lt;&gt;&quot;메뉴&quot;;0;IF(ISBLANK([.N15]); 0; IF((&quot;2015-09-04&quot;-[.N15])&gt;=0;1;0)))" office:value-type="float" office:value="0" calcext:value-type="float">
            <text:p>0</text:p>
          </table:table-cell>
          <table:table-cell table:style-name="ce66" table:formula="of:=IF(ISBLANK([.P15]); 0; IF((&quot;2015-08-28&quot;-[.P15])&gt;=0;[.AS15];0))" office:value-type="float" office:value="0" calcext:value-type="float">
            <text:p>0</text:p>
          </table:table-cell>
          <table:table-cell table:style-name="ce66" table:formula="of:=IF(ISBLANK([.N15]); 0; IF((&quot;2015-09-04&quot;-[.N15])&gt;=0;[.AS15];0))" office:value-type="float" office:value="0" calcext:value-type="float">
            <text:p>0</text:p>
          </table:table-cell>
          <table:table-cell table:style-name="ce66" table:formula="of:=IF([.D15]&lt;&gt;&quot;메뉴&quot;;0;IF(ISBLANK([#REF!]); 0; 1))" office:value-type="float" office:value="1" calcext:value-type="float">
            <text:p>1</text:p>
          </table:table-cell>
          <table:table-cell table:style-name="ce66" table:formula="of:=IF(ISBLANK([#REF!]); 0; [.AS15])" office:value-type="float" office:value="11" calcext:value-type="float">
            <text:p>11</text:p>
          </table:table-cell>
          <table:table-cell table:style-name="ce69" table:formula="of:=IF([.R15] &amp; [.D15] = &quot;1메뉴&quot;;1;0)" office:value-type="float" office:value="1" calcext:value-type="float">
            <text:p>1</text:p>
          </table:table-cell>
          <table:table-cell table:style-name="ce69" table:formula="of:=IF([.R15] &amp; [.D15] = &quot;1출력물&quot;;1;0)" office:value-type="float" office:value="0" calcext:value-type="float">
            <text:p>0</text:p>
          </table:table-cell>
          <table:table-cell table:style-name="ce69" table:formula="of:=IF([.R15] &amp; [.D15] = &quot;1팝업&quot;;1;0)" office:value-type="float" office:value="0" calcext:value-type="float">
            <text:p>0</text:p>
          </table:table-cell>
          <table:table-cell table:style-name="ce69" table:formula="of:=IF([.R15] &amp; [.D15] = &quot;1탭&quot;;1;0)" office:value-type="float" office:value="0" calcext:value-type="float">
            <text:p>0</text:p>
          </table:table-cell>
          <table:table-cell table:style-name="ce69" table:formula="of:=IF([.R15] &amp; [.D15] = &quot;1배치&quot;;1;0)" office:value-type="float" office:value="0" calcext:value-type="float">
            <text:p>0</text:p>
          </table:table-cell>
          <table:table-cell table:style-name="ce69" table:formula="of:=IF([.R15] &amp; [.D15] = &quot;2메뉴&quot;;1;0)" office:value-type="float" office:value="0" calcext:value-type="float">
            <text:p>0</text:p>
          </table:table-cell>
          <table:table-cell table:style-name="ce69" table:formula="of:=IF([.R15] &amp; [.D15] = &quot;2출력물&quot;;1;0)" office:value-type="float" office:value="0" calcext:value-type="float">
            <text:p>0</text:p>
          </table:table-cell>
          <table:table-cell table:style-name="ce69" table:formula="of:=IF([.R15] &amp; [.D15] = &quot;2팝업&quot;;1;0)" office:value-type="float" office:value="0" calcext:value-type="float">
            <text:p>0</text:p>
          </table:table-cell>
          <table:table-cell table:style-name="ce69" table:formula="of:=IF([.R15] &amp; [.D15] = &quot;2탭&quot;;1;0)" office:value-type="float" office:value="0" calcext:value-type="float">
            <text:p>0</text:p>
          </table:table-cell>
          <table:table-cell table:style-name="ce69" table:formula="of:=IF([.R15] &amp; [.D15] = &quot;2배치&quot;;1;0)" office:value-type="float" office:value="0" calcext:value-type="float">
            <text:p>0</text:p>
          </table:table-cell>
          <table:table-cell table:style-name="ce69" table:formula="of:=IF([.R15] &amp; [.D15] = &quot;1메뉴&quot;;[.G15]*6.45 + [.H15]*4 + [.I15]*4.55 + [.J15]*4 + [.K15]*4;0)" office:value-type="float" office:value="11" calcext:value-type="float">
            <text:p>11</text:p>
          </table:table-cell>
          <table:table-cell table:style-name="ce69" table:formula="of:=IF([.R15] &amp; [.D15] = &quot;1출력물&quot;;[.G15]*5.4 + [.H15]*4 + [.I15]*4.55 + [.J15]*4 + [.K15]*4;0)" office:value-type="float" office:value="0" calcext:value-type="float">
            <text:p>0</text:p>
          </table:table-cell>
          <table:table-cell table:style-name="ce69" table:formula="of:=IF([.R15] &amp; [.D15] = &quot;1팝업&quot;;[.G15]*6.45 + [.H15]*4 + [.I15]*4.55 + [.J15]*4 + [.K15]*4;0)" office:value-type="float" office:value="0" calcext:value-type="float">
            <text:p>0</text:p>
          </table:table-cell>
          <table:table-cell table:style-name="ce69" table:formula="of:=IF([.R15] &amp; [.D15] = &quot;1탭&quot;;[.G15]*6.45 + [.H15]*4 + [.I15]*4.55 + [.J15]*4 + [.K15]*4;0)" office:value-type="float" office:value="0" calcext:value-type="float">
            <text:p>0</text:p>
          </table:table-cell>
          <table:table-cell table:style-name="ce69" table:formula="of:=IF([.R15] &amp; [.D15] = &quot;1배치&quot;;[.G15]*6.45 + [.H15]*4 + [.I15]*4.55 + [.J15]*4 + [.K15]*4;0)" office:value-type="float" office:value="0" calcext:value-type="float">
            <text:p>0</text:p>
          </table:table-cell>
          <table:table-cell table:style-name="ce69" table:formula="of:=IF([.R15] &amp; [.D15] = &quot;2메뉴&quot;;[.G15]*6.45 + [.H15]*4 + [.I15]*4.55 + [.J15]*4 + [.K15]*4;0)" office:value-type="float" office:value="0" calcext:value-type="float">
            <text:p>0</text:p>
          </table:table-cell>
          <table:table-cell table:style-name="ce69" table:formula="of:=IF([.R15] &amp; [.D15] = &quot;2출력물&quot;;[.G15]*5.4 + [.H15]*4 + [.I15]*4.55 + [.J15]*4 + [.K15]*4;0)" office:value-type="float" office:value="0" calcext:value-type="float">
            <text:p>0</text:p>
          </table:table-cell>
          <table:table-cell table:style-name="ce69" table:formula="of:=IF([.R15] &amp; [.D15] = &quot;2팝업&quot;;[.G15]*6.45 + [.H15]*4 + [.I15]*4.55 + [.J15]*4 + [.K15]*4;0)" office:value-type="float" office:value="0" calcext:value-type="float">
            <text:p>0</text:p>
          </table:table-cell>
          <table:table-cell table:style-name="ce69" table:formula="of:=IF([.R15] &amp; [.D15] = &quot;2탭&quot;;[.G15]*6.45 + [.H15]*4 + [.I15]*4.55 + [.J15]*4 + [.K15]*4;0)" office:value-type="float" office:value="0" calcext:value-type="float">
            <text:p>0</text:p>
          </table:table-cell>
          <table:table-cell table:style-name="ce70" table:formula="of:=IF([.R15] &amp; [.D15] = &quot;2배치&quot;;[.G15]*6.45 + [.H15]*4 + [.I15]*4.55 + [.J15]*4 + [.K15]*4;0)" office:value-type="float" office:value="0" calcext:value-type="float">
            <text:p>0</text:p>
          </table:table-cell>
          <table:table-cell table:style-name="ce70" table:formula="of:=SUM([.AI15:.AR15])" office:value-type="float" office:value="11" calcext:value-type="float">
            <text:p>11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간접비 배분정보등록</text:p>
          </table:table-cell>
          <table:table-cell table:style-name="ce30" table:content-validation-name="val1" office:value-type="string" calcext:value-type="string">
            <text:p>팝업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style-name="ce49" office:value-type="float" office:value="1" calcext:value-type="float">
            <text:p>1 </text:p>
          </table:table-cell>
          <table:table-cell table:style-name="ce49" office:value-type="float" office:value="0" calcext:value-type="float">
            <text:p>0 </text:p>
          </table:table-cell>
          <table:table-cell table:number-columns-repeated="2" table:style-name="ce49" office:value-type="float" office:value="1" calcext:value-type="float">
            <text:p>1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6]&lt;&gt;&quot;메뉴&quot;;0;IF(ISBLANK([.P16]); 0; IF((&quot;2015-08-28&quot;-[.P16])&gt;=0;1;0)))" office:value-type="float" office:value="0" calcext:value-type="float">
            <text:p>0</text:p>
          </table:table-cell>
          <table:table-cell table:style-name="ce66" table:formula="of:=IF([.D16]&lt;&gt;&quot;메뉴&quot;;0;IF(ISBLANK([.N16]); 0; IF((&quot;2015-09-04&quot;-[.N16])&gt;=0;1;0)))" office:value-type="float" office:value="0" calcext:value-type="float">
            <text:p>0</text:p>
          </table:table-cell>
          <table:table-cell table:style-name="ce66" table:formula="of:=IF(ISBLANK([.P16]); 0; IF((&quot;2015-08-28&quot;-[.P16])&gt;=0;[.AS16];0))" office:value-type="float" office:value="0" calcext:value-type="float">
            <text:p>0</text:p>
          </table:table-cell>
          <table:table-cell table:style-name="ce66" table:formula="of:=IF(ISBLANK([.N16]); 0; IF((&quot;2015-09-04&quot;-[.N16])&gt;=0;[.AS16];0))" office:value-type="float" office:value="0" calcext:value-type="float">
            <text:p>0</text:p>
          </table:table-cell>
          <table:table-cell table:style-name="ce66" table:formula="of:=IF([.D1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6])" office:value-type="float" office:value="18.45" calcext:value-type="float">
            <text:p>18.45</text:p>
          </table:table-cell>
          <table:table-cell table:style-name="ce69" table:formula="of:=IF([.R16] &amp; [.D16] = &quot;1메뉴&quot;;1;0)" office:value-type="float" office:value="0" calcext:value-type="float">
            <text:p>0</text:p>
          </table:table-cell>
          <table:table-cell table:style-name="ce69" table:formula="of:=IF([.R16] &amp; [.D16] = &quot;1출력물&quot;;1;0)" office:value-type="float" office:value="0" calcext:value-type="float">
            <text:p>0</text:p>
          </table:table-cell>
          <table:table-cell table:style-name="ce69" table:formula="of:=IF([.R16] &amp; [.D16] = &quot;1팝업&quot;;1;0)" office:value-type="float" office:value="1" calcext:value-type="float">
            <text:p>1</text:p>
          </table:table-cell>
          <table:table-cell table:style-name="ce69" table:formula="of:=IF([.R16] &amp; [.D16] = &quot;1탭&quot;;1;0)" office:value-type="float" office:value="0" calcext:value-type="float">
            <text:p>0</text:p>
          </table:table-cell>
          <table:table-cell table:style-name="ce69" table:formula="of:=IF([.R16] &amp; [.D16] = &quot;1배치&quot;;1;0)" office:value-type="float" office:value="0" calcext:value-type="float">
            <text:p>0</text:p>
          </table:table-cell>
          <table:table-cell table:style-name="ce69" table:formula="of:=IF([.R16] &amp; [.D16] = &quot;2메뉴&quot;;1;0)" office:value-type="float" office:value="0" calcext:value-type="float">
            <text:p>0</text:p>
          </table:table-cell>
          <table:table-cell table:style-name="ce69" table:formula="of:=IF([.R16] &amp; [.D16] = &quot;2출력물&quot;;1;0)" office:value-type="float" office:value="0" calcext:value-type="float">
            <text:p>0</text:p>
          </table:table-cell>
          <table:table-cell table:style-name="ce69" table:formula="of:=IF([.R16] &amp; [.D16] = &quot;2팝업&quot;;1;0)" office:value-type="float" office:value="0" calcext:value-type="float">
            <text:p>0</text:p>
          </table:table-cell>
          <table:table-cell table:style-name="ce69" table:formula="of:=IF([.R16] &amp; [.D16] = &quot;2탭&quot;;1;0)" office:value-type="float" office:value="0" calcext:value-type="float">
            <text:p>0</text:p>
          </table:table-cell>
          <table:table-cell table:style-name="ce69" table:formula="of:=IF([.R16] &amp; [.D16] = &quot;2배치&quot;;1;0)" office:value-type="float" office:value="0" calcext:value-type="float">
            <text:p>0</text:p>
          </table:table-cell>
          <table:table-cell table:style-name="ce69" table:formula="of:=IF([.R16] &amp; [.D16] = &quot;1메뉴&quot;;[.G16]*6.45 + [.H16]*4 + [.I16]*4.55 + [.J16]*4 + [.K16]*4;0)" office:value-type="float" office:value="0" calcext:value-type="float">
            <text:p>0</text:p>
          </table:table-cell>
          <table:table-cell table:style-name="ce69" table:formula="of:=IF([.R16] &amp; [.D16] = &quot;1출력물&quot;;[.G16]*5.4 + [.H16]*4 + [.I16]*4.55 + [.J16]*4 + [.K16]*4;0)" office:value-type="float" office:value="0" calcext:value-type="float">
            <text:p>0</text:p>
          </table:table-cell>
          <table:table-cell table:style-name="ce69" table:formula="of:=IF([.R16] &amp; [.D16] = &quot;1팝업&quot;;[.G16]*6.45 + [.H16]*4 + [.I16]*4.55 + [.J16]*4 + [.K16]*4;0)" office:value-type="float" office:value="18.45" calcext:value-type="float">
            <text:p>18.45</text:p>
          </table:table-cell>
          <table:table-cell table:style-name="ce69" table:formula="of:=IF([.R16] &amp; [.D16] = &quot;1탭&quot;;[.G16]*6.45 + [.H16]*4 + [.I16]*4.55 + [.J16]*4 + [.K16]*4;0)" office:value-type="float" office:value="0" calcext:value-type="float">
            <text:p>0</text:p>
          </table:table-cell>
          <table:table-cell table:style-name="ce69" table:formula="of:=IF([.R16] &amp; [.D16] = &quot;1배치&quot;;[.G16]*6.45 + [.H16]*4 + [.I16]*4.55 + [.J16]*4 + [.K16]*4;0)" office:value-type="float" office:value="0" calcext:value-type="float">
            <text:p>0</text:p>
          </table:table-cell>
          <table:table-cell table:style-name="ce69" table:formula="of:=IF([.R16] &amp; [.D16] = &quot;2메뉴&quot;;[.G16]*6.45 + [.H16]*4 + [.I16]*4.55 + [.J16]*4 + [.K16]*4;0)" office:value-type="float" office:value="0" calcext:value-type="float">
            <text:p>0</text:p>
          </table:table-cell>
          <table:table-cell table:style-name="ce69" table:formula="of:=IF([.R16] &amp; [.D16] = &quot;2출력물&quot;;[.G16]*5.4 + [.H16]*4 + [.I16]*4.55 + [.J16]*4 + [.K16]*4;0)" office:value-type="float" office:value="0" calcext:value-type="float">
            <text:p>0</text:p>
          </table:table-cell>
          <table:table-cell table:style-name="ce69" table:formula="of:=IF([.R16] &amp; [.D16] = &quot;2팝업&quot;;[.G16]*6.45 + [.H16]*4 + [.I16]*4.55 + [.J16]*4 + [.K16]*4;0)" office:value-type="float" office:value="0" calcext:value-type="float">
            <text:p>0</text:p>
          </table:table-cell>
          <table:table-cell table:style-name="ce69" table:formula="of:=IF([.R16] &amp; [.D16] = &quot;2탭&quot;;[.G16]*6.45 + [.H16]*4 + [.I16]*4.55 + [.J16]*4 + [.K16]*4;0)" office:value-type="float" office:value="0" calcext:value-type="float">
            <text:p>0</text:p>
          </table:table-cell>
          <table:table-cell table:style-name="ce70" table:formula="of:=IF([.R16] &amp; [.D16] = &quot;2배치&quot;;[.G16]*6.45 + [.H16]*4 + [.I16]*4.55 + [.J16]*4 + [.K16]*4;0)" office:value-type="float" office:value="0" calcext:value-type="float">
            <text:p>0</text:p>
          </table:table-cell>
          <table:table-cell table:style-name="ce70" table:formula="of:=SUM([.AI16:.AR16])" office:value-type="float" office:value="18.45" calcext:value-type="float">
            <text:p>18.45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지원기관관리</text:p>
          </table:table-cell>
          <table:table-cell table:style-name="ce30" table:content-validation-name="val1" office:value-type="string" calcext:value-type="string">
            <text:p>메뉴</text:p>
          </table:table-cell>
          <table:table-cell table:style-name="ce30" table:content-validation-name="val2" table:number-columns-repeated="2"/>
          <table:table-cell table:style-name="ce39" office:value-type="float" office:value="1" calcext:value-type="float">
            <text:p>1 </text:p>
          </table:table-cell>
          <table:table-cell table:style-name="ce49" office:value-type="float" office:value="0" calcext:value-type="float">
            <text:p>0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2" table:style-name="ce49" office:value-type="float" office:value="0" calcext:value-type="float">
            <text:p>0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7]&lt;&gt;&quot;메뉴&quot;;0;IF(ISBLANK([.P17]); 0; IF((&quot;2015-08-28&quot;-[.P17])&gt;=0;1;0)))" office:value-type="float" office:value="0" calcext:value-type="float">
            <text:p>0</text:p>
          </table:table-cell>
          <table:table-cell table:style-name="ce66" table:formula="of:=IF([.D17]&lt;&gt;&quot;메뉴&quot;;0;IF(ISBLANK([.N17]); 0; IF((&quot;2015-09-04&quot;-[.N17])&gt;=0;1;0)))" office:value-type="float" office:value="0" calcext:value-type="float">
            <text:p>0</text:p>
          </table:table-cell>
          <table:table-cell table:style-name="ce66" table:formula="of:=IF(ISBLANK([.P17]); 0; IF((&quot;2015-08-28&quot;-[.P17])&gt;=0;[.AS17];0))" office:value-type="float" office:value="0" calcext:value-type="float">
            <text:p>0</text:p>
          </table:table-cell>
          <table:table-cell table:style-name="ce66" table:formula="of:=IF(ISBLANK([.N17]); 0; IF((&quot;2015-09-04&quot;-[.N17])&gt;=0;[.AS17];0))" office:value-type="float" office:value="0" calcext:value-type="float">
            <text:p>0</text:p>
          </table:table-cell>
          <table:table-cell table:style-name="ce66" table:formula="of:=IF([.D17]&lt;&gt;&quot;메뉴&quot;;0;IF(ISBLANK([#REF!]); 0; 1))" office:value-type="float" office:value="1" calcext:value-type="float">
            <text:p>1</text:p>
          </table:table-cell>
          <table:table-cell table:style-name="ce66" table:formula="of:=IF(ISBLANK([#REF!]); 0; [.AS17])" office:value-type="float" office:value="11" calcext:value-type="float">
            <text:p>11</text:p>
          </table:table-cell>
          <table:table-cell table:style-name="ce69" table:formula="of:=IF([.R17] &amp; [.D17] = &quot;1메뉴&quot;;1;0)" office:value-type="float" office:value="1" calcext:value-type="float">
            <text:p>1</text:p>
          </table:table-cell>
          <table:table-cell table:style-name="ce69" table:formula="of:=IF([.R17] &amp; [.D17] = &quot;1출력물&quot;;1;0)" office:value-type="float" office:value="0" calcext:value-type="float">
            <text:p>0</text:p>
          </table:table-cell>
          <table:table-cell table:style-name="ce69" table:formula="of:=IF([.R17] &amp; [.D17] = &quot;1팝업&quot;;1;0)" office:value-type="float" office:value="0" calcext:value-type="float">
            <text:p>0</text:p>
          </table:table-cell>
          <table:table-cell table:style-name="ce69" table:formula="of:=IF([.R17] &amp; [.D17] = &quot;1탭&quot;;1;0)" office:value-type="float" office:value="0" calcext:value-type="float">
            <text:p>0</text:p>
          </table:table-cell>
          <table:table-cell table:style-name="ce69" table:formula="of:=IF([.R17] &amp; [.D17] = &quot;1배치&quot;;1;0)" office:value-type="float" office:value="0" calcext:value-type="float">
            <text:p>0</text:p>
          </table:table-cell>
          <table:table-cell table:style-name="ce69" table:formula="of:=IF([.R17] &amp; [.D17] = &quot;2메뉴&quot;;1;0)" office:value-type="float" office:value="0" calcext:value-type="float">
            <text:p>0</text:p>
          </table:table-cell>
          <table:table-cell table:style-name="ce69" table:formula="of:=IF([.R17] &amp; [.D17] = &quot;2출력물&quot;;1;0)" office:value-type="float" office:value="0" calcext:value-type="float">
            <text:p>0</text:p>
          </table:table-cell>
          <table:table-cell table:style-name="ce69" table:formula="of:=IF([.R17] &amp; [.D17] = &quot;2팝업&quot;;1;0)" office:value-type="float" office:value="0" calcext:value-type="float">
            <text:p>0</text:p>
          </table:table-cell>
          <table:table-cell table:style-name="ce69" table:formula="of:=IF([.R17] &amp; [.D17] = &quot;2탭&quot;;1;0)" office:value-type="float" office:value="0" calcext:value-type="float">
            <text:p>0</text:p>
          </table:table-cell>
          <table:table-cell table:style-name="ce69" table:formula="of:=IF([.R17] &amp; [.D17] = &quot;2배치&quot;;1;0)" office:value-type="float" office:value="0" calcext:value-type="float">
            <text:p>0</text:p>
          </table:table-cell>
          <table:table-cell table:style-name="ce69" table:formula="of:=IF([.R17] &amp; [.D17] = &quot;1메뉴&quot;;[.G17]*6.45 + [.H17]*4 + [.I17]*4.55 + [.J17]*4 + [.K17]*4;0)" office:value-type="float" office:value="11" calcext:value-type="float">
            <text:p>11</text:p>
          </table:table-cell>
          <table:table-cell table:style-name="ce69" table:formula="of:=IF([.R17] &amp; [.D17] = &quot;1출력물&quot;;[.G17]*5.4 + [.H17]*4 + [.I17]*4.55 + [.J17]*4 + [.K17]*4;0)" office:value-type="float" office:value="0" calcext:value-type="float">
            <text:p>0</text:p>
          </table:table-cell>
          <table:table-cell table:style-name="ce69" table:formula="of:=IF([.R17] &amp; [.D17] = &quot;1팝업&quot;;[.G17]*6.45 + [.H17]*4 + [.I17]*4.55 + [.J17]*4 + [.K17]*4;0)" office:value-type="float" office:value="0" calcext:value-type="float">
            <text:p>0</text:p>
          </table:table-cell>
          <table:table-cell table:style-name="ce69" table:formula="of:=IF([.R17] &amp; [.D17] = &quot;1탭&quot;;[.G17]*6.45 + [.H17]*4 + [.I17]*4.55 + [.J17]*4 + [.K17]*4;0)" office:value-type="float" office:value="0" calcext:value-type="float">
            <text:p>0</text:p>
          </table:table-cell>
          <table:table-cell table:style-name="ce69" table:formula="of:=IF([.R17] &amp; [.D17] = &quot;1배치&quot;;[.G17]*6.45 + [.H17]*4 + [.I17]*4.55 + [.J17]*4 + [.K17]*4;0)" office:value-type="float" office:value="0" calcext:value-type="float">
            <text:p>0</text:p>
          </table:table-cell>
          <table:table-cell table:style-name="ce69" table:formula="of:=IF([.R17] &amp; [.D17] = &quot;2메뉴&quot;;[.G17]*6.45 + [.H17]*4 + [.I17]*4.55 + [.J17]*4 + [.K17]*4;0)" office:value-type="float" office:value="0" calcext:value-type="float">
            <text:p>0</text:p>
          </table:table-cell>
          <table:table-cell table:style-name="ce69" table:formula="of:=IF([.R17] &amp; [.D17] = &quot;2출력물&quot;;[.G17]*5.4 + [.H17]*4 + [.I17]*4.55 + [.J17]*4 + [.K17]*4;0)" office:value-type="float" office:value="0" calcext:value-type="float">
            <text:p>0</text:p>
          </table:table-cell>
          <table:table-cell table:style-name="ce69" table:formula="of:=IF([.R17] &amp; [.D17] = &quot;2팝업&quot;;[.G17]*6.45 + [.H17]*4 + [.I17]*4.55 + [.J17]*4 + [.K17]*4;0)" office:value-type="float" office:value="0" calcext:value-type="float">
            <text:p>0</text:p>
          </table:table-cell>
          <table:table-cell table:style-name="ce69" table:formula="of:=IF([.R17] &amp; [.D17] = &quot;2탭&quot;;[.G17]*6.45 + [.H17]*4 + [.I17]*4.55 + [.J17]*4 + [.K17]*4;0)" office:value-type="float" office:value="0" calcext:value-type="float">
            <text:p>0</text:p>
          </table:table-cell>
          <table:table-cell table:style-name="ce70" table:formula="of:=IF([.R17] &amp; [.D17] = &quot;2배치&quot;;[.G17]*6.45 + [.H17]*4 + [.I17]*4.55 + [.J17]*4 + [.K17]*4;0)" office:value-type="float" office:value="0" calcext:value-type="float">
            <text:p>0</text:p>
          </table:table-cell>
          <table:table-cell table:style-name="ce70" table:formula="of:=SUM([.AI17:.AR17])" office:value-type="float" office:value="11" calcext:value-type="float">
            <text:p>11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지원기관등록</text:p>
          </table:table-cell>
          <table:table-cell table:style-name="ce30" table:content-validation-name="val1" office:value-type="string" calcext:value-type="string">
            <text:p>팝업</text:p>
          </table:table-cell>
          <table:table-cell table:style-name="ce30" table:content-validation-name="val2" table:number-columns-repeated="2"/>
          <table:table-cell table:style-name="ce39" office:value-type="float" office:value="2" calcext:value-type="float">
            <text:p>2 </text:p>
          </table:table-cell>
          <table:table-cell table:style-name="ce49" office:value-type="float" office:value="1" calcext:value-type="float">
            <text:p>1 </text:p>
          </table:table-cell>
          <table:table-cell table:style-name="ce49" office:value-type="float" office:value="0" calcext:value-type="float">
            <text:p>0 </text:p>
          </table:table-cell>
          <table:table-cell table:number-columns-repeated="2" table:style-name="ce49" office:value-type="float" office:value="1" calcext:value-type="float">
            <text:p>1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8]&lt;&gt;&quot;메뉴&quot;;0;IF(ISBLANK([.P18]); 0; IF((&quot;2015-08-28&quot;-[.P18])&gt;=0;1;0)))" office:value-type="float" office:value="0" calcext:value-type="float">
            <text:p>0</text:p>
          </table:table-cell>
          <table:table-cell table:style-name="ce66" table:formula="of:=IF([.D18]&lt;&gt;&quot;메뉴&quot;;0;IF(ISBLANK([.N18]); 0; IF((&quot;2015-09-04&quot;-[.N18])&gt;=0;1;0)))" office:value-type="float" office:value="0" calcext:value-type="float">
            <text:p>0</text:p>
          </table:table-cell>
          <table:table-cell table:style-name="ce66" table:formula="of:=IF(ISBLANK([.P18]); 0; IF((&quot;2015-08-28&quot;-[.P18])&gt;=0;[.AS18];0))" office:value-type="float" office:value="0" calcext:value-type="float">
            <text:p>0</text:p>
          </table:table-cell>
          <table:table-cell table:style-name="ce66" table:formula="of:=IF(ISBLANK([.N18]); 0; IF((&quot;2015-09-04&quot;-[.N18])&gt;=0;[.AS18];0))" office:value-type="float" office:value="0" calcext:value-type="float">
            <text:p>0</text:p>
          </table:table-cell>
          <table:table-cell table:style-name="ce66" table:formula="of:=IF([.D1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8])" office:value-type="float" office:value="24.9" calcext:value-type="float">
            <text:p>24.9</text:p>
          </table:table-cell>
          <table:table-cell table:style-name="ce69" table:formula="of:=IF([.R18] &amp; [.D18] = &quot;1메뉴&quot;;1;0)" office:value-type="float" office:value="0" calcext:value-type="float">
            <text:p>0</text:p>
          </table:table-cell>
          <table:table-cell table:style-name="ce69" table:formula="of:=IF([.R18] &amp; [.D18] = &quot;1출력물&quot;;1;0)" office:value-type="float" office:value="0" calcext:value-type="float">
            <text:p>0</text:p>
          </table:table-cell>
          <table:table-cell table:style-name="ce69" table:formula="of:=IF([.R18] &amp; [.D18] = &quot;1팝업&quot;;1;0)" office:value-type="float" office:value="1" calcext:value-type="float">
            <text:p>1</text:p>
          </table:table-cell>
          <table:table-cell table:style-name="ce69" table:formula="of:=IF([.R18] &amp; [.D18] = &quot;1탭&quot;;1;0)" office:value-type="float" office:value="0" calcext:value-type="float">
            <text:p>0</text:p>
          </table:table-cell>
          <table:table-cell table:style-name="ce69" table:formula="of:=IF([.R18] &amp; [.D18] = &quot;1배치&quot;;1;0)" office:value-type="float" office:value="0" calcext:value-type="float">
            <text:p>0</text:p>
          </table:table-cell>
          <table:table-cell table:style-name="ce69" table:formula="of:=IF([.R18] &amp; [.D18] = &quot;2메뉴&quot;;1;0)" office:value-type="float" office:value="0" calcext:value-type="float">
            <text:p>0</text:p>
          </table:table-cell>
          <table:table-cell table:style-name="ce69" table:formula="of:=IF([.R18] &amp; [.D18] = &quot;2출력물&quot;;1;0)" office:value-type="float" office:value="0" calcext:value-type="float">
            <text:p>0</text:p>
          </table:table-cell>
          <table:table-cell table:style-name="ce69" table:formula="of:=IF([.R18] &amp; [.D18] = &quot;2팝업&quot;;1;0)" office:value-type="float" office:value="0" calcext:value-type="float">
            <text:p>0</text:p>
          </table:table-cell>
          <table:table-cell table:style-name="ce69" table:formula="of:=IF([.R18] &amp; [.D18] = &quot;2탭&quot;;1;0)" office:value-type="float" office:value="0" calcext:value-type="float">
            <text:p>0</text:p>
          </table:table-cell>
          <table:table-cell table:style-name="ce69" table:formula="of:=IF([.R18] &amp; [.D18] = &quot;2배치&quot;;1;0)" office:value-type="float" office:value="0" calcext:value-type="float">
            <text:p>0</text:p>
          </table:table-cell>
          <table:table-cell table:style-name="ce69" table:formula="of:=IF([.R18] &amp; [.D18] = &quot;1메뉴&quot;;[.G18]*6.45 + [.H18]*4 + [.I18]*4.55 + [.J18]*4 + [.K18]*4;0)" office:value-type="float" office:value="0" calcext:value-type="float">
            <text:p>0</text:p>
          </table:table-cell>
          <table:table-cell table:style-name="ce69" table:formula="of:=IF([.R18] &amp; [.D18] = &quot;1출력물&quot;;[.G18]*5.4 + [.H18]*4 + [.I18]*4.55 + [.J18]*4 + [.K18]*4;0)" office:value-type="float" office:value="0" calcext:value-type="float">
            <text:p>0</text:p>
          </table:table-cell>
          <table:table-cell table:style-name="ce69" table:formula="of:=IF([.R18] &amp; [.D18] = &quot;1팝업&quot;;[.G18]*6.45 + [.H18]*4 + [.I18]*4.55 + [.J18]*4 + [.K18]*4;0)" office:value-type="float" office:value="24.9" calcext:value-type="float">
            <text:p>24.9</text:p>
          </table:table-cell>
          <table:table-cell table:style-name="ce69" table:formula="of:=IF([.R18] &amp; [.D18] = &quot;1탭&quot;;[.G18]*6.45 + [.H18]*4 + [.I18]*4.55 + [.J18]*4 + [.K18]*4;0)" office:value-type="float" office:value="0" calcext:value-type="float">
            <text:p>0</text:p>
          </table:table-cell>
          <table:table-cell table:style-name="ce69" table:formula="of:=IF([.R18] &amp; [.D18] = &quot;1배치&quot;;[.G18]*6.45 + [.H18]*4 + [.I18]*4.55 + [.J18]*4 + [.K18]*4;0)" office:value-type="float" office:value="0" calcext:value-type="float">
            <text:p>0</text:p>
          </table:table-cell>
          <table:table-cell table:style-name="ce69" table:formula="of:=IF([.R18] &amp; [.D18] = &quot;2메뉴&quot;;[.G18]*6.45 + [.H18]*4 + [.I18]*4.55 + [.J18]*4 + [.K18]*4;0)" office:value-type="float" office:value="0" calcext:value-type="float">
            <text:p>0</text:p>
          </table:table-cell>
          <table:table-cell table:style-name="ce69" table:formula="of:=IF([.R18] &amp; [.D18] = &quot;2출력물&quot;;[.G18]*5.4 + [.H18]*4 + [.I18]*4.55 + [.J18]*4 + [.K18]*4;0)" office:value-type="float" office:value="0" calcext:value-type="float">
            <text:p>0</text:p>
          </table:table-cell>
          <table:table-cell table:style-name="ce69" table:formula="of:=IF([.R18] &amp; [.D18] = &quot;2팝업&quot;;[.G18]*6.45 + [.H18]*4 + [.I18]*4.55 + [.J18]*4 + [.K18]*4;0)" office:value-type="float" office:value="0" calcext:value-type="float">
            <text:p>0</text:p>
          </table:table-cell>
          <table:table-cell table:style-name="ce69" table:formula="of:=IF([.R18] &amp; [.D18] = &quot;2탭&quot;;[.G18]*6.45 + [.H18]*4 + [.I18]*4.55 + [.J18]*4 + [.K18]*4;0)" office:value-type="float" office:value="0" calcext:value-type="float">
            <text:p>0</text:p>
          </table:table-cell>
          <table:table-cell table:style-name="ce70" table:formula="of:=IF([.R18] &amp; [.D18] = &quot;2배치&quot;;[.G18]*6.45 + [.H18]*4 + [.I18]*4.55 + [.J18]*4 + [.K18]*4;0)" office:value-type="float" office:value="0" calcext:value-type="float">
            <text:p>0</text:p>
          </table:table-cell>
          <table:table-cell table:style-name="ce70" table:formula="of:=SUM([.AI18:.AR18])" office:value-type="float" office:value="24.9" calcext:value-type="float">
            <text:p>24.9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지원사업관리</text:p>
          </table:table-cell>
          <table:table-cell table:style-name="ce30" table:content-validation-name="val1" office:value-type="string" calcext:value-type="string">
            <text:p>메뉴</text:p>
          </table:table-cell>
          <table:table-cell table:style-name="ce30" table:content-validation-name="val2" table:number-columns-repeated="2"/>
          <table:table-cell table:style-name="ce39" office:value-type="float" office:value="2" calcext:value-type="float">
            <text:p>2 </text:p>
          </table:table-cell>
          <table:table-cell table:style-name="ce49" office:value-type="float" office:value="0" calcext:value-type="float">
            <text:p>0 </text:p>
          </table:table-cell>
          <table:table-cell table:style-name="ce49" office:value-type="float" office:value="1" calcext:value-type="float">
            <text:p>1 </text:p>
          </table:table-cell>
          <table:table-cell table:number-columns-repeated="2" table:style-name="ce49" office:value-type="float" office:value="0" calcext:value-type="float">
            <text:p>0 </text:p>
          </table:table-cell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9]&lt;&gt;&quot;메뉴&quot;;0;IF(ISBLANK([.P19]); 0; IF((&quot;2015-08-28&quot;-[.P19])&gt;=0;1;0)))" office:value-type="float" office:value="0" calcext:value-type="float">
            <text:p>0</text:p>
          </table:table-cell>
          <table:table-cell table:style-name="ce66" table:formula="of:=IF([.D19]&lt;&gt;&quot;메뉴&quot;;0;IF(ISBLANK([.N19]); 0; IF((&quot;2015-09-04&quot;-[.N19])&gt;=0;1;0)))" office:value-type="float" office:value="0" calcext:value-type="float">
            <text:p>0</text:p>
          </table:table-cell>
          <table:table-cell table:style-name="ce66" table:formula="of:=IF(ISBLANK([.P19]); 0; IF((&quot;2015-08-28&quot;-[.P19])&gt;=0;[.AS19];0))" office:value-type="float" office:value="0" calcext:value-type="float">
            <text:p>0</text:p>
          </table:table-cell>
          <table:table-cell table:style-name="ce66" table:formula="of:=IF(ISBLANK([.N19]); 0; IF((&quot;2015-09-04&quot;-[.N19])&gt;=0;[.AS19];0))" office:value-type="float" office:value="0" calcext:value-type="float">
            <text:p>0</text:p>
          </table:table-cell>
          <table:table-cell table:style-name="ce66" table:formula="of:=IF([.D19]&lt;&gt;&quot;메뉴&quot;;0;IF(ISBLANK([#REF!]); 0; 1))" office:value-type="float" office:value="1" calcext:value-type="float">
            <text:p>1</text:p>
          </table:table-cell>
          <table:table-cell table:style-name="ce66" table:formula="of:=IF(ISBLANK([#REF!]); 0; [.AS19])" office:value-type="float" office:value="17.45" calcext:value-type="float">
            <text:p>17.45</text:p>
          </table:table-cell>
          <table:table-cell table:style-name="ce69" table:formula="of:=IF([.R19] &amp; [.D19] = &quot;1메뉴&quot;;1;0)" office:value-type="float" office:value="1" calcext:value-type="float">
            <text:p>1</text:p>
          </table:table-cell>
          <table:table-cell table:style-name="ce69" table:formula="of:=IF([.R19] &amp; [.D19] = &quot;1출력물&quot;;1;0)" office:value-type="float" office:value="0" calcext:value-type="float">
            <text:p>0</text:p>
          </table:table-cell>
          <table:table-cell table:style-name="ce69" table:formula="of:=IF([.R19] &amp; [.D19] = &quot;1팝업&quot;;1;0)" office:value-type="float" office:value="0" calcext:value-type="float">
            <text:p>0</text:p>
          </table:table-cell>
          <table:table-cell table:style-name="ce69" table:formula="of:=IF([.R19] &amp; [.D19] = &quot;1탭&quot;;1;0)" office:value-type="float" office:value="0" calcext:value-type="float">
            <text:p>0</text:p>
          </table:table-cell>
          <table:table-cell table:style-name="ce69" table:formula="of:=IF([.R19] &amp; [.D19] = &quot;1배치&quot;;1;0)" office:value-type="float" office:value="0" calcext:value-type="float">
            <text:p>0</text:p>
          </table:table-cell>
          <table:table-cell table:style-name="ce69" table:formula="of:=IF([.R19] &amp; [.D19] = &quot;2메뉴&quot;;1;0)" office:value-type="float" office:value="0" calcext:value-type="float">
            <text:p>0</text:p>
          </table:table-cell>
          <table:table-cell table:style-name="ce69" table:formula="of:=IF([.R19] &amp; [.D19] = &quot;2출력물&quot;;1;0)" office:value-type="float" office:value="0" calcext:value-type="float">
            <text:p>0</text:p>
          </table:table-cell>
          <table:table-cell table:style-name="ce69" table:formula="of:=IF([.R19] &amp; [.D19] = &quot;2팝업&quot;;1;0)" office:value-type="float" office:value="0" calcext:value-type="float">
            <text:p>0</text:p>
          </table:table-cell>
          <table:table-cell table:style-name="ce69" table:formula="of:=IF([.R19] &amp; [.D19] = &quot;2탭&quot;;1;0)" office:value-type="float" office:value="0" calcext:value-type="float">
            <text:p>0</text:p>
          </table:table-cell>
          <table:table-cell table:style-name="ce69" table:formula="of:=IF([.R19] &amp; [.D19] = &quot;2배치&quot;;1;0)" office:value-type="float" office:value="0" calcext:value-type="float">
            <text:p>0</text:p>
          </table:table-cell>
          <table:table-cell table:style-name="ce69" table:formula="of:=IF([.R19] &amp; [.D19] = &quot;1메뉴&quot;;[.G19]*6.45 + [.H19]*4 + [.I19]*4.55 + [.J19]*4 + [.K19]*4;0)" office:value-type="float" office:value="17.45" calcext:value-type="float">
            <text:p>17.45</text:p>
          </table:table-cell>
          <table:table-cell table:style-name="ce69" table:formula="of:=IF([.R19] &amp; [.D19] = &quot;1출력물&quot;;[.G19]*5.4 + [.H19]*4 + [.I19]*4.55 + [.J19]*4 + [.K19]*4;0)" office:value-type="float" office:value="0" calcext:value-type="float">
            <text:p>0</text:p>
          </table:table-cell>
          <table:table-cell table:style-name="ce69" table:formula="of:=IF([.R19] &amp; [.D19] = &quot;1팝업&quot;;[.G19]*6.45 + [.H19]*4 + [.I19]*4.55 + [.J19]*4 + [.K19]*4;0)" office:value-type="float" office:value="0" calcext:value-type="float">
            <text:p>0</text:p>
          </table:table-cell>
          <table:table-cell table:style-name="ce69" table:formula="of:=IF([.R19] &amp; [.D19] = &quot;1탭&quot;;[.G19]*6.45 + [.H19]*4 + [.I19]*4.55 + [.J19]*4 + [.K19]*4;0)" office:value-type="float" office:value="0" calcext:value-type="float">
            <text:p>0</text:p>
          </table:table-cell>
          <table:table-cell table:style-name="ce69" table:formula="of:=IF([.R19] &amp; [.D19] = &quot;1배치&quot;;[.G19]*6.45 + [.H19]*4 + [.I19]*4.55 + [.J19]*4 + [.K19]*4;0)" office:value-type="float" office:value="0" calcext:value-type="float">
            <text:p>0</text:p>
          </table:table-cell>
          <table:table-cell table:style-name="ce69" table:formula="of:=IF([.R19] &amp; [.D19] = &quot;2메뉴&quot;;[.G19]*6.45 + [.H19]*4 + [.I19]*4.55 + [.J19]*4 + [.K19]*4;0)" office:value-type="float" office:value="0" calcext:value-type="float">
            <text:p>0</text:p>
          </table:table-cell>
          <table:table-cell table:style-name="ce69" table:formula="of:=IF([.R19] &amp; [.D19] = &quot;2출력물&quot;;[.G19]*5.4 + [.H19]*4 + [.I19]*4.55 + [.J19]*4 + [.K19]*4;0)" office:value-type="float" office:value="0" calcext:value-type="float">
            <text:p>0</text:p>
          </table:table-cell>
          <table:table-cell table:style-name="ce69" table:formula="of:=IF([.R19] &amp; [.D19] = &quot;2팝업&quot;;[.G19]*6.45 + [.H19]*4 + [.I19]*4.55 + [.J19]*4 + [.K19]*4;0)" office:value-type="float" office:value="0" calcext:value-type="float">
            <text:p>0</text:p>
          </table:table-cell>
          <table:table-cell table:style-name="ce69" table:formula="of:=IF([.R19] &amp; [.D19] = &quot;2탭&quot;;[.G19]*6.45 + [.H19]*4 + [.I19]*4.55 + [.J19]*4 + [.K19]*4;0)" office:value-type="float" office:value="0" calcext:value-type="float">
            <text:p>0</text:p>
          </table:table-cell>
          <table:table-cell table:style-name="ce70" table:formula="of:=IF([.R19] &amp; [.D19] = &quot;2배치&quot;;[.G19]*6.45 + [.H19]*4 + [.I19]*4.55 + [.J19]*4 + [.K19]*4;0)" office:value-type="float" office:value="0" calcext:value-type="float">
            <text:p>0</text:p>
          </table:table-cell>
          <table:table-cell table:style-name="ce70" table:formula="of:=SUM([.AI19:.AR19])" office:value-type="float" office:value="17.45" calcext:value-type="float">
            <text:p>17.45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0]&lt;&gt;&quot;메뉴&quot;;0;IF(ISBLANK([.P20]); 0; IF((&quot;2015-08-28&quot;-[.P20])&gt;=0;1;0)))" office:value-type="float" office:value="0" calcext:value-type="float">
            <text:p>0</text:p>
          </table:table-cell>
          <table:table-cell table:style-name="ce66" table:formula="of:=IF([.D20]&lt;&gt;&quot;메뉴&quot;;0;IF(ISBLANK([.N20]); 0; IF((&quot;2015-09-04&quot;-[.N20])&gt;=0;1;0)))" office:value-type="float" office:value="0" calcext:value-type="float">
            <text:p>0</text:p>
          </table:table-cell>
          <table:table-cell table:style-name="ce66" table:formula="of:=IF(ISBLANK([.P20]); 0; IF((&quot;2015-08-28&quot;-[.P20])&gt;=0;[.AS20];0))" office:value-type="float" office:value="0" calcext:value-type="float">
            <text:p>0</text:p>
          </table:table-cell>
          <table:table-cell table:style-name="ce66" table:formula="of:=IF(ISBLANK([.N20]); 0; IF((&quot;2015-09-04&quot;-[.N20])&gt;=0;[.AS20];0))" office:value-type="float" office:value="0" calcext:value-type="float">
            <text:p>0</text:p>
          </table:table-cell>
          <table:table-cell table:style-name="ce66" table:formula="of:=IF([.D2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0])" office:value-type="float" office:value="0" calcext:value-type="float">
            <text:p>0</text:p>
          </table:table-cell>
          <table:table-cell table:style-name="ce69" table:formula="of:=IF([.R20] &amp; [.D20] = &quot;1메뉴&quot;;1;0)" office:value-type="float" office:value="0" calcext:value-type="float">
            <text:p>0</text:p>
          </table:table-cell>
          <table:table-cell table:style-name="ce69" table:formula="of:=IF([.R20] &amp; [.D20] = &quot;1출력물&quot;;1;0)" office:value-type="float" office:value="0" calcext:value-type="float">
            <text:p>0</text:p>
          </table:table-cell>
          <table:table-cell table:style-name="ce69" table:formula="of:=IF([.R20] &amp; [.D20] = &quot;1팝업&quot;;1;0)" office:value-type="float" office:value="0" calcext:value-type="float">
            <text:p>0</text:p>
          </table:table-cell>
          <table:table-cell table:style-name="ce69" table:formula="of:=IF([.R20] &amp; [.D20] = &quot;1탭&quot;;1;0)" office:value-type="float" office:value="0" calcext:value-type="float">
            <text:p>0</text:p>
          </table:table-cell>
          <table:table-cell table:style-name="ce69" table:formula="of:=IF([.R20] &amp; [.D20] = &quot;1배치&quot;;1;0)" office:value-type="float" office:value="0" calcext:value-type="float">
            <text:p>0</text:p>
          </table:table-cell>
          <table:table-cell table:style-name="ce69" table:formula="of:=IF([.R20] &amp; [.D20] = &quot;2메뉴&quot;;1;0)" office:value-type="float" office:value="0" calcext:value-type="float">
            <text:p>0</text:p>
          </table:table-cell>
          <table:table-cell table:style-name="ce69" table:formula="of:=IF([.R20] &amp; [.D20] = &quot;2출력물&quot;;1;0)" office:value-type="float" office:value="0" calcext:value-type="float">
            <text:p>0</text:p>
          </table:table-cell>
          <table:table-cell table:style-name="ce69" table:formula="of:=IF([.R20] &amp; [.D20] = &quot;2팝업&quot;;1;0)" office:value-type="float" office:value="0" calcext:value-type="float">
            <text:p>0</text:p>
          </table:table-cell>
          <table:table-cell table:style-name="ce69" table:formula="of:=IF([.R20] &amp; [.D20] = &quot;2탭&quot;;1;0)" office:value-type="float" office:value="0" calcext:value-type="float">
            <text:p>0</text:p>
          </table:table-cell>
          <table:table-cell table:style-name="ce69" table:formula="of:=IF([.R20] &amp; [.D20] = &quot;2배치&quot;;1;0)" office:value-type="float" office:value="0" calcext:value-type="float">
            <text:p>0</text:p>
          </table:table-cell>
          <table:table-cell table:style-name="ce69" table:formula="of:=IF([.R20] &amp; [.D20] = &quot;1메뉴&quot;;[.G20]*6.45 + [.H20]*4 + [.I20]*4.55 + [.J20]*4 + [.K20]*4;0)" office:value-type="float" office:value="0" calcext:value-type="float">
            <text:p>0</text:p>
          </table:table-cell>
          <table:table-cell table:style-name="ce69" table:formula="of:=IF([.R20] &amp; [.D20] = &quot;1출력물&quot;;[.G20]*5.4 + [.H20]*4 + [.I20]*4.55 + [.J20]*4 + [.K20]*4;0)" office:value-type="float" office:value="0" calcext:value-type="float">
            <text:p>0</text:p>
          </table:table-cell>
          <table:table-cell table:style-name="ce69" table:formula="of:=IF([.R20] &amp; [.D20] = &quot;1팝업&quot;;[.G20]*6.45 + [.H20]*4 + [.I20]*4.55 + [.J20]*4 + [.K20]*4;0)" office:value-type="float" office:value="0" calcext:value-type="float">
            <text:p>0</text:p>
          </table:table-cell>
          <table:table-cell table:style-name="ce69" table:formula="of:=IF([.R20] &amp; [.D20] = &quot;1탭&quot;;[.G20]*6.45 + [.H20]*4 + [.I20]*4.55 + [.J20]*4 + [.K20]*4;0)" office:value-type="float" office:value="0" calcext:value-type="float">
            <text:p>0</text:p>
          </table:table-cell>
          <table:table-cell table:style-name="ce69" table:formula="of:=IF([.R20] &amp; [.D20] = &quot;1배치&quot;;[.G20]*6.45 + [.H20]*4 + [.I20]*4.55 + [.J20]*4 + [.K20]*4;0)" office:value-type="float" office:value="0" calcext:value-type="float">
            <text:p>0</text:p>
          </table:table-cell>
          <table:table-cell table:style-name="ce69" table:formula="of:=IF([.R20] &amp; [.D20] = &quot;2메뉴&quot;;[.G20]*6.45 + [.H20]*4 + [.I20]*4.55 + [.J20]*4 + [.K20]*4;0)" office:value-type="float" office:value="0" calcext:value-type="float">
            <text:p>0</text:p>
          </table:table-cell>
          <table:table-cell table:style-name="ce69" table:formula="of:=IF([.R20] &amp; [.D20] = &quot;2출력물&quot;;[.G20]*5.4 + [.H20]*4 + [.I20]*4.55 + [.J20]*4 + [.K20]*4;0)" office:value-type="float" office:value="0" calcext:value-type="float">
            <text:p>0</text:p>
          </table:table-cell>
          <table:table-cell table:style-name="ce69" table:formula="of:=IF([.R20] &amp; [.D20] = &quot;2팝업&quot;;[.G20]*6.45 + [.H20]*4 + [.I20]*4.55 + [.J20]*4 + [.K20]*4;0)" office:value-type="float" office:value="0" calcext:value-type="float">
            <text:p>0</text:p>
          </table:table-cell>
          <table:table-cell table:style-name="ce69" table:formula="of:=IF([.R20] &amp; [.D20] = &quot;2탭&quot;;[.G20]*6.45 + [.H20]*4 + [.I20]*4.55 + [.J20]*4 + [.K20]*4;0)" office:value-type="float" office:value="0" calcext:value-type="float">
            <text:p>0</text:p>
          </table:table-cell>
          <table:table-cell table:style-name="ce70" table:formula="of:=IF([.R20] &amp; [.D20] = &quot;2배치&quot;;[.G20]*6.45 + [.H20]*4 + [.I20]*4.55 + [.J20]*4 + [.K20]*4;0)" office:value-type="float" office:value="0" calcext:value-type="float">
            <text:p>0</text:p>
          </table:table-cell>
          <table:table-cell table:style-name="ce70" table:formula="of:=SUM([.AI20:.AR2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1]&lt;&gt;&quot;메뉴&quot;;0;IF(ISBLANK([.P21]); 0; IF((&quot;2015-08-28&quot;-[.P21])&gt;=0;1;0)))" office:value-type="float" office:value="0" calcext:value-type="float">
            <text:p>0</text:p>
          </table:table-cell>
          <table:table-cell table:style-name="ce66" table:formula="of:=IF([.D21]&lt;&gt;&quot;메뉴&quot;;0;IF(ISBLANK([.N21]); 0; IF((&quot;2015-09-04&quot;-[.N21])&gt;=0;1;0)))" office:value-type="float" office:value="0" calcext:value-type="float">
            <text:p>0</text:p>
          </table:table-cell>
          <table:table-cell table:style-name="ce66" table:formula="of:=IF(ISBLANK([.P21]); 0; IF((&quot;2015-08-28&quot;-[.P21])&gt;=0;[.AS21];0))" office:value-type="float" office:value="0" calcext:value-type="float">
            <text:p>0</text:p>
          </table:table-cell>
          <table:table-cell table:style-name="ce66" table:formula="of:=IF(ISBLANK([.N21]); 0; IF((&quot;2015-09-04&quot;-[.N21])&gt;=0;[.AS21];0))" office:value-type="float" office:value="0" calcext:value-type="float">
            <text:p>0</text:p>
          </table:table-cell>
          <table:table-cell table:style-name="ce66" table:formula="of:=IF([.D2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1])" office:value-type="float" office:value="0" calcext:value-type="float">
            <text:p>0</text:p>
          </table:table-cell>
          <table:table-cell table:style-name="ce69" table:formula="of:=IF([.R21] &amp; [.D21] = &quot;1메뉴&quot;;1;0)" office:value-type="float" office:value="0" calcext:value-type="float">
            <text:p>0</text:p>
          </table:table-cell>
          <table:table-cell table:style-name="ce69" table:formula="of:=IF([.R21] &amp; [.D21] = &quot;1출력물&quot;;1;0)" office:value-type="float" office:value="0" calcext:value-type="float">
            <text:p>0</text:p>
          </table:table-cell>
          <table:table-cell table:style-name="ce69" table:formula="of:=IF([.R21] &amp; [.D21] = &quot;1팝업&quot;;1;0)" office:value-type="float" office:value="0" calcext:value-type="float">
            <text:p>0</text:p>
          </table:table-cell>
          <table:table-cell table:style-name="ce69" table:formula="of:=IF([.R21] &amp; [.D21] = &quot;1탭&quot;;1;0)" office:value-type="float" office:value="0" calcext:value-type="float">
            <text:p>0</text:p>
          </table:table-cell>
          <table:table-cell table:style-name="ce69" table:formula="of:=IF([.R21] &amp; [.D21] = &quot;1배치&quot;;1;0)" office:value-type="float" office:value="0" calcext:value-type="float">
            <text:p>0</text:p>
          </table:table-cell>
          <table:table-cell table:style-name="ce69" table:formula="of:=IF([.R21] &amp; [.D21] = &quot;2메뉴&quot;;1;0)" office:value-type="float" office:value="0" calcext:value-type="float">
            <text:p>0</text:p>
          </table:table-cell>
          <table:table-cell table:style-name="ce69" table:formula="of:=IF([.R21] &amp; [.D21] = &quot;2출력물&quot;;1;0)" office:value-type="float" office:value="0" calcext:value-type="float">
            <text:p>0</text:p>
          </table:table-cell>
          <table:table-cell table:style-name="ce69" table:formula="of:=IF([.R21] &amp; [.D21] = &quot;2팝업&quot;;1;0)" office:value-type="float" office:value="0" calcext:value-type="float">
            <text:p>0</text:p>
          </table:table-cell>
          <table:table-cell table:style-name="ce69" table:formula="of:=IF([.R21] &amp; [.D21] = &quot;2탭&quot;;1;0)" office:value-type="float" office:value="0" calcext:value-type="float">
            <text:p>0</text:p>
          </table:table-cell>
          <table:table-cell table:style-name="ce69" table:formula="of:=IF([.R21] &amp; [.D21] = &quot;2배치&quot;;1;0)" office:value-type="float" office:value="0" calcext:value-type="float">
            <text:p>0</text:p>
          </table:table-cell>
          <table:table-cell table:style-name="ce69" table:formula="of:=IF([.R21] &amp; [.D21] = &quot;1메뉴&quot;;[.G21]*6.45 + [.H21]*4 + [.I21]*4.55 + [.J21]*4 + [.K21]*4;0)" office:value-type="float" office:value="0" calcext:value-type="float">
            <text:p>0</text:p>
          </table:table-cell>
          <table:table-cell table:style-name="ce69" table:formula="of:=IF([.R21] &amp; [.D21] = &quot;1출력물&quot;;[.G21]*5.4 + [.H21]*4 + [.I21]*4.55 + [.J21]*4 + [.K21]*4;0)" office:value-type="float" office:value="0" calcext:value-type="float">
            <text:p>0</text:p>
          </table:table-cell>
          <table:table-cell table:style-name="ce69" table:formula="of:=IF([.R21] &amp; [.D21] = &quot;1팝업&quot;;[.G21]*6.45 + [.H21]*4 + [.I21]*4.55 + [.J21]*4 + [.K21]*4;0)" office:value-type="float" office:value="0" calcext:value-type="float">
            <text:p>0</text:p>
          </table:table-cell>
          <table:table-cell table:style-name="ce69" table:formula="of:=IF([.R21] &amp; [.D21] = &quot;1탭&quot;;[.G21]*6.45 + [.H21]*4 + [.I21]*4.55 + [.J21]*4 + [.K21]*4;0)" office:value-type="float" office:value="0" calcext:value-type="float">
            <text:p>0</text:p>
          </table:table-cell>
          <table:table-cell table:style-name="ce69" table:formula="of:=IF([.R21] &amp; [.D21] = &quot;1배치&quot;;[.G21]*6.45 + [.H21]*4 + [.I21]*4.55 + [.J21]*4 + [.K21]*4;0)" office:value-type="float" office:value="0" calcext:value-type="float">
            <text:p>0</text:p>
          </table:table-cell>
          <table:table-cell table:style-name="ce69" table:formula="of:=IF([.R21] &amp; [.D21] = &quot;2메뉴&quot;;[.G21]*6.45 + [.H21]*4 + [.I21]*4.55 + [.J21]*4 + [.K21]*4;0)" office:value-type="float" office:value="0" calcext:value-type="float">
            <text:p>0</text:p>
          </table:table-cell>
          <table:table-cell table:style-name="ce69" table:formula="of:=IF([.R21] &amp; [.D21] = &quot;2출력물&quot;;[.G21]*5.4 + [.H21]*4 + [.I21]*4.55 + [.J21]*4 + [.K21]*4;0)" office:value-type="float" office:value="0" calcext:value-type="float">
            <text:p>0</text:p>
          </table:table-cell>
          <table:table-cell table:style-name="ce69" table:formula="of:=IF([.R21] &amp; [.D21] = &quot;2팝업&quot;;[.G21]*6.45 + [.H21]*4 + [.I21]*4.55 + [.J21]*4 + [.K21]*4;0)" office:value-type="float" office:value="0" calcext:value-type="float">
            <text:p>0</text:p>
          </table:table-cell>
          <table:table-cell table:style-name="ce69" table:formula="of:=IF([.R21] &amp; [.D21] = &quot;2탭&quot;;[.G21]*6.45 + [.H21]*4 + [.I21]*4.55 + [.J21]*4 + [.K21]*4;0)" office:value-type="float" office:value="0" calcext:value-type="float">
            <text:p>0</text:p>
          </table:table-cell>
          <table:table-cell table:style-name="ce70" table:formula="of:=IF([.R21] &amp; [.D21] = &quot;2배치&quot;;[.G21]*6.45 + [.H21]*4 + [.I21]*4.55 + [.J21]*4 + [.K21]*4;0)" office:value-type="float" office:value="0" calcext:value-type="float">
            <text:p>0</text:p>
          </table:table-cell>
          <table:table-cell table:style-name="ce70" table:formula="of:=SUM([.AI21:.AR2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2]&lt;&gt;&quot;메뉴&quot;;0;IF(ISBLANK([.P22]); 0; IF((&quot;2015-08-28&quot;-[.P22])&gt;=0;1;0)))" office:value-type="float" office:value="0" calcext:value-type="float">
            <text:p>0</text:p>
          </table:table-cell>
          <table:table-cell table:style-name="ce66" table:formula="of:=IF([.D22]&lt;&gt;&quot;메뉴&quot;;0;IF(ISBLANK([.N22]); 0; IF((&quot;2015-09-04&quot;-[.N22])&gt;=0;1;0)))" office:value-type="float" office:value="0" calcext:value-type="float">
            <text:p>0</text:p>
          </table:table-cell>
          <table:table-cell table:style-name="ce66" table:formula="of:=IF(ISBLANK([.P22]); 0; IF((&quot;2015-08-28&quot;-[.P22])&gt;=0;[.AS22];0))" office:value-type="float" office:value="0" calcext:value-type="float">
            <text:p>0</text:p>
          </table:table-cell>
          <table:table-cell table:style-name="ce66" table:formula="of:=IF(ISBLANK([.N22]); 0; IF((&quot;2015-09-04&quot;-[.N22])&gt;=0;[.AS22];0))" office:value-type="float" office:value="0" calcext:value-type="float">
            <text:p>0</text:p>
          </table:table-cell>
          <table:table-cell table:style-name="ce66" table:formula="of:=IF([.D2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2])" office:value-type="float" office:value="0" calcext:value-type="float">
            <text:p>0</text:p>
          </table:table-cell>
          <table:table-cell table:style-name="ce69" table:formula="of:=IF([.R22] &amp; [.D22] = &quot;1메뉴&quot;;1;0)" office:value-type="float" office:value="0" calcext:value-type="float">
            <text:p>0</text:p>
          </table:table-cell>
          <table:table-cell table:style-name="ce69" table:formula="of:=IF([.R22] &amp; [.D22] = &quot;1출력물&quot;;1;0)" office:value-type="float" office:value="0" calcext:value-type="float">
            <text:p>0</text:p>
          </table:table-cell>
          <table:table-cell table:style-name="ce69" table:formula="of:=IF([.R22] &amp; [.D22] = &quot;1팝업&quot;;1;0)" office:value-type="float" office:value="0" calcext:value-type="float">
            <text:p>0</text:p>
          </table:table-cell>
          <table:table-cell table:style-name="ce69" table:formula="of:=IF([.R22] &amp; [.D22] = &quot;1탭&quot;;1;0)" office:value-type="float" office:value="0" calcext:value-type="float">
            <text:p>0</text:p>
          </table:table-cell>
          <table:table-cell table:style-name="ce69" table:formula="of:=IF([.R22] &amp; [.D22] = &quot;1배치&quot;;1;0)" office:value-type="float" office:value="0" calcext:value-type="float">
            <text:p>0</text:p>
          </table:table-cell>
          <table:table-cell table:style-name="ce69" table:formula="of:=IF([.R22] &amp; [.D22] = &quot;2메뉴&quot;;1;0)" office:value-type="float" office:value="0" calcext:value-type="float">
            <text:p>0</text:p>
          </table:table-cell>
          <table:table-cell table:style-name="ce69" table:formula="of:=IF([.R22] &amp; [.D22] = &quot;2출력물&quot;;1;0)" office:value-type="float" office:value="0" calcext:value-type="float">
            <text:p>0</text:p>
          </table:table-cell>
          <table:table-cell table:style-name="ce69" table:formula="of:=IF([.R22] &amp; [.D22] = &quot;2팝업&quot;;1;0)" office:value-type="float" office:value="0" calcext:value-type="float">
            <text:p>0</text:p>
          </table:table-cell>
          <table:table-cell table:style-name="ce69" table:formula="of:=IF([.R22] &amp; [.D22] = &quot;2탭&quot;;1;0)" office:value-type="float" office:value="0" calcext:value-type="float">
            <text:p>0</text:p>
          </table:table-cell>
          <table:table-cell table:style-name="ce69" table:formula="of:=IF([.R22] &amp; [.D22] = &quot;2배치&quot;;1;0)" office:value-type="float" office:value="0" calcext:value-type="float">
            <text:p>0</text:p>
          </table:table-cell>
          <table:table-cell table:style-name="ce69" table:formula="of:=IF([.R22] &amp; [.D22] = &quot;1메뉴&quot;;[.G22]*6.45 + [.H22]*4 + [.I22]*4.55 + [.J22]*4 + [.K22]*4;0)" office:value-type="float" office:value="0" calcext:value-type="float">
            <text:p>0</text:p>
          </table:table-cell>
          <table:table-cell table:style-name="ce69" table:formula="of:=IF([.R22] &amp; [.D22] = &quot;1출력물&quot;;[.G22]*5.4 + [.H22]*4 + [.I22]*4.55 + [.J22]*4 + [.K22]*4;0)" office:value-type="float" office:value="0" calcext:value-type="float">
            <text:p>0</text:p>
          </table:table-cell>
          <table:table-cell table:style-name="ce69" table:formula="of:=IF([.R22] &amp; [.D22] = &quot;1팝업&quot;;[.G22]*6.45 + [.H22]*4 + [.I22]*4.55 + [.J22]*4 + [.K22]*4;0)" office:value-type="float" office:value="0" calcext:value-type="float">
            <text:p>0</text:p>
          </table:table-cell>
          <table:table-cell table:style-name="ce69" table:formula="of:=IF([.R22] &amp; [.D22] = &quot;1탭&quot;;[.G22]*6.45 + [.H22]*4 + [.I22]*4.55 + [.J22]*4 + [.K22]*4;0)" office:value-type="float" office:value="0" calcext:value-type="float">
            <text:p>0</text:p>
          </table:table-cell>
          <table:table-cell table:style-name="ce69" table:formula="of:=IF([.R22] &amp; [.D22] = &quot;1배치&quot;;[.G22]*6.45 + [.H22]*4 + [.I22]*4.55 + [.J22]*4 + [.K22]*4;0)" office:value-type="float" office:value="0" calcext:value-type="float">
            <text:p>0</text:p>
          </table:table-cell>
          <table:table-cell table:style-name="ce69" table:formula="of:=IF([.R22] &amp; [.D22] = &quot;2메뉴&quot;;[.G22]*6.45 + [.H22]*4 + [.I22]*4.55 + [.J22]*4 + [.K22]*4;0)" office:value-type="float" office:value="0" calcext:value-type="float">
            <text:p>0</text:p>
          </table:table-cell>
          <table:table-cell table:style-name="ce69" table:formula="of:=IF([.R22] &amp; [.D22] = &quot;2출력물&quot;;[.G22]*5.4 + [.H22]*4 + [.I22]*4.55 + [.J22]*4 + [.K22]*4;0)" office:value-type="float" office:value="0" calcext:value-type="float">
            <text:p>0</text:p>
          </table:table-cell>
          <table:table-cell table:style-name="ce69" table:formula="of:=IF([.R22] &amp; [.D22] = &quot;2팝업&quot;;[.G22]*6.45 + [.H22]*4 + [.I22]*4.55 + [.J22]*4 + [.K22]*4;0)" office:value-type="float" office:value="0" calcext:value-type="float">
            <text:p>0</text:p>
          </table:table-cell>
          <table:table-cell table:style-name="ce69" table:formula="of:=IF([.R22] &amp; [.D22] = &quot;2탭&quot;;[.G22]*6.45 + [.H22]*4 + [.I22]*4.55 + [.J22]*4 + [.K22]*4;0)" office:value-type="float" office:value="0" calcext:value-type="float">
            <text:p>0</text:p>
          </table:table-cell>
          <table:table-cell table:style-name="ce70" table:formula="of:=IF([.R22] &amp; [.D22] = &quot;2배치&quot;;[.G22]*6.45 + [.H22]*4 + [.I22]*4.55 + [.J22]*4 + [.K22]*4;0)" office:value-type="float" office:value="0" calcext:value-type="float">
            <text:p>0</text:p>
          </table:table-cell>
          <table:table-cell table:style-name="ce70" table:formula="of:=SUM([.AI22:.AR2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3]&lt;&gt;&quot;메뉴&quot;;0;IF(ISBLANK([.P23]); 0; IF((&quot;2015-08-28&quot;-[.P23])&gt;=0;1;0)))" office:value-type="float" office:value="0" calcext:value-type="float">
            <text:p>0</text:p>
          </table:table-cell>
          <table:table-cell table:style-name="ce66" table:formula="of:=IF([.D23]&lt;&gt;&quot;메뉴&quot;;0;IF(ISBLANK([.N23]); 0; IF((&quot;2015-09-04&quot;-[.N23])&gt;=0;1;0)))" office:value-type="float" office:value="0" calcext:value-type="float">
            <text:p>0</text:p>
          </table:table-cell>
          <table:table-cell table:style-name="ce66" table:formula="of:=IF(ISBLANK([.P23]); 0; IF((&quot;2015-08-28&quot;-[.P23])&gt;=0;[.AS23];0))" office:value-type="float" office:value="0" calcext:value-type="float">
            <text:p>0</text:p>
          </table:table-cell>
          <table:table-cell table:style-name="ce66" table:formula="of:=IF(ISBLANK([.N23]); 0; IF((&quot;2015-09-04&quot;-[.N23])&gt;=0;[.AS23];0))" office:value-type="float" office:value="0" calcext:value-type="float">
            <text:p>0</text:p>
          </table:table-cell>
          <table:table-cell table:style-name="ce66" table:formula="of:=IF([.D2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3])" office:value-type="float" office:value="0" calcext:value-type="float">
            <text:p>0</text:p>
          </table:table-cell>
          <table:table-cell table:style-name="ce69" table:formula="of:=IF([.R23] &amp; [.D23] = &quot;1메뉴&quot;;1;0)" office:value-type="float" office:value="0" calcext:value-type="float">
            <text:p>0</text:p>
          </table:table-cell>
          <table:table-cell table:style-name="ce69" table:formula="of:=IF([.R23] &amp; [.D23] = &quot;1출력물&quot;;1;0)" office:value-type="float" office:value="0" calcext:value-type="float">
            <text:p>0</text:p>
          </table:table-cell>
          <table:table-cell table:style-name="ce69" table:formula="of:=IF([.R23] &amp; [.D23] = &quot;1팝업&quot;;1;0)" office:value-type="float" office:value="0" calcext:value-type="float">
            <text:p>0</text:p>
          </table:table-cell>
          <table:table-cell table:style-name="ce69" table:formula="of:=IF([.R23] &amp; [.D23] = &quot;1탭&quot;;1;0)" office:value-type="float" office:value="0" calcext:value-type="float">
            <text:p>0</text:p>
          </table:table-cell>
          <table:table-cell table:style-name="ce69" table:formula="of:=IF([.R23] &amp; [.D23] = &quot;1배치&quot;;1;0)" office:value-type="float" office:value="0" calcext:value-type="float">
            <text:p>0</text:p>
          </table:table-cell>
          <table:table-cell table:style-name="ce69" table:formula="of:=IF([.R23] &amp; [.D23] = &quot;2메뉴&quot;;1;0)" office:value-type="float" office:value="0" calcext:value-type="float">
            <text:p>0</text:p>
          </table:table-cell>
          <table:table-cell table:style-name="ce69" table:formula="of:=IF([.R23] &amp; [.D23] = &quot;2출력물&quot;;1;0)" office:value-type="float" office:value="0" calcext:value-type="float">
            <text:p>0</text:p>
          </table:table-cell>
          <table:table-cell table:style-name="ce69" table:formula="of:=IF([.R23] &amp; [.D23] = &quot;2팝업&quot;;1;0)" office:value-type="float" office:value="0" calcext:value-type="float">
            <text:p>0</text:p>
          </table:table-cell>
          <table:table-cell table:style-name="ce69" table:formula="of:=IF([.R23] &amp; [.D23] = &quot;2탭&quot;;1;0)" office:value-type="float" office:value="0" calcext:value-type="float">
            <text:p>0</text:p>
          </table:table-cell>
          <table:table-cell table:style-name="ce69" table:formula="of:=IF([.R23] &amp; [.D23] = &quot;2배치&quot;;1;0)" office:value-type="float" office:value="0" calcext:value-type="float">
            <text:p>0</text:p>
          </table:table-cell>
          <table:table-cell table:style-name="ce69" table:formula="of:=IF([.R23] &amp; [.D23] = &quot;1메뉴&quot;;[.G23]*6.45 + [.H23]*4 + [.I23]*4.55 + [.J23]*4 + [.K23]*4;0)" office:value-type="float" office:value="0" calcext:value-type="float">
            <text:p>0</text:p>
          </table:table-cell>
          <table:table-cell table:style-name="ce69" table:formula="of:=IF([.R23] &amp; [.D23] = &quot;1출력물&quot;;[.G23]*5.4 + [.H23]*4 + [.I23]*4.55 + [.J23]*4 + [.K23]*4;0)" office:value-type="float" office:value="0" calcext:value-type="float">
            <text:p>0</text:p>
          </table:table-cell>
          <table:table-cell table:style-name="ce69" table:formula="of:=IF([.R23] &amp; [.D23] = &quot;1팝업&quot;;[.G23]*6.45 + [.H23]*4 + [.I23]*4.55 + [.J23]*4 + [.K23]*4;0)" office:value-type="float" office:value="0" calcext:value-type="float">
            <text:p>0</text:p>
          </table:table-cell>
          <table:table-cell table:style-name="ce69" table:formula="of:=IF([.R23] &amp; [.D23] = &quot;1탭&quot;;[.G23]*6.45 + [.H23]*4 + [.I23]*4.55 + [.J23]*4 + [.K23]*4;0)" office:value-type="float" office:value="0" calcext:value-type="float">
            <text:p>0</text:p>
          </table:table-cell>
          <table:table-cell table:style-name="ce69" table:formula="of:=IF([.R23] &amp; [.D23] = &quot;1배치&quot;;[.G23]*6.45 + [.H23]*4 + [.I23]*4.55 + [.J23]*4 + [.K23]*4;0)" office:value-type="float" office:value="0" calcext:value-type="float">
            <text:p>0</text:p>
          </table:table-cell>
          <table:table-cell table:style-name="ce69" table:formula="of:=IF([.R23] &amp; [.D23] = &quot;2메뉴&quot;;[.G23]*6.45 + [.H23]*4 + [.I23]*4.55 + [.J23]*4 + [.K23]*4;0)" office:value-type="float" office:value="0" calcext:value-type="float">
            <text:p>0</text:p>
          </table:table-cell>
          <table:table-cell table:style-name="ce69" table:formula="of:=IF([.R23] &amp; [.D23] = &quot;2출력물&quot;;[.G23]*5.4 + [.H23]*4 + [.I23]*4.55 + [.J23]*4 + [.K23]*4;0)" office:value-type="float" office:value="0" calcext:value-type="float">
            <text:p>0</text:p>
          </table:table-cell>
          <table:table-cell table:style-name="ce69" table:formula="of:=IF([.R23] &amp; [.D23] = &quot;2팝업&quot;;[.G23]*6.45 + [.H23]*4 + [.I23]*4.55 + [.J23]*4 + [.K23]*4;0)" office:value-type="float" office:value="0" calcext:value-type="float">
            <text:p>0</text:p>
          </table:table-cell>
          <table:table-cell table:style-name="ce69" table:formula="of:=IF([.R23] &amp; [.D23] = &quot;2탭&quot;;[.G23]*6.45 + [.H23]*4 + [.I23]*4.55 + [.J23]*4 + [.K23]*4;0)" office:value-type="float" office:value="0" calcext:value-type="float">
            <text:p>0</text:p>
          </table:table-cell>
          <table:table-cell table:style-name="ce70" table:formula="of:=IF([.R23] &amp; [.D23] = &quot;2배치&quot;;[.G23]*6.45 + [.H23]*4 + [.I23]*4.55 + [.J23]*4 + [.K23]*4;0)" office:value-type="float" office:value="0" calcext:value-type="float">
            <text:p>0</text:p>
          </table:table-cell>
          <table:table-cell table:style-name="ce70" table:formula="of:=SUM([.AI23:.AR2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4]&lt;&gt;&quot;메뉴&quot;;0;IF(ISBLANK([.P24]); 0; IF((&quot;2015-08-28&quot;-[.P24])&gt;=0;1;0)))" office:value-type="float" office:value="0" calcext:value-type="float">
            <text:p>0</text:p>
          </table:table-cell>
          <table:table-cell table:style-name="ce66" table:formula="of:=IF([.D24]&lt;&gt;&quot;메뉴&quot;;0;IF(ISBLANK([.N24]); 0; IF((&quot;2015-09-04&quot;-[.N24])&gt;=0;1;0)))" office:value-type="float" office:value="0" calcext:value-type="float">
            <text:p>0</text:p>
          </table:table-cell>
          <table:table-cell table:style-name="ce66" table:formula="of:=IF(ISBLANK([.P24]); 0; IF((&quot;2015-08-28&quot;-[.P24])&gt;=0;[.AS24];0))" office:value-type="float" office:value="0" calcext:value-type="float">
            <text:p>0</text:p>
          </table:table-cell>
          <table:table-cell table:style-name="ce66" table:formula="of:=IF(ISBLANK([.N24]); 0; IF((&quot;2015-09-04&quot;-[.N24])&gt;=0;[.AS24];0))" office:value-type="float" office:value="0" calcext:value-type="float">
            <text:p>0</text:p>
          </table:table-cell>
          <table:table-cell table:style-name="ce66" table:formula="of:=IF([.D2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4])" office:value-type="float" office:value="0" calcext:value-type="float">
            <text:p>0</text:p>
          </table:table-cell>
          <table:table-cell table:style-name="ce69" table:formula="of:=IF([.R24] &amp; [.D24] = &quot;1메뉴&quot;;1;0)" office:value-type="float" office:value="0" calcext:value-type="float">
            <text:p>0</text:p>
          </table:table-cell>
          <table:table-cell table:style-name="ce69" table:formula="of:=IF([.R24] &amp; [.D24] = &quot;1출력물&quot;;1;0)" office:value-type="float" office:value="0" calcext:value-type="float">
            <text:p>0</text:p>
          </table:table-cell>
          <table:table-cell table:style-name="ce69" table:formula="of:=IF([.R24] &amp; [.D24] = &quot;1팝업&quot;;1;0)" office:value-type="float" office:value="0" calcext:value-type="float">
            <text:p>0</text:p>
          </table:table-cell>
          <table:table-cell table:style-name="ce69" table:formula="of:=IF([.R24] &amp; [.D24] = &quot;1탭&quot;;1;0)" office:value-type="float" office:value="0" calcext:value-type="float">
            <text:p>0</text:p>
          </table:table-cell>
          <table:table-cell table:style-name="ce69" table:formula="of:=IF([.R24] &amp; [.D24] = &quot;1배치&quot;;1;0)" office:value-type="float" office:value="0" calcext:value-type="float">
            <text:p>0</text:p>
          </table:table-cell>
          <table:table-cell table:style-name="ce69" table:formula="of:=IF([.R24] &amp; [.D24] = &quot;2메뉴&quot;;1;0)" office:value-type="float" office:value="0" calcext:value-type="float">
            <text:p>0</text:p>
          </table:table-cell>
          <table:table-cell table:style-name="ce69" table:formula="of:=IF([.R24] &amp; [.D24] = &quot;2출력물&quot;;1;0)" office:value-type="float" office:value="0" calcext:value-type="float">
            <text:p>0</text:p>
          </table:table-cell>
          <table:table-cell table:style-name="ce69" table:formula="of:=IF([.R24] &amp; [.D24] = &quot;2팝업&quot;;1;0)" office:value-type="float" office:value="0" calcext:value-type="float">
            <text:p>0</text:p>
          </table:table-cell>
          <table:table-cell table:style-name="ce69" table:formula="of:=IF([.R24] &amp; [.D24] = &quot;2탭&quot;;1;0)" office:value-type="float" office:value="0" calcext:value-type="float">
            <text:p>0</text:p>
          </table:table-cell>
          <table:table-cell table:style-name="ce69" table:formula="of:=IF([.R24] &amp; [.D24] = &quot;2배치&quot;;1;0)" office:value-type="float" office:value="0" calcext:value-type="float">
            <text:p>0</text:p>
          </table:table-cell>
          <table:table-cell table:style-name="ce69" table:formula="of:=IF([.R24] &amp; [.D24] = &quot;1메뉴&quot;;[.G24]*6.45 + [.H24]*4 + [.I24]*4.55 + [.J24]*4 + [.K24]*4;0)" office:value-type="float" office:value="0" calcext:value-type="float">
            <text:p>0</text:p>
          </table:table-cell>
          <table:table-cell table:style-name="ce69" table:formula="of:=IF([.R24] &amp; [.D24] = &quot;1출력물&quot;;[.G24]*5.4 + [.H24]*4 + [.I24]*4.55 + [.J24]*4 + [.K24]*4;0)" office:value-type="float" office:value="0" calcext:value-type="float">
            <text:p>0</text:p>
          </table:table-cell>
          <table:table-cell table:style-name="ce69" table:formula="of:=IF([.R24] &amp; [.D24] = &quot;1팝업&quot;;[.G24]*6.45 + [.H24]*4 + [.I24]*4.55 + [.J24]*4 + [.K24]*4;0)" office:value-type="float" office:value="0" calcext:value-type="float">
            <text:p>0</text:p>
          </table:table-cell>
          <table:table-cell table:style-name="ce69" table:formula="of:=IF([.R24] &amp; [.D24] = &quot;1탭&quot;;[.G24]*6.45 + [.H24]*4 + [.I24]*4.55 + [.J24]*4 + [.K24]*4;0)" office:value-type="float" office:value="0" calcext:value-type="float">
            <text:p>0</text:p>
          </table:table-cell>
          <table:table-cell table:style-name="ce69" table:formula="of:=IF([.R24] &amp; [.D24] = &quot;1배치&quot;;[.G24]*6.45 + [.H24]*4 + [.I24]*4.55 + [.J24]*4 + [.K24]*4;0)" office:value-type="float" office:value="0" calcext:value-type="float">
            <text:p>0</text:p>
          </table:table-cell>
          <table:table-cell table:style-name="ce69" table:formula="of:=IF([.R24] &amp; [.D24] = &quot;2메뉴&quot;;[.G24]*6.45 + [.H24]*4 + [.I24]*4.55 + [.J24]*4 + [.K24]*4;0)" office:value-type="float" office:value="0" calcext:value-type="float">
            <text:p>0</text:p>
          </table:table-cell>
          <table:table-cell table:style-name="ce69" table:formula="of:=IF([.R24] &amp; [.D24] = &quot;2출력물&quot;;[.G24]*5.4 + [.H24]*4 + [.I24]*4.55 + [.J24]*4 + [.K24]*4;0)" office:value-type="float" office:value="0" calcext:value-type="float">
            <text:p>0</text:p>
          </table:table-cell>
          <table:table-cell table:style-name="ce69" table:formula="of:=IF([.R24] &amp; [.D24] = &quot;2팝업&quot;;[.G24]*6.45 + [.H24]*4 + [.I24]*4.55 + [.J24]*4 + [.K24]*4;0)" office:value-type="float" office:value="0" calcext:value-type="float">
            <text:p>0</text:p>
          </table:table-cell>
          <table:table-cell table:style-name="ce69" table:formula="of:=IF([.R24] &amp; [.D24] = &quot;2탭&quot;;[.G24]*6.45 + [.H24]*4 + [.I24]*4.55 + [.J24]*4 + [.K24]*4;0)" office:value-type="float" office:value="0" calcext:value-type="float">
            <text:p>0</text:p>
          </table:table-cell>
          <table:table-cell table:style-name="ce70" table:formula="of:=IF([.R24] &amp; [.D24] = &quot;2배치&quot;;[.G24]*6.45 + [.H24]*4 + [.I24]*4.55 + [.J24]*4 + [.K24]*4;0)" office:value-type="float" office:value="0" calcext:value-type="float">
            <text:p>0</text:p>
          </table:table-cell>
          <table:table-cell table:style-name="ce70" table:formula="of:=SUM([.AI24:.AR2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5]&lt;&gt;&quot;메뉴&quot;;0;IF(ISBLANK([.P25]); 0; IF((&quot;2015-08-28&quot;-[.P25])&gt;=0;1;0)))" office:value-type="float" office:value="0" calcext:value-type="float">
            <text:p>0</text:p>
          </table:table-cell>
          <table:table-cell table:style-name="ce66" table:formula="of:=IF([.D25]&lt;&gt;&quot;메뉴&quot;;0;IF(ISBLANK([.N25]); 0; IF((&quot;2015-09-04&quot;-[.N25])&gt;=0;1;0)))" office:value-type="float" office:value="0" calcext:value-type="float">
            <text:p>0</text:p>
          </table:table-cell>
          <table:table-cell table:style-name="ce66" table:formula="of:=IF(ISBLANK([.P25]); 0; IF((&quot;2015-08-28&quot;-[.P25])&gt;=0;[.AS25];0))" office:value-type="float" office:value="0" calcext:value-type="float">
            <text:p>0</text:p>
          </table:table-cell>
          <table:table-cell table:style-name="ce66" table:formula="of:=IF(ISBLANK([.N25]); 0; IF((&quot;2015-09-04&quot;-[.N25])&gt;=0;[.AS25];0))" office:value-type="float" office:value="0" calcext:value-type="float">
            <text:p>0</text:p>
          </table:table-cell>
          <table:table-cell table:style-name="ce66" table:formula="of:=IF([.D2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5])" office:value-type="float" office:value="0" calcext:value-type="float">
            <text:p>0</text:p>
          </table:table-cell>
          <table:table-cell table:style-name="ce69" table:formula="of:=IF([.R25] &amp; [.D25] = &quot;1메뉴&quot;;1;0)" office:value-type="float" office:value="0" calcext:value-type="float">
            <text:p>0</text:p>
          </table:table-cell>
          <table:table-cell table:style-name="ce69" table:formula="of:=IF([.R25] &amp; [.D25] = &quot;1출력물&quot;;1;0)" office:value-type="float" office:value="0" calcext:value-type="float">
            <text:p>0</text:p>
          </table:table-cell>
          <table:table-cell table:style-name="ce69" table:formula="of:=IF([.R25] &amp; [.D25] = &quot;1팝업&quot;;1;0)" office:value-type="float" office:value="0" calcext:value-type="float">
            <text:p>0</text:p>
          </table:table-cell>
          <table:table-cell table:style-name="ce69" table:formula="of:=IF([.R25] &amp; [.D25] = &quot;1탭&quot;;1;0)" office:value-type="float" office:value="0" calcext:value-type="float">
            <text:p>0</text:p>
          </table:table-cell>
          <table:table-cell table:style-name="ce69" table:formula="of:=IF([.R25] &amp; [.D25] = &quot;1배치&quot;;1;0)" office:value-type="float" office:value="0" calcext:value-type="float">
            <text:p>0</text:p>
          </table:table-cell>
          <table:table-cell table:style-name="ce69" table:formula="of:=IF([.R25] &amp; [.D25] = &quot;2메뉴&quot;;1;0)" office:value-type="float" office:value="0" calcext:value-type="float">
            <text:p>0</text:p>
          </table:table-cell>
          <table:table-cell table:style-name="ce69" table:formula="of:=IF([.R25] &amp; [.D25] = &quot;2출력물&quot;;1;0)" office:value-type="float" office:value="0" calcext:value-type="float">
            <text:p>0</text:p>
          </table:table-cell>
          <table:table-cell table:style-name="ce69" table:formula="of:=IF([.R25] &amp; [.D25] = &quot;2팝업&quot;;1;0)" office:value-type="float" office:value="0" calcext:value-type="float">
            <text:p>0</text:p>
          </table:table-cell>
          <table:table-cell table:style-name="ce69" table:formula="of:=IF([.R25] &amp; [.D25] = &quot;2탭&quot;;1;0)" office:value-type="float" office:value="0" calcext:value-type="float">
            <text:p>0</text:p>
          </table:table-cell>
          <table:table-cell table:style-name="ce69" table:formula="of:=IF([.R25] &amp; [.D25] = &quot;2배치&quot;;1;0)" office:value-type="float" office:value="0" calcext:value-type="float">
            <text:p>0</text:p>
          </table:table-cell>
          <table:table-cell table:style-name="ce69" table:formula="of:=IF([.R25] &amp; [.D25] = &quot;1메뉴&quot;;[.G25]*6.45 + [.H25]*4 + [.I25]*4.55 + [.J25]*4 + [.K25]*4;0)" office:value-type="float" office:value="0" calcext:value-type="float">
            <text:p>0</text:p>
          </table:table-cell>
          <table:table-cell table:style-name="ce69" table:formula="of:=IF([.R25] &amp; [.D25] = &quot;1출력물&quot;;[.G25]*5.4 + [.H25]*4 + [.I25]*4.55 + [.J25]*4 + [.K25]*4;0)" office:value-type="float" office:value="0" calcext:value-type="float">
            <text:p>0</text:p>
          </table:table-cell>
          <table:table-cell table:style-name="ce69" table:formula="of:=IF([.R25] &amp; [.D25] = &quot;1팝업&quot;;[.G25]*6.45 + [.H25]*4 + [.I25]*4.55 + [.J25]*4 + [.K25]*4;0)" office:value-type="float" office:value="0" calcext:value-type="float">
            <text:p>0</text:p>
          </table:table-cell>
          <table:table-cell table:style-name="ce69" table:formula="of:=IF([.R25] &amp; [.D25] = &quot;1탭&quot;;[.G25]*6.45 + [.H25]*4 + [.I25]*4.55 + [.J25]*4 + [.K25]*4;0)" office:value-type="float" office:value="0" calcext:value-type="float">
            <text:p>0</text:p>
          </table:table-cell>
          <table:table-cell table:style-name="ce69" table:formula="of:=IF([.R25] &amp; [.D25] = &quot;1배치&quot;;[.G25]*6.45 + [.H25]*4 + [.I25]*4.55 + [.J25]*4 + [.K25]*4;0)" office:value-type="float" office:value="0" calcext:value-type="float">
            <text:p>0</text:p>
          </table:table-cell>
          <table:table-cell table:style-name="ce69" table:formula="of:=IF([.R25] &amp; [.D25] = &quot;2메뉴&quot;;[.G25]*6.45 + [.H25]*4 + [.I25]*4.55 + [.J25]*4 + [.K25]*4;0)" office:value-type="float" office:value="0" calcext:value-type="float">
            <text:p>0</text:p>
          </table:table-cell>
          <table:table-cell table:style-name="ce69" table:formula="of:=IF([.R25] &amp; [.D25] = &quot;2출력물&quot;;[.G25]*5.4 + [.H25]*4 + [.I25]*4.55 + [.J25]*4 + [.K25]*4;0)" office:value-type="float" office:value="0" calcext:value-type="float">
            <text:p>0</text:p>
          </table:table-cell>
          <table:table-cell table:style-name="ce69" table:formula="of:=IF([.R25] &amp; [.D25] = &quot;2팝업&quot;;[.G25]*6.45 + [.H25]*4 + [.I25]*4.55 + [.J25]*4 + [.K25]*4;0)" office:value-type="float" office:value="0" calcext:value-type="float">
            <text:p>0</text:p>
          </table:table-cell>
          <table:table-cell table:style-name="ce69" table:formula="of:=IF([.R25] &amp; [.D25] = &quot;2탭&quot;;[.G25]*6.45 + [.H25]*4 + [.I25]*4.55 + [.J25]*4 + [.K25]*4;0)" office:value-type="float" office:value="0" calcext:value-type="float">
            <text:p>0</text:p>
          </table:table-cell>
          <table:table-cell table:style-name="ce70" table:formula="of:=IF([.R25] &amp; [.D25] = &quot;2배치&quot;;[.G25]*6.45 + [.H25]*4 + [.I25]*4.55 + [.J25]*4 + [.K25]*4;0)" office:value-type="float" office:value="0" calcext:value-type="float">
            <text:p>0</text:p>
          </table:table-cell>
          <table:table-cell table:style-name="ce70" table:formula="of:=SUM([.AI25:.AR2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6]&lt;&gt;&quot;메뉴&quot;;0;IF(ISBLANK([.P26]); 0; IF((&quot;2015-08-28&quot;-[.P26])&gt;=0;1;0)))" office:value-type="float" office:value="0" calcext:value-type="float">
            <text:p>0</text:p>
          </table:table-cell>
          <table:table-cell table:style-name="ce66" table:formula="of:=IF([.D26]&lt;&gt;&quot;메뉴&quot;;0;IF(ISBLANK([.N26]); 0; IF((&quot;2015-09-04&quot;-[.N26])&gt;=0;1;0)))" office:value-type="float" office:value="0" calcext:value-type="float">
            <text:p>0</text:p>
          </table:table-cell>
          <table:table-cell table:style-name="ce66" table:formula="of:=IF(ISBLANK([.P26]); 0; IF((&quot;2015-08-28&quot;-[.P26])&gt;=0;[.AS26];0))" office:value-type="float" office:value="0" calcext:value-type="float">
            <text:p>0</text:p>
          </table:table-cell>
          <table:table-cell table:style-name="ce66" table:formula="of:=IF(ISBLANK([.N26]); 0; IF((&quot;2015-09-04&quot;-[.N26])&gt;=0;[.AS26];0))" office:value-type="float" office:value="0" calcext:value-type="float">
            <text:p>0</text:p>
          </table:table-cell>
          <table:table-cell table:style-name="ce66" table:formula="of:=IF([.D2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6])" office:value-type="float" office:value="0" calcext:value-type="float">
            <text:p>0</text:p>
          </table:table-cell>
          <table:table-cell table:style-name="ce69" table:formula="of:=IF([.R26] &amp; [.D26] = &quot;1메뉴&quot;;1;0)" office:value-type="float" office:value="0" calcext:value-type="float">
            <text:p>0</text:p>
          </table:table-cell>
          <table:table-cell table:style-name="ce69" table:formula="of:=IF([.R26] &amp; [.D26] = &quot;1출력물&quot;;1;0)" office:value-type="float" office:value="0" calcext:value-type="float">
            <text:p>0</text:p>
          </table:table-cell>
          <table:table-cell table:style-name="ce69" table:formula="of:=IF([.R26] &amp; [.D26] = &quot;1팝업&quot;;1;0)" office:value-type="float" office:value="0" calcext:value-type="float">
            <text:p>0</text:p>
          </table:table-cell>
          <table:table-cell table:style-name="ce69" table:formula="of:=IF([.R26] &amp; [.D26] = &quot;1탭&quot;;1;0)" office:value-type="float" office:value="0" calcext:value-type="float">
            <text:p>0</text:p>
          </table:table-cell>
          <table:table-cell table:style-name="ce69" table:formula="of:=IF([.R26] &amp; [.D26] = &quot;1배치&quot;;1;0)" office:value-type="float" office:value="0" calcext:value-type="float">
            <text:p>0</text:p>
          </table:table-cell>
          <table:table-cell table:style-name="ce69" table:formula="of:=IF([.R26] &amp; [.D26] = &quot;2메뉴&quot;;1;0)" office:value-type="float" office:value="0" calcext:value-type="float">
            <text:p>0</text:p>
          </table:table-cell>
          <table:table-cell table:style-name="ce69" table:formula="of:=IF([.R26] &amp; [.D26] = &quot;2출력물&quot;;1;0)" office:value-type="float" office:value="0" calcext:value-type="float">
            <text:p>0</text:p>
          </table:table-cell>
          <table:table-cell table:style-name="ce69" table:formula="of:=IF([.R26] &amp; [.D26] = &quot;2팝업&quot;;1;0)" office:value-type="float" office:value="0" calcext:value-type="float">
            <text:p>0</text:p>
          </table:table-cell>
          <table:table-cell table:style-name="ce69" table:formula="of:=IF([.R26] &amp; [.D26] = &quot;2탭&quot;;1;0)" office:value-type="float" office:value="0" calcext:value-type="float">
            <text:p>0</text:p>
          </table:table-cell>
          <table:table-cell table:style-name="ce69" table:formula="of:=IF([.R26] &amp; [.D26] = &quot;2배치&quot;;1;0)" office:value-type="float" office:value="0" calcext:value-type="float">
            <text:p>0</text:p>
          </table:table-cell>
          <table:table-cell table:style-name="ce69" table:formula="of:=IF([.R26] &amp; [.D26] = &quot;1메뉴&quot;;[.G26]*6.45 + [.H26]*4 + [.I26]*4.55 + [.J26]*4 + [.K26]*4;0)" office:value-type="float" office:value="0" calcext:value-type="float">
            <text:p>0</text:p>
          </table:table-cell>
          <table:table-cell table:style-name="ce69" table:formula="of:=IF([.R26] &amp; [.D26] = &quot;1출력물&quot;;[.G26]*5.4 + [.H26]*4 + [.I26]*4.55 + [.J26]*4 + [.K26]*4;0)" office:value-type="float" office:value="0" calcext:value-type="float">
            <text:p>0</text:p>
          </table:table-cell>
          <table:table-cell table:style-name="ce69" table:formula="of:=IF([.R26] &amp; [.D26] = &quot;1팝업&quot;;[.G26]*6.45 + [.H26]*4 + [.I26]*4.55 + [.J26]*4 + [.K26]*4;0)" office:value-type="float" office:value="0" calcext:value-type="float">
            <text:p>0</text:p>
          </table:table-cell>
          <table:table-cell table:style-name="ce69" table:formula="of:=IF([.R26] &amp; [.D26] = &quot;1탭&quot;;[.G26]*6.45 + [.H26]*4 + [.I26]*4.55 + [.J26]*4 + [.K26]*4;0)" office:value-type="float" office:value="0" calcext:value-type="float">
            <text:p>0</text:p>
          </table:table-cell>
          <table:table-cell table:style-name="ce69" table:formula="of:=IF([.R26] &amp; [.D26] = &quot;1배치&quot;;[.G26]*6.45 + [.H26]*4 + [.I26]*4.55 + [.J26]*4 + [.K26]*4;0)" office:value-type="float" office:value="0" calcext:value-type="float">
            <text:p>0</text:p>
          </table:table-cell>
          <table:table-cell table:style-name="ce69" table:formula="of:=IF([.R26] &amp; [.D26] = &quot;2메뉴&quot;;[.G26]*6.45 + [.H26]*4 + [.I26]*4.55 + [.J26]*4 + [.K26]*4;0)" office:value-type="float" office:value="0" calcext:value-type="float">
            <text:p>0</text:p>
          </table:table-cell>
          <table:table-cell table:style-name="ce69" table:formula="of:=IF([.R26] &amp; [.D26] = &quot;2출력물&quot;;[.G26]*5.4 + [.H26]*4 + [.I26]*4.55 + [.J26]*4 + [.K26]*4;0)" office:value-type="float" office:value="0" calcext:value-type="float">
            <text:p>0</text:p>
          </table:table-cell>
          <table:table-cell table:style-name="ce69" table:formula="of:=IF([.R26] &amp; [.D26] = &quot;2팝업&quot;;[.G26]*6.45 + [.H26]*4 + [.I26]*4.55 + [.J26]*4 + [.K26]*4;0)" office:value-type="float" office:value="0" calcext:value-type="float">
            <text:p>0</text:p>
          </table:table-cell>
          <table:table-cell table:style-name="ce69" table:formula="of:=IF([.R26] &amp; [.D26] = &quot;2탭&quot;;[.G26]*6.45 + [.H26]*4 + [.I26]*4.55 + [.J26]*4 + [.K26]*4;0)" office:value-type="float" office:value="0" calcext:value-type="float">
            <text:p>0</text:p>
          </table:table-cell>
          <table:table-cell table:style-name="ce70" table:formula="of:=IF([.R26] &amp; [.D26] = &quot;2배치&quot;;[.G26]*6.45 + [.H26]*4 + [.I26]*4.55 + [.J26]*4 + [.K26]*4;0)" office:value-type="float" office:value="0" calcext:value-type="float">
            <text:p>0</text:p>
          </table:table-cell>
          <table:table-cell table:style-name="ce70" table:formula="of:=SUM([.AI26:.AR2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7]&lt;&gt;&quot;메뉴&quot;;0;IF(ISBLANK([.P27]); 0; IF((&quot;2015-08-28&quot;-[.P27])&gt;=0;1;0)))" office:value-type="float" office:value="0" calcext:value-type="float">
            <text:p>0</text:p>
          </table:table-cell>
          <table:table-cell table:style-name="ce66" table:formula="of:=IF([.D27]&lt;&gt;&quot;메뉴&quot;;0;IF(ISBLANK([.N27]); 0; IF((&quot;2015-09-04&quot;-[.N27])&gt;=0;1;0)))" office:value-type="float" office:value="0" calcext:value-type="float">
            <text:p>0</text:p>
          </table:table-cell>
          <table:table-cell table:style-name="ce66" table:formula="of:=IF(ISBLANK([.P27]); 0; IF((&quot;2015-08-28&quot;-[.P27])&gt;=0;[.AS27];0))" office:value-type="float" office:value="0" calcext:value-type="float">
            <text:p>0</text:p>
          </table:table-cell>
          <table:table-cell table:style-name="ce66" table:formula="of:=IF(ISBLANK([.N27]); 0; IF((&quot;2015-09-04&quot;-[.N27])&gt;=0;[.AS27];0))" office:value-type="float" office:value="0" calcext:value-type="float">
            <text:p>0</text:p>
          </table:table-cell>
          <table:table-cell table:style-name="ce66" table:formula="of:=IF([.D2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7])" office:value-type="float" office:value="0" calcext:value-type="float">
            <text:p>0</text:p>
          </table:table-cell>
          <table:table-cell table:style-name="ce69" table:formula="of:=IF([.R27] &amp; [.D27] = &quot;1메뉴&quot;;1;0)" office:value-type="float" office:value="0" calcext:value-type="float">
            <text:p>0</text:p>
          </table:table-cell>
          <table:table-cell table:style-name="ce69" table:formula="of:=IF([.R27] &amp; [.D27] = &quot;1출력물&quot;;1;0)" office:value-type="float" office:value="0" calcext:value-type="float">
            <text:p>0</text:p>
          </table:table-cell>
          <table:table-cell table:style-name="ce69" table:formula="of:=IF([.R27] &amp; [.D27] = &quot;1팝업&quot;;1;0)" office:value-type="float" office:value="0" calcext:value-type="float">
            <text:p>0</text:p>
          </table:table-cell>
          <table:table-cell table:style-name="ce69" table:formula="of:=IF([.R27] &amp; [.D27] = &quot;1탭&quot;;1;0)" office:value-type="float" office:value="0" calcext:value-type="float">
            <text:p>0</text:p>
          </table:table-cell>
          <table:table-cell table:style-name="ce69" table:formula="of:=IF([.R27] &amp; [.D27] = &quot;1배치&quot;;1;0)" office:value-type="float" office:value="0" calcext:value-type="float">
            <text:p>0</text:p>
          </table:table-cell>
          <table:table-cell table:style-name="ce69" table:formula="of:=IF([.R27] &amp; [.D27] = &quot;2메뉴&quot;;1;0)" office:value-type="float" office:value="0" calcext:value-type="float">
            <text:p>0</text:p>
          </table:table-cell>
          <table:table-cell table:style-name="ce69" table:formula="of:=IF([.R27] &amp; [.D27] = &quot;2출력물&quot;;1;0)" office:value-type="float" office:value="0" calcext:value-type="float">
            <text:p>0</text:p>
          </table:table-cell>
          <table:table-cell table:style-name="ce69" table:formula="of:=IF([.R27] &amp; [.D27] = &quot;2팝업&quot;;1;0)" office:value-type="float" office:value="0" calcext:value-type="float">
            <text:p>0</text:p>
          </table:table-cell>
          <table:table-cell table:style-name="ce69" table:formula="of:=IF([.R27] &amp; [.D27] = &quot;2탭&quot;;1;0)" office:value-type="float" office:value="0" calcext:value-type="float">
            <text:p>0</text:p>
          </table:table-cell>
          <table:table-cell table:style-name="ce69" table:formula="of:=IF([.R27] &amp; [.D27] = &quot;2배치&quot;;1;0)" office:value-type="float" office:value="0" calcext:value-type="float">
            <text:p>0</text:p>
          </table:table-cell>
          <table:table-cell table:style-name="ce69" table:formula="of:=IF([.R27] &amp; [.D27] = &quot;1메뉴&quot;;[.G27]*6.45 + [.H27]*4 + [.I27]*4.55 + [.J27]*4 + [.K27]*4;0)" office:value-type="float" office:value="0" calcext:value-type="float">
            <text:p>0</text:p>
          </table:table-cell>
          <table:table-cell table:style-name="ce69" table:formula="of:=IF([.R27] &amp; [.D27] = &quot;1출력물&quot;;[.G27]*5.4 + [.H27]*4 + [.I27]*4.55 + [.J27]*4 + [.K27]*4;0)" office:value-type="float" office:value="0" calcext:value-type="float">
            <text:p>0</text:p>
          </table:table-cell>
          <table:table-cell table:style-name="ce69" table:formula="of:=IF([.R27] &amp; [.D27] = &quot;1팝업&quot;;[.G27]*6.45 + [.H27]*4 + [.I27]*4.55 + [.J27]*4 + [.K27]*4;0)" office:value-type="float" office:value="0" calcext:value-type="float">
            <text:p>0</text:p>
          </table:table-cell>
          <table:table-cell table:style-name="ce69" table:formula="of:=IF([.R27] &amp; [.D27] = &quot;1탭&quot;;[.G27]*6.45 + [.H27]*4 + [.I27]*4.55 + [.J27]*4 + [.K27]*4;0)" office:value-type="float" office:value="0" calcext:value-type="float">
            <text:p>0</text:p>
          </table:table-cell>
          <table:table-cell table:style-name="ce69" table:formula="of:=IF([.R27] &amp; [.D27] = &quot;1배치&quot;;[.G27]*6.45 + [.H27]*4 + [.I27]*4.55 + [.J27]*4 + [.K27]*4;0)" office:value-type="float" office:value="0" calcext:value-type="float">
            <text:p>0</text:p>
          </table:table-cell>
          <table:table-cell table:style-name="ce69" table:formula="of:=IF([.R27] &amp; [.D27] = &quot;2메뉴&quot;;[.G27]*6.45 + [.H27]*4 + [.I27]*4.55 + [.J27]*4 + [.K27]*4;0)" office:value-type="float" office:value="0" calcext:value-type="float">
            <text:p>0</text:p>
          </table:table-cell>
          <table:table-cell table:style-name="ce69" table:formula="of:=IF([.R27] &amp; [.D27] = &quot;2출력물&quot;;[.G27]*5.4 + [.H27]*4 + [.I27]*4.55 + [.J27]*4 + [.K27]*4;0)" office:value-type="float" office:value="0" calcext:value-type="float">
            <text:p>0</text:p>
          </table:table-cell>
          <table:table-cell table:style-name="ce69" table:formula="of:=IF([.R27] &amp; [.D27] = &quot;2팝업&quot;;[.G27]*6.45 + [.H27]*4 + [.I27]*4.55 + [.J27]*4 + [.K27]*4;0)" office:value-type="float" office:value="0" calcext:value-type="float">
            <text:p>0</text:p>
          </table:table-cell>
          <table:table-cell table:style-name="ce69" table:formula="of:=IF([.R27] &amp; [.D27] = &quot;2탭&quot;;[.G27]*6.45 + [.H27]*4 + [.I27]*4.55 + [.J27]*4 + [.K27]*4;0)" office:value-type="float" office:value="0" calcext:value-type="float">
            <text:p>0</text:p>
          </table:table-cell>
          <table:table-cell table:style-name="ce70" table:formula="of:=IF([.R27] &amp; [.D27] = &quot;2배치&quot;;[.G27]*6.45 + [.H27]*4 + [.I27]*4.55 + [.J27]*4 + [.K27]*4;0)" office:value-type="float" office:value="0" calcext:value-type="float">
            <text:p>0</text:p>
          </table:table-cell>
          <table:table-cell table:style-name="ce70" table:formula="of:=SUM([.AI27:.AR2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8]&lt;&gt;&quot;메뉴&quot;;0;IF(ISBLANK([.P28]); 0; IF((&quot;2015-08-28&quot;-[.P28])&gt;=0;1;0)))" office:value-type="float" office:value="0" calcext:value-type="float">
            <text:p>0</text:p>
          </table:table-cell>
          <table:table-cell table:style-name="ce66" table:formula="of:=IF([.D28]&lt;&gt;&quot;메뉴&quot;;0;IF(ISBLANK([.N28]); 0; IF((&quot;2015-09-04&quot;-[.N28])&gt;=0;1;0)))" office:value-type="float" office:value="0" calcext:value-type="float">
            <text:p>0</text:p>
          </table:table-cell>
          <table:table-cell table:style-name="ce66" table:formula="of:=IF(ISBLANK([.P28]); 0; IF((&quot;2015-08-28&quot;-[.P28])&gt;=0;[.AS28];0))" office:value-type="float" office:value="0" calcext:value-type="float">
            <text:p>0</text:p>
          </table:table-cell>
          <table:table-cell table:style-name="ce66" table:formula="of:=IF(ISBLANK([.N28]); 0; IF((&quot;2015-09-04&quot;-[.N28])&gt;=0;[.AS28];0))" office:value-type="float" office:value="0" calcext:value-type="float">
            <text:p>0</text:p>
          </table:table-cell>
          <table:table-cell table:style-name="ce66" table:formula="of:=IF([.D2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8])" office:value-type="float" office:value="0" calcext:value-type="float">
            <text:p>0</text:p>
          </table:table-cell>
          <table:table-cell table:style-name="ce69" table:formula="of:=IF([.R28] &amp; [.D28] = &quot;1메뉴&quot;;1;0)" office:value-type="float" office:value="0" calcext:value-type="float">
            <text:p>0</text:p>
          </table:table-cell>
          <table:table-cell table:style-name="ce69" table:formula="of:=IF([.R28] &amp; [.D28] = &quot;1출력물&quot;;1;0)" office:value-type="float" office:value="0" calcext:value-type="float">
            <text:p>0</text:p>
          </table:table-cell>
          <table:table-cell table:style-name="ce69" table:formula="of:=IF([.R28] &amp; [.D28] = &quot;1팝업&quot;;1;0)" office:value-type="float" office:value="0" calcext:value-type="float">
            <text:p>0</text:p>
          </table:table-cell>
          <table:table-cell table:style-name="ce69" table:formula="of:=IF([.R28] &amp; [.D28] = &quot;1탭&quot;;1;0)" office:value-type="float" office:value="0" calcext:value-type="float">
            <text:p>0</text:p>
          </table:table-cell>
          <table:table-cell table:style-name="ce69" table:formula="of:=IF([.R28] &amp; [.D28] = &quot;1배치&quot;;1;0)" office:value-type="float" office:value="0" calcext:value-type="float">
            <text:p>0</text:p>
          </table:table-cell>
          <table:table-cell table:style-name="ce69" table:formula="of:=IF([.R28] &amp; [.D28] = &quot;2메뉴&quot;;1;0)" office:value-type="float" office:value="0" calcext:value-type="float">
            <text:p>0</text:p>
          </table:table-cell>
          <table:table-cell table:style-name="ce69" table:formula="of:=IF([.R28] &amp; [.D28] = &quot;2출력물&quot;;1;0)" office:value-type="float" office:value="0" calcext:value-type="float">
            <text:p>0</text:p>
          </table:table-cell>
          <table:table-cell table:style-name="ce69" table:formula="of:=IF([.R28] &amp; [.D28] = &quot;2팝업&quot;;1;0)" office:value-type="float" office:value="0" calcext:value-type="float">
            <text:p>0</text:p>
          </table:table-cell>
          <table:table-cell table:style-name="ce69" table:formula="of:=IF([.R28] &amp; [.D28] = &quot;2탭&quot;;1;0)" office:value-type="float" office:value="0" calcext:value-type="float">
            <text:p>0</text:p>
          </table:table-cell>
          <table:table-cell table:style-name="ce69" table:formula="of:=IF([.R28] &amp; [.D28] = &quot;2배치&quot;;1;0)" office:value-type="float" office:value="0" calcext:value-type="float">
            <text:p>0</text:p>
          </table:table-cell>
          <table:table-cell table:style-name="ce69" table:formula="of:=IF([.R28] &amp; [.D28] = &quot;1메뉴&quot;;[.G28]*6.45 + [.H28]*4 + [.I28]*4.55 + [.J28]*4 + [.K28]*4;0)" office:value-type="float" office:value="0" calcext:value-type="float">
            <text:p>0</text:p>
          </table:table-cell>
          <table:table-cell table:style-name="ce69" table:formula="of:=IF([.R28] &amp; [.D28] = &quot;1출력물&quot;;[.G28]*5.4 + [.H28]*4 + [.I28]*4.55 + [.J28]*4 + [.K28]*4;0)" office:value-type="float" office:value="0" calcext:value-type="float">
            <text:p>0</text:p>
          </table:table-cell>
          <table:table-cell table:style-name="ce69" table:formula="of:=IF([.R28] &amp; [.D28] = &quot;1팝업&quot;;[.G28]*6.45 + [.H28]*4 + [.I28]*4.55 + [.J28]*4 + [.K28]*4;0)" office:value-type="float" office:value="0" calcext:value-type="float">
            <text:p>0</text:p>
          </table:table-cell>
          <table:table-cell table:style-name="ce69" table:formula="of:=IF([.R28] &amp; [.D28] = &quot;1탭&quot;;[.G28]*6.45 + [.H28]*4 + [.I28]*4.55 + [.J28]*4 + [.K28]*4;0)" office:value-type="float" office:value="0" calcext:value-type="float">
            <text:p>0</text:p>
          </table:table-cell>
          <table:table-cell table:style-name="ce69" table:formula="of:=IF([.R28] &amp; [.D28] = &quot;1배치&quot;;[.G28]*6.45 + [.H28]*4 + [.I28]*4.55 + [.J28]*4 + [.K28]*4;0)" office:value-type="float" office:value="0" calcext:value-type="float">
            <text:p>0</text:p>
          </table:table-cell>
          <table:table-cell table:style-name="ce69" table:formula="of:=IF([.R28] &amp; [.D28] = &quot;2메뉴&quot;;[.G28]*6.45 + [.H28]*4 + [.I28]*4.55 + [.J28]*4 + [.K28]*4;0)" office:value-type="float" office:value="0" calcext:value-type="float">
            <text:p>0</text:p>
          </table:table-cell>
          <table:table-cell table:style-name="ce69" table:formula="of:=IF([.R28] &amp; [.D28] = &quot;2출력물&quot;;[.G28]*5.4 + [.H28]*4 + [.I28]*4.55 + [.J28]*4 + [.K28]*4;0)" office:value-type="float" office:value="0" calcext:value-type="float">
            <text:p>0</text:p>
          </table:table-cell>
          <table:table-cell table:style-name="ce69" table:formula="of:=IF([.R28] &amp; [.D28] = &quot;2팝업&quot;;[.G28]*6.45 + [.H28]*4 + [.I28]*4.55 + [.J28]*4 + [.K28]*4;0)" office:value-type="float" office:value="0" calcext:value-type="float">
            <text:p>0</text:p>
          </table:table-cell>
          <table:table-cell table:style-name="ce69" table:formula="of:=IF([.R28] &amp; [.D28] = &quot;2탭&quot;;[.G28]*6.45 + [.H28]*4 + [.I28]*4.55 + [.J28]*4 + [.K28]*4;0)" office:value-type="float" office:value="0" calcext:value-type="float">
            <text:p>0</text:p>
          </table:table-cell>
          <table:table-cell table:style-name="ce70" table:formula="of:=IF([.R28] &amp; [.D28] = &quot;2배치&quot;;[.G28]*6.45 + [.H28]*4 + [.I28]*4.55 + [.J28]*4 + [.K28]*4;0)" office:value-type="float" office:value="0" calcext:value-type="float">
            <text:p>0</text:p>
          </table:table-cell>
          <table:table-cell table:style-name="ce70" table:formula="of:=SUM([.AI28:.AR2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29]&lt;&gt;&quot;메뉴&quot;;0;IF(ISBLANK([.P29]); 0; IF((&quot;2015-08-28&quot;-[.P29])&gt;=0;1;0)))" office:value-type="float" office:value="0" calcext:value-type="float">
            <text:p>0</text:p>
          </table:table-cell>
          <table:table-cell table:style-name="ce66" table:formula="of:=IF([.D29]&lt;&gt;&quot;메뉴&quot;;0;IF(ISBLANK([.N29]); 0; IF((&quot;2015-09-04&quot;-[.N29])&gt;=0;1;0)))" office:value-type="float" office:value="0" calcext:value-type="float">
            <text:p>0</text:p>
          </table:table-cell>
          <table:table-cell table:style-name="ce66" table:formula="of:=IF(ISBLANK([.P29]); 0; IF((&quot;2015-08-28&quot;-[.P29])&gt;=0;[.AS29];0))" office:value-type="float" office:value="0" calcext:value-type="float">
            <text:p>0</text:p>
          </table:table-cell>
          <table:table-cell table:style-name="ce66" table:formula="of:=IF(ISBLANK([.N29]); 0; IF((&quot;2015-09-04&quot;-[.N29])&gt;=0;[.AS29];0))" office:value-type="float" office:value="0" calcext:value-type="float">
            <text:p>0</text:p>
          </table:table-cell>
          <table:table-cell table:style-name="ce66" table:formula="of:=IF([.D2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29])" office:value-type="float" office:value="0" calcext:value-type="float">
            <text:p>0</text:p>
          </table:table-cell>
          <table:table-cell table:style-name="ce69" table:formula="of:=IF([.R29] &amp; [.D29] = &quot;1메뉴&quot;;1;0)" office:value-type="float" office:value="0" calcext:value-type="float">
            <text:p>0</text:p>
          </table:table-cell>
          <table:table-cell table:style-name="ce69" table:formula="of:=IF([.R29] &amp; [.D29] = &quot;1출력물&quot;;1;0)" office:value-type="float" office:value="0" calcext:value-type="float">
            <text:p>0</text:p>
          </table:table-cell>
          <table:table-cell table:style-name="ce69" table:formula="of:=IF([.R29] &amp; [.D29] = &quot;1팝업&quot;;1;0)" office:value-type="float" office:value="0" calcext:value-type="float">
            <text:p>0</text:p>
          </table:table-cell>
          <table:table-cell table:style-name="ce69" table:formula="of:=IF([.R29] &amp; [.D29] = &quot;1탭&quot;;1;0)" office:value-type="float" office:value="0" calcext:value-type="float">
            <text:p>0</text:p>
          </table:table-cell>
          <table:table-cell table:style-name="ce69" table:formula="of:=IF([.R29] &amp; [.D29] = &quot;1배치&quot;;1;0)" office:value-type="float" office:value="0" calcext:value-type="float">
            <text:p>0</text:p>
          </table:table-cell>
          <table:table-cell table:style-name="ce69" table:formula="of:=IF([.R29] &amp; [.D29] = &quot;2메뉴&quot;;1;0)" office:value-type="float" office:value="0" calcext:value-type="float">
            <text:p>0</text:p>
          </table:table-cell>
          <table:table-cell table:style-name="ce69" table:formula="of:=IF([.R29] &amp; [.D29] = &quot;2출력물&quot;;1;0)" office:value-type="float" office:value="0" calcext:value-type="float">
            <text:p>0</text:p>
          </table:table-cell>
          <table:table-cell table:style-name="ce69" table:formula="of:=IF([.R29] &amp; [.D29] = &quot;2팝업&quot;;1;0)" office:value-type="float" office:value="0" calcext:value-type="float">
            <text:p>0</text:p>
          </table:table-cell>
          <table:table-cell table:style-name="ce69" table:formula="of:=IF([.R29] &amp; [.D29] = &quot;2탭&quot;;1;0)" office:value-type="float" office:value="0" calcext:value-type="float">
            <text:p>0</text:p>
          </table:table-cell>
          <table:table-cell table:style-name="ce69" table:formula="of:=IF([.R29] &amp; [.D29] = &quot;2배치&quot;;1;0)" office:value-type="float" office:value="0" calcext:value-type="float">
            <text:p>0</text:p>
          </table:table-cell>
          <table:table-cell table:style-name="ce69" table:formula="of:=IF([.R29] &amp; [.D29] = &quot;1메뉴&quot;;[.G29]*6.45 + [.H29]*4 + [.I29]*4.55 + [.J29]*4 + [.K29]*4;0)" office:value-type="float" office:value="0" calcext:value-type="float">
            <text:p>0</text:p>
          </table:table-cell>
          <table:table-cell table:style-name="ce69" table:formula="of:=IF([.R29] &amp; [.D29] = &quot;1출력물&quot;;[.G29]*5.4 + [.H29]*4 + [.I29]*4.55 + [.J29]*4 + [.K29]*4;0)" office:value-type="float" office:value="0" calcext:value-type="float">
            <text:p>0</text:p>
          </table:table-cell>
          <table:table-cell table:style-name="ce69" table:formula="of:=IF([.R29] &amp; [.D29] = &quot;1팝업&quot;;[.G29]*6.45 + [.H29]*4 + [.I29]*4.55 + [.J29]*4 + [.K29]*4;0)" office:value-type="float" office:value="0" calcext:value-type="float">
            <text:p>0</text:p>
          </table:table-cell>
          <table:table-cell table:style-name="ce69" table:formula="of:=IF([.R29] &amp; [.D29] = &quot;1탭&quot;;[.G29]*6.45 + [.H29]*4 + [.I29]*4.55 + [.J29]*4 + [.K29]*4;0)" office:value-type="float" office:value="0" calcext:value-type="float">
            <text:p>0</text:p>
          </table:table-cell>
          <table:table-cell table:style-name="ce69" table:formula="of:=IF([.R29] &amp; [.D29] = &quot;1배치&quot;;[.G29]*6.45 + [.H29]*4 + [.I29]*4.55 + [.J29]*4 + [.K29]*4;0)" office:value-type="float" office:value="0" calcext:value-type="float">
            <text:p>0</text:p>
          </table:table-cell>
          <table:table-cell table:style-name="ce69" table:formula="of:=IF([.R29] &amp; [.D29] = &quot;2메뉴&quot;;[.G29]*6.45 + [.H29]*4 + [.I29]*4.55 + [.J29]*4 + [.K29]*4;0)" office:value-type="float" office:value="0" calcext:value-type="float">
            <text:p>0</text:p>
          </table:table-cell>
          <table:table-cell table:style-name="ce69" table:formula="of:=IF([.R29] &amp; [.D29] = &quot;2출력물&quot;;[.G29]*5.4 + [.H29]*4 + [.I29]*4.55 + [.J29]*4 + [.K29]*4;0)" office:value-type="float" office:value="0" calcext:value-type="float">
            <text:p>0</text:p>
          </table:table-cell>
          <table:table-cell table:style-name="ce69" table:formula="of:=IF([.R29] &amp; [.D29] = &quot;2팝업&quot;;[.G29]*6.45 + [.H29]*4 + [.I29]*4.55 + [.J29]*4 + [.K29]*4;0)" office:value-type="float" office:value="0" calcext:value-type="float">
            <text:p>0</text:p>
          </table:table-cell>
          <table:table-cell table:style-name="ce69" table:formula="of:=IF([.R29] &amp; [.D29] = &quot;2탭&quot;;[.G29]*6.45 + [.H29]*4 + [.I29]*4.55 + [.J29]*4 + [.K29]*4;0)" office:value-type="float" office:value="0" calcext:value-type="float">
            <text:p>0</text:p>
          </table:table-cell>
          <table:table-cell table:style-name="ce70" table:formula="of:=IF([.R29] &amp; [.D29] = &quot;2배치&quot;;[.G29]*6.45 + [.H29]*4 + [.I29]*4.55 + [.J29]*4 + [.K29]*4;0)" office:value-type="float" office:value="0" calcext:value-type="float">
            <text:p>0</text:p>
          </table:table-cell>
          <table:table-cell table:style-name="ce70" table:formula="of:=SUM([.AI29:.AR2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0]&lt;&gt;&quot;메뉴&quot;;0;IF(ISBLANK([.P30]); 0; IF((&quot;2015-08-28&quot;-[.P30])&gt;=0;1;0)))" office:value-type="float" office:value="0" calcext:value-type="float">
            <text:p>0</text:p>
          </table:table-cell>
          <table:table-cell table:style-name="ce66" table:formula="of:=IF([.D30]&lt;&gt;&quot;메뉴&quot;;0;IF(ISBLANK([.N30]); 0; IF((&quot;2015-09-04&quot;-[.N30])&gt;=0;1;0)))" office:value-type="float" office:value="0" calcext:value-type="float">
            <text:p>0</text:p>
          </table:table-cell>
          <table:table-cell table:style-name="ce66" table:formula="of:=IF(ISBLANK([.P30]); 0; IF((&quot;2015-08-28&quot;-[.P30])&gt;=0;[.AS30];0))" office:value-type="float" office:value="0" calcext:value-type="float">
            <text:p>0</text:p>
          </table:table-cell>
          <table:table-cell table:style-name="ce66" table:formula="of:=IF(ISBLANK([.N30]); 0; IF((&quot;2015-09-04&quot;-[.N30])&gt;=0;[.AS30];0))" office:value-type="float" office:value="0" calcext:value-type="float">
            <text:p>0</text:p>
          </table:table-cell>
          <table:table-cell table:style-name="ce66" table:formula="of:=IF([.D3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0])" office:value-type="float" office:value="0" calcext:value-type="float">
            <text:p>0</text:p>
          </table:table-cell>
          <table:table-cell table:style-name="ce69" table:formula="of:=IF([.R30] &amp; [.D30] = &quot;1메뉴&quot;;1;0)" office:value-type="float" office:value="0" calcext:value-type="float">
            <text:p>0</text:p>
          </table:table-cell>
          <table:table-cell table:style-name="ce69" table:formula="of:=IF([.R30] &amp; [.D30] = &quot;1출력물&quot;;1;0)" office:value-type="float" office:value="0" calcext:value-type="float">
            <text:p>0</text:p>
          </table:table-cell>
          <table:table-cell table:style-name="ce69" table:formula="of:=IF([.R30] &amp; [.D30] = &quot;1팝업&quot;;1;0)" office:value-type="float" office:value="0" calcext:value-type="float">
            <text:p>0</text:p>
          </table:table-cell>
          <table:table-cell table:style-name="ce69" table:formula="of:=IF([.R30] &amp; [.D30] = &quot;1탭&quot;;1;0)" office:value-type="float" office:value="0" calcext:value-type="float">
            <text:p>0</text:p>
          </table:table-cell>
          <table:table-cell table:style-name="ce69" table:formula="of:=IF([.R30] &amp; [.D30] = &quot;1배치&quot;;1;0)" office:value-type="float" office:value="0" calcext:value-type="float">
            <text:p>0</text:p>
          </table:table-cell>
          <table:table-cell table:style-name="ce69" table:formula="of:=IF([.R30] &amp; [.D30] = &quot;2메뉴&quot;;1;0)" office:value-type="float" office:value="0" calcext:value-type="float">
            <text:p>0</text:p>
          </table:table-cell>
          <table:table-cell table:style-name="ce69" table:formula="of:=IF([.R30] &amp; [.D30] = &quot;2출력물&quot;;1;0)" office:value-type="float" office:value="0" calcext:value-type="float">
            <text:p>0</text:p>
          </table:table-cell>
          <table:table-cell table:style-name="ce69" table:formula="of:=IF([.R30] &amp; [.D30] = &quot;2팝업&quot;;1;0)" office:value-type="float" office:value="0" calcext:value-type="float">
            <text:p>0</text:p>
          </table:table-cell>
          <table:table-cell table:style-name="ce69" table:formula="of:=IF([.R30] &amp; [.D30] = &quot;2탭&quot;;1;0)" office:value-type="float" office:value="0" calcext:value-type="float">
            <text:p>0</text:p>
          </table:table-cell>
          <table:table-cell table:style-name="ce69" table:formula="of:=IF([.R30] &amp; [.D30] = &quot;2배치&quot;;1;0)" office:value-type="float" office:value="0" calcext:value-type="float">
            <text:p>0</text:p>
          </table:table-cell>
          <table:table-cell table:style-name="ce69" table:formula="of:=IF([.R30] &amp; [.D30] = &quot;1메뉴&quot;;[.G30]*6.45 + [.H30]*4 + [.I30]*4.55 + [.J30]*4 + [.K30]*4;0)" office:value-type="float" office:value="0" calcext:value-type="float">
            <text:p>0</text:p>
          </table:table-cell>
          <table:table-cell table:style-name="ce69" table:formula="of:=IF([.R30] &amp; [.D30] = &quot;1출력물&quot;;[.G30]*5.4 + [.H30]*4 + [.I30]*4.55 + [.J30]*4 + [.K30]*4;0)" office:value-type="float" office:value="0" calcext:value-type="float">
            <text:p>0</text:p>
          </table:table-cell>
          <table:table-cell table:style-name="ce69" table:formula="of:=IF([.R30] &amp; [.D30] = &quot;1팝업&quot;;[.G30]*6.45 + [.H30]*4 + [.I30]*4.55 + [.J30]*4 + [.K30]*4;0)" office:value-type="float" office:value="0" calcext:value-type="float">
            <text:p>0</text:p>
          </table:table-cell>
          <table:table-cell table:style-name="ce69" table:formula="of:=IF([.R30] &amp; [.D30] = &quot;1탭&quot;;[.G30]*6.45 + [.H30]*4 + [.I30]*4.55 + [.J30]*4 + [.K30]*4;0)" office:value-type="float" office:value="0" calcext:value-type="float">
            <text:p>0</text:p>
          </table:table-cell>
          <table:table-cell table:style-name="ce69" table:formula="of:=IF([.R30] &amp; [.D30] = &quot;1배치&quot;;[.G30]*6.45 + [.H30]*4 + [.I30]*4.55 + [.J30]*4 + [.K30]*4;0)" office:value-type="float" office:value="0" calcext:value-type="float">
            <text:p>0</text:p>
          </table:table-cell>
          <table:table-cell table:style-name="ce69" table:formula="of:=IF([.R30] &amp; [.D30] = &quot;2메뉴&quot;;[.G30]*6.45 + [.H30]*4 + [.I30]*4.55 + [.J30]*4 + [.K30]*4;0)" office:value-type="float" office:value="0" calcext:value-type="float">
            <text:p>0</text:p>
          </table:table-cell>
          <table:table-cell table:style-name="ce69" table:formula="of:=IF([.R30] &amp; [.D30] = &quot;2출력물&quot;;[.G30]*5.4 + [.H30]*4 + [.I30]*4.55 + [.J30]*4 + [.K30]*4;0)" office:value-type="float" office:value="0" calcext:value-type="float">
            <text:p>0</text:p>
          </table:table-cell>
          <table:table-cell table:style-name="ce69" table:formula="of:=IF([.R30] &amp; [.D30] = &quot;2팝업&quot;;[.G30]*6.45 + [.H30]*4 + [.I30]*4.55 + [.J30]*4 + [.K30]*4;0)" office:value-type="float" office:value="0" calcext:value-type="float">
            <text:p>0</text:p>
          </table:table-cell>
          <table:table-cell table:style-name="ce69" table:formula="of:=IF([.R30] &amp; [.D30] = &quot;2탭&quot;;[.G30]*6.45 + [.H30]*4 + [.I30]*4.55 + [.J30]*4 + [.K30]*4;0)" office:value-type="float" office:value="0" calcext:value-type="float">
            <text:p>0</text:p>
          </table:table-cell>
          <table:table-cell table:style-name="ce70" table:formula="of:=IF([.R30] &amp; [.D30] = &quot;2배치&quot;;[.G30]*6.45 + [.H30]*4 + [.I30]*4.55 + [.J30]*4 + [.K30]*4;0)" office:value-type="float" office:value="0" calcext:value-type="float">
            <text:p>0</text:p>
          </table:table-cell>
          <table:table-cell table:style-name="ce70" table:formula="of:=SUM([.AI30:.AR3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1]&lt;&gt;&quot;메뉴&quot;;0;IF(ISBLANK([.P31]); 0; IF((&quot;2015-08-28&quot;-[.P31])&gt;=0;1;0)))" office:value-type="float" office:value="0" calcext:value-type="float">
            <text:p>0</text:p>
          </table:table-cell>
          <table:table-cell table:style-name="ce66" table:formula="of:=IF([.D31]&lt;&gt;&quot;메뉴&quot;;0;IF(ISBLANK([.N31]); 0; IF((&quot;2015-09-04&quot;-[.N31])&gt;=0;1;0)))" office:value-type="float" office:value="0" calcext:value-type="float">
            <text:p>0</text:p>
          </table:table-cell>
          <table:table-cell table:style-name="ce66" table:formula="of:=IF(ISBLANK([.P31]); 0; IF((&quot;2015-08-28&quot;-[.P31])&gt;=0;[.AS31];0))" office:value-type="float" office:value="0" calcext:value-type="float">
            <text:p>0</text:p>
          </table:table-cell>
          <table:table-cell table:style-name="ce66" table:formula="of:=IF(ISBLANK([.N31]); 0; IF((&quot;2015-09-04&quot;-[.N31])&gt;=0;[.AS31];0))" office:value-type="float" office:value="0" calcext:value-type="float">
            <text:p>0</text:p>
          </table:table-cell>
          <table:table-cell table:style-name="ce66" table:formula="of:=IF([.D3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1])" office:value-type="float" office:value="0" calcext:value-type="float">
            <text:p>0</text:p>
          </table:table-cell>
          <table:table-cell table:style-name="ce69" table:formula="of:=IF([.R31] &amp; [.D31] = &quot;1메뉴&quot;;1;0)" office:value-type="float" office:value="0" calcext:value-type="float">
            <text:p>0</text:p>
          </table:table-cell>
          <table:table-cell table:style-name="ce69" table:formula="of:=IF([.R31] &amp; [.D31] = &quot;1출력물&quot;;1;0)" office:value-type="float" office:value="0" calcext:value-type="float">
            <text:p>0</text:p>
          </table:table-cell>
          <table:table-cell table:style-name="ce69" table:formula="of:=IF([.R31] &amp; [.D31] = &quot;1팝업&quot;;1;0)" office:value-type="float" office:value="0" calcext:value-type="float">
            <text:p>0</text:p>
          </table:table-cell>
          <table:table-cell table:style-name="ce69" table:formula="of:=IF([.R31] &amp; [.D31] = &quot;1탭&quot;;1;0)" office:value-type="float" office:value="0" calcext:value-type="float">
            <text:p>0</text:p>
          </table:table-cell>
          <table:table-cell table:style-name="ce69" table:formula="of:=IF([.R31] &amp; [.D31] = &quot;1배치&quot;;1;0)" office:value-type="float" office:value="0" calcext:value-type="float">
            <text:p>0</text:p>
          </table:table-cell>
          <table:table-cell table:style-name="ce69" table:formula="of:=IF([.R31] &amp; [.D31] = &quot;2메뉴&quot;;1;0)" office:value-type="float" office:value="0" calcext:value-type="float">
            <text:p>0</text:p>
          </table:table-cell>
          <table:table-cell table:style-name="ce69" table:formula="of:=IF([.R31] &amp; [.D31] = &quot;2출력물&quot;;1;0)" office:value-type="float" office:value="0" calcext:value-type="float">
            <text:p>0</text:p>
          </table:table-cell>
          <table:table-cell table:style-name="ce69" table:formula="of:=IF([.R31] &amp; [.D31] = &quot;2팝업&quot;;1;0)" office:value-type="float" office:value="0" calcext:value-type="float">
            <text:p>0</text:p>
          </table:table-cell>
          <table:table-cell table:style-name="ce69" table:formula="of:=IF([.R31] &amp; [.D31] = &quot;2탭&quot;;1;0)" office:value-type="float" office:value="0" calcext:value-type="float">
            <text:p>0</text:p>
          </table:table-cell>
          <table:table-cell table:style-name="ce69" table:formula="of:=IF([.R31] &amp; [.D31] = &quot;2배치&quot;;1;0)" office:value-type="float" office:value="0" calcext:value-type="float">
            <text:p>0</text:p>
          </table:table-cell>
          <table:table-cell table:style-name="ce69" table:formula="of:=IF([.R31] &amp; [.D31] = &quot;1메뉴&quot;;[.G31]*6.45 + [.H31]*4 + [.I31]*4.55 + [.J31]*4 + [.K31]*4;0)" office:value-type="float" office:value="0" calcext:value-type="float">
            <text:p>0</text:p>
          </table:table-cell>
          <table:table-cell table:style-name="ce69" table:formula="of:=IF([.R31] &amp; [.D31] = &quot;1출력물&quot;;[.G31]*5.4 + [.H31]*4 + [.I31]*4.55 + [.J31]*4 + [.K31]*4;0)" office:value-type="float" office:value="0" calcext:value-type="float">
            <text:p>0</text:p>
          </table:table-cell>
          <table:table-cell table:style-name="ce69" table:formula="of:=IF([.R31] &amp; [.D31] = &quot;1팝업&quot;;[.G31]*6.45 + [.H31]*4 + [.I31]*4.55 + [.J31]*4 + [.K31]*4;0)" office:value-type="float" office:value="0" calcext:value-type="float">
            <text:p>0</text:p>
          </table:table-cell>
          <table:table-cell table:style-name="ce69" table:formula="of:=IF([.R31] &amp; [.D31] = &quot;1탭&quot;;[.G31]*6.45 + [.H31]*4 + [.I31]*4.55 + [.J31]*4 + [.K31]*4;0)" office:value-type="float" office:value="0" calcext:value-type="float">
            <text:p>0</text:p>
          </table:table-cell>
          <table:table-cell table:style-name="ce69" table:formula="of:=IF([.R31] &amp; [.D31] = &quot;1배치&quot;;[.G31]*6.45 + [.H31]*4 + [.I31]*4.55 + [.J31]*4 + [.K31]*4;0)" office:value-type="float" office:value="0" calcext:value-type="float">
            <text:p>0</text:p>
          </table:table-cell>
          <table:table-cell table:style-name="ce69" table:formula="of:=IF([.R31] &amp; [.D31] = &quot;2메뉴&quot;;[.G31]*6.45 + [.H31]*4 + [.I31]*4.55 + [.J31]*4 + [.K31]*4;0)" office:value-type="float" office:value="0" calcext:value-type="float">
            <text:p>0</text:p>
          </table:table-cell>
          <table:table-cell table:style-name="ce69" table:formula="of:=IF([.R31] &amp; [.D31] = &quot;2출력물&quot;;[.G31]*5.4 + [.H31]*4 + [.I31]*4.55 + [.J31]*4 + [.K31]*4;0)" office:value-type="float" office:value="0" calcext:value-type="float">
            <text:p>0</text:p>
          </table:table-cell>
          <table:table-cell table:style-name="ce69" table:formula="of:=IF([.R31] &amp; [.D31] = &quot;2팝업&quot;;[.G31]*6.45 + [.H31]*4 + [.I31]*4.55 + [.J31]*4 + [.K31]*4;0)" office:value-type="float" office:value="0" calcext:value-type="float">
            <text:p>0</text:p>
          </table:table-cell>
          <table:table-cell table:style-name="ce69" table:formula="of:=IF([.R31] &amp; [.D31] = &quot;2탭&quot;;[.G31]*6.45 + [.H31]*4 + [.I31]*4.55 + [.J31]*4 + [.K31]*4;0)" office:value-type="float" office:value="0" calcext:value-type="float">
            <text:p>0</text:p>
          </table:table-cell>
          <table:table-cell table:style-name="ce70" table:formula="of:=IF([.R31] &amp; [.D31] = &quot;2배치&quot;;[.G31]*6.45 + [.H31]*4 + [.I31]*4.55 + [.J31]*4 + [.K31]*4;0)" office:value-type="float" office:value="0" calcext:value-type="float">
            <text:p>0</text:p>
          </table:table-cell>
          <table:table-cell table:style-name="ce70" table:formula="of:=SUM([.AI31:.AR3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2]&lt;&gt;&quot;메뉴&quot;;0;IF(ISBLANK([.P32]); 0; IF((&quot;2015-08-28&quot;-[.P32])&gt;=0;1;0)))" office:value-type="float" office:value="0" calcext:value-type="float">
            <text:p>0</text:p>
          </table:table-cell>
          <table:table-cell table:style-name="ce66" table:formula="of:=IF([.D32]&lt;&gt;&quot;메뉴&quot;;0;IF(ISBLANK([.N32]); 0; IF((&quot;2015-09-04&quot;-[.N32])&gt;=0;1;0)))" office:value-type="float" office:value="0" calcext:value-type="float">
            <text:p>0</text:p>
          </table:table-cell>
          <table:table-cell table:style-name="ce66" table:formula="of:=IF(ISBLANK([.P32]); 0; IF((&quot;2015-08-28&quot;-[.P32])&gt;=0;[.AS32];0))" office:value-type="float" office:value="0" calcext:value-type="float">
            <text:p>0</text:p>
          </table:table-cell>
          <table:table-cell table:style-name="ce66" table:formula="of:=IF(ISBLANK([.N32]); 0; IF((&quot;2015-09-04&quot;-[.N32])&gt;=0;[.AS32];0))" office:value-type="float" office:value="0" calcext:value-type="float">
            <text:p>0</text:p>
          </table:table-cell>
          <table:table-cell table:style-name="ce66" table:formula="of:=IF([.D3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2])" office:value-type="float" office:value="0" calcext:value-type="float">
            <text:p>0</text:p>
          </table:table-cell>
          <table:table-cell table:style-name="ce69" table:formula="of:=IF([.R32] &amp; [.D32] = &quot;1메뉴&quot;;1;0)" office:value-type="float" office:value="0" calcext:value-type="float">
            <text:p>0</text:p>
          </table:table-cell>
          <table:table-cell table:style-name="ce69" table:formula="of:=IF([.R32] &amp; [.D32] = &quot;1출력물&quot;;1;0)" office:value-type="float" office:value="0" calcext:value-type="float">
            <text:p>0</text:p>
          </table:table-cell>
          <table:table-cell table:style-name="ce69" table:formula="of:=IF([.R32] &amp; [.D32] = &quot;1팝업&quot;;1;0)" office:value-type="float" office:value="0" calcext:value-type="float">
            <text:p>0</text:p>
          </table:table-cell>
          <table:table-cell table:style-name="ce69" table:formula="of:=IF([.R32] &amp; [.D32] = &quot;1탭&quot;;1;0)" office:value-type="float" office:value="0" calcext:value-type="float">
            <text:p>0</text:p>
          </table:table-cell>
          <table:table-cell table:style-name="ce69" table:formula="of:=IF([.R32] &amp; [.D32] = &quot;1배치&quot;;1;0)" office:value-type="float" office:value="0" calcext:value-type="float">
            <text:p>0</text:p>
          </table:table-cell>
          <table:table-cell table:style-name="ce69" table:formula="of:=IF([.R32] &amp; [.D32] = &quot;2메뉴&quot;;1;0)" office:value-type="float" office:value="0" calcext:value-type="float">
            <text:p>0</text:p>
          </table:table-cell>
          <table:table-cell table:style-name="ce69" table:formula="of:=IF([.R32] &amp; [.D32] = &quot;2출력물&quot;;1;0)" office:value-type="float" office:value="0" calcext:value-type="float">
            <text:p>0</text:p>
          </table:table-cell>
          <table:table-cell table:style-name="ce69" table:formula="of:=IF([.R32] &amp; [.D32] = &quot;2팝업&quot;;1;0)" office:value-type="float" office:value="0" calcext:value-type="float">
            <text:p>0</text:p>
          </table:table-cell>
          <table:table-cell table:style-name="ce69" table:formula="of:=IF([.R32] &amp; [.D32] = &quot;2탭&quot;;1;0)" office:value-type="float" office:value="0" calcext:value-type="float">
            <text:p>0</text:p>
          </table:table-cell>
          <table:table-cell table:style-name="ce69" table:formula="of:=IF([.R32] &amp; [.D32] = &quot;2배치&quot;;1;0)" office:value-type="float" office:value="0" calcext:value-type="float">
            <text:p>0</text:p>
          </table:table-cell>
          <table:table-cell table:style-name="ce69" table:formula="of:=IF([.R32] &amp; [.D32] = &quot;1메뉴&quot;;[.G32]*6.45 + [.H32]*4 + [.I32]*4.55 + [.J32]*4 + [.K32]*4;0)" office:value-type="float" office:value="0" calcext:value-type="float">
            <text:p>0</text:p>
          </table:table-cell>
          <table:table-cell table:style-name="ce69" table:formula="of:=IF([.R32] &amp; [.D32] = &quot;1출력물&quot;;[.G32]*5.4 + [.H32]*4 + [.I32]*4.55 + [.J32]*4 + [.K32]*4;0)" office:value-type="float" office:value="0" calcext:value-type="float">
            <text:p>0</text:p>
          </table:table-cell>
          <table:table-cell table:style-name="ce69" table:formula="of:=IF([.R32] &amp; [.D32] = &quot;1팝업&quot;;[.G32]*6.45 + [.H32]*4 + [.I32]*4.55 + [.J32]*4 + [.K32]*4;0)" office:value-type="float" office:value="0" calcext:value-type="float">
            <text:p>0</text:p>
          </table:table-cell>
          <table:table-cell table:style-name="ce69" table:formula="of:=IF([.R32] &amp; [.D32] = &quot;1탭&quot;;[.G32]*6.45 + [.H32]*4 + [.I32]*4.55 + [.J32]*4 + [.K32]*4;0)" office:value-type="float" office:value="0" calcext:value-type="float">
            <text:p>0</text:p>
          </table:table-cell>
          <table:table-cell table:style-name="ce69" table:formula="of:=IF([.R32] &amp; [.D32] = &quot;1배치&quot;;[.G32]*6.45 + [.H32]*4 + [.I32]*4.55 + [.J32]*4 + [.K32]*4;0)" office:value-type="float" office:value="0" calcext:value-type="float">
            <text:p>0</text:p>
          </table:table-cell>
          <table:table-cell table:style-name="ce69" table:formula="of:=IF([.R32] &amp; [.D32] = &quot;2메뉴&quot;;[.G32]*6.45 + [.H32]*4 + [.I32]*4.55 + [.J32]*4 + [.K32]*4;0)" office:value-type="float" office:value="0" calcext:value-type="float">
            <text:p>0</text:p>
          </table:table-cell>
          <table:table-cell table:style-name="ce69" table:formula="of:=IF([.R32] &amp; [.D32] = &quot;2출력물&quot;;[.G32]*5.4 + [.H32]*4 + [.I32]*4.55 + [.J32]*4 + [.K32]*4;0)" office:value-type="float" office:value="0" calcext:value-type="float">
            <text:p>0</text:p>
          </table:table-cell>
          <table:table-cell table:style-name="ce69" table:formula="of:=IF([.R32] &amp; [.D32] = &quot;2팝업&quot;;[.G32]*6.45 + [.H32]*4 + [.I32]*4.55 + [.J32]*4 + [.K32]*4;0)" office:value-type="float" office:value="0" calcext:value-type="float">
            <text:p>0</text:p>
          </table:table-cell>
          <table:table-cell table:style-name="ce69" table:formula="of:=IF([.R32] &amp; [.D32] = &quot;2탭&quot;;[.G32]*6.45 + [.H32]*4 + [.I32]*4.55 + [.J32]*4 + [.K32]*4;0)" office:value-type="float" office:value="0" calcext:value-type="float">
            <text:p>0</text:p>
          </table:table-cell>
          <table:table-cell table:style-name="ce70" table:formula="of:=IF([.R32] &amp; [.D32] = &quot;2배치&quot;;[.G32]*6.45 + [.H32]*4 + [.I32]*4.55 + [.J32]*4 + [.K32]*4;0)" office:value-type="float" office:value="0" calcext:value-type="float">
            <text:p>0</text:p>
          </table:table-cell>
          <table:table-cell table:style-name="ce70" table:formula="of:=SUM([.AI32:.AR3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3]&lt;&gt;&quot;메뉴&quot;;0;IF(ISBLANK([.P33]); 0; IF((&quot;2015-08-28&quot;-[.P33])&gt;=0;1;0)))" office:value-type="float" office:value="0" calcext:value-type="float">
            <text:p>0</text:p>
          </table:table-cell>
          <table:table-cell table:style-name="ce66" table:formula="of:=IF([.D33]&lt;&gt;&quot;메뉴&quot;;0;IF(ISBLANK([.N33]); 0; IF((&quot;2015-09-04&quot;-[.N33])&gt;=0;1;0)))" office:value-type="float" office:value="0" calcext:value-type="float">
            <text:p>0</text:p>
          </table:table-cell>
          <table:table-cell table:style-name="ce66" table:formula="of:=IF(ISBLANK([.P33]); 0; IF((&quot;2015-08-28&quot;-[.P33])&gt;=0;[.AS33];0))" office:value-type="float" office:value="0" calcext:value-type="float">
            <text:p>0</text:p>
          </table:table-cell>
          <table:table-cell table:style-name="ce66" table:formula="of:=IF(ISBLANK([.N33]); 0; IF((&quot;2015-09-04&quot;-[.N33])&gt;=0;[.AS33];0))" office:value-type="float" office:value="0" calcext:value-type="float">
            <text:p>0</text:p>
          </table:table-cell>
          <table:table-cell table:style-name="ce66" table:formula="of:=IF([.D3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3])" office:value-type="float" office:value="0" calcext:value-type="float">
            <text:p>0</text:p>
          </table:table-cell>
          <table:table-cell table:style-name="ce69" table:formula="of:=IF([.R33] &amp; [.D33] = &quot;1메뉴&quot;;1;0)" office:value-type="float" office:value="0" calcext:value-type="float">
            <text:p>0</text:p>
          </table:table-cell>
          <table:table-cell table:style-name="ce69" table:formula="of:=IF([.R33] &amp; [.D33] = &quot;1출력물&quot;;1;0)" office:value-type="float" office:value="0" calcext:value-type="float">
            <text:p>0</text:p>
          </table:table-cell>
          <table:table-cell table:style-name="ce69" table:formula="of:=IF([.R33] &amp; [.D33] = &quot;1팝업&quot;;1;0)" office:value-type="float" office:value="0" calcext:value-type="float">
            <text:p>0</text:p>
          </table:table-cell>
          <table:table-cell table:style-name="ce69" table:formula="of:=IF([.R33] &amp; [.D33] = &quot;1탭&quot;;1;0)" office:value-type="float" office:value="0" calcext:value-type="float">
            <text:p>0</text:p>
          </table:table-cell>
          <table:table-cell table:style-name="ce69" table:formula="of:=IF([.R33] &amp; [.D33] = &quot;1배치&quot;;1;0)" office:value-type="float" office:value="0" calcext:value-type="float">
            <text:p>0</text:p>
          </table:table-cell>
          <table:table-cell table:style-name="ce69" table:formula="of:=IF([.R33] &amp; [.D33] = &quot;2메뉴&quot;;1;0)" office:value-type="float" office:value="0" calcext:value-type="float">
            <text:p>0</text:p>
          </table:table-cell>
          <table:table-cell table:style-name="ce69" table:formula="of:=IF([.R33] &amp; [.D33] = &quot;2출력물&quot;;1;0)" office:value-type="float" office:value="0" calcext:value-type="float">
            <text:p>0</text:p>
          </table:table-cell>
          <table:table-cell table:style-name="ce69" table:formula="of:=IF([.R33] &amp; [.D33] = &quot;2팝업&quot;;1;0)" office:value-type="float" office:value="0" calcext:value-type="float">
            <text:p>0</text:p>
          </table:table-cell>
          <table:table-cell table:style-name="ce69" table:formula="of:=IF([.R33] &amp; [.D33] = &quot;2탭&quot;;1;0)" office:value-type="float" office:value="0" calcext:value-type="float">
            <text:p>0</text:p>
          </table:table-cell>
          <table:table-cell table:style-name="ce69" table:formula="of:=IF([.R33] &amp; [.D33] = &quot;2배치&quot;;1;0)" office:value-type="float" office:value="0" calcext:value-type="float">
            <text:p>0</text:p>
          </table:table-cell>
          <table:table-cell table:style-name="ce69" table:formula="of:=IF([.R33] &amp; [.D33] = &quot;1메뉴&quot;;[.G33]*6.45 + [.H33]*4 + [.I33]*4.55 + [.J33]*4 + [.K33]*4;0)" office:value-type="float" office:value="0" calcext:value-type="float">
            <text:p>0</text:p>
          </table:table-cell>
          <table:table-cell table:style-name="ce69" table:formula="of:=IF([.R33] &amp; [.D33] = &quot;1출력물&quot;;[.G33]*5.4 + [.H33]*4 + [.I33]*4.55 + [.J33]*4 + [.K33]*4;0)" office:value-type="float" office:value="0" calcext:value-type="float">
            <text:p>0</text:p>
          </table:table-cell>
          <table:table-cell table:style-name="ce69" table:formula="of:=IF([.R33] &amp; [.D33] = &quot;1팝업&quot;;[.G33]*6.45 + [.H33]*4 + [.I33]*4.55 + [.J33]*4 + [.K33]*4;0)" office:value-type="float" office:value="0" calcext:value-type="float">
            <text:p>0</text:p>
          </table:table-cell>
          <table:table-cell table:style-name="ce69" table:formula="of:=IF([.R33] &amp; [.D33] = &quot;1탭&quot;;[.G33]*6.45 + [.H33]*4 + [.I33]*4.55 + [.J33]*4 + [.K33]*4;0)" office:value-type="float" office:value="0" calcext:value-type="float">
            <text:p>0</text:p>
          </table:table-cell>
          <table:table-cell table:style-name="ce69" table:formula="of:=IF([.R33] &amp; [.D33] = &quot;1배치&quot;;[.G33]*6.45 + [.H33]*4 + [.I33]*4.55 + [.J33]*4 + [.K33]*4;0)" office:value-type="float" office:value="0" calcext:value-type="float">
            <text:p>0</text:p>
          </table:table-cell>
          <table:table-cell table:style-name="ce69" table:formula="of:=IF([.R33] &amp; [.D33] = &quot;2메뉴&quot;;[.G33]*6.45 + [.H33]*4 + [.I33]*4.55 + [.J33]*4 + [.K33]*4;0)" office:value-type="float" office:value="0" calcext:value-type="float">
            <text:p>0</text:p>
          </table:table-cell>
          <table:table-cell table:style-name="ce69" table:formula="of:=IF([.R33] &amp; [.D33] = &quot;2출력물&quot;;[.G33]*5.4 + [.H33]*4 + [.I33]*4.55 + [.J33]*4 + [.K33]*4;0)" office:value-type="float" office:value="0" calcext:value-type="float">
            <text:p>0</text:p>
          </table:table-cell>
          <table:table-cell table:style-name="ce69" table:formula="of:=IF([.R33] &amp; [.D33] = &quot;2팝업&quot;;[.G33]*6.45 + [.H33]*4 + [.I33]*4.55 + [.J33]*4 + [.K33]*4;0)" office:value-type="float" office:value="0" calcext:value-type="float">
            <text:p>0</text:p>
          </table:table-cell>
          <table:table-cell table:style-name="ce69" table:formula="of:=IF([.R33] &amp; [.D33] = &quot;2탭&quot;;[.G33]*6.45 + [.H33]*4 + [.I33]*4.55 + [.J33]*4 + [.K33]*4;0)" office:value-type="float" office:value="0" calcext:value-type="float">
            <text:p>0</text:p>
          </table:table-cell>
          <table:table-cell table:style-name="ce70" table:formula="of:=IF([.R33] &amp; [.D33] = &quot;2배치&quot;;[.G33]*6.45 + [.H33]*4 + [.I33]*4.55 + [.J33]*4 + [.K33]*4;0)" office:value-type="float" office:value="0" calcext:value-type="float">
            <text:p>0</text:p>
          </table:table-cell>
          <table:table-cell table:style-name="ce70" table:formula="of:=SUM([.AI33:.AR3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7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4]&lt;&gt;&quot;메뉴&quot;;0;IF(ISBLANK([.P34]); 0; IF((&quot;2015-08-28&quot;-[.P34])&gt;=0;1;0)))" office:value-type="float" office:value="0" calcext:value-type="float">
            <text:p>0</text:p>
          </table:table-cell>
          <table:table-cell table:style-name="ce66" table:formula="of:=IF([.D34]&lt;&gt;&quot;메뉴&quot;;0;IF(ISBLANK([.N34]); 0; IF((&quot;2015-09-04&quot;-[.N34])&gt;=0;1;0)))" office:value-type="float" office:value="0" calcext:value-type="float">
            <text:p>0</text:p>
          </table:table-cell>
          <table:table-cell table:style-name="ce66" table:formula="of:=IF(ISBLANK([.P34]); 0; IF((&quot;2015-08-28&quot;-[.P34])&gt;=0;[.AS34];0))" office:value-type="float" office:value="0" calcext:value-type="float">
            <text:p>0</text:p>
          </table:table-cell>
          <table:table-cell table:style-name="ce66" table:formula="of:=IF(ISBLANK([.N34]); 0; IF((&quot;2015-09-04&quot;-[.N34])&gt;=0;[.AS34];0))" office:value-type="float" office:value="0" calcext:value-type="float">
            <text:p>0</text:p>
          </table:table-cell>
          <table:table-cell table:style-name="ce66" table:formula="of:=IF([.D3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4])" office:value-type="float" office:value="0" calcext:value-type="float">
            <text:p>0</text:p>
          </table:table-cell>
          <table:table-cell table:style-name="ce69" table:formula="of:=IF([.R34] &amp; [.D34] = &quot;1메뉴&quot;;1;0)" office:value-type="float" office:value="0" calcext:value-type="float">
            <text:p>0</text:p>
          </table:table-cell>
          <table:table-cell table:style-name="ce69" table:formula="of:=IF([.R34] &amp; [.D34] = &quot;1출력물&quot;;1;0)" office:value-type="float" office:value="0" calcext:value-type="float">
            <text:p>0</text:p>
          </table:table-cell>
          <table:table-cell table:style-name="ce69" table:formula="of:=IF([.R34] &amp; [.D34] = &quot;1팝업&quot;;1;0)" office:value-type="float" office:value="0" calcext:value-type="float">
            <text:p>0</text:p>
          </table:table-cell>
          <table:table-cell table:style-name="ce69" table:formula="of:=IF([.R34] &amp; [.D34] = &quot;1탭&quot;;1;0)" office:value-type="float" office:value="0" calcext:value-type="float">
            <text:p>0</text:p>
          </table:table-cell>
          <table:table-cell table:style-name="ce69" table:formula="of:=IF([.R34] &amp; [.D34] = &quot;1배치&quot;;1;0)" office:value-type="float" office:value="0" calcext:value-type="float">
            <text:p>0</text:p>
          </table:table-cell>
          <table:table-cell table:style-name="ce69" table:formula="of:=IF([.R34] &amp; [.D34] = &quot;2메뉴&quot;;1;0)" office:value-type="float" office:value="0" calcext:value-type="float">
            <text:p>0</text:p>
          </table:table-cell>
          <table:table-cell table:style-name="ce69" table:formula="of:=IF([.R34] &amp; [.D34] = &quot;2출력물&quot;;1;0)" office:value-type="float" office:value="0" calcext:value-type="float">
            <text:p>0</text:p>
          </table:table-cell>
          <table:table-cell table:style-name="ce69" table:formula="of:=IF([.R34] &amp; [.D34] = &quot;2팝업&quot;;1;0)" office:value-type="float" office:value="0" calcext:value-type="float">
            <text:p>0</text:p>
          </table:table-cell>
          <table:table-cell table:style-name="ce69" table:formula="of:=IF([.R34] &amp; [.D34] = &quot;2탭&quot;;1;0)" office:value-type="float" office:value="0" calcext:value-type="float">
            <text:p>0</text:p>
          </table:table-cell>
          <table:table-cell table:style-name="ce69" table:formula="of:=IF([.R34] &amp; [.D34] = &quot;2배치&quot;;1;0)" office:value-type="float" office:value="0" calcext:value-type="float">
            <text:p>0</text:p>
          </table:table-cell>
          <table:table-cell table:style-name="ce69" table:formula="of:=IF([.R34] &amp; [.D34] = &quot;1메뉴&quot;;[.G34]*6.45 + [.H34]*4 + [.I34]*4.55 + [.J34]*4 + [.K34]*4;0)" office:value-type="float" office:value="0" calcext:value-type="float">
            <text:p>0</text:p>
          </table:table-cell>
          <table:table-cell table:style-name="ce69" table:formula="of:=IF([.R34] &amp; [.D34] = &quot;1출력물&quot;;[.G34]*5.4 + [.H34]*4 + [.I34]*4.55 + [.J34]*4 + [.K34]*4;0)" office:value-type="float" office:value="0" calcext:value-type="float">
            <text:p>0</text:p>
          </table:table-cell>
          <table:table-cell table:style-name="ce69" table:formula="of:=IF([.R34] &amp; [.D34] = &quot;1팝업&quot;;[.G34]*6.45 + [.H34]*4 + [.I34]*4.55 + [.J34]*4 + [.K34]*4;0)" office:value-type="float" office:value="0" calcext:value-type="float">
            <text:p>0</text:p>
          </table:table-cell>
          <table:table-cell table:style-name="ce69" table:formula="of:=IF([.R34] &amp; [.D34] = &quot;1탭&quot;;[.G34]*6.45 + [.H34]*4 + [.I34]*4.55 + [.J34]*4 + [.K34]*4;0)" office:value-type="float" office:value="0" calcext:value-type="float">
            <text:p>0</text:p>
          </table:table-cell>
          <table:table-cell table:style-name="ce69" table:formula="of:=IF([.R34] &amp; [.D34] = &quot;1배치&quot;;[.G34]*6.45 + [.H34]*4 + [.I34]*4.55 + [.J34]*4 + [.K34]*4;0)" office:value-type="float" office:value="0" calcext:value-type="float">
            <text:p>0</text:p>
          </table:table-cell>
          <table:table-cell table:style-name="ce69" table:formula="of:=IF([.R34] &amp; [.D34] = &quot;2메뉴&quot;;[.G34]*6.45 + [.H34]*4 + [.I34]*4.55 + [.J34]*4 + [.K34]*4;0)" office:value-type="float" office:value="0" calcext:value-type="float">
            <text:p>0</text:p>
          </table:table-cell>
          <table:table-cell table:style-name="ce69" table:formula="of:=IF([.R34] &amp; [.D34] = &quot;2출력물&quot;;[.G34]*5.4 + [.H34]*4 + [.I34]*4.55 + [.J34]*4 + [.K34]*4;0)" office:value-type="float" office:value="0" calcext:value-type="float">
            <text:p>0</text:p>
          </table:table-cell>
          <table:table-cell table:style-name="ce69" table:formula="of:=IF([.R34] &amp; [.D34] = &quot;2팝업&quot;;[.G34]*6.45 + [.H34]*4 + [.I34]*4.55 + [.J34]*4 + [.K34]*4;0)" office:value-type="float" office:value="0" calcext:value-type="float">
            <text:p>0</text:p>
          </table:table-cell>
          <table:table-cell table:style-name="ce69" table:formula="of:=IF([.R34] &amp; [.D34] = &quot;2탭&quot;;[.G34]*6.45 + [.H34]*4 + [.I34]*4.55 + [.J34]*4 + [.K34]*4;0)" office:value-type="float" office:value="0" calcext:value-type="float">
            <text:p>0</text:p>
          </table:table-cell>
          <table:table-cell table:style-name="ce70" table:formula="of:=IF([.R34] &amp; [.D34] = &quot;2배치&quot;;[.G34]*6.45 + [.H34]*4 + [.I34]*4.55 + [.J34]*4 + [.K34]*4;0)" office:value-type="float" office:value="0" calcext:value-type="float">
            <text:p>0</text:p>
          </table:table-cell>
          <table:table-cell table:style-name="ce70" table:formula="of:=SUM([.AI34:.AR34])" office:value-type="float" office:value="0" calcext:value-type="float">
            <text:p>0</text:p>
          </table:table-cell>
          <table:covered-table-cell table:number-columns-repeated="2" table:style-name="ce73"/>
          <table:table-cell table:style-name="ce11" table:number-columns-repeated="976"/>
        </table:table-row>
        <table:table-row table:style-name="ro2">
          <table:table-cell table:style-name="ce5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5]&lt;&gt;&quot;메뉴&quot;;0;IF(ISBLANK([.P35]); 0; IF((&quot;2015-08-28&quot;-[.P35])&gt;=0;1;0)))" office:value-type="float" office:value="0" calcext:value-type="float">
            <text:p>0</text:p>
          </table:table-cell>
          <table:table-cell table:style-name="ce66" table:formula="of:=IF([.D35]&lt;&gt;&quot;메뉴&quot;;0;IF(ISBLANK([.N35]); 0; IF((&quot;2015-09-04&quot;-[.N35])&gt;=0;1;0)))" office:value-type="float" office:value="0" calcext:value-type="float">
            <text:p>0</text:p>
          </table:table-cell>
          <table:table-cell table:style-name="ce66" table:formula="of:=IF(ISBLANK([.P35]); 0; IF((&quot;2015-08-28&quot;-[.P35])&gt;=0;[.AS35];0))" office:value-type="float" office:value="0" calcext:value-type="float">
            <text:p>0</text:p>
          </table:table-cell>
          <table:table-cell table:style-name="ce66" table:formula="of:=IF(ISBLANK([.N35]); 0; IF((&quot;2015-09-04&quot;-[.N35])&gt;=0;[.AS35];0))" office:value-type="float" office:value="0" calcext:value-type="float">
            <text:p>0</text:p>
          </table:table-cell>
          <table:table-cell table:style-name="ce66" table:formula="of:=IF([.D3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5])" office:value-type="float" office:value="0" calcext:value-type="float">
            <text:p>0</text:p>
          </table:table-cell>
          <table:table-cell table:style-name="ce69" table:formula="of:=IF([.R35] &amp; [.D35] = &quot;1메뉴&quot;;1;0)" office:value-type="float" office:value="0" calcext:value-type="float">
            <text:p>0</text:p>
          </table:table-cell>
          <table:table-cell table:style-name="ce69" table:formula="of:=IF([.R35] &amp; [.D35] = &quot;1출력물&quot;;1;0)" office:value-type="float" office:value="0" calcext:value-type="float">
            <text:p>0</text:p>
          </table:table-cell>
          <table:table-cell table:style-name="ce69" table:formula="of:=IF([.R35] &amp; [.D35] = &quot;1팝업&quot;;1;0)" office:value-type="float" office:value="0" calcext:value-type="float">
            <text:p>0</text:p>
          </table:table-cell>
          <table:table-cell table:style-name="ce69" table:formula="of:=IF([.R35] &amp; [.D35] = &quot;1탭&quot;;1;0)" office:value-type="float" office:value="0" calcext:value-type="float">
            <text:p>0</text:p>
          </table:table-cell>
          <table:table-cell table:style-name="ce69" table:formula="of:=IF([.R35] &amp; [.D35] = &quot;1배치&quot;;1;0)" office:value-type="float" office:value="0" calcext:value-type="float">
            <text:p>0</text:p>
          </table:table-cell>
          <table:table-cell table:style-name="ce69" table:formula="of:=IF([.R35] &amp; [.D35] = &quot;2메뉴&quot;;1;0)" office:value-type="float" office:value="0" calcext:value-type="float">
            <text:p>0</text:p>
          </table:table-cell>
          <table:table-cell table:style-name="ce69" table:formula="of:=IF([.R35] &amp; [.D35] = &quot;2출력물&quot;;1;0)" office:value-type="float" office:value="0" calcext:value-type="float">
            <text:p>0</text:p>
          </table:table-cell>
          <table:table-cell table:style-name="ce69" table:formula="of:=IF([.R35] &amp; [.D35] = &quot;2팝업&quot;;1;0)" office:value-type="float" office:value="0" calcext:value-type="float">
            <text:p>0</text:p>
          </table:table-cell>
          <table:table-cell table:style-name="ce69" table:formula="of:=IF([.R35] &amp; [.D35] = &quot;2탭&quot;;1;0)" office:value-type="float" office:value="0" calcext:value-type="float">
            <text:p>0</text:p>
          </table:table-cell>
          <table:table-cell table:style-name="ce69" table:formula="of:=IF([.R35] &amp; [.D35] = &quot;2배치&quot;;1;0)" office:value-type="float" office:value="0" calcext:value-type="float">
            <text:p>0</text:p>
          </table:table-cell>
          <table:table-cell table:style-name="ce69" table:formula="of:=IF([.R35] &amp; [.D35] = &quot;1메뉴&quot;;[.G35]*6.45 + [.H35]*4 + [.I35]*4.55 + [.J35]*4 + [.K35]*4;0)" office:value-type="float" office:value="0" calcext:value-type="float">
            <text:p>0</text:p>
          </table:table-cell>
          <table:table-cell table:style-name="ce69" table:formula="of:=IF([.R35] &amp; [.D35] = &quot;1출력물&quot;;[.G35]*5.4 + [.H35]*4 + [.I35]*4.55 + [.J35]*4 + [.K35]*4;0)" office:value-type="float" office:value="0" calcext:value-type="float">
            <text:p>0</text:p>
          </table:table-cell>
          <table:table-cell table:style-name="ce69" table:formula="of:=IF([.R35] &amp; [.D35] = &quot;1팝업&quot;;[.G35]*6.45 + [.H35]*4 + [.I35]*4.55 + [.J35]*4 + [.K35]*4;0)" office:value-type="float" office:value="0" calcext:value-type="float">
            <text:p>0</text:p>
          </table:table-cell>
          <table:table-cell table:style-name="ce69" table:formula="of:=IF([.R35] &amp; [.D35] = &quot;1탭&quot;;[.G35]*6.45 + [.H35]*4 + [.I35]*4.55 + [.J35]*4 + [.K35]*4;0)" office:value-type="float" office:value="0" calcext:value-type="float">
            <text:p>0</text:p>
          </table:table-cell>
          <table:table-cell table:style-name="ce69" table:formula="of:=IF([.R35] &amp; [.D35] = &quot;1배치&quot;;[.G35]*6.45 + [.H35]*4 + [.I35]*4.55 + [.J35]*4 + [.K35]*4;0)" office:value-type="float" office:value="0" calcext:value-type="float">
            <text:p>0</text:p>
          </table:table-cell>
          <table:table-cell table:style-name="ce69" table:formula="of:=IF([.R35] &amp; [.D35] = &quot;2메뉴&quot;;[.G35]*6.45 + [.H35]*4 + [.I35]*4.55 + [.J35]*4 + [.K35]*4;0)" office:value-type="float" office:value="0" calcext:value-type="float">
            <text:p>0</text:p>
          </table:table-cell>
          <table:table-cell table:style-name="ce69" table:formula="of:=IF([.R35] &amp; [.D35] = &quot;2출력물&quot;;[.G35]*5.4 + [.H35]*4 + [.I35]*4.55 + [.J35]*4 + [.K35]*4;0)" office:value-type="float" office:value="0" calcext:value-type="float">
            <text:p>0</text:p>
          </table:table-cell>
          <table:table-cell table:style-name="ce69" table:formula="of:=IF([.R35] &amp; [.D35] = &quot;2팝업&quot;;[.G35]*6.45 + [.H35]*4 + [.I35]*4.55 + [.J35]*4 + [.K35]*4;0)" office:value-type="float" office:value="0" calcext:value-type="float">
            <text:p>0</text:p>
          </table:table-cell>
          <table:table-cell table:style-name="ce69" table:formula="of:=IF([.R35] &amp; [.D35] = &quot;2탭&quot;;[.G35]*6.45 + [.H35]*4 + [.I35]*4.55 + [.J35]*4 + [.K35]*4;0)" office:value-type="float" office:value="0" calcext:value-type="float">
            <text:p>0</text:p>
          </table:table-cell>
          <table:table-cell table:style-name="ce70" table:formula="of:=IF([.R35] &amp; [.D35] = &quot;2배치&quot;;[.G35]*6.45 + [.H35]*4 + [.I35]*4.55 + [.J35]*4 + [.K35]*4;0)" office:value-type="float" office:value="0" calcext:value-type="float">
            <text:p>0</text:p>
          </table:table-cell>
          <table:table-cell table:style-name="ce70" table:formula="of:=SUM([.AI35:.AR35])" office:value-type="float" office:value="0" calcext:value-type="float">
            <text:p>0</text:p>
          </table:table-cell>
          <table:table-cell table:style-name="ce71" table:formula="of:=SUM([.AI35:.AM43])" office:value-type="float" office:value="0" calcext:value-type="float" table:number-columns-spanned="1" table:number-rows-spanned="9">
            <text:p>0</text:p>
          </table:table-cell>
          <table:table-cell table:style-name="ce71" table:formula="of:=SUM([.AN35:.AR43])" office:value-type="float" office:value="0" calcext:value-type="float" table:number-columns-spanned="1" table:number-rows-spanned="9">
            <text:p>0</text:p>
          </table:table-cell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6]&lt;&gt;&quot;메뉴&quot;;0;IF(ISBLANK([.P36]); 0; IF((&quot;2015-08-28&quot;-[.P36])&gt;=0;1;0)))" office:value-type="float" office:value="0" calcext:value-type="float">
            <text:p>0</text:p>
          </table:table-cell>
          <table:table-cell table:style-name="ce66" table:formula="of:=IF([.D36]&lt;&gt;&quot;메뉴&quot;;0;IF(ISBLANK([.N36]); 0; IF((&quot;2015-09-04&quot;-[.N36])&gt;=0;1;0)))" office:value-type="float" office:value="0" calcext:value-type="float">
            <text:p>0</text:p>
          </table:table-cell>
          <table:table-cell table:style-name="ce66" table:formula="of:=IF(ISBLANK([.P36]); 0; IF((&quot;2015-08-28&quot;-[.P36])&gt;=0;[.AS36];0))" office:value-type="float" office:value="0" calcext:value-type="float">
            <text:p>0</text:p>
          </table:table-cell>
          <table:table-cell table:style-name="ce66" table:formula="of:=IF(ISBLANK([.N36]); 0; IF((&quot;2015-09-04&quot;-[.N36])&gt;=0;[.AS36];0))" office:value-type="float" office:value="0" calcext:value-type="float">
            <text:p>0</text:p>
          </table:table-cell>
          <table:table-cell table:style-name="ce66" table:formula="of:=IF([.D3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6])" office:value-type="float" office:value="0" calcext:value-type="float">
            <text:p>0</text:p>
          </table:table-cell>
          <table:table-cell table:style-name="ce69" table:formula="of:=IF([.R36] &amp; [.D36] = &quot;1메뉴&quot;;1;0)" office:value-type="float" office:value="0" calcext:value-type="float">
            <text:p>0</text:p>
          </table:table-cell>
          <table:table-cell table:style-name="ce69" table:formula="of:=IF([.R36] &amp; [.D36] = &quot;1출력물&quot;;1;0)" office:value-type="float" office:value="0" calcext:value-type="float">
            <text:p>0</text:p>
          </table:table-cell>
          <table:table-cell table:style-name="ce69" table:formula="of:=IF([.R36] &amp; [.D36] = &quot;1팝업&quot;;1;0)" office:value-type="float" office:value="0" calcext:value-type="float">
            <text:p>0</text:p>
          </table:table-cell>
          <table:table-cell table:style-name="ce69" table:formula="of:=IF([.R36] &amp; [.D36] = &quot;1탭&quot;;1;0)" office:value-type="float" office:value="0" calcext:value-type="float">
            <text:p>0</text:p>
          </table:table-cell>
          <table:table-cell table:style-name="ce69" table:formula="of:=IF([.R36] &amp; [.D36] = &quot;1배치&quot;;1;0)" office:value-type="float" office:value="0" calcext:value-type="float">
            <text:p>0</text:p>
          </table:table-cell>
          <table:table-cell table:style-name="ce69" table:formula="of:=IF([.R36] &amp; [.D36] = &quot;2메뉴&quot;;1;0)" office:value-type="float" office:value="0" calcext:value-type="float">
            <text:p>0</text:p>
          </table:table-cell>
          <table:table-cell table:style-name="ce69" table:formula="of:=IF([.R36] &amp; [.D36] = &quot;2출력물&quot;;1;0)" office:value-type="float" office:value="0" calcext:value-type="float">
            <text:p>0</text:p>
          </table:table-cell>
          <table:table-cell table:style-name="ce69" table:formula="of:=IF([.R36] &amp; [.D36] = &quot;2팝업&quot;;1;0)" office:value-type="float" office:value="0" calcext:value-type="float">
            <text:p>0</text:p>
          </table:table-cell>
          <table:table-cell table:style-name="ce69" table:formula="of:=IF([.R36] &amp; [.D36] = &quot;2탭&quot;;1;0)" office:value-type="float" office:value="0" calcext:value-type="float">
            <text:p>0</text:p>
          </table:table-cell>
          <table:table-cell table:style-name="ce69" table:formula="of:=IF([.R36] &amp; [.D36] = &quot;2배치&quot;;1;0)" office:value-type="float" office:value="0" calcext:value-type="float">
            <text:p>0</text:p>
          </table:table-cell>
          <table:table-cell table:style-name="ce69" table:formula="of:=IF([.R36] &amp; [.D36] = &quot;1메뉴&quot;;[.G36]*6.45 + [.H36]*4 + [.I36]*4.55 + [.J36]*4 + [.K36]*4;0)" office:value-type="float" office:value="0" calcext:value-type="float">
            <text:p>0</text:p>
          </table:table-cell>
          <table:table-cell table:style-name="ce69" table:formula="of:=IF([.R36] &amp; [.D36] = &quot;1출력물&quot;;[.G36]*5.4 + [.H36]*4 + [.I36]*4.55 + [.J36]*4 + [.K36]*4;0)" office:value-type="float" office:value="0" calcext:value-type="float">
            <text:p>0</text:p>
          </table:table-cell>
          <table:table-cell table:style-name="ce69" table:formula="of:=IF([.R36] &amp; [.D36] = &quot;1팝업&quot;;[.G36]*6.45 + [.H36]*4 + [.I36]*4.55 + [.J36]*4 + [.K36]*4;0)" office:value-type="float" office:value="0" calcext:value-type="float">
            <text:p>0</text:p>
          </table:table-cell>
          <table:table-cell table:style-name="ce69" table:formula="of:=IF([.R36] &amp; [.D36] = &quot;1탭&quot;;[.G36]*6.45 + [.H36]*4 + [.I36]*4.55 + [.J36]*4 + [.K36]*4;0)" office:value-type="float" office:value="0" calcext:value-type="float">
            <text:p>0</text:p>
          </table:table-cell>
          <table:table-cell table:style-name="ce69" table:formula="of:=IF([.R36] &amp; [.D36] = &quot;1배치&quot;;[.G36]*6.45 + [.H36]*4 + [.I36]*4.55 + [.J36]*4 + [.K36]*4;0)" office:value-type="float" office:value="0" calcext:value-type="float">
            <text:p>0</text:p>
          </table:table-cell>
          <table:table-cell table:style-name="ce69" table:formula="of:=IF([.R36] &amp; [.D36] = &quot;2메뉴&quot;;[.G36]*6.45 + [.H36]*4 + [.I36]*4.55 + [.J36]*4 + [.K36]*4;0)" office:value-type="float" office:value="0" calcext:value-type="float">
            <text:p>0</text:p>
          </table:table-cell>
          <table:table-cell table:style-name="ce69" table:formula="of:=IF([.R36] &amp; [.D36] = &quot;2출력물&quot;;[.G36]*5.4 + [.H36]*4 + [.I36]*4.55 + [.J36]*4 + [.K36]*4;0)" office:value-type="float" office:value="0" calcext:value-type="float">
            <text:p>0</text:p>
          </table:table-cell>
          <table:table-cell table:style-name="ce69" table:formula="of:=IF([.R36] &amp; [.D36] = &quot;2팝업&quot;;[.G36]*6.45 + [.H36]*4 + [.I36]*4.55 + [.J36]*4 + [.K36]*4;0)" office:value-type="float" office:value="0" calcext:value-type="float">
            <text:p>0</text:p>
          </table:table-cell>
          <table:table-cell table:style-name="ce69" table:formula="of:=IF([.R36] &amp; [.D36] = &quot;2탭&quot;;[.G36]*6.45 + [.H36]*4 + [.I36]*4.55 + [.J36]*4 + [.K36]*4;0)" office:value-type="float" office:value="0" calcext:value-type="float">
            <text:p>0</text:p>
          </table:table-cell>
          <table:table-cell table:style-name="ce70" table:formula="of:=IF([.R36] &amp; [.D36] = &quot;2배치&quot;;[.G36]*6.45 + [.H36]*4 + [.I36]*4.55 + [.J36]*4 + [.K36]*4;0)" office:value-type="float" office:value="0" calcext:value-type="float">
            <text:p>0</text:p>
          </table:table-cell>
          <table:table-cell table:style-name="ce70" table:formula="of:=SUM([.AI36:.AR3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7]&lt;&gt;&quot;메뉴&quot;;0;IF(ISBLANK([.P37]); 0; IF((&quot;2015-08-28&quot;-[.P37])&gt;=0;1;0)))" office:value-type="float" office:value="0" calcext:value-type="float">
            <text:p>0</text:p>
          </table:table-cell>
          <table:table-cell table:style-name="ce66" table:formula="of:=IF([.D37]&lt;&gt;&quot;메뉴&quot;;0;IF(ISBLANK([.N37]); 0; IF((&quot;2015-09-04&quot;-[.N37])&gt;=0;1;0)))" office:value-type="float" office:value="0" calcext:value-type="float">
            <text:p>0</text:p>
          </table:table-cell>
          <table:table-cell table:style-name="ce66" table:formula="of:=IF(ISBLANK([.P37]); 0; IF((&quot;2015-08-28&quot;-[.P37])&gt;=0;[.AS37];0))" office:value-type="float" office:value="0" calcext:value-type="float">
            <text:p>0</text:p>
          </table:table-cell>
          <table:table-cell table:style-name="ce66" table:formula="of:=IF(ISBLANK([.N37]); 0; IF((&quot;2015-09-04&quot;-[.N37])&gt;=0;[.AS37];0))" office:value-type="float" office:value="0" calcext:value-type="float">
            <text:p>0</text:p>
          </table:table-cell>
          <table:table-cell table:style-name="ce66" table:formula="of:=IF([.D3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7])" office:value-type="float" office:value="0" calcext:value-type="float">
            <text:p>0</text:p>
          </table:table-cell>
          <table:table-cell table:style-name="ce69" table:formula="of:=IF([.R37] &amp; [.D37] = &quot;1메뉴&quot;;1;0)" office:value-type="float" office:value="0" calcext:value-type="float">
            <text:p>0</text:p>
          </table:table-cell>
          <table:table-cell table:style-name="ce69" table:formula="of:=IF([.R37] &amp; [.D37] = &quot;1출력물&quot;;1;0)" office:value-type="float" office:value="0" calcext:value-type="float">
            <text:p>0</text:p>
          </table:table-cell>
          <table:table-cell table:style-name="ce69" table:formula="of:=IF([.R37] &amp; [.D37] = &quot;1팝업&quot;;1;0)" office:value-type="float" office:value="0" calcext:value-type="float">
            <text:p>0</text:p>
          </table:table-cell>
          <table:table-cell table:style-name="ce69" table:formula="of:=IF([.R37] &amp; [.D37] = &quot;1탭&quot;;1;0)" office:value-type="float" office:value="0" calcext:value-type="float">
            <text:p>0</text:p>
          </table:table-cell>
          <table:table-cell table:style-name="ce69" table:formula="of:=IF([.R37] &amp; [.D37] = &quot;1배치&quot;;1;0)" office:value-type="float" office:value="0" calcext:value-type="float">
            <text:p>0</text:p>
          </table:table-cell>
          <table:table-cell table:style-name="ce69" table:formula="of:=IF([.R37] &amp; [.D37] = &quot;2메뉴&quot;;1;0)" office:value-type="float" office:value="0" calcext:value-type="float">
            <text:p>0</text:p>
          </table:table-cell>
          <table:table-cell table:style-name="ce69" table:formula="of:=IF([.R37] &amp; [.D37] = &quot;2출력물&quot;;1;0)" office:value-type="float" office:value="0" calcext:value-type="float">
            <text:p>0</text:p>
          </table:table-cell>
          <table:table-cell table:style-name="ce69" table:formula="of:=IF([.R37] &amp; [.D37] = &quot;2팝업&quot;;1;0)" office:value-type="float" office:value="0" calcext:value-type="float">
            <text:p>0</text:p>
          </table:table-cell>
          <table:table-cell table:style-name="ce69" table:formula="of:=IF([.R37] &amp; [.D37] = &quot;2탭&quot;;1;0)" office:value-type="float" office:value="0" calcext:value-type="float">
            <text:p>0</text:p>
          </table:table-cell>
          <table:table-cell table:style-name="ce69" table:formula="of:=IF([.R37] &amp; [.D37] = &quot;2배치&quot;;1;0)" office:value-type="float" office:value="0" calcext:value-type="float">
            <text:p>0</text:p>
          </table:table-cell>
          <table:table-cell table:style-name="ce69" table:formula="of:=IF([.R37] &amp; [.D37] = &quot;1메뉴&quot;;[.G37]*6.45 + [.H37]*4 + [.I37]*4.55 + [.J37]*4 + [.K37]*4;0)" office:value-type="float" office:value="0" calcext:value-type="float">
            <text:p>0</text:p>
          </table:table-cell>
          <table:table-cell table:style-name="ce69" table:formula="of:=IF([.R37] &amp; [.D37] = &quot;1출력물&quot;;[.G37]*5.4 + [.H37]*4 + [.I37]*4.55 + [.J37]*4 + [.K37]*4;0)" office:value-type="float" office:value="0" calcext:value-type="float">
            <text:p>0</text:p>
          </table:table-cell>
          <table:table-cell table:style-name="ce69" table:formula="of:=IF([.R37] &amp; [.D37] = &quot;1팝업&quot;;[.G37]*6.45 + [.H37]*4 + [.I37]*4.55 + [.J37]*4 + [.K37]*4;0)" office:value-type="float" office:value="0" calcext:value-type="float">
            <text:p>0</text:p>
          </table:table-cell>
          <table:table-cell table:style-name="ce69" table:formula="of:=IF([.R37] &amp; [.D37] = &quot;1탭&quot;;[.G37]*6.45 + [.H37]*4 + [.I37]*4.55 + [.J37]*4 + [.K37]*4;0)" office:value-type="float" office:value="0" calcext:value-type="float">
            <text:p>0</text:p>
          </table:table-cell>
          <table:table-cell table:style-name="ce69" table:formula="of:=IF([.R37] &amp; [.D37] = &quot;1배치&quot;;[.G37]*6.45 + [.H37]*4 + [.I37]*4.55 + [.J37]*4 + [.K37]*4;0)" office:value-type="float" office:value="0" calcext:value-type="float">
            <text:p>0</text:p>
          </table:table-cell>
          <table:table-cell table:style-name="ce69" table:formula="of:=IF([.R37] &amp; [.D37] = &quot;2메뉴&quot;;[.G37]*6.45 + [.H37]*4 + [.I37]*4.55 + [.J37]*4 + [.K37]*4;0)" office:value-type="float" office:value="0" calcext:value-type="float">
            <text:p>0</text:p>
          </table:table-cell>
          <table:table-cell table:style-name="ce69" table:formula="of:=IF([.R37] &amp; [.D37] = &quot;2출력물&quot;;[.G37]*5.4 + [.H37]*4 + [.I37]*4.55 + [.J37]*4 + [.K37]*4;0)" office:value-type="float" office:value="0" calcext:value-type="float">
            <text:p>0</text:p>
          </table:table-cell>
          <table:table-cell table:style-name="ce69" table:formula="of:=IF([.R37] &amp; [.D37] = &quot;2팝업&quot;;[.G37]*6.45 + [.H37]*4 + [.I37]*4.55 + [.J37]*4 + [.K37]*4;0)" office:value-type="float" office:value="0" calcext:value-type="float">
            <text:p>0</text:p>
          </table:table-cell>
          <table:table-cell table:style-name="ce69" table:formula="of:=IF([.R37] &amp; [.D37] = &quot;2탭&quot;;[.G37]*6.45 + [.H37]*4 + [.I37]*4.55 + [.J37]*4 + [.K37]*4;0)" office:value-type="float" office:value="0" calcext:value-type="float">
            <text:p>0</text:p>
          </table:table-cell>
          <table:table-cell table:style-name="ce70" table:formula="of:=IF([.R37] &amp; [.D37] = &quot;2배치&quot;;[.G37]*6.45 + [.H37]*4 + [.I37]*4.55 + [.J37]*4 + [.K37]*4;0)" office:value-type="float" office:value="0" calcext:value-type="float">
            <text:p>0</text:p>
          </table:table-cell>
          <table:table-cell table:style-name="ce70" table:formula="of:=SUM([.AI37:.AR3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8]&lt;&gt;&quot;메뉴&quot;;0;IF(ISBLANK([.P38]); 0; IF((&quot;2015-08-28&quot;-[.P38])&gt;=0;1;0)))" office:value-type="float" office:value="0" calcext:value-type="float">
            <text:p>0</text:p>
          </table:table-cell>
          <table:table-cell table:style-name="ce66" table:formula="of:=IF([.D38]&lt;&gt;&quot;메뉴&quot;;0;IF(ISBLANK([.N38]); 0; IF((&quot;2015-09-04&quot;-[.N38])&gt;=0;1;0)))" office:value-type="float" office:value="0" calcext:value-type="float">
            <text:p>0</text:p>
          </table:table-cell>
          <table:table-cell table:style-name="ce66" table:formula="of:=IF(ISBLANK([.P38]); 0; IF((&quot;2015-08-28&quot;-[.P38])&gt;=0;[.AS38];0))" office:value-type="float" office:value="0" calcext:value-type="float">
            <text:p>0</text:p>
          </table:table-cell>
          <table:table-cell table:style-name="ce66" table:formula="of:=IF(ISBLANK([.N38]); 0; IF((&quot;2015-09-04&quot;-[.N38])&gt;=0;[.AS38];0))" office:value-type="float" office:value="0" calcext:value-type="float">
            <text:p>0</text:p>
          </table:table-cell>
          <table:table-cell table:style-name="ce66" table:formula="of:=IF([.D3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8])" office:value-type="float" office:value="0" calcext:value-type="float">
            <text:p>0</text:p>
          </table:table-cell>
          <table:table-cell table:style-name="ce69" table:formula="of:=IF([.R38] &amp; [.D38] = &quot;1메뉴&quot;;1;0)" office:value-type="float" office:value="0" calcext:value-type="float">
            <text:p>0</text:p>
          </table:table-cell>
          <table:table-cell table:style-name="ce69" table:formula="of:=IF([.R38] &amp; [.D38] = &quot;1출력물&quot;;1;0)" office:value-type="float" office:value="0" calcext:value-type="float">
            <text:p>0</text:p>
          </table:table-cell>
          <table:table-cell table:style-name="ce69" table:formula="of:=IF([.R38] &amp; [.D38] = &quot;1팝업&quot;;1;0)" office:value-type="float" office:value="0" calcext:value-type="float">
            <text:p>0</text:p>
          </table:table-cell>
          <table:table-cell table:style-name="ce69" table:formula="of:=IF([.R38] &amp; [.D38] = &quot;1탭&quot;;1;0)" office:value-type="float" office:value="0" calcext:value-type="float">
            <text:p>0</text:p>
          </table:table-cell>
          <table:table-cell table:style-name="ce69" table:formula="of:=IF([.R38] &amp; [.D38] = &quot;1배치&quot;;1;0)" office:value-type="float" office:value="0" calcext:value-type="float">
            <text:p>0</text:p>
          </table:table-cell>
          <table:table-cell table:style-name="ce69" table:formula="of:=IF([.R38] &amp; [.D38] = &quot;2메뉴&quot;;1;0)" office:value-type="float" office:value="0" calcext:value-type="float">
            <text:p>0</text:p>
          </table:table-cell>
          <table:table-cell table:style-name="ce69" table:formula="of:=IF([.R38] &amp; [.D38] = &quot;2출력물&quot;;1;0)" office:value-type="float" office:value="0" calcext:value-type="float">
            <text:p>0</text:p>
          </table:table-cell>
          <table:table-cell table:style-name="ce69" table:formula="of:=IF([.R38] &amp; [.D38] = &quot;2팝업&quot;;1;0)" office:value-type="float" office:value="0" calcext:value-type="float">
            <text:p>0</text:p>
          </table:table-cell>
          <table:table-cell table:style-name="ce69" table:formula="of:=IF([.R38] &amp; [.D38] = &quot;2탭&quot;;1;0)" office:value-type="float" office:value="0" calcext:value-type="float">
            <text:p>0</text:p>
          </table:table-cell>
          <table:table-cell table:style-name="ce69" table:formula="of:=IF([.R38] &amp; [.D38] = &quot;2배치&quot;;1;0)" office:value-type="float" office:value="0" calcext:value-type="float">
            <text:p>0</text:p>
          </table:table-cell>
          <table:table-cell table:style-name="ce69" table:formula="of:=IF([.R38] &amp; [.D38] = &quot;1메뉴&quot;;[.G38]*6.45 + [.H38]*4 + [.I38]*4.55 + [.J38]*4 + [.K38]*4;0)" office:value-type="float" office:value="0" calcext:value-type="float">
            <text:p>0</text:p>
          </table:table-cell>
          <table:table-cell table:style-name="ce69" table:formula="of:=IF([.R38] &amp; [.D38] = &quot;1출력물&quot;;[.G38]*5.4 + [.H38]*4 + [.I38]*4.55 + [.J38]*4 + [.K38]*4;0)" office:value-type="float" office:value="0" calcext:value-type="float">
            <text:p>0</text:p>
          </table:table-cell>
          <table:table-cell table:style-name="ce69" table:formula="of:=IF([.R38] &amp; [.D38] = &quot;1팝업&quot;;[.G38]*6.45 + [.H38]*4 + [.I38]*4.55 + [.J38]*4 + [.K38]*4;0)" office:value-type="float" office:value="0" calcext:value-type="float">
            <text:p>0</text:p>
          </table:table-cell>
          <table:table-cell table:style-name="ce69" table:formula="of:=IF([.R38] &amp; [.D38] = &quot;1탭&quot;;[.G38]*6.45 + [.H38]*4 + [.I38]*4.55 + [.J38]*4 + [.K38]*4;0)" office:value-type="float" office:value="0" calcext:value-type="float">
            <text:p>0</text:p>
          </table:table-cell>
          <table:table-cell table:style-name="ce69" table:formula="of:=IF([.R38] &amp; [.D38] = &quot;1배치&quot;;[.G38]*6.45 + [.H38]*4 + [.I38]*4.55 + [.J38]*4 + [.K38]*4;0)" office:value-type="float" office:value="0" calcext:value-type="float">
            <text:p>0</text:p>
          </table:table-cell>
          <table:table-cell table:style-name="ce69" table:formula="of:=IF([.R38] &amp; [.D38] = &quot;2메뉴&quot;;[.G38]*6.45 + [.H38]*4 + [.I38]*4.55 + [.J38]*4 + [.K38]*4;0)" office:value-type="float" office:value="0" calcext:value-type="float">
            <text:p>0</text:p>
          </table:table-cell>
          <table:table-cell table:style-name="ce69" table:formula="of:=IF([.R38] &amp; [.D38] = &quot;2출력물&quot;;[.G38]*5.4 + [.H38]*4 + [.I38]*4.55 + [.J38]*4 + [.K38]*4;0)" office:value-type="float" office:value="0" calcext:value-type="float">
            <text:p>0</text:p>
          </table:table-cell>
          <table:table-cell table:style-name="ce69" table:formula="of:=IF([.R38] &amp; [.D38] = &quot;2팝업&quot;;[.G38]*6.45 + [.H38]*4 + [.I38]*4.55 + [.J38]*4 + [.K38]*4;0)" office:value-type="float" office:value="0" calcext:value-type="float">
            <text:p>0</text:p>
          </table:table-cell>
          <table:table-cell table:style-name="ce69" table:formula="of:=IF([.R38] &amp; [.D38] = &quot;2탭&quot;;[.G38]*6.45 + [.H38]*4 + [.I38]*4.55 + [.J38]*4 + [.K38]*4;0)" office:value-type="float" office:value="0" calcext:value-type="float">
            <text:p>0</text:p>
          </table:table-cell>
          <table:table-cell table:style-name="ce70" table:formula="of:=IF([.R38] &amp; [.D38] = &quot;2배치&quot;;[.G38]*6.45 + [.H38]*4 + [.I38]*4.55 + [.J38]*4 + [.K38]*4;0)" office:value-type="float" office:value="0" calcext:value-type="float">
            <text:p>0</text:p>
          </table:table-cell>
          <table:table-cell table:style-name="ce70" table:formula="of:=SUM([.AI38:.AR3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39]&lt;&gt;&quot;메뉴&quot;;0;IF(ISBLANK([.P39]); 0; IF((&quot;2015-08-28&quot;-[.P39])&gt;=0;1;0)))" office:value-type="float" office:value="0" calcext:value-type="float">
            <text:p>0</text:p>
          </table:table-cell>
          <table:table-cell table:style-name="ce66" table:formula="of:=IF([.D39]&lt;&gt;&quot;메뉴&quot;;0;IF(ISBLANK([.N39]); 0; IF((&quot;2015-09-04&quot;-[.N39])&gt;=0;1;0)))" office:value-type="float" office:value="0" calcext:value-type="float">
            <text:p>0</text:p>
          </table:table-cell>
          <table:table-cell table:style-name="ce66" table:formula="of:=IF(ISBLANK([.P39]); 0; IF((&quot;2015-08-28&quot;-[.P39])&gt;=0;[.AS39];0))" office:value-type="float" office:value="0" calcext:value-type="float">
            <text:p>0</text:p>
          </table:table-cell>
          <table:table-cell table:style-name="ce66" table:formula="of:=IF(ISBLANK([.N39]); 0; IF((&quot;2015-09-04&quot;-[.N39])&gt;=0;[.AS39];0))" office:value-type="float" office:value="0" calcext:value-type="float">
            <text:p>0</text:p>
          </table:table-cell>
          <table:table-cell table:style-name="ce66" table:formula="of:=IF([.D3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39])" office:value-type="float" office:value="0" calcext:value-type="float">
            <text:p>0</text:p>
          </table:table-cell>
          <table:table-cell table:style-name="ce69" table:formula="of:=IF([.R39] &amp; [.D39] = &quot;1메뉴&quot;;1;0)" office:value-type="float" office:value="0" calcext:value-type="float">
            <text:p>0</text:p>
          </table:table-cell>
          <table:table-cell table:style-name="ce69" table:formula="of:=IF([.R39] &amp; [.D39] = &quot;1출력물&quot;;1;0)" office:value-type="float" office:value="0" calcext:value-type="float">
            <text:p>0</text:p>
          </table:table-cell>
          <table:table-cell table:style-name="ce69" table:formula="of:=IF([.R39] &amp; [.D39] = &quot;1팝업&quot;;1;0)" office:value-type="float" office:value="0" calcext:value-type="float">
            <text:p>0</text:p>
          </table:table-cell>
          <table:table-cell table:style-name="ce69" table:formula="of:=IF([.R39] &amp; [.D39] = &quot;1탭&quot;;1;0)" office:value-type="float" office:value="0" calcext:value-type="float">
            <text:p>0</text:p>
          </table:table-cell>
          <table:table-cell table:style-name="ce69" table:formula="of:=IF([.R39] &amp; [.D39] = &quot;1배치&quot;;1;0)" office:value-type="float" office:value="0" calcext:value-type="float">
            <text:p>0</text:p>
          </table:table-cell>
          <table:table-cell table:style-name="ce69" table:formula="of:=IF([.R39] &amp; [.D39] = &quot;2메뉴&quot;;1;0)" office:value-type="float" office:value="0" calcext:value-type="float">
            <text:p>0</text:p>
          </table:table-cell>
          <table:table-cell table:style-name="ce69" table:formula="of:=IF([.R39] &amp; [.D39] = &quot;2출력물&quot;;1;0)" office:value-type="float" office:value="0" calcext:value-type="float">
            <text:p>0</text:p>
          </table:table-cell>
          <table:table-cell table:style-name="ce69" table:formula="of:=IF([.R39] &amp; [.D39] = &quot;2팝업&quot;;1;0)" office:value-type="float" office:value="0" calcext:value-type="float">
            <text:p>0</text:p>
          </table:table-cell>
          <table:table-cell table:style-name="ce69" table:formula="of:=IF([.R39] &amp; [.D39] = &quot;2탭&quot;;1;0)" office:value-type="float" office:value="0" calcext:value-type="float">
            <text:p>0</text:p>
          </table:table-cell>
          <table:table-cell table:style-name="ce69" table:formula="of:=IF([.R39] &amp; [.D39] = &quot;2배치&quot;;1;0)" office:value-type="float" office:value="0" calcext:value-type="float">
            <text:p>0</text:p>
          </table:table-cell>
          <table:table-cell table:style-name="ce69" table:formula="of:=IF([.R39] &amp; [.D39] = &quot;1메뉴&quot;;[.G39]*6.45 + [.H39]*4 + [.I39]*4.55 + [.J39]*4 + [.K39]*4;0)" office:value-type="float" office:value="0" calcext:value-type="float">
            <text:p>0</text:p>
          </table:table-cell>
          <table:table-cell table:style-name="ce69" table:formula="of:=IF([.R39] &amp; [.D39] = &quot;1출력물&quot;;[.G39]*5.4 + [.H39]*4 + [.I39]*4.55 + [.J39]*4 + [.K39]*4;0)" office:value-type="float" office:value="0" calcext:value-type="float">
            <text:p>0</text:p>
          </table:table-cell>
          <table:table-cell table:style-name="ce69" table:formula="of:=IF([.R39] &amp; [.D39] = &quot;1팝업&quot;;[.G39]*6.45 + [.H39]*4 + [.I39]*4.55 + [.J39]*4 + [.K39]*4;0)" office:value-type="float" office:value="0" calcext:value-type="float">
            <text:p>0</text:p>
          </table:table-cell>
          <table:table-cell table:style-name="ce69" table:formula="of:=IF([.R39] &amp; [.D39] = &quot;1탭&quot;;[.G39]*6.45 + [.H39]*4 + [.I39]*4.55 + [.J39]*4 + [.K39]*4;0)" office:value-type="float" office:value="0" calcext:value-type="float">
            <text:p>0</text:p>
          </table:table-cell>
          <table:table-cell table:style-name="ce69" table:formula="of:=IF([.R39] &amp; [.D39] = &quot;1배치&quot;;[.G39]*6.45 + [.H39]*4 + [.I39]*4.55 + [.J39]*4 + [.K39]*4;0)" office:value-type="float" office:value="0" calcext:value-type="float">
            <text:p>0</text:p>
          </table:table-cell>
          <table:table-cell table:style-name="ce69" table:formula="of:=IF([.R39] &amp; [.D39] = &quot;2메뉴&quot;;[.G39]*6.45 + [.H39]*4 + [.I39]*4.55 + [.J39]*4 + [.K39]*4;0)" office:value-type="float" office:value="0" calcext:value-type="float">
            <text:p>0</text:p>
          </table:table-cell>
          <table:table-cell table:style-name="ce69" table:formula="of:=IF([.R39] &amp; [.D39] = &quot;2출력물&quot;;[.G39]*5.4 + [.H39]*4 + [.I39]*4.55 + [.J39]*4 + [.K39]*4;0)" office:value-type="float" office:value="0" calcext:value-type="float">
            <text:p>0</text:p>
          </table:table-cell>
          <table:table-cell table:style-name="ce69" table:formula="of:=IF([.R39] &amp; [.D39] = &quot;2팝업&quot;;[.G39]*6.45 + [.H39]*4 + [.I39]*4.55 + [.J39]*4 + [.K39]*4;0)" office:value-type="float" office:value="0" calcext:value-type="float">
            <text:p>0</text:p>
          </table:table-cell>
          <table:table-cell table:style-name="ce69" table:formula="of:=IF([.R39] &amp; [.D39] = &quot;2탭&quot;;[.G39]*6.45 + [.H39]*4 + [.I39]*4.55 + [.J39]*4 + [.K39]*4;0)" office:value-type="float" office:value="0" calcext:value-type="float">
            <text:p>0</text:p>
          </table:table-cell>
          <table:table-cell table:style-name="ce70" table:formula="of:=IF([.R39] &amp; [.D39] = &quot;2배치&quot;;[.G39]*6.45 + [.H39]*4 + [.I39]*4.55 + [.J39]*4 + [.K39]*4;0)" office:value-type="float" office:value="0" calcext:value-type="float">
            <text:p>0</text:p>
          </table:table-cell>
          <table:table-cell table:style-name="ce70" table:formula="of:=SUM([.AI39:.AR3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40]&lt;&gt;&quot;메뉴&quot;;0;IF(ISBLANK([.P40]); 0; IF((&quot;2015-08-28&quot;-[.P40])&gt;=0;1;0)))" office:value-type="float" office:value="0" calcext:value-type="float">
            <text:p>0</text:p>
          </table:table-cell>
          <table:table-cell table:style-name="ce66" table:formula="of:=IF([.D40]&lt;&gt;&quot;메뉴&quot;;0;IF(ISBLANK([.N40]); 0; IF((&quot;2015-09-04&quot;-[.N40])&gt;=0;1;0)))" office:value-type="float" office:value="0" calcext:value-type="float">
            <text:p>0</text:p>
          </table:table-cell>
          <table:table-cell table:style-name="ce66" table:formula="of:=IF(ISBLANK([.P40]); 0; IF((&quot;2015-08-28&quot;-[.P40])&gt;=0;[.AS40];0))" office:value-type="float" office:value="0" calcext:value-type="float">
            <text:p>0</text:p>
          </table:table-cell>
          <table:table-cell table:style-name="ce66" table:formula="of:=IF(ISBLANK([.N40]); 0; IF((&quot;2015-09-04&quot;-[.N40])&gt;=0;[.AS40];0))" office:value-type="float" office:value="0" calcext:value-type="float">
            <text:p>0</text:p>
          </table:table-cell>
          <table:table-cell table:style-name="ce66" table:formula="of:=IF([.D4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0])" office:value-type="float" office:value="0" calcext:value-type="float">
            <text:p>0</text:p>
          </table:table-cell>
          <table:table-cell table:style-name="ce69" table:formula="of:=IF([.R40] &amp; [.D40] = &quot;1메뉴&quot;;1;0)" office:value-type="float" office:value="0" calcext:value-type="float">
            <text:p>0</text:p>
          </table:table-cell>
          <table:table-cell table:style-name="ce69" table:formula="of:=IF([.R40] &amp; [.D40] = &quot;1출력물&quot;;1;0)" office:value-type="float" office:value="0" calcext:value-type="float">
            <text:p>0</text:p>
          </table:table-cell>
          <table:table-cell table:style-name="ce69" table:formula="of:=IF([.R40] &amp; [.D40] = &quot;1팝업&quot;;1;0)" office:value-type="float" office:value="0" calcext:value-type="float">
            <text:p>0</text:p>
          </table:table-cell>
          <table:table-cell table:style-name="ce69" table:formula="of:=IF([.R40] &amp; [.D40] = &quot;1탭&quot;;1;0)" office:value-type="float" office:value="0" calcext:value-type="float">
            <text:p>0</text:p>
          </table:table-cell>
          <table:table-cell table:style-name="ce69" table:formula="of:=IF([.R40] &amp; [.D40] = &quot;1배치&quot;;1;0)" office:value-type="float" office:value="0" calcext:value-type="float">
            <text:p>0</text:p>
          </table:table-cell>
          <table:table-cell table:style-name="ce69" table:formula="of:=IF([.R40] &amp; [.D40] = &quot;2메뉴&quot;;1;0)" office:value-type="float" office:value="0" calcext:value-type="float">
            <text:p>0</text:p>
          </table:table-cell>
          <table:table-cell table:style-name="ce69" table:formula="of:=IF([.R40] &amp; [.D40] = &quot;2출력물&quot;;1;0)" office:value-type="float" office:value="0" calcext:value-type="float">
            <text:p>0</text:p>
          </table:table-cell>
          <table:table-cell table:style-name="ce69" table:formula="of:=IF([.R40] &amp; [.D40] = &quot;2팝업&quot;;1;0)" office:value-type="float" office:value="0" calcext:value-type="float">
            <text:p>0</text:p>
          </table:table-cell>
          <table:table-cell table:style-name="ce69" table:formula="of:=IF([.R40] &amp; [.D40] = &quot;2탭&quot;;1;0)" office:value-type="float" office:value="0" calcext:value-type="float">
            <text:p>0</text:p>
          </table:table-cell>
          <table:table-cell table:style-name="ce69" table:formula="of:=IF([.R40] &amp; [.D40] = &quot;2배치&quot;;1;0)" office:value-type="float" office:value="0" calcext:value-type="float">
            <text:p>0</text:p>
          </table:table-cell>
          <table:table-cell table:style-name="ce69" table:formula="of:=IF([.R40] &amp; [.D40] = &quot;1메뉴&quot;;[.G40]*6.45 + [.H40]*4 + [.I40]*4.55 + [.J40]*4 + [.K40]*4;0)" office:value-type="float" office:value="0" calcext:value-type="float">
            <text:p>0</text:p>
          </table:table-cell>
          <table:table-cell table:style-name="ce69" table:formula="of:=IF([.R40] &amp; [.D40] = &quot;1출력물&quot;;[.G40]*5.4 + [.H40]*4 + [.I40]*4.55 + [.J40]*4 + [.K40]*4;0)" office:value-type="float" office:value="0" calcext:value-type="float">
            <text:p>0</text:p>
          </table:table-cell>
          <table:table-cell table:style-name="ce69" table:formula="of:=IF([.R40] &amp; [.D40] = &quot;1팝업&quot;;[.G40]*6.45 + [.H40]*4 + [.I40]*4.55 + [.J40]*4 + [.K40]*4;0)" office:value-type="float" office:value="0" calcext:value-type="float">
            <text:p>0</text:p>
          </table:table-cell>
          <table:table-cell table:style-name="ce69" table:formula="of:=IF([.R40] &amp; [.D40] = &quot;1탭&quot;;[.G40]*6.45 + [.H40]*4 + [.I40]*4.55 + [.J40]*4 + [.K40]*4;0)" office:value-type="float" office:value="0" calcext:value-type="float">
            <text:p>0</text:p>
          </table:table-cell>
          <table:table-cell table:style-name="ce69" table:formula="of:=IF([.R40] &amp; [.D40] = &quot;1배치&quot;;[.G40]*6.45 + [.H40]*4 + [.I40]*4.55 + [.J40]*4 + [.K40]*4;0)" office:value-type="float" office:value="0" calcext:value-type="float">
            <text:p>0</text:p>
          </table:table-cell>
          <table:table-cell table:style-name="ce69" table:formula="of:=IF([.R40] &amp; [.D40] = &quot;2메뉴&quot;;[.G40]*6.45 + [.H40]*4 + [.I40]*4.55 + [.J40]*4 + [.K40]*4;0)" office:value-type="float" office:value="0" calcext:value-type="float">
            <text:p>0</text:p>
          </table:table-cell>
          <table:table-cell table:style-name="ce69" table:formula="of:=IF([.R40] &amp; [.D40] = &quot;2출력물&quot;;[.G40]*5.4 + [.H40]*4 + [.I40]*4.55 + [.J40]*4 + [.K40]*4;0)" office:value-type="float" office:value="0" calcext:value-type="float">
            <text:p>0</text:p>
          </table:table-cell>
          <table:table-cell table:style-name="ce69" table:formula="of:=IF([.R40] &amp; [.D40] = &quot;2팝업&quot;;[.G40]*6.45 + [.H40]*4 + [.I40]*4.55 + [.J40]*4 + [.K40]*4;0)" office:value-type="float" office:value="0" calcext:value-type="float">
            <text:p>0</text:p>
          </table:table-cell>
          <table:table-cell table:style-name="ce69" table:formula="of:=IF([.R40] &amp; [.D40] = &quot;2탭&quot;;[.G40]*6.45 + [.H40]*4 + [.I40]*4.55 + [.J40]*4 + [.K40]*4;0)" office:value-type="float" office:value="0" calcext:value-type="float">
            <text:p>0</text:p>
          </table:table-cell>
          <table:table-cell table:style-name="ce70" table:formula="of:=IF([.R40] &amp; [.D40] = &quot;2배치&quot;;[.G40]*6.45 + [.H40]*4 + [.I40]*4.55 + [.J40]*4 + [.K40]*4;0)" office:value-type="float" office:value="0" calcext:value-type="float">
            <text:p>0</text:p>
          </table:table-cell>
          <table:table-cell table:style-name="ce70" table:formula="of:=SUM([.AI40:.AR4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41]&lt;&gt;&quot;메뉴&quot;;0;IF(ISBLANK([.P41]); 0; IF((&quot;2015-08-28&quot;-[.P41])&gt;=0;1;0)))" office:value-type="float" office:value="0" calcext:value-type="float">
            <text:p>0</text:p>
          </table:table-cell>
          <table:table-cell table:style-name="ce66" table:formula="of:=IF([.D41]&lt;&gt;&quot;메뉴&quot;;0;IF(ISBLANK([.N41]); 0; IF((&quot;2015-09-04&quot;-[.N41])&gt;=0;1;0)))" office:value-type="float" office:value="0" calcext:value-type="float">
            <text:p>0</text:p>
          </table:table-cell>
          <table:table-cell table:style-name="ce66" table:formula="of:=IF(ISBLANK([.P41]); 0; IF((&quot;2015-08-28&quot;-[.P41])&gt;=0;[.AS41];0))" office:value-type="float" office:value="0" calcext:value-type="float">
            <text:p>0</text:p>
          </table:table-cell>
          <table:table-cell table:style-name="ce66" table:formula="of:=IF(ISBLANK([.N41]); 0; IF((&quot;2015-09-04&quot;-[.N41])&gt;=0;[.AS41];0))" office:value-type="float" office:value="0" calcext:value-type="float">
            <text:p>0</text:p>
          </table:table-cell>
          <table:table-cell table:style-name="ce66" table:formula="of:=IF([.D4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1])" office:value-type="float" office:value="0" calcext:value-type="float">
            <text:p>0</text:p>
          </table:table-cell>
          <table:table-cell table:style-name="ce69" table:formula="of:=IF([.R41] &amp; [.D41] = &quot;1메뉴&quot;;1;0)" office:value-type="float" office:value="0" calcext:value-type="float">
            <text:p>0</text:p>
          </table:table-cell>
          <table:table-cell table:style-name="ce69" table:formula="of:=IF([.R41] &amp; [.D41] = &quot;1출력물&quot;;1;0)" office:value-type="float" office:value="0" calcext:value-type="float">
            <text:p>0</text:p>
          </table:table-cell>
          <table:table-cell table:style-name="ce69" table:formula="of:=IF([.R41] &amp; [.D41] = &quot;1팝업&quot;;1;0)" office:value-type="float" office:value="0" calcext:value-type="float">
            <text:p>0</text:p>
          </table:table-cell>
          <table:table-cell table:style-name="ce69" table:formula="of:=IF([.R41] &amp; [.D41] = &quot;1탭&quot;;1;0)" office:value-type="float" office:value="0" calcext:value-type="float">
            <text:p>0</text:p>
          </table:table-cell>
          <table:table-cell table:style-name="ce69" table:formula="of:=IF([.R41] &amp; [.D41] = &quot;1배치&quot;;1;0)" office:value-type="float" office:value="0" calcext:value-type="float">
            <text:p>0</text:p>
          </table:table-cell>
          <table:table-cell table:style-name="ce69" table:formula="of:=IF([.R41] &amp; [.D41] = &quot;2메뉴&quot;;1;0)" office:value-type="float" office:value="0" calcext:value-type="float">
            <text:p>0</text:p>
          </table:table-cell>
          <table:table-cell table:style-name="ce69" table:formula="of:=IF([.R41] &amp; [.D41] = &quot;2출력물&quot;;1;0)" office:value-type="float" office:value="0" calcext:value-type="float">
            <text:p>0</text:p>
          </table:table-cell>
          <table:table-cell table:style-name="ce69" table:formula="of:=IF([.R41] &amp; [.D41] = &quot;2팝업&quot;;1;0)" office:value-type="float" office:value="0" calcext:value-type="float">
            <text:p>0</text:p>
          </table:table-cell>
          <table:table-cell table:style-name="ce69" table:formula="of:=IF([.R41] &amp; [.D41] = &quot;2탭&quot;;1;0)" office:value-type="float" office:value="0" calcext:value-type="float">
            <text:p>0</text:p>
          </table:table-cell>
          <table:table-cell table:style-name="ce69" table:formula="of:=IF([.R41] &amp; [.D41] = &quot;2배치&quot;;1;0)" office:value-type="float" office:value="0" calcext:value-type="float">
            <text:p>0</text:p>
          </table:table-cell>
          <table:table-cell table:style-name="ce69" table:formula="of:=IF([.R41] &amp; [.D41] = &quot;1메뉴&quot;;[.G41]*6.45 + [.H41]*4 + [.I41]*4.55 + [.J41]*4 + [.K41]*4;0)" office:value-type="float" office:value="0" calcext:value-type="float">
            <text:p>0</text:p>
          </table:table-cell>
          <table:table-cell table:style-name="ce69" table:formula="of:=IF([.R41] &amp; [.D41] = &quot;1출력물&quot;;[.G41]*5.4 + [.H41]*4 + [.I41]*4.55 + [.J41]*4 + [.K41]*4;0)" office:value-type="float" office:value="0" calcext:value-type="float">
            <text:p>0</text:p>
          </table:table-cell>
          <table:table-cell table:style-name="ce69" table:formula="of:=IF([.R41] &amp; [.D41] = &quot;1팝업&quot;;[.G41]*6.45 + [.H41]*4 + [.I41]*4.55 + [.J41]*4 + [.K41]*4;0)" office:value-type="float" office:value="0" calcext:value-type="float">
            <text:p>0</text:p>
          </table:table-cell>
          <table:table-cell table:style-name="ce69" table:formula="of:=IF([.R41] &amp; [.D41] = &quot;1탭&quot;;[.G41]*6.45 + [.H41]*4 + [.I41]*4.55 + [.J41]*4 + [.K41]*4;0)" office:value-type="float" office:value="0" calcext:value-type="float">
            <text:p>0</text:p>
          </table:table-cell>
          <table:table-cell table:style-name="ce69" table:formula="of:=IF([.R41] &amp; [.D41] = &quot;1배치&quot;;[.G41]*6.45 + [.H41]*4 + [.I41]*4.55 + [.J41]*4 + [.K41]*4;0)" office:value-type="float" office:value="0" calcext:value-type="float">
            <text:p>0</text:p>
          </table:table-cell>
          <table:table-cell table:style-name="ce69" table:formula="of:=IF([.R41] &amp; [.D41] = &quot;2메뉴&quot;;[.G41]*6.45 + [.H41]*4 + [.I41]*4.55 + [.J41]*4 + [.K41]*4;0)" office:value-type="float" office:value="0" calcext:value-type="float">
            <text:p>0</text:p>
          </table:table-cell>
          <table:table-cell table:style-name="ce69" table:formula="of:=IF([.R41] &amp; [.D41] = &quot;2출력물&quot;;[.G41]*5.4 + [.H41]*4 + [.I41]*4.55 + [.J41]*4 + [.K41]*4;0)" office:value-type="float" office:value="0" calcext:value-type="float">
            <text:p>0</text:p>
          </table:table-cell>
          <table:table-cell table:style-name="ce69" table:formula="of:=IF([.R41] &amp; [.D41] = &quot;2팝업&quot;;[.G41]*6.45 + [.H41]*4 + [.I41]*4.55 + [.J41]*4 + [.K41]*4;0)" office:value-type="float" office:value="0" calcext:value-type="float">
            <text:p>0</text:p>
          </table:table-cell>
          <table:table-cell table:style-name="ce69" table:formula="of:=IF([.R41] &amp; [.D41] = &quot;2탭&quot;;[.G41]*6.45 + [.H41]*4 + [.I41]*4.55 + [.J41]*4 + [.K41]*4;0)" office:value-type="float" office:value="0" calcext:value-type="float">
            <text:p>0</text:p>
          </table:table-cell>
          <table:table-cell table:style-name="ce70" table:formula="of:=IF([.R41] &amp; [.D41] = &quot;2배치&quot;;[.G41]*6.45 + [.H41]*4 + [.I41]*4.55 + [.J41]*4 + [.K41]*4;0)" office:value-type="float" office:value="0" calcext:value-type="float">
            <text:p>0</text:p>
          </table:table-cell>
          <table:table-cell table:style-name="ce70" table:formula="of:=SUM([.AI41:.AR4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42]&lt;&gt;&quot;메뉴&quot;;0;IF(ISBLANK([.P42]); 0; IF((&quot;2015-08-28&quot;-[.P42])&gt;=0;1;0)))" office:value-type="float" office:value="0" calcext:value-type="float">
            <text:p>0</text:p>
          </table:table-cell>
          <table:table-cell table:style-name="ce66" table:formula="of:=IF([.D42]&lt;&gt;&quot;메뉴&quot;;0;IF(ISBLANK([.N42]); 0; IF((&quot;2015-09-04&quot;-[.N42])&gt;=0;1;0)))" office:value-type="float" office:value="0" calcext:value-type="float">
            <text:p>0</text:p>
          </table:table-cell>
          <table:table-cell table:style-name="ce66" table:formula="of:=IF(ISBLANK([.P42]); 0; IF((&quot;2015-08-28&quot;-[.P42])&gt;=0;[.AS42];0))" office:value-type="float" office:value="0" calcext:value-type="float">
            <text:p>0</text:p>
          </table:table-cell>
          <table:table-cell table:style-name="ce66" table:formula="of:=IF(ISBLANK([.N42]); 0; IF((&quot;2015-09-04&quot;-[.N42])&gt;=0;[.AS42];0))" office:value-type="float" office:value="0" calcext:value-type="float">
            <text:p>0</text:p>
          </table:table-cell>
          <table:table-cell table:style-name="ce66" table:formula="of:=IF([.D4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2])" office:value-type="float" office:value="0" calcext:value-type="float">
            <text:p>0</text:p>
          </table:table-cell>
          <table:table-cell table:style-name="ce69" table:formula="of:=IF([.R42] &amp; [.D42] = &quot;1메뉴&quot;;1;0)" office:value-type="float" office:value="0" calcext:value-type="float">
            <text:p>0</text:p>
          </table:table-cell>
          <table:table-cell table:style-name="ce69" table:formula="of:=IF([.R42] &amp; [.D42] = &quot;1출력물&quot;;1;0)" office:value-type="float" office:value="0" calcext:value-type="float">
            <text:p>0</text:p>
          </table:table-cell>
          <table:table-cell table:style-name="ce69" table:formula="of:=IF([.R42] &amp; [.D42] = &quot;1팝업&quot;;1;0)" office:value-type="float" office:value="0" calcext:value-type="float">
            <text:p>0</text:p>
          </table:table-cell>
          <table:table-cell table:style-name="ce69" table:formula="of:=IF([.R42] &amp; [.D42] = &quot;1탭&quot;;1;0)" office:value-type="float" office:value="0" calcext:value-type="float">
            <text:p>0</text:p>
          </table:table-cell>
          <table:table-cell table:style-name="ce69" table:formula="of:=IF([.R42] &amp; [.D42] = &quot;1배치&quot;;1;0)" office:value-type="float" office:value="0" calcext:value-type="float">
            <text:p>0</text:p>
          </table:table-cell>
          <table:table-cell table:style-name="ce69" table:formula="of:=IF([.R42] &amp; [.D42] = &quot;2메뉴&quot;;1;0)" office:value-type="float" office:value="0" calcext:value-type="float">
            <text:p>0</text:p>
          </table:table-cell>
          <table:table-cell table:style-name="ce69" table:formula="of:=IF([.R42] &amp; [.D42] = &quot;2출력물&quot;;1;0)" office:value-type="float" office:value="0" calcext:value-type="float">
            <text:p>0</text:p>
          </table:table-cell>
          <table:table-cell table:style-name="ce69" table:formula="of:=IF([.R42] &amp; [.D42] = &quot;2팝업&quot;;1;0)" office:value-type="float" office:value="0" calcext:value-type="float">
            <text:p>0</text:p>
          </table:table-cell>
          <table:table-cell table:style-name="ce69" table:formula="of:=IF([.R42] &amp; [.D42] = &quot;2탭&quot;;1;0)" office:value-type="float" office:value="0" calcext:value-type="float">
            <text:p>0</text:p>
          </table:table-cell>
          <table:table-cell table:style-name="ce69" table:formula="of:=IF([.R42] &amp; [.D42] = &quot;2배치&quot;;1;0)" office:value-type="float" office:value="0" calcext:value-type="float">
            <text:p>0</text:p>
          </table:table-cell>
          <table:table-cell table:style-name="ce69" table:formula="of:=IF([.R42] &amp; [.D42] = &quot;1메뉴&quot;;[.G42]*6.45 + [.H42]*4 + [.I42]*4.55 + [.J42]*4 + [.K42]*4;0)" office:value-type="float" office:value="0" calcext:value-type="float">
            <text:p>0</text:p>
          </table:table-cell>
          <table:table-cell table:style-name="ce69" table:formula="of:=IF([.R42] &amp; [.D42] = &quot;1출력물&quot;;[.G42]*5.4 + [.H42]*4 + [.I42]*4.55 + [.J42]*4 + [.K42]*4;0)" office:value-type="float" office:value="0" calcext:value-type="float">
            <text:p>0</text:p>
          </table:table-cell>
          <table:table-cell table:style-name="ce69" table:formula="of:=IF([.R42] &amp; [.D42] = &quot;1팝업&quot;;[.G42]*6.45 + [.H42]*4 + [.I42]*4.55 + [.J42]*4 + [.K42]*4;0)" office:value-type="float" office:value="0" calcext:value-type="float">
            <text:p>0</text:p>
          </table:table-cell>
          <table:table-cell table:style-name="ce69" table:formula="of:=IF([.R42] &amp; [.D42] = &quot;1탭&quot;;[.G42]*6.45 + [.H42]*4 + [.I42]*4.55 + [.J42]*4 + [.K42]*4;0)" office:value-type="float" office:value="0" calcext:value-type="float">
            <text:p>0</text:p>
          </table:table-cell>
          <table:table-cell table:style-name="ce69" table:formula="of:=IF([.R42] &amp; [.D42] = &quot;1배치&quot;;[.G42]*6.45 + [.H42]*4 + [.I42]*4.55 + [.J42]*4 + [.K42]*4;0)" office:value-type="float" office:value="0" calcext:value-type="float">
            <text:p>0</text:p>
          </table:table-cell>
          <table:table-cell table:style-name="ce69" table:formula="of:=IF([.R42] &amp; [.D42] = &quot;2메뉴&quot;;[.G42]*6.45 + [.H42]*4 + [.I42]*4.55 + [.J42]*4 + [.K42]*4;0)" office:value-type="float" office:value="0" calcext:value-type="float">
            <text:p>0</text:p>
          </table:table-cell>
          <table:table-cell table:style-name="ce69" table:formula="of:=IF([.R42] &amp; [.D42] = &quot;2출력물&quot;;[.G42]*5.4 + [.H42]*4 + [.I42]*4.55 + [.J42]*4 + [.K42]*4;0)" office:value-type="float" office:value="0" calcext:value-type="float">
            <text:p>0</text:p>
          </table:table-cell>
          <table:table-cell table:style-name="ce69" table:formula="of:=IF([.R42] &amp; [.D42] = &quot;2팝업&quot;;[.G42]*6.45 + [.H42]*4 + [.I42]*4.55 + [.J42]*4 + [.K42]*4;0)" office:value-type="float" office:value="0" calcext:value-type="float">
            <text:p>0</text:p>
          </table:table-cell>
          <table:table-cell table:style-name="ce69" table:formula="of:=IF([.R42] &amp; [.D42] = &quot;2탭&quot;;[.G42]*6.45 + [.H42]*4 + [.I42]*4.55 + [.J42]*4 + [.K42]*4;0)" office:value-type="float" office:value="0" calcext:value-type="float">
            <text:p>0</text:p>
          </table:table-cell>
          <table:table-cell table:style-name="ce70" table:formula="of:=IF([.R42] &amp; [.D42] = &quot;2배치&quot;;[.G42]*6.45 + [.H42]*4 + [.I42]*4.55 + [.J42]*4 + [.K42]*4;0)" office:value-type="float" office:value="0" calcext:value-type="float">
            <text:p>0</text:p>
          </table:table-cell>
          <table:table-cell table:style-name="ce70" table:formula="of:=SUM([.AI42:.AR4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7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43]&lt;&gt;&quot;메뉴&quot;;0;IF(ISBLANK([.P43]); 0; IF((&quot;2015-08-28&quot;-[.P43])&gt;=0;1;0)))" office:value-type="float" office:value="0" calcext:value-type="float">
            <text:p>0</text:p>
          </table:table-cell>
          <table:table-cell table:style-name="ce66" table:formula="of:=IF([.D43]&lt;&gt;&quot;메뉴&quot;;0;IF(ISBLANK([.N43]); 0; IF((&quot;2015-09-04&quot;-[.N43])&gt;=0;1;0)))" office:value-type="float" office:value="0" calcext:value-type="float">
            <text:p>0</text:p>
          </table:table-cell>
          <table:table-cell table:style-name="ce66" table:formula="of:=IF(ISBLANK([.P43]); 0; IF((&quot;2015-08-28&quot;-[.P43])&gt;=0;[.AS43];0))" office:value-type="float" office:value="0" calcext:value-type="float">
            <text:p>0</text:p>
          </table:table-cell>
          <table:table-cell table:style-name="ce66" table:formula="of:=IF(ISBLANK([.N43]); 0; IF((&quot;2015-09-04&quot;-[.N43])&gt;=0;[.AS43];0))" office:value-type="float" office:value="0" calcext:value-type="float">
            <text:p>0</text:p>
          </table:table-cell>
          <table:table-cell table:style-name="ce66" table:formula="of:=IF([.D4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3])" office:value-type="float" office:value="0" calcext:value-type="float">
            <text:p>0</text:p>
          </table:table-cell>
          <table:table-cell table:style-name="ce69" table:formula="of:=IF([.R43] &amp; [.D43] = &quot;1메뉴&quot;;1;0)" office:value-type="float" office:value="0" calcext:value-type="float">
            <text:p>0</text:p>
          </table:table-cell>
          <table:table-cell table:style-name="ce69" table:formula="of:=IF([.R43] &amp; [.D43] = &quot;1출력물&quot;;1;0)" office:value-type="float" office:value="0" calcext:value-type="float">
            <text:p>0</text:p>
          </table:table-cell>
          <table:table-cell table:style-name="ce69" table:formula="of:=IF([.R43] &amp; [.D43] = &quot;1팝업&quot;;1;0)" office:value-type="float" office:value="0" calcext:value-type="float">
            <text:p>0</text:p>
          </table:table-cell>
          <table:table-cell table:style-name="ce69" table:formula="of:=IF([.R43] &amp; [.D43] = &quot;1탭&quot;;1;0)" office:value-type="float" office:value="0" calcext:value-type="float">
            <text:p>0</text:p>
          </table:table-cell>
          <table:table-cell table:style-name="ce69" table:formula="of:=IF([.R43] &amp; [.D43] = &quot;1배치&quot;;1;0)" office:value-type="float" office:value="0" calcext:value-type="float">
            <text:p>0</text:p>
          </table:table-cell>
          <table:table-cell table:style-name="ce69" table:formula="of:=IF([.R43] &amp; [.D43] = &quot;2메뉴&quot;;1;0)" office:value-type="float" office:value="0" calcext:value-type="float">
            <text:p>0</text:p>
          </table:table-cell>
          <table:table-cell table:style-name="ce69" table:formula="of:=IF([.R43] &amp; [.D43] = &quot;2출력물&quot;;1;0)" office:value-type="float" office:value="0" calcext:value-type="float">
            <text:p>0</text:p>
          </table:table-cell>
          <table:table-cell table:style-name="ce69" table:formula="of:=IF([.R43] &amp; [.D43] = &quot;2팝업&quot;;1;0)" office:value-type="float" office:value="0" calcext:value-type="float">
            <text:p>0</text:p>
          </table:table-cell>
          <table:table-cell table:style-name="ce69" table:formula="of:=IF([.R43] &amp; [.D43] = &quot;2탭&quot;;1;0)" office:value-type="float" office:value="0" calcext:value-type="float">
            <text:p>0</text:p>
          </table:table-cell>
          <table:table-cell table:style-name="ce69" table:formula="of:=IF([.R43] &amp; [.D43] = &quot;2배치&quot;;1;0)" office:value-type="float" office:value="0" calcext:value-type="float">
            <text:p>0</text:p>
          </table:table-cell>
          <table:table-cell table:style-name="ce69" table:formula="of:=IF([.R43] &amp; [.D43] = &quot;1메뉴&quot;;[.G43]*6.45 + [.H43]*4 + [.I43]*4.55 + [.J43]*4 + [.K43]*4;0)" office:value-type="float" office:value="0" calcext:value-type="float">
            <text:p>0</text:p>
          </table:table-cell>
          <table:table-cell table:style-name="ce69" table:formula="of:=IF([.R43] &amp; [.D43] = &quot;1출력물&quot;;[.G43]*5.4 + [.H43]*4 + [.I43]*4.55 + [.J43]*4 + [.K43]*4;0)" office:value-type="float" office:value="0" calcext:value-type="float">
            <text:p>0</text:p>
          </table:table-cell>
          <table:table-cell table:style-name="ce69" table:formula="of:=IF([.R43] &amp; [.D43] = &quot;1팝업&quot;;[.G43]*6.45 + [.H43]*4 + [.I43]*4.55 + [.J43]*4 + [.K43]*4;0)" office:value-type="float" office:value="0" calcext:value-type="float">
            <text:p>0</text:p>
          </table:table-cell>
          <table:table-cell table:style-name="ce69" table:formula="of:=IF([.R43] &amp; [.D43] = &quot;1탭&quot;;[.G43]*6.45 + [.H43]*4 + [.I43]*4.55 + [.J43]*4 + [.K43]*4;0)" office:value-type="float" office:value="0" calcext:value-type="float">
            <text:p>0</text:p>
          </table:table-cell>
          <table:table-cell table:style-name="ce69" table:formula="of:=IF([.R43] &amp; [.D43] = &quot;1배치&quot;;[.G43]*6.45 + [.H43]*4 + [.I43]*4.55 + [.J43]*4 + [.K43]*4;0)" office:value-type="float" office:value="0" calcext:value-type="float">
            <text:p>0</text:p>
          </table:table-cell>
          <table:table-cell table:style-name="ce69" table:formula="of:=IF([.R43] &amp; [.D43] = &quot;2메뉴&quot;;[.G43]*6.45 + [.H43]*4 + [.I43]*4.55 + [.J43]*4 + [.K43]*4;0)" office:value-type="float" office:value="0" calcext:value-type="float">
            <text:p>0</text:p>
          </table:table-cell>
          <table:table-cell table:style-name="ce69" table:formula="of:=IF([.R43] &amp; [.D43] = &quot;2출력물&quot;;[.G43]*5.4 + [.H43]*4 + [.I43]*4.55 + [.J43]*4 + [.K43]*4;0)" office:value-type="float" office:value="0" calcext:value-type="float">
            <text:p>0</text:p>
          </table:table-cell>
          <table:table-cell table:style-name="ce69" table:formula="of:=IF([.R43] &amp; [.D43] = &quot;2팝업&quot;;[.G43]*6.45 + [.H43]*4 + [.I43]*4.55 + [.J43]*4 + [.K43]*4;0)" office:value-type="float" office:value="0" calcext:value-type="float">
            <text:p>0</text:p>
          </table:table-cell>
          <table:table-cell table:style-name="ce69" table:formula="of:=IF([.R43] &amp; [.D43] = &quot;2탭&quot;;[.G43]*6.45 + [.H43]*4 + [.I43]*4.55 + [.J43]*4 + [.K43]*4;0)" office:value-type="float" office:value="0" calcext:value-type="float">
            <text:p>0</text:p>
          </table:table-cell>
          <table:table-cell table:style-name="ce70" table:formula="of:=IF([.R43] &amp; [.D43] = &quot;2배치&quot;;[.G43]*6.45 + [.H43]*4 + [.I43]*4.55 + [.J43]*4 + [.K43]*4;0)" office:value-type="float" office:value="0" calcext:value-type="float">
            <text:p>0</text:p>
          </table:table-cell>
          <table:table-cell table:style-name="ce70" table:formula="of:=SUM([.AI43:.AR43])" office:value-type="float" office:value="0" calcext:value-type="float">
            <text:p>0</text:p>
          </table:table-cell>
          <table:covered-table-cell table:number-columns-repeated="2" table:style-name="ce73"/>
          <table:table-cell table:style-name="ce11" table:number-columns-repeated="976"/>
        </table:table-row>
        <table:table-row table:style-name="ro2">
          <table:table-cell table:style-name="ce5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44]&lt;&gt;&quot;메뉴&quot;;0;IF(ISBLANK([.P44]); 0; IF((&quot;2015-08-28&quot;-[.P44])&gt;=0;1;0)))" office:value-type="float" office:value="0" calcext:value-type="float">
            <text:p>0</text:p>
          </table:table-cell>
          <table:table-cell table:style-name="ce66" table:formula="of:=IF([.D44]&lt;&gt;&quot;메뉴&quot;;0;IF(ISBLANK([.N44]); 0; IF((&quot;2015-09-04&quot;-[.N44])&gt;=0;1;0)))" office:value-type="float" office:value="0" calcext:value-type="float">
            <text:p>0</text:p>
          </table:table-cell>
          <table:table-cell table:style-name="ce66" table:formula="of:=IF(ISBLANK([.P44]); 0; IF((&quot;2015-08-28&quot;-[.P44])&gt;=0;[.AS44];0))" office:value-type="float" office:value="0" calcext:value-type="float">
            <text:p>0</text:p>
          </table:table-cell>
          <table:table-cell table:style-name="ce66" table:formula="of:=IF(ISBLANK([.N44]); 0; IF((&quot;2015-09-04&quot;-[.N44])&gt;=0;[.AS44];0))" office:value-type="float" office:value="0" calcext:value-type="float">
            <text:p>0</text:p>
          </table:table-cell>
          <table:table-cell table:style-name="ce66" table:formula="of:=IF([.D4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4])" office:value-type="float" office:value="0" calcext:value-type="float">
            <text:p>0</text:p>
          </table:table-cell>
          <table:table-cell table:style-name="ce69" table:formula="of:=IF([.R44] &amp; [.D44] = &quot;1메뉴&quot;;1;0)" office:value-type="float" office:value="0" calcext:value-type="float">
            <text:p>0</text:p>
          </table:table-cell>
          <table:table-cell table:style-name="ce69" table:formula="of:=IF([.R44] &amp; [.D44] = &quot;1출력물&quot;;1;0)" office:value-type="float" office:value="0" calcext:value-type="float">
            <text:p>0</text:p>
          </table:table-cell>
          <table:table-cell table:style-name="ce69" table:formula="of:=IF([.R44] &amp; [.D44] = &quot;1팝업&quot;;1;0)" office:value-type="float" office:value="0" calcext:value-type="float">
            <text:p>0</text:p>
          </table:table-cell>
          <table:table-cell table:style-name="ce69" table:formula="of:=IF([.R44] &amp; [.D44] = &quot;1탭&quot;;1;0)" office:value-type="float" office:value="0" calcext:value-type="float">
            <text:p>0</text:p>
          </table:table-cell>
          <table:table-cell table:style-name="ce69" table:formula="of:=IF([.R44] &amp; [.D44] = &quot;1배치&quot;;1;0)" office:value-type="float" office:value="0" calcext:value-type="float">
            <text:p>0</text:p>
          </table:table-cell>
          <table:table-cell table:style-name="ce69" table:formula="of:=IF([.R44] &amp; [.D44] = &quot;2메뉴&quot;;1;0)" office:value-type="float" office:value="0" calcext:value-type="float">
            <text:p>0</text:p>
          </table:table-cell>
          <table:table-cell table:style-name="ce69" table:formula="of:=IF([.R44] &amp; [.D44] = &quot;2출력물&quot;;1;0)" office:value-type="float" office:value="0" calcext:value-type="float">
            <text:p>0</text:p>
          </table:table-cell>
          <table:table-cell table:style-name="ce69" table:formula="of:=IF([.R44] &amp; [.D44] = &quot;2팝업&quot;;1;0)" office:value-type="float" office:value="0" calcext:value-type="float">
            <text:p>0</text:p>
          </table:table-cell>
          <table:table-cell table:style-name="ce69" table:formula="of:=IF([.R44] &amp; [.D44] = &quot;2탭&quot;;1;0)" office:value-type="float" office:value="0" calcext:value-type="float">
            <text:p>0</text:p>
          </table:table-cell>
          <table:table-cell table:style-name="ce69" table:formula="of:=IF([.R44] &amp; [.D44] = &quot;2배치&quot;;1;0)" office:value-type="float" office:value="0" calcext:value-type="float">
            <text:p>0</text:p>
          </table:table-cell>
          <table:table-cell table:style-name="ce69" table:formula="of:=IF([.R44] &amp; [.D44] = &quot;1메뉴&quot;;[.G44]*6.45 + [.H44]*4 + [.I44]*4.55 + [.J44]*4 + [.K44]*4;0)" office:value-type="float" office:value="0" calcext:value-type="float">
            <text:p>0</text:p>
          </table:table-cell>
          <table:table-cell table:style-name="ce69" table:formula="of:=IF([.R44] &amp; [.D44] = &quot;1출력물&quot;;[.G44]*5.4 + [.H44]*4 + [.I44]*4.55 + [.J44]*4 + [.K44]*4;0)" office:value-type="float" office:value="0" calcext:value-type="float">
            <text:p>0</text:p>
          </table:table-cell>
          <table:table-cell table:style-name="ce69" table:formula="of:=IF([.R44] &amp; [.D44] = &quot;1팝업&quot;;[.G44]*6.45 + [.H44]*4 + [.I44]*4.55 + [.J44]*4 + [.K44]*4;0)" office:value-type="float" office:value="0" calcext:value-type="float">
            <text:p>0</text:p>
          </table:table-cell>
          <table:table-cell table:style-name="ce69" table:formula="of:=IF([.R44] &amp; [.D44] = &quot;1탭&quot;;[.G44]*6.45 + [.H44]*4 + [.I44]*4.55 + [.J44]*4 + [.K44]*4;0)" office:value-type="float" office:value="0" calcext:value-type="float">
            <text:p>0</text:p>
          </table:table-cell>
          <table:table-cell table:style-name="ce69" table:formula="of:=IF([.R44] &amp; [.D44] = &quot;1배치&quot;;[.G44]*6.45 + [.H44]*4 + [.I44]*4.55 + [.J44]*4 + [.K44]*4;0)" office:value-type="float" office:value="0" calcext:value-type="float">
            <text:p>0</text:p>
          </table:table-cell>
          <table:table-cell table:style-name="ce69" table:formula="of:=IF([.R44] &amp; [.D44] = &quot;2메뉴&quot;;[.G44]*6.45 + [.H44]*4 + [.I44]*4.55 + [.J44]*4 + [.K44]*4;0)" office:value-type="float" office:value="0" calcext:value-type="float">
            <text:p>0</text:p>
          </table:table-cell>
          <table:table-cell table:style-name="ce69" table:formula="of:=IF([.R44] &amp; [.D44] = &quot;2출력물&quot;;[.G44]*5.4 + [.H44]*4 + [.I44]*4.55 + [.J44]*4 + [.K44]*4;0)" office:value-type="float" office:value="0" calcext:value-type="float">
            <text:p>0</text:p>
          </table:table-cell>
          <table:table-cell table:style-name="ce69" table:formula="of:=IF([.R44] &amp; [.D44] = &quot;2팝업&quot;;[.G44]*6.45 + [.H44]*4 + [.I44]*4.55 + [.J44]*4 + [.K44]*4;0)" office:value-type="float" office:value="0" calcext:value-type="float">
            <text:p>0</text:p>
          </table:table-cell>
          <table:table-cell table:style-name="ce69" table:formula="of:=IF([.R44] &amp; [.D44] = &quot;2탭&quot;;[.G44]*6.45 + [.H44]*4 + [.I44]*4.55 + [.J44]*4 + [.K44]*4;0)" office:value-type="float" office:value="0" calcext:value-type="float">
            <text:p>0</text:p>
          </table:table-cell>
          <table:table-cell table:style-name="ce70" table:formula="of:=IF([.R44] &amp; [.D44] = &quot;2배치&quot;;[.G44]*6.45 + [.H44]*4 + [.I44]*4.55 + [.J44]*4 + [.K44]*4;0)" office:value-type="float" office:value="0" calcext:value-type="float">
            <text:p>0</text:p>
          </table:table-cell>
          <table:table-cell table:style-name="ce70" table:formula="of:=SUM([.AI44:.AR44])" office:value-type="float" office:value="0" calcext:value-type="float">
            <text:p>0</text:p>
          </table:table-cell>
          <table:table-cell table:style-name="ce74" table:formula="of:=SUM([.AI44:.AM73])" office:value-type="float" office:value="0" calcext:value-type="float" table:number-columns-spanned="1" table:number-rows-spanned="30">
            <text:p>0</text:p>
          </table:table-cell>
          <table:table-cell table:style-name="ce74" table:formula="of:=SUM([.AN44:.AR73])" office:value-type="float" office:value="0" calcext:value-type="float" table:number-columns-spanned="1" table:number-rows-spanned="30">
            <text:p>0</text:p>
          </table:table-cell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45]&lt;&gt;&quot;메뉴&quot;;0;IF(ISBLANK([.P45]); 0; IF((&quot;2015-08-28&quot;-[.P45])&gt;=0;1;0)))" office:value-type="float" office:value="0" calcext:value-type="float">
            <text:p>0</text:p>
          </table:table-cell>
          <table:table-cell table:style-name="ce66" table:formula="of:=IF([.D45]&lt;&gt;&quot;메뉴&quot;;0;IF(ISBLANK([.N45]); 0; IF((&quot;2015-09-04&quot;-[.N45])&gt;=0;1;0)))" office:value-type="float" office:value="0" calcext:value-type="float">
            <text:p>0</text:p>
          </table:table-cell>
          <table:table-cell table:style-name="ce66" table:formula="of:=IF(ISBLANK([.P45]); 0; IF((&quot;2015-08-28&quot;-[.P45])&gt;=0;[.AS45];0))" office:value-type="float" office:value="0" calcext:value-type="float">
            <text:p>0</text:p>
          </table:table-cell>
          <table:table-cell table:style-name="ce66" table:formula="of:=IF(ISBLANK([.N45]); 0; IF((&quot;2015-09-04&quot;-[.N45])&gt;=0;[.AS45];0))" office:value-type="float" office:value="0" calcext:value-type="float">
            <text:p>0</text:p>
          </table:table-cell>
          <table:table-cell table:style-name="ce66" table:formula="of:=IF([.D4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5])" office:value-type="float" office:value="0" calcext:value-type="float">
            <text:p>0</text:p>
          </table:table-cell>
          <table:table-cell table:style-name="ce69" table:formula="of:=IF([.R45] &amp; [.D45] = &quot;1메뉴&quot;;1;0)" office:value-type="float" office:value="0" calcext:value-type="float">
            <text:p>0</text:p>
          </table:table-cell>
          <table:table-cell table:style-name="ce69" table:formula="of:=IF([.R45] &amp; [.D45] = &quot;1출력물&quot;;1;0)" office:value-type="float" office:value="0" calcext:value-type="float">
            <text:p>0</text:p>
          </table:table-cell>
          <table:table-cell table:style-name="ce69" table:formula="of:=IF([.R45] &amp; [.D45] = &quot;1팝업&quot;;1;0)" office:value-type="float" office:value="0" calcext:value-type="float">
            <text:p>0</text:p>
          </table:table-cell>
          <table:table-cell table:style-name="ce69" table:formula="of:=IF([.R45] &amp; [.D45] = &quot;1탭&quot;;1;0)" office:value-type="float" office:value="0" calcext:value-type="float">
            <text:p>0</text:p>
          </table:table-cell>
          <table:table-cell table:style-name="ce69" table:formula="of:=IF([.R45] &amp; [.D45] = &quot;1배치&quot;;1;0)" office:value-type="float" office:value="0" calcext:value-type="float">
            <text:p>0</text:p>
          </table:table-cell>
          <table:table-cell table:style-name="ce69" table:formula="of:=IF([.R45] &amp; [.D45] = &quot;2메뉴&quot;;1;0)" office:value-type="float" office:value="0" calcext:value-type="float">
            <text:p>0</text:p>
          </table:table-cell>
          <table:table-cell table:style-name="ce69" table:formula="of:=IF([.R45] &amp; [.D45] = &quot;2출력물&quot;;1;0)" office:value-type="float" office:value="0" calcext:value-type="float">
            <text:p>0</text:p>
          </table:table-cell>
          <table:table-cell table:style-name="ce69" table:formula="of:=IF([.R45] &amp; [.D45] = &quot;2팝업&quot;;1;0)" office:value-type="float" office:value="0" calcext:value-type="float">
            <text:p>0</text:p>
          </table:table-cell>
          <table:table-cell table:style-name="ce69" table:formula="of:=IF([.R45] &amp; [.D45] = &quot;2탭&quot;;1;0)" office:value-type="float" office:value="0" calcext:value-type="float">
            <text:p>0</text:p>
          </table:table-cell>
          <table:table-cell table:style-name="ce69" table:formula="of:=IF([.R45] &amp; [.D45] = &quot;2배치&quot;;1;0)" office:value-type="float" office:value="0" calcext:value-type="float">
            <text:p>0</text:p>
          </table:table-cell>
          <table:table-cell table:style-name="ce69" table:formula="of:=IF([.R45] &amp; [.D45] = &quot;1메뉴&quot;;[.G45]*6.45 + [.H45]*4 + [.I45]*4.55 + [.J45]*4 + [.K45]*4;0)" office:value-type="float" office:value="0" calcext:value-type="float">
            <text:p>0</text:p>
          </table:table-cell>
          <table:table-cell table:style-name="ce69" table:formula="of:=IF([.R45] &amp; [.D45] = &quot;1출력물&quot;;[.G45]*5.4 + [.H45]*4 + [.I45]*4.55 + [.J45]*4 + [.K45]*4;0)" office:value-type="float" office:value="0" calcext:value-type="float">
            <text:p>0</text:p>
          </table:table-cell>
          <table:table-cell table:style-name="ce69" table:formula="of:=IF([.R45] &amp; [.D45] = &quot;1팝업&quot;;[.G45]*6.45 + [.H45]*4 + [.I45]*4.55 + [.J45]*4 + [.K45]*4;0)" office:value-type="float" office:value="0" calcext:value-type="float">
            <text:p>0</text:p>
          </table:table-cell>
          <table:table-cell table:style-name="ce69" table:formula="of:=IF([.R45] &amp; [.D45] = &quot;1탭&quot;;[.G45]*6.45 + [.H45]*4 + [.I45]*4.55 + [.J45]*4 + [.K45]*4;0)" office:value-type="float" office:value="0" calcext:value-type="float">
            <text:p>0</text:p>
          </table:table-cell>
          <table:table-cell table:style-name="ce69" table:formula="of:=IF([.R45] &amp; [.D45] = &quot;1배치&quot;;[.G45]*6.45 + [.H45]*4 + [.I45]*4.55 + [.J45]*4 + [.K45]*4;0)" office:value-type="float" office:value="0" calcext:value-type="float">
            <text:p>0</text:p>
          </table:table-cell>
          <table:table-cell table:style-name="ce69" table:formula="of:=IF([.R45] &amp; [.D45] = &quot;2메뉴&quot;;[.G45]*6.45 + [.H45]*4 + [.I45]*4.55 + [.J45]*4 + [.K45]*4;0)" office:value-type="float" office:value="0" calcext:value-type="float">
            <text:p>0</text:p>
          </table:table-cell>
          <table:table-cell table:style-name="ce69" table:formula="of:=IF([.R45] &amp; [.D45] = &quot;2출력물&quot;;[.G45]*5.4 + [.H45]*4 + [.I45]*4.55 + [.J45]*4 + [.K45]*4;0)" office:value-type="float" office:value="0" calcext:value-type="float">
            <text:p>0</text:p>
          </table:table-cell>
          <table:table-cell table:style-name="ce69" table:formula="of:=IF([.R45] &amp; [.D45] = &quot;2팝업&quot;;[.G45]*6.45 + [.H45]*4 + [.I45]*4.55 + [.J45]*4 + [.K45]*4;0)" office:value-type="float" office:value="0" calcext:value-type="float">
            <text:p>0</text:p>
          </table:table-cell>
          <table:table-cell table:style-name="ce69" table:formula="of:=IF([.R45] &amp; [.D45] = &quot;2탭&quot;;[.G45]*6.45 + [.H45]*4 + [.I45]*4.55 + [.J45]*4 + [.K45]*4;0)" office:value-type="float" office:value="0" calcext:value-type="float">
            <text:p>0</text:p>
          </table:table-cell>
          <table:table-cell table:style-name="ce70" table:formula="of:=IF([.R45] &amp; [.D45] = &quot;2배치&quot;;[.G45]*6.45 + [.H45]*4 + [.I45]*4.55 + [.J45]*4 + [.K45]*4;0)" office:value-type="float" office:value="0" calcext:value-type="float">
            <text:p>0</text:p>
          </table:table-cell>
          <table:table-cell table:style-name="ce70" table:formula="of:=SUM([.AI45:.AR4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46]&lt;&gt;&quot;메뉴&quot;;0;IF(ISBLANK([.P46]); 0; IF((&quot;2015-08-28&quot;-[.P46])&gt;=0;1;0)))" office:value-type="float" office:value="0" calcext:value-type="float">
            <text:p>0</text:p>
          </table:table-cell>
          <table:table-cell table:style-name="ce66" table:formula="of:=IF([.D46]&lt;&gt;&quot;메뉴&quot;;0;IF(ISBLANK([.N46]); 0; IF((&quot;2015-09-04&quot;-[.N46])&gt;=0;1;0)))" office:value-type="float" office:value="0" calcext:value-type="float">
            <text:p>0</text:p>
          </table:table-cell>
          <table:table-cell table:style-name="ce66" table:formula="of:=IF(ISBLANK([.P46]); 0; IF((&quot;2015-08-28&quot;-[.P46])&gt;=0;[.AS46];0))" office:value-type="float" office:value="0" calcext:value-type="float">
            <text:p>0</text:p>
          </table:table-cell>
          <table:table-cell table:style-name="ce66" table:formula="of:=IF(ISBLANK([.N46]); 0; IF((&quot;2015-09-04&quot;-[.N46])&gt;=0;[.AS46];0))" office:value-type="float" office:value="0" calcext:value-type="float">
            <text:p>0</text:p>
          </table:table-cell>
          <table:table-cell table:style-name="ce66" table:formula="of:=IF([.D4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6])" office:value-type="float" office:value="0" calcext:value-type="float">
            <text:p>0</text:p>
          </table:table-cell>
          <table:table-cell table:style-name="ce69" table:formula="of:=IF([.R46] &amp; [.D46] = &quot;1메뉴&quot;;1;0)" office:value-type="float" office:value="0" calcext:value-type="float">
            <text:p>0</text:p>
          </table:table-cell>
          <table:table-cell table:style-name="ce69" table:formula="of:=IF([.R46] &amp; [.D46] = &quot;1출력물&quot;;1;0)" office:value-type="float" office:value="0" calcext:value-type="float">
            <text:p>0</text:p>
          </table:table-cell>
          <table:table-cell table:style-name="ce69" table:formula="of:=IF([.R46] &amp; [.D46] = &quot;1팝업&quot;;1;0)" office:value-type="float" office:value="0" calcext:value-type="float">
            <text:p>0</text:p>
          </table:table-cell>
          <table:table-cell table:style-name="ce69" table:formula="of:=IF([.R46] &amp; [.D46] = &quot;1탭&quot;;1;0)" office:value-type="float" office:value="0" calcext:value-type="float">
            <text:p>0</text:p>
          </table:table-cell>
          <table:table-cell table:style-name="ce69" table:formula="of:=IF([.R46] &amp; [.D46] = &quot;1배치&quot;;1;0)" office:value-type="float" office:value="0" calcext:value-type="float">
            <text:p>0</text:p>
          </table:table-cell>
          <table:table-cell table:style-name="ce69" table:formula="of:=IF([.R46] &amp; [.D46] = &quot;2메뉴&quot;;1;0)" office:value-type="float" office:value="0" calcext:value-type="float">
            <text:p>0</text:p>
          </table:table-cell>
          <table:table-cell table:style-name="ce69" table:formula="of:=IF([.R46] &amp; [.D46] = &quot;2출력물&quot;;1;0)" office:value-type="float" office:value="0" calcext:value-type="float">
            <text:p>0</text:p>
          </table:table-cell>
          <table:table-cell table:style-name="ce69" table:formula="of:=IF([.R46] &amp; [.D46] = &quot;2팝업&quot;;1;0)" office:value-type="float" office:value="0" calcext:value-type="float">
            <text:p>0</text:p>
          </table:table-cell>
          <table:table-cell table:style-name="ce69" table:formula="of:=IF([.R46] &amp; [.D46] = &quot;2탭&quot;;1;0)" office:value-type="float" office:value="0" calcext:value-type="float">
            <text:p>0</text:p>
          </table:table-cell>
          <table:table-cell table:style-name="ce69" table:formula="of:=IF([.R46] &amp; [.D46] = &quot;2배치&quot;;1;0)" office:value-type="float" office:value="0" calcext:value-type="float">
            <text:p>0</text:p>
          </table:table-cell>
          <table:table-cell table:style-name="ce69" table:formula="of:=IF([.R46] &amp; [.D46] = &quot;1메뉴&quot;;[.G46]*6.45 + [.H46]*4 + [.I46]*4.55 + [.J46]*4 + [.K46]*4;0)" office:value-type="float" office:value="0" calcext:value-type="float">
            <text:p>0</text:p>
          </table:table-cell>
          <table:table-cell table:style-name="ce69" table:formula="of:=IF([.R46] &amp; [.D46] = &quot;1출력물&quot;;[.G46]*5.4 + [.H46]*4 + [.I46]*4.55 + [.J46]*4 + [.K46]*4;0)" office:value-type="float" office:value="0" calcext:value-type="float">
            <text:p>0</text:p>
          </table:table-cell>
          <table:table-cell table:style-name="ce69" table:formula="of:=IF([.R46] &amp; [.D46] = &quot;1팝업&quot;;[.G46]*6.45 + [.H46]*4 + [.I46]*4.55 + [.J46]*4 + [.K46]*4;0)" office:value-type="float" office:value="0" calcext:value-type="float">
            <text:p>0</text:p>
          </table:table-cell>
          <table:table-cell table:style-name="ce69" table:formula="of:=IF([.R46] &amp; [.D46] = &quot;1탭&quot;;[.G46]*6.45 + [.H46]*4 + [.I46]*4.55 + [.J46]*4 + [.K46]*4;0)" office:value-type="float" office:value="0" calcext:value-type="float">
            <text:p>0</text:p>
          </table:table-cell>
          <table:table-cell table:style-name="ce69" table:formula="of:=IF([.R46] &amp; [.D46] = &quot;1배치&quot;;[.G46]*6.45 + [.H46]*4 + [.I46]*4.55 + [.J46]*4 + [.K46]*4;0)" office:value-type="float" office:value="0" calcext:value-type="float">
            <text:p>0</text:p>
          </table:table-cell>
          <table:table-cell table:style-name="ce69" table:formula="of:=IF([.R46] &amp; [.D46] = &quot;2메뉴&quot;;[.G46]*6.45 + [.H46]*4 + [.I46]*4.55 + [.J46]*4 + [.K46]*4;0)" office:value-type="float" office:value="0" calcext:value-type="float">
            <text:p>0</text:p>
          </table:table-cell>
          <table:table-cell table:style-name="ce69" table:formula="of:=IF([.R46] &amp; [.D46] = &quot;2출력물&quot;;[.G46]*5.4 + [.H46]*4 + [.I46]*4.55 + [.J46]*4 + [.K46]*4;0)" office:value-type="float" office:value="0" calcext:value-type="float">
            <text:p>0</text:p>
          </table:table-cell>
          <table:table-cell table:style-name="ce69" table:formula="of:=IF([.R46] &amp; [.D46] = &quot;2팝업&quot;;[.G46]*6.45 + [.H46]*4 + [.I46]*4.55 + [.J46]*4 + [.K46]*4;0)" office:value-type="float" office:value="0" calcext:value-type="float">
            <text:p>0</text:p>
          </table:table-cell>
          <table:table-cell table:style-name="ce69" table:formula="of:=IF([.R46] &amp; [.D46] = &quot;2탭&quot;;[.G46]*6.45 + [.H46]*4 + [.I46]*4.55 + [.J46]*4 + [.K46]*4;0)" office:value-type="float" office:value="0" calcext:value-type="float">
            <text:p>0</text:p>
          </table:table-cell>
          <table:table-cell table:style-name="ce70" table:formula="of:=IF([.R46] &amp; [.D46] = &quot;2배치&quot;;[.G46]*6.45 + [.H46]*4 + [.I46]*4.55 + [.J46]*4 + [.K46]*4;0)" office:value-type="float" office:value="0" calcext:value-type="float">
            <text:p>0</text:p>
          </table:table-cell>
          <table:table-cell table:style-name="ce70" table:formula="of:=SUM([.AI46:.AR4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47]&lt;&gt;&quot;메뉴&quot;;0;IF(ISBLANK([.P47]); 0; IF((&quot;2015-08-28&quot;-[.P47])&gt;=0;1;0)))" office:value-type="float" office:value="0" calcext:value-type="float">
            <text:p>0</text:p>
          </table:table-cell>
          <table:table-cell table:style-name="ce66" table:formula="of:=IF([.D47]&lt;&gt;&quot;메뉴&quot;;0;IF(ISBLANK([.N47]); 0; IF((&quot;2015-09-04&quot;-[.N47])&gt;=0;1;0)))" office:value-type="float" office:value="0" calcext:value-type="float">
            <text:p>0</text:p>
          </table:table-cell>
          <table:table-cell table:style-name="ce66" table:formula="of:=IF(ISBLANK([.P47]); 0; IF((&quot;2015-08-28&quot;-[.P47])&gt;=0;[.AS47];0))" office:value-type="float" office:value="0" calcext:value-type="float">
            <text:p>0</text:p>
          </table:table-cell>
          <table:table-cell table:style-name="ce66" table:formula="of:=IF(ISBLANK([.N47]); 0; IF((&quot;2015-09-04&quot;-[.N47])&gt;=0;[.AS47];0))" office:value-type="float" office:value="0" calcext:value-type="float">
            <text:p>0</text:p>
          </table:table-cell>
          <table:table-cell table:style-name="ce66" table:formula="of:=IF([.D4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7])" office:value-type="float" office:value="0" calcext:value-type="float">
            <text:p>0</text:p>
          </table:table-cell>
          <table:table-cell table:style-name="ce69" table:formula="of:=IF([.R47] &amp; [.D47] = &quot;1메뉴&quot;;1;0)" office:value-type="float" office:value="0" calcext:value-type="float">
            <text:p>0</text:p>
          </table:table-cell>
          <table:table-cell table:style-name="ce69" table:formula="of:=IF([.R47] &amp; [.D47] = &quot;1출력물&quot;;1;0)" office:value-type="float" office:value="0" calcext:value-type="float">
            <text:p>0</text:p>
          </table:table-cell>
          <table:table-cell table:style-name="ce69" table:formula="of:=IF([.R47] &amp; [.D47] = &quot;1팝업&quot;;1;0)" office:value-type="float" office:value="0" calcext:value-type="float">
            <text:p>0</text:p>
          </table:table-cell>
          <table:table-cell table:style-name="ce69" table:formula="of:=IF([.R47] &amp; [.D47] = &quot;1탭&quot;;1;0)" office:value-type="float" office:value="0" calcext:value-type="float">
            <text:p>0</text:p>
          </table:table-cell>
          <table:table-cell table:style-name="ce69" table:formula="of:=IF([.R47] &amp; [.D47] = &quot;1배치&quot;;1;0)" office:value-type="float" office:value="0" calcext:value-type="float">
            <text:p>0</text:p>
          </table:table-cell>
          <table:table-cell table:style-name="ce69" table:formula="of:=IF([.R47] &amp; [.D47] = &quot;2메뉴&quot;;1;0)" office:value-type="float" office:value="0" calcext:value-type="float">
            <text:p>0</text:p>
          </table:table-cell>
          <table:table-cell table:style-name="ce69" table:formula="of:=IF([.R47] &amp; [.D47] = &quot;2출력물&quot;;1;0)" office:value-type="float" office:value="0" calcext:value-type="float">
            <text:p>0</text:p>
          </table:table-cell>
          <table:table-cell table:style-name="ce69" table:formula="of:=IF([.R47] &amp; [.D47] = &quot;2팝업&quot;;1;0)" office:value-type="float" office:value="0" calcext:value-type="float">
            <text:p>0</text:p>
          </table:table-cell>
          <table:table-cell table:style-name="ce69" table:formula="of:=IF([.R47] &amp; [.D47] = &quot;2탭&quot;;1;0)" office:value-type="float" office:value="0" calcext:value-type="float">
            <text:p>0</text:p>
          </table:table-cell>
          <table:table-cell table:style-name="ce69" table:formula="of:=IF([.R47] &amp; [.D47] = &quot;2배치&quot;;1;0)" office:value-type="float" office:value="0" calcext:value-type="float">
            <text:p>0</text:p>
          </table:table-cell>
          <table:table-cell table:style-name="ce69" table:formula="of:=IF([.R47] &amp; [.D47] = &quot;1메뉴&quot;;[.G47]*6.45 + [.H47]*4 + [.I47]*4.55 + [.J47]*4 + [.K47]*4;0)" office:value-type="float" office:value="0" calcext:value-type="float">
            <text:p>0</text:p>
          </table:table-cell>
          <table:table-cell table:style-name="ce69" table:formula="of:=IF([.R47] &amp; [.D47] = &quot;1출력물&quot;;[.G47]*5.4 + [.H47]*4 + [.I47]*4.55 + [.J47]*4 + [.K47]*4;0)" office:value-type="float" office:value="0" calcext:value-type="float">
            <text:p>0</text:p>
          </table:table-cell>
          <table:table-cell table:style-name="ce69" table:formula="of:=IF([.R47] &amp; [.D47] = &quot;1팝업&quot;;[.G47]*6.45 + [.H47]*4 + [.I47]*4.55 + [.J47]*4 + [.K47]*4;0)" office:value-type="float" office:value="0" calcext:value-type="float">
            <text:p>0</text:p>
          </table:table-cell>
          <table:table-cell table:style-name="ce69" table:formula="of:=IF([.R47] &amp; [.D47] = &quot;1탭&quot;;[.G47]*6.45 + [.H47]*4 + [.I47]*4.55 + [.J47]*4 + [.K47]*4;0)" office:value-type="float" office:value="0" calcext:value-type="float">
            <text:p>0</text:p>
          </table:table-cell>
          <table:table-cell table:style-name="ce69" table:formula="of:=IF([.R47] &amp; [.D47] = &quot;1배치&quot;;[.G47]*6.45 + [.H47]*4 + [.I47]*4.55 + [.J47]*4 + [.K47]*4;0)" office:value-type="float" office:value="0" calcext:value-type="float">
            <text:p>0</text:p>
          </table:table-cell>
          <table:table-cell table:style-name="ce69" table:formula="of:=IF([.R47] &amp; [.D47] = &quot;2메뉴&quot;;[.G47]*6.45 + [.H47]*4 + [.I47]*4.55 + [.J47]*4 + [.K47]*4;0)" office:value-type="float" office:value="0" calcext:value-type="float">
            <text:p>0</text:p>
          </table:table-cell>
          <table:table-cell table:style-name="ce69" table:formula="of:=IF([.R47] &amp; [.D47] = &quot;2출력물&quot;;[.G47]*5.4 + [.H47]*4 + [.I47]*4.55 + [.J47]*4 + [.K47]*4;0)" office:value-type="float" office:value="0" calcext:value-type="float">
            <text:p>0</text:p>
          </table:table-cell>
          <table:table-cell table:style-name="ce69" table:formula="of:=IF([.R47] &amp; [.D47] = &quot;2팝업&quot;;[.G47]*6.45 + [.H47]*4 + [.I47]*4.55 + [.J47]*4 + [.K47]*4;0)" office:value-type="float" office:value="0" calcext:value-type="float">
            <text:p>0</text:p>
          </table:table-cell>
          <table:table-cell table:style-name="ce69" table:formula="of:=IF([.R47] &amp; [.D47] = &quot;2탭&quot;;[.G47]*6.45 + [.H47]*4 + [.I47]*4.55 + [.J47]*4 + [.K47]*4;0)" office:value-type="float" office:value="0" calcext:value-type="float">
            <text:p>0</text:p>
          </table:table-cell>
          <table:table-cell table:style-name="ce70" table:formula="of:=IF([.R47] &amp; [.D47] = &quot;2배치&quot;;[.G47]*6.45 + [.H47]*4 + [.I47]*4.55 + [.J47]*4 + [.K47]*4;0)" office:value-type="float" office:value="0" calcext:value-type="float">
            <text:p>0</text:p>
          </table:table-cell>
          <table:table-cell table:style-name="ce70" table:formula="of:=SUM([.AI47:.AR4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48]&lt;&gt;&quot;메뉴&quot;;0;IF(ISBLANK([.P48]); 0; IF((&quot;2015-08-28&quot;-[.P48])&gt;=0;1;0)))" office:value-type="float" office:value="0" calcext:value-type="float">
            <text:p>0</text:p>
          </table:table-cell>
          <table:table-cell table:style-name="ce66" table:formula="of:=IF([.D48]&lt;&gt;&quot;메뉴&quot;;0;IF(ISBLANK([.N48]); 0; IF((&quot;2015-09-04&quot;-[.N48])&gt;=0;1;0)))" office:value-type="float" office:value="0" calcext:value-type="float">
            <text:p>0</text:p>
          </table:table-cell>
          <table:table-cell table:style-name="ce66" table:formula="of:=IF(ISBLANK([.P48]); 0; IF((&quot;2015-08-28&quot;-[.P48])&gt;=0;[.AS48];0))" office:value-type="float" office:value="0" calcext:value-type="float">
            <text:p>0</text:p>
          </table:table-cell>
          <table:table-cell table:style-name="ce66" table:formula="of:=IF(ISBLANK([.N48]); 0; IF((&quot;2015-09-04&quot;-[.N48])&gt;=0;[.AS48];0))" office:value-type="float" office:value="0" calcext:value-type="float">
            <text:p>0</text:p>
          </table:table-cell>
          <table:table-cell table:style-name="ce66" table:formula="of:=IF([.D4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8])" office:value-type="float" office:value="0" calcext:value-type="float">
            <text:p>0</text:p>
          </table:table-cell>
          <table:table-cell table:style-name="ce69" table:formula="of:=IF([.R48] &amp; [.D48] = &quot;1메뉴&quot;;1;0)" office:value-type="float" office:value="0" calcext:value-type="float">
            <text:p>0</text:p>
          </table:table-cell>
          <table:table-cell table:style-name="ce69" table:formula="of:=IF([.R48] &amp; [.D48] = &quot;1출력물&quot;;1;0)" office:value-type="float" office:value="0" calcext:value-type="float">
            <text:p>0</text:p>
          </table:table-cell>
          <table:table-cell table:style-name="ce69" table:formula="of:=IF([.R48] &amp; [.D48] = &quot;1팝업&quot;;1;0)" office:value-type="float" office:value="0" calcext:value-type="float">
            <text:p>0</text:p>
          </table:table-cell>
          <table:table-cell table:style-name="ce69" table:formula="of:=IF([.R48] &amp; [.D48] = &quot;1탭&quot;;1;0)" office:value-type="float" office:value="0" calcext:value-type="float">
            <text:p>0</text:p>
          </table:table-cell>
          <table:table-cell table:style-name="ce69" table:formula="of:=IF([.R48] &amp; [.D48] = &quot;1배치&quot;;1;0)" office:value-type="float" office:value="0" calcext:value-type="float">
            <text:p>0</text:p>
          </table:table-cell>
          <table:table-cell table:style-name="ce69" table:formula="of:=IF([.R48] &amp; [.D48] = &quot;2메뉴&quot;;1;0)" office:value-type="float" office:value="0" calcext:value-type="float">
            <text:p>0</text:p>
          </table:table-cell>
          <table:table-cell table:style-name="ce69" table:formula="of:=IF([.R48] &amp; [.D48] = &quot;2출력물&quot;;1;0)" office:value-type="float" office:value="0" calcext:value-type="float">
            <text:p>0</text:p>
          </table:table-cell>
          <table:table-cell table:style-name="ce69" table:formula="of:=IF([.R48] &amp; [.D48] = &quot;2팝업&quot;;1;0)" office:value-type="float" office:value="0" calcext:value-type="float">
            <text:p>0</text:p>
          </table:table-cell>
          <table:table-cell table:style-name="ce69" table:formula="of:=IF([.R48] &amp; [.D48] = &quot;2탭&quot;;1;0)" office:value-type="float" office:value="0" calcext:value-type="float">
            <text:p>0</text:p>
          </table:table-cell>
          <table:table-cell table:style-name="ce69" table:formula="of:=IF([.R48] &amp; [.D48] = &quot;2배치&quot;;1;0)" office:value-type="float" office:value="0" calcext:value-type="float">
            <text:p>0</text:p>
          </table:table-cell>
          <table:table-cell table:style-name="ce69" table:formula="of:=IF([.R48] &amp; [.D48] = &quot;1메뉴&quot;;[.G48]*6.45 + [.H48]*4 + [.I48]*4.55 + [.J48]*4 + [.K48]*4;0)" office:value-type="float" office:value="0" calcext:value-type="float">
            <text:p>0</text:p>
          </table:table-cell>
          <table:table-cell table:style-name="ce69" table:formula="of:=IF([.R48] &amp; [.D48] = &quot;1출력물&quot;;[.G48]*5.4 + [.H48]*4 + [.I48]*4.55 + [.J48]*4 + [.K48]*4;0)" office:value-type="float" office:value="0" calcext:value-type="float">
            <text:p>0</text:p>
          </table:table-cell>
          <table:table-cell table:style-name="ce69" table:formula="of:=IF([.R48] &amp; [.D48] = &quot;1팝업&quot;;[.G48]*6.45 + [.H48]*4 + [.I48]*4.55 + [.J48]*4 + [.K48]*4;0)" office:value-type="float" office:value="0" calcext:value-type="float">
            <text:p>0</text:p>
          </table:table-cell>
          <table:table-cell table:style-name="ce69" table:formula="of:=IF([.R48] &amp; [.D48] = &quot;1탭&quot;;[.G48]*6.45 + [.H48]*4 + [.I48]*4.55 + [.J48]*4 + [.K48]*4;0)" office:value-type="float" office:value="0" calcext:value-type="float">
            <text:p>0</text:p>
          </table:table-cell>
          <table:table-cell table:style-name="ce69" table:formula="of:=IF([.R48] &amp; [.D48] = &quot;1배치&quot;;[.G48]*6.45 + [.H48]*4 + [.I48]*4.55 + [.J48]*4 + [.K48]*4;0)" office:value-type="float" office:value="0" calcext:value-type="float">
            <text:p>0</text:p>
          </table:table-cell>
          <table:table-cell table:style-name="ce69" table:formula="of:=IF([.R48] &amp; [.D48] = &quot;2메뉴&quot;;[.G48]*6.45 + [.H48]*4 + [.I48]*4.55 + [.J48]*4 + [.K48]*4;0)" office:value-type="float" office:value="0" calcext:value-type="float">
            <text:p>0</text:p>
          </table:table-cell>
          <table:table-cell table:style-name="ce69" table:formula="of:=IF([.R48] &amp; [.D48] = &quot;2출력물&quot;;[.G48]*5.4 + [.H48]*4 + [.I48]*4.55 + [.J48]*4 + [.K48]*4;0)" office:value-type="float" office:value="0" calcext:value-type="float">
            <text:p>0</text:p>
          </table:table-cell>
          <table:table-cell table:style-name="ce69" table:formula="of:=IF([.R48] &amp; [.D48] = &quot;2팝업&quot;;[.G48]*6.45 + [.H48]*4 + [.I48]*4.55 + [.J48]*4 + [.K48]*4;0)" office:value-type="float" office:value="0" calcext:value-type="float">
            <text:p>0</text:p>
          </table:table-cell>
          <table:table-cell table:style-name="ce69" table:formula="of:=IF([.R48] &amp; [.D48] = &quot;2탭&quot;;[.G48]*6.45 + [.H48]*4 + [.I48]*4.55 + [.J48]*4 + [.K48]*4;0)" office:value-type="float" office:value="0" calcext:value-type="float">
            <text:p>0</text:p>
          </table:table-cell>
          <table:table-cell table:style-name="ce70" table:formula="of:=IF([.R48] &amp; [.D48] = &quot;2배치&quot;;[.G48]*6.45 + [.H48]*4 + [.I48]*4.55 + [.J48]*4 + [.K48]*4;0)" office:value-type="float" office:value="0" calcext:value-type="float">
            <text:p>0</text:p>
          </table:table-cell>
          <table:table-cell table:style-name="ce70" table:formula="of:=SUM([.AI48:.AR4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49]&lt;&gt;&quot;메뉴&quot;;0;IF(ISBLANK([.P49]); 0; IF((&quot;2015-08-28&quot;-[.P49])&gt;=0;1;0)))" office:value-type="float" office:value="0" calcext:value-type="float">
            <text:p>0</text:p>
          </table:table-cell>
          <table:table-cell table:style-name="ce66" table:formula="of:=IF([.D49]&lt;&gt;&quot;메뉴&quot;;0;IF(ISBLANK([.N49]); 0; IF((&quot;2015-09-04&quot;-[.N49])&gt;=0;1;0)))" office:value-type="float" office:value="0" calcext:value-type="float">
            <text:p>0</text:p>
          </table:table-cell>
          <table:table-cell table:style-name="ce66" table:formula="of:=IF(ISBLANK([.P49]); 0; IF((&quot;2015-08-28&quot;-[.P49])&gt;=0;[.AS49];0))" office:value-type="float" office:value="0" calcext:value-type="float">
            <text:p>0</text:p>
          </table:table-cell>
          <table:table-cell table:style-name="ce66" table:formula="of:=IF(ISBLANK([.N49]); 0; IF((&quot;2015-09-04&quot;-[.N49])&gt;=0;[.AS49];0))" office:value-type="float" office:value="0" calcext:value-type="float">
            <text:p>0</text:p>
          </table:table-cell>
          <table:table-cell table:style-name="ce66" table:formula="of:=IF([.D4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49])" office:value-type="float" office:value="0" calcext:value-type="float">
            <text:p>0</text:p>
          </table:table-cell>
          <table:table-cell table:style-name="ce69" table:formula="of:=IF([.R49] &amp; [.D49] = &quot;1메뉴&quot;;1;0)" office:value-type="float" office:value="0" calcext:value-type="float">
            <text:p>0</text:p>
          </table:table-cell>
          <table:table-cell table:style-name="ce69" table:formula="of:=IF([.R49] &amp; [.D49] = &quot;1출력물&quot;;1;0)" office:value-type="float" office:value="0" calcext:value-type="float">
            <text:p>0</text:p>
          </table:table-cell>
          <table:table-cell table:style-name="ce69" table:formula="of:=IF([.R49] &amp; [.D49] = &quot;1팝업&quot;;1;0)" office:value-type="float" office:value="0" calcext:value-type="float">
            <text:p>0</text:p>
          </table:table-cell>
          <table:table-cell table:style-name="ce69" table:formula="of:=IF([.R49] &amp; [.D49] = &quot;1탭&quot;;1;0)" office:value-type="float" office:value="0" calcext:value-type="float">
            <text:p>0</text:p>
          </table:table-cell>
          <table:table-cell table:style-name="ce69" table:formula="of:=IF([.R49] &amp; [.D49] = &quot;1배치&quot;;1;0)" office:value-type="float" office:value="0" calcext:value-type="float">
            <text:p>0</text:p>
          </table:table-cell>
          <table:table-cell table:style-name="ce69" table:formula="of:=IF([.R49] &amp; [.D49] = &quot;2메뉴&quot;;1;0)" office:value-type="float" office:value="0" calcext:value-type="float">
            <text:p>0</text:p>
          </table:table-cell>
          <table:table-cell table:style-name="ce69" table:formula="of:=IF([.R49] &amp; [.D49] = &quot;2출력물&quot;;1;0)" office:value-type="float" office:value="0" calcext:value-type="float">
            <text:p>0</text:p>
          </table:table-cell>
          <table:table-cell table:style-name="ce69" table:formula="of:=IF([.R49] &amp; [.D49] = &quot;2팝업&quot;;1;0)" office:value-type="float" office:value="0" calcext:value-type="float">
            <text:p>0</text:p>
          </table:table-cell>
          <table:table-cell table:style-name="ce69" table:formula="of:=IF([.R49] &amp; [.D49] = &quot;2탭&quot;;1;0)" office:value-type="float" office:value="0" calcext:value-type="float">
            <text:p>0</text:p>
          </table:table-cell>
          <table:table-cell table:style-name="ce69" table:formula="of:=IF([.R49] &amp; [.D49] = &quot;2배치&quot;;1;0)" office:value-type="float" office:value="0" calcext:value-type="float">
            <text:p>0</text:p>
          </table:table-cell>
          <table:table-cell table:style-name="ce69" table:formula="of:=IF([.R49] &amp; [.D49] = &quot;1메뉴&quot;;[.G49]*6.45 + [.H49]*4 + [.I49]*4.55 + [.J49]*4 + [.K49]*4;0)" office:value-type="float" office:value="0" calcext:value-type="float">
            <text:p>0</text:p>
          </table:table-cell>
          <table:table-cell table:style-name="ce69" table:formula="of:=IF([.R49] &amp; [.D49] = &quot;1출력물&quot;;[.G49]*5.4 + [.H49]*4 + [.I49]*4.55 + [.J49]*4 + [.K49]*4;0)" office:value-type="float" office:value="0" calcext:value-type="float">
            <text:p>0</text:p>
          </table:table-cell>
          <table:table-cell table:style-name="ce69" table:formula="of:=IF([.R49] &amp; [.D49] = &quot;1팝업&quot;;[.G49]*6.45 + [.H49]*4 + [.I49]*4.55 + [.J49]*4 + [.K49]*4;0)" office:value-type="float" office:value="0" calcext:value-type="float">
            <text:p>0</text:p>
          </table:table-cell>
          <table:table-cell table:style-name="ce69" table:formula="of:=IF([.R49] &amp; [.D49] = &quot;1탭&quot;;[.G49]*6.45 + [.H49]*4 + [.I49]*4.55 + [.J49]*4 + [.K49]*4;0)" office:value-type="float" office:value="0" calcext:value-type="float">
            <text:p>0</text:p>
          </table:table-cell>
          <table:table-cell table:style-name="ce69" table:formula="of:=IF([.R49] &amp; [.D49] = &quot;1배치&quot;;[.G49]*6.45 + [.H49]*4 + [.I49]*4.55 + [.J49]*4 + [.K49]*4;0)" office:value-type="float" office:value="0" calcext:value-type="float">
            <text:p>0</text:p>
          </table:table-cell>
          <table:table-cell table:style-name="ce69" table:formula="of:=IF([.R49] &amp; [.D49] = &quot;2메뉴&quot;;[.G49]*6.45 + [.H49]*4 + [.I49]*4.55 + [.J49]*4 + [.K49]*4;0)" office:value-type="float" office:value="0" calcext:value-type="float">
            <text:p>0</text:p>
          </table:table-cell>
          <table:table-cell table:style-name="ce69" table:formula="of:=IF([.R49] &amp; [.D49] = &quot;2출력물&quot;;[.G49]*5.4 + [.H49]*4 + [.I49]*4.55 + [.J49]*4 + [.K49]*4;0)" office:value-type="float" office:value="0" calcext:value-type="float">
            <text:p>0</text:p>
          </table:table-cell>
          <table:table-cell table:style-name="ce69" table:formula="of:=IF([.R49] &amp; [.D49] = &quot;2팝업&quot;;[.G49]*6.45 + [.H49]*4 + [.I49]*4.55 + [.J49]*4 + [.K49]*4;0)" office:value-type="float" office:value="0" calcext:value-type="float">
            <text:p>0</text:p>
          </table:table-cell>
          <table:table-cell table:style-name="ce69" table:formula="of:=IF([.R49] &amp; [.D49] = &quot;2탭&quot;;[.G49]*6.45 + [.H49]*4 + [.I49]*4.55 + [.J49]*4 + [.K49]*4;0)" office:value-type="float" office:value="0" calcext:value-type="float">
            <text:p>0</text:p>
          </table:table-cell>
          <table:table-cell table:style-name="ce70" table:formula="of:=IF([.R49] &amp; [.D49] = &quot;2배치&quot;;[.G49]*6.45 + [.H49]*4 + [.I49]*4.55 + [.J49]*4 + [.K49]*4;0)" office:value-type="float" office:value="0" calcext:value-type="float">
            <text:p>0</text:p>
          </table:table-cell>
          <table:table-cell table:style-name="ce70" table:formula="of:=SUM([.AI49:.AR4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0]&lt;&gt;&quot;메뉴&quot;;0;IF(ISBLANK([.P50]); 0; IF((&quot;2015-08-28&quot;-[.P50])&gt;=0;1;0)))" office:value-type="float" office:value="0" calcext:value-type="float">
            <text:p>0</text:p>
          </table:table-cell>
          <table:table-cell table:style-name="ce66" table:formula="of:=IF([.D50]&lt;&gt;&quot;메뉴&quot;;0;IF(ISBLANK([.N50]); 0; IF((&quot;2015-09-04&quot;-[.N50])&gt;=0;1;0)))" office:value-type="float" office:value="0" calcext:value-type="float">
            <text:p>0</text:p>
          </table:table-cell>
          <table:table-cell table:style-name="ce66" table:formula="of:=IF(ISBLANK([.P50]); 0; IF((&quot;2015-08-28&quot;-[.P50])&gt;=0;[.AS50];0))" office:value-type="float" office:value="0" calcext:value-type="float">
            <text:p>0</text:p>
          </table:table-cell>
          <table:table-cell table:style-name="ce66" table:formula="of:=IF(ISBLANK([.N50]); 0; IF((&quot;2015-09-04&quot;-[.N50])&gt;=0;[.AS50];0))" office:value-type="float" office:value="0" calcext:value-type="float">
            <text:p>0</text:p>
          </table:table-cell>
          <table:table-cell table:style-name="ce66" table:formula="of:=IF([.D5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0])" office:value-type="float" office:value="0" calcext:value-type="float">
            <text:p>0</text:p>
          </table:table-cell>
          <table:table-cell table:style-name="ce69" table:formula="of:=IF([.R50] &amp; [.D50] = &quot;1메뉴&quot;;1;0)" office:value-type="float" office:value="0" calcext:value-type="float">
            <text:p>0</text:p>
          </table:table-cell>
          <table:table-cell table:style-name="ce69" table:formula="of:=IF([.R50] &amp; [.D50] = &quot;1출력물&quot;;1;0)" office:value-type="float" office:value="0" calcext:value-type="float">
            <text:p>0</text:p>
          </table:table-cell>
          <table:table-cell table:style-name="ce69" table:formula="of:=IF([.R50] &amp; [.D50] = &quot;1팝업&quot;;1;0)" office:value-type="float" office:value="0" calcext:value-type="float">
            <text:p>0</text:p>
          </table:table-cell>
          <table:table-cell table:style-name="ce69" table:formula="of:=IF([.R50] &amp; [.D50] = &quot;1탭&quot;;1;0)" office:value-type="float" office:value="0" calcext:value-type="float">
            <text:p>0</text:p>
          </table:table-cell>
          <table:table-cell table:style-name="ce69" table:formula="of:=IF([.R50] &amp; [.D50] = &quot;1배치&quot;;1;0)" office:value-type="float" office:value="0" calcext:value-type="float">
            <text:p>0</text:p>
          </table:table-cell>
          <table:table-cell table:style-name="ce69" table:formula="of:=IF([.R50] &amp; [.D50] = &quot;2메뉴&quot;;1;0)" office:value-type="float" office:value="0" calcext:value-type="float">
            <text:p>0</text:p>
          </table:table-cell>
          <table:table-cell table:style-name="ce69" table:formula="of:=IF([.R50] &amp; [.D50] = &quot;2출력물&quot;;1;0)" office:value-type="float" office:value="0" calcext:value-type="float">
            <text:p>0</text:p>
          </table:table-cell>
          <table:table-cell table:style-name="ce69" table:formula="of:=IF([.R50] &amp; [.D50] = &quot;2팝업&quot;;1;0)" office:value-type="float" office:value="0" calcext:value-type="float">
            <text:p>0</text:p>
          </table:table-cell>
          <table:table-cell table:style-name="ce69" table:formula="of:=IF([.R50] &amp; [.D50] = &quot;2탭&quot;;1;0)" office:value-type="float" office:value="0" calcext:value-type="float">
            <text:p>0</text:p>
          </table:table-cell>
          <table:table-cell table:style-name="ce69" table:formula="of:=IF([.R50] &amp; [.D50] = &quot;2배치&quot;;1;0)" office:value-type="float" office:value="0" calcext:value-type="float">
            <text:p>0</text:p>
          </table:table-cell>
          <table:table-cell table:style-name="ce69" table:formula="of:=IF([.R50] &amp; [.D50] = &quot;1메뉴&quot;;[.G50]*6.45 + [.H50]*4 + [.I50]*4.55 + [.J50]*4 + [.K50]*4;0)" office:value-type="float" office:value="0" calcext:value-type="float">
            <text:p>0</text:p>
          </table:table-cell>
          <table:table-cell table:style-name="ce69" table:formula="of:=IF([.R50] &amp; [.D50] = &quot;1출력물&quot;;[.G50]*5.4 + [.H50]*4 + [.I50]*4.55 + [.J50]*4 + [.K50]*4;0)" office:value-type="float" office:value="0" calcext:value-type="float">
            <text:p>0</text:p>
          </table:table-cell>
          <table:table-cell table:style-name="ce69" table:formula="of:=IF([.R50] &amp; [.D50] = &quot;1팝업&quot;;[.G50]*6.45 + [.H50]*4 + [.I50]*4.55 + [.J50]*4 + [.K50]*4;0)" office:value-type="float" office:value="0" calcext:value-type="float">
            <text:p>0</text:p>
          </table:table-cell>
          <table:table-cell table:style-name="ce69" table:formula="of:=IF([.R50] &amp; [.D50] = &quot;1탭&quot;;[.G50]*6.45 + [.H50]*4 + [.I50]*4.55 + [.J50]*4 + [.K50]*4;0)" office:value-type="float" office:value="0" calcext:value-type="float">
            <text:p>0</text:p>
          </table:table-cell>
          <table:table-cell table:style-name="ce69" table:formula="of:=IF([.R50] &amp; [.D50] = &quot;1배치&quot;;[.G50]*6.45 + [.H50]*4 + [.I50]*4.55 + [.J50]*4 + [.K50]*4;0)" office:value-type="float" office:value="0" calcext:value-type="float">
            <text:p>0</text:p>
          </table:table-cell>
          <table:table-cell table:style-name="ce69" table:formula="of:=IF([.R50] &amp; [.D50] = &quot;2메뉴&quot;;[.G50]*6.45 + [.H50]*4 + [.I50]*4.55 + [.J50]*4 + [.K50]*4;0)" office:value-type="float" office:value="0" calcext:value-type="float">
            <text:p>0</text:p>
          </table:table-cell>
          <table:table-cell table:style-name="ce69" table:formula="of:=IF([.R50] &amp; [.D50] = &quot;2출력물&quot;;[.G50]*5.4 + [.H50]*4 + [.I50]*4.55 + [.J50]*4 + [.K50]*4;0)" office:value-type="float" office:value="0" calcext:value-type="float">
            <text:p>0</text:p>
          </table:table-cell>
          <table:table-cell table:style-name="ce69" table:formula="of:=IF([.R50] &amp; [.D50] = &quot;2팝업&quot;;[.G50]*6.45 + [.H50]*4 + [.I50]*4.55 + [.J50]*4 + [.K50]*4;0)" office:value-type="float" office:value="0" calcext:value-type="float">
            <text:p>0</text:p>
          </table:table-cell>
          <table:table-cell table:style-name="ce69" table:formula="of:=IF([.R50] &amp; [.D50] = &quot;2탭&quot;;[.G50]*6.45 + [.H50]*4 + [.I50]*4.55 + [.J50]*4 + [.K50]*4;0)" office:value-type="float" office:value="0" calcext:value-type="float">
            <text:p>0</text:p>
          </table:table-cell>
          <table:table-cell table:style-name="ce70" table:formula="of:=IF([.R50] &amp; [.D50] = &quot;2배치&quot;;[.G50]*6.45 + [.H50]*4 + [.I50]*4.55 + [.J50]*4 + [.K50]*4;0)" office:value-type="float" office:value="0" calcext:value-type="float">
            <text:p>0</text:p>
          </table:table-cell>
          <table:table-cell table:style-name="ce70" table:formula="of:=SUM([.AI50:.AR5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1]&lt;&gt;&quot;메뉴&quot;;0;IF(ISBLANK([.P51]); 0; IF((&quot;2015-08-28&quot;-[.P51])&gt;=0;1;0)))" office:value-type="float" office:value="0" calcext:value-type="float">
            <text:p>0</text:p>
          </table:table-cell>
          <table:table-cell table:style-name="ce66" table:formula="of:=IF([.D51]&lt;&gt;&quot;메뉴&quot;;0;IF(ISBLANK([.N51]); 0; IF((&quot;2015-09-04&quot;-[.N51])&gt;=0;1;0)))" office:value-type="float" office:value="0" calcext:value-type="float">
            <text:p>0</text:p>
          </table:table-cell>
          <table:table-cell table:style-name="ce66" table:formula="of:=IF(ISBLANK([.P51]); 0; IF((&quot;2015-08-28&quot;-[.P51])&gt;=0;[.AS51];0))" office:value-type="float" office:value="0" calcext:value-type="float">
            <text:p>0</text:p>
          </table:table-cell>
          <table:table-cell table:style-name="ce66" table:formula="of:=IF(ISBLANK([.N51]); 0; IF((&quot;2015-09-04&quot;-[.N51])&gt;=0;[.AS51];0))" office:value-type="float" office:value="0" calcext:value-type="float">
            <text:p>0</text:p>
          </table:table-cell>
          <table:table-cell table:style-name="ce66" table:formula="of:=IF([.D5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1])" office:value-type="float" office:value="0" calcext:value-type="float">
            <text:p>0</text:p>
          </table:table-cell>
          <table:table-cell table:style-name="ce69" table:formula="of:=IF([.R51] &amp; [.D51] = &quot;1메뉴&quot;;1;0)" office:value-type="float" office:value="0" calcext:value-type="float">
            <text:p>0</text:p>
          </table:table-cell>
          <table:table-cell table:style-name="ce69" table:formula="of:=IF([.R51] &amp; [.D51] = &quot;1출력물&quot;;1;0)" office:value-type="float" office:value="0" calcext:value-type="float">
            <text:p>0</text:p>
          </table:table-cell>
          <table:table-cell table:style-name="ce69" table:formula="of:=IF([.R51] &amp; [.D51] = &quot;1팝업&quot;;1;0)" office:value-type="float" office:value="0" calcext:value-type="float">
            <text:p>0</text:p>
          </table:table-cell>
          <table:table-cell table:style-name="ce69" table:formula="of:=IF([.R51] &amp; [.D51] = &quot;1탭&quot;;1;0)" office:value-type="float" office:value="0" calcext:value-type="float">
            <text:p>0</text:p>
          </table:table-cell>
          <table:table-cell table:style-name="ce69" table:formula="of:=IF([.R51] &amp; [.D51] = &quot;1배치&quot;;1;0)" office:value-type="float" office:value="0" calcext:value-type="float">
            <text:p>0</text:p>
          </table:table-cell>
          <table:table-cell table:style-name="ce69" table:formula="of:=IF([.R51] &amp; [.D51] = &quot;2메뉴&quot;;1;0)" office:value-type="float" office:value="0" calcext:value-type="float">
            <text:p>0</text:p>
          </table:table-cell>
          <table:table-cell table:style-name="ce69" table:formula="of:=IF([.R51] &amp; [.D51] = &quot;2출력물&quot;;1;0)" office:value-type="float" office:value="0" calcext:value-type="float">
            <text:p>0</text:p>
          </table:table-cell>
          <table:table-cell table:style-name="ce69" table:formula="of:=IF([.R51] &amp; [.D51] = &quot;2팝업&quot;;1;0)" office:value-type="float" office:value="0" calcext:value-type="float">
            <text:p>0</text:p>
          </table:table-cell>
          <table:table-cell table:style-name="ce69" table:formula="of:=IF([.R51] &amp; [.D51] = &quot;2탭&quot;;1;0)" office:value-type="float" office:value="0" calcext:value-type="float">
            <text:p>0</text:p>
          </table:table-cell>
          <table:table-cell table:style-name="ce69" table:formula="of:=IF([.R51] &amp; [.D51] = &quot;2배치&quot;;1;0)" office:value-type="float" office:value="0" calcext:value-type="float">
            <text:p>0</text:p>
          </table:table-cell>
          <table:table-cell table:style-name="ce69" table:formula="of:=IF([.R51] &amp; [.D51] = &quot;1메뉴&quot;;[.G51]*6.45 + [.H51]*4 + [.I51]*4.55 + [.J51]*4 + [.K51]*4;0)" office:value-type="float" office:value="0" calcext:value-type="float">
            <text:p>0</text:p>
          </table:table-cell>
          <table:table-cell table:style-name="ce69" table:formula="of:=IF([.R51] &amp; [.D51] = &quot;1출력물&quot;;[.G51]*5.4 + [.H51]*4 + [.I51]*4.55 + [.J51]*4 + [.K51]*4;0)" office:value-type="float" office:value="0" calcext:value-type="float">
            <text:p>0</text:p>
          </table:table-cell>
          <table:table-cell table:style-name="ce69" table:formula="of:=IF([.R51] &amp; [.D51] = &quot;1팝업&quot;;[.G51]*6.45 + [.H51]*4 + [.I51]*4.55 + [.J51]*4 + [.K51]*4;0)" office:value-type="float" office:value="0" calcext:value-type="float">
            <text:p>0</text:p>
          </table:table-cell>
          <table:table-cell table:style-name="ce69" table:formula="of:=IF([.R51] &amp; [.D51] = &quot;1탭&quot;;[.G51]*6.45 + [.H51]*4 + [.I51]*4.55 + [.J51]*4 + [.K51]*4;0)" office:value-type="float" office:value="0" calcext:value-type="float">
            <text:p>0</text:p>
          </table:table-cell>
          <table:table-cell table:style-name="ce69" table:formula="of:=IF([.R51] &amp; [.D51] = &quot;1배치&quot;;[.G51]*6.45 + [.H51]*4 + [.I51]*4.55 + [.J51]*4 + [.K51]*4;0)" office:value-type="float" office:value="0" calcext:value-type="float">
            <text:p>0</text:p>
          </table:table-cell>
          <table:table-cell table:style-name="ce69" table:formula="of:=IF([.R51] &amp; [.D51] = &quot;2메뉴&quot;;[.G51]*6.45 + [.H51]*4 + [.I51]*4.55 + [.J51]*4 + [.K51]*4;0)" office:value-type="float" office:value="0" calcext:value-type="float">
            <text:p>0</text:p>
          </table:table-cell>
          <table:table-cell table:style-name="ce69" table:formula="of:=IF([.R51] &amp; [.D51] = &quot;2출력물&quot;;[.G51]*5.4 + [.H51]*4 + [.I51]*4.55 + [.J51]*4 + [.K51]*4;0)" office:value-type="float" office:value="0" calcext:value-type="float">
            <text:p>0</text:p>
          </table:table-cell>
          <table:table-cell table:style-name="ce69" table:formula="of:=IF([.R51] &amp; [.D51] = &quot;2팝업&quot;;[.G51]*6.45 + [.H51]*4 + [.I51]*4.55 + [.J51]*4 + [.K51]*4;0)" office:value-type="float" office:value="0" calcext:value-type="float">
            <text:p>0</text:p>
          </table:table-cell>
          <table:table-cell table:style-name="ce69" table:formula="of:=IF([.R51] &amp; [.D51] = &quot;2탭&quot;;[.G51]*6.45 + [.H51]*4 + [.I51]*4.55 + [.J51]*4 + [.K51]*4;0)" office:value-type="float" office:value="0" calcext:value-type="float">
            <text:p>0</text:p>
          </table:table-cell>
          <table:table-cell table:style-name="ce70" table:formula="of:=IF([.R51] &amp; [.D51] = &quot;2배치&quot;;[.G51]*6.45 + [.H51]*4 + [.I51]*4.55 + [.J51]*4 + [.K51]*4;0)" office:value-type="float" office:value="0" calcext:value-type="float">
            <text:p>0</text:p>
          </table:table-cell>
          <table:table-cell table:style-name="ce70" table:formula="of:=SUM([.AI51:.AR5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2]&lt;&gt;&quot;메뉴&quot;;0;IF(ISBLANK([.P52]); 0; IF((&quot;2015-08-28&quot;-[.P52])&gt;=0;1;0)))" office:value-type="float" office:value="0" calcext:value-type="float">
            <text:p>0</text:p>
          </table:table-cell>
          <table:table-cell table:style-name="ce66" table:formula="of:=IF([.D52]&lt;&gt;&quot;메뉴&quot;;0;IF(ISBLANK([.N52]); 0; IF((&quot;2015-09-04&quot;-[.N52])&gt;=0;1;0)))" office:value-type="float" office:value="0" calcext:value-type="float">
            <text:p>0</text:p>
          </table:table-cell>
          <table:table-cell table:style-name="ce66" table:formula="of:=IF(ISBLANK([.P52]); 0; IF((&quot;2015-08-28&quot;-[.P52])&gt;=0;[.AS52];0))" office:value-type="float" office:value="0" calcext:value-type="float">
            <text:p>0</text:p>
          </table:table-cell>
          <table:table-cell table:style-name="ce66" table:formula="of:=IF(ISBLANK([.N52]); 0; IF((&quot;2015-09-04&quot;-[.N52])&gt;=0;[.AS52];0))" office:value-type="float" office:value="0" calcext:value-type="float">
            <text:p>0</text:p>
          </table:table-cell>
          <table:table-cell table:style-name="ce66" table:formula="of:=IF([.D5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2])" office:value-type="float" office:value="0" calcext:value-type="float">
            <text:p>0</text:p>
          </table:table-cell>
          <table:table-cell table:style-name="ce69" table:formula="of:=IF([.R52] &amp; [.D52] = &quot;1메뉴&quot;;1;0)" office:value-type="float" office:value="0" calcext:value-type="float">
            <text:p>0</text:p>
          </table:table-cell>
          <table:table-cell table:style-name="ce69" table:formula="of:=IF([.R52] &amp; [.D52] = &quot;1출력물&quot;;1;0)" office:value-type="float" office:value="0" calcext:value-type="float">
            <text:p>0</text:p>
          </table:table-cell>
          <table:table-cell table:style-name="ce69" table:formula="of:=IF([.R52] &amp; [.D52] = &quot;1팝업&quot;;1;0)" office:value-type="float" office:value="0" calcext:value-type="float">
            <text:p>0</text:p>
          </table:table-cell>
          <table:table-cell table:style-name="ce69" table:formula="of:=IF([.R52] &amp; [.D52] = &quot;1탭&quot;;1;0)" office:value-type="float" office:value="0" calcext:value-type="float">
            <text:p>0</text:p>
          </table:table-cell>
          <table:table-cell table:style-name="ce69" table:formula="of:=IF([.R52] &amp; [.D52] = &quot;1배치&quot;;1;0)" office:value-type="float" office:value="0" calcext:value-type="float">
            <text:p>0</text:p>
          </table:table-cell>
          <table:table-cell table:style-name="ce69" table:formula="of:=IF([.R52] &amp; [.D52] = &quot;2메뉴&quot;;1;0)" office:value-type="float" office:value="0" calcext:value-type="float">
            <text:p>0</text:p>
          </table:table-cell>
          <table:table-cell table:style-name="ce69" table:formula="of:=IF([.R52] &amp; [.D52] = &quot;2출력물&quot;;1;0)" office:value-type="float" office:value="0" calcext:value-type="float">
            <text:p>0</text:p>
          </table:table-cell>
          <table:table-cell table:style-name="ce69" table:formula="of:=IF([.R52] &amp; [.D52] = &quot;2팝업&quot;;1;0)" office:value-type="float" office:value="0" calcext:value-type="float">
            <text:p>0</text:p>
          </table:table-cell>
          <table:table-cell table:style-name="ce69" table:formula="of:=IF([.R52] &amp; [.D52] = &quot;2탭&quot;;1;0)" office:value-type="float" office:value="0" calcext:value-type="float">
            <text:p>0</text:p>
          </table:table-cell>
          <table:table-cell table:style-name="ce69" table:formula="of:=IF([.R52] &amp; [.D52] = &quot;2배치&quot;;1;0)" office:value-type="float" office:value="0" calcext:value-type="float">
            <text:p>0</text:p>
          </table:table-cell>
          <table:table-cell table:style-name="ce69" table:formula="of:=IF([.R52] &amp; [.D52] = &quot;1메뉴&quot;;[.G52]*6.45 + [.H52]*4 + [.I52]*4.55 + [.J52]*4 + [.K52]*4;0)" office:value-type="float" office:value="0" calcext:value-type="float">
            <text:p>0</text:p>
          </table:table-cell>
          <table:table-cell table:style-name="ce69" table:formula="of:=IF([.R52] &amp; [.D52] = &quot;1출력물&quot;;[.G52]*5.4 + [.H52]*4 + [.I52]*4.55 + [.J52]*4 + [.K52]*4;0)" office:value-type="float" office:value="0" calcext:value-type="float">
            <text:p>0</text:p>
          </table:table-cell>
          <table:table-cell table:style-name="ce69" table:formula="of:=IF([.R52] &amp; [.D52] = &quot;1팝업&quot;;[.G52]*6.45 + [.H52]*4 + [.I52]*4.55 + [.J52]*4 + [.K52]*4;0)" office:value-type="float" office:value="0" calcext:value-type="float">
            <text:p>0</text:p>
          </table:table-cell>
          <table:table-cell table:style-name="ce69" table:formula="of:=IF([.R52] &amp; [.D52] = &quot;1탭&quot;;[.G52]*6.45 + [.H52]*4 + [.I52]*4.55 + [.J52]*4 + [.K52]*4;0)" office:value-type="float" office:value="0" calcext:value-type="float">
            <text:p>0</text:p>
          </table:table-cell>
          <table:table-cell table:style-name="ce69" table:formula="of:=IF([.R52] &amp; [.D52] = &quot;1배치&quot;;[.G52]*6.45 + [.H52]*4 + [.I52]*4.55 + [.J52]*4 + [.K52]*4;0)" office:value-type="float" office:value="0" calcext:value-type="float">
            <text:p>0</text:p>
          </table:table-cell>
          <table:table-cell table:style-name="ce69" table:formula="of:=IF([.R52] &amp; [.D52] = &quot;2메뉴&quot;;[.G52]*6.45 + [.H52]*4 + [.I52]*4.55 + [.J52]*4 + [.K52]*4;0)" office:value-type="float" office:value="0" calcext:value-type="float">
            <text:p>0</text:p>
          </table:table-cell>
          <table:table-cell table:style-name="ce69" table:formula="of:=IF([.R52] &amp; [.D52] = &quot;2출력물&quot;;[.G52]*5.4 + [.H52]*4 + [.I52]*4.55 + [.J52]*4 + [.K52]*4;0)" office:value-type="float" office:value="0" calcext:value-type="float">
            <text:p>0</text:p>
          </table:table-cell>
          <table:table-cell table:style-name="ce69" table:formula="of:=IF([.R52] &amp; [.D52] = &quot;2팝업&quot;;[.G52]*6.45 + [.H52]*4 + [.I52]*4.55 + [.J52]*4 + [.K52]*4;0)" office:value-type="float" office:value="0" calcext:value-type="float">
            <text:p>0</text:p>
          </table:table-cell>
          <table:table-cell table:style-name="ce69" table:formula="of:=IF([.R52] &amp; [.D52] = &quot;2탭&quot;;[.G52]*6.45 + [.H52]*4 + [.I52]*4.55 + [.J52]*4 + [.K52]*4;0)" office:value-type="float" office:value="0" calcext:value-type="float">
            <text:p>0</text:p>
          </table:table-cell>
          <table:table-cell table:style-name="ce70" table:formula="of:=IF([.R52] &amp; [.D52] = &quot;2배치&quot;;[.G52]*6.45 + [.H52]*4 + [.I52]*4.55 + [.J52]*4 + [.K52]*4;0)" office:value-type="float" office:value="0" calcext:value-type="float">
            <text:p>0</text:p>
          </table:table-cell>
          <table:table-cell table:style-name="ce70" table:formula="of:=SUM([.AI52:.AR5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53]&lt;&gt;&quot;메뉴&quot;;0;IF(ISBLANK([.P53]); 0; IF((&quot;2015-08-28&quot;-[.P53])&gt;=0;1;0)))" office:value-type="float" office:value="0" calcext:value-type="float">
            <text:p>0</text:p>
          </table:table-cell>
          <table:table-cell table:style-name="ce66" table:formula="of:=IF([.D53]&lt;&gt;&quot;메뉴&quot;;0;IF(ISBLANK([.N53]); 0; IF((&quot;2015-09-04&quot;-[.N53])&gt;=0;1;0)))" office:value-type="float" office:value="0" calcext:value-type="float">
            <text:p>0</text:p>
          </table:table-cell>
          <table:table-cell table:style-name="ce66" table:formula="of:=IF(ISBLANK([.P53]); 0; IF((&quot;2015-08-28&quot;-[.P53])&gt;=0;[.AS53];0))" office:value-type="float" office:value="0" calcext:value-type="float">
            <text:p>0</text:p>
          </table:table-cell>
          <table:table-cell table:style-name="ce66" table:formula="of:=IF(ISBLANK([.N53]); 0; IF((&quot;2015-09-04&quot;-[.N53])&gt;=0;[.AS53];0))" office:value-type="float" office:value="0" calcext:value-type="float">
            <text:p>0</text:p>
          </table:table-cell>
          <table:table-cell table:style-name="ce66" table:formula="of:=IF([.D5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3])" office:value-type="float" office:value="0" calcext:value-type="float">
            <text:p>0</text:p>
          </table:table-cell>
          <table:table-cell table:style-name="ce69" table:formula="of:=IF([.R53] &amp; [.D53] = &quot;1메뉴&quot;;1;0)" office:value-type="float" office:value="0" calcext:value-type="float">
            <text:p>0</text:p>
          </table:table-cell>
          <table:table-cell table:style-name="ce69" table:formula="of:=IF([.R53] &amp; [.D53] = &quot;1출력물&quot;;1;0)" office:value-type="float" office:value="0" calcext:value-type="float">
            <text:p>0</text:p>
          </table:table-cell>
          <table:table-cell table:style-name="ce69" table:formula="of:=IF([.R53] &amp; [.D53] = &quot;1팝업&quot;;1;0)" office:value-type="float" office:value="0" calcext:value-type="float">
            <text:p>0</text:p>
          </table:table-cell>
          <table:table-cell table:style-name="ce69" table:formula="of:=IF([.R53] &amp; [.D53] = &quot;1탭&quot;;1;0)" office:value-type="float" office:value="0" calcext:value-type="float">
            <text:p>0</text:p>
          </table:table-cell>
          <table:table-cell table:style-name="ce69" table:formula="of:=IF([.R53] &amp; [.D53] = &quot;1배치&quot;;1;0)" office:value-type="float" office:value="0" calcext:value-type="float">
            <text:p>0</text:p>
          </table:table-cell>
          <table:table-cell table:style-name="ce69" table:formula="of:=IF([.R53] &amp; [.D53] = &quot;2메뉴&quot;;1;0)" office:value-type="float" office:value="0" calcext:value-type="float">
            <text:p>0</text:p>
          </table:table-cell>
          <table:table-cell table:style-name="ce69" table:formula="of:=IF([.R53] &amp; [.D53] = &quot;2출력물&quot;;1;0)" office:value-type="float" office:value="0" calcext:value-type="float">
            <text:p>0</text:p>
          </table:table-cell>
          <table:table-cell table:style-name="ce69" table:formula="of:=IF([.R53] &amp; [.D53] = &quot;2팝업&quot;;1;0)" office:value-type="float" office:value="0" calcext:value-type="float">
            <text:p>0</text:p>
          </table:table-cell>
          <table:table-cell table:style-name="ce69" table:formula="of:=IF([.R53] &amp; [.D53] = &quot;2탭&quot;;1;0)" office:value-type="float" office:value="0" calcext:value-type="float">
            <text:p>0</text:p>
          </table:table-cell>
          <table:table-cell table:style-name="ce69" table:formula="of:=IF([.R53] &amp; [.D53] = &quot;2배치&quot;;1;0)" office:value-type="float" office:value="0" calcext:value-type="float">
            <text:p>0</text:p>
          </table:table-cell>
          <table:table-cell table:style-name="ce69" table:formula="of:=IF([.R53] &amp; [.D53] = &quot;1메뉴&quot;;[.G53]*6.45 + [.H53]*4 + [.I53]*4.55 + [.J53]*4 + [.K53]*4;0)" office:value-type="float" office:value="0" calcext:value-type="float">
            <text:p>0</text:p>
          </table:table-cell>
          <table:table-cell table:style-name="ce69" table:formula="of:=IF([.R53] &amp; [.D53] = &quot;1출력물&quot;;[.G53]*5.4 + [.H53]*4 + [.I53]*4.55 + [.J53]*4 + [.K53]*4;0)" office:value-type="float" office:value="0" calcext:value-type="float">
            <text:p>0</text:p>
          </table:table-cell>
          <table:table-cell table:style-name="ce69" table:formula="of:=IF([.R53] &amp; [.D53] = &quot;1팝업&quot;;[.G53]*6.45 + [.H53]*4 + [.I53]*4.55 + [.J53]*4 + [.K53]*4;0)" office:value-type="float" office:value="0" calcext:value-type="float">
            <text:p>0</text:p>
          </table:table-cell>
          <table:table-cell table:style-name="ce69" table:formula="of:=IF([.R53] &amp; [.D53] = &quot;1탭&quot;;[.G53]*6.45 + [.H53]*4 + [.I53]*4.55 + [.J53]*4 + [.K53]*4;0)" office:value-type="float" office:value="0" calcext:value-type="float">
            <text:p>0</text:p>
          </table:table-cell>
          <table:table-cell table:style-name="ce69" table:formula="of:=IF([.R53] &amp; [.D53] = &quot;1배치&quot;;[.G53]*6.45 + [.H53]*4 + [.I53]*4.55 + [.J53]*4 + [.K53]*4;0)" office:value-type="float" office:value="0" calcext:value-type="float">
            <text:p>0</text:p>
          </table:table-cell>
          <table:table-cell table:style-name="ce69" table:formula="of:=IF([.R53] &amp; [.D53] = &quot;2메뉴&quot;;[.G53]*6.45 + [.H53]*4 + [.I53]*4.55 + [.J53]*4 + [.K53]*4;0)" office:value-type="float" office:value="0" calcext:value-type="float">
            <text:p>0</text:p>
          </table:table-cell>
          <table:table-cell table:style-name="ce69" table:formula="of:=IF([.R53] &amp; [.D53] = &quot;2출력물&quot;;[.G53]*5.4 + [.H53]*4 + [.I53]*4.55 + [.J53]*4 + [.K53]*4;0)" office:value-type="float" office:value="0" calcext:value-type="float">
            <text:p>0</text:p>
          </table:table-cell>
          <table:table-cell table:style-name="ce69" table:formula="of:=IF([.R53] &amp; [.D53] = &quot;2팝업&quot;;[.G53]*6.45 + [.H53]*4 + [.I53]*4.55 + [.J53]*4 + [.K53]*4;0)" office:value-type="float" office:value="0" calcext:value-type="float">
            <text:p>0</text:p>
          </table:table-cell>
          <table:table-cell table:style-name="ce69" table:formula="of:=IF([.R53] &amp; [.D53] = &quot;2탭&quot;;[.G53]*6.45 + [.H53]*4 + [.I53]*4.55 + [.J53]*4 + [.K53]*4;0)" office:value-type="float" office:value="0" calcext:value-type="float">
            <text:p>0</text:p>
          </table:table-cell>
          <table:table-cell table:style-name="ce70" table:formula="of:=IF([.R53] &amp; [.D53] = &quot;2배치&quot;;[.G53]*6.45 + [.H53]*4 + [.I53]*4.55 + [.J53]*4 + [.K53]*4;0)" office:value-type="float" office:value="0" calcext:value-type="float">
            <text:p>0</text:p>
          </table:table-cell>
          <table:table-cell table:style-name="ce70" table:formula="of:=SUM([.AI53:.AR5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4]&lt;&gt;&quot;메뉴&quot;;0;IF(ISBLANK([.P54]); 0; IF((&quot;2015-08-28&quot;-[.P54])&gt;=0;1;0)))" office:value-type="float" office:value="0" calcext:value-type="float">
            <text:p>0</text:p>
          </table:table-cell>
          <table:table-cell table:style-name="ce66" table:formula="of:=IF([.D54]&lt;&gt;&quot;메뉴&quot;;0;IF(ISBLANK([.N54]); 0; IF((&quot;2015-09-04&quot;-[.N54])&gt;=0;1;0)))" office:value-type="float" office:value="0" calcext:value-type="float">
            <text:p>0</text:p>
          </table:table-cell>
          <table:table-cell table:style-name="ce66" table:formula="of:=IF(ISBLANK([.P54]); 0; IF((&quot;2015-08-28&quot;-[.P54])&gt;=0;[.AS54];0))" office:value-type="float" office:value="0" calcext:value-type="float">
            <text:p>0</text:p>
          </table:table-cell>
          <table:table-cell table:style-name="ce66" table:formula="of:=IF(ISBLANK([.N54]); 0; IF((&quot;2015-09-04&quot;-[.N54])&gt;=0;[.AS54];0))" office:value-type="float" office:value="0" calcext:value-type="float">
            <text:p>0</text:p>
          </table:table-cell>
          <table:table-cell table:style-name="ce66" table:formula="of:=IF([.D5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4])" office:value-type="float" office:value="0" calcext:value-type="float">
            <text:p>0</text:p>
          </table:table-cell>
          <table:table-cell table:style-name="ce69" table:formula="of:=IF([.R54] &amp; [.D54] = &quot;1메뉴&quot;;1;0)" office:value-type="float" office:value="0" calcext:value-type="float">
            <text:p>0</text:p>
          </table:table-cell>
          <table:table-cell table:style-name="ce69" table:formula="of:=IF([.R54] &amp; [.D54] = &quot;1출력물&quot;;1;0)" office:value-type="float" office:value="0" calcext:value-type="float">
            <text:p>0</text:p>
          </table:table-cell>
          <table:table-cell table:style-name="ce69" table:formula="of:=IF([.R54] &amp; [.D54] = &quot;1팝업&quot;;1;0)" office:value-type="float" office:value="0" calcext:value-type="float">
            <text:p>0</text:p>
          </table:table-cell>
          <table:table-cell table:style-name="ce69" table:formula="of:=IF([.R54] &amp; [.D54] = &quot;1탭&quot;;1;0)" office:value-type="float" office:value="0" calcext:value-type="float">
            <text:p>0</text:p>
          </table:table-cell>
          <table:table-cell table:style-name="ce69" table:formula="of:=IF([.R54] &amp; [.D54] = &quot;1배치&quot;;1;0)" office:value-type="float" office:value="0" calcext:value-type="float">
            <text:p>0</text:p>
          </table:table-cell>
          <table:table-cell table:style-name="ce69" table:formula="of:=IF([.R54] &amp; [.D54] = &quot;2메뉴&quot;;1;0)" office:value-type="float" office:value="0" calcext:value-type="float">
            <text:p>0</text:p>
          </table:table-cell>
          <table:table-cell table:style-name="ce69" table:formula="of:=IF([.R54] &amp; [.D54] = &quot;2출력물&quot;;1;0)" office:value-type="float" office:value="0" calcext:value-type="float">
            <text:p>0</text:p>
          </table:table-cell>
          <table:table-cell table:style-name="ce69" table:formula="of:=IF([.R54] &amp; [.D54] = &quot;2팝업&quot;;1;0)" office:value-type="float" office:value="0" calcext:value-type="float">
            <text:p>0</text:p>
          </table:table-cell>
          <table:table-cell table:style-name="ce69" table:formula="of:=IF([.R54] &amp; [.D54] = &quot;2탭&quot;;1;0)" office:value-type="float" office:value="0" calcext:value-type="float">
            <text:p>0</text:p>
          </table:table-cell>
          <table:table-cell table:style-name="ce69" table:formula="of:=IF([.R54] &amp; [.D54] = &quot;2배치&quot;;1;0)" office:value-type="float" office:value="0" calcext:value-type="float">
            <text:p>0</text:p>
          </table:table-cell>
          <table:table-cell table:style-name="ce69" table:formula="of:=IF([.R54] &amp; [.D54] = &quot;1메뉴&quot;;[.G54]*6.45 + [.H54]*4 + [.I54]*4.55 + [.J54]*4 + [.K54]*4;0)" office:value-type="float" office:value="0" calcext:value-type="float">
            <text:p>0</text:p>
          </table:table-cell>
          <table:table-cell table:style-name="ce69" table:formula="of:=IF([.R54] &amp; [.D54] = &quot;1출력물&quot;;[.G54]*5.4 + [.H54]*4 + [.I54]*4.55 + [.J54]*4 + [.K54]*4;0)" office:value-type="float" office:value="0" calcext:value-type="float">
            <text:p>0</text:p>
          </table:table-cell>
          <table:table-cell table:style-name="ce69" table:formula="of:=IF([.R54] &amp; [.D54] = &quot;1팝업&quot;;[.G54]*6.45 + [.H54]*4 + [.I54]*4.55 + [.J54]*4 + [.K54]*4;0)" office:value-type="float" office:value="0" calcext:value-type="float">
            <text:p>0</text:p>
          </table:table-cell>
          <table:table-cell table:style-name="ce69" table:formula="of:=IF([.R54] &amp; [.D54] = &quot;1탭&quot;;[.G54]*6.45 + [.H54]*4 + [.I54]*4.55 + [.J54]*4 + [.K54]*4;0)" office:value-type="float" office:value="0" calcext:value-type="float">
            <text:p>0</text:p>
          </table:table-cell>
          <table:table-cell table:style-name="ce69" table:formula="of:=IF([.R54] &amp; [.D54] = &quot;1배치&quot;;[.G54]*6.45 + [.H54]*4 + [.I54]*4.55 + [.J54]*4 + [.K54]*4;0)" office:value-type="float" office:value="0" calcext:value-type="float">
            <text:p>0</text:p>
          </table:table-cell>
          <table:table-cell table:style-name="ce69" table:formula="of:=IF([.R54] &amp; [.D54] = &quot;2메뉴&quot;;[.G54]*6.45 + [.H54]*4 + [.I54]*4.55 + [.J54]*4 + [.K54]*4;0)" office:value-type="float" office:value="0" calcext:value-type="float">
            <text:p>0</text:p>
          </table:table-cell>
          <table:table-cell table:style-name="ce69" table:formula="of:=IF([.R54] &amp; [.D54] = &quot;2출력물&quot;;[.G54]*5.4 + [.H54]*4 + [.I54]*4.55 + [.J54]*4 + [.K54]*4;0)" office:value-type="float" office:value="0" calcext:value-type="float">
            <text:p>0</text:p>
          </table:table-cell>
          <table:table-cell table:style-name="ce69" table:formula="of:=IF([.R54] &amp; [.D54] = &quot;2팝업&quot;;[.G54]*6.45 + [.H54]*4 + [.I54]*4.55 + [.J54]*4 + [.K54]*4;0)" office:value-type="float" office:value="0" calcext:value-type="float">
            <text:p>0</text:p>
          </table:table-cell>
          <table:table-cell table:style-name="ce69" table:formula="of:=IF([.R54] &amp; [.D54] = &quot;2탭&quot;;[.G54]*6.45 + [.H54]*4 + [.I54]*4.55 + [.J54]*4 + [.K54]*4;0)" office:value-type="float" office:value="0" calcext:value-type="float">
            <text:p>0</text:p>
          </table:table-cell>
          <table:table-cell table:style-name="ce70" table:formula="of:=IF([.R54] &amp; [.D54] = &quot;2배치&quot;;[.G54]*6.45 + [.H54]*4 + [.I54]*4.55 + [.J54]*4 + [.K54]*4;0)" office:value-type="float" office:value="0" calcext:value-type="float">
            <text:p>0</text:p>
          </table:table-cell>
          <table:table-cell table:style-name="ce70" table:formula="of:=SUM([.AI54:.AR5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5]&lt;&gt;&quot;메뉴&quot;;0;IF(ISBLANK([.P55]); 0; IF((&quot;2015-08-28&quot;-[.P55])&gt;=0;1;0)))" office:value-type="float" office:value="0" calcext:value-type="float">
            <text:p>0</text:p>
          </table:table-cell>
          <table:table-cell table:style-name="ce66" table:formula="of:=IF([.D55]&lt;&gt;&quot;메뉴&quot;;0;IF(ISBLANK([.N55]); 0; IF((&quot;2015-09-04&quot;-[.N55])&gt;=0;1;0)))" office:value-type="float" office:value="0" calcext:value-type="float">
            <text:p>0</text:p>
          </table:table-cell>
          <table:table-cell table:style-name="ce66" table:formula="of:=IF(ISBLANK([.P55]); 0; IF((&quot;2015-08-28&quot;-[.P55])&gt;=0;[.AS55];0))" office:value-type="float" office:value="0" calcext:value-type="float">
            <text:p>0</text:p>
          </table:table-cell>
          <table:table-cell table:style-name="ce66" table:formula="of:=IF(ISBLANK([.N55]); 0; IF((&quot;2015-09-04&quot;-[.N55])&gt;=0;[.AS55];0))" office:value-type="float" office:value="0" calcext:value-type="float">
            <text:p>0</text:p>
          </table:table-cell>
          <table:table-cell table:style-name="ce66" table:formula="of:=IF([.D5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5])" office:value-type="float" office:value="0" calcext:value-type="float">
            <text:p>0</text:p>
          </table:table-cell>
          <table:table-cell table:style-name="ce69" table:formula="of:=IF([.R55] &amp; [.D55] = &quot;1메뉴&quot;;1;0)" office:value-type="float" office:value="0" calcext:value-type="float">
            <text:p>0</text:p>
          </table:table-cell>
          <table:table-cell table:style-name="ce69" table:formula="of:=IF([.R55] &amp; [.D55] = &quot;1출력물&quot;;1;0)" office:value-type="float" office:value="0" calcext:value-type="float">
            <text:p>0</text:p>
          </table:table-cell>
          <table:table-cell table:style-name="ce69" table:formula="of:=IF([.R55] &amp; [.D55] = &quot;1팝업&quot;;1;0)" office:value-type="float" office:value="0" calcext:value-type="float">
            <text:p>0</text:p>
          </table:table-cell>
          <table:table-cell table:style-name="ce69" table:formula="of:=IF([.R55] &amp; [.D55] = &quot;1탭&quot;;1;0)" office:value-type="float" office:value="0" calcext:value-type="float">
            <text:p>0</text:p>
          </table:table-cell>
          <table:table-cell table:style-name="ce69" table:formula="of:=IF([.R55] &amp; [.D55] = &quot;1배치&quot;;1;0)" office:value-type="float" office:value="0" calcext:value-type="float">
            <text:p>0</text:p>
          </table:table-cell>
          <table:table-cell table:style-name="ce69" table:formula="of:=IF([.R55] &amp; [.D55] = &quot;2메뉴&quot;;1;0)" office:value-type="float" office:value="0" calcext:value-type="float">
            <text:p>0</text:p>
          </table:table-cell>
          <table:table-cell table:style-name="ce69" table:formula="of:=IF([.R55] &amp; [.D55] = &quot;2출력물&quot;;1;0)" office:value-type="float" office:value="0" calcext:value-type="float">
            <text:p>0</text:p>
          </table:table-cell>
          <table:table-cell table:style-name="ce69" table:formula="of:=IF([.R55] &amp; [.D55] = &quot;2팝업&quot;;1;0)" office:value-type="float" office:value="0" calcext:value-type="float">
            <text:p>0</text:p>
          </table:table-cell>
          <table:table-cell table:style-name="ce69" table:formula="of:=IF([.R55] &amp; [.D55] = &quot;2탭&quot;;1;0)" office:value-type="float" office:value="0" calcext:value-type="float">
            <text:p>0</text:p>
          </table:table-cell>
          <table:table-cell table:style-name="ce69" table:formula="of:=IF([.R55] &amp; [.D55] = &quot;2배치&quot;;1;0)" office:value-type="float" office:value="0" calcext:value-type="float">
            <text:p>0</text:p>
          </table:table-cell>
          <table:table-cell table:style-name="ce69" table:formula="of:=IF([.R55] &amp; [.D55] = &quot;1메뉴&quot;;[.G55]*6.45 + [.H55]*4 + [.I55]*4.55 + [.J55]*4 + [.K55]*4;0)" office:value-type="float" office:value="0" calcext:value-type="float">
            <text:p>0</text:p>
          </table:table-cell>
          <table:table-cell table:style-name="ce69" table:formula="of:=IF([.R55] &amp; [.D55] = &quot;1출력물&quot;;[.G55]*5.4 + [.H55]*4 + [.I55]*4.55 + [.J55]*4 + [.K55]*4;0)" office:value-type="float" office:value="0" calcext:value-type="float">
            <text:p>0</text:p>
          </table:table-cell>
          <table:table-cell table:style-name="ce69" table:formula="of:=IF([.R55] &amp; [.D55] = &quot;1팝업&quot;;[.G55]*6.45 + [.H55]*4 + [.I55]*4.55 + [.J55]*4 + [.K55]*4;0)" office:value-type="float" office:value="0" calcext:value-type="float">
            <text:p>0</text:p>
          </table:table-cell>
          <table:table-cell table:style-name="ce69" table:formula="of:=IF([.R55] &amp; [.D55] = &quot;1탭&quot;;[.G55]*6.45 + [.H55]*4 + [.I55]*4.55 + [.J55]*4 + [.K55]*4;0)" office:value-type="float" office:value="0" calcext:value-type="float">
            <text:p>0</text:p>
          </table:table-cell>
          <table:table-cell table:style-name="ce69" table:formula="of:=IF([.R55] &amp; [.D55] = &quot;1배치&quot;;[.G55]*6.45 + [.H55]*4 + [.I55]*4.55 + [.J55]*4 + [.K55]*4;0)" office:value-type="float" office:value="0" calcext:value-type="float">
            <text:p>0</text:p>
          </table:table-cell>
          <table:table-cell table:style-name="ce69" table:formula="of:=IF([.R55] &amp; [.D55] = &quot;2메뉴&quot;;[.G55]*6.45 + [.H55]*4 + [.I55]*4.55 + [.J55]*4 + [.K55]*4;0)" office:value-type="float" office:value="0" calcext:value-type="float">
            <text:p>0</text:p>
          </table:table-cell>
          <table:table-cell table:style-name="ce69" table:formula="of:=IF([.R55] &amp; [.D55] = &quot;2출력물&quot;;[.G55]*5.4 + [.H55]*4 + [.I55]*4.55 + [.J55]*4 + [.K55]*4;0)" office:value-type="float" office:value="0" calcext:value-type="float">
            <text:p>0</text:p>
          </table:table-cell>
          <table:table-cell table:style-name="ce69" table:formula="of:=IF([.R55] &amp; [.D55] = &quot;2팝업&quot;;[.G55]*6.45 + [.H55]*4 + [.I55]*4.55 + [.J55]*4 + [.K55]*4;0)" office:value-type="float" office:value="0" calcext:value-type="float">
            <text:p>0</text:p>
          </table:table-cell>
          <table:table-cell table:style-name="ce69" table:formula="of:=IF([.R55] &amp; [.D55] = &quot;2탭&quot;;[.G55]*6.45 + [.H55]*4 + [.I55]*4.55 + [.J55]*4 + [.K55]*4;0)" office:value-type="float" office:value="0" calcext:value-type="float">
            <text:p>0</text:p>
          </table:table-cell>
          <table:table-cell table:style-name="ce70" table:formula="of:=IF([.R55] &amp; [.D55] = &quot;2배치&quot;;[.G55]*6.45 + [.H55]*4 + [.I55]*4.55 + [.J55]*4 + [.K55]*4;0)" office:value-type="float" office:value="0" calcext:value-type="float">
            <text:p>0</text:p>
          </table:table-cell>
          <table:table-cell table:style-name="ce70" table:formula="of:=SUM([.AI55:.AR5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6]&lt;&gt;&quot;메뉴&quot;;0;IF(ISBLANK([.P56]); 0; IF((&quot;2015-08-28&quot;-[.P56])&gt;=0;1;0)))" office:value-type="float" office:value="0" calcext:value-type="float">
            <text:p>0</text:p>
          </table:table-cell>
          <table:table-cell table:style-name="ce66" table:formula="of:=IF([.D56]&lt;&gt;&quot;메뉴&quot;;0;IF(ISBLANK([.N56]); 0; IF((&quot;2015-09-04&quot;-[.N56])&gt;=0;1;0)))" office:value-type="float" office:value="0" calcext:value-type="float">
            <text:p>0</text:p>
          </table:table-cell>
          <table:table-cell table:style-name="ce66" table:formula="of:=IF(ISBLANK([.P56]); 0; IF((&quot;2015-08-28&quot;-[.P56])&gt;=0;[.AS56];0))" office:value-type="float" office:value="0" calcext:value-type="float">
            <text:p>0</text:p>
          </table:table-cell>
          <table:table-cell table:style-name="ce66" table:formula="of:=IF(ISBLANK([.N56]); 0; IF((&quot;2015-09-04&quot;-[.N56])&gt;=0;[.AS56];0))" office:value-type="float" office:value="0" calcext:value-type="float">
            <text:p>0</text:p>
          </table:table-cell>
          <table:table-cell table:style-name="ce66" table:formula="of:=IF([.D5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6])" office:value-type="float" office:value="0" calcext:value-type="float">
            <text:p>0</text:p>
          </table:table-cell>
          <table:table-cell table:style-name="ce69" table:formula="of:=IF([.R56] &amp; [.D56] = &quot;1메뉴&quot;;1;0)" office:value-type="float" office:value="0" calcext:value-type="float">
            <text:p>0</text:p>
          </table:table-cell>
          <table:table-cell table:style-name="ce69" table:formula="of:=IF([.R56] &amp; [.D56] = &quot;1출력물&quot;;1;0)" office:value-type="float" office:value="0" calcext:value-type="float">
            <text:p>0</text:p>
          </table:table-cell>
          <table:table-cell table:style-name="ce69" table:formula="of:=IF([.R56] &amp; [.D56] = &quot;1팝업&quot;;1;0)" office:value-type="float" office:value="0" calcext:value-type="float">
            <text:p>0</text:p>
          </table:table-cell>
          <table:table-cell table:style-name="ce69" table:formula="of:=IF([.R56] &amp; [.D56] = &quot;1탭&quot;;1;0)" office:value-type="float" office:value="0" calcext:value-type="float">
            <text:p>0</text:p>
          </table:table-cell>
          <table:table-cell table:style-name="ce69" table:formula="of:=IF([.R56] &amp; [.D56] = &quot;1배치&quot;;1;0)" office:value-type="float" office:value="0" calcext:value-type="float">
            <text:p>0</text:p>
          </table:table-cell>
          <table:table-cell table:style-name="ce69" table:formula="of:=IF([.R56] &amp; [.D56] = &quot;2메뉴&quot;;1;0)" office:value-type="float" office:value="0" calcext:value-type="float">
            <text:p>0</text:p>
          </table:table-cell>
          <table:table-cell table:style-name="ce69" table:formula="of:=IF([.R56] &amp; [.D56] = &quot;2출력물&quot;;1;0)" office:value-type="float" office:value="0" calcext:value-type="float">
            <text:p>0</text:p>
          </table:table-cell>
          <table:table-cell table:style-name="ce69" table:formula="of:=IF([.R56] &amp; [.D56] = &quot;2팝업&quot;;1;0)" office:value-type="float" office:value="0" calcext:value-type="float">
            <text:p>0</text:p>
          </table:table-cell>
          <table:table-cell table:style-name="ce69" table:formula="of:=IF([.R56] &amp; [.D56] = &quot;2탭&quot;;1;0)" office:value-type="float" office:value="0" calcext:value-type="float">
            <text:p>0</text:p>
          </table:table-cell>
          <table:table-cell table:style-name="ce69" table:formula="of:=IF([.R56] &amp; [.D56] = &quot;2배치&quot;;1;0)" office:value-type="float" office:value="0" calcext:value-type="float">
            <text:p>0</text:p>
          </table:table-cell>
          <table:table-cell table:style-name="ce69" table:formula="of:=IF([.R56] &amp; [.D56] = &quot;1메뉴&quot;;[.G56]*6.45 + [.H56]*4 + [.I56]*4.55 + [.J56]*4 + [.K56]*4;0)" office:value-type="float" office:value="0" calcext:value-type="float">
            <text:p>0</text:p>
          </table:table-cell>
          <table:table-cell table:style-name="ce69" table:formula="of:=IF([.R56] &amp; [.D56] = &quot;1출력물&quot;;[.G56]*5.4 + [.H56]*4 + [.I56]*4.55 + [.J56]*4 + [.K56]*4;0)" office:value-type="float" office:value="0" calcext:value-type="float">
            <text:p>0</text:p>
          </table:table-cell>
          <table:table-cell table:style-name="ce69" table:formula="of:=IF([.R56] &amp; [.D56] = &quot;1팝업&quot;;[.G56]*6.45 + [.H56]*4 + [.I56]*4.55 + [.J56]*4 + [.K56]*4;0)" office:value-type="float" office:value="0" calcext:value-type="float">
            <text:p>0</text:p>
          </table:table-cell>
          <table:table-cell table:style-name="ce69" table:formula="of:=IF([.R56] &amp; [.D56] = &quot;1탭&quot;;[.G56]*6.45 + [.H56]*4 + [.I56]*4.55 + [.J56]*4 + [.K56]*4;0)" office:value-type="float" office:value="0" calcext:value-type="float">
            <text:p>0</text:p>
          </table:table-cell>
          <table:table-cell table:style-name="ce69" table:formula="of:=IF([.R56] &amp; [.D56] = &quot;1배치&quot;;[.G56]*6.45 + [.H56]*4 + [.I56]*4.55 + [.J56]*4 + [.K56]*4;0)" office:value-type="float" office:value="0" calcext:value-type="float">
            <text:p>0</text:p>
          </table:table-cell>
          <table:table-cell table:style-name="ce69" table:formula="of:=IF([.R56] &amp; [.D56] = &quot;2메뉴&quot;;[.G56]*6.45 + [.H56]*4 + [.I56]*4.55 + [.J56]*4 + [.K56]*4;0)" office:value-type="float" office:value="0" calcext:value-type="float">
            <text:p>0</text:p>
          </table:table-cell>
          <table:table-cell table:style-name="ce69" table:formula="of:=IF([.R56] &amp; [.D56] = &quot;2출력물&quot;;[.G56]*5.4 + [.H56]*4 + [.I56]*4.55 + [.J56]*4 + [.K56]*4;0)" office:value-type="float" office:value="0" calcext:value-type="float">
            <text:p>0</text:p>
          </table:table-cell>
          <table:table-cell table:style-name="ce69" table:formula="of:=IF([.R56] &amp; [.D56] = &quot;2팝업&quot;;[.G56]*6.45 + [.H56]*4 + [.I56]*4.55 + [.J56]*4 + [.K56]*4;0)" office:value-type="float" office:value="0" calcext:value-type="float">
            <text:p>0</text:p>
          </table:table-cell>
          <table:table-cell table:style-name="ce69" table:formula="of:=IF([.R56] &amp; [.D56] = &quot;2탭&quot;;[.G56]*6.45 + [.H56]*4 + [.I56]*4.55 + [.J56]*4 + [.K56]*4;0)" office:value-type="float" office:value="0" calcext:value-type="float">
            <text:p>0</text:p>
          </table:table-cell>
          <table:table-cell table:style-name="ce70" table:formula="of:=IF([.R56] &amp; [.D56] = &quot;2배치&quot;;[.G56]*6.45 + [.H56]*4 + [.I56]*4.55 + [.J56]*4 + [.K56]*4;0)" office:value-type="float" office:value="0" calcext:value-type="float">
            <text:p>0</text:p>
          </table:table-cell>
          <table:table-cell table:style-name="ce70" table:formula="of:=SUM([.AI56:.AR5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7]&lt;&gt;&quot;메뉴&quot;;0;IF(ISBLANK([.P57]); 0; IF((&quot;2015-08-28&quot;-[.P57])&gt;=0;1;0)))" office:value-type="float" office:value="0" calcext:value-type="float">
            <text:p>0</text:p>
          </table:table-cell>
          <table:table-cell table:style-name="ce66" table:formula="of:=IF([.D57]&lt;&gt;&quot;메뉴&quot;;0;IF(ISBLANK([.N57]); 0; IF((&quot;2015-09-04&quot;-[.N57])&gt;=0;1;0)))" office:value-type="float" office:value="0" calcext:value-type="float">
            <text:p>0</text:p>
          </table:table-cell>
          <table:table-cell table:style-name="ce66" table:formula="of:=IF(ISBLANK([.P57]); 0; IF((&quot;2015-08-28&quot;-[.P57])&gt;=0;[.AS57];0))" office:value-type="float" office:value="0" calcext:value-type="float">
            <text:p>0</text:p>
          </table:table-cell>
          <table:table-cell table:style-name="ce66" table:formula="of:=IF(ISBLANK([.N57]); 0; IF((&quot;2015-09-04&quot;-[.N57])&gt;=0;[.AS57];0))" office:value-type="float" office:value="0" calcext:value-type="float">
            <text:p>0</text:p>
          </table:table-cell>
          <table:table-cell table:style-name="ce66" table:formula="of:=IF([.D5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7])" office:value-type="float" office:value="0" calcext:value-type="float">
            <text:p>0</text:p>
          </table:table-cell>
          <table:table-cell table:style-name="ce69" table:formula="of:=IF([.R57] &amp; [.D57] = &quot;1메뉴&quot;;1;0)" office:value-type="float" office:value="0" calcext:value-type="float">
            <text:p>0</text:p>
          </table:table-cell>
          <table:table-cell table:style-name="ce69" table:formula="of:=IF([.R57] &amp; [.D57] = &quot;1출력물&quot;;1;0)" office:value-type="float" office:value="0" calcext:value-type="float">
            <text:p>0</text:p>
          </table:table-cell>
          <table:table-cell table:style-name="ce69" table:formula="of:=IF([.R57] &amp; [.D57] = &quot;1팝업&quot;;1;0)" office:value-type="float" office:value="0" calcext:value-type="float">
            <text:p>0</text:p>
          </table:table-cell>
          <table:table-cell table:style-name="ce69" table:formula="of:=IF([.R57] &amp; [.D57] = &quot;1탭&quot;;1;0)" office:value-type="float" office:value="0" calcext:value-type="float">
            <text:p>0</text:p>
          </table:table-cell>
          <table:table-cell table:style-name="ce69" table:formula="of:=IF([.R57] &amp; [.D57] = &quot;1배치&quot;;1;0)" office:value-type="float" office:value="0" calcext:value-type="float">
            <text:p>0</text:p>
          </table:table-cell>
          <table:table-cell table:style-name="ce69" table:formula="of:=IF([.R57] &amp; [.D57] = &quot;2메뉴&quot;;1;0)" office:value-type="float" office:value="0" calcext:value-type="float">
            <text:p>0</text:p>
          </table:table-cell>
          <table:table-cell table:style-name="ce69" table:formula="of:=IF([.R57] &amp; [.D57] = &quot;2출력물&quot;;1;0)" office:value-type="float" office:value="0" calcext:value-type="float">
            <text:p>0</text:p>
          </table:table-cell>
          <table:table-cell table:style-name="ce69" table:formula="of:=IF([.R57] &amp; [.D57] = &quot;2팝업&quot;;1;0)" office:value-type="float" office:value="0" calcext:value-type="float">
            <text:p>0</text:p>
          </table:table-cell>
          <table:table-cell table:style-name="ce69" table:formula="of:=IF([.R57] &amp; [.D57] = &quot;2탭&quot;;1;0)" office:value-type="float" office:value="0" calcext:value-type="float">
            <text:p>0</text:p>
          </table:table-cell>
          <table:table-cell table:style-name="ce69" table:formula="of:=IF([.R57] &amp; [.D57] = &quot;2배치&quot;;1;0)" office:value-type="float" office:value="0" calcext:value-type="float">
            <text:p>0</text:p>
          </table:table-cell>
          <table:table-cell table:style-name="ce69" table:formula="of:=IF([.R57] &amp; [.D57] = &quot;1메뉴&quot;;[.G57]*6.45 + [.H57]*4 + [.I57]*4.55 + [.J57]*4 + [.K57]*4;0)" office:value-type="float" office:value="0" calcext:value-type="float">
            <text:p>0</text:p>
          </table:table-cell>
          <table:table-cell table:style-name="ce69" table:formula="of:=IF([.R57] &amp; [.D57] = &quot;1출력물&quot;;[.G57]*5.4 + [.H57]*4 + [.I57]*4.55 + [.J57]*4 + [.K57]*4;0)" office:value-type="float" office:value="0" calcext:value-type="float">
            <text:p>0</text:p>
          </table:table-cell>
          <table:table-cell table:style-name="ce69" table:formula="of:=IF([.R57] &amp; [.D57] = &quot;1팝업&quot;;[.G57]*6.45 + [.H57]*4 + [.I57]*4.55 + [.J57]*4 + [.K57]*4;0)" office:value-type="float" office:value="0" calcext:value-type="float">
            <text:p>0</text:p>
          </table:table-cell>
          <table:table-cell table:style-name="ce69" table:formula="of:=IF([.R57] &amp; [.D57] = &quot;1탭&quot;;[.G57]*6.45 + [.H57]*4 + [.I57]*4.55 + [.J57]*4 + [.K57]*4;0)" office:value-type="float" office:value="0" calcext:value-type="float">
            <text:p>0</text:p>
          </table:table-cell>
          <table:table-cell table:style-name="ce69" table:formula="of:=IF([.R57] &amp; [.D57] = &quot;1배치&quot;;[.G57]*6.45 + [.H57]*4 + [.I57]*4.55 + [.J57]*4 + [.K57]*4;0)" office:value-type="float" office:value="0" calcext:value-type="float">
            <text:p>0</text:p>
          </table:table-cell>
          <table:table-cell table:style-name="ce69" table:formula="of:=IF([.R57] &amp; [.D57] = &quot;2메뉴&quot;;[.G57]*6.45 + [.H57]*4 + [.I57]*4.55 + [.J57]*4 + [.K57]*4;0)" office:value-type="float" office:value="0" calcext:value-type="float">
            <text:p>0</text:p>
          </table:table-cell>
          <table:table-cell table:style-name="ce69" table:formula="of:=IF([.R57] &amp; [.D57] = &quot;2출력물&quot;;[.G57]*5.4 + [.H57]*4 + [.I57]*4.55 + [.J57]*4 + [.K57]*4;0)" office:value-type="float" office:value="0" calcext:value-type="float">
            <text:p>0</text:p>
          </table:table-cell>
          <table:table-cell table:style-name="ce69" table:formula="of:=IF([.R57] &amp; [.D57] = &quot;2팝업&quot;;[.G57]*6.45 + [.H57]*4 + [.I57]*4.55 + [.J57]*4 + [.K57]*4;0)" office:value-type="float" office:value="0" calcext:value-type="float">
            <text:p>0</text:p>
          </table:table-cell>
          <table:table-cell table:style-name="ce69" table:formula="of:=IF([.R57] &amp; [.D57] = &quot;2탭&quot;;[.G57]*6.45 + [.H57]*4 + [.I57]*4.55 + [.J57]*4 + [.K57]*4;0)" office:value-type="float" office:value="0" calcext:value-type="float">
            <text:p>0</text:p>
          </table:table-cell>
          <table:table-cell table:style-name="ce70" table:formula="of:=IF([.R57] &amp; [.D57] = &quot;2배치&quot;;[.G57]*6.45 + [.H57]*4 + [.I57]*4.55 + [.J57]*4 + [.K57]*4;0)" office:value-type="float" office:value="0" calcext:value-type="float">
            <text:p>0</text:p>
          </table:table-cell>
          <table:table-cell table:style-name="ce70" table:formula="of:=SUM([.AI57:.AR5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8]&lt;&gt;&quot;메뉴&quot;;0;IF(ISBLANK([.P58]); 0; IF((&quot;2015-08-28&quot;-[.P58])&gt;=0;1;0)))" office:value-type="float" office:value="0" calcext:value-type="float">
            <text:p>0</text:p>
          </table:table-cell>
          <table:table-cell table:style-name="ce66" table:formula="of:=IF([.D58]&lt;&gt;&quot;메뉴&quot;;0;IF(ISBLANK([.N58]); 0; IF((&quot;2015-09-04&quot;-[.N58])&gt;=0;1;0)))" office:value-type="float" office:value="0" calcext:value-type="float">
            <text:p>0</text:p>
          </table:table-cell>
          <table:table-cell table:style-name="ce66" table:formula="of:=IF(ISBLANK([.P58]); 0; IF((&quot;2015-08-28&quot;-[.P58])&gt;=0;[.AS58];0))" office:value-type="float" office:value="0" calcext:value-type="float">
            <text:p>0</text:p>
          </table:table-cell>
          <table:table-cell table:style-name="ce66" table:formula="of:=IF(ISBLANK([.N58]); 0; IF((&quot;2015-09-04&quot;-[.N58])&gt;=0;[.AS58];0))" office:value-type="float" office:value="0" calcext:value-type="float">
            <text:p>0</text:p>
          </table:table-cell>
          <table:table-cell table:style-name="ce66" table:formula="of:=IF([.D5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8])" office:value-type="float" office:value="0" calcext:value-type="float">
            <text:p>0</text:p>
          </table:table-cell>
          <table:table-cell table:style-name="ce69" table:formula="of:=IF([.R58] &amp; [.D58] = &quot;1메뉴&quot;;1;0)" office:value-type="float" office:value="0" calcext:value-type="float">
            <text:p>0</text:p>
          </table:table-cell>
          <table:table-cell table:style-name="ce69" table:formula="of:=IF([.R58] &amp; [.D58] = &quot;1출력물&quot;;1;0)" office:value-type="float" office:value="0" calcext:value-type="float">
            <text:p>0</text:p>
          </table:table-cell>
          <table:table-cell table:style-name="ce69" table:formula="of:=IF([.R58] &amp; [.D58] = &quot;1팝업&quot;;1;0)" office:value-type="float" office:value="0" calcext:value-type="float">
            <text:p>0</text:p>
          </table:table-cell>
          <table:table-cell table:style-name="ce69" table:formula="of:=IF([.R58] &amp; [.D58] = &quot;1탭&quot;;1;0)" office:value-type="float" office:value="0" calcext:value-type="float">
            <text:p>0</text:p>
          </table:table-cell>
          <table:table-cell table:style-name="ce69" table:formula="of:=IF([.R58] &amp; [.D58] = &quot;1배치&quot;;1;0)" office:value-type="float" office:value="0" calcext:value-type="float">
            <text:p>0</text:p>
          </table:table-cell>
          <table:table-cell table:style-name="ce69" table:formula="of:=IF([.R58] &amp; [.D58] = &quot;2메뉴&quot;;1;0)" office:value-type="float" office:value="0" calcext:value-type="float">
            <text:p>0</text:p>
          </table:table-cell>
          <table:table-cell table:style-name="ce69" table:formula="of:=IF([.R58] &amp; [.D58] = &quot;2출력물&quot;;1;0)" office:value-type="float" office:value="0" calcext:value-type="float">
            <text:p>0</text:p>
          </table:table-cell>
          <table:table-cell table:style-name="ce69" table:formula="of:=IF([.R58] &amp; [.D58] = &quot;2팝업&quot;;1;0)" office:value-type="float" office:value="0" calcext:value-type="float">
            <text:p>0</text:p>
          </table:table-cell>
          <table:table-cell table:style-name="ce69" table:formula="of:=IF([.R58] &amp; [.D58] = &quot;2탭&quot;;1;0)" office:value-type="float" office:value="0" calcext:value-type="float">
            <text:p>0</text:p>
          </table:table-cell>
          <table:table-cell table:style-name="ce69" table:formula="of:=IF([.R58] &amp; [.D58] = &quot;2배치&quot;;1;0)" office:value-type="float" office:value="0" calcext:value-type="float">
            <text:p>0</text:p>
          </table:table-cell>
          <table:table-cell table:style-name="ce69" table:formula="of:=IF([.R58] &amp; [.D58] = &quot;1메뉴&quot;;[.G58]*6.45 + [.H58]*4 + [.I58]*4.55 + [.J58]*4 + [.K58]*4;0)" office:value-type="float" office:value="0" calcext:value-type="float">
            <text:p>0</text:p>
          </table:table-cell>
          <table:table-cell table:style-name="ce69" table:formula="of:=IF([.R58] &amp; [.D58] = &quot;1출력물&quot;;[.G58]*5.4 + [.H58]*4 + [.I58]*4.55 + [.J58]*4 + [.K58]*4;0)" office:value-type="float" office:value="0" calcext:value-type="float">
            <text:p>0</text:p>
          </table:table-cell>
          <table:table-cell table:style-name="ce69" table:formula="of:=IF([.R58] &amp; [.D58] = &quot;1팝업&quot;;[.G58]*6.45 + [.H58]*4 + [.I58]*4.55 + [.J58]*4 + [.K58]*4;0)" office:value-type="float" office:value="0" calcext:value-type="float">
            <text:p>0</text:p>
          </table:table-cell>
          <table:table-cell table:style-name="ce69" table:formula="of:=IF([.R58] &amp; [.D58] = &quot;1탭&quot;;[.G58]*6.45 + [.H58]*4 + [.I58]*4.55 + [.J58]*4 + [.K58]*4;0)" office:value-type="float" office:value="0" calcext:value-type="float">
            <text:p>0</text:p>
          </table:table-cell>
          <table:table-cell table:style-name="ce69" table:formula="of:=IF([.R58] &amp; [.D58] = &quot;1배치&quot;;[.G58]*6.45 + [.H58]*4 + [.I58]*4.55 + [.J58]*4 + [.K58]*4;0)" office:value-type="float" office:value="0" calcext:value-type="float">
            <text:p>0</text:p>
          </table:table-cell>
          <table:table-cell table:style-name="ce69" table:formula="of:=IF([.R58] &amp; [.D58] = &quot;2메뉴&quot;;[.G58]*6.45 + [.H58]*4 + [.I58]*4.55 + [.J58]*4 + [.K58]*4;0)" office:value-type="float" office:value="0" calcext:value-type="float">
            <text:p>0</text:p>
          </table:table-cell>
          <table:table-cell table:style-name="ce69" table:formula="of:=IF([.R58] &amp; [.D58] = &quot;2출력물&quot;;[.G58]*5.4 + [.H58]*4 + [.I58]*4.55 + [.J58]*4 + [.K58]*4;0)" office:value-type="float" office:value="0" calcext:value-type="float">
            <text:p>0</text:p>
          </table:table-cell>
          <table:table-cell table:style-name="ce69" table:formula="of:=IF([.R58] &amp; [.D58] = &quot;2팝업&quot;;[.G58]*6.45 + [.H58]*4 + [.I58]*4.55 + [.J58]*4 + [.K58]*4;0)" office:value-type="float" office:value="0" calcext:value-type="float">
            <text:p>0</text:p>
          </table:table-cell>
          <table:table-cell table:style-name="ce69" table:formula="of:=IF([.R58] &amp; [.D58] = &quot;2탭&quot;;[.G58]*6.45 + [.H58]*4 + [.I58]*4.55 + [.J58]*4 + [.K58]*4;0)" office:value-type="float" office:value="0" calcext:value-type="float">
            <text:p>0</text:p>
          </table:table-cell>
          <table:table-cell table:style-name="ce70" table:formula="of:=IF([.R58] &amp; [.D58] = &quot;2배치&quot;;[.G58]*6.45 + [.H58]*4 + [.I58]*4.55 + [.J58]*4 + [.K58]*4;0)" office:value-type="float" office:value="0" calcext:value-type="float">
            <text:p>0</text:p>
          </table:table-cell>
          <table:table-cell table:style-name="ce70" table:formula="of:=SUM([.AI58:.AR5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59]&lt;&gt;&quot;메뉴&quot;;0;IF(ISBLANK([.P59]); 0; IF((&quot;2015-08-28&quot;-[.P59])&gt;=0;1;0)))" office:value-type="float" office:value="0" calcext:value-type="float">
            <text:p>0</text:p>
          </table:table-cell>
          <table:table-cell table:style-name="ce66" table:formula="of:=IF([.D59]&lt;&gt;&quot;메뉴&quot;;0;IF(ISBLANK([.N59]); 0; IF((&quot;2015-09-04&quot;-[.N59])&gt;=0;1;0)))" office:value-type="float" office:value="0" calcext:value-type="float">
            <text:p>0</text:p>
          </table:table-cell>
          <table:table-cell table:style-name="ce66" table:formula="of:=IF(ISBLANK([.P59]); 0; IF((&quot;2015-08-28&quot;-[.P59])&gt;=0;[.AS59];0))" office:value-type="float" office:value="0" calcext:value-type="float">
            <text:p>0</text:p>
          </table:table-cell>
          <table:table-cell table:style-name="ce66" table:formula="of:=IF(ISBLANK([.N59]); 0; IF((&quot;2015-09-04&quot;-[.N59])&gt;=0;[.AS59];0))" office:value-type="float" office:value="0" calcext:value-type="float">
            <text:p>0</text:p>
          </table:table-cell>
          <table:table-cell table:style-name="ce66" table:formula="of:=IF([.D5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59])" office:value-type="float" office:value="0" calcext:value-type="float">
            <text:p>0</text:p>
          </table:table-cell>
          <table:table-cell table:style-name="ce69" table:formula="of:=IF([.R59] &amp; [.D59] = &quot;1메뉴&quot;;1;0)" office:value-type="float" office:value="0" calcext:value-type="float">
            <text:p>0</text:p>
          </table:table-cell>
          <table:table-cell table:style-name="ce69" table:formula="of:=IF([.R59] &amp; [.D59] = &quot;1출력물&quot;;1;0)" office:value-type="float" office:value="0" calcext:value-type="float">
            <text:p>0</text:p>
          </table:table-cell>
          <table:table-cell table:style-name="ce69" table:formula="of:=IF([.R59] &amp; [.D59] = &quot;1팝업&quot;;1;0)" office:value-type="float" office:value="0" calcext:value-type="float">
            <text:p>0</text:p>
          </table:table-cell>
          <table:table-cell table:style-name="ce69" table:formula="of:=IF([.R59] &amp; [.D59] = &quot;1탭&quot;;1;0)" office:value-type="float" office:value="0" calcext:value-type="float">
            <text:p>0</text:p>
          </table:table-cell>
          <table:table-cell table:style-name="ce69" table:formula="of:=IF([.R59] &amp; [.D59] = &quot;1배치&quot;;1;0)" office:value-type="float" office:value="0" calcext:value-type="float">
            <text:p>0</text:p>
          </table:table-cell>
          <table:table-cell table:style-name="ce69" table:formula="of:=IF([.R59] &amp; [.D59] = &quot;2메뉴&quot;;1;0)" office:value-type="float" office:value="0" calcext:value-type="float">
            <text:p>0</text:p>
          </table:table-cell>
          <table:table-cell table:style-name="ce69" table:formula="of:=IF([.R59] &amp; [.D59] = &quot;2출력물&quot;;1;0)" office:value-type="float" office:value="0" calcext:value-type="float">
            <text:p>0</text:p>
          </table:table-cell>
          <table:table-cell table:style-name="ce69" table:formula="of:=IF([.R59] &amp; [.D59] = &quot;2팝업&quot;;1;0)" office:value-type="float" office:value="0" calcext:value-type="float">
            <text:p>0</text:p>
          </table:table-cell>
          <table:table-cell table:style-name="ce69" table:formula="of:=IF([.R59] &amp; [.D59] = &quot;2탭&quot;;1;0)" office:value-type="float" office:value="0" calcext:value-type="float">
            <text:p>0</text:p>
          </table:table-cell>
          <table:table-cell table:style-name="ce69" table:formula="of:=IF([.R59] &amp; [.D59] = &quot;2배치&quot;;1;0)" office:value-type="float" office:value="0" calcext:value-type="float">
            <text:p>0</text:p>
          </table:table-cell>
          <table:table-cell table:style-name="ce69" table:formula="of:=IF([.R59] &amp; [.D59] = &quot;1메뉴&quot;;[.G59]*6.45 + [.H59]*4 + [.I59]*4.55 + [.J59]*4 + [.K59]*4;0)" office:value-type="float" office:value="0" calcext:value-type="float">
            <text:p>0</text:p>
          </table:table-cell>
          <table:table-cell table:style-name="ce69" table:formula="of:=IF([.R59] &amp; [.D59] = &quot;1출력물&quot;;[.G59]*5.4 + [.H59]*4 + [.I59]*4.55 + [.J59]*4 + [.K59]*4;0)" office:value-type="float" office:value="0" calcext:value-type="float">
            <text:p>0</text:p>
          </table:table-cell>
          <table:table-cell table:style-name="ce69" table:formula="of:=IF([.R59] &amp; [.D59] = &quot;1팝업&quot;;[.G59]*6.45 + [.H59]*4 + [.I59]*4.55 + [.J59]*4 + [.K59]*4;0)" office:value-type="float" office:value="0" calcext:value-type="float">
            <text:p>0</text:p>
          </table:table-cell>
          <table:table-cell table:style-name="ce69" table:formula="of:=IF([.R59] &amp; [.D59] = &quot;1탭&quot;;[.G59]*6.45 + [.H59]*4 + [.I59]*4.55 + [.J59]*4 + [.K59]*4;0)" office:value-type="float" office:value="0" calcext:value-type="float">
            <text:p>0</text:p>
          </table:table-cell>
          <table:table-cell table:style-name="ce69" table:formula="of:=IF([.R59] &amp; [.D59] = &quot;1배치&quot;;[.G59]*6.45 + [.H59]*4 + [.I59]*4.55 + [.J59]*4 + [.K59]*4;0)" office:value-type="float" office:value="0" calcext:value-type="float">
            <text:p>0</text:p>
          </table:table-cell>
          <table:table-cell table:style-name="ce69" table:formula="of:=IF([.R59] &amp; [.D59] = &quot;2메뉴&quot;;[.G59]*6.45 + [.H59]*4 + [.I59]*4.55 + [.J59]*4 + [.K59]*4;0)" office:value-type="float" office:value="0" calcext:value-type="float">
            <text:p>0</text:p>
          </table:table-cell>
          <table:table-cell table:style-name="ce69" table:formula="of:=IF([.R59] &amp; [.D59] = &quot;2출력물&quot;;[.G59]*5.4 + [.H59]*4 + [.I59]*4.55 + [.J59]*4 + [.K59]*4;0)" office:value-type="float" office:value="0" calcext:value-type="float">
            <text:p>0</text:p>
          </table:table-cell>
          <table:table-cell table:style-name="ce69" table:formula="of:=IF([.R59] &amp; [.D59] = &quot;2팝업&quot;;[.G59]*6.45 + [.H59]*4 + [.I59]*4.55 + [.J59]*4 + [.K59]*4;0)" office:value-type="float" office:value="0" calcext:value-type="float">
            <text:p>0</text:p>
          </table:table-cell>
          <table:table-cell table:style-name="ce69" table:formula="of:=IF([.R59] &amp; [.D59] = &quot;2탭&quot;;[.G59]*6.45 + [.H59]*4 + [.I59]*4.55 + [.J59]*4 + [.K59]*4;0)" office:value-type="float" office:value="0" calcext:value-type="float">
            <text:p>0</text:p>
          </table:table-cell>
          <table:table-cell table:style-name="ce70" table:formula="of:=IF([.R59] &amp; [.D59] = &quot;2배치&quot;;[.G59]*6.45 + [.H59]*4 + [.I59]*4.55 + [.J59]*4 + [.K59]*4;0)" office:value-type="float" office:value="0" calcext:value-type="float">
            <text:p>0</text:p>
          </table:table-cell>
          <table:table-cell table:style-name="ce70" table:formula="of:=SUM([.AI59:.AR5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0]&lt;&gt;&quot;메뉴&quot;;0;IF(ISBLANK([.P60]); 0; IF((&quot;2015-08-28&quot;-[.P60])&gt;=0;1;0)))" office:value-type="float" office:value="0" calcext:value-type="float">
            <text:p>0</text:p>
          </table:table-cell>
          <table:table-cell table:style-name="ce66" table:formula="of:=IF([.D60]&lt;&gt;&quot;메뉴&quot;;0;IF(ISBLANK([.N60]); 0; IF((&quot;2015-09-04&quot;-[.N60])&gt;=0;1;0)))" office:value-type="float" office:value="0" calcext:value-type="float">
            <text:p>0</text:p>
          </table:table-cell>
          <table:table-cell table:style-name="ce66" table:formula="of:=IF(ISBLANK([.P60]); 0; IF((&quot;2015-08-28&quot;-[.P60])&gt;=0;[.AS60];0))" office:value-type="float" office:value="0" calcext:value-type="float">
            <text:p>0</text:p>
          </table:table-cell>
          <table:table-cell table:style-name="ce66" table:formula="of:=IF(ISBLANK([.N60]); 0; IF((&quot;2015-09-04&quot;-[.N60])&gt;=0;[.AS60];0))" office:value-type="float" office:value="0" calcext:value-type="float">
            <text:p>0</text:p>
          </table:table-cell>
          <table:table-cell table:style-name="ce66" table:formula="of:=IF([.D6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0])" office:value-type="float" office:value="0" calcext:value-type="float">
            <text:p>0</text:p>
          </table:table-cell>
          <table:table-cell table:style-name="ce69" table:formula="of:=IF([.R60] &amp; [.D60] = &quot;1메뉴&quot;;1;0)" office:value-type="float" office:value="0" calcext:value-type="float">
            <text:p>0</text:p>
          </table:table-cell>
          <table:table-cell table:style-name="ce69" table:formula="of:=IF([.R60] &amp; [.D60] = &quot;1출력물&quot;;1;0)" office:value-type="float" office:value="0" calcext:value-type="float">
            <text:p>0</text:p>
          </table:table-cell>
          <table:table-cell table:style-name="ce69" table:formula="of:=IF([.R60] &amp; [.D60] = &quot;1팝업&quot;;1;0)" office:value-type="float" office:value="0" calcext:value-type="float">
            <text:p>0</text:p>
          </table:table-cell>
          <table:table-cell table:style-name="ce69" table:formula="of:=IF([.R60] &amp; [.D60] = &quot;1탭&quot;;1;0)" office:value-type="float" office:value="0" calcext:value-type="float">
            <text:p>0</text:p>
          </table:table-cell>
          <table:table-cell table:style-name="ce69" table:formula="of:=IF([.R60] &amp; [.D60] = &quot;1배치&quot;;1;0)" office:value-type="float" office:value="0" calcext:value-type="float">
            <text:p>0</text:p>
          </table:table-cell>
          <table:table-cell table:style-name="ce69" table:formula="of:=IF([.R60] &amp; [.D60] = &quot;2메뉴&quot;;1;0)" office:value-type="float" office:value="0" calcext:value-type="float">
            <text:p>0</text:p>
          </table:table-cell>
          <table:table-cell table:style-name="ce69" table:formula="of:=IF([.R60] &amp; [.D60] = &quot;2출력물&quot;;1;0)" office:value-type="float" office:value="0" calcext:value-type="float">
            <text:p>0</text:p>
          </table:table-cell>
          <table:table-cell table:style-name="ce69" table:formula="of:=IF([.R60] &amp; [.D60] = &quot;2팝업&quot;;1;0)" office:value-type="float" office:value="0" calcext:value-type="float">
            <text:p>0</text:p>
          </table:table-cell>
          <table:table-cell table:style-name="ce69" table:formula="of:=IF([.R60] &amp; [.D60] = &quot;2탭&quot;;1;0)" office:value-type="float" office:value="0" calcext:value-type="float">
            <text:p>0</text:p>
          </table:table-cell>
          <table:table-cell table:style-name="ce69" table:formula="of:=IF([.R60] &amp; [.D60] = &quot;2배치&quot;;1;0)" office:value-type="float" office:value="0" calcext:value-type="float">
            <text:p>0</text:p>
          </table:table-cell>
          <table:table-cell table:style-name="ce69" table:formula="of:=IF([.R60] &amp; [.D60] = &quot;1메뉴&quot;;[.G60]*6.45 + [.H60]*4 + [.I60]*4.55 + [.J60]*4 + [.K60]*4;0)" office:value-type="float" office:value="0" calcext:value-type="float">
            <text:p>0</text:p>
          </table:table-cell>
          <table:table-cell table:style-name="ce69" table:formula="of:=IF([.R60] &amp; [.D60] = &quot;1출력물&quot;;[.G60]*5.4 + [.H60]*4 + [.I60]*4.55 + [.J60]*4 + [.K60]*4;0)" office:value-type="float" office:value="0" calcext:value-type="float">
            <text:p>0</text:p>
          </table:table-cell>
          <table:table-cell table:style-name="ce69" table:formula="of:=IF([.R60] &amp; [.D60] = &quot;1팝업&quot;;[.G60]*6.45 + [.H60]*4 + [.I60]*4.55 + [.J60]*4 + [.K60]*4;0)" office:value-type="float" office:value="0" calcext:value-type="float">
            <text:p>0</text:p>
          </table:table-cell>
          <table:table-cell table:style-name="ce69" table:formula="of:=IF([.R60] &amp; [.D60] = &quot;1탭&quot;;[.G60]*6.45 + [.H60]*4 + [.I60]*4.55 + [.J60]*4 + [.K60]*4;0)" office:value-type="float" office:value="0" calcext:value-type="float">
            <text:p>0</text:p>
          </table:table-cell>
          <table:table-cell table:style-name="ce69" table:formula="of:=IF([.R60] &amp; [.D60] = &quot;1배치&quot;;[.G60]*6.45 + [.H60]*4 + [.I60]*4.55 + [.J60]*4 + [.K60]*4;0)" office:value-type="float" office:value="0" calcext:value-type="float">
            <text:p>0</text:p>
          </table:table-cell>
          <table:table-cell table:style-name="ce69" table:formula="of:=IF([.R60] &amp; [.D60] = &quot;2메뉴&quot;;[.G60]*6.45 + [.H60]*4 + [.I60]*4.55 + [.J60]*4 + [.K60]*4;0)" office:value-type="float" office:value="0" calcext:value-type="float">
            <text:p>0</text:p>
          </table:table-cell>
          <table:table-cell table:style-name="ce69" table:formula="of:=IF([.R60] &amp; [.D60] = &quot;2출력물&quot;;[.G60]*5.4 + [.H60]*4 + [.I60]*4.55 + [.J60]*4 + [.K60]*4;0)" office:value-type="float" office:value="0" calcext:value-type="float">
            <text:p>0</text:p>
          </table:table-cell>
          <table:table-cell table:style-name="ce69" table:formula="of:=IF([.R60] &amp; [.D60] = &quot;2팝업&quot;;[.G60]*6.45 + [.H60]*4 + [.I60]*4.55 + [.J60]*4 + [.K60]*4;0)" office:value-type="float" office:value="0" calcext:value-type="float">
            <text:p>0</text:p>
          </table:table-cell>
          <table:table-cell table:style-name="ce69" table:formula="of:=IF([.R60] &amp; [.D60] = &quot;2탭&quot;;[.G60]*6.45 + [.H60]*4 + [.I60]*4.55 + [.J60]*4 + [.K60]*4;0)" office:value-type="float" office:value="0" calcext:value-type="float">
            <text:p>0</text:p>
          </table:table-cell>
          <table:table-cell table:style-name="ce70" table:formula="of:=IF([.R60] &amp; [.D60] = &quot;2배치&quot;;[.G60]*6.45 + [.H60]*4 + [.I60]*4.55 + [.J60]*4 + [.K60]*4;0)" office:value-type="float" office:value="0" calcext:value-type="float">
            <text:p>0</text:p>
          </table:table-cell>
          <table:table-cell table:style-name="ce70" table:formula="of:=SUM([.AI60:.AR6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1]&lt;&gt;&quot;메뉴&quot;;0;IF(ISBLANK([.P61]); 0; IF((&quot;2015-08-28&quot;-[.P61])&gt;=0;1;0)))" office:value-type="float" office:value="0" calcext:value-type="float">
            <text:p>0</text:p>
          </table:table-cell>
          <table:table-cell table:style-name="ce66" table:formula="of:=IF([.D61]&lt;&gt;&quot;메뉴&quot;;0;IF(ISBLANK([.N61]); 0; IF((&quot;2015-09-04&quot;-[.N61])&gt;=0;1;0)))" office:value-type="float" office:value="0" calcext:value-type="float">
            <text:p>0</text:p>
          </table:table-cell>
          <table:table-cell table:style-name="ce66" table:formula="of:=IF(ISBLANK([.P61]); 0; IF((&quot;2015-08-28&quot;-[.P61])&gt;=0;[.AS61];0))" office:value-type="float" office:value="0" calcext:value-type="float">
            <text:p>0</text:p>
          </table:table-cell>
          <table:table-cell table:style-name="ce66" table:formula="of:=IF(ISBLANK([.N61]); 0; IF((&quot;2015-09-04&quot;-[.N61])&gt;=0;[.AS61];0))" office:value-type="float" office:value="0" calcext:value-type="float">
            <text:p>0</text:p>
          </table:table-cell>
          <table:table-cell table:style-name="ce66" table:formula="of:=IF([.D6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1])" office:value-type="float" office:value="0" calcext:value-type="float">
            <text:p>0</text:p>
          </table:table-cell>
          <table:table-cell table:style-name="ce69" table:formula="of:=IF([.R61] &amp; [.D61] = &quot;1메뉴&quot;;1;0)" office:value-type="float" office:value="0" calcext:value-type="float">
            <text:p>0</text:p>
          </table:table-cell>
          <table:table-cell table:style-name="ce69" table:formula="of:=IF([.R61] &amp; [.D61] = &quot;1출력물&quot;;1;0)" office:value-type="float" office:value="0" calcext:value-type="float">
            <text:p>0</text:p>
          </table:table-cell>
          <table:table-cell table:style-name="ce69" table:formula="of:=IF([.R61] &amp; [.D61] = &quot;1팝업&quot;;1;0)" office:value-type="float" office:value="0" calcext:value-type="float">
            <text:p>0</text:p>
          </table:table-cell>
          <table:table-cell table:style-name="ce69" table:formula="of:=IF([.R61] &amp; [.D61] = &quot;1탭&quot;;1;0)" office:value-type="float" office:value="0" calcext:value-type="float">
            <text:p>0</text:p>
          </table:table-cell>
          <table:table-cell table:style-name="ce69" table:formula="of:=IF([.R61] &amp; [.D61] = &quot;1배치&quot;;1;0)" office:value-type="float" office:value="0" calcext:value-type="float">
            <text:p>0</text:p>
          </table:table-cell>
          <table:table-cell table:style-name="ce69" table:formula="of:=IF([.R61] &amp; [.D61] = &quot;2메뉴&quot;;1;0)" office:value-type="float" office:value="0" calcext:value-type="float">
            <text:p>0</text:p>
          </table:table-cell>
          <table:table-cell table:style-name="ce69" table:formula="of:=IF([.R61] &amp; [.D61] = &quot;2출력물&quot;;1;0)" office:value-type="float" office:value="0" calcext:value-type="float">
            <text:p>0</text:p>
          </table:table-cell>
          <table:table-cell table:style-name="ce69" table:formula="of:=IF([.R61] &amp; [.D61] = &quot;2팝업&quot;;1;0)" office:value-type="float" office:value="0" calcext:value-type="float">
            <text:p>0</text:p>
          </table:table-cell>
          <table:table-cell table:style-name="ce69" table:formula="of:=IF([.R61] &amp; [.D61] = &quot;2탭&quot;;1;0)" office:value-type="float" office:value="0" calcext:value-type="float">
            <text:p>0</text:p>
          </table:table-cell>
          <table:table-cell table:style-name="ce69" table:formula="of:=IF([.R61] &amp; [.D61] = &quot;2배치&quot;;1;0)" office:value-type="float" office:value="0" calcext:value-type="float">
            <text:p>0</text:p>
          </table:table-cell>
          <table:table-cell table:style-name="ce69" table:formula="of:=IF([.R61] &amp; [.D61] = &quot;1메뉴&quot;;[.G61]*6.45 + [.H61]*4 + [.I61]*4.55 + [.J61]*4 + [.K61]*4;0)" office:value-type="float" office:value="0" calcext:value-type="float">
            <text:p>0</text:p>
          </table:table-cell>
          <table:table-cell table:style-name="ce69" table:formula="of:=IF([.R61] &amp; [.D61] = &quot;1출력물&quot;;[.G61]*5.4 + [.H61]*4 + [.I61]*4.55 + [.J61]*4 + [.K61]*4;0)" office:value-type="float" office:value="0" calcext:value-type="float">
            <text:p>0</text:p>
          </table:table-cell>
          <table:table-cell table:style-name="ce69" table:formula="of:=IF([.R61] &amp; [.D61] = &quot;1팝업&quot;;[.G61]*6.45 + [.H61]*4 + [.I61]*4.55 + [.J61]*4 + [.K61]*4;0)" office:value-type="float" office:value="0" calcext:value-type="float">
            <text:p>0</text:p>
          </table:table-cell>
          <table:table-cell table:style-name="ce69" table:formula="of:=IF([.R61] &amp; [.D61] = &quot;1탭&quot;;[.G61]*6.45 + [.H61]*4 + [.I61]*4.55 + [.J61]*4 + [.K61]*4;0)" office:value-type="float" office:value="0" calcext:value-type="float">
            <text:p>0</text:p>
          </table:table-cell>
          <table:table-cell table:style-name="ce69" table:formula="of:=IF([.R61] &amp; [.D61] = &quot;1배치&quot;;[.G61]*6.45 + [.H61]*4 + [.I61]*4.55 + [.J61]*4 + [.K61]*4;0)" office:value-type="float" office:value="0" calcext:value-type="float">
            <text:p>0</text:p>
          </table:table-cell>
          <table:table-cell table:style-name="ce69" table:formula="of:=IF([.R61] &amp; [.D61] = &quot;2메뉴&quot;;[.G61]*6.45 + [.H61]*4 + [.I61]*4.55 + [.J61]*4 + [.K61]*4;0)" office:value-type="float" office:value="0" calcext:value-type="float">
            <text:p>0</text:p>
          </table:table-cell>
          <table:table-cell table:style-name="ce69" table:formula="of:=IF([.R61] &amp; [.D61] = &quot;2출력물&quot;;[.G61]*5.4 + [.H61]*4 + [.I61]*4.55 + [.J61]*4 + [.K61]*4;0)" office:value-type="float" office:value="0" calcext:value-type="float">
            <text:p>0</text:p>
          </table:table-cell>
          <table:table-cell table:style-name="ce69" table:formula="of:=IF([.R61] &amp; [.D61] = &quot;2팝업&quot;;[.G61]*6.45 + [.H61]*4 + [.I61]*4.55 + [.J61]*4 + [.K61]*4;0)" office:value-type="float" office:value="0" calcext:value-type="float">
            <text:p>0</text:p>
          </table:table-cell>
          <table:table-cell table:style-name="ce69" table:formula="of:=IF([.R61] &amp; [.D61] = &quot;2탭&quot;;[.G61]*6.45 + [.H61]*4 + [.I61]*4.55 + [.J61]*4 + [.K61]*4;0)" office:value-type="float" office:value="0" calcext:value-type="float">
            <text:p>0</text:p>
          </table:table-cell>
          <table:table-cell table:style-name="ce70" table:formula="of:=IF([.R61] &amp; [.D61] = &quot;2배치&quot;;[.G61]*6.45 + [.H61]*4 + [.I61]*4.55 + [.J61]*4 + [.K61]*4;0)" office:value-type="float" office:value="0" calcext:value-type="float">
            <text:p>0</text:p>
          </table:table-cell>
          <table:table-cell table:style-name="ce70" table:formula="of:=SUM([.AI61:.AR6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2]&lt;&gt;&quot;메뉴&quot;;0;IF(ISBLANK([.P62]); 0; IF((&quot;2015-08-28&quot;-[.P62])&gt;=0;1;0)))" office:value-type="float" office:value="0" calcext:value-type="float">
            <text:p>0</text:p>
          </table:table-cell>
          <table:table-cell table:style-name="ce66" table:formula="of:=IF([.D62]&lt;&gt;&quot;메뉴&quot;;0;IF(ISBLANK([.N62]); 0; IF((&quot;2015-09-04&quot;-[.N62])&gt;=0;1;0)))" office:value-type="float" office:value="0" calcext:value-type="float">
            <text:p>0</text:p>
          </table:table-cell>
          <table:table-cell table:style-name="ce66" table:formula="of:=IF(ISBLANK([.P62]); 0; IF((&quot;2015-08-28&quot;-[.P62])&gt;=0;[.AS62];0))" office:value-type="float" office:value="0" calcext:value-type="float">
            <text:p>0</text:p>
          </table:table-cell>
          <table:table-cell table:style-name="ce66" table:formula="of:=IF(ISBLANK([.N62]); 0; IF((&quot;2015-09-04&quot;-[.N62])&gt;=0;[.AS62];0))" office:value-type="float" office:value="0" calcext:value-type="float">
            <text:p>0</text:p>
          </table:table-cell>
          <table:table-cell table:style-name="ce66" table:formula="of:=IF([.D6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2])" office:value-type="float" office:value="0" calcext:value-type="float">
            <text:p>0</text:p>
          </table:table-cell>
          <table:table-cell table:style-name="ce69" table:formula="of:=IF([.R62] &amp; [.D62] = &quot;1메뉴&quot;;1;0)" office:value-type="float" office:value="0" calcext:value-type="float">
            <text:p>0</text:p>
          </table:table-cell>
          <table:table-cell table:style-name="ce69" table:formula="of:=IF([.R62] &amp; [.D62] = &quot;1출력물&quot;;1;0)" office:value-type="float" office:value="0" calcext:value-type="float">
            <text:p>0</text:p>
          </table:table-cell>
          <table:table-cell table:style-name="ce69" table:formula="of:=IF([.R62] &amp; [.D62] = &quot;1팝업&quot;;1;0)" office:value-type="float" office:value="0" calcext:value-type="float">
            <text:p>0</text:p>
          </table:table-cell>
          <table:table-cell table:style-name="ce69" table:formula="of:=IF([.R62] &amp; [.D62] = &quot;1탭&quot;;1;0)" office:value-type="float" office:value="0" calcext:value-type="float">
            <text:p>0</text:p>
          </table:table-cell>
          <table:table-cell table:style-name="ce69" table:formula="of:=IF([.R62] &amp; [.D62] = &quot;1배치&quot;;1;0)" office:value-type="float" office:value="0" calcext:value-type="float">
            <text:p>0</text:p>
          </table:table-cell>
          <table:table-cell table:style-name="ce69" table:formula="of:=IF([.R62] &amp; [.D62] = &quot;2메뉴&quot;;1;0)" office:value-type="float" office:value="0" calcext:value-type="float">
            <text:p>0</text:p>
          </table:table-cell>
          <table:table-cell table:style-name="ce69" table:formula="of:=IF([.R62] &amp; [.D62] = &quot;2출력물&quot;;1;0)" office:value-type="float" office:value="0" calcext:value-type="float">
            <text:p>0</text:p>
          </table:table-cell>
          <table:table-cell table:style-name="ce69" table:formula="of:=IF([.R62] &amp; [.D62] = &quot;2팝업&quot;;1;0)" office:value-type="float" office:value="0" calcext:value-type="float">
            <text:p>0</text:p>
          </table:table-cell>
          <table:table-cell table:style-name="ce69" table:formula="of:=IF([.R62] &amp; [.D62] = &quot;2탭&quot;;1;0)" office:value-type="float" office:value="0" calcext:value-type="float">
            <text:p>0</text:p>
          </table:table-cell>
          <table:table-cell table:style-name="ce69" table:formula="of:=IF([.R62] &amp; [.D62] = &quot;2배치&quot;;1;0)" office:value-type="float" office:value="0" calcext:value-type="float">
            <text:p>0</text:p>
          </table:table-cell>
          <table:table-cell table:style-name="ce69" table:formula="of:=IF([.R62] &amp; [.D62] = &quot;1메뉴&quot;;[.G62]*6.45 + [.H62]*4 + [.I62]*4.55 + [.J62]*4 + [.K62]*4;0)" office:value-type="float" office:value="0" calcext:value-type="float">
            <text:p>0</text:p>
          </table:table-cell>
          <table:table-cell table:style-name="ce69" table:formula="of:=IF([.R62] &amp; [.D62] = &quot;1출력물&quot;;[.G62]*5.4 + [.H62]*4 + [.I62]*4.55 + [.J62]*4 + [.K62]*4;0)" office:value-type="float" office:value="0" calcext:value-type="float">
            <text:p>0</text:p>
          </table:table-cell>
          <table:table-cell table:style-name="ce69" table:formula="of:=IF([.R62] &amp; [.D62] = &quot;1팝업&quot;;[.G62]*6.45 + [.H62]*4 + [.I62]*4.55 + [.J62]*4 + [.K62]*4;0)" office:value-type="float" office:value="0" calcext:value-type="float">
            <text:p>0</text:p>
          </table:table-cell>
          <table:table-cell table:style-name="ce69" table:formula="of:=IF([.R62] &amp; [.D62] = &quot;1탭&quot;;[.G62]*6.45 + [.H62]*4 + [.I62]*4.55 + [.J62]*4 + [.K62]*4;0)" office:value-type="float" office:value="0" calcext:value-type="float">
            <text:p>0</text:p>
          </table:table-cell>
          <table:table-cell table:style-name="ce69" table:formula="of:=IF([.R62] &amp; [.D62] = &quot;1배치&quot;;[.G62]*6.45 + [.H62]*4 + [.I62]*4.55 + [.J62]*4 + [.K62]*4;0)" office:value-type="float" office:value="0" calcext:value-type="float">
            <text:p>0</text:p>
          </table:table-cell>
          <table:table-cell table:style-name="ce69" table:formula="of:=IF([.R62] &amp; [.D62] = &quot;2메뉴&quot;;[.G62]*6.45 + [.H62]*4 + [.I62]*4.55 + [.J62]*4 + [.K62]*4;0)" office:value-type="float" office:value="0" calcext:value-type="float">
            <text:p>0</text:p>
          </table:table-cell>
          <table:table-cell table:style-name="ce69" table:formula="of:=IF([.R62] &amp; [.D62] = &quot;2출력물&quot;;[.G62]*5.4 + [.H62]*4 + [.I62]*4.55 + [.J62]*4 + [.K62]*4;0)" office:value-type="float" office:value="0" calcext:value-type="float">
            <text:p>0</text:p>
          </table:table-cell>
          <table:table-cell table:style-name="ce69" table:formula="of:=IF([.R62] &amp; [.D62] = &quot;2팝업&quot;;[.G62]*6.45 + [.H62]*4 + [.I62]*4.55 + [.J62]*4 + [.K62]*4;0)" office:value-type="float" office:value="0" calcext:value-type="float">
            <text:p>0</text:p>
          </table:table-cell>
          <table:table-cell table:style-name="ce69" table:formula="of:=IF([.R62] &amp; [.D62] = &quot;2탭&quot;;[.G62]*6.45 + [.H62]*4 + [.I62]*4.55 + [.J62]*4 + [.K62]*4;0)" office:value-type="float" office:value="0" calcext:value-type="float">
            <text:p>0</text:p>
          </table:table-cell>
          <table:table-cell table:style-name="ce70" table:formula="of:=IF([.R62] &amp; [.D62] = &quot;2배치&quot;;[.G62]*6.45 + [.H62]*4 + [.I62]*4.55 + [.J62]*4 + [.K62]*4;0)" office:value-type="float" office:value="0" calcext:value-type="float">
            <text:p>0</text:p>
          </table:table-cell>
          <table:table-cell table:style-name="ce70" table:formula="of:=SUM([.AI62:.AR6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3]&lt;&gt;&quot;메뉴&quot;;0;IF(ISBLANK([.P63]); 0; IF((&quot;2015-08-28&quot;-[.P63])&gt;=0;1;0)))" office:value-type="float" office:value="0" calcext:value-type="float">
            <text:p>0</text:p>
          </table:table-cell>
          <table:table-cell table:style-name="ce66" table:formula="of:=IF([.D63]&lt;&gt;&quot;메뉴&quot;;0;IF(ISBLANK([.N63]); 0; IF((&quot;2015-09-04&quot;-[.N63])&gt;=0;1;0)))" office:value-type="float" office:value="0" calcext:value-type="float">
            <text:p>0</text:p>
          </table:table-cell>
          <table:table-cell table:style-name="ce66" table:formula="of:=IF(ISBLANK([.P63]); 0; IF((&quot;2015-08-28&quot;-[.P63])&gt;=0;[.AS63];0))" office:value-type="float" office:value="0" calcext:value-type="float">
            <text:p>0</text:p>
          </table:table-cell>
          <table:table-cell table:style-name="ce66" table:formula="of:=IF(ISBLANK([.N63]); 0; IF((&quot;2015-09-04&quot;-[.N63])&gt;=0;[.AS63];0))" office:value-type="float" office:value="0" calcext:value-type="float">
            <text:p>0</text:p>
          </table:table-cell>
          <table:table-cell table:style-name="ce66" table:formula="of:=IF([.D6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3])" office:value-type="float" office:value="0" calcext:value-type="float">
            <text:p>0</text:p>
          </table:table-cell>
          <table:table-cell table:style-name="ce69" table:formula="of:=IF([.R63] &amp; [.D63] = &quot;1메뉴&quot;;1;0)" office:value-type="float" office:value="0" calcext:value-type="float">
            <text:p>0</text:p>
          </table:table-cell>
          <table:table-cell table:style-name="ce69" table:formula="of:=IF([.R63] &amp; [.D63] = &quot;1출력물&quot;;1;0)" office:value-type="float" office:value="0" calcext:value-type="float">
            <text:p>0</text:p>
          </table:table-cell>
          <table:table-cell table:style-name="ce69" table:formula="of:=IF([.R63] &amp; [.D63] = &quot;1팝업&quot;;1;0)" office:value-type="float" office:value="0" calcext:value-type="float">
            <text:p>0</text:p>
          </table:table-cell>
          <table:table-cell table:style-name="ce69" table:formula="of:=IF([.R63] &amp; [.D63] = &quot;1탭&quot;;1;0)" office:value-type="float" office:value="0" calcext:value-type="float">
            <text:p>0</text:p>
          </table:table-cell>
          <table:table-cell table:style-name="ce69" table:formula="of:=IF([.R63] &amp; [.D63] = &quot;1배치&quot;;1;0)" office:value-type="float" office:value="0" calcext:value-type="float">
            <text:p>0</text:p>
          </table:table-cell>
          <table:table-cell table:style-name="ce69" table:formula="of:=IF([.R63] &amp; [.D63] = &quot;2메뉴&quot;;1;0)" office:value-type="float" office:value="0" calcext:value-type="float">
            <text:p>0</text:p>
          </table:table-cell>
          <table:table-cell table:style-name="ce69" table:formula="of:=IF([.R63] &amp; [.D63] = &quot;2출력물&quot;;1;0)" office:value-type="float" office:value="0" calcext:value-type="float">
            <text:p>0</text:p>
          </table:table-cell>
          <table:table-cell table:style-name="ce69" table:formula="of:=IF([.R63] &amp; [.D63] = &quot;2팝업&quot;;1;0)" office:value-type="float" office:value="0" calcext:value-type="float">
            <text:p>0</text:p>
          </table:table-cell>
          <table:table-cell table:style-name="ce69" table:formula="of:=IF([.R63] &amp; [.D63] = &quot;2탭&quot;;1;0)" office:value-type="float" office:value="0" calcext:value-type="float">
            <text:p>0</text:p>
          </table:table-cell>
          <table:table-cell table:style-name="ce69" table:formula="of:=IF([.R63] &amp; [.D63] = &quot;2배치&quot;;1;0)" office:value-type="float" office:value="0" calcext:value-type="float">
            <text:p>0</text:p>
          </table:table-cell>
          <table:table-cell table:style-name="ce69" table:formula="of:=IF([.R63] &amp; [.D63] = &quot;1메뉴&quot;;[.G63]*6.45 + [.H63]*4 + [.I63]*4.55 + [.J63]*4 + [.K63]*4;0)" office:value-type="float" office:value="0" calcext:value-type="float">
            <text:p>0</text:p>
          </table:table-cell>
          <table:table-cell table:style-name="ce69" table:formula="of:=IF([.R63] &amp; [.D63] = &quot;1출력물&quot;;[.G63]*5.4 + [.H63]*4 + [.I63]*4.55 + [.J63]*4 + [.K63]*4;0)" office:value-type="float" office:value="0" calcext:value-type="float">
            <text:p>0</text:p>
          </table:table-cell>
          <table:table-cell table:style-name="ce69" table:formula="of:=IF([.R63] &amp; [.D63] = &quot;1팝업&quot;;[.G63]*6.45 + [.H63]*4 + [.I63]*4.55 + [.J63]*4 + [.K63]*4;0)" office:value-type="float" office:value="0" calcext:value-type="float">
            <text:p>0</text:p>
          </table:table-cell>
          <table:table-cell table:style-name="ce69" table:formula="of:=IF([.R63] &amp; [.D63] = &quot;1탭&quot;;[.G63]*6.45 + [.H63]*4 + [.I63]*4.55 + [.J63]*4 + [.K63]*4;0)" office:value-type="float" office:value="0" calcext:value-type="float">
            <text:p>0</text:p>
          </table:table-cell>
          <table:table-cell table:style-name="ce69" table:formula="of:=IF([.R63] &amp; [.D63] = &quot;1배치&quot;;[.G63]*6.45 + [.H63]*4 + [.I63]*4.55 + [.J63]*4 + [.K63]*4;0)" office:value-type="float" office:value="0" calcext:value-type="float">
            <text:p>0</text:p>
          </table:table-cell>
          <table:table-cell table:style-name="ce69" table:formula="of:=IF([.R63] &amp; [.D63] = &quot;2메뉴&quot;;[.G63]*6.45 + [.H63]*4 + [.I63]*4.55 + [.J63]*4 + [.K63]*4;0)" office:value-type="float" office:value="0" calcext:value-type="float">
            <text:p>0</text:p>
          </table:table-cell>
          <table:table-cell table:style-name="ce69" table:formula="of:=IF([.R63] &amp; [.D63] = &quot;2출력물&quot;;[.G63]*5.4 + [.H63]*4 + [.I63]*4.55 + [.J63]*4 + [.K63]*4;0)" office:value-type="float" office:value="0" calcext:value-type="float">
            <text:p>0</text:p>
          </table:table-cell>
          <table:table-cell table:style-name="ce69" table:formula="of:=IF([.R63] &amp; [.D63] = &quot;2팝업&quot;;[.G63]*6.45 + [.H63]*4 + [.I63]*4.55 + [.J63]*4 + [.K63]*4;0)" office:value-type="float" office:value="0" calcext:value-type="float">
            <text:p>0</text:p>
          </table:table-cell>
          <table:table-cell table:style-name="ce69" table:formula="of:=IF([.R63] &amp; [.D63] = &quot;2탭&quot;;[.G63]*6.45 + [.H63]*4 + [.I63]*4.55 + [.J63]*4 + [.K63]*4;0)" office:value-type="float" office:value="0" calcext:value-type="float">
            <text:p>0</text:p>
          </table:table-cell>
          <table:table-cell table:style-name="ce70" table:formula="of:=IF([.R63] &amp; [.D63] = &quot;2배치&quot;;[.G63]*6.45 + [.H63]*4 + [.I63]*4.55 + [.J63]*4 + [.K63]*4;0)" office:value-type="float" office:value="0" calcext:value-type="float">
            <text:p>0</text:p>
          </table:table-cell>
          <table:table-cell table:style-name="ce70" table:formula="of:=SUM([.AI63:.AR6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4]&lt;&gt;&quot;메뉴&quot;;0;IF(ISBLANK([.P64]); 0; IF((&quot;2015-08-28&quot;-[.P64])&gt;=0;1;0)))" office:value-type="float" office:value="0" calcext:value-type="float">
            <text:p>0</text:p>
          </table:table-cell>
          <table:table-cell table:style-name="ce66" table:formula="of:=IF([.D64]&lt;&gt;&quot;메뉴&quot;;0;IF(ISBLANK([.N64]); 0; IF((&quot;2015-09-04&quot;-[.N64])&gt;=0;1;0)))" office:value-type="float" office:value="0" calcext:value-type="float">
            <text:p>0</text:p>
          </table:table-cell>
          <table:table-cell table:style-name="ce66" table:formula="of:=IF(ISBLANK([.P64]); 0; IF((&quot;2015-08-28&quot;-[.P64])&gt;=0;[.AS64];0))" office:value-type="float" office:value="0" calcext:value-type="float">
            <text:p>0</text:p>
          </table:table-cell>
          <table:table-cell table:style-name="ce66" table:formula="of:=IF(ISBLANK([.N64]); 0; IF((&quot;2015-09-04&quot;-[.N64])&gt;=0;[.AS64];0))" office:value-type="float" office:value="0" calcext:value-type="float">
            <text:p>0</text:p>
          </table:table-cell>
          <table:table-cell table:style-name="ce66" table:formula="of:=IF([.D6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4])" office:value-type="float" office:value="0" calcext:value-type="float">
            <text:p>0</text:p>
          </table:table-cell>
          <table:table-cell table:style-name="ce69" table:formula="of:=IF([.R64] &amp; [.D64] = &quot;1메뉴&quot;;1;0)" office:value-type="float" office:value="0" calcext:value-type="float">
            <text:p>0</text:p>
          </table:table-cell>
          <table:table-cell table:style-name="ce69" table:formula="of:=IF([.R64] &amp; [.D64] = &quot;1출력물&quot;;1;0)" office:value-type="float" office:value="0" calcext:value-type="float">
            <text:p>0</text:p>
          </table:table-cell>
          <table:table-cell table:style-name="ce69" table:formula="of:=IF([.R64] &amp; [.D64] = &quot;1팝업&quot;;1;0)" office:value-type="float" office:value="0" calcext:value-type="float">
            <text:p>0</text:p>
          </table:table-cell>
          <table:table-cell table:style-name="ce69" table:formula="of:=IF([.R64] &amp; [.D64] = &quot;1탭&quot;;1;0)" office:value-type="float" office:value="0" calcext:value-type="float">
            <text:p>0</text:p>
          </table:table-cell>
          <table:table-cell table:style-name="ce69" table:formula="of:=IF([.R64] &amp; [.D64] = &quot;1배치&quot;;1;0)" office:value-type="float" office:value="0" calcext:value-type="float">
            <text:p>0</text:p>
          </table:table-cell>
          <table:table-cell table:style-name="ce69" table:formula="of:=IF([.R64] &amp; [.D64] = &quot;2메뉴&quot;;1;0)" office:value-type="float" office:value="0" calcext:value-type="float">
            <text:p>0</text:p>
          </table:table-cell>
          <table:table-cell table:style-name="ce69" table:formula="of:=IF([.R64] &amp; [.D64] = &quot;2출력물&quot;;1;0)" office:value-type="float" office:value="0" calcext:value-type="float">
            <text:p>0</text:p>
          </table:table-cell>
          <table:table-cell table:style-name="ce69" table:formula="of:=IF([.R64] &amp; [.D64] = &quot;2팝업&quot;;1;0)" office:value-type="float" office:value="0" calcext:value-type="float">
            <text:p>0</text:p>
          </table:table-cell>
          <table:table-cell table:style-name="ce69" table:formula="of:=IF([.R64] &amp; [.D64] = &quot;2탭&quot;;1;0)" office:value-type="float" office:value="0" calcext:value-type="float">
            <text:p>0</text:p>
          </table:table-cell>
          <table:table-cell table:style-name="ce69" table:formula="of:=IF([.R64] &amp; [.D64] = &quot;2배치&quot;;1;0)" office:value-type="float" office:value="0" calcext:value-type="float">
            <text:p>0</text:p>
          </table:table-cell>
          <table:table-cell table:style-name="ce69" table:formula="of:=IF([.R64] &amp; [.D64] = &quot;1메뉴&quot;;[.G64]*6.45 + [.H64]*4 + [.I64]*4.55 + [.J64]*4 + [.K64]*4;0)" office:value-type="float" office:value="0" calcext:value-type="float">
            <text:p>0</text:p>
          </table:table-cell>
          <table:table-cell table:style-name="ce69" table:formula="of:=IF([.R64] &amp; [.D64] = &quot;1출력물&quot;;[.G64]*5.4 + [.H64]*4 + [.I64]*4.55 + [.J64]*4 + [.K64]*4;0)" office:value-type="float" office:value="0" calcext:value-type="float">
            <text:p>0</text:p>
          </table:table-cell>
          <table:table-cell table:style-name="ce69" table:formula="of:=IF([.R64] &amp; [.D64] = &quot;1팝업&quot;;[.G64]*6.45 + [.H64]*4 + [.I64]*4.55 + [.J64]*4 + [.K64]*4;0)" office:value-type="float" office:value="0" calcext:value-type="float">
            <text:p>0</text:p>
          </table:table-cell>
          <table:table-cell table:style-name="ce69" table:formula="of:=IF([.R64] &amp; [.D64] = &quot;1탭&quot;;[.G64]*6.45 + [.H64]*4 + [.I64]*4.55 + [.J64]*4 + [.K64]*4;0)" office:value-type="float" office:value="0" calcext:value-type="float">
            <text:p>0</text:p>
          </table:table-cell>
          <table:table-cell table:style-name="ce69" table:formula="of:=IF([.R64] &amp; [.D64] = &quot;1배치&quot;;[.G64]*6.45 + [.H64]*4 + [.I64]*4.55 + [.J64]*4 + [.K64]*4;0)" office:value-type="float" office:value="0" calcext:value-type="float">
            <text:p>0</text:p>
          </table:table-cell>
          <table:table-cell table:style-name="ce69" table:formula="of:=IF([.R64] &amp; [.D64] = &quot;2메뉴&quot;;[.G64]*6.45 + [.H64]*4 + [.I64]*4.55 + [.J64]*4 + [.K64]*4;0)" office:value-type="float" office:value="0" calcext:value-type="float">
            <text:p>0</text:p>
          </table:table-cell>
          <table:table-cell table:style-name="ce69" table:formula="of:=IF([.R64] &amp; [.D64] = &quot;2출력물&quot;;[.G64]*5.4 + [.H64]*4 + [.I64]*4.55 + [.J64]*4 + [.K64]*4;0)" office:value-type="float" office:value="0" calcext:value-type="float">
            <text:p>0</text:p>
          </table:table-cell>
          <table:table-cell table:style-name="ce69" table:formula="of:=IF([.R64] &amp; [.D64] = &quot;2팝업&quot;;[.G64]*6.45 + [.H64]*4 + [.I64]*4.55 + [.J64]*4 + [.K64]*4;0)" office:value-type="float" office:value="0" calcext:value-type="float">
            <text:p>0</text:p>
          </table:table-cell>
          <table:table-cell table:style-name="ce69" table:formula="of:=IF([.R64] &amp; [.D64] = &quot;2탭&quot;;[.G64]*6.45 + [.H64]*4 + [.I64]*4.55 + [.J64]*4 + [.K64]*4;0)" office:value-type="float" office:value="0" calcext:value-type="float">
            <text:p>0</text:p>
          </table:table-cell>
          <table:table-cell table:style-name="ce70" table:formula="of:=IF([.R64] &amp; [.D64] = &quot;2배치&quot;;[.G64]*6.45 + [.H64]*4 + [.I64]*4.55 + [.J64]*4 + [.K64]*4;0)" office:value-type="float" office:value="0" calcext:value-type="float">
            <text:p>0</text:p>
          </table:table-cell>
          <table:table-cell table:style-name="ce70" table:formula="of:=SUM([.AI64:.AR6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5]&lt;&gt;&quot;메뉴&quot;;0;IF(ISBLANK([.P65]); 0; IF((&quot;2015-08-28&quot;-[.P65])&gt;=0;1;0)))" office:value-type="float" office:value="0" calcext:value-type="float">
            <text:p>0</text:p>
          </table:table-cell>
          <table:table-cell table:style-name="ce66" table:formula="of:=IF([.D65]&lt;&gt;&quot;메뉴&quot;;0;IF(ISBLANK([.N65]); 0; IF((&quot;2015-09-04&quot;-[.N65])&gt;=0;1;0)))" office:value-type="float" office:value="0" calcext:value-type="float">
            <text:p>0</text:p>
          </table:table-cell>
          <table:table-cell table:style-name="ce66" table:formula="of:=IF(ISBLANK([.P65]); 0; IF((&quot;2015-08-28&quot;-[.P65])&gt;=0;[.AS65];0))" office:value-type="float" office:value="0" calcext:value-type="float">
            <text:p>0</text:p>
          </table:table-cell>
          <table:table-cell table:style-name="ce66" table:formula="of:=IF(ISBLANK([.N65]); 0; IF((&quot;2015-09-04&quot;-[.N65])&gt;=0;[.AS65];0))" office:value-type="float" office:value="0" calcext:value-type="float">
            <text:p>0</text:p>
          </table:table-cell>
          <table:table-cell table:style-name="ce66" table:formula="of:=IF([.D6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5])" office:value-type="float" office:value="0" calcext:value-type="float">
            <text:p>0</text:p>
          </table:table-cell>
          <table:table-cell table:style-name="ce69" table:formula="of:=IF([.R65] &amp; [.D65] = &quot;1메뉴&quot;;1;0)" office:value-type="float" office:value="0" calcext:value-type="float">
            <text:p>0</text:p>
          </table:table-cell>
          <table:table-cell table:style-name="ce69" table:formula="of:=IF([.R65] &amp; [.D65] = &quot;1출력물&quot;;1;0)" office:value-type="float" office:value="0" calcext:value-type="float">
            <text:p>0</text:p>
          </table:table-cell>
          <table:table-cell table:style-name="ce69" table:formula="of:=IF([.R65] &amp; [.D65] = &quot;1팝업&quot;;1;0)" office:value-type="float" office:value="0" calcext:value-type="float">
            <text:p>0</text:p>
          </table:table-cell>
          <table:table-cell table:style-name="ce69" table:formula="of:=IF([.R65] &amp; [.D65] = &quot;1탭&quot;;1;0)" office:value-type="float" office:value="0" calcext:value-type="float">
            <text:p>0</text:p>
          </table:table-cell>
          <table:table-cell table:style-name="ce69" table:formula="of:=IF([.R65] &amp; [.D65] = &quot;1배치&quot;;1;0)" office:value-type="float" office:value="0" calcext:value-type="float">
            <text:p>0</text:p>
          </table:table-cell>
          <table:table-cell table:style-name="ce69" table:formula="of:=IF([.R65] &amp; [.D65] = &quot;2메뉴&quot;;1;0)" office:value-type="float" office:value="0" calcext:value-type="float">
            <text:p>0</text:p>
          </table:table-cell>
          <table:table-cell table:style-name="ce69" table:formula="of:=IF([.R65] &amp; [.D65] = &quot;2출력물&quot;;1;0)" office:value-type="float" office:value="0" calcext:value-type="float">
            <text:p>0</text:p>
          </table:table-cell>
          <table:table-cell table:style-name="ce69" table:formula="of:=IF([.R65] &amp; [.D65] = &quot;2팝업&quot;;1;0)" office:value-type="float" office:value="0" calcext:value-type="float">
            <text:p>0</text:p>
          </table:table-cell>
          <table:table-cell table:style-name="ce69" table:formula="of:=IF([.R65] &amp; [.D65] = &quot;2탭&quot;;1;0)" office:value-type="float" office:value="0" calcext:value-type="float">
            <text:p>0</text:p>
          </table:table-cell>
          <table:table-cell table:style-name="ce69" table:formula="of:=IF([.R65] &amp; [.D65] = &quot;2배치&quot;;1;0)" office:value-type="float" office:value="0" calcext:value-type="float">
            <text:p>0</text:p>
          </table:table-cell>
          <table:table-cell table:style-name="ce69" table:formula="of:=IF([.R65] &amp; [.D65] = &quot;1메뉴&quot;;[.G65]*6.45 + [.H65]*4 + [.I65]*4.55 + [.J65]*4 + [.K65]*4;0)" office:value-type="float" office:value="0" calcext:value-type="float">
            <text:p>0</text:p>
          </table:table-cell>
          <table:table-cell table:style-name="ce69" table:formula="of:=IF([.R65] &amp; [.D65] = &quot;1출력물&quot;;[.G65]*5.4 + [.H65]*4 + [.I65]*4.55 + [.J65]*4 + [.K65]*4;0)" office:value-type="float" office:value="0" calcext:value-type="float">
            <text:p>0</text:p>
          </table:table-cell>
          <table:table-cell table:style-name="ce69" table:formula="of:=IF([.R65] &amp; [.D65] = &quot;1팝업&quot;;[.G65]*6.45 + [.H65]*4 + [.I65]*4.55 + [.J65]*4 + [.K65]*4;0)" office:value-type="float" office:value="0" calcext:value-type="float">
            <text:p>0</text:p>
          </table:table-cell>
          <table:table-cell table:style-name="ce69" table:formula="of:=IF([.R65] &amp; [.D65] = &quot;1탭&quot;;[.G65]*6.45 + [.H65]*4 + [.I65]*4.55 + [.J65]*4 + [.K65]*4;0)" office:value-type="float" office:value="0" calcext:value-type="float">
            <text:p>0</text:p>
          </table:table-cell>
          <table:table-cell table:style-name="ce69" table:formula="of:=IF([.R65] &amp; [.D65] = &quot;1배치&quot;;[.G65]*6.45 + [.H65]*4 + [.I65]*4.55 + [.J65]*4 + [.K65]*4;0)" office:value-type="float" office:value="0" calcext:value-type="float">
            <text:p>0</text:p>
          </table:table-cell>
          <table:table-cell table:style-name="ce69" table:formula="of:=IF([.R65] &amp; [.D65] = &quot;2메뉴&quot;;[.G65]*6.45 + [.H65]*4 + [.I65]*4.55 + [.J65]*4 + [.K65]*4;0)" office:value-type="float" office:value="0" calcext:value-type="float">
            <text:p>0</text:p>
          </table:table-cell>
          <table:table-cell table:style-name="ce69" table:formula="of:=IF([.R65] &amp; [.D65] = &quot;2출력물&quot;;[.G65]*5.4 + [.H65]*4 + [.I65]*4.55 + [.J65]*4 + [.K65]*4;0)" office:value-type="float" office:value="0" calcext:value-type="float">
            <text:p>0</text:p>
          </table:table-cell>
          <table:table-cell table:style-name="ce69" table:formula="of:=IF([.R65] &amp; [.D65] = &quot;2팝업&quot;;[.G65]*6.45 + [.H65]*4 + [.I65]*4.55 + [.J65]*4 + [.K65]*4;0)" office:value-type="float" office:value="0" calcext:value-type="float">
            <text:p>0</text:p>
          </table:table-cell>
          <table:table-cell table:style-name="ce69" table:formula="of:=IF([.R65] &amp; [.D65] = &quot;2탭&quot;;[.G65]*6.45 + [.H65]*4 + [.I65]*4.55 + [.J65]*4 + [.K65]*4;0)" office:value-type="float" office:value="0" calcext:value-type="float">
            <text:p>0</text:p>
          </table:table-cell>
          <table:table-cell table:style-name="ce70" table:formula="of:=IF([.R65] &amp; [.D65] = &quot;2배치&quot;;[.G65]*6.45 + [.H65]*4 + [.I65]*4.55 + [.J65]*4 + [.K65]*4;0)" office:value-type="float" office:value="0" calcext:value-type="float">
            <text:p>0</text:p>
          </table:table-cell>
          <table:table-cell table:style-name="ce70" table:formula="of:=SUM([.AI65:.AR6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6]&lt;&gt;&quot;메뉴&quot;;0;IF(ISBLANK([.P66]); 0; IF((&quot;2015-08-28&quot;-[.P66])&gt;=0;1;0)))" office:value-type="float" office:value="0" calcext:value-type="float">
            <text:p>0</text:p>
          </table:table-cell>
          <table:table-cell table:style-name="ce66" table:formula="of:=IF([.D66]&lt;&gt;&quot;메뉴&quot;;0;IF(ISBLANK([.N66]); 0; IF((&quot;2015-09-04&quot;-[.N66])&gt;=0;1;0)))" office:value-type="float" office:value="0" calcext:value-type="float">
            <text:p>0</text:p>
          </table:table-cell>
          <table:table-cell table:style-name="ce66" table:formula="of:=IF(ISBLANK([.P66]); 0; IF((&quot;2015-08-28&quot;-[.P66])&gt;=0;[.AS66];0))" office:value-type="float" office:value="0" calcext:value-type="float">
            <text:p>0</text:p>
          </table:table-cell>
          <table:table-cell table:style-name="ce66" table:formula="of:=IF(ISBLANK([.N66]); 0; IF((&quot;2015-09-04&quot;-[.N66])&gt;=0;[.AS66];0))" office:value-type="float" office:value="0" calcext:value-type="float">
            <text:p>0</text:p>
          </table:table-cell>
          <table:table-cell table:style-name="ce66" table:formula="of:=IF([.D6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6])" office:value-type="float" office:value="0" calcext:value-type="float">
            <text:p>0</text:p>
          </table:table-cell>
          <table:table-cell table:style-name="ce69" table:formula="of:=IF([.R66] &amp; [.D66] = &quot;1메뉴&quot;;1;0)" office:value-type="float" office:value="0" calcext:value-type="float">
            <text:p>0</text:p>
          </table:table-cell>
          <table:table-cell table:style-name="ce69" table:formula="of:=IF([.R66] &amp; [.D66] = &quot;1출력물&quot;;1;0)" office:value-type="float" office:value="0" calcext:value-type="float">
            <text:p>0</text:p>
          </table:table-cell>
          <table:table-cell table:style-name="ce69" table:formula="of:=IF([.R66] &amp; [.D66] = &quot;1팝업&quot;;1;0)" office:value-type="float" office:value="0" calcext:value-type="float">
            <text:p>0</text:p>
          </table:table-cell>
          <table:table-cell table:style-name="ce69" table:formula="of:=IF([.R66] &amp; [.D66] = &quot;1탭&quot;;1;0)" office:value-type="float" office:value="0" calcext:value-type="float">
            <text:p>0</text:p>
          </table:table-cell>
          <table:table-cell table:style-name="ce69" table:formula="of:=IF([.R66] &amp; [.D66] = &quot;1배치&quot;;1;0)" office:value-type="float" office:value="0" calcext:value-type="float">
            <text:p>0</text:p>
          </table:table-cell>
          <table:table-cell table:style-name="ce69" table:formula="of:=IF([.R66] &amp; [.D66] = &quot;2메뉴&quot;;1;0)" office:value-type="float" office:value="0" calcext:value-type="float">
            <text:p>0</text:p>
          </table:table-cell>
          <table:table-cell table:style-name="ce69" table:formula="of:=IF([.R66] &amp; [.D66] = &quot;2출력물&quot;;1;0)" office:value-type="float" office:value="0" calcext:value-type="float">
            <text:p>0</text:p>
          </table:table-cell>
          <table:table-cell table:style-name="ce69" table:formula="of:=IF([.R66] &amp; [.D66] = &quot;2팝업&quot;;1;0)" office:value-type="float" office:value="0" calcext:value-type="float">
            <text:p>0</text:p>
          </table:table-cell>
          <table:table-cell table:style-name="ce69" table:formula="of:=IF([.R66] &amp; [.D66] = &quot;2탭&quot;;1;0)" office:value-type="float" office:value="0" calcext:value-type="float">
            <text:p>0</text:p>
          </table:table-cell>
          <table:table-cell table:style-name="ce69" table:formula="of:=IF([.R66] &amp; [.D66] = &quot;2배치&quot;;1;0)" office:value-type="float" office:value="0" calcext:value-type="float">
            <text:p>0</text:p>
          </table:table-cell>
          <table:table-cell table:style-name="ce69" table:formula="of:=IF([.R66] &amp; [.D66] = &quot;1메뉴&quot;;[.G66]*6.45 + [.H66]*4 + [.I66]*4.55 + [.J66]*4 + [.K66]*4;0)" office:value-type="float" office:value="0" calcext:value-type="float">
            <text:p>0</text:p>
          </table:table-cell>
          <table:table-cell table:style-name="ce69" table:formula="of:=IF([.R66] &amp; [.D66] = &quot;1출력물&quot;;[.G66]*5.4 + [.H66]*4 + [.I66]*4.55 + [.J66]*4 + [.K66]*4;0)" office:value-type="float" office:value="0" calcext:value-type="float">
            <text:p>0</text:p>
          </table:table-cell>
          <table:table-cell table:style-name="ce69" table:formula="of:=IF([.R66] &amp; [.D66] = &quot;1팝업&quot;;[.G66]*6.45 + [.H66]*4 + [.I66]*4.55 + [.J66]*4 + [.K66]*4;0)" office:value-type="float" office:value="0" calcext:value-type="float">
            <text:p>0</text:p>
          </table:table-cell>
          <table:table-cell table:style-name="ce69" table:formula="of:=IF([.R66] &amp; [.D66] = &quot;1탭&quot;;[.G66]*6.45 + [.H66]*4 + [.I66]*4.55 + [.J66]*4 + [.K66]*4;0)" office:value-type="float" office:value="0" calcext:value-type="float">
            <text:p>0</text:p>
          </table:table-cell>
          <table:table-cell table:style-name="ce69" table:formula="of:=IF([.R66] &amp; [.D66] = &quot;1배치&quot;;[.G66]*6.45 + [.H66]*4 + [.I66]*4.55 + [.J66]*4 + [.K66]*4;0)" office:value-type="float" office:value="0" calcext:value-type="float">
            <text:p>0</text:p>
          </table:table-cell>
          <table:table-cell table:style-name="ce69" table:formula="of:=IF([.R66] &amp; [.D66] = &quot;2메뉴&quot;;[.G66]*6.45 + [.H66]*4 + [.I66]*4.55 + [.J66]*4 + [.K66]*4;0)" office:value-type="float" office:value="0" calcext:value-type="float">
            <text:p>0</text:p>
          </table:table-cell>
          <table:table-cell table:style-name="ce69" table:formula="of:=IF([.R66] &amp; [.D66] = &quot;2출력물&quot;;[.G66]*5.4 + [.H66]*4 + [.I66]*4.55 + [.J66]*4 + [.K66]*4;0)" office:value-type="float" office:value="0" calcext:value-type="float">
            <text:p>0</text:p>
          </table:table-cell>
          <table:table-cell table:style-name="ce69" table:formula="of:=IF([.R66] &amp; [.D66] = &quot;2팝업&quot;;[.G66]*6.45 + [.H66]*4 + [.I66]*4.55 + [.J66]*4 + [.K66]*4;0)" office:value-type="float" office:value="0" calcext:value-type="float">
            <text:p>0</text:p>
          </table:table-cell>
          <table:table-cell table:style-name="ce69" table:formula="of:=IF([.R66] &amp; [.D66] = &quot;2탭&quot;;[.G66]*6.45 + [.H66]*4 + [.I66]*4.55 + [.J66]*4 + [.K66]*4;0)" office:value-type="float" office:value="0" calcext:value-type="float">
            <text:p>0</text:p>
          </table:table-cell>
          <table:table-cell table:style-name="ce70" table:formula="of:=IF([.R66] &amp; [.D66] = &quot;2배치&quot;;[.G66]*6.45 + [.H66]*4 + [.I66]*4.55 + [.J66]*4 + [.K66]*4;0)" office:value-type="float" office:value="0" calcext:value-type="float">
            <text:p>0</text:p>
          </table:table-cell>
          <table:table-cell table:style-name="ce70" table:formula="of:=SUM([.AI66:.AR6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7]&lt;&gt;&quot;메뉴&quot;;0;IF(ISBLANK([.P67]); 0; IF((&quot;2015-08-28&quot;-[.P67])&gt;=0;1;0)))" office:value-type="float" office:value="0" calcext:value-type="float">
            <text:p>0</text:p>
          </table:table-cell>
          <table:table-cell table:style-name="ce66" table:formula="of:=IF([.D67]&lt;&gt;&quot;메뉴&quot;;0;IF(ISBLANK([.N67]); 0; IF((&quot;2015-09-04&quot;-[.N67])&gt;=0;1;0)))" office:value-type="float" office:value="0" calcext:value-type="float">
            <text:p>0</text:p>
          </table:table-cell>
          <table:table-cell table:style-name="ce66" table:formula="of:=IF(ISBLANK([.P67]); 0; IF((&quot;2015-08-28&quot;-[.P67])&gt;=0;[.AS67];0))" office:value-type="float" office:value="0" calcext:value-type="float">
            <text:p>0</text:p>
          </table:table-cell>
          <table:table-cell table:style-name="ce66" table:formula="of:=IF(ISBLANK([.N67]); 0; IF((&quot;2015-09-04&quot;-[.N67])&gt;=0;[.AS67];0))" office:value-type="float" office:value="0" calcext:value-type="float">
            <text:p>0</text:p>
          </table:table-cell>
          <table:table-cell table:style-name="ce66" table:formula="of:=IF([.D6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7])" office:value-type="float" office:value="0" calcext:value-type="float">
            <text:p>0</text:p>
          </table:table-cell>
          <table:table-cell table:style-name="ce69" table:formula="of:=IF([.R67] &amp; [.D67] = &quot;1메뉴&quot;;1;0)" office:value-type="float" office:value="0" calcext:value-type="float">
            <text:p>0</text:p>
          </table:table-cell>
          <table:table-cell table:style-name="ce69" table:formula="of:=IF([.R67] &amp; [.D67] = &quot;1출력물&quot;;1;0)" office:value-type="float" office:value="0" calcext:value-type="float">
            <text:p>0</text:p>
          </table:table-cell>
          <table:table-cell table:style-name="ce69" table:formula="of:=IF([.R67] &amp; [.D67] = &quot;1팝업&quot;;1;0)" office:value-type="float" office:value="0" calcext:value-type="float">
            <text:p>0</text:p>
          </table:table-cell>
          <table:table-cell table:style-name="ce69" table:formula="of:=IF([.R67] &amp; [.D67] = &quot;1탭&quot;;1;0)" office:value-type="float" office:value="0" calcext:value-type="float">
            <text:p>0</text:p>
          </table:table-cell>
          <table:table-cell table:style-name="ce69" table:formula="of:=IF([.R67] &amp; [.D67] = &quot;1배치&quot;;1;0)" office:value-type="float" office:value="0" calcext:value-type="float">
            <text:p>0</text:p>
          </table:table-cell>
          <table:table-cell table:style-name="ce69" table:formula="of:=IF([.R67] &amp; [.D67] = &quot;2메뉴&quot;;1;0)" office:value-type="float" office:value="0" calcext:value-type="float">
            <text:p>0</text:p>
          </table:table-cell>
          <table:table-cell table:style-name="ce69" table:formula="of:=IF([.R67] &amp; [.D67] = &quot;2출력물&quot;;1;0)" office:value-type="float" office:value="0" calcext:value-type="float">
            <text:p>0</text:p>
          </table:table-cell>
          <table:table-cell table:style-name="ce69" table:formula="of:=IF([.R67] &amp; [.D67] = &quot;2팝업&quot;;1;0)" office:value-type="float" office:value="0" calcext:value-type="float">
            <text:p>0</text:p>
          </table:table-cell>
          <table:table-cell table:style-name="ce69" table:formula="of:=IF([.R67] &amp; [.D67] = &quot;2탭&quot;;1;0)" office:value-type="float" office:value="0" calcext:value-type="float">
            <text:p>0</text:p>
          </table:table-cell>
          <table:table-cell table:style-name="ce69" table:formula="of:=IF([.R67] &amp; [.D67] = &quot;2배치&quot;;1;0)" office:value-type="float" office:value="0" calcext:value-type="float">
            <text:p>0</text:p>
          </table:table-cell>
          <table:table-cell table:style-name="ce69" table:formula="of:=IF([.R67] &amp; [.D67] = &quot;1메뉴&quot;;[.G67]*6.45 + [.H67]*4 + [.I67]*4.55 + [.J67]*4 + [.K67]*4;0)" office:value-type="float" office:value="0" calcext:value-type="float">
            <text:p>0</text:p>
          </table:table-cell>
          <table:table-cell table:style-name="ce69" table:formula="of:=IF([.R67] &amp; [.D67] = &quot;1출력물&quot;;[.G67]*5.4 + [.H67]*4 + [.I67]*4.55 + [.J67]*4 + [.K67]*4;0)" office:value-type="float" office:value="0" calcext:value-type="float">
            <text:p>0</text:p>
          </table:table-cell>
          <table:table-cell table:style-name="ce69" table:formula="of:=IF([.R67] &amp; [.D67] = &quot;1팝업&quot;;[.G67]*6.45 + [.H67]*4 + [.I67]*4.55 + [.J67]*4 + [.K67]*4;0)" office:value-type="float" office:value="0" calcext:value-type="float">
            <text:p>0</text:p>
          </table:table-cell>
          <table:table-cell table:style-name="ce69" table:formula="of:=IF([.R67] &amp; [.D67] = &quot;1탭&quot;;[.G67]*6.45 + [.H67]*4 + [.I67]*4.55 + [.J67]*4 + [.K67]*4;0)" office:value-type="float" office:value="0" calcext:value-type="float">
            <text:p>0</text:p>
          </table:table-cell>
          <table:table-cell table:style-name="ce69" table:formula="of:=IF([.R67] &amp; [.D67] = &quot;1배치&quot;;[.G67]*6.45 + [.H67]*4 + [.I67]*4.55 + [.J67]*4 + [.K67]*4;0)" office:value-type="float" office:value="0" calcext:value-type="float">
            <text:p>0</text:p>
          </table:table-cell>
          <table:table-cell table:style-name="ce69" table:formula="of:=IF([.R67] &amp; [.D67] = &quot;2메뉴&quot;;[.G67]*6.45 + [.H67]*4 + [.I67]*4.55 + [.J67]*4 + [.K67]*4;0)" office:value-type="float" office:value="0" calcext:value-type="float">
            <text:p>0</text:p>
          </table:table-cell>
          <table:table-cell table:style-name="ce69" table:formula="of:=IF([.R67] &amp; [.D67] = &quot;2출력물&quot;;[.G67]*5.4 + [.H67]*4 + [.I67]*4.55 + [.J67]*4 + [.K67]*4;0)" office:value-type="float" office:value="0" calcext:value-type="float">
            <text:p>0</text:p>
          </table:table-cell>
          <table:table-cell table:style-name="ce69" table:formula="of:=IF([.R67] &amp; [.D67] = &quot;2팝업&quot;;[.G67]*6.45 + [.H67]*4 + [.I67]*4.55 + [.J67]*4 + [.K67]*4;0)" office:value-type="float" office:value="0" calcext:value-type="float">
            <text:p>0</text:p>
          </table:table-cell>
          <table:table-cell table:style-name="ce69" table:formula="of:=IF([.R67] &amp; [.D67] = &quot;2탭&quot;;[.G67]*6.45 + [.H67]*4 + [.I67]*4.55 + [.J67]*4 + [.K67]*4;0)" office:value-type="float" office:value="0" calcext:value-type="float">
            <text:p>0</text:p>
          </table:table-cell>
          <table:table-cell table:style-name="ce70" table:formula="of:=IF([.R67] &amp; [.D67] = &quot;2배치&quot;;[.G67]*6.45 + [.H67]*4 + [.I67]*4.55 + [.J67]*4 + [.K67]*4;0)" office:value-type="float" office:value="0" calcext:value-type="float">
            <text:p>0</text:p>
          </table:table-cell>
          <table:table-cell table:style-name="ce70" table:formula="of:=SUM([.AI67:.AR6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8]&lt;&gt;&quot;메뉴&quot;;0;IF(ISBLANK([.P68]); 0; IF((&quot;2015-08-28&quot;-[.P68])&gt;=0;1;0)))" office:value-type="float" office:value="0" calcext:value-type="float">
            <text:p>0</text:p>
          </table:table-cell>
          <table:table-cell table:style-name="ce66" table:formula="of:=IF([.D68]&lt;&gt;&quot;메뉴&quot;;0;IF(ISBLANK([.N68]); 0; IF((&quot;2015-09-04&quot;-[.N68])&gt;=0;1;0)))" office:value-type="float" office:value="0" calcext:value-type="float">
            <text:p>0</text:p>
          </table:table-cell>
          <table:table-cell table:style-name="ce66" table:formula="of:=IF(ISBLANK([.P68]); 0; IF((&quot;2015-08-28&quot;-[.P68])&gt;=0;[.AS68];0))" office:value-type="float" office:value="0" calcext:value-type="float">
            <text:p>0</text:p>
          </table:table-cell>
          <table:table-cell table:style-name="ce66" table:formula="of:=IF(ISBLANK([.N68]); 0; IF((&quot;2015-09-04&quot;-[.N68])&gt;=0;[.AS68];0))" office:value-type="float" office:value="0" calcext:value-type="float">
            <text:p>0</text:p>
          </table:table-cell>
          <table:table-cell table:style-name="ce66" table:formula="of:=IF([.D6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8])" office:value-type="float" office:value="0" calcext:value-type="float">
            <text:p>0</text:p>
          </table:table-cell>
          <table:table-cell table:style-name="ce69" table:formula="of:=IF([.R68] &amp; [.D68] = &quot;1메뉴&quot;;1;0)" office:value-type="float" office:value="0" calcext:value-type="float">
            <text:p>0</text:p>
          </table:table-cell>
          <table:table-cell table:style-name="ce69" table:formula="of:=IF([.R68] &amp; [.D68] = &quot;1출력물&quot;;1;0)" office:value-type="float" office:value="0" calcext:value-type="float">
            <text:p>0</text:p>
          </table:table-cell>
          <table:table-cell table:style-name="ce69" table:formula="of:=IF([.R68] &amp; [.D68] = &quot;1팝업&quot;;1;0)" office:value-type="float" office:value="0" calcext:value-type="float">
            <text:p>0</text:p>
          </table:table-cell>
          <table:table-cell table:style-name="ce69" table:formula="of:=IF([.R68] &amp; [.D68] = &quot;1탭&quot;;1;0)" office:value-type="float" office:value="0" calcext:value-type="float">
            <text:p>0</text:p>
          </table:table-cell>
          <table:table-cell table:style-name="ce69" table:formula="of:=IF([.R68] &amp; [.D68] = &quot;1배치&quot;;1;0)" office:value-type="float" office:value="0" calcext:value-type="float">
            <text:p>0</text:p>
          </table:table-cell>
          <table:table-cell table:style-name="ce69" table:formula="of:=IF([.R68] &amp; [.D68] = &quot;2메뉴&quot;;1;0)" office:value-type="float" office:value="0" calcext:value-type="float">
            <text:p>0</text:p>
          </table:table-cell>
          <table:table-cell table:style-name="ce69" table:formula="of:=IF([.R68] &amp; [.D68] = &quot;2출력물&quot;;1;0)" office:value-type="float" office:value="0" calcext:value-type="float">
            <text:p>0</text:p>
          </table:table-cell>
          <table:table-cell table:style-name="ce69" table:formula="of:=IF([.R68] &amp; [.D68] = &quot;2팝업&quot;;1;0)" office:value-type="float" office:value="0" calcext:value-type="float">
            <text:p>0</text:p>
          </table:table-cell>
          <table:table-cell table:style-name="ce69" table:formula="of:=IF([.R68] &amp; [.D68] = &quot;2탭&quot;;1;0)" office:value-type="float" office:value="0" calcext:value-type="float">
            <text:p>0</text:p>
          </table:table-cell>
          <table:table-cell table:style-name="ce69" table:formula="of:=IF([.R68] &amp; [.D68] = &quot;2배치&quot;;1;0)" office:value-type="float" office:value="0" calcext:value-type="float">
            <text:p>0</text:p>
          </table:table-cell>
          <table:table-cell table:style-name="ce69" table:formula="of:=IF([.R68] &amp; [.D68] = &quot;1메뉴&quot;;[.G68]*6.45 + [.H68]*4 + [.I68]*4.55 + [.J68]*4 + [.K68]*4;0)" office:value-type="float" office:value="0" calcext:value-type="float">
            <text:p>0</text:p>
          </table:table-cell>
          <table:table-cell table:style-name="ce69" table:formula="of:=IF([.R68] &amp; [.D68] = &quot;1출력물&quot;;[.G68]*5.4 + [.H68]*4 + [.I68]*4.55 + [.J68]*4 + [.K68]*4;0)" office:value-type="float" office:value="0" calcext:value-type="float">
            <text:p>0</text:p>
          </table:table-cell>
          <table:table-cell table:style-name="ce69" table:formula="of:=IF([.R68] &amp; [.D68] = &quot;1팝업&quot;;[.G68]*6.45 + [.H68]*4 + [.I68]*4.55 + [.J68]*4 + [.K68]*4;0)" office:value-type="float" office:value="0" calcext:value-type="float">
            <text:p>0</text:p>
          </table:table-cell>
          <table:table-cell table:style-name="ce69" table:formula="of:=IF([.R68] &amp; [.D68] = &quot;1탭&quot;;[.G68]*6.45 + [.H68]*4 + [.I68]*4.55 + [.J68]*4 + [.K68]*4;0)" office:value-type="float" office:value="0" calcext:value-type="float">
            <text:p>0</text:p>
          </table:table-cell>
          <table:table-cell table:style-name="ce69" table:formula="of:=IF([.R68] &amp; [.D68] = &quot;1배치&quot;;[.G68]*6.45 + [.H68]*4 + [.I68]*4.55 + [.J68]*4 + [.K68]*4;0)" office:value-type="float" office:value="0" calcext:value-type="float">
            <text:p>0</text:p>
          </table:table-cell>
          <table:table-cell table:style-name="ce69" table:formula="of:=IF([.R68] &amp; [.D68] = &quot;2메뉴&quot;;[.G68]*6.45 + [.H68]*4 + [.I68]*4.55 + [.J68]*4 + [.K68]*4;0)" office:value-type="float" office:value="0" calcext:value-type="float">
            <text:p>0</text:p>
          </table:table-cell>
          <table:table-cell table:style-name="ce69" table:formula="of:=IF([.R68] &amp; [.D68] = &quot;2출력물&quot;;[.G68]*5.4 + [.H68]*4 + [.I68]*4.55 + [.J68]*4 + [.K68]*4;0)" office:value-type="float" office:value="0" calcext:value-type="float">
            <text:p>0</text:p>
          </table:table-cell>
          <table:table-cell table:style-name="ce69" table:formula="of:=IF([.R68] &amp; [.D68] = &quot;2팝업&quot;;[.G68]*6.45 + [.H68]*4 + [.I68]*4.55 + [.J68]*4 + [.K68]*4;0)" office:value-type="float" office:value="0" calcext:value-type="float">
            <text:p>0</text:p>
          </table:table-cell>
          <table:table-cell table:style-name="ce69" table:formula="of:=IF([.R68] &amp; [.D68] = &quot;2탭&quot;;[.G68]*6.45 + [.H68]*4 + [.I68]*4.55 + [.J68]*4 + [.K68]*4;0)" office:value-type="float" office:value="0" calcext:value-type="float">
            <text:p>0</text:p>
          </table:table-cell>
          <table:table-cell table:style-name="ce70" table:formula="of:=IF([.R68] &amp; [.D68] = &quot;2배치&quot;;[.G68]*6.45 + [.H68]*4 + [.I68]*4.55 + [.J68]*4 + [.K68]*4;0)" office:value-type="float" office:value="0" calcext:value-type="float">
            <text:p>0</text:p>
          </table:table-cell>
          <table:table-cell table:style-name="ce70" table:formula="of:=SUM([.AI68:.AR6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69]&lt;&gt;&quot;메뉴&quot;;0;IF(ISBLANK([.P69]); 0; IF((&quot;2015-08-28&quot;-[.P69])&gt;=0;1;0)))" office:value-type="float" office:value="0" calcext:value-type="float">
            <text:p>0</text:p>
          </table:table-cell>
          <table:table-cell table:style-name="ce66" table:formula="of:=IF([.D69]&lt;&gt;&quot;메뉴&quot;;0;IF(ISBLANK([.N69]); 0; IF((&quot;2015-09-04&quot;-[.N69])&gt;=0;1;0)))" office:value-type="float" office:value="0" calcext:value-type="float">
            <text:p>0</text:p>
          </table:table-cell>
          <table:table-cell table:style-name="ce66" table:formula="of:=IF(ISBLANK([.P69]); 0; IF((&quot;2015-08-28&quot;-[.P69])&gt;=0;[.AS69];0))" office:value-type="float" office:value="0" calcext:value-type="float">
            <text:p>0</text:p>
          </table:table-cell>
          <table:table-cell table:style-name="ce66" table:formula="of:=IF(ISBLANK([.N69]); 0; IF((&quot;2015-09-04&quot;-[.N69])&gt;=0;[.AS69];0))" office:value-type="float" office:value="0" calcext:value-type="float">
            <text:p>0</text:p>
          </table:table-cell>
          <table:table-cell table:style-name="ce66" table:formula="of:=IF([.D6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69])" office:value-type="float" office:value="0" calcext:value-type="float">
            <text:p>0</text:p>
          </table:table-cell>
          <table:table-cell table:style-name="ce69" table:formula="of:=IF([.R69] &amp; [.D69] = &quot;1메뉴&quot;;1;0)" office:value-type="float" office:value="0" calcext:value-type="float">
            <text:p>0</text:p>
          </table:table-cell>
          <table:table-cell table:style-name="ce69" table:formula="of:=IF([.R69] &amp; [.D69] = &quot;1출력물&quot;;1;0)" office:value-type="float" office:value="0" calcext:value-type="float">
            <text:p>0</text:p>
          </table:table-cell>
          <table:table-cell table:style-name="ce69" table:formula="of:=IF([.R69] &amp; [.D69] = &quot;1팝업&quot;;1;0)" office:value-type="float" office:value="0" calcext:value-type="float">
            <text:p>0</text:p>
          </table:table-cell>
          <table:table-cell table:style-name="ce69" table:formula="of:=IF([.R69] &amp; [.D69] = &quot;1탭&quot;;1;0)" office:value-type="float" office:value="0" calcext:value-type="float">
            <text:p>0</text:p>
          </table:table-cell>
          <table:table-cell table:style-name="ce69" table:formula="of:=IF([.R69] &amp; [.D69] = &quot;1배치&quot;;1;0)" office:value-type="float" office:value="0" calcext:value-type="float">
            <text:p>0</text:p>
          </table:table-cell>
          <table:table-cell table:style-name="ce69" table:formula="of:=IF([.R69] &amp; [.D69] = &quot;2메뉴&quot;;1;0)" office:value-type="float" office:value="0" calcext:value-type="float">
            <text:p>0</text:p>
          </table:table-cell>
          <table:table-cell table:style-name="ce69" table:formula="of:=IF([.R69] &amp; [.D69] = &quot;2출력물&quot;;1;0)" office:value-type="float" office:value="0" calcext:value-type="float">
            <text:p>0</text:p>
          </table:table-cell>
          <table:table-cell table:style-name="ce69" table:formula="of:=IF([.R69] &amp; [.D69] = &quot;2팝업&quot;;1;0)" office:value-type="float" office:value="0" calcext:value-type="float">
            <text:p>0</text:p>
          </table:table-cell>
          <table:table-cell table:style-name="ce69" table:formula="of:=IF([.R69] &amp; [.D69] = &quot;2탭&quot;;1;0)" office:value-type="float" office:value="0" calcext:value-type="float">
            <text:p>0</text:p>
          </table:table-cell>
          <table:table-cell table:style-name="ce69" table:formula="of:=IF([.R69] &amp; [.D69] = &quot;2배치&quot;;1;0)" office:value-type="float" office:value="0" calcext:value-type="float">
            <text:p>0</text:p>
          </table:table-cell>
          <table:table-cell table:style-name="ce69" table:formula="of:=IF([.R69] &amp; [.D69] = &quot;1메뉴&quot;;[.G69]*6.45 + [.H69]*4 + [.I69]*4.55 + [.J69]*4 + [.K69]*4;0)" office:value-type="float" office:value="0" calcext:value-type="float">
            <text:p>0</text:p>
          </table:table-cell>
          <table:table-cell table:style-name="ce69" table:formula="of:=IF([.R69] &amp; [.D69] = &quot;1출력물&quot;;[.G69]*5.4 + [.H69]*4 + [.I69]*4.55 + [.J69]*4 + [.K69]*4;0)" office:value-type="float" office:value="0" calcext:value-type="float">
            <text:p>0</text:p>
          </table:table-cell>
          <table:table-cell table:style-name="ce69" table:formula="of:=IF([.R69] &amp; [.D69] = &quot;1팝업&quot;;[.G69]*6.45 + [.H69]*4 + [.I69]*4.55 + [.J69]*4 + [.K69]*4;0)" office:value-type="float" office:value="0" calcext:value-type="float">
            <text:p>0</text:p>
          </table:table-cell>
          <table:table-cell table:style-name="ce69" table:formula="of:=IF([.R69] &amp; [.D69] = &quot;1탭&quot;;[.G69]*6.45 + [.H69]*4 + [.I69]*4.55 + [.J69]*4 + [.K69]*4;0)" office:value-type="float" office:value="0" calcext:value-type="float">
            <text:p>0</text:p>
          </table:table-cell>
          <table:table-cell table:style-name="ce69" table:formula="of:=IF([.R69] &amp; [.D69] = &quot;1배치&quot;;[.G69]*6.45 + [.H69]*4 + [.I69]*4.55 + [.J69]*4 + [.K69]*4;0)" office:value-type="float" office:value="0" calcext:value-type="float">
            <text:p>0</text:p>
          </table:table-cell>
          <table:table-cell table:style-name="ce69" table:formula="of:=IF([.R69] &amp; [.D69] = &quot;2메뉴&quot;;[.G69]*6.45 + [.H69]*4 + [.I69]*4.55 + [.J69]*4 + [.K69]*4;0)" office:value-type="float" office:value="0" calcext:value-type="float">
            <text:p>0</text:p>
          </table:table-cell>
          <table:table-cell table:style-name="ce69" table:formula="of:=IF([.R69] &amp; [.D69] = &quot;2출력물&quot;;[.G69]*5.4 + [.H69]*4 + [.I69]*4.55 + [.J69]*4 + [.K69]*4;0)" office:value-type="float" office:value="0" calcext:value-type="float">
            <text:p>0</text:p>
          </table:table-cell>
          <table:table-cell table:style-name="ce69" table:formula="of:=IF([.R69] &amp; [.D69] = &quot;2팝업&quot;;[.G69]*6.45 + [.H69]*4 + [.I69]*4.55 + [.J69]*4 + [.K69]*4;0)" office:value-type="float" office:value="0" calcext:value-type="float">
            <text:p>0</text:p>
          </table:table-cell>
          <table:table-cell table:style-name="ce69" table:formula="of:=IF([.R69] &amp; [.D69] = &quot;2탭&quot;;[.G69]*6.45 + [.H69]*4 + [.I69]*4.55 + [.J69]*4 + [.K69]*4;0)" office:value-type="float" office:value="0" calcext:value-type="float">
            <text:p>0</text:p>
          </table:table-cell>
          <table:table-cell table:style-name="ce70" table:formula="of:=IF([.R69] &amp; [.D69] = &quot;2배치&quot;;[.G69]*6.45 + [.H69]*4 + [.I69]*4.55 + [.J69]*4 + [.K69]*4;0)" office:value-type="float" office:value="0" calcext:value-type="float">
            <text:p>0</text:p>
          </table:table-cell>
          <table:table-cell table:style-name="ce70" table:formula="of:=SUM([.AI69:.AR6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0]&lt;&gt;&quot;메뉴&quot;;0;IF(ISBLANK([.P70]); 0; IF((&quot;2015-08-28&quot;-[.P70])&gt;=0;1;0)))" office:value-type="float" office:value="0" calcext:value-type="float">
            <text:p>0</text:p>
          </table:table-cell>
          <table:table-cell table:style-name="ce66" table:formula="of:=IF([.D70]&lt;&gt;&quot;메뉴&quot;;0;IF(ISBLANK([.N70]); 0; IF((&quot;2015-09-04&quot;-[.N70])&gt;=0;1;0)))" office:value-type="float" office:value="0" calcext:value-type="float">
            <text:p>0</text:p>
          </table:table-cell>
          <table:table-cell table:style-name="ce66" table:formula="of:=IF(ISBLANK([.P70]); 0; IF((&quot;2015-08-28&quot;-[.P70])&gt;=0;[.AS70];0))" office:value-type="float" office:value="0" calcext:value-type="float">
            <text:p>0</text:p>
          </table:table-cell>
          <table:table-cell table:style-name="ce66" table:formula="of:=IF(ISBLANK([.N70]); 0; IF((&quot;2015-09-04&quot;-[.N70])&gt;=0;[.AS70];0))" office:value-type="float" office:value="0" calcext:value-type="float">
            <text:p>0</text:p>
          </table:table-cell>
          <table:table-cell table:style-name="ce66" table:formula="of:=IF([.D7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0])" office:value-type="float" office:value="0" calcext:value-type="float">
            <text:p>0</text:p>
          </table:table-cell>
          <table:table-cell table:style-name="ce69" table:formula="of:=IF([.R70] &amp; [.D70] = &quot;1메뉴&quot;;1;0)" office:value-type="float" office:value="0" calcext:value-type="float">
            <text:p>0</text:p>
          </table:table-cell>
          <table:table-cell table:style-name="ce69" table:formula="of:=IF([.R70] &amp; [.D70] = &quot;1출력물&quot;;1;0)" office:value-type="float" office:value="0" calcext:value-type="float">
            <text:p>0</text:p>
          </table:table-cell>
          <table:table-cell table:style-name="ce69" table:formula="of:=IF([.R70] &amp; [.D70] = &quot;1팝업&quot;;1;0)" office:value-type="float" office:value="0" calcext:value-type="float">
            <text:p>0</text:p>
          </table:table-cell>
          <table:table-cell table:style-name="ce69" table:formula="of:=IF([.R70] &amp; [.D70] = &quot;1탭&quot;;1;0)" office:value-type="float" office:value="0" calcext:value-type="float">
            <text:p>0</text:p>
          </table:table-cell>
          <table:table-cell table:style-name="ce69" table:formula="of:=IF([.R70] &amp; [.D70] = &quot;1배치&quot;;1;0)" office:value-type="float" office:value="0" calcext:value-type="float">
            <text:p>0</text:p>
          </table:table-cell>
          <table:table-cell table:style-name="ce69" table:formula="of:=IF([.R70] &amp; [.D70] = &quot;2메뉴&quot;;1;0)" office:value-type="float" office:value="0" calcext:value-type="float">
            <text:p>0</text:p>
          </table:table-cell>
          <table:table-cell table:style-name="ce69" table:formula="of:=IF([.R70] &amp; [.D70] = &quot;2출력물&quot;;1;0)" office:value-type="float" office:value="0" calcext:value-type="float">
            <text:p>0</text:p>
          </table:table-cell>
          <table:table-cell table:style-name="ce69" table:formula="of:=IF([.R70] &amp; [.D70] = &quot;2팝업&quot;;1;0)" office:value-type="float" office:value="0" calcext:value-type="float">
            <text:p>0</text:p>
          </table:table-cell>
          <table:table-cell table:style-name="ce69" table:formula="of:=IF([.R70] &amp; [.D70] = &quot;2탭&quot;;1;0)" office:value-type="float" office:value="0" calcext:value-type="float">
            <text:p>0</text:p>
          </table:table-cell>
          <table:table-cell table:style-name="ce69" table:formula="of:=IF([.R70] &amp; [.D70] = &quot;2배치&quot;;1;0)" office:value-type="float" office:value="0" calcext:value-type="float">
            <text:p>0</text:p>
          </table:table-cell>
          <table:table-cell table:style-name="ce69" table:formula="of:=IF([.R70] &amp; [.D70] = &quot;1메뉴&quot;;[.G70]*6.45 + [.H70]*4 + [.I70]*4.55 + [.J70]*4 + [.K70]*4;0)" office:value-type="float" office:value="0" calcext:value-type="float">
            <text:p>0</text:p>
          </table:table-cell>
          <table:table-cell table:style-name="ce69" table:formula="of:=IF([.R70] &amp; [.D70] = &quot;1출력물&quot;;[.G70]*5.4 + [.H70]*4 + [.I70]*4.55 + [.J70]*4 + [.K70]*4;0)" office:value-type="float" office:value="0" calcext:value-type="float">
            <text:p>0</text:p>
          </table:table-cell>
          <table:table-cell table:style-name="ce69" table:formula="of:=IF([.R70] &amp; [.D70] = &quot;1팝업&quot;;[.G70]*6.45 + [.H70]*4 + [.I70]*4.55 + [.J70]*4 + [.K70]*4;0)" office:value-type="float" office:value="0" calcext:value-type="float">
            <text:p>0</text:p>
          </table:table-cell>
          <table:table-cell table:style-name="ce69" table:formula="of:=IF([.R70] &amp; [.D70] = &quot;1탭&quot;;[.G70]*6.45 + [.H70]*4 + [.I70]*4.55 + [.J70]*4 + [.K70]*4;0)" office:value-type="float" office:value="0" calcext:value-type="float">
            <text:p>0</text:p>
          </table:table-cell>
          <table:table-cell table:style-name="ce69" table:formula="of:=IF([.R70] &amp; [.D70] = &quot;1배치&quot;;[.G70]*6.45 + [.H70]*4 + [.I70]*4.55 + [.J70]*4 + [.K70]*4;0)" office:value-type="float" office:value="0" calcext:value-type="float">
            <text:p>0</text:p>
          </table:table-cell>
          <table:table-cell table:style-name="ce69" table:formula="of:=IF([.R70] &amp; [.D70] = &quot;2메뉴&quot;;[.G70]*6.45 + [.H70]*4 + [.I70]*4.55 + [.J70]*4 + [.K70]*4;0)" office:value-type="float" office:value="0" calcext:value-type="float">
            <text:p>0</text:p>
          </table:table-cell>
          <table:table-cell table:style-name="ce69" table:formula="of:=IF([.R70] &amp; [.D70] = &quot;2출력물&quot;;[.G70]*5.4 + [.H70]*4 + [.I70]*4.55 + [.J70]*4 + [.K70]*4;0)" office:value-type="float" office:value="0" calcext:value-type="float">
            <text:p>0</text:p>
          </table:table-cell>
          <table:table-cell table:style-name="ce69" table:formula="of:=IF([.R70] &amp; [.D70] = &quot;2팝업&quot;;[.G70]*6.45 + [.H70]*4 + [.I70]*4.55 + [.J70]*4 + [.K70]*4;0)" office:value-type="float" office:value="0" calcext:value-type="float">
            <text:p>0</text:p>
          </table:table-cell>
          <table:table-cell table:style-name="ce69" table:formula="of:=IF([.R70] &amp; [.D70] = &quot;2탭&quot;;[.G70]*6.45 + [.H70]*4 + [.I70]*4.55 + [.J70]*4 + [.K70]*4;0)" office:value-type="float" office:value="0" calcext:value-type="float">
            <text:p>0</text:p>
          </table:table-cell>
          <table:table-cell table:style-name="ce70" table:formula="of:=IF([.R70] &amp; [.D70] = &quot;2배치&quot;;[.G70]*6.45 + [.H70]*4 + [.I70]*4.55 + [.J70]*4 + [.K70]*4;0)" office:value-type="float" office:value="0" calcext:value-type="float">
            <text:p>0</text:p>
          </table:table-cell>
          <table:table-cell table:style-name="ce70" table:formula="of:=SUM([.AI70:.AR7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1]&lt;&gt;&quot;메뉴&quot;;0;IF(ISBLANK([.P71]); 0; IF((&quot;2015-08-28&quot;-[.P71])&gt;=0;1;0)))" office:value-type="float" office:value="0" calcext:value-type="float">
            <text:p>0</text:p>
          </table:table-cell>
          <table:table-cell table:style-name="ce66" table:formula="of:=IF([.D71]&lt;&gt;&quot;메뉴&quot;;0;IF(ISBLANK([.N71]); 0; IF((&quot;2015-09-04&quot;-[.N71])&gt;=0;1;0)))" office:value-type="float" office:value="0" calcext:value-type="float">
            <text:p>0</text:p>
          </table:table-cell>
          <table:table-cell table:style-name="ce66" table:formula="of:=IF(ISBLANK([.P71]); 0; IF((&quot;2015-08-28&quot;-[.P71])&gt;=0;[.AS71];0))" office:value-type="float" office:value="0" calcext:value-type="float">
            <text:p>0</text:p>
          </table:table-cell>
          <table:table-cell table:style-name="ce66" table:formula="of:=IF(ISBLANK([.N71]); 0; IF((&quot;2015-09-04&quot;-[.N71])&gt;=0;[.AS71];0))" office:value-type="float" office:value="0" calcext:value-type="float">
            <text:p>0</text:p>
          </table:table-cell>
          <table:table-cell table:style-name="ce66" table:formula="of:=IF([.D7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1])" office:value-type="float" office:value="0" calcext:value-type="float">
            <text:p>0</text:p>
          </table:table-cell>
          <table:table-cell table:style-name="ce69" table:formula="of:=IF([.R71] &amp; [.D71] = &quot;1메뉴&quot;;1;0)" office:value-type="float" office:value="0" calcext:value-type="float">
            <text:p>0</text:p>
          </table:table-cell>
          <table:table-cell table:style-name="ce69" table:formula="of:=IF([.R71] &amp; [.D71] = &quot;1출력물&quot;;1;0)" office:value-type="float" office:value="0" calcext:value-type="float">
            <text:p>0</text:p>
          </table:table-cell>
          <table:table-cell table:style-name="ce69" table:formula="of:=IF([.R71] &amp; [.D71] = &quot;1팝업&quot;;1;0)" office:value-type="float" office:value="0" calcext:value-type="float">
            <text:p>0</text:p>
          </table:table-cell>
          <table:table-cell table:style-name="ce69" table:formula="of:=IF([.R71] &amp; [.D71] = &quot;1탭&quot;;1;0)" office:value-type="float" office:value="0" calcext:value-type="float">
            <text:p>0</text:p>
          </table:table-cell>
          <table:table-cell table:style-name="ce69" table:formula="of:=IF([.R71] &amp; [.D71] = &quot;1배치&quot;;1;0)" office:value-type="float" office:value="0" calcext:value-type="float">
            <text:p>0</text:p>
          </table:table-cell>
          <table:table-cell table:style-name="ce69" table:formula="of:=IF([.R71] &amp; [.D71] = &quot;2메뉴&quot;;1;0)" office:value-type="float" office:value="0" calcext:value-type="float">
            <text:p>0</text:p>
          </table:table-cell>
          <table:table-cell table:style-name="ce69" table:formula="of:=IF([.R71] &amp; [.D71] = &quot;2출력물&quot;;1;0)" office:value-type="float" office:value="0" calcext:value-type="float">
            <text:p>0</text:p>
          </table:table-cell>
          <table:table-cell table:style-name="ce69" table:formula="of:=IF([.R71] &amp; [.D71] = &quot;2팝업&quot;;1;0)" office:value-type="float" office:value="0" calcext:value-type="float">
            <text:p>0</text:p>
          </table:table-cell>
          <table:table-cell table:style-name="ce69" table:formula="of:=IF([.R71] &amp; [.D71] = &quot;2탭&quot;;1;0)" office:value-type="float" office:value="0" calcext:value-type="float">
            <text:p>0</text:p>
          </table:table-cell>
          <table:table-cell table:style-name="ce69" table:formula="of:=IF([.R71] &amp; [.D71] = &quot;2배치&quot;;1;0)" office:value-type="float" office:value="0" calcext:value-type="float">
            <text:p>0</text:p>
          </table:table-cell>
          <table:table-cell table:style-name="ce69" table:formula="of:=IF([.R71] &amp; [.D71] = &quot;1메뉴&quot;;[.G71]*6.45 + [.H71]*4 + [.I71]*4.55 + [.J71]*4 + [.K71]*4;0)" office:value-type="float" office:value="0" calcext:value-type="float">
            <text:p>0</text:p>
          </table:table-cell>
          <table:table-cell table:style-name="ce69" table:formula="of:=IF([.R71] &amp; [.D71] = &quot;1출력물&quot;;[.G71]*5.4 + [.H71]*4 + [.I71]*4.55 + [.J71]*4 + [.K71]*4;0)" office:value-type="float" office:value="0" calcext:value-type="float">
            <text:p>0</text:p>
          </table:table-cell>
          <table:table-cell table:style-name="ce69" table:formula="of:=IF([.R71] &amp; [.D71] = &quot;1팝업&quot;;[.G71]*6.45 + [.H71]*4 + [.I71]*4.55 + [.J71]*4 + [.K71]*4;0)" office:value-type="float" office:value="0" calcext:value-type="float">
            <text:p>0</text:p>
          </table:table-cell>
          <table:table-cell table:style-name="ce69" table:formula="of:=IF([.R71] &amp; [.D71] = &quot;1탭&quot;;[.G71]*6.45 + [.H71]*4 + [.I71]*4.55 + [.J71]*4 + [.K71]*4;0)" office:value-type="float" office:value="0" calcext:value-type="float">
            <text:p>0</text:p>
          </table:table-cell>
          <table:table-cell table:style-name="ce69" table:formula="of:=IF([.R71] &amp; [.D71] = &quot;1배치&quot;;[.G71]*6.45 + [.H71]*4 + [.I71]*4.55 + [.J71]*4 + [.K71]*4;0)" office:value-type="float" office:value="0" calcext:value-type="float">
            <text:p>0</text:p>
          </table:table-cell>
          <table:table-cell table:style-name="ce69" table:formula="of:=IF([.R71] &amp; [.D71] = &quot;2메뉴&quot;;[.G71]*6.45 + [.H71]*4 + [.I71]*4.55 + [.J71]*4 + [.K71]*4;0)" office:value-type="float" office:value="0" calcext:value-type="float">
            <text:p>0</text:p>
          </table:table-cell>
          <table:table-cell table:style-name="ce69" table:formula="of:=IF([.R71] &amp; [.D71] = &quot;2출력물&quot;;[.G71]*5.4 + [.H71]*4 + [.I71]*4.55 + [.J71]*4 + [.K71]*4;0)" office:value-type="float" office:value="0" calcext:value-type="float">
            <text:p>0</text:p>
          </table:table-cell>
          <table:table-cell table:style-name="ce69" table:formula="of:=IF([.R71] &amp; [.D71] = &quot;2팝업&quot;;[.G71]*6.45 + [.H71]*4 + [.I71]*4.55 + [.J71]*4 + [.K71]*4;0)" office:value-type="float" office:value="0" calcext:value-type="float">
            <text:p>0</text:p>
          </table:table-cell>
          <table:table-cell table:style-name="ce69" table:formula="of:=IF([.R71] &amp; [.D71] = &quot;2탭&quot;;[.G71]*6.45 + [.H71]*4 + [.I71]*4.55 + [.J71]*4 + [.K71]*4;0)" office:value-type="float" office:value="0" calcext:value-type="float">
            <text:p>0</text:p>
          </table:table-cell>
          <table:table-cell table:style-name="ce70" table:formula="of:=IF([.R71] &amp; [.D71] = &quot;2배치&quot;;[.G71]*6.45 + [.H71]*4 + [.I71]*4.55 + [.J71]*4 + [.K71]*4;0)" office:value-type="float" office:value="0" calcext:value-type="float">
            <text:p>0</text:p>
          </table:table-cell>
          <table:table-cell table:style-name="ce70" table:formula="of:=SUM([.AI71:.AR7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2]&lt;&gt;&quot;메뉴&quot;;0;IF(ISBLANK([.P72]); 0; IF((&quot;2015-08-28&quot;-[.P72])&gt;=0;1;0)))" office:value-type="float" office:value="0" calcext:value-type="float">
            <text:p>0</text:p>
          </table:table-cell>
          <table:table-cell table:style-name="ce66" table:formula="of:=IF([.D72]&lt;&gt;&quot;메뉴&quot;;0;IF(ISBLANK([.N72]); 0; IF((&quot;2015-09-04&quot;-[.N72])&gt;=0;1;0)))" office:value-type="float" office:value="0" calcext:value-type="float">
            <text:p>0</text:p>
          </table:table-cell>
          <table:table-cell table:style-name="ce66" table:formula="of:=IF(ISBLANK([.P72]); 0; IF((&quot;2015-08-28&quot;-[.P72])&gt;=0;[.AS72];0))" office:value-type="float" office:value="0" calcext:value-type="float">
            <text:p>0</text:p>
          </table:table-cell>
          <table:table-cell table:style-name="ce66" table:formula="of:=IF(ISBLANK([.N72]); 0; IF((&quot;2015-09-04&quot;-[.N72])&gt;=0;[.AS72];0))" office:value-type="float" office:value="0" calcext:value-type="float">
            <text:p>0</text:p>
          </table:table-cell>
          <table:table-cell table:style-name="ce66" table:formula="of:=IF([.D7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2])" office:value-type="float" office:value="0" calcext:value-type="float">
            <text:p>0</text:p>
          </table:table-cell>
          <table:table-cell table:style-name="ce69" table:formula="of:=IF([.R72] &amp; [.D72] = &quot;1메뉴&quot;;1;0)" office:value-type="float" office:value="0" calcext:value-type="float">
            <text:p>0</text:p>
          </table:table-cell>
          <table:table-cell table:style-name="ce69" table:formula="of:=IF([.R72] &amp; [.D72] = &quot;1출력물&quot;;1;0)" office:value-type="float" office:value="0" calcext:value-type="float">
            <text:p>0</text:p>
          </table:table-cell>
          <table:table-cell table:style-name="ce69" table:formula="of:=IF([.R72] &amp; [.D72] = &quot;1팝업&quot;;1;0)" office:value-type="float" office:value="0" calcext:value-type="float">
            <text:p>0</text:p>
          </table:table-cell>
          <table:table-cell table:style-name="ce69" table:formula="of:=IF([.R72] &amp; [.D72] = &quot;1탭&quot;;1;0)" office:value-type="float" office:value="0" calcext:value-type="float">
            <text:p>0</text:p>
          </table:table-cell>
          <table:table-cell table:style-name="ce69" table:formula="of:=IF([.R72] &amp; [.D72] = &quot;1배치&quot;;1;0)" office:value-type="float" office:value="0" calcext:value-type="float">
            <text:p>0</text:p>
          </table:table-cell>
          <table:table-cell table:style-name="ce69" table:formula="of:=IF([.R72] &amp; [.D72] = &quot;2메뉴&quot;;1;0)" office:value-type="float" office:value="0" calcext:value-type="float">
            <text:p>0</text:p>
          </table:table-cell>
          <table:table-cell table:style-name="ce69" table:formula="of:=IF([.R72] &amp; [.D72] = &quot;2출력물&quot;;1;0)" office:value-type="float" office:value="0" calcext:value-type="float">
            <text:p>0</text:p>
          </table:table-cell>
          <table:table-cell table:style-name="ce69" table:formula="of:=IF([.R72] &amp; [.D72] = &quot;2팝업&quot;;1;0)" office:value-type="float" office:value="0" calcext:value-type="float">
            <text:p>0</text:p>
          </table:table-cell>
          <table:table-cell table:style-name="ce69" table:formula="of:=IF([.R72] &amp; [.D72] = &quot;2탭&quot;;1;0)" office:value-type="float" office:value="0" calcext:value-type="float">
            <text:p>0</text:p>
          </table:table-cell>
          <table:table-cell table:style-name="ce69" table:formula="of:=IF([.R72] &amp; [.D72] = &quot;2배치&quot;;1;0)" office:value-type="float" office:value="0" calcext:value-type="float">
            <text:p>0</text:p>
          </table:table-cell>
          <table:table-cell table:style-name="ce69" table:formula="of:=IF([.R72] &amp; [.D72] = &quot;1메뉴&quot;;[.G72]*6.45 + [.H72]*4 + [.I72]*4.55 + [.J72]*4 + [.K72]*4;0)" office:value-type="float" office:value="0" calcext:value-type="float">
            <text:p>0</text:p>
          </table:table-cell>
          <table:table-cell table:style-name="ce69" table:formula="of:=IF([.R72] &amp; [.D72] = &quot;1출력물&quot;;[.G72]*5.4 + [.H72]*4 + [.I72]*4.55 + [.J72]*4 + [.K72]*4;0)" office:value-type="float" office:value="0" calcext:value-type="float">
            <text:p>0</text:p>
          </table:table-cell>
          <table:table-cell table:style-name="ce69" table:formula="of:=IF([.R72] &amp; [.D72] = &quot;1팝업&quot;;[.G72]*6.45 + [.H72]*4 + [.I72]*4.55 + [.J72]*4 + [.K72]*4;0)" office:value-type="float" office:value="0" calcext:value-type="float">
            <text:p>0</text:p>
          </table:table-cell>
          <table:table-cell table:style-name="ce69" table:formula="of:=IF([.R72] &amp; [.D72] = &quot;1탭&quot;;[.G72]*6.45 + [.H72]*4 + [.I72]*4.55 + [.J72]*4 + [.K72]*4;0)" office:value-type="float" office:value="0" calcext:value-type="float">
            <text:p>0</text:p>
          </table:table-cell>
          <table:table-cell table:style-name="ce69" table:formula="of:=IF([.R72] &amp; [.D72] = &quot;1배치&quot;;[.G72]*6.45 + [.H72]*4 + [.I72]*4.55 + [.J72]*4 + [.K72]*4;0)" office:value-type="float" office:value="0" calcext:value-type="float">
            <text:p>0</text:p>
          </table:table-cell>
          <table:table-cell table:style-name="ce69" table:formula="of:=IF([.R72] &amp; [.D72] = &quot;2메뉴&quot;;[.G72]*6.45 + [.H72]*4 + [.I72]*4.55 + [.J72]*4 + [.K72]*4;0)" office:value-type="float" office:value="0" calcext:value-type="float">
            <text:p>0</text:p>
          </table:table-cell>
          <table:table-cell table:style-name="ce69" table:formula="of:=IF([.R72] &amp; [.D72] = &quot;2출력물&quot;;[.G72]*5.4 + [.H72]*4 + [.I72]*4.55 + [.J72]*4 + [.K72]*4;0)" office:value-type="float" office:value="0" calcext:value-type="float">
            <text:p>0</text:p>
          </table:table-cell>
          <table:table-cell table:style-name="ce69" table:formula="of:=IF([.R72] &amp; [.D72] = &quot;2팝업&quot;;[.G72]*6.45 + [.H72]*4 + [.I72]*4.55 + [.J72]*4 + [.K72]*4;0)" office:value-type="float" office:value="0" calcext:value-type="float">
            <text:p>0</text:p>
          </table:table-cell>
          <table:table-cell table:style-name="ce69" table:formula="of:=IF([.R72] &amp; [.D72] = &quot;2탭&quot;;[.G72]*6.45 + [.H72]*4 + [.I72]*4.55 + [.J72]*4 + [.K72]*4;0)" office:value-type="float" office:value="0" calcext:value-type="float">
            <text:p>0</text:p>
          </table:table-cell>
          <table:table-cell table:style-name="ce70" table:formula="of:=IF([.R72] &amp; [.D72] = &quot;2배치&quot;;[.G72]*6.45 + [.H72]*4 + [.I72]*4.55 + [.J72]*4 + [.K72]*4;0)" office:value-type="float" office:value="0" calcext:value-type="float">
            <text:p>0</text:p>
          </table:table-cell>
          <table:table-cell table:style-name="ce70" table:formula="of:=SUM([.AI72:.AR7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3]&lt;&gt;&quot;메뉴&quot;;0;IF(ISBLANK([.P73]); 0; IF((&quot;2015-08-28&quot;-[.P73])&gt;=0;1;0)))" office:value-type="float" office:value="0" calcext:value-type="float">
            <text:p>0</text:p>
          </table:table-cell>
          <table:table-cell table:style-name="ce66" table:formula="of:=IF([.D73]&lt;&gt;&quot;메뉴&quot;;0;IF(ISBLANK([.N73]); 0; IF((&quot;2015-09-04&quot;-[.N73])&gt;=0;1;0)))" office:value-type="float" office:value="0" calcext:value-type="float">
            <text:p>0</text:p>
          </table:table-cell>
          <table:table-cell table:style-name="ce66" table:formula="of:=IF(ISBLANK([.P73]); 0; IF((&quot;2015-08-28&quot;-[.P73])&gt;=0;[.AS73];0))" office:value-type="float" office:value="0" calcext:value-type="float">
            <text:p>0</text:p>
          </table:table-cell>
          <table:table-cell table:style-name="ce66" table:formula="of:=IF(ISBLANK([.N73]); 0; IF((&quot;2015-09-04&quot;-[.N73])&gt;=0;[.AS73];0))" office:value-type="float" office:value="0" calcext:value-type="float">
            <text:p>0</text:p>
          </table:table-cell>
          <table:table-cell table:style-name="ce66" table:formula="of:=IF([.D7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3])" office:value-type="float" office:value="0" calcext:value-type="float">
            <text:p>0</text:p>
          </table:table-cell>
          <table:table-cell table:style-name="ce69" table:formula="of:=IF([.R73] &amp; [.D73] = &quot;1메뉴&quot;;1;0)" office:value-type="float" office:value="0" calcext:value-type="float">
            <text:p>0</text:p>
          </table:table-cell>
          <table:table-cell table:style-name="ce69" table:formula="of:=IF([.R73] &amp; [.D73] = &quot;1출력물&quot;;1;0)" office:value-type="float" office:value="0" calcext:value-type="float">
            <text:p>0</text:p>
          </table:table-cell>
          <table:table-cell table:style-name="ce69" table:formula="of:=IF([.R73] &amp; [.D73] = &quot;1팝업&quot;;1;0)" office:value-type="float" office:value="0" calcext:value-type="float">
            <text:p>0</text:p>
          </table:table-cell>
          <table:table-cell table:style-name="ce69" table:formula="of:=IF([.R73] &amp; [.D73] = &quot;1탭&quot;;1;0)" office:value-type="float" office:value="0" calcext:value-type="float">
            <text:p>0</text:p>
          </table:table-cell>
          <table:table-cell table:style-name="ce69" table:formula="of:=IF([.R73] &amp; [.D73] = &quot;1배치&quot;;1;0)" office:value-type="float" office:value="0" calcext:value-type="float">
            <text:p>0</text:p>
          </table:table-cell>
          <table:table-cell table:style-name="ce69" table:formula="of:=IF([.R73] &amp; [.D73] = &quot;2메뉴&quot;;1;0)" office:value-type="float" office:value="0" calcext:value-type="float">
            <text:p>0</text:p>
          </table:table-cell>
          <table:table-cell table:style-name="ce69" table:formula="of:=IF([.R73] &amp; [.D73] = &quot;2출력물&quot;;1;0)" office:value-type="float" office:value="0" calcext:value-type="float">
            <text:p>0</text:p>
          </table:table-cell>
          <table:table-cell table:style-name="ce69" table:formula="of:=IF([.R73] &amp; [.D73] = &quot;2팝업&quot;;1;0)" office:value-type="float" office:value="0" calcext:value-type="float">
            <text:p>0</text:p>
          </table:table-cell>
          <table:table-cell table:style-name="ce69" table:formula="of:=IF([.R73] &amp; [.D73] = &quot;2탭&quot;;1;0)" office:value-type="float" office:value="0" calcext:value-type="float">
            <text:p>0</text:p>
          </table:table-cell>
          <table:table-cell table:style-name="ce69" table:formula="of:=IF([.R73] &amp; [.D73] = &quot;2배치&quot;;1;0)" office:value-type="float" office:value="0" calcext:value-type="float">
            <text:p>0</text:p>
          </table:table-cell>
          <table:table-cell table:style-name="ce69" table:formula="of:=IF([.R73] &amp; [.D73] = &quot;1메뉴&quot;;[.G73]*6.45 + [.H73]*4 + [.I73]*4.55 + [.J73]*4 + [.K73]*4;0)" office:value-type="float" office:value="0" calcext:value-type="float">
            <text:p>0</text:p>
          </table:table-cell>
          <table:table-cell table:style-name="ce69" table:formula="of:=IF([.R73] &amp; [.D73] = &quot;1출력물&quot;;[.G73]*5.4 + [.H73]*4 + [.I73]*4.55 + [.J73]*4 + [.K73]*4;0)" office:value-type="float" office:value="0" calcext:value-type="float">
            <text:p>0</text:p>
          </table:table-cell>
          <table:table-cell table:style-name="ce69" table:formula="of:=IF([.R73] &amp; [.D73] = &quot;1팝업&quot;;[.G73]*6.45 + [.H73]*4 + [.I73]*4.55 + [.J73]*4 + [.K73]*4;0)" office:value-type="float" office:value="0" calcext:value-type="float">
            <text:p>0</text:p>
          </table:table-cell>
          <table:table-cell table:style-name="ce69" table:formula="of:=IF([.R73] &amp; [.D73] = &quot;1탭&quot;;[.G73]*6.45 + [.H73]*4 + [.I73]*4.55 + [.J73]*4 + [.K73]*4;0)" office:value-type="float" office:value="0" calcext:value-type="float">
            <text:p>0</text:p>
          </table:table-cell>
          <table:table-cell table:style-name="ce69" table:formula="of:=IF([.R73] &amp; [.D73] = &quot;1배치&quot;;[.G73]*6.45 + [.H73]*4 + [.I73]*4.55 + [.J73]*4 + [.K73]*4;0)" office:value-type="float" office:value="0" calcext:value-type="float">
            <text:p>0</text:p>
          </table:table-cell>
          <table:table-cell table:style-name="ce69" table:formula="of:=IF([.R73] &amp; [.D73] = &quot;2메뉴&quot;;[.G73]*6.45 + [.H73]*4 + [.I73]*4.55 + [.J73]*4 + [.K73]*4;0)" office:value-type="float" office:value="0" calcext:value-type="float">
            <text:p>0</text:p>
          </table:table-cell>
          <table:table-cell table:style-name="ce69" table:formula="of:=IF([.R73] &amp; [.D73] = &quot;2출력물&quot;;[.G73]*5.4 + [.H73]*4 + [.I73]*4.55 + [.J73]*4 + [.K73]*4;0)" office:value-type="float" office:value="0" calcext:value-type="float">
            <text:p>0</text:p>
          </table:table-cell>
          <table:table-cell table:style-name="ce69" table:formula="of:=IF([.R73] &amp; [.D73] = &quot;2팝업&quot;;[.G73]*6.45 + [.H73]*4 + [.I73]*4.55 + [.J73]*4 + [.K73]*4;0)" office:value-type="float" office:value="0" calcext:value-type="float">
            <text:p>0</text:p>
          </table:table-cell>
          <table:table-cell table:style-name="ce69" table:formula="of:=IF([.R73] &amp; [.D73] = &quot;2탭&quot;;[.G73]*6.45 + [.H73]*4 + [.I73]*4.55 + [.J73]*4 + [.K73]*4;0)" office:value-type="float" office:value="0" calcext:value-type="float">
            <text:p>0</text:p>
          </table:table-cell>
          <table:table-cell table:style-name="ce70" table:formula="of:=IF([.R73] &amp; [.D73] = &quot;2배치&quot;;[.G73]*6.45 + [.H73]*4 + [.I73]*4.55 + [.J73]*4 + [.K73]*4;0)" office:value-type="float" office:value="0" calcext:value-type="float">
            <text:p>0</text:p>
          </table:table-cell>
          <table:table-cell table:style-name="ce70" table:formula="of:=SUM([.AI73:.AR7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5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4]&lt;&gt;&quot;메뉴&quot;;0;IF(ISBLANK([.P74]); 0; IF((&quot;2015-08-28&quot;-[.P74])&gt;=0;1;0)))" office:value-type="float" office:value="0" calcext:value-type="float">
            <text:p>0</text:p>
          </table:table-cell>
          <table:table-cell table:style-name="ce66" table:formula="of:=IF([.D74]&lt;&gt;&quot;메뉴&quot;;0;IF(ISBLANK([.N74]); 0; IF((&quot;2015-09-04&quot;-[.N74])&gt;=0;1;0)))" office:value-type="float" office:value="0" calcext:value-type="float">
            <text:p>0</text:p>
          </table:table-cell>
          <table:table-cell table:style-name="ce66" table:formula="of:=IF(ISBLANK([.P74]); 0; IF((&quot;2015-08-28&quot;-[.P74])&gt;=0;[.AS74];0))" office:value-type="float" office:value="0" calcext:value-type="float">
            <text:p>0</text:p>
          </table:table-cell>
          <table:table-cell table:style-name="ce66" table:formula="of:=IF(ISBLANK([.N74]); 0; IF((&quot;2015-09-04&quot;-[.N74])&gt;=0;[.AS74];0))" office:value-type="float" office:value="0" calcext:value-type="float">
            <text:p>0</text:p>
          </table:table-cell>
          <table:table-cell table:style-name="ce66" table:formula="of:=IF([.D7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4])" office:value-type="float" office:value="0" calcext:value-type="float">
            <text:p>0</text:p>
          </table:table-cell>
          <table:table-cell table:style-name="ce69" table:formula="of:=IF([.R74] &amp; [.D74] = &quot;1메뉴&quot;;1;0)" office:value-type="float" office:value="0" calcext:value-type="float">
            <text:p>0</text:p>
          </table:table-cell>
          <table:table-cell table:style-name="ce69" table:formula="of:=IF([.R74] &amp; [.D74] = &quot;1출력물&quot;;1;0)" office:value-type="float" office:value="0" calcext:value-type="float">
            <text:p>0</text:p>
          </table:table-cell>
          <table:table-cell table:style-name="ce69" table:formula="of:=IF([.R74] &amp; [.D74] = &quot;1팝업&quot;;1;0)" office:value-type="float" office:value="0" calcext:value-type="float">
            <text:p>0</text:p>
          </table:table-cell>
          <table:table-cell table:style-name="ce69" table:formula="of:=IF([.R74] &amp; [.D74] = &quot;1탭&quot;;1;0)" office:value-type="float" office:value="0" calcext:value-type="float">
            <text:p>0</text:p>
          </table:table-cell>
          <table:table-cell table:style-name="ce69" table:formula="of:=IF([.R74] &amp; [.D74] = &quot;1배치&quot;;1;0)" office:value-type="float" office:value="0" calcext:value-type="float">
            <text:p>0</text:p>
          </table:table-cell>
          <table:table-cell table:style-name="ce69" table:formula="of:=IF([.R74] &amp; [.D74] = &quot;2메뉴&quot;;1;0)" office:value-type="float" office:value="0" calcext:value-type="float">
            <text:p>0</text:p>
          </table:table-cell>
          <table:table-cell table:style-name="ce69" table:formula="of:=IF([.R74] &amp; [.D74] = &quot;2출력물&quot;;1;0)" office:value-type="float" office:value="0" calcext:value-type="float">
            <text:p>0</text:p>
          </table:table-cell>
          <table:table-cell table:style-name="ce69" table:formula="of:=IF([.R74] &amp; [.D74] = &quot;2팝업&quot;;1;0)" office:value-type="float" office:value="0" calcext:value-type="float">
            <text:p>0</text:p>
          </table:table-cell>
          <table:table-cell table:style-name="ce69" table:formula="of:=IF([.R74] &amp; [.D74] = &quot;2탭&quot;;1;0)" office:value-type="float" office:value="0" calcext:value-type="float">
            <text:p>0</text:p>
          </table:table-cell>
          <table:table-cell table:style-name="ce69" table:formula="of:=IF([.R74] &amp; [.D74] = &quot;2배치&quot;;1;0)" office:value-type="float" office:value="0" calcext:value-type="float">
            <text:p>0</text:p>
          </table:table-cell>
          <table:table-cell table:style-name="ce69" table:formula="of:=IF([.R74] &amp; [.D74] = &quot;1메뉴&quot;;[.G74]*6.45 + [.H74]*4 + [.I74]*4.55 + [.J74]*4 + [.K74]*4;0)" office:value-type="float" office:value="0" calcext:value-type="float">
            <text:p>0</text:p>
          </table:table-cell>
          <table:table-cell table:style-name="ce69" table:formula="of:=IF([.R74] &amp; [.D74] = &quot;1출력물&quot;;[.G74]*5.4 + [.H74]*4 + [.I74]*4.55 + [.J74]*4 + [.K74]*4;0)" office:value-type="float" office:value="0" calcext:value-type="float">
            <text:p>0</text:p>
          </table:table-cell>
          <table:table-cell table:style-name="ce69" table:formula="of:=IF([.R74] &amp; [.D74] = &quot;1팝업&quot;;[.G74]*6.45 + [.H74]*4 + [.I74]*4.55 + [.J74]*4 + [.K74]*4;0)" office:value-type="float" office:value="0" calcext:value-type="float">
            <text:p>0</text:p>
          </table:table-cell>
          <table:table-cell table:style-name="ce69" table:formula="of:=IF([.R74] &amp; [.D74] = &quot;1탭&quot;;[.G74]*6.45 + [.H74]*4 + [.I74]*4.55 + [.J74]*4 + [.K74]*4;0)" office:value-type="float" office:value="0" calcext:value-type="float">
            <text:p>0</text:p>
          </table:table-cell>
          <table:table-cell table:style-name="ce69" table:formula="of:=IF([.R74] &amp; [.D74] = &quot;1배치&quot;;[.G74]*6.45 + [.H74]*4 + [.I74]*4.55 + [.J74]*4 + [.K74]*4;0)" office:value-type="float" office:value="0" calcext:value-type="float">
            <text:p>0</text:p>
          </table:table-cell>
          <table:table-cell table:style-name="ce69" table:formula="of:=IF([.R74] &amp; [.D74] = &quot;2메뉴&quot;;[.G74]*6.45 + [.H74]*4 + [.I74]*4.55 + [.J74]*4 + [.K74]*4;0)" office:value-type="float" office:value="0" calcext:value-type="float">
            <text:p>0</text:p>
          </table:table-cell>
          <table:table-cell table:style-name="ce69" table:formula="of:=IF([.R74] &amp; [.D74] = &quot;2출력물&quot;;[.G74]*5.4 + [.H74]*4 + [.I74]*4.55 + [.J74]*4 + [.K74]*4;0)" office:value-type="float" office:value="0" calcext:value-type="float">
            <text:p>0</text:p>
          </table:table-cell>
          <table:table-cell table:style-name="ce69" table:formula="of:=IF([.R74] &amp; [.D74] = &quot;2팝업&quot;;[.G74]*6.45 + [.H74]*4 + [.I74]*4.55 + [.J74]*4 + [.K74]*4;0)" office:value-type="float" office:value="0" calcext:value-type="float">
            <text:p>0</text:p>
          </table:table-cell>
          <table:table-cell table:style-name="ce69" table:formula="of:=IF([.R74] &amp; [.D74] = &quot;2탭&quot;;[.G74]*6.45 + [.H74]*4 + [.I74]*4.55 + [.J74]*4 + [.K74]*4;0)" office:value-type="float" office:value="0" calcext:value-type="float">
            <text:p>0</text:p>
          </table:table-cell>
          <table:table-cell table:style-name="ce70" table:formula="of:=IF([.R74] &amp; [.D74] = &quot;2배치&quot;;[.G74]*6.45 + [.H74]*4 + [.I74]*4.55 + [.J74]*4 + [.K74]*4;0)" office:value-type="float" office:value="0" calcext:value-type="float">
            <text:p>0</text:p>
          </table:table-cell>
          <table:table-cell table:style-name="ce70" table:formula="of:=SUM([.AI74:.AR74])" office:value-type="float" office:value="0" calcext:value-type="float">
            <text:p>0</text:p>
          </table:table-cell>
          <table:table-cell table:style-name="ce71" table:formula="of:=SUM([.AI74:.AM82])" office:value-type="float" office:value="0" calcext:value-type="float" table:number-columns-spanned="1" table:number-rows-spanned="9">
            <text:p>0</text:p>
          </table:table-cell>
          <table:table-cell table:style-name="ce71" table:formula="of:=SUM([.AN74:.AR82])" office:value-type="float" office:value="0" calcext:value-type="float" table:number-columns-spanned="1" table:number-rows-spanned="9">
            <text:p>0</text:p>
          </table:table-cell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5]&lt;&gt;&quot;메뉴&quot;;0;IF(ISBLANK([.P75]); 0; IF((&quot;2015-08-28&quot;-[.P75])&gt;=0;1;0)))" office:value-type="float" office:value="0" calcext:value-type="float">
            <text:p>0</text:p>
          </table:table-cell>
          <table:table-cell table:style-name="ce66" table:formula="of:=IF([.D75]&lt;&gt;&quot;메뉴&quot;;0;IF(ISBLANK([.N75]); 0; IF((&quot;2015-09-04&quot;-[.N75])&gt;=0;1;0)))" office:value-type="float" office:value="0" calcext:value-type="float">
            <text:p>0</text:p>
          </table:table-cell>
          <table:table-cell table:style-name="ce66" table:formula="of:=IF(ISBLANK([.P75]); 0; IF((&quot;2015-08-28&quot;-[.P75])&gt;=0;[.AS75];0))" office:value-type="float" office:value="0" calcext:value-type="float">
            <text:p>0</text:p>
          </table:table-cell>
          <table:table-cell table:style-name="ce66" table:formula="of:=IF(ISBLANK([.N75]); 0; IF((&quot;2015-09-04&quot;-[.N75])&gt;=0;[.AS75];0))" office:value-type="float" office:value="0" calcext:value-type="float">
            <text:p>0</text:p>
          </table:table-cell>
          <table:table-cell table:style-name="ce66" table:formula="of:=IF([.D7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5])" office:value-type="float" office:value="0" calcext:value-type="float">
            <text:p>0</text:p>
          </table:table-cell>
          <table:table-cell table:style-name="ce69" table:formula="of:=IF([.R75] &amp; [.D75] = &quot;1메뉴&quot;;1;0)" office:value-type="float" office:value="0" calcext:value-type="float">
            <text:p>0</text:p>
          </table:table-cell>
          <table:table-cell table:style-name="ce69" table:formula="of:=IF([.R75] &amp; [.D75] = &quot;1출력물&quot;;1;0)" office:value-type="float" office:value="0" calcext:value-type="float">
            <text:p>0</text:p>
          </table:table-cell>
          <table:table-cell table:style-name="ce69" table:formula="of:=IF([.R75] &amp; [.D75] = &quot;1팝업&quot;;1;0)" office:value-type="float" office:value="0" calcext:value-type="float">
            <text:p>0</text:p>
          </table:table-cell>
          <table:table-cell table:style-name="ce69" table:formula="of:=IF([.R75] &amp; [.D75] = &quot;1탭&quot;;1;0)" office:value-type="float" office:value="0" calcext:value-type="float">
            <text:p>0</text:p>
          </table:table-cell>
          <table:table-cell table:style-name="ce69" table:formula="of:=IF([.R75] &amp; [.D75] = &quot;1배치&quot;;1;0)" office:value-type="float" office:value="0" calcext:value-type="float">
            <text:p>0</text:p>
          </table:table-cell>
          <table:table-cell table:style-name="ce69" table:formula="of:=IF([.R75] &amp; [.D75] = &quot;2메뉴&quot;;1;0)" office:value-type="float" office:value="0" calcext:value-type="float">
            <text:p>0</text:p>
          </table:table-cell>
          <table:table-cell table:style-name="ce69" table:formula="of:=IF([.R75] &amp; [.D75] = &quot;2출력물&quot;;1;0)" office:value-type="float" office:value="0" calcext:value-type="float">
            <text:p>0</text:p>
          </table:table-cell>
          <table:table-cell table:style-name="ce69" table:formula="of:=IF([.R75] &amp; [.D75] = &quot;2팝업&quot;;1;0)" office:value-type="float" office:value="0" calcext:value-type="float">
            <text:p>0</text:p>
          </table:table-cell>
          <table:table-cell table:style-name="ce69" table:formula="of:=IF([.R75] &amp; [.D75] = &quot;2탭&quot;;1;0)" office:value-type="float" office:value="0" calcext:value-type="float">
            <text:p>0</text:p>
          </table:table-cell>
          <table:table-cell table:style-name="ce69" table:formula="of:=IF([.R75] &amp; [.D75] = &quot;2배치&quot;;1;0)" office:value-type="float" office:value="0" calcext:value-type="float">
            <text:p>0</text:p>
          </table:table-cell>
          <table:table-cell table:style-name="ce69" table:formula="of:=IF([.R75] &amp; [.D75] = &quot;1메뉴&quot;;[.G75]*6.45 + [.H75]*4 + [.I75]*4.55 + [.J75]*4 + [.K75]*4;0)" office:value-type="float" office:value="0" calcext:value-type="float">
            <text:p>0</text:p>
          </table:table-cell>
          <table:table-cell table:style-name="ce69" table:formula="of:=IF([.R75] &amp; [.D75] = &quot;1출력물&quot;;[.G75]*5.4 + [.H75]*4 + [.I75]*4.55 + [.J75]*4 + [.K75]*4;0)" office:value-type="float" office:value="0" calcext:value-type="float">
            <text:p>0</text:p>
          </table:table-cell>
          <table:table-cell table:style-name="ce69" table:formula="of:=IF([.R75] &amp; [.D75] = &quot;1팝업&quot;;[.G75]*6.45 + [.H75]*4 + [.I75]*4.55 + [.J75]*4 + [.K75]*4;0)" office:value-type="float" office:value="0" calcext:value-type="float">
            <text:p>0</text:p>
          </table:table-cell>
          <table:table-cell table:style-name="ce69" table:formula="of:=IF([.R75] &amp; [.D75] = &quot;1탭&quot;;[.G75]*6.45 + [.H75]*4 + [.I75]*4.55 + [.J75]*4 + [.K75]*4;0)" office:value-type="float" office:value="0" calcext:value-type="float">
            <text:p>0</text:p>
          </table:table-cell>
          <table:table-cell table:style-name="ce69" table:formula="of:=IF([.R75] &amp; [.D75] = &quot;1배치&quot;;[.G75]*6.45 + [.H75]*4 + [.I75]*4.55 + [.J75]*4 + [.K75]*4;0)" office:value-type="float" office:value="0" calcext:value-type="float">
            <text:p>0</text:p>
          </table:table-cell>
          <table:table-cell table:style-name="ce69" table:formula="of:=IF([.R75] &amp; [.D75] = &quot;2메뉴&quot;;[.G75]*6.45 + [.H75]*4 + [.I75]*4.55 + [.J75]*4 + [.K75]*4;0)" office:value-type="float" office:value="0" calcext:value-type="float">
            <text:p>0</text:p>
          </table:table-cell>
          <table:table-cell table:style-name="ce69" table:formula="of:=IF([.R75] &amp; [.D75] = &quot;2출력물&quot;;[.G75]*5.4 + [.H75]*4 + [.I75]*4.55 + [.J75]*4 + [.K75]*4;0)" office:value-type="float" office:value="0" calcext:value-type="float">
            <text:p>0</text:p>
          </table:table-cell>
          <table:table-cell table:style-name="ce69" table:formula="of:=IF([.R75] &amp; [.D75] = &quot;2팝업&quot;;[.G75]*6.45 + [.H75]*4 + [.I75]*4.55 + [.J75]*4 + [.K75]*4;0)" office:value-type="float" office:value="0" calcext:value-type="float">
            <text:p>0</text:p>
          </table:table-cell>
          <table:table-cell table:style-name="ce69" table:formula="of:=IF([.R75] &amp; [.D75] = &quot;2탭&quot;;[.G75]*6.45 + [.H75]*4 + [.I75]*4.55 + [.J75]*4 + [.K75]*4;0)" office:value-type="float" office:value="0" calcext:value-type="float">
            <text:p>0</text:p>
          </table:table-cell>
          <table:table-cell table:style-name="ce70" table:formula="of:=IF([.R75] &amp; [.D75] = &quot;2배치&quot;;[.G75]*6.45 + [.H75]*4 + [.I75]*4.55 + [.J75]*4 + [.K75]*4;0)" office:value-type="float" office:value="0" calcext:value-type="float">
            <text:p>0</text:p>
          </table:table-cell>
          <table:table-cell table:style-name="ce70" table:formula="of:=SUM([.AI75:.AR7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6]&lt;&gt;&quot;메뉴&quot;;0;IF(ISBLANK([.P76]); 0; IF((&quot;2015-08-28&quot;-[.P76])&gt;=0;1;0)))" office:value-type="float" office:value="0" calcext:value-type="float">
            <text:p>0</text:p>
          </table:table-cell>
          <table:table-cell table:style-name="ce66" table:formula="of:=IF([.D76]&lt;&gt;&quot;메뉴&quot;;0;IF(ISBLANK([.N76]); 0; IF((&quot;2015-09-04&quot;-[.N76])&gt;=0;1;0)))" office:value-type="float" office:value="0" calcext:value-type="float">
            <text:p>0</text:p>
          </table:table-cell>
          <table:table-cell table:style-name="ce66" table:formula="of:=IF(ISBLANK([.P76]); 0; IF((&quot;2015-08-28&quot;-[.P76])&gt;=0;[.AS76];0))" office:value-type="float" office:value="0" calcext:value-type="float">
            <text:p>0</text:p>
          </table:table-cell>
          <table:table-cell table:style-name="ce66" table:formula="of:=IF(ISBLANK([.N76]); 0; IF((&quot;2015-09-04&quot;-[.N76])&gt;=0;[.AS76];0))" office:value-type="float" office:value="0" calcext:value-type="float">
            <text:p>0</text:p>
          </table:table-cell>
          <table:table-cell table:style-name="ce66" table:formula="of:=IF([.D7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6])" office:value-type="float" office:value="0" calcext:value-type="float">
            <text:p>0</text:p>
          </table:table-cell>
          <table:table-cell table:style-name="ce69" table:formula="of:=IF([.R76] &amp; [.D76] = &quot;1메뉴&quot;;1;0)" office:value-type="float" office:value="0" calcext:value-type="float">
            <text:p>0</text:p>
          </table:table-cell>
          <table:table-cell table:style-name="ce69" table:formula="of:=IF([.R76] &amp; [.D76] = &quot;1출력물&quot;;1;0)" office:value-type="float" office:value="0" calcext:value-type="float">
            <text:p>0</text:p>
          </table:table-cell>
          <table:table-cell table:style-name="ce69" table:formula="of:=IF([.R76] &amp; [.D76] = &quot;1팝업&quot;;1;0)" office:value-type="float" office:value="0" calcext:value-type="float">
            <text:p>0</text:p>
          </table:table-cell>
          <table:table-cell table:style-name="ce69" table:formula="of:=IF([.R76] &amp; [.D76] = &quot;1탭&quot;;1;0)" office:value-type="float" office:value="0" calcext:value-type="float">
            <text:p>0</text:p>
          </table:table-cell>
          <table:table-cell table:style-name="ce69" table:formula="of:=IF([.R76] &amp; [.D76] = &quot;1배치&quot;;1;0)" office:value-type="float" office:value="0" calcext:value-type="float">
            <text:p>0</text:p>
          </table:table-cell>
          <table:table-cell table:style-name="ce69" table:formula="of:=IF([.R76] &amp; [.D76] = &quot;2메뉴&quot;;1;0)" office:value-type="float" office:value="0" calcext:value-type="float">
            <text:p>0</text:p>
          </table:table-cell>
          <table:table-cell table:style-name="ce69" table:formula="of:=IF([.R76] &amp; [.D76] = &quot;2출력물&quot;;1;0)" office:value-type="float" office:value="0" calcext:value-type="float">
            <text:p>0</text:p>
          </table:table-cell>
          <table:table-cell table:style-name="ce69" table:formula="of:=IF([.R76] &amp; [.D76] = &quot;2팝업&quot;;1;0)" office:value-type="float" office:value="0" calcext:value-type="float">
            <text:p>0</text:p>
          </table:table-cell>
          <table:table-cell table:style-name="ce69" table:formula="of:=IF([.R76] &amp; [.D76] = &quot;2탭&quot;;1;0)" office:value-type="float" office:value="0" calcext:value-type="float">
            <text:p>0</text:p>
          </table:table-cell>
          <table:table-cell table:style-name="ce69" table:formula="of:=IF([.R76] &amp; [.D76] = &quot;2배치&quot;;1;0)" office:value-type="float" office:value="0" calcext:value-type="float">
            <text:p>0</text:p>
          </table:table-cell>
          <table:table-cell table:style-name="ce69" table:formula="of:=IF([.R76] &amp; [.D76] = &quot;1메뉴&quot;;[.G76]*6.45 + [.H76]*4 + [.I76]*4.55 + [.J76]*4 + [.K76]*4;0)" office:value-type="float" office:value="0" calcext:value-type="float">
            <text:p>0</text:p>
          </table:table-cell>
          <table:table-cell table:style-name="ce69" table:formula="of:=IF([.R76] &amp; [.D76] = &quot;1출력물&quot;;[.G76]*5.4 + [.H76]*4 + [.I76]*4.55 + [.J76]*4 + [.K76]*4;0)" office:value-type="float" office:value="0" calcext:value-type="float">
            <text:p>0</text:p>
          </table:table-cell>
          <table:table-cell table:style-name="ce69" table:formula="of:=IF([.R76] &amp; [.D76] = &quot;1팝업&quot;;[.G76]*6.45 + [.H76]*4 + [.I76]*4.55 + [.J76]*4 + [.K76]*4;0)" office:value-type="float" office:value="0" calcext:value-type="float">
            <text:p>0</text:p>
          </table:table-cell>
          <table:table-cell table:style-name="ce69" table:formula="of:=IF([.R76] &amp; [.D76] = &quot;1탭&quot;;[.G76]*6.45 + [.H76]*4 + [.I76]*4.55 + [.J76]*4 + [.K76]*4;0)" office:value-type="float" office:value="0" calcext:value-type="float">
            <text:p>0</text:p>
          </table:table-cell>
          <table:table-cell table:style-name="ce69" table:formula="of:=IF([.R76] &amp; [.D76] = &quot;1배치&quot;;[.G76]*6.45 + [.H76]*4 + [.I76]*4.55 + [.J76]*4 + [.K76]*4;0)" office:value-type="float" office:value="0" calcext:value-type="float">
            <text:p>0</text:p>
          </table:table-cell>
          <table:table-cell table:style-name="ce69" table:formula="of:=IF([.R76] &amp; [.D76] = &quot;2메뉴&quot;;[.G76]*6.45 + [.H76]*4 + [.I76]*4.55 + [.J76]*4 + [.K76]*4;0)" office:value-type="float" office:value="0" calcext:value-type="float">
            <text:p>0</text:p>
          </table:table-cell>
          <table:table-cell table:style-name="ce69" table:formula="of:=IF([.R76] &amp; [.D76] = &quot;2출력물&quot;;[.G76]*5.4 + [.H76]*4 + [.I76]*4.55 + [.J76]*4 + [.K76]*4;0)" office:value-type="float" office:value="0" calcext:value-type="float">
            <text:p>0</text:p>
          </table:table-cell>
          <table:table-cell table:style-name="ce69" table:formula="of:=IF([.R76] &amp; [.D76] = &quot;2팝업&quot;;[.G76]*6.45 + [.H76]*4 + [.I76]*4.55 + [.J76]*4 + [.K76]*4;0)" office:value-type="float" office:value="0" calcext:value-type="float">
            <text:p>0</text:p>
          </table:table-cell>
          <table:table-cell table:style-name="ce69" table:formula="of:=IF([.R76] &amp; [.D76] = &quot;2탭&quot;;[.G76]*6.45 + [.H76]*4 + [.I76]*4.55 + [.J76]*4 + [.K76]*4;0)" office:value-type="float" office:value="0" calcext:value-type="float">
            <text:p>0</text:p>
          </table:table-cell>
          <table:table-cell table:style-name="ce70" table:formula="of:=IF([.R76] &amp; [.D76] = &quot;2배치&quot;;[.G76]*6.45 + [.H76]*4 + [.I76]*4.55 + [.J76]*4 + [.K76]*4;0)" office:value-type="float" office:value="0" calcext:value-type="float">
            <text:p>0</text:p>
          </table:table-cell>
          <table:table-cell table:style-name="ce70" table:formula="of:=SUM([.AI76:.AR7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7]&lt;&gt;&quot;메뉴&quot;;0;IF(ISBLANK([.P77]); 0; IF((&quot;2015-08-28&quot;-[.P77])&gt;=0;1;0)))" office:value-type="float" office:value="0" calcext:value-type="float">
            <text:p>0</text:p>
          </table:table-cell>
          <table:table-cell table:style-name="ce66" table:formula="of:=IF([.D77]&lt;&gt;&quot;메뉴&quot;;0;IF(ISBLANK([.N77]); 0; IF((&quot;2015-09-04&quot;-[.N77])&gt;=0;1;0)))" office:value-type="float" office:value="0" calcext:value-type="float">
            <text:p>0</text:p>
          </table:table-cell>
          <table:table-cell table:style-name="ce66" table:formula="of:=IF(ISBLANK([.P77]); 0; IF((&quot;2015-08-28&quot;-[.P77])&gt;=0;[.AS77];0))" office:value-type="float" office:value="0" calcext:value-type="float">
            <text:p>0</text:p>
          </table:table-cell>
          <table:table-cell table:style-name="ce66" table:formula="of:=IF(ISBLANK([.N77]); 0; IF((&quot;2015-09-04&quot;-[.N77])&gt;=0;[.AS77];0))" office:value-type="float" office:value="0" calcext:value-type="float">
            <text:p>0</text:p>
          </table:table-cell>
          <table:table-cell table:style-name="ce66" table:formula="of:=IF([.D7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7])" office:value-type="float" office:value="0" calcext:value-type="float">
            <text:p>0</text:p>
          </table:table-cell>
          <table:table-cell table:style-name="ce69" table:formula="of:=IF([.R77] &amp; [.D77] = &quot;1메뉴&quot;;1;0)" office:value-type="float" office:value="0" calcext:value-type="float">
            <text:p>0</text:p>
          </table:table-cell>
          <table:table-cell table:style-name="ce69" table:formula="of:=IF([.R77] &amp; [.D77] = &quot;1출력물&quot;;1;0)" office:value-type="float" office:value="0" calcext:value-type="float">
            <text:p>0</text:p>
          </table:table-cell>
          <table:table-cell table:style-name="ce69" table:formula="of:=IF([.R77] &amp; [.D77] = &quot;1팝업&quot;;1;0)" office:value-type="float" office:value="0" calcext:value-type="float">
            <text:p>0</text:p>
          </table:table-cell>
          <table:table-cell table:style-name="ce69" table:formula="of:=IF([.R77] &amp; [.D77] = &quot;1탭&quot;;1;0)" office:value-type="float" office:value="0" calcext:value-type="float">
            <text:p>0</text:p>
          </table:table-cell>
          <table:table-cell table:style-name="ce69" table:formula="of:=IF([.R77] &amp; [.D77] = &quot;1배치&quot;;1;0)" office:value-type="float" office:value="0" calcext:value-type="float">
            <text:p>0</text:p>
          </table:table-cell>
          <table:table-cell table:style-name="ce69" table:formula="of:=IF([.R77] &amp; [.D77] = &quot;2메뉴&quot;;1;0)" office:value-type="float" office:value="0" calcext:value-type="float">
            <text:p>0</text:p>
          </table:table-cell>
          <table:table-cell table:style-name="ce69" table:formula="of:=IF([.R77] &amp; [.D77] = &quot;2출력물&quot;;1;0)" office:value-type="float" office:value="0" calcext:value-type="float">
            <text:p>0</text:p>
          </table:table-cell>
          <table:table-cell table:style-name="ce69" table:formula="of:=IF([.R77] &amp; [.D77] = &quot;2팝업&quot;;1;0)" office:value-type="float" office:value="0" calcext:value-type="float">
            <text:p>0</text:p>
          </table:table-cell>
          <table:table-cell table:style-name="ce69" table:formula="of:=IF([.R77] &amp; [.D77] = &quot;2탭&quot;;1;0)" office:value-type="float" office:value="0" calcext:value-type="float">
            <text:p>0</text:p>
          </table:table-cell>
          <table:table-cell table:style-name="ce69" table:formula="of:=IF([.R77] &amp; [.D77] = &quot;2배치&quot;;1;0)" office:value-type="float" office:value="0" calcext:value-type="float">
            <text:p>0</text:p>
          </table:table-cell>
          <table:table-cell table:style-name="ce69" table:formula="of:=IF([.R77] &amp; [.D77] = &quot;1메뉴&quot;;[.G77]*6.45 + [.H77]*4 + [.I77]*4.55 + [.J77]*4 + [.K77]*4;0)" office:value-type="float" office:value="0" calcext:value-type="float">
            <text:p>0</text:p>
          </table:table-cell>
          <table:table-cell table:style-name="ce69" table:formula="of:=IF([.R77] &amp; [.D77] = &quot;1출력물&quot;;[.G77]*5.4 + [.H77]*4 + [.I77]*4.55 + [.J77]*4 + [.K77]*4;0)" office:value-type="float" office:value="0" calcext:value-type="float">
            <text:p>0</text:p>
          </table:table-cell>
          <table:table-cell table:style-name="ce69" table:formula="of:=IF([.R77] &amp; [.D77] = &quot;1팝업&quot;;[.G77]*6.45 + [.H77]*4 + [.I77]*4.55 + [.J77]*4 + [.K77]*4;0)" office:value-type="float" office:value="0" calcext:value-type="float">
            <text:p>0</text:p>
          </table:table-cell>
          <table:table-cell table:style-name="ce69" table:formula="of:=IF([.R77] &amp; [.D77] = &quot;1탭&quot;;[.G77]*6.45 + [.H77]*4 + [.I77]*4.55 + [.J77]*4 + [.K77]*4;0)" office:value-type="float" office:value="0" calcext:value-type="float">
            <text:p>0</text:p>
          </table:table-cell>
          <table:table-cell table:style-name="ce69" table:formula="of:=IF([.R77] &amp; [.D77] = &quot;1배치&quot;;[.G77]*6.45 + [.H77]*4 + [.I77]*4.55 + [.J77]*4 + [.K77]*4;0)" office:value-type="float" office:value="0" calcext:value-type="float">
            <text:p>0</text:p>
          </table:table-cell>
          <table:table-cell table:style-name="ce69" table:formula="of:=IF([.R77] &amp; [.D77] = &quot;2메뉴&quot;;[.G77]*6.45 + [.H77]*4 + [.I77]*4.55 + [.J77]*4 + [.K77]*4;0)" office:value-type="float" office:value="0" calcext:value-type="float">
            <text:p>0</text:p>
          </table:table-cell>
          <table:table-cell table:style-name="ce69" table:formula="of:=IF([.R77] &amp; [.D77] = &quot;2출력물&quot;;[.G77]*5.4 + [.H77]*4 + [.I77]*4.55 + [.J77]*4 + [.K77]*4;0)" office:value-type="float" office:value="0" calcext:value-type="float">
            <text:p>0</text:p>
          </table:table-cell>
          <table:table-cell table:style-name="ce69" table:formula="of:=IF([.R77] &amp; [.D77] = &quot;2팝업&quot;;[.G77]*6.45 + [.H77]*4 + [.I77]*4.55 + [.J77]*4 + [.K77]*4;0)" office:value-type="float" office:value="0" calcext:value-type="float">
            <text:p>0</text:p>
          </table:table-cell>
          <table:table-cell table:style-name="ce69" table:formula="of:=IF([.R77] &amp; [.D77] = &quot;2탭&quot;;[.G77]*6.45 + [.H77]*4 + [.I77]*4.55 + [.J77]*4 + [.K77]*4;0)" office:value-type="float" office:value="0" calcext:value-type="float">
            <text:p>0</text:p>
          </table:table-cell>
          <table:table-cell table:style-name="ce70" table:formula="of:=IF([.R77] &amp; [.D77] = &quot;2배치&quot;;[.G77]*6.45 + [.H77]*4 + [.I77]*4.55 + [.J77]*4 + [.K77]*4;0)" office:value-type="float" office:value="0" calcext:value-type="float">
            <text:p>0</text:p>
          </table:table-cell>
          <table:table-cell table:style-name="ce70" table:formula="of:=SUM([.AI77:.AR7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8]&lt;&gt;&quot;메뉴&quot;;0;IF(ISBLANK([.P78]); 0; IF((&quot;2015-08-28&quot;-[.P78])&gt;=0;1;0)))" office:value-type="float" office:value="0" calcext:value-type="float">
            <text:p>0</text:p>
          </table:table-cell>
          <table:table-cell table:style-name="ce66" table:formula="of:=IF([.D78]&lt;&gt;&quot;메뉴&quot;;0;IF(ISBLANK([.N78]); 0; IF((&quot;2015-09-04&quot;-[.N78])&gt;=0;1;0)))" office:value-type="float" office:value="0" calcext:value-type="float">
            <text:p>0</text:p>
          </table:table-cell>
          <table:table-cell table:style-name="ce66" table:formula="of:=IF(ISBLANK([.P78]); 0; IF((&quot;2015-08-28&quot;-[.P78])&gt;=0;[.AS78];0))" office:value-type="float" office:value="0" calcext:value-type="float">
            <text:p>0</text:p>
          </table:table-cell>
          <table:table-cell table:style-name="ce66" table:formula="of:=IF(ISBLANK([.N78]); 0; IF((&quot;2015-09-04&quot;-[.N78])&gt;=0;[.AS78];0))" office:value-type="float" office:value="0" calcext:value-type="float">
            <text:p>0</text:p>
          </table:table-cell>
          <table:table-cell table:style-name="ce66" table:formula="of:=IF([.D7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8])" office:value-type="float" office:value="0" calcext:value-type="float">
            <text:p>0</text:p>
          </table:table-cell>
          <table:table-cell table:style-name="ce69" table:formula="of:=IF([.R78] &amp; [.D78] = &quot;1메뉴&quot;;1;0)" office:value-type="float" office:value="0" calcext:value-type="float">
            <text:p>0</text:p>
          </table:table-cell>
          <table:table-cell table:style-name="ce69" table:formula="of:=IF([.R78] &amp; [.D78] = &quot;1출력물&quot;;1;0)" office:value-type="float" office:value="0" calcext:value-type="float">
            <text:p>0</text:p>
          </table:table-cell>
          <table:table-cell table:style-name="ce69" table:formula="of:=IF([.R78] &amp; [.D78] = &quot;1팝업&quot;;1;0)" office:value-type="float" office:value="0" calcext:value-type="float">
            <text:p>0</text:p>
          </table:table-cell>
          <table:table-cell table:style-name="ce69" table:formula="of:=IF([.R78] &amp; [.D78] = &quot;1탭&quot;;1;0)" office:value-type="float" office:value="0" calcext:value-type="float">
            <text:p>0</text:p>
          </table:table-cell>
          <table:table-cell table:style-name="ce69" table:formula="of:=IF([.R78] &amp; [.D78] = &quot;1배치&quot;;1;0)" office:value-type="float" office:value="0" calcext:value-type="float">
            <text:p>0</text:p>
          </table:table-cell>
          <table:table-cell table:style-name="ce69" table:formula="of:=IF([.R78] &amp; [.D78] = &quot;2메뉴&quot;;1;0)" office:value-type="float" office:value="0" calcext:value-type="float">
            <text:p>0</text:p>
          </table:table-cell>
          <table:table-cell table:style-name="ce69" table:formula="of:=IF([.R78] &amp; [.D78] = &quot;2출력물&quot;;1;0)" office:value-type="float" office:value="0" calcext:value-type="float">
            <text:p>0</text:p>
          </table:table-cell>
          <table:table-cell table:style-name="ce69" table:formula="of:=IF([.R78] &amp; [.D78] = &quot;2팝업&quot;;1;0)" office:value-type="float" office:value="0" calcext:value-type="float">
            <text:p>0</text:p>
          </table:table-cell>
          <table:table-cell table:style-name="ce69" table:formula="of:=IF([.R78] &amp; [.D78] = &quot;2탭&quot;;1;0)" office:value-type="float" office:value="0" calcext:value-type="float">
            <text:p>0</text:p>
          </table:table-cell>
          <table:table-cell table:style-name="ce69" table:formula="of:=IF([.R78] &amp; [.D78] = &quot;2배치&quot;;1;0)" office:value-type="float" office:value="0" calcext:value-type="float">
            <text:p>0</text:p>
          </table:table-cell>
          <table:table-cell table:style-name="ce69" table:formula="of:=IF([.R78] &amp; [.D78] = &quot;1메뉴&quot;;[.G78]*6.45 + [.H78]*4 + [.I78]*4.55 + [.J78]*4 + [.K78]*4;0)" office:value-type="float" office:value="0" calcext:value-type="float">
            <text:p>0</text:p>
          </table:table-cell>
          <table:table-cell table:style-name="ce69" table:formula="of:=IF([.R78] &amp; [.D78] = &quot;1출력물&quot;;[.G78]*5.4 + [.H78]*4 + [.I78]*4.55 + [.J78]*4 + [.K78]*4;0)" office:value-type="float" office:value="0" calcext:value-type="float">
            <text:p>0</text:p>
          </table:table-cell>
          <table:table-cell table:style-name="ce69" table:formula="of:=IF([.R78] &amp; [.D78] = &quot;1팝업&quot;;[.G78]*6.45 + [.H78]*4 + [.I78]*4.55 + [.J78]*4 + [.K78]*4;0)" office:value-type="float" office:value="0" calcext:value-type="float">
            <text:p>0</text:p>
          </table:table-cell>
          <table:table-cell table:style-name="ce69" table:formula="of:=IF([.R78] &amp; [.D78] = &quot;1탭&quot;;[.G78]*6.45 + [.H78]*4 + [.I78]*4.55 + [.J78]*4 + [.K78]*4;0)" office:value-type="float" office:value="0" calcext:value-type="float">
            <text:p>0</text:p>
          </table:table-cell>
          <table:table-cell table:style-name="ce69" table:formula="of:=IF([.R78] &amp; [.D78] = &quot;1배치&quot;;[.G78]*6.45 + [.H78]*4 + [.I78]*4.55 + [.J78]*4 + [.K78]*4;0)" office:value-type="float" office:value="0" calcext:value-type="float">
            <text:p>0</text:p>
          </table:table-cell>
          <table:table-cell table:style-name="ce69" table:formula="of:=IF([.R78] &amp; [.D78] = &quot;2메뉴&quot;;[.G78]*6.45 + [.H78]*4 + [.I78]*4.55 + [.J78]*4 + [.K78]*4;0)" office:value-type="float" office:value="0" calcext:value-type="float">
            <text:p>0</text:p>
          </table:table-cell>
          <table:table-cell table:style-name="ce69" table:formula="of:=IF([.R78] &amp; [.D78] = &quot;2출력물&quot;;[.G78]*5.4 + [.H78]*4 + [.I78]*4.55 + [.J78]*4 + [.K78]*4;0)" office:value-type="float" office:value="0" calcext:value-type="float">
            <text:p>0</text:p>
          </table:table-cell>
          <table:table-cell table:style-name="ce69" table:formula="of:=IF([.R78] &amp; [.D78] = &quot;2팝업&quot;;[.G78]*6.45 + [.H78]*4 + [.I78]*4.55 + [.J78]*4 + [.K78]*4;0)" office:value-type="float" office:value="0" calcext:value-type="float">
            <text:p>0</text:p>
          </table:table-cell>
          <table:table-cell table:style-name="ce69" table:formula="of:=IF([.R78] &amp; [.D78] = &quot;2탭&quot;;[.G78]*6.45 + [.H78]*4 + [.I78]*4.55 + [.J78]*4 + [.K78]*4;0)" office:value-type="float" office:value="0" calcext:value-type="float">
            <text:p>0</text:p>
          </table:table-cell>
          <table:table-cell table:style-name="ce70" table:formula="of:=IF([.R78] &amp; [.D78] = &quot;2배치&quot;;[.G78]*6.45 + [.H78]*4 + [.I78]*4.55 + [.J78]*4 + [.K78]*4;0)" office:value-type="float" office:value="0" calcext:value-type="float">
            <text:p>0</text:p>
          </table:table-cell>
          <table:table-cell table:style-name="ce70" table:formula="of:=SUM([.AI78:.AR7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79]&lt;&gt;&quot;메뉴&quot;;0;IF(ISBLANK([.P79]); 0; IF((&quot;2015-08-28&quot;-[.P79])&gt;=0;1;0)))" office:value-type="float" office:value="0" calcext:value-type="float">
            <text:p>0</text:p>
          </table:table-cell>
          <table:table-cell table:style-name="ce66" table:formula="of:=IF([.D79]&lt;&gt;&quot;메뉴&quot;;0;IF(ISBLANK([.N79]); 0; IF((&quot;2015-09-04&quot;-[.N79])&gt;=0;1;0)))" office:value-type="float" office:value="0" calcext:value-type="float">
            <text:p>0</text:p>
          </table:table-cell>
          <table:table-cell table:style-name="ce66" table:formula="of:=IF(ISBLANK([.P79]); 0; IF((&quot;2015-08-28&quot;-[.P79])&gt;=0;[.AS79];0))" office:value-type="float" office:value="0" calcext:value-type="float">
            <text:p>0</text:p>
          </table:table-cell>
          <table:table-cell table:style-name="ce66" table:formula="of:=IF(ISBLANK([.N79]); 0; IF((&quot;2015-09-04&quot;-[.N79])&gt;=0;[.AS79];0))" office:value-type="float" office:value="0" calcext:value-type="float">
            <text:p>0</text:p>
          </table:table-cell>
          <table:table-cell table:style-name="ce66" table:formula="of:=IF([.D7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79])" office:value-type="float" office:value="0" calcext:value-type="float">
            <text:p>0</text:p>
          </table:table-cell>
          <table:table-cell table:style-name="ce69" table:formula="of:=IF([.R79] &amp; [.D79] = &quot;1메뉴&quot;;1;0)" office:value-type="float" office:value="0" calcext:value-type="float">
            <text:p>0</text:p>
          </table:table-cell>
          <table:table-cell table:style-name="ce69" table:formula="of:=IF([.R79] &amp; [.D79] = &quot;1출력물&quot;;1;0)" office:value-type="float" office:value="0" calcext:value-type="float">
            <text:p>0</text:p>
          </table:table-cell>
          <table:table-cell table:style-name="ce69" table:formula="of:=IF([.R79] &amp; [.D79] = &quot;1팝업&quot;;1;0)" office:value-type="float" office:value="0" calcext:value-type="float">
            <text:p>0</text:p>
          </table:table-cell>
          <table:table-cell table:style-name="ce69" table:formula="of:=IF([.R79] &amp; [.D79] = &quot;1탭&quot;;1;0)" office:value-type="float" office:value="0" calcext:value-type="float">
            <text:p>0</text:p>
          </table:table-cell>
          <table:table-cell table:style-name="ce69" table:formula="of:=IF([.R79] &amp; [.D79] = &quot;1배치&quot;;1;0)" office:value-type="float" office:value="0" calcext:value-type="float">
            <text:p>0</text:p>
          </table:table-cell>
          <table:table-cell table:style-name="ce69" table:formula="of:=IF([.R79] &amp; [.D79] = &quot;2메뉴&quot;;1;0)" office:value-type="float" office:value="0" calcext:value-type="float">
            <text:p>0</text:p>
          </table:table-cell>
          <table:table-cell table:style-name="ce69" table:formula="of:=IF([.R79] &amp; [.D79] = &quot;2출력물&quot;;1;0)" office:value-type="float" office:value="0" calcext:value-type="float">
            <text:p>0</text:p>
          </table:table-cell>
          <table:table-cell table:style-name="ce69" table:formula="of:=IF([.R79] &amp; [.D79] = &quot;2팝업&quot;;1;0)" office:value-type="float" office:value="0" calcext:value-type="float">
            <text:p>0</text:p>
          </table:table-cell>
          <table:table-cell table:style-name="ce69" table:formula="of:=IF([.R79] &amp; [.D79] = &quot;2탭&quot;;1;0)" office:value-type="float" office:value="0" calcext:value-type="float">
            <text:p>0</text:p>
          </table:table-cell>
          <table:table-cell table:style-name="ce69" table:formula="of:=IF([.R79] &amp; [.D79] = &quot;2배치&quot;;1;0)" office:value-type="float" office:value="0" calcext:value-type="float">
            <text:p>0</text:p>
          </table:table-cell>
          <table:table-cell table:style-name="ce69" table:formula="of:=IF([.R79] &amp; [.D79] = &quot;1메뉴&quot;;[.G79]*6.45 + [.H79]*4 + [.I79]*4.55 + [.J79]*4 + [.K79]*4;0)" office:value-type="float" office:value="0" calcext:value-type="float">
            <text:p>0</text:p>
          </table:table-cell>
          <table:table-cell table:style-name="ce69" table:formula="of:=IF([.R79] &amp; [.D79] = &quot;1출력물&quot;;[.G79]*5.4 + [.H79]*4 + [.I79]*4.55 + [.J79]*4 + [.K79]*4;0)" office:value-type="float" office:value="0" calcext:value-type="float">
            <text:p>0</text:p>
          </table:table-cell>
          <table:table-cell table:style-name="ce69" table:formula="of:=IF([.R79] &amp; [.D79] = &quot;1팝업&quot;;[.G79]*6.45 + [.H79]*4 + [.I79]*4.55 + [.J79]*4 + [.K79]*4;0)" office:value-type="float" office:value="0" calcext:value-type="float">
            <text:p>0</text:p>
          </table:table-cell>
          <table:table-cell table:style-name="ce69" table:formula="of:=IF([.R79] &amp; [.D79] = &quot;1탭&quot;;[.G79]*6.45 + [.H79]*4 + [.I79]*4.55 + [.J79]*4 + [.K79]*4;0)" office:value-type="float" office:value="0" calcext:value-type="float">
            <text:p>0</text:p>
          </table:table-cell>
          <table:table-cell table:style-name="ce69" table:formula="of:=IF([.R79] &amp; [.D79] = &quot;1배치&quot;;[.G79]*6.45 + [.H79]*4 + [.I79]*4.55 + [.J79]*4 + [.K79]*4;0)" office:value-type="float" office:value="0" calcext:value-type="float">
            <text:p>0</text:p>
          </table:table-cell>
          <table:table-cell table:style-name="ce69" table:formula="of:=IF([.R79] &amp; [.D79] = &quot;2메뉴&quot;;[.G79]*6.45 + [.H79]*4 + [.I79]*4.55 + [.J79]*4 + [.K79]*4;0)" office:value-type="float" office:value="0" calcext:value-type="float">
            <text:p>0</text:p>
          </table:table-cell>
          <table:table-cell table:style-name="ce69" table:formula="of:=IF([.R79] &amp; [.D79] = &quot;2출력물&quot;;[.G79]*5.4 + [.H79]*4 + [.I79]*4.55 + [.J79]*4 + [.K79]*4;0)" office:value-type="float" office:value="0" calcext:value-type="float">
            <text:p>0</text:p>
          </table:table-cell>
          <table:table-cell table:style-name="ce69" table:formula="of:=IF([.R79] &amp; [.D79] = &quot;2팝업&quot;;[.G79]*6.45 + [.H79]*4 + [.I79]*4.55 + [.J79]*4 + [.K79]*4;0)" office:value-type="float" office:value="0" calcext:value-type="float">
            <text:p>0</text:p>
          </table:table-cell>
          <table:table-cell table:style-name="ce69" table:formula="of:=IF([.R79] &amp; [.D79] = &quot;2탭&quot;;[.G79]*6.45 + [.H79]*4 + [.I79]*4.55 + [.J79]*4 + [.K79]*4;0)" office:value-type="float" office:value="0" calcext:value-type="float">
            <text:p>0</text:p>
          </table:table-cell>
          <table:table-cell table:style-name="ce70" table:formula="of:=IF([.R79] &amp; [.D79] = &quot;2배치&quot;;[.G79]*6.45 + [.H79]*4 + [.I79]*4.55 + [.J79]*4 + [.K79]*4;0)" office:value-type="float" office:value="0" calcext:value-type="float">
            <text:p>0</text:p>
          </table:table-cell>
          <table:table-cell table:style-name="ce70" table:formula="of:=SUM([.AI79:.AR7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0]&lt;&gt;&quot;메뉴&quot;;0;IF(ISBLANK([.P80]); 0; IF((&quot;2015-08-28&quot;-[.P80])&gt;=0;1;0)))" office:value-type="float" office:value="0" calcext:value-type="float">
            <text:p>0</text:p>
          </table:table-cell>
          <table:table-cell table:style-name="ce66" table:formula="of:=IF([.D80]&lt;&gt;&quot;메뉴&quot;;0;IF(ISBLANK([.N80]); 0; IF((&quot;2015-09-04&quot;-[.N80])&gt;=0;1;0)))" office:value-type="float" office:value="0" calcext:value-type="float">
            <text:p>0</text:p>
          </table:table-cell>
          <table:table-cell table:style-name="ce66" table:formula="of:=IF(ISBLANK([.P80]); 0; IF((&quot;2015-08-28&quot;-[.P80])&gt;=0;[.AS80];0))" office:value-type="float" office:value="0" calcext:value-type="float">
            <text:p>0</text:p>
          </table:table-cell>
          <table:table-cell table:style-name="ce66" table:formula="of:=IF(ISBLANK([.N80]); 0; IF((&quot;2015-09-04&quot;-[.N80])&gt;=0;[.AS80];0))" office:value-type="float" office:value="0" calcext:value-type="float">
            <text:p>0</text:p>
          </table:table-cell>
          <table:table-cell table:style-name="ce66" table:formula="of:=IF([.D8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0])" office:value-type="float" office:value="0" calcext:value-type="float">
            <text:p>0</text:p>
          </table:table-cell>
          <table:table-cell table:style-name="ce69" table:formula="of:=IF([.R80] &amp; [.D80] = &quot;1메뉴&quot;;1;0)" office:value-type="float" office:value="0" calcext:value-type="float">
            <text:p>0</text:p>
          </table:table-cell>
          <table:table-cell table:style-name="ce69" table:formula="of:=IF([.R80] &amp; [.D80] = &quot;1출력물&quot;;1;0)" office:value-type="float" office:value="0" calcext:value-type="float">
            <text:p>0</text:p>
          </table:table-cell>
          <table:table-cell table:style-name="ce69" table:formula="of:=IF([.R80] &amp; [.D80] = &quot;1팝업&quot;;1;0)" office:value-type="float" office:value="0" calcext:value-type="float">
            <text:p>0</text:p>
          </table:table-cell>
          <table:table-cell table:style-name="ce69" table:formula="of:=IF([.R80] &amp; [.D80] = &quot;1탭&quot;;1;0)" office:value-type="float" office:value="0" calcext:value-type="float">
            <text:p>0</text:p>
          </table:table-cell>
          <table:table-cell table:style-name="ce69" table:formula="of:=IF([.R80] &amp; [.D80] = &quot;1배치&quot;;1;0)" office:value-type="float" office:value="0" calcext:value-type="float">
            <text:p>0</text:p>
          </table:table-cell>
          <table:table-cell table:style-name="ce69" table:formula="of:=IF([.R80] &amp; [.D80] = &quot;2메뉴&quot;;1;0)" office:value-type="float" office:value="0" calcext:value-type="float">
            <text:p>0</text:p>
          </table:table-cell>
          <table:table-cell table:style-name="ce69" table:formula="of:=IF([.R80] &amp; [.D80] = &quot;2출력물&quot;;1;0)" office:value-type="float" office:value="0" calcext:value-type="float">
            <text:p>0</text:p>
          </table:table-cell>
          <table:table-cell table:style-name="ce69" table:formula="of:=IF([.R80] &amp; [.D80] = &quot;2팝업&quot;;1;0)" office:value-type="float" office:value="0" calcext:value-type="float">
            <text:p>0</text:p>
          </table:table-cell>
          <table:table-cell table:style-name="ce69" table:formula="of:=IF([.R80] &amp; [.D80] = &quot;2탭&quot;;1;0)" office:value-type="float" office:value="0" calcext:value-type="float">
            <text:p>0</text:p>
          </table:table-cell>
          <table:table-cell table:style-name="ce69" table:formula="of:=IF([.R80] &amp; [.D80] = &quot;2배치&quot;;1;0)" office:value-type="float" office:value="0" calcext:value-type="float">
            <text:p>0</text:p>
          </table:table-cell>
          <table:table-cell table:style-name="ce69" table:formula="of:=IF([.R80] &amp; [.D80] = &quot;1메뉴&quot;;[.G80]*6.45 + [.H80]*4 + [.I80]*4.55 + [.J80]*4 + [.K80]*4;0)" office:value-type="float" office:value="0" calcext:value-type="float">
            <text:p>0</text:p>
          </table:table-cell>
          <table:table-cell table:style-name="ce69" table:formula="of:=IF([.R80] &amp; [.D80] = &quot;1출력물&quot;;[.G80]*5.4 + [.H80]*4 + [.I80]*4.55 + [.J80]*4 + [.K80]*4;0)" office:value-type="float" office:value="0" calcext:value-type="float">
            <text:p>0</text:p>
          </table:table-cell>
          <table:table-cell table:style-name="ce69" table:formula="of:=IF([.R80] &amp; [.D80] = &quot;1팝업&quot;;[.G80]*6.45 + [.H80]*4 + [.I80]*4.55 + [.J80]*4 + [.K80]*4;0)" office:value-type="float" office:value="0" calcext:value-type="float">
            <text:p>0</text:p>
          </table:table-cell>
          <table:table-cell table:style-name="ce69" table:formula="of:=IF([.R80] &amp; [.D80] = &quot;1탭&quot;;[.G80]*6.45 + [.H80]*4 + [.I80]*4.55 + [.J80]*4 + [.K80]*4;0)" office:value-type="float" office:value="0" calcext:value-type="float">
            <text:p>0</text:p>
          </table:table-cell>
          <table:table-cell table:style-name="ce69" table:formula="of:=IF([.R80] &amp; [.D80] = &quot;1배치&quot;;[.G80]*6.45 + [.H80]*4 + [.I80]*4.55 + [.J80]*4 + [.K80]*4;0)" office:value-type="float" office:value="0" calcext:value-type="float">
            <text:p>0</text:p>
          </table:table-cell>
          <table:table-cell table:style-name="ce69" table:formula="of:=IF([.R80] &amp; [.D80] = &quot;2메뉴&quot;;[.G80]*6.45 + [.H80]*4 + [.I80]*4.55 + [.J80]*4 + [.K80]*4;0)" office:value-type="float" office:value="0" calcext:value-type="float">
            <text:p>0</text:p>
          </table:table-cell>
          <table:table-cell table:style-name="ce69" table:formula="of:=IF([.R80] &amp; [.D80] = &quot;2출력물&quot;;[.G80]*5.4 + [.H80]*4 + [.I80]*4.55 + [.J80]*4 + [.K80]*4;0)" office:value-type="float" office:value="0" calcext:value-type="float">
            <text:p>0</text:p>
          </table:table-cell>
          <table:table-cell table:style-name="ce69" table:formula="of:=IF([.R80] &amp; [.D80] = &quot;2팝업&quot;;[.G80]*6.45 + [.H80]*4 + [.I80]*4.55 + [.J80]*4 + [.K80]*4;0)" office:value-type="float" office:value="0" calcext:value-type="float">
            <text:p>0</text:p>
          </table:table-cell>
          <table:table-cell table:style-name="ce69" table:formula="of:=IF([.R80] &amp; [.D80] = &quot;2탭&quot;;[.G80]*6.45 + [.H80]*4 + [.I80]*4.55 + [.J80]*4 + [.K80]*4;0)" office:value-type="float" office:value="0" calcext:value-type="float">
            <text:p>0</text:p>
          </table:table-cell>
          <table:table-cell table:style-name="ce70" table:formula="of:=IF([.R80] &amp; [.D80] = &quot;2배치&quot;;[.G80]*6.45 + [.H80]*4 + [.I80]*4.55 + [.J80]*4 + [.K80]*4;0)" office:value-type="float" office:value="0" calcext:value-type="float">
            <text:p>0</text:p>
          </table:table-cell>
          <table:table-cell table:style-name="ce70" table:formula="of:=SUM([.AI80:.AR8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41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1]&lt;&gt;&quot;메뉴&quot;;0;IF(ISBLANK([.P81]); 0; IF((&quot;2015-08-28&quot;-[.P81])&gt;=0;1;0)))" office:value-type="float" office:value="0" calcext:value-type="float">
            <text:p>0</text:p>
          </table:table-cell>
          <table:table-cell table:style-name="ce66" table:formula="of:=IF([.D81]&lt;&gt;&quot;메뉴&quot;;0;IF(ISBLANK([.N81]); 0; IF((&quot;2015-09-04&quot;-[.N81])&gt;=0;1;0)))" office:value-type="float" office:value="0" calcext:value-type="float">
            <text:p>0</text:p>
          </table:table-cell>
          <table:table-cell table:style-name="ce66" table:formula="of:=IF(ISBLANK([.P81]); 0; IF((&quot;2015-08-28&quot;-[.P81])&gt;=0;[.AS81];0))" office:value-type="float" office:value="0" calcext:value-type="float">
            <text:p>0</text:p>
          </table:table-cell>
          <table:table-cell table:style-name="ce66" table:formula="of:=IF(ISBLANK([.N81]); 0; IF((&quot;2015-09-04&quot;-[.N81])&gt;=0;[.AS81];0))" office:value-type="float" office:value="0" calcext:value-type="float">
            <text:p>0</text:p>
          </table:table-cell>
          <table:table-cell table:style-name="ce66" table:formula="of:=IF([.D8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1])" office:value-type="float" office:value="0" calcext:value-type="float">
            <text:p>0</text:p>
          </table:table-cell>
          <table:table-cell table:style-name="ce69" table:formula="of:=IF([.R81] &amp; [.D81] = &quot;1메뉴&quot;;1;0)" office:value-type="float" office:value="0" calcext:value-type="float">
            <text:p>0</text:p>
          </table:table-cell>
          <table:table-cell table:style-name="ce69" table:formula="of:=IF([.R81] &amp; [.D81] = &quot;1출력물&quot;;1;0)" office:value-type="float" office:value="0" calcext:value-type="float">
            <text:p>0</text:p>
          </table:table-cell>
          <table:table-cell table:style-name="ce69" table:formula="of:=IF([.R81] &amp; [.D81] = &quot;1팝업&quot;;1;0)" office:value-type="float" office:value="0" calcext:value-type="float">
            <text:p>0</text:p>
          </table:table-cell>
          <table:table-cell table:style-name="ce69" table:formula="of:=IF([.R81] &amp; [.D81] = &quot;1탭&quot;;1;0)" office:value-type="float" office:value="0" calcext:value-type="float">
            <text:p>0</text:p>
          </table:table-cell>
          <table:table-cell table:style-name="ce69" table:formula="of:=IF([.R81] &amp; [.D81] = &quot;1배치&quot;;1;0)" office:value-type="float" office:value="0" calcext:value-type="float">
            <text:p>0</text:p>
          </table:table-cell>
          <table:table-cell table:style-name="ce69" table:formula="of:=IF([.R81] &amp; [.D81] = &quot;2메뉴&quot;;1;0)" office:value-type="float" office:value="0" calcext:value-type="float">
            <text:p>0</text:p>
          </table:table-cell>
          <table:table-cell table:style-name="ce69" table:formula="of:=IF([.R81] &amp; [.D81] = &quot;2출력물&quot;;1;0)" office:value-type="float" office:value="0" calcext:value-type="float">
            <text:p>0</text:p>
          </table:table-cell>
          <table:table-cell table:style-name="ce69" table:formula="of:=IF([.R81] &amp; [.D81] = &quot;2팝업&quot;;1;0)" office:value-type="float" office:value="0" calcext:value-type="float">
            <text:p>0</text:p>
          </table:table-cell>
          <table:table-cell table:style-name="ce69" table:formula="of:=IF([.R81] &amp; [.D81] = &quot;2탭&quot;;1;0)" office:value-type="float" office:value="0" calcext:value-type="float">
            <text:p>0</text:p>
          </table:table-cell>
          <table:table-cell table:style-name="ce69" table:formula="of:=IF([.R81] &amp; [.D81] = &quot;2배치&quot;;1;0)" office:value-type="float" office:value="0" calcext:value-type="float">
            <text:p>0</text:p>
          </table:table-cell>
          <table:table-cell table:style-name="ce69" table:formula="of:=IF([.R81] &amp; [.D81] = &quot;1메뉴&quot;;[.G81]*6.45 + [.H81]*4 + [.I81]*4.55 + [.J81]*4 + [.K81]*4;0)" office:value-type="float" office:value="0" calcext:value-type="float">
            <text:p>0</text:p>
          </table:table-cell>
          <table:table-cell table:style-name="ce69" table:formula="of:=IF([.R81] &amp; [.D81] = &quot;1출력물&quot;;[.G81]*5.4 + [.H81]*4 + [.I81]*4.55 + [.J81]*4 + [.K81]*4;0)" office:value-type="float" office:value="0" calcext:value-type="float">
            <text:p>0</text:p>
          </table:table-cell>
          <table:table-cell table:style-name="ce69" table:formula="of:=IF([.R81] &amp; [.D81] = &quot;1팝업&quot;;[.G81]*6.45 + [.H81]*4 + [.I81]*4.55 + [.J81]*4 + [.K81]*4;0)" office:value-type="float" office:value="0" calcext:value-type="float">
            <text:p>0</text:p>
          </table:table-cell>
          <table:table-cell table:style-name="ce69" table:formula="of:=IF([.R81] &amp; [.D81] = &quot;1탭&quot;;[.G81]*6.45 + [.H81]*4 + [.I81]*4.55 + [.J81]*4 + [.K81]*4;0)" office:value-type="float" office:value="0" calcext:value-type="float">
            <text:p>0</text:p>
          </table:table-cell>
          <table:table-cell table:style-name="ce69" table:formula="of:=IF([.R81] &amp; [.D81] = &quot;1배치&quot;;[.G81]*6.45 + [.H81]*4 + [.I81]*4.55 + [.J81]*4 + [.K81]*4;0)" office:value-type="float" office:value="0" calcext:value-type="float">
            <text:p>0</text:p>
          </table:table-cell>
          <table:table-cell table:style-name="ce69" table:formula="of:=IF([.R81] &amp; [.D81] = &quot;2메뉴&quot;;[.G81]*6.45 + [.H81]*4 + [.I81]*4.55 + [.J81]*4 + [.K81]*4;0)" office:value-type="float" office:value="0" calcext:value-type="float">
            <text:p>0</text:p>
          </table:table-cell>
          <table:table-cell table:style-name="ce69" table:formula="of:=IF([.R81] &amp; [.D81] = &quot;2출력물&quot;;[.G81]*5.4 + [.H81]*4 + [.I81]*4.55 + [.J81]*4 + [.K81]*4;0)" office:value-type="float" office:value="0" calcext:value-type="float">
            <text:p>0</text:p>
          </table:table-cell>
          <table:table-cell table:style-name="ce69" table:formula="of:=IF([.R81] &amp; [.D81] = &quot;2팝업&quot;;[.G81]*6.45 + [.H81]*4 + [.I81]*4.55 + [.J81]*4 + [.K81]*4;0)" office:value-type="float" office:value="0" calcext:value-type="float">
            <text:p>0</text:p>
          </table:table-cell>
          <table:table-cell table:style-name="ce69" table:formula="of:=IF([.R81] &amp; [.D81] = &quot;2탭&quot;;[.G81]*6.45 + [.H81]*4 + [.I81]*4.55 + [.J81]*4 + [.K81]*4;0)" office:value-type="float" office:value="0" calcext:value-type="float">
            <text:p>0</text:p>
          </table:table-cell>
          <table:table-cell table:style-name="ce70" table:formula="of:=IF([.R81] &amp; [.D81] = &quot;2배치&quot;;[.G81]*6.45 + [.H81]*4 + [.I81]*4.55 + [.J81]*4 + [.K81]*4;0)" office:value-type="float" office:value="0" calcext:value-type="float">
            <text:p>0</text:p>
          </table:table-cell>
          <table:table-cell table:style-name="ce70" table:formula="of:=SUM([.AI81:.AR8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7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2]&lt;&gt;&quot;메뉴&quot;;0;IF(ISBLANK([.P82]); 0; IF((&quot;2015-08-28&quot;-[.P82])&gt;=0;1;0)))" office:value-type="float" office:value="0" calcext:value-type="float">
            <text:p>0</text:p>
          </table:table-cell>
          <table:table-cell table:style-name="ce66" table:formula="of:=IF([.D82]&lt;&gt;&quot;메뉴&quot;;0;IF(ISBLANK([.N82]); 0; IF((&quot;2015-09-04&quot;-[.N82])&gt;=0;1;0)))" office:value-type="float" office:value="0" calcext:value-type="float">
            <text:p>0</text:p>
          </table:table-cell>
          <table:table-cell table:style-name="ce66" table:formula="of:=IF(ISBLANK([.P82]); 0; IF((&quot;2015-08-28&quot;-[.P82])&gt;=0;[.AS82];0))" office:value-type="float" office:value="0" calcext:value-type="float">
            <text:p>0</text:p>
          </table:table-cell>
          <table:table-cell table:style-name="ce66" table:formula="of:=IF(ISBLANK([.N82]); 0; IF((&quot;2015-09-04&quot;-[.N82])&gt;=0;[.AS82];0))" office:value-type="float" office:value="0" calcext:value-type="float">
            <text:p>0</text:p>
          </table:table-cell>
          <table:table-cell table:style-name="ce66" table:formula="of:=IF([.D8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2])" office:value-type="float" office:value="0" calcext:value-type="float">
            <text:p>0</text:p>
          </table:table-cell>
          <table:table-cell table:style-name="ce69" table:formula="of:=IF([.R82] &amp; [.D82] = &quot;1메뉴&quot;;1;0)" office:value-type="float" office:value="0" calcext:value-type="float">
            <text:p>0</text:p>
          </table:table-cell>
          <table:table-cell table:style-name="ce69" table:formula="of:=IF([.R82] &amp; [.D82] = &quot;1출력물&quot;;1;0)" office:value-type="float" office:value="0" calcext:value-type="float">
            <text:p>0</text:p>
          </table:table-cell>
          <table:table-cell table:style-name="ce69" table:formula="of:=IF([.R82] &amp; [.D82] = &quot;1팝업&quot;;1;0)" office:value-type="float" office:value="0" calcext:value-type="float">
            <text:p>0</text:p>
          </table:table-cell>
          <table:table-cell table:style-name="ce69" table:formula="of:=IF([.R82] &amp; [.D82] = &quot;1탭&quot;;1;0)" office:value-type="float" office:value="0" calcext:value-type="float">
            <text:p>0</text:p>
          </table:table-cell>
          <table:table-cell table:style-name="ce69" table:formula="of:=IF([.R82] &amp; [.D82] = &quot;1배치&quot;;1;0)" office:value-type="float" office:value="0" calcext:value-type="float">
            <text:p>0</text:p>
          </table:table-cell>
          <table:table-cell table:style-name="ce69" table:formula="of:=IF([.R82] &amp; [.D82] = &quot;2메뉴&quot;;1;0)" office:value-type="float" office:value="0" calcext:value-type="float">
            <text:p>0</text:p>
          </table:table-cell>
          <table:table-cell table:style-name="ce69" table:formula="of:=IF([.R82] &amp; [.D82] = &quot;2출력물&quot;;1;0)" office:value-type="float" office:value="0" calcext:value-type="float">
            <text:p>0</text:p>
          </table:table-cell>
          <table:table-cell table:style-name="ce69" table:formula="of:=IF([.R82] &amp; [.D82] = &quot;2팝업&quot;;1;0)" office:value-type="float" office:value="0" calcext:value-type="float">
            <text:p>0</text:p>
          </table:table-cell>
          <table:table-cell table:style-name="ce69" table:formula="of:=IF([.R82] &amp; [.D82] = &quot;2탭&quot;;1;0)" office:value-type="float" office:value="0" calcext:value-type="float">
            <text:p>0</text:p>
          </table:table-cell>
          <table:table-cell table:style-name="ce69" table:formula="of:=IF([.R82] &amp; [.D82] = &quot;2배치&quot;;1;0)" office:value-type="float" office:value="0" calcext:value-type="float">
            <text:p>0</text:p>
          </table:table-cell>
          <table:table-cell table:style-name="ce69" table:formula="of:=IF([.R82] &amp; [.D82] = &quot;1메뉴&quot;;[.G82]*6.45 + [.H82]*4 + [.I82]*4.55 + [.J82]*4 + [.K82]*4;0)" office:value-type="float" office:value="0" calcext:value-type="float">
            <text:p>0</text:p>
          </table:table-cell>
          <table:table-cell table:style-name="ce69" table:formula="of:=IF([.R82] &amp; [.D82] = &quot;1출력물&quot;;[.G82]*5.4 + [.H82]*4 + [.I82]*4.55 + [.J82]*4 + [.K82]*4;0)" office:value-type="float" office:value="0" calcext:value-type="float">
            <text:p>0</text:p>
          </table:table-cell>
          <table:table-cell table:style-name="ce69" table:formula="of:=IF([.R82] &amp; [.D82] = &quot;1팝업&quot;;[.G82]*6.45 + [.H82]*4 + [.I82]*4.55 + [.J82]*4 + [.K82]*4;0)" office:value-type="float" office:value="0" calcext:value-type="float">
            <text:p>0</text:p>
          </table:table-cell>
          <table:table-cell table:style-name="ce69" table:formula="of:=IF([.R82] &amp; [.D82] = &quot;1탭&quot;;[.G82]*6.45 + [.H82]*4 + [.I82]*4.55 + [.J82]*4 + [.K82]*4;0)" office:value-type="float" office:value="0" calcext:value-type="float">
            <text:p>0</text:p>
          </table:table-cell>
          <table:table-cell table:style-name="ce69" table:formula="of:=IF([.R82] &amp; [.D82] = &quot;1배치&quot;;[.G82]*6.45 + [.H82]*4 + [.I82]*4.55 + [.J82]*4 + [.K82]*4;0)" office:value-type="float" office:value="0" calcext:value-type="float">
            <text:p>0</text:p>
          </table:table-cell>
          <table:table-cell table:style-name="ce69" table:formula="of:=IF([.R82] &amp; [.D82] = &quot;2메뉴&quot;;[.G82]*6.45 + [.H82]*4 + [.I82]*4.55 + [.J82]*4 + [.K82]*4;0)" office:value-type="float" office:value="0" calcext:value-type="float">
            <text:p>0</text:p>
          </table:table-cell>
          <table:table-cell table:style-name="ce69" table:formula="of:=IF([.R82] &amp; [.D82] = &quot;2출력물&quot;;[.G82]*5.4 + [.H82]*4 + [.I82]*4.55 + [.J82]*4 + [.K82]*4;0)" office:value-type="float" office:value="0" calcext:value-type="float">
            <text:p>0</text:p>
          </table:table-cell>
          <table:table-cell table:style-name="ce69" table:formula="of:=IF([.R82] &amp; [.D82] = &quot;2팝업&quot;;[.G82]*6.45 + [.H82]*4 + [.I82]*4.55 + [.J82]*4 + [.K82]*4;0)" office:value-type="float" office:value="0" calcext:value-type="float">
            <text:p>0</text:p>
          </table:table-cell>
          <table:table-cell table:style-name="ce69" table:formula="of:=IF([.R82] &amp; [.D82] = &quot;2탭&quot;;[.G82]*6.45 + [.H82]*4 + [.I82]*4.55 + [.J82]*4 + [.K82]*4;0)" office:value-type="float" office:value="0" calcext:value-type="float">
            <text:p>0</text:p>
          </table:table-cell>
          <table:table-cell table:style-name="ce70" table:formula="of:=IF([.R82] &amp; [.D82] = &quot;2배치&quot;;[.G82]*6.45 + [.H82]*4 + [.I82]*4.55 + [.J82]*4 + [.K82]*4;0)" office:value-type="float" office:value="0" calcext:value-type="float">
            <text:p>0</text:p>
          </table:table-cell>
          <table:table-cell table:style-name="ce70" table:formula="of:=SUM([.AI82:.AR82])" office:value-type="float" office:value="0" calcext:value-type="float">
            <text:p>0</text:p>
          </table:table-cell>
          <table:covered-table-cell table:number-columns-repeated="2" table:style-name="ce73"/>
          <table:table-cell table:style-name="ce11" table:number-columns-repeated="976"/>
        </table:table-row>
        <table:table-row table:style-name="ro2">
          <table:table-cell table:style-name="ce5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3]&lt;&gt;&quot;메뉴&quot;;0;IF(ISBLANK([.P83]); 0; IF((&quot;2015-08-28&quot;-[.P83])&gt;=0;1;0)))" office:value-type="float" office:value="0" calcext:value-type="float">
            <text:p>0</text:p>
          </table:table-cell>
          <table:table-cell table:style-name="ce66" table:formula="of:=IF([.D83]&lt;&gt;&quot;메뉴&quot;;0;IF(ISBLANK([.N83]); 0; IF((&quot;2015-09-04&quot;-[.N83])&gt;=0;1;0)))" office:value-type="float" office:value="0" calcext:value-type="float">
            <text:p>0</text:p>
          </table:table-cell>
          <table:table-cell table:style-name="ce66" table:formula="of:=IF(ISBLANK([.P83]); 0; IF((&quot;2015-08-28&quot;-[.P83])&gt;=0;[.AS83];0))" office:value-type="float" office:value="0" calcext:value-type="float">
            <text:p>0</text:p>
          </table:table-cell>
          <table:table-cell table:style-name="ce66" table:formula="of:=IF(ISBLANK([.N83]); 0; IF((&quot;2015-09-04&quot;-[.N83])&gt;=0;[.AS83];0))" office:value-type="float" office:value="0" calcext:value-type="float">
            <text:p>0</text:p>
          </table:table-cell>
          <table:table-cell table:style-name="ce66" table:formula="of:=IF([.D8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3])" office:value-type="float" office:value="0" calcext:value-type="float">
            <text:p>0</text:p>
          </table:table-cell>
          <table:table-cell table:style-name="ce69" table:formula="of:=IF([.R83] &amp; [.D83] = &quot;1메뉴&quot;;1;0)" office:value-type="float" office:value="0" calcext:value-type="float">
            <text:p>0</text:p>
          </table:table-cell>
          <table:table-cell table:style-name="ce69" table:formula="of:=IF([.R83] &amp; [.D83] = &quot;1출력물&quot;;1;0)" office:value-type="float" office:value="0" calcext:value-type="float">
            <text:p>0</text:p>
          </table:table-cell>
          <table:table-cell table:style-name="ce69" table:formula="of:=IF([.R83] &amp; [.D83] = &quot;1팝업&quot;;1;0)" office:value-type="float" office:value="0" calcext:value-type="float">
            <text:p>0</text:p>
          </table:table-cell>
          <table:table-cell table:style-name="ce69" table:formula="of:=IF([.R83] &amp; [.D83] = &quot;1탭&quot;;1;0)" office:value-type="float" office:value="0" calcext:value-type="float">
            <text:p>0</text:p>
          </table:table-cell>
          <table:table-cell table:style-name="ce69" table:formula="of:=IF([.R83] &amp; [.D83] = &quot;1배치&quot;;1;0)" office:value-type="float" office:value="0" calcext:value-type="float">
            <text:p>0</text:p>
          </table:table-cell>
          <table:table-cell table:style-name="ce69" table:formula="of:=IF([.R83] &amp; [.D83] = &quot;2메뉴&quot;;1;0)" office:value-type="float" office:value="0" calcext:value-type="float">
            <text:p>0</text:p>
          </table:table-cell>
          <table:table-cell table:style-name="ce69" table:formula="of:=IF([.R83] &amp; [.D83] = &quot;2출력물&quot;;1;0)" office:value-type="float" office:value="0" calcext:value-type="float">
            <text:p>0</text:p>
          </table:table-cell>
          <table:table-cell table:style-name="ce69" table:formula="of:=IF([.R83] &amp; [.D83] = &quot;2팝업&quot;;1;0)" office:value-type="float" office:value="0" calcext:value-type="float">
            <text:p>0</text:p>
          </table:table-cell>
          <table:table-cell table:style-name="ce69" table:formula="of:=IF([.R83] &amp; [.D83] = &quot;2탭&quot;;1;0)" office:value-type="float" office:value="0" calcext:value-type="float">
            <text:p>0</text:p>
          </table:table-cell>
          <table:table-cell table:style-name="ce69" table:formula="of:=IF([.R83] &amp; [.D83] = &quot;2배치&quot;;1;0)" office:value-type="float" office:value="0" calcext:value-type="float">
            <text:p>0</text:p>
          </table:table-cell>
          <table:table-cell table:style-name="ce69" table:formula="of:=IF([.R83] &amp; [.D83] = &quot;1메뉴&quot;;[.G83]*6.45 + [.H83]*4 + [.I83]*4.55 + [.J83]*4 + [.K83]*4;0)" office:value-type="float" office:value="0" calcext:value-type="float">
            <text:p>0</text:p>
          </table:table-cell>
          <table:table-cell table:style-name="ce69" table:formula="of:=IF([.R83] &amp; [.D83] = &quot;1출력물&quot;;[.G83]*5.4 + [.H83]*4 + [.I83]*4.55 + [.J83]*4 + [.K83]*4;0)" office:value-type="float" office:value="0" calcext:value-type="float">
            <text:p>0</text:p>
          </table:table-cell>
          <table:table-cell table:style-name="ce69" table:formula="of:=IF([.R83] &amp; [.D83] = &quot;1팝업&quot;;[.G83]*6.45 + [.H83]*4 + [.I83]*4.55 + [.J83]*4 + [.K83]*4;0)" office:value-type="float" office:value="0" calcext:value-type="float">
            <text:p>0</text:p>
          </table:table-cell>
          <table:table-cell table:style-name="ce69" table:formula="of:=IF([.R83] &amp; [.D83] = &quot;1탭&quot;;[.G83]*6.45 + [.H83]*4 + [.I83]*4.55 + [.J83]*4 + [.K83]*4;0)" office:value-type="float" office:value="0" calcext:value-type="float">
            <text:p>0</text:p>
          </table:table-cell>
          <table:table-cell table:style-name="ce69" table:formula="of:=IF([.R83] &amp; [.D83] = &quot;1배치&quot;;[.G83]*6.45 + [.H83]*4 + [.I83]*4.55 + [.J83]*4 + [.K83]*4;0)" office:value-type="float" office:value="0" calcext:value-type="float">
            <text:p>0</text:p>
          </table:table-cell>
          <table:table-cell table:style-name="ce69" table:formula="of:=IF([.R83] &amp; [.D83] = &quot;2메뉴&quot;;[.G83]*6.45 + [.H83]*4 + [.I83]*4.55 + [.J83]*4 + [.K83]*4;0)" office:value-type="float" office:value="0" calcext:value-type="float">
            <text:p>0</text:p>
          </table:table-cell>
          <table:table-cell table:style-name="ce69" table:formula="of:=IF([.R83] &amp; [.D83] = &quot;2출력물&quot;;[.G83]*5.4 + [.H83]*4 + [.I83]*4.55 + [.J83]*4 + [.K83]*4;0)" office:value-type="float" office:value="0" calcext:value-type="float">
            <text:p>0</text:p>
          </table:table-cell>
          <table:table-cell table:style-name="ce69" table:formula="of:=IF([.R83] &amp; [.D83] = &quot;2팝업&quot;;[.G83]*6.45 + [.H83]*4 + [.I83]*4.55 + [.J83]*4 + [.K83]*4;0)" office:value-type="float" office:value="0" calcext:value-type="float">
            <text:p>0</text:p>
          </table:table-cell>
          <table:table-cell table:style-name="ce69" table:formula="of:=IF([.R83] &amp; [.D83] = &quot;2탭&quot;;[.G83]*6.45 + [.H83]*4 + [.I83]*4.55 + [.J83]*4 + [.K83]*4;0)" office:value-type="float" office:value="0" calcext:value-type="float">
            <text:p>0</text:p>
          </table:table-cell>
          <table:table-cell table:style-name="ce70" table:formula="of:=IF([.R83] &amp; [.D83] = &quot;2배치&quot;;[.G83]*6.45 + [.H83]*4 + [.I83]*4.55 + [.J83]*4 + [.K83]*4;0)" office:value-type="float" office:value="0" calcext:value-type="float">
            <text:p>0</text:p>
          </table:table-cell>
          <table:table-cell table:style-name="ce70" table:formula="of:=SUM([.AI83:.AR83])" office:value-type="float" office:value="0" calcext:value-type="float">
            <text:p>0</text:p>
          </table:table-cell>
          <table:table-cell table:style-name="ce71" table:formula="of:=SUM([.AI83:.AM141])" office:value-type="float" office:value="0" calcext:value-type="float" table:number-columns-spanned="1" table:number-rows-spanned="59">
            <text:p>0</text:p>
          </table:table-cell>
          <table:table-cell table:style-name="ce71" table:formula="of:=SUM([.AN83:.AR141])" office:value-type="float" office:value="0" calcext:value-type="float" table:number-columns-spanned="1" table:number-rows-spanned="59">
            <text:p>0</text:p>
          </table:table-cell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4]&lt;&gt;&quot;메뉴&quot;;0;IF(ISBLANK([.P84]); 0; IF((&quot;2015-08-28&quot;-[.P84])&gt;=0;1;0)))" office:value-type="float" office:value="0" calcext:value-type="float">
            <text:p>0</text:p>
          </table:table-cell>
          <table:table-cell table:style-name="ce66" table:formula="of:=IF([.D84]&lt;&gt;&quot;메뉴&quot;;0;IF(ISBLANK([.N84]); 0; IF((&quot;2015-09-04&quot;-[.N84])&gt;=0;1;0)))" office:value-type="float" office:value="0" calcext:value-type="float">
            <text:p>0</text:p>
          </table:table-cell>
          <table:table-cell table:style-name="ce66" table:formula="of:=IF(ISBLANK([.P84]); 0; IF((&quot;2015-08-28&quot;-[.P84])&gt;=0;[.AS84];0))" office:value-type="float" office:value="0" calcext:value-type="float">
            <text:p>0</text:p>
          </table:table-cell>
          <table:table-cell table:style-name="ce66" table:formula="of:=IF(ISBLANK([.N84]); 0; IF((&quot;2015-09-04&quot;-[.N84])&gt;=0;[.AS84];0))" office:value-type="float" office:value="0" calcext:value-type="float">
            <text:p>0</text:p>
          </table:table-cell>
          <table:table-cell table:style-name="ce66" table:formula="of:=IF([.D8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4])" office:value-type="float" office:value="0" calcext:value-type="float">
            <text:p>0</text:p>
          </table:table-cell>
          <table:table-cell table:style-name="ce69" table:formula="of:=IF([.R84] &amp; [.D84] = &quot;1메뉴&quot;;1;0)" office:value-type="float" office:value="0" calcext:value-type="float">
            <text:p>0</text:p>
          </table:table-cell>
          <table:table-cell table:style-name="ce69" table:formula="of:=IF([.R84] &amp; [.D84] = &quot;1출력물&quot;;1;0)" office:value-type="float" office:value="0" calcext:value-type="float">
            <text:p>0</text:p>
          </table:table-cell>
          <table:table-cell table:style-name="ce69" table:formula="of:=IF([.R84] &amp; [.D84] = &quot;1팝업&quot;;1;0)" office:value-type="float" office:value="0" calcext:value-type="float">
            <text:p>0</text:p>
          </table:table-cell>
          <table:table-cell table:style-name="ce69" table:formula="of:=IF([.R84] &amp; [.D84] = &quot;1탭&quot;;1;0)" office:value-type="float" office:value="0" calcext:value-type="float">
            <text:p>0</text:p>
          </table:table-cell>
          <table:table-cell table:style-name="ce69" table:formula="of:=IF([.R84] &amp; [.D84] = &quot;1배치&quot;;1;0)" office:value-type="float" office:value="0" calcext:value-type="float">
            <text:p>0</text:p>
          </table:table-cell>
          <table:table-cell table:style-name="ce69" table:formula="of:=IF([.R84] &amp; [.D84] = &quot;2메뉴&quot;;1;0)" office:value-type="float" office:value="0" calcext:value-type="float">
            <text:p>0</text:p>
          </table:table-cell>
          <table:table-cell table:style-name="ce69" table:formula="of:=IF([.R84] &amp; [.D84] = &quot;2출력물&quot;;1;0)" office:value-type="float" office:value="0" calcext:value-type="float">
            <text:p>0</text:p>
          </table:table-cell>
          <table:table-cell table:style-name="ce69" table:formula="of:=IF([.R84] &amp; [.D84] = &quot;2팝업&quot;;1;0)" office:value-type="float" office:value="0" calcext:value-type="float">
            <text:p>0</text:p>
          </table:table-cell>
          <table:table-cell table:style-name="ce69" table:formula="of:=IF([.R84] &amp; [.D84] = &quot;2탭&quot;;1;0)" office:value-type="float" office:value="0" calcext:value-type="float">
            <text:p>0</text:p>
          </table:table-cell>
          <table:table-cell table:style-name="ce69" table:formula="of:=IF([.R84] &amp; [.D84] = &quot;2배치&quot;;1;0)" office:value-type="float" office:value="0" calcext:value-type="float">
            <text:p>0</text:p>
          </table:table-cell>
          <table:table-cell table:style-name="ce69" table:formula="of:=IF([.R84] &amp; [.D84] = &quot;1메뉴&quot;;[.G84]*6.45 + [.H84]*4 + [.I84]*4.55 + [.J84]*4 + [.K84]*4;0)" office:value-type="float" office:value="0" calcext:value-type="float">
            <text:p>0</text:p>
          </table:table-cell>
          <table:table-cell table:style-name="ce69" table:formula="of:=IF([.R84] &amp; [.D84] = &quot;1출력물&quot;;[.G84]*5.4 + [.H84]*4 + [.I84]*4.55 + [.J84]*4 + [.K84]*4;0)" office:value-type="float" office:value="0" calcext:value-type="float">
            <text:p>0</text:p>
          </table:table-cell>
          <table:table-cell table:style-name="ce69" table:formula="of:=IF([.R84] &amp; [.D84] = &quot;1팝업&quot;;[.G84]*6.45 + [.H84]*4 + [.I84]*4.55 + [.J84]*4 + [.K84]*4;0)" office:value-type="float" office:value="0" calcext:value-type="float">
            <text:p>0</text:p>
          </table:table-cell>
          <table:table-cell table:style-name="ce69" table:formula="of:=IF([.R84] &amp; [.D84] = &quot;1탭&quot;;[.G84]*6.45 + [.H84]*4 + [.I84]*4.55 + [.J84]*4 + [.K84]*4;0)" office:value-type="float" office:value="0" calcext:value-type="float">
            <text:p>0</text:p>
          </table:table-cell>
          <table:table-cell table:style-name="ce69" table:formula="of:=IF([.R84] &amp; [.D84] = &quot;1배치&quot;;[.G84]*6.45 + [.H84]*4 + [.I84]*4.55 + [.J84]*4 + [.K84]*4;0)" office:value-type="float" office:value="0" calcext:value-type="float">
            <text:p>0</text:p>
          </table:table-cell>
          <table:table-cell table:style-name="ce69" table:formula="of:=IF([.R84] &amp; [.D84] = &quot;2메뉴&quot;;[.G84]*6.45 + [.H84]*4 + [.I84]*4.55 + [.J84]*4 + [.K84]*4;0)" office:value-type="float" office:value="0" calcext:value-type="float">
            <text:p>0</text:p>
          </table:table-cell>
          <table:table-cell table:style-name="ce69" table:formula="of:=IF([.R84] &amp; [.D84] = &quot;2출력물&quot;;[.G84]*5.4 + [.H84]*4 + [.I84]*4.55 + [.J84]*4 + [.K84]*4;0)" office:value-type="float" office:value="0" calcext:value-type="float">
            <text:p>0</text:p>
          </table:table-cell>
          <table:table-cell table:style-name="ce69" table:formula="of:=IF([.R84] &amp; [.D84] = &quot;2팝업&quot;;[.G84]*6.45 + [.H84]*4 + [.I84]*4.55 + [.J84]*4 + [.K84]*4;0)" office:value-type="float" office:value="0" calcext:value-type="float">
            <text:p>0</text:p>
          </table:table-cell>
          <table:table-cell table:style-name="ce69" table:formula="of:=IF([.R84] &amp; [.D84] = &quot;2탭&quot;;[.G84]*6.45 + [.H84]*4 + [.I84]*4.55 + [.J84]*4 + [.K84]*4;0)" office:value-type="float" office:value="0" calcext:value-type="float">
            <text:p>0</text:p>
          </table:table-cell>
          <table:table-cell table:style-name="ce70" table:formula="of:=IF([.R84] &amp; [.D84] = &quot;2배치&quot;;[.G84]*6.45 + [.H84]*4 + [.I84]*4.55 + [.J84]*4 + [.K84]*4;0)" office:value-type="float" office:value="0" calcext:value-type="float">
            <text:p>0</text:p>
          </table:table-cell>
          <table:table-cell table:style-name="ce70" table:formula="of:=SUM([.AI84:.AR8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5]&lt;&gt;&quot;메뉴&quot;;0;IF(ISBLANK([.P85]); 0; IF((&quot;2015-08-28&quot;-[.P85])&gt;=0;1;0)))" office:value-type="float" office:value="0" calcext:value-type="float">
            <text:p>0</text:p>
          </table:table-cell>
          <table:table-cell table:style-name="ce66" table:formula="of:=IF([.D85]&lt;&gt;&quot;메뉴&quot;;0;IF(ISBLANK([.N85]); 0; IF((&quot;2015-09-04&quot;-[.N85])&gt;=0;1;0)))" office:value-type="float" office:value="0" calcext:value-type="float">
            <text:p>0</text:p>
          </table:table-cell>
          <table:table-cell table:style-name="ce66" table:formula="of:=IF(ISBLANK([.P85]); 0; IF((&quot;2015-08-28&quot;-[.P85])&gt;=0;[.AS85];0))" office:value-type="float" office:value="0" calcext:value-type="float">
            <text:p>0</text:p>
          </table:table-cell>
          <table:table-cell table:style-name="ce66" table:formula="of:=IF(ISBLANK([.N85]); 0; IF((&quot;2015-09-04&quot;-[.N85])&gt;=0;[.AS85];0))" office:value-type="float" office:value="0" calcext:value-type="float">
            <text:p>0</text:p>
          </table:table-cell>
          <table:table-cell table:style-name="ce66" table:formula="of:=IF([.D8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5])" office:value-type="float" office:value="0" calcext:value-type="float">
            <text:p>0</text:p>
          </table:table-cell>
          <table:table-cell table:style-name="ce69" table:formula="of:=IF([.R85] &amp; [.D85] = &quot;1메뉴&quot;;1;0)" office:value-type="float" office:value="0" calcext:value-type="float">
            <text:p>0</text:p>
          </table:table-cell>
          <table:table-cell table:style-name="ce69" table:formula="of:=IF([.R85] &amp; [.D85] = &quot;1출력물&quot;;1;0)" office:value-type="float" office:value="0" calcext:value-type="float">
            <text:p>0</text:p>
          </table:table-cell>
          <table:table-cell table:style-name="ce69" table:formula="of:=IF([.R85] &amp; [.D85] = &quot;1팝업&quot;;1;0)" office:value-type="float" office:value="0" calcext:value-type="float">
            <text:p>0</text:p>
          </table:table-cell>
          <table:table-cell table:style-name="ce69" table:formula="of:=IF([.R85] &amp; [.D85] = &quot;1탭&quot;;1;0)" office:value-type="float" office:value="0" calcext:value-type="float">
            <text:p>0</text:p>
          </table:table-cell>
          <table:table-cell table:style-name="ce69" table:formula="of:=IF([.R85] &amp; [.D85] = &quot;1배치&quot;;1;0)" office:value-type="float" office:value="0" calcext:value-type="float">
            <text:p>0</text:p>
          </table:table-cell>
          <table:table-cell table:style-name="ce69" table:formula="of:=IF([.R85] &amp; [.D85] = &quot;2메뉴&quot;;1;0)" office:value-type="float" office:value="0" calcext:value-type="float">
            <text:p>0</text:p>
          </table:table-cell>
          <table:table-cell table:style-name="ce69" table:formula="of:=IF([.R85] &amp; [.D85] = &quot;2출력물&quot;;1;0)" office:value-type="float" office:value="0" calcext:value-type="float">
            <text:p>0</text:p>
          </table:table-cell>
          <table:table-cell table:style-name="ce69" table:formula="of:=IF([.R85] &amp; [.D85] = &quot;2팝업&quot;;1;0)" office:value-type="float" office:value="0" calcext:value-type="float">
            <text:p>0</text:p>
          </table:table-cell>
          <table:table-cell table:style-name="ce69" table:formula="of:=IF([.R85] &amp; [.D85] = &quot;2탭&quot;;1;0)" office:value-type="float" office:value="0" calcext:value-type="float">
            <text:p>0</text:p>
          </table:table-cell>
          <table:table-cell table:style-name="ce69" table:formula="of:=IF([.R85] &amp; [.D85] = &quot;2배치&quot;;1;0)" office:value-type="float" office:value="0" calcext:value-type="float">
            <text:p>0</text:p>
          </table:table-cell>
          <table:table-cell table:style-name="ce69" table:formula="of:=IF([.R85] &amp; [.D85] = &quot;1메뉴&quot;;[.G85]*6.45 + [.H85]*4 + [.I85]*4.55 + [.J85]*4 + [.K85]*4;0)" office:value-type="float" office:value="0" calcext:value-type="float">
            <text:p>0</text:p>
          </table:table-cell>
          <table:table-cell table:style-name="ce69" table:formula="of:=IF([.R85] &amp; [.D85] = &quot;1출력물&quot;;[.G85]*5.4 + [.H85]*4 + [.I85]*4.55 + [.J85]*4 + [.K85]*4;0)" office:value-type="float" office:value="0" calcext:value-type="float">
            <text:p>0</text:p>
          </table:table-cell>
          <table:table-cell table:style-name="ce69" table:formula="of:=IF([.R85] &amp; [.D85] = &quot;1팝업&quot;;[.G85]*6.45 + [.H85]*4 + [.I85]*4.55 + [.J85]*4 + [.K85]*4;0)" office:value-type="float" office:value="0" calcext:value-type="float">
            <text:p>0</text:p>
          </table:table-cell>
          <table:table-cell table:style-name="ce69" table:formula="of:=IF([.R85] &amp; [.D85] = &quot;1탭&quot;;[.G85]*6.45 + [.H85]*4 + [.I85]*4.55 + [.J85]*4 + [.K85]*4;0)" office:value-type="float" office:value="0" calcext:value-type="float">
            <text:p>0</text:p>
          </table:table-cell>
          <table:table-cell table:style-name="ce69" table:formula="of:=IF([.R85] &amp; [.D85] = &quot;1배치&quot;;[.G85]*6.45 + [.H85]*4 + [.I85]*4.55 + [.J85]*4 + [.K85]*4;0)" office:value-type="float" office:value="0" calcext:value-type="float">
            <text:p>0</text:p>
          </table:table-cell>
          <table:table-cell table:style-name="ce69" table:formula="of:=IF([.R85] &amp; [.D85] = &quot;2메뉴&quot;;[.G85]*6.45 + [.H85]*4 + [.I85]*4.55 + [.J85]*4 + [.K85]*4;0)" office:value-type="float" office:value="0" calcext:value-type="float">
            <text:p>0</text:p>
          </table:table-cell>
          <table:table-cell table:style-name="ce69" table:formula="of:=IF([.R85] &amp; [.D85] = &quot;2출력물&quot;;[.G85]*5.4 + [.H85]*4 + [.I85]*4.55 + [.J85]*4 + [.K85]*4;0)" office:value-type="float" office:value="0" calcext:value-type="float">
            <text:p>0</text:p>
          </table:table-cell>
          <table:table-cell table:style-name="ce69" table:formula="of:=IF([.R85] &amp; [.D85] = &quot;2팝업&quot;;[.G85]*6.45 + [.H85]*4 + [.I85]*4.55 + [.J85]*4 + [.K85]*4;0)" office:value-type="float" office:value="0" calcext:value-type="float">
            <text:p>0</text:p>
          </table:table-cell>
          <table:table-cell table:style-name="ce69" table:formula="of:=IF([.R85] &amp; [.D85] = &quot;2탭&quot;;[.G85]*6.45 + [.H85]*4 + [.I85]*4.55 + [.J85]*4 + [.K85]*4;0)" office:value-type="float" office:value="0" calcext:value-type="float">
            <text:p>0</text:p>
          </table:table-cell>
          <table:table-cell table:style-name="ce70" table:formula="of:=IF([.R85] &amp; [.D85] = &quot;2배치&quot;;[.G85]*6.45 + [.H85]*4 + [.I85]*4.55 + [.J85]*4 + [.K85]*4;0)" office:value-type="float" office:value="0" calcext:value-type="float">
            <text:p>0</text:p>
          </table:table-cell>
          <table:table-cell table:style-name="ce70" table:formula="of:=SUM([.AI85:.AR8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6]&lt;&gt;&quot;메뉴&quot;;0;IF(ISBLANK([.P86]); 0; IF((&quot;2015-08-28&quot;-[.P86])&gt;=0;1;0)))" office:value-type="float" office:value="0" calcext:value-type="float">
            <text:p>0</text:p>
          </table:table-cell>
          <table:table-cell table:style-name="ce66" table:formula="of:=IF([.D86]&lt;&gt;&quot;메뉴&quot;;0;IF(ISBLANK([.N86]); 0; IF((&quot;2015-09-04&quot;-[.N86])&gt;=0;1;0)))" office:value-type="float" office:value="0" calcext:value-type="float">
            <text:p>0</text:p>
          </table:table-cell>
          <table:table-cell table:style-name="ce66" table:formula="of:=IF(ISBLANK([.P86]); 0; IF((&quot;2015-08-28&quot;-[.P86])&gt;=0;[.AS86];0))" office:value-type="float" office:value="0" calcext:value-type="float">
            <text:p>0</text:p>
          </table:table-cell>
          <table:table-cell table:style-name="ce66" table:formula="of:=IF(ISBLANK([.N86]); 0; IF((&quot;2015-09-04&quot;-[.N86])&gt;=0;[.AS86];0))" office:value-type="float" office:value="0" calcext:value-type="float">
            <text:p>0</text:p>
          </table:table-cell>
          <table:table-cell table:style-name="ce66" table:formula="of:=IF([.D8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6])" office:value-type="float" office:value="0" calcext:value-type="float">
            <text:p>0</text:p>
          </table:table-cell>
          <table:table-cell table:style-name="ce69" table:formula="of:=IF([.R86] &amp; [.D86] = &quot;1메뉴&quot;;1;0)" office:value-type="float" office:value="0" calcext:value-type="float">
            <text:p>0</text:p>
          </table:table-cell>
          <table:table-cell table:style-name="ce69" table:formula="of:=IF([.R86] &amp; [.D86] = &quot;1출력물&quot;;1;0)" office:value-type="float" office:value="0" calcext:value-type="float">
            <text:p>0</text:p>
          </table:table-cell>
          <table:table-cell table:style-name="ce69" table:formula="of:=IF([.R86] &amp; [.D86] = &quot;1팝업&quot;;1;0)" office:value-type="float" office:value="0" calcext:value-type="float">
            <text:p>0</text:p>
          </table:table-cell>
          <table:table-cell table:style-name="ce69" table:formula="of:=IF([.R86] &amp; [.D86] = &quot;1탭&quot;;1;0)" office:value-type="float" office:value="0" calcext:value-type="float">
            <text:p>0</text:p>
          </table:table-cell>
          <table:table-cell table:style-name="ce69" table:formula="of:=IF([.R86] &amp; [.D86] = &quot;1배치&quot;;1;0)" office:value-type="float" office:value="0" calcext:value-type="float">
            <text:p>0</text:p>
          </table:table-cell>
          <table:table-cell table:style-name="ce69" table:formula="of:=IF([.R86] &amp; [.D86] = &quot;2메뉴&quot;;1;0)" office:value-type="float" office:value="0" calcext:value-type="float">
            <text:p>0</text:p>
          </table:table-cell>
          <table:table-cell table:style-name="ce69" table:formula="of:=IF([.R86] &amp; [.D86] = &quot;2출력물&quot;;1;0)" office:value-type="float" office:value="0" calcext:value-type="float">
            <text:p>0</text:p>
          </table:table-cell>
          <table:table-cell table:style-name="ce69" table:formula="of:=IF([.R86] &amp; [.D86] = &quot;2팝업&quot;;1;0)" office:value-type="float" office:value="0" calcext:value-type="float">
            <text:p>0</text:p>
          </table:table-cell>
          <table:table-cell table:style-name="ce69" table:formula="of:=IF([.R86] &amp; [.D86] = &quot;2탭&quot;;1;0)" office:value-type="float" office:value="0" calcext:value-type="float">
            <text:p>0</text:p>
          </table:table-cell>
          <table:table-cell table:style-name="ce69" table:formula="of:=IF([.R86] &amp; [.D86] = &quot;2배치&quot;;1;0)" office:value-type="float" office:value="0" calcext:value-type="float">
            <text:p>0</text:p>
          </table:table-cell>
          <table:table-cell table:style-name="ce69" table:formula="of:=IF([.R86] &amp; [.D86] = &quot;1메뉴&quot;;[.G86]*6.45 + [.H86]*4 + [.I86]*4.55 + [.J86]*4 + [.K86]*4;0)" office:value-type="float" office:value="0" calcext:value-type="float">
            <text:p>0</text:p>
          </table:table-cell>
          <table:table-cell table:style-name="ce69" table:formula="of:=IF([.R86] &amp; [.D86] = &quot;1출력물&quot;;[.G86]*5.4 + [.H86]*4 + [.I86]*4.55 + [.J86]*4 + [.K86]*4;0)" office:value-type="float" office:value="0" calcext:value-type="float">
            <text:p>0</text:p>
          </table:table-cell>
          <table:table-cell table:style-name="ce69" table:formula="of:=IF([.R86] &amp; [.D86] = &quot;1팝업&quot;;[.G86]*6.45 + [.H86]*4 + [.I86]*4.55 + [.J86]*4 + [.K86]*4;0)" office:value-type="float" office:value="0" calcext:value-type="float">
            <text:p>0</text:p>
          </table:table-cell>
          <table:table-cell table:style-name="ce69" table:formula="of:=IF([.R86] &amp; [.D86] = &quot;1탭&quot;;[.G86]*6.45 + [.H86]*4 + [.I86]*4.55 + [.J86]*4 + [.K86]*4;0)" office:value-type="float" office:value="0" calcext:value-type="float">
            <text:p>0</text:p>
          </table:table-cell>
          <table:table-cell table:style-name="ce69" table:formula="of:=IF([.R86] &amp; [.D86] = &quot;1배치&quot;;[.G86]*6.45 + [.H86]*4 + [.I86]*4.55 + [.J86]*4 + [.K86]*4;0)" office:value-type="float" office:value="0" calcext:value-type="float">
            <text:p>0</text:p>
          </table:table-cell>
          <table:table-cell table:style-name="ce69" table:formula="of:=IF([.R86] &amp; [.D86] = &quot;2메뉴&quot;;[.G86]*6.45 + [.H86]*4 + [.I86]*4.55 + [.J86]*4 + [.K86]*4;0)" office:value-type="float" office:value="0" calcext:value-type="float">
            <text:p>0</text:p>
          </table:table-cell>
          <table:table-cell table:style-name="ce69" table:formula="of:=IF([.R86] &amp; [.D86] = &quot;2출력물&quot;;[.G86]*5.4 + [.H86]*4 + [.I86]*4.55 + [.J86]*4 + [.K86]*4;0)" office:value-type="float" office:value="0" calcext:value-type="float">
            <text:p>0</text:p>
          </table:table-cell>
          <table:table-cell table:style-name="ce69" table:formula="of:=IF([.R86] &amp; [.D86] = &quot;2팝업&quot;;[.G86]*6.45 + [.H86]*4 + [.I86]*4.55 + [.J86]*4 + [.K86]*4;0)" office:value-type="float" office:value="0" calcext:value-type="float">
            <text:p>0</text:p>
          </table:table-cell>
          <table:table-cell table:style-name="ce69" table:formula="of:=IF([.R86] &amp; [.D86] = &quot;2탭&quot;;[.G86]*6.45 + [.H86]*4 + [.I86]*4.55 + [.J86]*4 + [.K86]*4;0)" office:value-type="float" office:value="0" calcext:value-type="float">
            <text:p>0</text:p>
          </table:table-cell>
          <table:table-cell table:style-name="ce70" table:formula="of:=IF([.R86] &amp; [.D86] = &quot;2배치&quot;;[.G86]*6.45 + [.H86]*4 + [.I86]*4.55 + [.J86]*4 + [.K86]*4;0)" office:value-type="float" office:value="0" calcext:value-type="float">
            <text:p>0</text:p>
          </table:table-cell>
          <table:table-cell table:style-name="ce70" table:formula="of:=SUM([.AI86:.AR8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7]&lt;&gt;&quot;메뉴&quot;;0;IF(ISBLANK([.P87]); 0; IF((&quot;2015-08-28&quot;-[.P87])&gt;=0;1;0)))" office:value-type="float" office:value="0" calcext:value-type="float">
            <text:p>0</text:p>
          </table:table-cell>
          <table:table-cell table:style-name="ce66" table:formula="of:=IF([.D87]&lt;&gt;&quot;메뉴&quot;;0;IF(ISBLANK([.N87]); 0; IF((&quot;2015-09-04&quot;-[.N87])&gt;=0;1;0)))" office:value-type="float" office:value="0" calcext:value-type="float">
            <text:p>0</text:p>
          </table:table-cell>
          <table:table-cell table:style-name="ce66" table:formula="of:=IF(ISBLANK([.P87]); 0; IF((&quot;2015-08-28&quot;-[.P87])&gt;=0;[.AS87];0))" office:value-type="float" office:value="0" calcext:value-type="float">
            <text:p>0</text:p>
          </table:table-cell>
          <table:table-cell table:style-name="ce66" table:formula="of:=IF(ISBLANK([.N87]); 0; IF((&quot;2015-09-04&quot;-[.N87])&gt;=0;[.AS87];0))" office:value-type="float" office:value="0" calcext:value-type="float">
            <text:p>0</text:p>
          </table:table-cell>
          <table:table-cell table:style-name="ce66" table:formula="of:=IF([.D8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7])" office:value-type="float" office:value="0" calcext:value-type="float">
            <text:p>0</text:p>
          </table:table-cell>
          <table:table-cell table:style-name="ce69" table:formula="of:=IF([.R87] &amp; [.D87] = &quot;1메뉴&quot;;1;0)" office:value-type="float" office:value="0" calcext:value-type="float">
            <text:p>0</text:p>
          </table:table-cell>
          <table:table-cell table:style-name="ce69" table:formula="of:=IF([.R87] &amp; [.D87] = &quot;1출력물&quot;;1;0)" office:value-type="float" office:value="0" calcext:value-type="float">
            <text:p>0</text:p>
          </table:table-cell>
          <table:table-cell table:style-name="ce69" table:formula="of:=IF([.R87] &amp; [.D87] = &quot;1팝업&quot;;1;0)" office:value-type="float" office:value="0" calcext:value-type="float">
            <text:p>0</text:p>
          </table:table-cell>
          <table:table-cell table:style-name="ce69" table:formula="of:=IF([.R87] &amp; [.D87] = &quot;1탭&quot;;1;0)" office:value-type="float" office:value="0" calcext:value-type="float">
            <text:p>0</text:p>
          </table:table-cell>
          <table:table-cell table:style-name="ce69" table:formula="of:=IF([.R87] &amp; [.D87] = &quot;1배치&quot;;1;0)" office:value-type="float" office:value="0" calcext:value-type="float">
            <text:p>0</text:p>
          </table:table-cell>
          <table:table-cell table:style-name="ce69" table:formula="of:=IF([.R87] &amp; [.D87] = &quot;2메뉴&quot;;1;0)" office:value-type="float" office:value="0" calcext:value-type="float">
            <text:p>0</text:p>
          </table:table-cell>
          <table:table-cell table:style-name="ce69" table:formula="of:=IF([.R87] &amp; [.D87] = &quot;2출력물&quot;;1;0)" office:value-type="float" office:value="0" calcext:value-type="float">
            <text:p>0</text:p>
          </table:table-cell>
          <table:table-cell table:style-name="ce69" table:formula="of:=IF([.R87] &amp; [.D87] = &quot;2팝업&quot;;1;0)" office:value-type="float" office:value="0" calcext:value-type="float">
            <text:p>0</text:p>
          </table:table-cell>
          <table:table-cell table:style-name="ce69" table:formula="of:=IF([.R87] &amp; [.D87] = &quot;2탭&quot;;1;0)" office:value-type="float" office:value="0" calcext:value-type="float">
            <text:p>0</text:p>
          </table:table-cell>
          <table:table-cell table:style-name="ce69" table:formula="of:=IF([.R87] &amp; [.D87] = &quot;2배치&quot;;1;0)" office:value-type="float" office:value="0" calcext:value-type="float">
            <text:p>0</text:p>
          </table:table-cell>
          <table:table-cell table:style-name="ce69" table:formula="of:=IF([.R87] &amp; [.D87] = &quot;1메뉴&quot;;[.G87]*6.45 + [.H87]*4 + [.I87]*4.55 + [.J87]*4 + [.K87]*4;0)" office:value-type="float" office:value="0" calcext:value-type="float">
            <text:p>0</text:p>
          </table:table-cell>
          <table:table-cell table:style-name="ce69" table:formula="of:=IF([.R87] &amp; [.D87] = &quot;1출력물&quot;;[.G87]*5.4 + [.H87]*4 + [.I87]*4.55 + [.J87]*4 + [.K87]*4;0)" office:value-type="float" office:value="0" calcext:value-type="float">
            <text:p>0</text:p>
          </table:table-cell>
          <table:table-cell table:style-name="ce69" table:formula="of:=IF([.R87] &amp; [.D87] = &quot;1팝업&quot;;[.G87]*6.45 + [.H87]*4 + [.I87]*4.55 + [.J87]*4 + [.K87]*4;0)" office:value-type="float" office:value="0" calcext:value-type="float">
            <text:p>0</text:p>
          </table:table-cell>
          <table:table-cell table:style-name="ce69" table:formula="of:=IF([.R87] &amp; [.D87] = &quot;1탭&quot;;[.G87]*6.45 + [.H87]*4 + [.I87]*4.55 + [.J87]*4 + [.K87]*4;0)" office:value-type="float" office:value="0" calcext:value-type="float">
            <text:p>0</text:p>
          </table:table-cell>
          <table:table-cell table:style-name="ce69" table:formula="of:=IF([.R87] &amp; [.D87] = &quot;1배치&quot;;[.G87]*6.45 + [.H87]*4 + [.I87]*4.55 + [.J87]*4 + [.K87]*4;0)" office:value-type="float" office:value="0" calcext:value-type="float">
            <text:p>0</text:p>
          </table:table-cell>
          <table:table-cell table:style-name="ce69" table:formula="of:=IF([.R87] &amp; [.D87] = &quot;2메뉴&quot;;[.G87]*6.45 + [.H87]*4 + [.I87]*4.55 + [.J87]*4 + [.K87]*4;0)" office:value-type="float" office:value="0" calcext:value-type="float">
            <text:p>0</text:p>
          </table:table-cell>
          <table:table-cell table:style-name="ce69" table:formula="of:=IF([.R87] &amp; [.D87] = &quot;2출력물&quot;;[.G87]*5.4 + [.H87]*4 + [.I87]*4.55 + [.J87]*4 + [.K87]*4;0)" office:value-type="float" office:value="0" calcext:value-type="float">
            <text:p>0</text:p>
          </table:table-cell>
          <table:table-cell table:style-name="ce69" table:formula="of:=IF([.R87] &amp; [.D87] = &quot;2팝업&quot;;[.G87]*6.45 + [.H87]*4 + [.I87]*4.55 + [.J87]*4 + [.K87]*4;0)" office:value-type="float" office:value="0" calcext:value-type="float">
            <text:p>0</text:p>
          </table:table-cell>
          <table:table-cell table:style-name="ce69" table:formula="of:=IF([.R87] &amp; [.D87] = &quot;2탭&quot;;[.G87]*6.45 + [.H87]*4 + [.I87]*4.55 + [.J87]*4 + [.K87]*4;0)" office:value-type="float" office:value="0" calcext:value-type="float">
            <text:p>0</text:p>
          </table:table-cell>
          <table:table-cell table:style-name="ce70" table:formula="of:=IF([.R87] &amp; [.D87] = &quot;2배치&quot;;[.G87]*6.45 + [.H87]*4 + [.I87]*4.55 + [.J87]*4 + [.K87]*4;0)" office:value-type="float" office:value="0" calcext:value-type="float">
            <text:p>0</text:p>
          </table:table-cell>
          <table:table-cell table:style-name="ce70" table:formula="of:=SUM([.AI87:.AR8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8]&lt;&gt;&quot;메뉴&quot;;0;IF(ISBLANK([.P88]); 0; IF((&quot;2015-08-28&quot;-[.P88])&gt;=0;1;0)))" office:value-type="float" office:value="0" calcext:value-type="float">
            <text:p>0</text:p>
          </table:table-cell>
          <table:table-cell table:style-name="ce66" table:formula="of:=IF([.D88]&lt;&gt;&quot;메뉴&quot;;0;IF(ISBLANK([.N88]); 0; IF((&quot;2015-09-04&quot;-[.N88])&gt;=0;1;0)))" office:value-type="float" office:value="0" calcext:value-type="float">
            <text:p>0</text:p>
          </table:table-cell>
          <table:table-cell table:style-name="ce66" table:formula="of:=IF(ISBLANK([.P88]); 0; IF((&quot;2015-08-28&quot;-[.P88])&gt;=0;[.AS88];0))" office:value-type="float" office:value="0" calcext:value-type="float">
            <text:p>0</text:p>
          </table:table-cell>
          <table:table-cell table:style-name="ce66" table:formula="of:=IF(ISBLANK([.N88]); 0; IF((&quot;2015-09-04&quot;-[.N88])&gt;=0;[.AS88];0))" office:value-type="float" office:value="0" calcext:value-type="float">
            <text:p>0</text:p>
          </table:table-cell>
          <table:table-cell table:style-name="ce66" table:formula="of:=IF([.D8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8])" office:value-type="float" office:value="0" calcext:value-type="float">
            <text:p>0</text:p>
          </table:table-cell>
          <table:table-cell table:style-name="ce69" table:formula="of:=IF([.R88] &amp; [.D88] = &quot;1메뉴&quot;;1;0)" office:value-type="float" office:value="0" calcext:value-type="float">
            <text:p>0</text:p>
          </table:table-cell>
          <table:table-cell table:style-name="ce69" table:formula="of:=IF([.R88] &amp; [.D88] = &quot;1출력물&quot;;1;0)" office:value-type="float" office:value="0" calcext:value-type="float">
            <text:p>0</text:p>
          </table:table-cell>
          <table:table-cell table:style-name="ce69" table:formula="of:=IF([.R88] &amp; [.D88] = &quot;1팝업&quot;;1;0)" office:value-type="float" office:value="0" calcext:value-type="float">
            <text:p>0</text:p>
          </table:table-cell>
          <table:table-cell table:style-name="ce69" table:formula="of:=IF([.R88] &amp; [.D88] = &quot;1탭&quot;;1;0)" office:value-type="float" office:value="0" calcext:value-type="float">
            <text:p>0</text:p>
          </table:table-cell>
          <table:table-cell table:style-name="ce69" table:formula="of:=IF([.R88] &amp; [.D88] = &quot;1배치&quot;;1;0)" office:value-type="float" office:value="0" calcext:value-type="float">
            <text:p>0</text:p>
          </table:table-cell>
          <table:table-cell table:style-name="ce69" table:formula="of:=IF([.R88] &amp; [.D88] = &quot;2메뉴&quot;;1;0)" office:value-type="float" office:value="0" calcext:value-type="float">
            <text:p>0</text:p>
          </table:table-cell>
          <table:table-cell table:style-name="ce69" table:formula="of:=IF([.R88] &amp; [.D88] = &quot;2출력물&quot;;1;0)" office:value-type="float" office:value="0" calcext:value-type="float">
            <text:p>0</text:p>
          </table:table-cell>
          <table:table-cell table:style-name="ce69" table:formula="of:=IF([.R88] &amp; [.D88] = &quot;2팝업&quot;;1;0)" office:value-type="float" office:value="0" calcext:value-type="float">
            <text:p>0</text:p>
          </table:table-cell>
          <table:table-cell table:style-name="ce69" table:formula="of:=IF([.R88] &amp; [.D88] = &quot;2탭&quot;;1;0)" office:value-type="float" office:value="0" calcext:value-type="float">
            <text:p>0</text:p>
          </table:table-cell>
          <table:table-cell table:style-name="ce69" table:formula="of:=IF([.R88] &amp; [.D88] = &quot;2배치&quot;;1;0)" office:value-type="float" office:value="0" calcext:value-type="float">
            <text:p>0</text:p>
          </table:table-cell>
          <table:table-cell table:style-name="ce69" table:formula="of:=IF([.R88] &amp; [.D88] = &quot;1메뉴&quot;;[.G88]*6.45 + [.H88]*4 + [.I88]*4.55 + [.J88]*4 + [.K88]*4;0)" office:value-type="float" office:value="0" calcext:value-type="float">
            <text:p>0</text:p>
          </table:table-cell>
          <table:table-cell table:style-name="ce69" table:formula="of:=IF([.R88] &amp; [.D88] = &quot;1출력물&quot;;[.G88]*5.4 + [.H88]*4 + [.I88]*4.55 + [.J88]*4 + [.K88]*4;0)" office:value-type="float" office:value="0" calcext:value-type="float">
            <text:p>0</text:p>
          </table:table-cell>
          <table:table-cell table:style-name="ce69" table:formula="of:=IF([.R88] &amp; [.D88] = &quot;1팝업&quot;;[.G88]*6.45 + [.H88]*4 + [.I88]*4.55 + [.J88]*4 + [.K88]*4;0)" office:value-type="float" office:value="0" calcext:value-type="float">
            <text:p>0</text:p>
          </table:table-cell>
          <table:table-cell table:style-name="ce69" table:formula="of:=IF([.R88] &amp; [.D88] = &quot;1탭&quot;;[.G88]*6.45 + [.H88]*4 + [.I88]*4.55 + [.J88]*4 + [.K88]*4;0)" office:value-type="float" office:value="0" calcext:value-type="float">
            <text:p>0</text:p>
          </table:table-cell>
          <table:table-cell table:style-name="ce69" table:formula="of:=IF([.R88] &amp; [.D88] = &quot;1배치&quot;;[.G88]*6.45 + [.H88]*4 + [.I88]*4.55 + [.J88]*4 + [.K88]*4;0)" office:value-type="float" office:value="0" calcext:value-type="float">
            <text:p>0</text:p>
          </table:table-cell>
          <table:table-cell table:style-name="ce69" table:formula="of:=IF([.R88] &amp; [.D88] = &quot;2메뉴&quot;;[.G88]*6.45 + [.H88]*4 + [.I88]*4.55 + [.J88]*4 + [.K88]*4;0)" office:value-type="float" office:value="0" calcext:value-type="float">
            <text:p>0</text:p>
          </table:table-cell>
          <table:table-cell table:style-name="ce69" table:formula="of:=IF([.R88] &amp; [.D88] = &quot;2출력물&quot;;[.G88]*5.4 + [.H88]*4 + [.I88]*4.55 + [.J88]*4 + [.K88]*4;0)" office:value-type="float" office:value="0" calcext:value-type="float">
            <text:p>0</text:p>
          </table:table-cell>
          <table:table-cell table:style-name="ce69" table:formula="of:=IF([.R88] &amp; [.D88] = &quot;2팝업&quot;;[.G88]*6.45 + [.H88]*4 + [.I88]*4.55 + [.J88]*4 + [.K88]*4;0)" office:value-type="float" office:value="0" calcext:value-type="float">
            <text:p>0</text:p>
          </table:table-cell>
          <table:table-cell table:style-name="ce69" table:formula="of:=IF([.R88] &amp; [.D88] = &quot;2탭&quot;;[.G88]*6.45 + [.H88]*4 + [.I88]*4.55 + [.J88]*4 + [.K88]*4;0)" office:value-type="float" office:value="0" calcext:value-type="float">
            <text:p>0</text:p>
          </table:table-cell>
          <table:table-cell table:style-name="ce70" table:formula="of:=IF([.R88] &amp; [.D88] = &quot;2배치&quot;;[.G88]*6.45 + [.H88]*4 + [.I88]*4.55 + [.J88]*4 + [.K88]*4;0)" office:value-type="float" office:value="0" calcext:value-type="float">
            <text:p>0</text:p>
          </table:table-cell>
          <table:table-cell table:style-name="ce70" table:formula="of:=SUM([.AI88:.AR8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89]&lt;&gt;&quot;메뉴&quot;;0;IF(ISBLANK([.P89]); 0; IF((&quot;2015-08-28&quot;-[.P89])&gt;=0;1;0)))" office:value-type="float" office:value="0" calcext:value-type="float">
            <text:p>0</text:p>
          </table:table-cell>
          <table:table-cell table:style-name="ce66" table:formula="of:=IF([.D89]&lt;&gt;&quot;메뉴&quot;;0;IF(ISBLANK([.N89]); 0; IF((&quot;2015-09-04&quot;-[.N89])&gt;=0;1;0)))" office:value-type="float" office:value="0" calcext:value-type="float">
            <text:p>0</text:p>
          </table:table-cell>
          <table:table-cell table:style-name="ce66" table:formula="of:=IF(ISBLANK([.P89]); 0; IF((&quot;2015-08-28&quot;-[.P89])&gt;=0;[.AS89];0))" office:value-type="float" office:value="0" calcext:value-type="float">
            <text:p>0</text:p>
          </table:table-cell>
          <table:table-cell table:style-name="ce66" table:formula="of:=IF(ISBLANK([.N89]); 0; IF((&quot;2015-09-04&quot;-[.N89])&gt;=0;[.AS89];0))" office:value-type="float" office:value="0" calcext:value-type="float">
            <text:p>0</text:p>
          </table:table-cell>
          <table:table-cell table:style-name="ce66" table:formula="of:=IF([.D8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89])" office:value-type="float" office:value="0" calcext:value-type="float">
            <text:p>0</text:p>
          </table:table-cell>
          <table:table-cell table:style-name="ce69" table:formula="of:=IF([.R89] &amp; [.D89] = &quot;1메뉴&quot;;1;0)" office:value-type="float" office:value="0" calcext:value-type="float">
            <text:p>0</text:p>
          </table:table-cell>
          <table:table-cell table:style-name="ce69" table:formula="of:=IF([.R89] &amp; [.D89] = &quot;1출력물&quot;;1;0)" office:value-type="float" office:value="0" calcext:value-type="float">
            <text:p>0</text:p>
          </table:table-cell>
          <table:table-cell table:style-name="ce69" table:formula="of:=IF([.R89] &amp; [.D89] = &quot;1팝업&quot;;1;0)" office:value-type="float" office:value="0" calcext:value-type="float">
            <text:p>0</text:p>
          </table:table-cell>
          <table:table-cell table:style-name="ce69" table:formula="of:=IF([.R89] &amp; [.D89] = &quot;1탭&quot;;1;0)" office:value-type="float" office:value="0" calcext:value-type="float">
            <text:p>0</text:p>
          </table:table-cell>
          <table:table-cell table:style-name="ce69" table:formula="of:=IF([.R89] &amp; [.D89] = &quot;1배치&quot;;1;0)" office:value-type="float" office:value="0" calcext:value-type="float">
            <text:p>0</text:p>
          </table:table-cell>
          <table:table-cell table:style-name="ce69" table:formula="of:=IF([.R89] &amp; [.D89] = &quot;2메뉴&quot;;1;0)" office:value-type="float" office:value="0" calcext:value-type="float">
            <text:p>0</text:p>
          </table:table-cell>
          <table:table-cell table:style-name="ce69" table:formula="of:=IF([.R89] &amp; [.D89] = &quot;2출력물&quot;;1;0)" office:value-type="float" office:value="0" calcext:value-type="float">
            <text:p>0</text:p>
          </table:table-cell>
          <table:table-cell table:style-name="ce69" table:formula="of:=IF([.R89] &amp; [.D89] = &quot;2팝업&quot;;1;0)" office:value-type="float" office:value="0" calcext:value-type="float">
            <text:p>0</text:p>
          </table:table-cell>
          <table:table-cell table:style-name="ce69" table:formula="of:=IF([.R89] &amp; [.D89] = &quot;2탭&quot;;1;0)" office:value-type="float" office:value="0" calcext:value-type="float">
            <text:p>0</text:p>
          </table:table-cell>
          <table:table-cell table:style-name="ce69" table:formula="of:=IF([.R89] &amp; [.D89] = &quot;2배치&quot;;1;0)" office:value-type="float" office:value="0" calcext:value-type="float">
            <text:p>0</text:p>
          </table:table-cell>
          <table:table-cell table:style-name="ce69" table:formula="of:=IF([.R89] &amp; [.D89] = &quot;1메뉴&quot;;[.G89]*6.45 + [.H89]*4 + [.I89]*4.55 + [.J89]*4 + [.K89]*4;0)" office:value-type="float" office:value="0" calcext:value-type="float">
            <text:p>0</text:p>
          </table:table-cell>
          <table:table-cell table:style-name="ce69" table:formula="of:=IF([.R89] &amp; [.D89] = &quot;1출력물&quot;;[.G89]*5.4 + [.H89]*4 + [.I89]*4.55 + [.J89]*4 + [.K89]*4;0)" office:value-type="float" office:value="0" calcext:value-type="float">
            <text:p>0</text:p>
          </table:table-cell>
          <table:table-cell table:style-name="ce69" table:formula="of:=IF([.R89] &amp; [.D89] = &quot;1팝업&quot;;[.G89]*6.45 + [.H89]*4 + [.I89]*4.55 + [.J89]*4 + [.K89]*4;0)" office:value-type="float" office:value="0" calcext:value-type="float">
            <text:p>0</text:p>
          </table:table-cell>
          <table:table-cell table:style-name="ce69" table:formula="of:=IF([.R89] &amp; [.D89] = &quot;1탭&quot;;[.G89]*6.45 + [.H89]*4 + [.I89]*4.55 + [.J89]*4 + [.K89]*4;0)" office:value-type="float" office:value="0" calcext:value-type="float">
            <text:p>0</text:p>
          </table:table-cell>
          <table:table-cell table:style-name="ce69" table:formula="of:=IF([.R89] &amp; [.D89] = &quot;1배치&quot;;[.G89]*6.45 + [.H89]*4 + [.I89]*4.55 + [.J89]*4 + [.K89]*4;0)" office:value-type="float" office:value="0" calcext:value-type="float">
            <text:p>0</text:p>
          </table:table-cell>
          <table:table-cell table:style-name="ce69" table:formula="of:=IF([.R89] &amp; [.D89] = &quot;2메뉴&quot;;[.G89]*6.45 + [.H89]*4 + [.I89]*4.55 + [.J89]*4 + [.K89]*4;0)" office:value-type="float" office:value="0" calcext:value-type="float">
            <text:p>0</text:p>
          </table:table-cell>
          <table:table-cell table:style-name="ce69" table:formula="of:=IF([.R89] &amp; [.D89] = &quot;2출력물&quot;;[.G89]*5.4 + [.H89]*4 + [.I89]*4.55 + [.J89]*4 + [.K89]*4;0)" office:value-type="float" office:value="0" calcext:value-type="float">
            <text:p>0</text:p>
          </table:table-cell>
          <table:table-cell table:style-name="ce69" table:formula="of:=IF([.R89] &amp; [.D89] = &quot;2팝업&quot;;[.G89]*6.45 + [.H89]*4 + [.I89]*4.55 + [.J89]*4 + [.K89]*4;0)" office:value-type="float" office:value="0" calcext:value-type="float">
            <text:p>0</text:p>
          </table:table-cell>
          <table:table-cell table:style-name="ce69" table:formula="of:=IF([.R89] &amp; [.D89] = &quot;2탭&quot;;[.G89]*6.45 + [.H89]*4 + [.I89]*4.55 + [.J89]*4 + [.K89]*4;0)" office:value-type="float" office:value="0" calcext:value-type="float">
            <text:p>0</text:p>
          </table:table-cell>
          <table:table-cell table:style-name="ce70" table:formula="of:=IF([.R89] &amp; [.D89] = &quot;2배치&quot;;[.G89]*6.45 + [.H89]*4 + [.I89]*4.55 + [.J89]*4 + [.K89]*4;0)" office:value-type="float" office:value="0" calcext:value-type="float">
            <text:p>0</text:p>
          </table:table-cell>
          <table:table-cell table:style-name="ce70" table:formula="of:=SUM([.AI89:.AR8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0]&lt;&gt;&quot;메뉴&quot;;0;IF(ISBLANK([.P90]); 0; IF((&quot;2015-08-28&quot;-[.P90])&gt;=0;1;0)))" office:value-type="float" office:value="0" calcext:value-type="float">
            <text:p>0</text:p>
          </table:table-cell>
          <table:table-cell table:style-name="ce66" table:formula="of:=IF([.D90]&lt;&gt;&quot;메뉴&quot;;0;IF(ISBLANK([.N90]); 0; IF((&quot;2015-09-04&quot;-[.N90])&gt;=0;1;0)))" office:value-type="float" office:value="0" calcext:value-type="float">
            <text:p>0</text:p>
          </table:table-cell>
          <table:table-cell table:style-name="ce66" table:formula="of:=IF(ISBLANK([.P90]); 0; IF((&quot;2015-08-28&quot;-[.P90])&gt;=0;[.AS90];0))" office:value-type="float" office:value="0" calcext:value-type="float">
            <text:p>0</text:p>
          </table:table-cell>
          <table:table-cell table:style-name="ce66" table:formula="of:=IF(ISBLANK([.N90]); 0; IF((&quot;2015-09-04&quot;-[.N90])&gt;=0;[.AS90];0))" office:value-type="float" office:value="0" calcext:value-type="float">
            <text:p>0</text:p>
          </table:table-cell>
          <table:table-cell table:style-name="ce66" table:formula="of:=IF([.D9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0])" office:value-type="float" office:value="0" calcext:value-type="float">
            <text:p>0</text:p>
          </table:table-cell>
          <table:table-cell table:style-name="ce69" table:formula="of:=IF([.R90] &amp; [.D90] = &quot;1메뉴&quot;;1;0)" office:value-type="float" office:value="0" calcext:value-type="float">
            <text:p>0</text:p>
          </table:table-cell>
          <table:table-cell table:style-name="ce69" table:formula="of:=IF([.R90] &amp; [.D90] = &quot;1출력물&quot;;1;0)" office:value-type="float" office:value="0" calcext:value-type="float">
            <text:p>0</text:p>
          </table:table-cell>
          <table:table-cell table:style-name="ce69" table:formula="of:=IF([.R90] &amp; [.D90] = &quot;1팝업&quot;;1;0)" office:value-type="float" office:value="0" calcext:value-type="float">
            <text:p>0</text:p>
          </table:table-cell>
          <table:table-cell table:style-name="ce69" table:formula="of:=IF([.R90] &amp; [.D90] = &quot;1탭&quot;;1;0)" office:value-type="float" office:value="0" calcext:value-type="float">
            <text:p>0</text:p>
          </table:table-cell>
          <table:table-cell table:style-name="ce69" table:formula="of:=IF([.R90] &amp; [.D90] = &quot;1배치&quot;;1;0)" office:value-type="float" office:value="0" calcext:value-type="float">
            <text:p>0</text:p>
          </table:table-cell>
          <table:table-cell table:style-name="ce69" table:formula="of:=IF([.R90] &amp; [.D90] = &quot;2메뉴&quot;;1;0)" office:value-type="float" office:value="0" calcext:value-type="float">
            <text:p>0</text:p>
          </table:table-cell>
          <table:table-cell table:style-name="ce69" table:formula="of:=IF([.R90] &amp; [.D90] = &quot;2출력물&quot;;1;0)" office:value-type="float" office:value="0" calcext:value-type="float">
            <text:p>0</text:p>
          </table:table-cell>
          <table:table-cell table:style-name="ce69" table:formula="of:=IF([.R90] &amp; [.D90] = &quot;2팝업&quot;;1;0)" office:value-type="float" office:value="0" calcext:value-type="float">
            <text:p>0</text:p>
          </table:table-cell>
          <table:table-cell table:style-name="ce69" table:formula="of:=IF([.R90] &amp; [.D90] = &quot;2탭&quot;;1;0)" office:value-type="float" office:value="0" calcext:value-type="float">
            <text:p>0</text:p>
          </table:table-cell>
          <table:table-cell table:style-name="ce69" table:formula="of:=IF([.R90] &amp; [.D90] = &quot;2배치&quot;;1;0)" office:value-type="float" office:value="0" calcext:value-type="float">
            <text:p>0</text:p>
          </table:table-cell>
          <table:table-cell table:style-name="ce69" table:formula="of:=IF([.R90] &amp; [.D90] = &quot;1메뉴&quot;;[.G90]*6.45 + [.H90]*4 + [.I90]*4.55 + [.J90]*4 + [.K90]*4;0)" office:value-type="float" office:value="0" calcext:value-type="float">
            <text:p>0</text:p>
          </table:table-cell>
          <table:table-cell table:style-name="ce69" table:formula="of:=IF([.R90] &amp; [.D90] = &quot;1출력물&quot;;[.G90]*5.4 + [.H90]*4 + [.I90]*4.55 + [.J90]*4 + [.K90]*4;0)" office:value-type="float" office:value="0" calcext:value-type="float">
            <text:p>0</text:p>
          </table:table-cell>
          <table:table-cell table:style-name="ce69" table:formula="of:=IF([.R90] &amp; [.D90] = &quot;1팝업&quot;;[.G90]*6.45 + [.H90]*4 + [.I90]*4.55 + [.J90]*4 + [.K90]*4;0)" office:value-type="float" office:value="0" calcext:value-type="float">
            <text:p>0</text:p>
          </table:table-cell>
          <table:table-cell table:style-name="ce69" table:formula="of:=IF([.R90] &amp; [.D90] = &quot;1탭&quot;;[.G90]*6.45 + [.H90]*4 + [.I90]*4.55 + [.J90]*4 + [.K90]*4;0)" office:value-type="float" office:value="0" calcext:value-type="float">
            <text:p>0</text:p>
          </table:table-cell>
          <table:table-cell table:style-name="ce69" table:formula="of:=IF([.R90] &amp; [.D90] = &quot;1배치&quot;;[.G90]*6.45 + [.H90]*4 + [.I90]*4.55 + [.J90]*4 + [.K90]*4;0)" office:value-type="float" office:value="0" calcext:value-type="float">
            <text:p>0</text:p>
          </table:table-cell>
          <table:table-cell table:style-name="ce69" table:formula="of:=IF([.R90] &amp; [.D90] = &quot;2메뉴&quot;;[.G90]*6.45 + [.H90]*4 + [.I90]*4.55 + [.J90]*4 + [.K90]*4;0)" office:value-type="float" office:value="0" calcext:value-type="float">
            <text:p>0</text:p>
          </table:table-cell>
          <table:table-cell table:style-name="ce69" table:formula="of:=IF([.R90] &amp; [.D90] = &quot;2출력물&quot;;[.G90]*5.4 + [.H90]*4 + [.I90]*4.55 + [.J90]*4 + [.K90]*4;0)" office:value-type="float" office:value="0" calcext:value-type="float">
            <text:p>0</text:p>
          </table:table-cell>
          <table:table-cell table:style-name="ce69" table:formula="of:=IF([.R90] &amp; [.D90] = &quot;2팝업&quot;;[.G90]*6.45 + [.H90]*4 + [.I90]*4.55 + [.J90]*4 + [.K90]*4;0)" office:value-type="float" office:value="0" calcext:value-type="float">
            <text:p>0</text:p>
          </table:table-cell>
          <table:table-cell table:style-name="ce69" table:formula="of:=IF([.R90] &amp; [.D90] = &quot;2탭&quot;;[.G90]*6.45 + [.H90]*4 + [.I90]*4.55 + [.J90]*4 + [.K90]*4;0)" office:value-type="float" office:value="0" calcext:value-type="float">
            <text:p>0</text:p>
          </table:table-cell>
          <table:table-cell table:style-name="ce70" table:formula="of:=IF([.R90] &amp; [.D90] = &quot;2배치&quot;;[.G90]*6.45 + [.H90]*4 + [.I90]*4.55 + [.J90]*4 + [.K90]*4;0)" office:value-type="float" office:value="0" calcext:value-type="float">
            <text:p>0</text:p>
          </table:table-cell>
          <table:table-cell table:style-name="ce70" table:formula="of:=SUM([.AI90:.AR9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1]&lt;&gt;&quot;메뉴&quot;;0;IF(ISBLANK([.P91]); 0; IF((&quot;2015-08-28&quot;-[.P91])&gt;=0;1;0)))" office:value-type="float" office:value="0" calcext:value-type="float">
            <text:p>0</text:p>
          </table:table-cell>
          <table:table-cell table:style-name="ce66" table:formula="of:=IF([.D91]&lt;&gt;&quot;메뉴&quot;;0;IF(ISBLANK([.N91]); 0; IF((&quot;2015-09-04&quot;-[.N91])&gt;=0;1;0)))" office:value-type="float" office:value="0" calcext:value-type="float">
            <text:p>0</text:p>
          </table:table-cell>
          <table:table-cell table:style-name="ce66" table:formula="of:=IF(ISBLANK([.P91]); 0; IF((&quot;2015-08-28&quot;-[.P91])&gt;=0;[.AS91];0))" office:value-type="float" office:value="0" calcext:value-type="float">
            <text:p>0</text:p>
          </table:table-cell>
          <table:table-cell table:style-name="ce66" table:formula="of:=IF(ISBLANK([.N91]); 0; IF((&quot;2015-09-04&quot;-[.N91])&gt;=0;[.AS91];0))" office:value-type="float" office:value="0" calcext:value-type="float">
            <text:p>0</text:p>
          </table:table-cell>
          <table:table-cell table:style-name="ce66" table:formula="of:=IF([.D9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1])" office:value-type="float" office:value="0" calcext:value-type="float">
            <text:p>0</text:p>
          </table:table-cell>
          <table:table-cell table:style-name="ce69" table:formula="of:=IF([.R91] &amp; [.D91] = &quot;1메뉴&quot;;1;0)" office:value-type="float" office:value="0" calcext:value-type="float">
            <text:p>0</text:p>
          </table:table-cell>
          <table:table-cell table:style-name="ce69" table:formula="of:=IF([.R91] &amp; [.D91] = &quot;1출력물&quot;;1;0)" office:value-type="float" office:value="0" calcext:value-type="float">
            <text:p>0</text:p>
          </table:table-cell>
          <table:table-cell table:style-name="ce69" table:formula="of:=IF([.R91] &amp; [.D91] = &quot;1팝업&quot;;1;0)" office:value-type="float" office:value="0" calcext:value-type="float">
            <text:p>0</text:p>
          </table:table-cell>
          <table:table-cell table:style-name="ce69" table:formula="of:=IF([.R91] &amp; [.D91] = &quot;1탭&quot;;1;0)" office:value-type="float" office:value="0" calcext:value-type="float">
            <text:p>0</text:p>
          </table:table-cell>
          <table:table-cell table:style-name="ce69" table:formula="of:=IF([.R91] &amp; [.D91] = &quot;1배치&quot;;1;0)" office:value-type="float" office:value="0" calcext:value-type="float">
            <text:p>0</text:p>
          </table:table-cell>
          <table:table-cell table:style-name="ce69" table:formula="of:=IF([.R91] &amp; [.D91] = &quot;2메뉴&quot;;1;0)" office:value-type="float" office:value="0" calcext:value-type="float">
            <text:p>0</text:p>
          </table:table-cell>
          <table:table-cell table:style-name="ce69" table:formula="of:=IF([.R91] &amp; [.D91] = &quot;2출력물&quot;;1;0)" office:value-type="float" office:value="0" calcext:value-type="float">
            <text:p>0</text:p>
          </table:table-cell>
          <table:table-cell table:style-name="ce69" table:formula="of:=IF([.R91] &amp; [.D91] = &quot;2팝업&quot;;1;0)" office:value-type="float" office:value="0" calcext:value-type="float">
            <text:p>0</text:p>
          </table:table-cell>
          <table:table-cell table:style-name="ce69" table:formula="of:=IF([.R91] &amp; [.D91] = &quot;2탭&quot;;1;0)" office:value-type="float" office:value="0" calcext:value-type="float">
            <text:p>0</text:p>
          </table:table-cell>
          <table:table-cell table:style-name="ce69" table:formula="of:=IF([.R91] &amp; [.D91] = &quot;2배치&quot;;1;0)" office:value-type="float" office:value="0" calcext:value-type="float">
            <text:p>0</text:p>
          </table:table-cell>
          <table:table-cell table:style-name="ce69" table:formula="of:=IF([.R91] &amp; [.D91] = &quot;1메뉴&quot;;[.G91]*6.45 + [.H91]*4 + [.I91]*4.55 + [.J91]*4 + [.K91]*4;0)" office:value-type="float" office:value="0" calcext:value-type="float">
            <text:p>0</text:p>
          </table:table-cell>
          <table:table-cell table:style-name="ce69" table:formula="of:=IF([.R91] &amp; [.D91] = &quot;1출력물&quot;;[.G91]*5.4 + [.H91]*4 + [.I91]*4.55 + [.J91]*4 + [.K91]*4;0)" office:value-type="float" office:value="0" calcext:value-type="float">
            <text:p>0</text:p>
          </table:table-cell>
          <table:table-cell table:style-name="ce69" table:formula="of:=IF([.R91] &amp; [.D91] = &quot;1팝업&quot;;[.G91]*6.45 + [.H91]*4 + [.I91]*4.55 + [.J91]*4 + [.K91]*4;0)" office:value-type="float" office:value="0" calcext:value-type="float">
            <text:p>0</text:p>
          </table:table-cell>
          <table:table-cell table:style-name="ce69" table:formula="of:=IF([.R91] &amp; [.D91] = &quot;1탭&quot;;[.G91]*6.45 + [.H91]*4 + [.I91]*4.55 + [.J91]*4 + [.K91]*4;0)" office:value-type="float" office:value="0" calcext:value-type="float">
            <text:p>0</text:p>
          </table:table-cell>
          <table:table-cell table:style-name="ce69" table:formula="of:=IF([.R91] &amp; [.D91] = &quot;1배치&quot;;[.G91]*6.45 + [.H91]*4 + [.I91]*4.55 + [.J91]*4 + [.K91]*4;0)" office:value-type="float" office:value="0" calcext:value-type="float">
            <text:p>0</text:p>
          </table:table-cell>
          <table:table-cell table:style-name="ce69" table:formula="of:=IF([.R91] &amp; [.D91] = &quot;2메뉴&quot;;[.G91]*6.45 + [.H91]*4 + [.I91]*4.55 + [.J91]*4 + [.K91]*4;0)" office:value-type="float" office:value="0" calcext:value-type="float">
            <text:p>0</text:p>
          </table:table-cell>
          <table:table-cell table:style-name="ce69" table:formula="of:=IF([.R91] &amp; [.D91] = &quot;2출력물&quot;;[.G91]*5.4 + [.H91]*4 + [.I91]*4.55 + [.J91]*4 + [.K91]*4;0)" office:value-type="float" office:value="0" calcext:value-type="float">
            <text:p>0</text:p>
          </table:table-cell>
          <table:table-cell table:style-name="ce69" table:formula="of:=IF([.R91] &amp; [.D91] = &quot;2팝업&quot;;[.G91]*6.45 + [.H91]*4 + [.I91]*4.55 + [.J91]*4 + [.K91]*4;0)" office:value-type="float" office:value="0" calcext:value-type="float">
            <text:p>0</text:p>
          </table:table-cell>
          <table:table-cell table:style-name="ce69" table:formula="of:=IF([.R91] &amp; [.D91] = &quot;2탭&quot;;[.G91]*6.45 + [.H91]*4 + [.I91]*4.55 + [.J91]*4 + [.K91]*4;0)" office:value-type="float" office:value="0" calcext:value-type="float">
            <text:p>0</text:p>
          </table:table-cell>
          <table:table-cell table:style-name="ce70" table:formula="of:=IF([.R91] &amp; [.D91] = &quot;2배치&quot;;[.G91]*6.45 + [.H91]*4 + [.I91]*4.55 + [.J91]*4 + [.K91]*4;0)" office:value-type="float" office:value="0" calcext:value-type="float">
            <text:p>0</text:p>
          </table:table-cell>
          <table:table-cell table:style-name="ce70" table:formula="of:=SUM([.AI91:.AR9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2]&lt;&gt;&quot;메뉴&quot;;0;IF(ISBLANK([.P92]); 0; IF((&quot;2015-08-28&quot;-[.P92])&gt;=0;1;0)))" office:value-type="float" office:value="0" calcext:value-type="float">
            <text:p>0</text:p>
          </table:table-cell>
          <table:table-cell table:style-name="ce66" table:formula="of:=IF([.D92]&lt;&gt;&quot;메뉴&quot;;0;IF(ISBLANK([.N92]); 0; IF((&quot;2015-09-04&quot;-[.N92])&gt;=0;1;0)))" office:value-type="float" office:value="0" calcext:value-type="float">
            <text:p>0</text:p>
          </table:table-cell>
          <table:table-cell table:style-name="ce66" table:formula="of:=IF(ISBLANK([.P92]); 0; IF((&quot;2015-08-28&quot;-[.P92])&gt;=0;[.AS92];0))" office:value-type="float" office:value="0" calcext:value-type="float">
            <text:p>0</text:p>
          </table:table-cell>
          <table:table-cell table:style-name="ce66" table:formula="of:=IF(ISBLANK([.N92]); 0; IF((&quot;2015-09-04&quot;-[.N92])&gt;=0;[.AS92];0))" office:value-type="float" office:value="0" calcext:value-type="float">
            <text:p>0</text:p>
          </table:table-cell>
          <table:table-cell table:style-name="ce66" table:formula="of:=IF([.D9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2])" office:value-type="float" office:value="0" calcext:value-type="float">
            <text:p>0</text:p>
          </table:table-cell>
          <table:table-cell table:style-name="ce69" table:formula="of:=IF([.R92] &amp; [.D92] = &quot;1메뉴&quot;;1;0)" office:value-type="float" office:value="0" calcext:value-type="float">
            <text:p>0</text:p>
          </table:table-cell>
          <table:table-cell table:style-name="ce69" table:formula="of:=IF([.R92] &amp; [.D92] = &quot;1출력물&quot;;1;0)" office:value-type="float" office:value="0" calcext:value-type="float">
            <text:p>0</text:p>
          </table:table-cell>
          <table:table-cell table:style-name="ce69" table:formula="of:=IF([.R92] &amp; [.D92] = &quot;1팝업&quot;;1;0)" office:value-type="float" office:value="0" calcext:value-type="float">
            <text:p>0</text:p>
          </table:table-cell>
          <table:table-cell table:style-name="ce69" table:formula="of:=IF([.R92] &amp; [.D92] = &quot;1탭&quot;;1;0)" office:value-type="float" office:value="0" calcext:value-type="float">
            <text:p>0</text:p>
          </table:table-cell>
          <table:table-cell table:style-name="ce69" table:formula="of:=IF([.R92] &amp; [.D92] = &quot;1배치&quot;;1;0)" office:value-type="float" office:value="0" calcext:value-type="float">
            <text:p>0</text:p>
          </table:table-cell>
          <table:table-cell table:style-name="ce69" table:formula="of:=IF([.R92] &amp; [.D92] = &quot;2메뉴&quot;;1;0)" office:value-type="float" office:value="0" calcext:value-type="float">
            <text:p>0</text:p>
          </table:table-cell>
          <table:table-cell table:style-name="ce69" table:formula="of:=IF([.R92] &amp; [.D92] = &quot;2출력물&quot;;1;0)" office:value-type="float" office:value="0" calcext:value-type="float">
            <text:p>0</text:p>
          </table:table-cell>
          <table:table-cell table:style-name="ce69" table:formula="of:=IF([.R92] &amp; [.D92] = &quot;2팝업&quot;;1;0)" office:value-type="float" office:value="0" calcext:value-type="float">
            <text:p>0</text:p>
          </table:table-cell>
          <table:table-cell table:style-name="ce69" table:formula="of:=IF([.R92] &amp; [.D92] = &quot;2탭&quot;;1;0)" office:value-type="float" office:value="0" calcext:value-type="float">
            <text:p>0</text:p>
          </table:table-cell>
          <table:table-cell table:style-name="ce69" table:formula="of:=IF([.R92] &amp; [.D92] = &quot;2배치&quot;;1;0)" office:value-type="float" office:value="0" calcext:value-type="float">
            <text:p>0</text:p>
          </table:table-cell>
          <table:table-cell table:style-name="ce69" table:formula="of:=IF([.R92] &amp; [.D92] = &quot;1메뉴&quot;;[.G92]*6.45 + [.H92]*4 + [.I92]*4.55 + [.J92]*4 + [.K92]*4;0)" office:value-type="float" office:value="0" calcext:value-type="float">
            <text:p>0</text:p>
          </table:table-cell>
          <table:table-cell table:style-name="ce69" table:formula="of:=IF([.R92] &amp; [.D92] = &quot;1출력물&quot;;[.G92]*5.4 + [.H92]*4 + [.I92]*4.55 + [.J92]*4 + [.K92]*4;0)" office:value-type="float" office:value="0" calcext:value-type="float">
            <text:p>0</text:p>
          </table:table-cell>
          <table:table-cell table:style-name="ce69" table:formula="of:=IF([.R92] &amp; [.D92] = &quot;1팝업&quot;;[.G92]*6.45 + [.H92]*4 + [.I92]*4.55 + [.J92]*4 + [.K92]*4;0)" office:value-type="float" office:value="0" calcext:value-type="float">
            <text:p>0</text:p>
          </table:table-cell>
          <table:table-cell table:style-name="ce69" table:formula="of:=IF([.R92] &amp; [.D92] = &quot;1탭&quot;;[.G92]*6.45 + [.H92]*4 + [.I92]*4.55 + [.J92]*4 + [.K92]*4;0)" office:value-type="float" office:value="0" calcext:value-type="float">
            <text:p>0</text:p>
          </table:table-cell>
          <table:table-cell table:style-name="ce69" table:formula="of:=IF([.R92] &amp; [.D92] = &quot;1배치&quot;;[.G92]*6.45 + [.H92]*4 + [.I92]*4.55 + [.J92]*4 + [.K92]*4;0)" office:value-type="float" office:value="0" calcext:value-type="float">
            <text:p>0</text:p>
          </table:table-cell>
          <table:table-cell table:style-name="ce69" table:formula="of:=IF([.R92] &amp; [.D92] = &quot;2메뉴&quot;;[.G92]*6.45 + [.H92]*4 + [.I92]*4.55 + [.J92]*4 + [.K92]*4;0)" office:value-type="float" office:value="0" calcext:value-type="float">
            <text:p>0</text:p>
          </table:table-cell>
          <table:table-cell table:style-name="ce69" table:formula="of:=IF([.R92] &amp; [.D92] = &quot;2출력물&quot;;[.G92]*5.4 + [.H92]*4 + [.I92]*4.55 + [.J92]*4 + [.K92]*4;0)" office:value-type="float" office:value="0" calcext:value-type="float">
            <text:p>0</text:p>
          </table:table-cell>
          <table:table-cell table:style-name="ce69" table:formula="of:=IF([.R92] &amp; [.D92] = &quot;2팝업&quot;;[.G92]*6.45 + [.H92]*4 + [.I92]*4.55 + [.J92]*4 + [.K92]*4;0)" office:value-type="float" office:value="0" calcext:value-type="float">
            <text:p>0</text:p>
          </table:table-cell>
          <table:table-cell table:style-name="ce69" table:formula="of:=IF([.R92] &amp; [.D92] = &quot;2탭&quot;;[.G92]*6.45 + [.H92]*4 + [.I92]*4.55 + [.J92]*4 + [.K92]*4;0)" office:value-type="float" office:value="0" calcext:value-type="float">
            <text:p>0</text:p>
          </table:table-cell>
          <table:table-cell table:style-name="ce70" table:formula="of:=IF([.R92] &amp; [.D92] = &quot;2배치&quot;;[.G92]*6.45 + [.H92]*4 + [.I92]*4.55 + [.J92]*4 + [.K92]*4;0)" office:value-type="float" office:value="0" calcext:value-type="float">
            <text:p>0</text:p>
          </table:table-cell>
          <table:table-cell table:style-name="ce70" table:formula="of:=SUM([.AI92:.AR9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3]&lt;&gt;&quot;메뉴&quot;;0;IF(ISBLANK([.P93]); 0; IF((&quot;2015-08-28&quot;-[.P93])&gt;=0;1;0)))" office:value-type="float" office:value="0" calcext:value-type="float">
            <text:p>0</text:p>
          </table:table-cell>
          <table:table-cell table:style-name="ce66" table:formula="of:=IF([.D93]&lt;&gt;&quot;메뉴&quot;;0;IF(ISBLANK([.N93]); 0; IF((&quot;2015-09-04&quot;-[.N93])&gt;=0;1;0)))" office:value-type="float" office:value="0" calcext:value-type="float">
            <text:p>0</text:p>
          </table:table-cell>
          <table:table-cell table:style-name="ce66" table:formula="of:=IF(ISBLANK([.P93]); 0; IF((&quot;2015-08-28&quot;-[.P93])&gt;=0;[.AS93];0))" office:value-type="float" office:value="0" calcext:value-type="float">
            <text:p>0</text:p>
          </table:table-cell>
          <table:table-cell table:style-name="ce66" table:formula="of:=IF(ISBLANK([.N93]); 0; IF((&quot;2015-09-04&quot;-[.N93])&gt;=0;[.AS93];0))" office:value-type="float" office:value="0" calcext:value-type="float">
            <text:p>0</text:p>
          </table:table-cell>
          <table:table-cell table:style-name="ce66" table:formula="of:=IF([.D9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3])" office:value-type="float" office:value="0" calcext:value-type="float">
            <text:p>0</text:p>
          </table:table-cell>
          <table:table-cell table:style-name="ce69" table:formula="of:=IF([.R93] &amp; [.D93] = &quot;1메뉴&quot;;1;0)" office:value-type="float" office:value="0" calcext:value-type="float">
            <text:p>0</text:p>
          </table:table-cell>
          <table:table-cell table:style-name="ce69" table:formula="of:=IF([.R93] &amp; [.D93] = &quot;1출력물&quot;;1;0)" office:value-type="float" office:value="0" calcext:value-type="float">
            <text:p>0</text:p>
          </table:table-cell>
          <table:table-cell table:style-name="ce69" table:formula="of:=IF([.R93] &amp; [.D93] = &quot;1팝업&quot;;1;0)" office:value-type="float" office:value="0" calcext:value-type="float">
            <text:p>0</text:p>
          </table:table-cell>
          <table:table-cell table:style-name="ce69" table:formula="of:=IF([.R93] &amp; [.D93] = &quot;1탭&quot;;1;0)" office:value-type="float" office:value="0" calcext:value-type="float">
            <text:p>0</text:p>
          </table:table-cell>
          <table:table-cell table:style-name="ce69" table:formula="of:=IF([.R93] &amp; [.D93] = &quot;1배치&quot;;1;0)" office:value-type="float" office:value="0" calcext:value-type="float">
            <text:p>0</text:p>
          </table:table-cell>
          <table:table-cell table:style-name="ce69" table:formula="of:=IF([.R93] &amp; [.D93] = &quot;2메뉴&quot;;1;0)" office:value-type="float" office:value="0" calcext:value-type="float">
            <text:p>0</text:p>
          </table:table-cell>
          <table:table-cell table:style-name="ce69" table:formula="of:=IF([.R93] &amp; [.D93] = &quot;2출력물&quot;;1;0)" office:value-type="float" office:value="0" calcext:value-type="float">
            <text:p>0</text:p>
          </table:table-cell>
          <table:table-cell table:style-name="ce69" table:formula="of:=IF([.R93] &amp; [.D93] = &quot;2팝업&quot;;1;0)" office:value-type="float" office:value="0" calcext:value-type="float">
            <text:p>0</text:p>
          </table:table-cell>
          <table:table-cell table:style-name="ce69" table:formula="of:=IF([.R93] &amp; [.D93] = &quot;2탭&quot;;1;0)" office:value-type="float" office:value="0" calcext:value-type="float">
            <text:p>0</text:p>
          </table:table-cell>
          <table:table-cell table:style-name="ce69" table:formula="of:=IF([.R93] &amp; [.D93] = &quot;2배치&quot;;1;0)" office:value-type="float" office:value="0" calcext:value-type="float">
            <text:p>0</text:p>
          </table:table-cell>
          <table:table-cell table:style-name="ce69" table:formula="of:=IF([.R93] &amp; [.D93] = &quot;1메뉴&quot;;[.G93]*6.45 + [.H93]*4 + [.I93]*4.55 + [.J93]*4 + [.K93]*4;0)" office:value-type="float" office:value="0" calcext:value-type="float">
            <text:p>0</text:p>
          </table:table-cell>
          <table:table-cell table:style-name="ce69" table:formula="of:=IF([.R93] &amp; [.D93] = &quot;1출력물&quot;;[.G93]*5.4 + [.H93]*4 + [.I93]*4.55 + [.J93]*4 + [.K93]*4;0)" office:value-type="float" office:value="0" calcext:value-type="float">
            <text:p>0</text:p>
          </table:table-cell>
          <table:table-cell table:style-name="ce69" table:formula="of:=IF([.R93] &amp; [.D93] = &quot;1팝업&quot;;[.G93]*6.45 + [.H93]*4 + [.I93]*4.55 + [.J93]*4 + [.K93]*4;0)" office:value-type="float" office:value="0" calcext:value-type="float">
            <text:p>0</text:p>
          </table:table-cell>
          <table:table-cell table:style-name="ce69" table:formula="of:=IF([.R93] &amp; [.D93] = &quot;1탭&quot;;[.G93]*6.45 + [.H93]*4 + [.I93]*4.55 + [.J93]*4 + [.K93]*4;0)" office:value-type="float" office:value="0" calcext:value-type="float">
            <text:p>0</text:p>
          </table:table-cell>
          <table:table-cell table:style-name="ce69" table:formula="of:=IF([.R93] &amp; [.D93] = &quot;1배치&quot;;[.G93]*6.45 + [.H93]*4 + [.I93]*4.55 + [.J93]*4 + [.K93]*4;0)" office:value-type="float" office:value="0" calcext:value-type="float">
            <text:p>0</text:p>
          </table:table-cell>
          <table:table-cell table:style-name="ce69" table:formula="of:=IF([.R93] &amp; [.D93] = &quot;2메뉴&quot;;[.G93]*6.45 + [.H93]*4 + [.I93]*4.55 + [.J93]*4 + [.K93]*4;0)" office:value-type="float" office:value="0" calcext:value-type="float">
            <text:p>0</text:p>
          </table:table-cell>
          <table:table-cell table:style-name="ce69" table:formula="of:=IF([.R93] &amp; [.D93] = &quot;2출력물&quot;;[.G93]*5.4 + [.H93]*4 + [.I93]*4.55 + [.J93]*4 + [.K93]*4;0)" office:value-type="float" office:value="0" calcext:value-type="float">
            <text:p>0</text:p>
          </table:table-cell>
          <table:table-cell table:style-name="ce69" table:formula="of:=IF([.R93] &amp; [.D93] = &quot;2팝업&quot;;[.G93]*6.45 + [.H93]*4 + [.I93]*4.55 + [.J93]*4 + [.K93]*4;0)" office:value-type="float" office:value="0" calcext:value-type="float">
            <text:p>0</text:p>
          </table:table-cell>
          <table:table-cell table:style-name="ce69" table:formula="of:=IF([.R93] &amp; [.D93] = &quot;2탭&quot;;[.G93]*6.45 + [.H93]*4 + [.I93]*4.55 + [.J93]*4 + [.K93]*4;0)" office:value-type="float" office:value="0" calcext:value-type="float">
            <text:p>0</text:p>
          </table:table-cell>
          <table:table-cell table:style-name="ce70" table:formula="of:=IF([.R93] &amp; [.D93] = &quot;2배치&quot;;[.G93]*6.45 + [.H93]*4 + [.I93]*4.55 + [.J93]*4 + [.K93]*4;0)" office:value-type="float" office:value="0" calcext:value-type="float">
            <text:p>0</text:p>
          </table:table-cell>
          <table:table-cell table:style-name="ce70" table:formula="of:=SUM([.AI93:.AR9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4]&lt;&gt;&quot;메뉴&quot;;0;IF(ISBLANK([.P94]); 0; IF((&quot;2015-08-28&quot;-[.P94])&gt;=0;1;0)))" office:value-type="float" office:value="0" calcext:value-type="float">
            <text:p>0</text:p>
          </table:table-cell>
          <table:table-cell table:style-name="ce66" table:formula="of:=IF([.D94]&lt;&gt;&quot;메뉴&quot;;0;IF(ISBLANK([.N94]); 0; IF((&quot;2015-09-04&quot;-[.N94])&gt;=0;1;0)))" office:value-type="float" office:value="0" calcext:value-type="float">
            <text:p>0</text:p>
          </table:table-cell>
          <table:table-cell table:style-name="ce66" table:formula="of:=IF(ISBLANK([.P94]); 0; IF((&quot;2015-08-28&quot;-[.P94])&gt;=0;[.AS94];0))" office:value-type="float" office:value="0" calcext:value-type="float">
            <text:p>0</text:p>
          </table:table-cell>
          <table:table-cell table:style-name="ce66" table:formula="of:=IF(ISBLANK([.N94]); 0; IF((&quot;2015-09-04&quot;-[.N94])&gt;=0;[.AS94];0))" office:value-type="float" office:value="0" calcext:value-type="float">
            <text:p>0</text:p>
          </table:table-cell>
          <table:table-cell table:style-name="ce66" table:formula="of:=IF([.D9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4])" office:value-type="float" office:value="0" calcext:value-type="float">
            <text:p>0</text:p>
          </table:table-cell>
          <table:table-cell table:style-name="ce69" table:formula="of:=IF([.R94] &amp; [.D94] = &quot;1메뉴&quot;;1;0)" office:value-type="float" office:value="0" calcext:value-type="float">
            <text:p>0</text:p>
          </table:table-cell>
          <table:table-cell table:style-name="ce69" table:formula="of:=IF([.R94] &amp; [.D94] = &quot;1출력물&quot;;1;0)" office:value-type="float" office:value="0" calcext:value-type="float">
            <text:p>0</text:p>
          </table:table-cell>
          <table:table-cell table:style-name="ce69" table:formula="of:=IF([.R94] &amp; [.D94] = &quot;1팝업&quot;;1;0)" office:value-type="float" office:value="0" calcext:value-type="float">
            <text:p>0</text:p>
          </table:table-cell>
          <table:table-cell table:style-name="ce69" table:formula="of:=IF([.R94] &amp; [.D94] = &quot;1탭&quot;;1;0)" office:value-type="float" office:value="0" calcext:value-type="float">
            <text:p>0</text:p>
          </table:table-cell>
          <table:table-cell table:style-name="ce69" table:formula="of:=IF([.R94] &amp; [.D94] = &quot;1배치&quot;;1;0)" office:value-type="float" office:value="0" calcext:value-type="float">
            <text:p>0</text:p>
          </table:table-cell>
          <table:table-cell table:style-name="ce69" table:formula="of:=IF([.R94] &amp; [.D94] = &quot;2메뉴&quot;;1;0)" office:value-type="float" office:value="0" calcext:value-type="float">
            <text:p>0</text:p>
          </table:table-cell>
          <table:table-cell table:style-name="ce69" table:formula="of:=IF([.R94] &amp; [.D94] = &quot;2출력물&quot;;1;0)" office:value-type="float" office:value="0" calcext:value-type="float">
            <text:p>0</text:p>
          </table:table-cell>
          <table:table-cell table:style-name="ce69" table:formula="of:=IF([.R94] &amp; [.D94] = &quot;2팝업&quot;;1;0)" office:value-type="float" office:value="0" calcext:value-type="float">
            <text:p>0</text:p>
          </table:table-cell>
          <table:table-cell table:style-name="ce69" table:formula="of:=IF([.R94] &amp; [.D94] = &quot;2탭&quot;;1;0)" office:value-type="float" office:value="0" calcext:value-type="float">
            <text:p>0</text:p>
          </table:table-cell>
          <table:table-cell table:style-name="ce69" table:formula="of:=IF([.R94] &amp; [.D94] = &quot;2배치&quot;;1;0)" office:value-type="float" office:value="0" calcext:value-type="float">
            <text:p>0</text:p>
          </table:table-cell>
          <table:table-cell table:style-name="ce69" table:formula="of:=IF([.R94] &amp; [.D94] = &quot;1메뉴&quot;;[.G94]*6.45 + [.H94]*4 + [.I94]*4.55 + [.J94]*4 + [.K94]*4;0)" office:value-type="float" office:value="0" calcext:value-type="float">
            <text:p>0</text:p>
          </table:table-cell>
          <table:table-cell table:style-name="ce69" table:formula="of:=IF([.R94] &amp; [.D94] = &quot;1출력물&quot;;[.G94]*5.4 + [.H94]*4 + [.I94]*4.55 + [.J94]*4 + [.K94]*4;0)" office:value-type="float" office:value="0" calcext:value-type="float">
            <text:p>0</text:p>
          </table:table-cell>
          <table:table-cell table:style-name="ce69" table:formula="of:=IF([.R94] &amp; [.D94] = &quot;1팝업&quot;;[.G94]*6.45 + [.H94]*4 + [.I94]*4.55 + [.J94]*4 + [.K94]*4;0)" office:value-type="float" office:value="0" calcext:value-type="float">
            <text:p>0</text:p>
          </table:table-cell>
          <table:table-cell table:style-name="ce69" table:formula="of:=IF([.R94] &amp; [.D94] = &quot;1탭&quot;;[.G94]*6.45 + [.H94]*4 + [.I94]*4.55 + [.J94]*4 + [.K94]*4;0)" office:value-type="float" office:value="0" calcext:value-type="float">
            <text:p>0</text:p>
          </table:table-cell>
          <table:table-cell table:style-name="ce69" table:formula="of:=IF([.R94] &amp; [.D94] = &quot;1배치&quot;;[.G94]*6.45 + [.H94]*4 + [.I94]*4.55 + [.J94]*4 + [.K94]*4;0)" office:value-type="float" office:value="0" calcext:value-type="float">
            <text:p>0</text:p>
          </table:table-cell>
          <table:table-cell table:style-name="ce69" table:formula="of:=IF([.R94] &amp; [.D94] = &quot;2메뉴&quot;;[.G94]*6.45 + [.H94]*4 + [.I94]*4.55 + [.J94]*4 + [.K94]*4;0)" office:value-type="float" office:value="0" calcext:value-type="float">
            <text:p>0</text:p>
          </table:table-cell>
          <table:table-cell table:style-name="ce69" table:formula="of:=IF([.R94] &amp; [.D94] = &quot;2출력물&quot;;[.G94]*5.4 + [.H94]*4 + [.I94]*4.55 + [.J94]*4 + [.K94]*4;0)" office:value-type="float" office:value="0" calcext:value-type="float">
            <text:p>0</text:p>
          </table:table-cell>
          <table:table-cell table:style-name="ce69" table:formula="of:=IF([.R94] &amp; [.D94] = &quot;2팝업&quot;;[.G94]*6.45 + [.H94]*4 + [.I94]*4.55 + [.J94]*4 + [.K94]*4;0)" office:value-type="float" office:value="0" calcext:value-type="float">
            <text:p>0</text:p>
          </table:table-cell>
          <table:table-cell table:style-name="ce69" table:formula="of:=IF([.R94] &amp; [.D94] = &quot;2탭&quot;;[.G94]*6.45 + [.H94]*4 + [.I94]*4.55 + [.J94]*4 + [.K94]*4;0)" office:value-type="float" office:value="0" calcext:value-type="float">
            <text:p>0</text:p>
          </table:table-cell>
          <table:table-cell table:style-name="ce70" table:formula="of:=IF([.R94] &amp; [.D94] = &quot;2배치&quot;;[.G94]*6.45 + [.H94]*4 + [.I94]*4.55 + [.J94]*4 + [.K94]*4;0)" office:value-type="float" office:value="0" calcext:value-type="float">
            <text:p>0</text:p>
          </table:table-cell>
          <table:table-cell table:style-name="ce70" table:formula="of:=SUM([.AI94:.AR9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5]&lt;&gt;&quot;메뉴&quot;;0;IF(ISBLANK([.P95]); 0; IF((&quot;2015-08-28&quot;-[.P95])&gt;=0;1;0)))" office:value-type="float" office:value="0" calcext:value-type="float">
            <text:p>0</text:p>
          </table:table-cell>
          <table:table-cell table:style-name="ce66" table:formula="of:=IF([.D95]&lt;&gt;&quot;메뉴&quot;;0;IF(ISBLANK([.N95]); 0; IF((&quot;2015-09-04&quot;-[.N95])&gt;=0;1;0)))" office:value-type="float" office:value="0" calcext:value-type="float">
            <text:p>0</text:p>
          </table:table-cell>
          <table:table-cell table:style-name="ce66" table:formula="of:=IF(ISBLANK([.P95]); 0; IF((&quot;2015-08-28&quot;-[.P95])&gt;=0;[.AS95];0))" office:value-type="float" office:value="0" calcext:value-type="float">
            <text:p>0</text:p>
          </table:table-cell>
          <table:table-cell table:style-name="ce66" table:formula="of:=IF(ISBLANK([.N95]); 0; IF((&quot;2015-09-04&quot;-[.N95])&gt;=0;[.AS95];0))" office:value-type="float" office:value="0" calcext:value-type="float">
            <text:p>0</text:p>
          </table:table-cell>
          <table:table-cell table:style-name="ce66" table:formula="of:=IF([.D9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5])" office:value-type="float" office:value="0" calcext:value-type="float">
            <text:p>0</text:p>
          </table:table-cell>
          <table:table-cell table:style-name="ce69" table:formula="of:=IF([.R95] &amp; [.D95] = &quot;1메뉴&quot;;1;0)" office:value-type="float" office:value="0" calcext:value-type="float">
            <text:p>0</text:p>
          </table:table-cell>
          <table:table-cell table:style-name="ce69" table:formula="of:=IF([.R95] &amp; [.D95] = &quot;1출력물&quot;;1;0)" office:value-type="float" office:value="0" calcext:value-type="float">
            <text:p>0</text:p>
          </table:table-cell>
          <table:table-cell table:style-name="ce69" table:formula="of:=IF([.R95] &amp; [.D95] = &quot;1팝업&quot;;1;0)" office:value-type="float" office:value="0" calcext:value-type="float">
            <text:p>0</text:p>
          </table:table-cell>
          <table:table-cell table:style-name="ce69" table:formula="of:=IF([.R95] &amp; [.D95] = &quot;1탭&quot;;1;0)" office:value-type="float" office:value="0" calcext:value-type="float">
            <text:p>0</text:p>
          </table:table-cell>
          <table:table-cell table:style-name="ce69" table:formula="of:=IF([.R95] &amp; [.D95] = &quot;1배치&quot;;1;0)" office:value-type="float" office:value="0" calcext:value-type="float">
            <text:p>0</text:p>
          </table:table-cell>
          <table:table-cell table:style-name="ce69" table:formula="of:=IF([.R95] &amp; [.D95] = &quot;2메뉴&quot;;1;0)" office:value-type="float" office:value="0" calcext:value-type="float">
            <text:p>0</text:p>
          </table:table-cell>
          <table:table-cell table:style-name="ce69" table:formula="of:=IF([.R95] &amp; [.D95] = &quot;2출력물&quot;;1;0)" office:value-type="float" office:value="0" calcext:value-type="float">
            <text:p>0</text:p>
          </table:table-cell>
          <table:table-cell table:style-name="ce69" table:formula="of:=IF([.R95] &amp; [.D95] = &quot;2팝업&quot;;1;0)" office:value-type="float" office:value="0" calcext:value-type="float">
            <text:p>0</text:p>
          </table:table-cell>
          <table:table-cell table:style-name="ce69" table:formula="of:=IF([.R95] &amp; [.D95] = &quot;2탭&quot;;1;0)" office:value-type="float" office:value="0" calcext:value-type="float">
            <text:p>0</text:p>
          </table:table-cell>
          <table:table-cell table:style-name="ce69" table:formula="of:=IF([.R95] &amp; [.D95] = &quot;2배치&quot;;1;0)" office:value-type="float" office:value="0" calcext:value-type="float">
            <text:p>0</text:p>
          </table:table-cell>
          <table:table-cell table:style-name="ce69" table:formula="of:=IF([.R95] &amp; [.D95] = &quot;1메뉴&quot;;[.G95]*6.45 + [.H95]*4 + [.I95]*4.55 + [.J95]*4 + [.K95]*4;0)" office:value-type="float" office:value="0" calcext:value-type="float">
            <text:p>0</text:p>
          </table:table-cell>
          <table:table-cell table:style-name="ce69" table:formula="of:=IF([.R95] &amp; [.D95] = &quot;1출력물&quot;;[.G95]*5.4 + [.H95]*4 + [.I95]*4.55 + [.J95]*4 + [.K95]*4;0)" office:value-type="float" office:value="0" calcext:value-type="float">
            <text:p>0</text:p>
          </table:table-cell>
          <table:table-cell table:style-name="ce69" table:formula="of:=IF([.R95] &amp; [.D95] = &quot;1팝업&quot;;[.G95]*6.45 + [.H95]*4 + [.I95]*4.55 + [.J95]*4 + [.K95]*4;0)" office:value-type="float" office:value="0" calcext:value-type="float">
            <text:p>0</text:p>
          </table:table-cell>
          <table:table-cell table:style-name="ce69" table:formula="of:=IF([.R95] &amp; [.D95] = &quot;1탭&quot;;[.G95]*6.45 + [.H95]*4 + [.I95]*4.55 + [.J95]*4 + [.K95]*4;0)" office:value-type="float" office:value="0" calcext:value-type="float">
            <text:p>0</text:p>
          </table:table-cell>
          <table:table-cell table:style-name="ce69" table:formula="of:=IF([.R95] &amp; [.D95] = &quot;1배치&quot;;[.G95]*6.45 + [.H95]*4 + [.I95]*4.55 + [.J95]*4 + [.K95]*4;0)" office:value-type="float" office:value="0" calcext:value-type="float">
            <text:p>0</text:p>
          </table:table-cell>
          <table:table-cell table:style-name="ce69" table:formula="of:=IF([.R95] &amp; [.D95] = &quot;2메뉴&quot;;[.G95]*6.45 + [.H95]*4 + [.I95]*4.55 + [.J95]*4 + [.K95]*4;0)" office:value-type="float" office:value="0" calcext:value-type="float">
            <text:p>0</text:p>
          </table:table-cell>
          <table:table-cell table:style-name="ce69" table:formula="of:=IF([.R95] &amp; [.D95] = &quot;2출력물&quot;;[.G95]*5.4 + [.H95]*4 + [.I95]*4.55 + [.J95]*4 + [.K95]*4;0)" office:value-type="float" office:value="0" calcext:value-type="float">
            <text:p>0</text:p>
          </table:table-cell>
          <table:table-cell table:style-name="ce69" table:formula="of:=IF([.R95] &amp; [.D95] = &quot;2팝업&quot;;[.G95]*6.45 + [.H95]*4 + [.I95]*4.55 + [.J95]*4 + [.K95]*4;0)" office:value-type="float" office:value="0" calcext:value-type="float">
            <text:p>0</text:p>
          </table:table-cell>
          <table:table-cell table:style-name="ce69" table:formula="of:=IF([.R95] &amp; [.D95] = &quot;2탭&quot;;[.G95]*6.45 + [.H95]*4 + [.I95]*4.55 + [.J95]*4 + [.K95]*4;0)" office:value-type="float" office:value="0" calcext:value-type="float">
            <text:p>0</text:p>
          </table:table-cell>
          <table:table-cell table:style-name="ce70" table:formula="of:=IF([.R95] &amp; [.D95] = &quot;2배치&quot;;[.G95]*6.45 + [.H95]*4 + [.I95]*4.55 + [.J95]*4 + [.K95]*4;0)" office:value-type="float" office:value="0" calcext:value-type="float">
            <text:p>0</text:p>
          </table:table-cell>
          <table:table-cell table:style-name="ce70" table:formula="of:=SUM([.AI95:.AR9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6]&lt;&gt;&quot;메뉴&quot;;0;IF(ISBLANK([.P96]); 0; IF((&quot;2015-08-28&quot;-[.P96])&gt;=0;1;0)))" office:value-type="float" office:value="0" calcext:value-type="float">
            <text:p>0</text:p>
          </table:table-cell>
          <table:table-cell table:style-name="ce66" table:formula="of:=IF([.D96]&lt;&gt;&quot;메뉴&quot;;0;IF(ISBLANK([.N96]); 0; IF((&quot;2015-09-04&quot;-[.N96])&gt;=0;1;0)))" office:value-type="float" office:value="0" calcext:value-type="float">
            <text:p>0</text:p>
          </table:table-cell>
          <table:table-cell table:style-name="ce66" table:formula="of:=IF(ISBLANK([.P96]); 0; IF((&quot;2015-08-28&quot;-[.P96])&gt;=0;[.AS96];0))" office:value-type="float" office:value="0" calcext:value-type="float">
            <text:p>0</text:p>
          </table:table-cell>
          <table:table-cell table:style-name="ce66" table:formula="of:=IF(ISBLANK([.N96]); 0; IF((&quot;2015-09-04&quot;-[.N96])&gt;=0;[.AS96];0))" office:value-type="float" office:value="0" calcext:value-type="float">
            <text:p>0</text:p>
          </table:table-cell>
          <table:table-cell table:style-name="ce66" table:formula="of:=IF([.D9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6])" office:value-type="float" office:value="0" calcext:value-type="float">
            <text:p>0</text:p>
          </table:table-cell>
          <table:table-cell table:style-name="ce69" table:formula="of:=IF([.R96] &amp; [.D96] = &quot;1메뉴&quot;;1;0)" office:value-type="float" office:value="0" calcext:value-type="float">
            <text:p>0</text:p>
          </table:table-cell>
          <table:table-cell table:style-name="ce69" table:formula="of:=IF([.R96] &amp; [.D96] = &quot;1출력물&quot;;1;0)" office:value-type="float" office:value="0" calcext:value-type="float">
            <text:p>0</text:p>
          </table:table-cell>
          <table:table-cell table:style-name="ce69" table:formula="of:=IF([.R96] &amp; [.D96] = &quot;1팝업&quot;;1;0)" office:value-type="float" office:value="0" calcext:value-type="float">
            <text:p>0</text:p>
          </table:table-cell>
          <table:table-cell table:style-name="ce69" table:formula="of:=IF([.R96] &amp; [.D96] = &quot;1탭&quot;;1;0)" office:value-type="float" office:value="0" calcext:value-type="float">
            <text:p>0</text:p>
          </table:table-cell>
          <table:table-cell table:style-name="ce69" table:formula="of:=IF([.R96] &amp; [.D96] = &quot;1배치&quot;;1;0)" office:value-type="float" office:value="0" calcext:value-type="float">
            <text:p>0</text:p>
          </table:table-cell>
          <table:table-cell table:style-name="ce69" table:formula="of:=IF([.R96] &amp; [.D96] = &quot;2메뉴&quot;;1;0)" office:value-type="float" office:value="0" calcext:value-type="float">
            <text:p>0</text:p>
          </table:table-cell>
          <table:table-cell table:style-name="ce69" table:formula="of:=IF([.R96] &amp; [.D96] = &quot;2출력물&quot;;1;0)" office:value-type="float" office:value="0" calcext:value-type="float">
            <text:p>0</text:p>
          </table:table-cell>
          <table:table-cell table:style-name="ce69" table:formula="of:=IF([.R96] &amp; [.D96] = &quot;2팝업&quot;;1;0)" office:value-type="float" office:value="0" calcext:value-type="float">
            <text:p>0</text:p>
          </table:table-cell>
          <table:table-cell table:style-name="ce69" table:formula="of:=IF([.R96] &amp; [.D96] = &quot;2탭&quot;;1;0)" office:value-type="float" office:value="0" calcext:value-type="float">
            <text:p>0</text:p>
          </table:table-cell>
          <table:table-cell table:style-name="ce69" table:formula="of:=IF([.R96] &amp; [.D96] = &quot;2배치&quot;;1;0)" office:value-type="float" office:value="0" calcext:value-type="float">
            <text:p>0</text:p>
          </table:table-cell>
          <table:table-cell table:style-name="ce69" table:formula="of:=IF([.R96] &amp; [.D96] = &quot;1메뉴&quot;;[.G96]*6.45 + [.H96]*4 + [.I96]*4.55 + [.J96]*4 + [.K96]*4;0)" office:value-type="float" office:value="0" calcext:value-type="float">
            <text:p>0</text:p>
          </table:table-cell>
          <table:table-cell table:style-name="ce69" table:formula="of:=IF([.R96] &amp; [.D96] = &quot;1출력물&quot;;[.G96]*5.4 + [.H96]*4 + [.I96]*4.55 + [.J96]*4 + [.K96]*4;0)" office:value-type="float" office:value="0" calcext:value-type="float">
            <text:p>0</text:p>
          </table:table-cell>
          <table:table-cell table:style-name="ce69" table:formula="of:=IF([.R96] &amp; [.D96] = &quot;1팝업&quot;;[.G96]*6.45 + [.H96]*4 + [.I96]*4.55 + [.J96]*4 + [.K96]*4;0)" office:value-type="float" office:value="0" calcext:value-type="float">
            <text:p>0</text:p>
          </table:table-cell>
          <table:table-cell table:style-name="ce69" table:formula="of:=IF([.R96] &amp; [.D96] = &quot;1탭&quot;;[.G96]*6.45 + [.H96]*4 + [.I96]*4.55 + [.J96]*4 + [.K96]*4;0)" office:value-type="float" office:value="0" calcext:value-type="float">
            <text:p>0</text:p>
          </table:table-cell>
          <table:table-cell table:style-name="ce69" table:formula="of:=IF([.R96] &amp; [.D96] = &quot;1배치&quot;;[.G96]*6.45 + [.H96]*4 + [.I96]*4.55 + [.J96]*4 + [.K96]*4;0)" office:value-type="float" office:value="0" calcext:value-type="float">
            <text:p>0</text:p>
          </table:table-cell>
          <table:table-cell table:style-name="ce69" table:formula="of:=IF([.R96] &amp; [.D96] = &quot;2메뉴&quot;;[.G96]*6.45 + [.H96]*4 + [.I96]*4.55 + [.J96]*4 + [.K96]*4;0)" office:value-type="float" office:value="0" calcext:value-type="float">
            <text:p>0</text:p>
          </table:table-cell>
          <table:table-cell table:style-name="ce69" table:formula="of:=IF([.R96] &amp; [.D96] = &quot;2출력물&quot;;[.G96]*5.4 + [.H96]*4 + [.I96]*4.55 + [.J96]*4 + [.K96]*4;0)" office:value-type="float" office:value="0" calcext:value-type="float">
            <text:p>0</text:p>
          </table:table-cell>
          <table:table-cell table:style-name="ce69" table:formula="of:=IF([.R96] &amp; [.D96] = &quot;2팝업&quot;;[.G96]*6.45 + [.H96]*4 + [.I96]*4.55 + [.J96]*4 + [.K96]*4;0)" office:value-type="float" office:value="0" calcext:value-type="float">
            <text:p>0</text:p>
          </table:table-cell>
          <table:table-cell table:style-name="ce69" table:formula="of:=IF([.R96] &amp; [.D96] = &quot;2탭&quot;;[.G96]*6.45 + [.H96]*4 + [.I96]*4.55 + [.J96]*4 + [.K96]*4;0)" office:value-type="float" office:value="0" calcext:value-type="float">
            <text:p>0</text:p>
          </table:table-cell>
          <table:table-cell table:style-name="ce70" table:formula="of:=IF([.R96] &amp; [.D96] = &quot;2배치&quot;;[.G96]*6.45 + [.H96]*4 + [.I96]*4.55 + [.J96]*4 + [.K96]*4;0)" office:value-type="float" office:value="0" calcext:value-type="float">
            <text:p>0</text:p>
          </table:table-cell>
          <table:table-cell table:style-name="ce70" table:formula="of:=SUM([.AI96:.AR9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7]&lt;&gt;&quot;메뉴&quot;;0;IF(ISBLANK([.P97]); 0; IF((&quot;2015-08-28&quot;-[.P97])&gt;=0;1;0)))" office:value-type="float" office:value="0" calcext:value-type="float">
            <text:p>0</text:p>
          </table:table-cell>
          <table:table-cell table:style-name="ce66" table:formula="of:=IF([.D97]&lt;&gt;&quot;메뉴&quot;;0;IF(ISBLANK([.N97]); 0; IF((&quot;2015-09-04&quot;-[.N97])&gt;=0;1;0)))" office:value-type="float" office:value="0" calcext:value-type="float">
            <text:p>0</text:p>
          </table:table-cell>
          <table:table-cell table:style-name="ce66" table:formula="of:=IF(ISBLANK([.P97]); 0; IF((&quot;2015-08-28&quot;-[.P97])&gt;=0;[.AS97];0))" office:value-type="float" office:value="0" calcext:value-type="float">
            <text:p>0</text:p>
          </table:table-cell>
          <table:table-cell table:style-name="ce66" table:formula="of:=IF(ISBLANK([.N97]); 0; IF((&quot;2015-09-04&quot;-[.N97])&gt;=0;[.AS97];0))" office:value-type="float" office:value="0" calcext:value-type="float">
            <text:p>0</text:p>
          </table:table-cell>
          <table:table-cell table:style-name="ce66" table:formula="of:=IF([.D9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7])" office:value-type="float" office:value="0" calcext:value-type="float">
            <text:p>0</text:p>
          </table:table-cell>
          <table:table-cell table:style-name="ce69" table:formula="of:=IF([.R97] &amp; [.D97] = &quot;1메뉴&quot;;1;0)" office:value-type="float" office:value="0" calcext:value-type="float">
            <text:p>0</text:p>
          </table:table-cell>
          <table:table-cell table:style-name="ce69" table:formula="of:=IF([.R97] &amp; [.D97] = &quot;1출력물&quot;;1;0)" office:value-type="float" office:value="0" calcext:value-type="float">
            <text:p>0</text:p>
          </table:table-cell>
          <table:table-cell table:style-name="ce69" table:formula="of:=IF([.R97] &amp; [.D97] = &quot;1팝업&quot;;1;0)" office:value-type="float" office:value="0" calcext:value-type="float">
            <text:p>0</text:p>
          </table:table-cell>
          <table:table-cell table:style-name="ce69" table:formula="of:=IF([.R97] &amp; [.D97] = &quot;1탭&quot;;1;0)" office:value-type="float" office:value="0" calcext:value-type="float">
            <text:p>0</text:p>
          </table:table-cell>
          <table:table-cell table:style-name="ce69" table:formula="of:=IF([.R97] &amp; [.D97] = &quot;1배치&quot;;1;0)" office:value-type="float" office:value="0" calcext:value-type="float">
            <text:p>0</text:p>
          </table:table-cell>
          <table:table-cell table:style-name="ce69" table:formula="of:=IF([.R97] &amp; [.D97] = &quot;2메뉴&quot;;1;0)" office:value-type="float" office:value="0" calcext:value-type="float">
            <text:p>0</text:p>
          </table:table-cell>
          <table:table-cell table:style-name="ce69" table:formula="of:=IF([.R97] &amp; [.D97] = &quot;2출력물&quot;;1;0)" office:value-type="float" office:value="0" calcext:value-type="float">
            <text:p>0</text:p>
          </table:table-cell>
          <table:table-cell table:style-name="ce69" table:formula="of:=IF([.R97] &amp; [.D97] = &quot;2팝업&quot;;1;0)" office:value-type="float" office:value="0" calcext:value-type="float">
            <text:p>0</text:p>
          </table:table-cell>
          <table:table-cell table:style-name="ce69" table:formula="of:=IF([.R97] &amp; [.D97] = &quot;2탭&quot;;1;0)" office:value-type="float" office:value="0" calcext:value-type="float">
            <text:p>0</text:p>
          </table:table-cell>
          <table:table-cell table:style-name="ce69" table:formula="of:=IF([.R97] &amp; [.D97] = &quot;2배치&quot;;1;0)" office:value-type="float" office:value="0" calcext:value-type="float">
            <text:p>0</text:p>
          </table:table-cell>
          <table:table-cell table:style-name="ce69" table:formula="of:=IF([.R97] &amp; [.D97] = &quot;1메뉴&quot;;[.G97]*6.45 + [.H97]*4 + [.I97]*4.55 + [.J97]*4 + [.K97]*4;0)" office:value-type="float" office:value="0" calcext:value-type="float">
            <text:p>0</text:p>
          </table:table-cell>
          <table:table-cell table:style-name="ce69" table:formula="of:=IF([.R97] &amp; [.D97] = &quot;1출력물&quot;;[.G97]*5.4 + [.H97]*4 + [.I97]*4.55 + [.J97]*4 + [.K97]*4;0)" office:value-type="float" office:value="0" calcext:value-type="float">
            <text:p>0</text:p>
          </table:table-cell>
          <table:table-cell table:style-name="ce69" table:formula="of:=IF([.R97] &amp; [.D97] = &quot;1팝업&quot;;[.G97]*6.45 + [.H97]*4 + [.I97]*4.55 + [.J97]*4 + [.K97]*4;0)" office:value-type="float" office:value="0" calcext:value-type="float">
            <text:p>0</text:p>
          </table:table-cell>
          <table:table-cell table:style-name="ce69" table:formula="of:=IF([.R97] &amp; [.D97] = &quot;1탭&quot;;[.G97]*6.45 + [.H97]*4 + [.I97]*4.55 + [.J97]*4 + [.K97]*4;0)" office:value-type="float" office:value="0" calcext:value-type="float">
            <text:p>0</text:p>
          </table:table-cell>
          <table:table-cell table:style-name="ce69" table:formula="of:=IF([.R97] &amp; [.D97] = &quot;1배치&quot;;[.G97]*6.45 + [.H97]*4 + [.I97]*4.55 + [.J97]*4 + [.K97]*4;0)" office:value-type="float" office:value="0" calcext:value-type="float">
            <text:p>0</text:p>
          </table:table-cell>
          <table:table-cell table:style-name="ce69" table:formula="of:=IF([.R97] &amp; [.D97] = &quot;2메뉴&quot;;[.G97]*6.45 + [.H97]*4 + [.I97]*4.55 + [.J97]*4 + [.K97]*4;0)" office:value-type="float" office:value="0" calcext:value-type="float">
            <text:p>0</text:p>
          </table:table-cell>
          <table:table-cell table:style-name="ce69" table:formula="of:=IF([.R97] &amp; [.D97] = &quot;2출력물&quot;;[.G97]*5.4 + [.H97]*4 + [.I97]*4.55 + [.J97]*4 + [.K97]*4;0)" office:value-type="float" office:value="0" calcext:value-type="float">
            <text:p>0</text:p>
          </table:table-cell>
          <table:table-cell table:style-name="ce69" table:formula="of:=IF([.R97] &amp; [.D97] = &quot;2팝업&quot;;[.G97]*6.45 + [.H97]*4 + [.I97]*4.55 + [.J97]*4 + [.K97]*4;0)" office:value-type="float" office:value="0" calcext:value-type="float">
            <text:p>0</text:p>
          </table:table-cell>
          <table:table-cell table:style-name="ce69" table:formula="of:=IF([.R97] &amp; [.D97] = &quot;2탭&quot;;[.G97]*6.45 + [.H97]*4 + [.I97]*4.55 + [.J97]*4 + [.K97]*4;0)" office:value-type="float" office:value="0" calcext:value-type="float">
            <text:p>0</text:p>
          </table:table-cell>
          <table:table-cell table:style-name="ce70" table:formula="of:=IF([.R97] &amp; [.D97] = &quot;2배치&quot;;[.G97]*6.45 + [.H97]*4 + [.I97]*4.55 + [.J97]*4 + [.K97]*4;0)" office:value-type="float" office:value="0" calcext:value-type="float">
            <text:p>0</text:p>
          </table:table-cell>
          <table:table-cell table:style-name="ce70" table:formula="of:=SUM([.AI97:.AR9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3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8]&lt;&gt;&quot;메뉴&quot;;0;IF(ISBLANK([.P98]); 0; IF((&quot;2015-08-28&quot;-[.P98])&gt;=0;1;0)))" office:value-type="float" office:value="0" calcext:value-type="float">
            <text:p>0</text:p>
          </table:table-cell>
          <table:table-cell table:style-name="ce66" table:formula="of:=IF([.D98]&lt;&gt;&quot;메뉴&quot;;0;IF(ISBLANK([.N98]); 0; IF((&quot;2015-09-04&quot;-[.N98])&gt;=0;1;0)))" office:value-type="float" office:value="0" calcext:value-type="float">
            <text:p>0</text:p>
          </table:table-cell>
          <table:table-cell table:style-name="ce66" table:formula="of:=IF(ISBLANK([.P98]); 0; IF((&quot;2015-08-28&quot;-[.P98])&gt;=0;[.AS98];0))" office:value-type="float" office:value="0" calcext:value-type="float">
            <text:p>0</text:p>
          </table:table-cell>
          <table:table-cell table:style-name="ce66" table:formula="of:=IF(ISBLANK([.N98]); 0; IF((&quot;2015-09-04&quot;-[.N98])&gt;=0;[.AS98];0))" office:value-type="float" office:value="0" calcext:value-type="float">
            <text:p>0</text:p>
          </table:table-cell>
          <table:table-cell table:style-name="ce66" table:formula="of:=IF([.D9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8])" office:value-type="float" office:value="0" calcext:value-type="float">
            <text:p>0</text:p>
          </table:table-cell>
          <table:table-cell table:style-name="ce69" table:formula="of:=IF([.R98] &amp; [.D98] = &quot;1메뉴&quot;;1;0)" office:value-type="float" office:value="0" calcext:value-type="float">
            <text:p>0</text:p>
          </table:table-cell>
          <table:table-cell table:style-name="ce69" table:formula="of:=IF([.R98] &amp; [.D98] = &quot;1출력물&quot;;1;0)" office:value-type="float" office:value="0" calcext:value-type="float">
            <text:p>0</text:p>
          </table:table-cell>
          <table:table-cell table:style-name="ce69" table:formula="of:=IF([.R98] &amp; [.D98] = &quot;1팝업&quot;;1;0)" office:value-type="float" office:value="0" calcext:value-type="float">
            <text:p>0</text:p>
          </table:table-cell>
          <table:table-cell table:style-name="ce69" table:formula="of:=IF([.R98] &amp; [.D98] = &quot;1탭&quot;;1;0)" office:value-type="float" office:value="0" calcext:value-type="float">
            <text:p>0</text:p>
          </table:table-cell>
          <table:table-cell table:style-name="ce69" table:formula="of:=IF([.R98] &amp; [.D98] = &quot;1배치&quot;;1;0)" office:value-type="float" office:value="0" calcext:value-type="float">
            <text:p>0</text:p>
          </table:table-cell>
          <table:table-cell table:style-name="ce69" table:formula="of:=IF([.R98] &amp; [.D98] = &quot;2메뉴&quot;;1;0)" office:value-type="float" office:value="0" calcext:value-type="float">
            <text:p>0</text:p>
          </table:table-cell>
          <table:table-cell table:style-name="ce69" table:formula="of:=IF([.R98] &amp; [.D98] = &quot;2출력물&quot;;1;0)" office:value-type="float" office:value="0" calcext:value-type="float">
            <text:p>0</text:p>
          </table:table-cell>
          <table:table-cell table:style-name="ce69" table:formula="of:=IF([.R98] &amp; [.D98] = &quot;2팝업&quot;;1;0)" office:value-type="float" office:value="0" calcext:value-type="float">
            <text:p>0</text:p>
          </table:table-cell>
          <table:table-cell table:style-name="ce69" table:formula="of:=IF([.R98] &amp; [.D98] = &quot;2탭&quot;;1;0)" office:value-type="float" office:value="0" calcext:value-type="float">
            <text:p>0</text:p>
          </table:table-cell>
          <table:table-cell table:style-name="ce69" table:formula="of:=IF([.R98] &amp; [.D98] = &quot;2배치&quot;;1;0)" office:value-type="float" office:value="0" calcext:value-type="float">
            <text:p>0</text:p>
          </table:table-cell>
          <table:table-cell table:style-name="ce69" table:formula="of:=IF([.R98] &amp; [.D98] = &quot;1메뉴&quot;;[.G98]*6.45 + [.H98]*4 + [.I98]*4.55 + [.J98]*4 + [.K98]*4;0)" office:value-type="float" office:value="0" calcext:value-type="float">
            <text:p>0</text:p>
          </table:table-cell>
          <table:table-cell table:style-name="ce69" table:formula="of:=IF([.R98] &amp; [.D98] = &quot;1출력물&quot;;[.G98]*5.4 + [.H98]*4 + [.I98]*4.55 + [.J98]*4 + [.K98]*4;0)" office:value-type="float" office:value="0" calcext:value-type="float">
            <text:p>0</text:p>
          </table:table-cell>
          <table:table-cell table:style-name="ce69" table:formula="of:=IF([.R98] &amp; [.D98] = &quot;1팝업&quot;;[.G98]*6.45 + [.H98]*4 + [.I98]*4.55 + [.J98]*4 + [.K98]*4;0)" office:value-type="float" office:value="0" calcext:value-type="float">
            <text:p>0</text:p>
          </table:table-cell>
          <table:table-cell table:style-name="ce69" table:formula="of:=IF([.R98] &amp; [.D98] = &quot;1탭&quot;;[.G98]*6.45 + [.H98]*4 + [.I98]*4.55 + [.J98]*4 + [.K98]*4;0)" office:value-type="float" office:value="0" calcext:value-type="float">
            <text:p>0</text:p>
          </table:table-cell>
          <table:table-cell table:style-name="ce69" table:formula="of:=IF([.R98] &amp; [.D98] = &quot;1배치&quot;;[.G98]*6.45 + [.H98]*4 + [.I98]*4.55 + [.J98]*4 + [.K98]*4;0)" office:value-type="float" office:value="0" calcext:value-type="float">
            <text:p>0</text:p>
          </table:table-cell>
          <table:table-cell table:style-name="ce69" table:formula="of:=IF([.R98] &amp; [.D98] = &quot;2메뉴&quot;;[.G98]*6.45 + [.H98]*4 + [.I98]*4.55 + [.J98]*4 + [.K98]*4;0)" office:value-type="float" office:value="0" calcext:value-type="float">
            <text:p>0</text:p>
          </table:table-cell>
          <table:table-cell table:style-name="ce69" table:formula="of:=IF([.R98] &amp; [.D98] = &quot;2출력물&quot;;[.G98]*5.4 + [.H98]*4 + [.I98]*4.55 + [.J98]*4 + [.K98]*4;0)" office:value-type="float" office:value="0" calcext:value-type="float">
            <text:p>0</text:p>
          </table:table-cell>
          <table:table-cell table:style-name="ce69" table:formula="of:=IF([.R98] &amp; [.D98] = &quot;2팝업&quot;;[.G98]*6.45 + [.H98]*4 + [.I98]*4.55 + [.J98]*4 + [.K98]*4;0)" office:value-type="float" office:value="0" calcext:value-type="float">
            <text:p>0</text:p>
          </table:table-cell>
          <table:table-cell table:style-name="ce69" table:formula="of:=IF([.R98] &amp; [.D98] = &quot;2탭&quot;;[.G98]*6.45 + [.H98]*4 + [.I98]*4.55 + [.J98]*4 + [.K98]*4;0)" office:value-type="float" office:value="0" calcext:value-type="float">
            <text:p>0</text:p>
          </table:table-cell>
          <table:table-cell table:style-name="ce70" table:formula="of:=IF([.R98] &amp; [.D98] = &quot;2배치&quot;;[.G98]*6.45 + [.H98]*4 + [.I98]*4.55 + [.J98]*4 + [.K98]*4;0)" office:value-type="float" office:value="0" calcext:value-type="float">
            <text:p>0</text:p>
          </table:table-cell>
          <table:table-cell table:style-name="ce70" table:formula="of:=SUM([.AI98:.AR9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99]&lt;&gt;&quot;메뉴&quot;;0;IF(ISBLANK([.P99]); 0; IF((&quot;2015-08-28&quot;-[.P99])&gt;=0;1;0)))" office:value-type="float" office:value="0" calcext:value-type="float">
            <text:p>0</text:p>
          </table:table-cell>
          <table:table-cell table:style-name="ce66" table:formula="of:=IF([.D99]&lt;&gt;&quot;메뉴&quot;;0;IF(ISBLANK([.N99]); 0; IF((&quot;2015-09-04&quot;-[.N99])&gt;=0;1;0)))" office:value-type="float" office:value="0" calcext:value-type="float">
            <text:p>0</text:p>
          </table:table-cell>
          <table:table-cell table:style-name="ce66" table:formula="of:=IF(ISBLANK([.P99]); 0; IF((&quot;2015-08-28&quot;-[.P99])&gt;=0;[.AS99];0))" office:value-type="float" office:value="0" calcext:value-type="float">
            <text:p>0</text:p>
          </table:table-cell>
          <table:table-cell table:style-name="ce66" table:formula="of:=IF(ISBLANK([.N99]); 0; IF((&quot;2015-09-04&quot;-[.N99])&gt;=0;[.AS99];0))" office:value-type="float" office:value="0" calcext:value-type="float">
            <text:p>0</text:p>
          </table:table-cell>
          <table:table-cell table:style-name="ce66" table:formula="of:=IF([.D9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99])" office:value-type="float" office:value="0" calcext:value-type="float">
            <text:p>0</text:p>
          </table:table-cell>
          <table:table-cell table:style-name="ce69" table:formula="of:=IF([.R99] &amp; [.D99] = &quot;1메뉴&quot;;1;0)" office:value-type="float" office:value="0" calcext:value-type="float">
            <text:p>0</text:p>
          </table:table-cell>
          <table:table-cell table:style-name="ce69" table:formula="of:=IF([.R99] &amp; [.D99] = &quot;1출력물&quot;;1;0)" office:value-type="float" office:value="0" calcext:value-type="float">
            <text:p>0</text:p>
          </table:table-cell>
          <table:table-cell table:style-name="ce69" table:formula="of:=IF([.R99] &amp; [.D99] = &quot;1팝업&quot;;1;0)" office:value-type="float" office:value="0" calcext:value-type="float">
            <text:p>0</text:p>
          </table:table-cell>
          <table:table-cell table:style-name="ce69" table:formula="of:=IF([.R99] &amp; [.D99] = &quot;1탭&quot;;1;0)" office:value-type="float" office:value="0" calcext:value-type="float">
            <text:p>0</text:p>
          </table:table-cell>
          <table:table-cell table:style-name="ce69" table:formula="of:=IF([.R99] &amp; [.D99] = &quot;1배치&quot;;1;0)" office:value-type="float" office:value="0" calcext:value-type="float">
            <text:p>0</text:p>
          </table:table-cell>
          <table:table-cell table:style-name="ce69" table:formula="of:=IF([.R99] &amp; [.D99] = &quot;2메뉴&quot;;1;0)" office:value-type="float" office:value="0" calcext:value-type="float">
            <text:p>0</text:p>
          </table:table-cell>
          <table:table-cell table:style-name="ce69" table:formula="of:=IF([.R99] &amp; [.D99] = &quot;2출력물&quot;;1;0)" office:value-type="float" office:value="0" calcext:value-type="float">
            <text:p>0</text:p>
          </table:table-cell>
          <table:table-cell table:style-name="ce69" table:formula="of:=IF([.R99] &amp; [.D99] = &quot;2팝업&quot;;1;0)" office:value-type="float" office:value="0" calcext:value-type="float">
            <text:p>0</text:p>
          </table:table-cell>
          <table:table-cell table:style-name="ce69" table:formula="of:=IF([.R99] &amp; [.D99] = &quot;2탭&quot;;1;0)" office:value-type="float" office:value="0" calcext:value-type="float">
            <text:p>0</text:p>
          </table:table-cell>
          <table:table-cell table:style-name="ce69" table:formula="of:=IF([.R99] &amp; [.D99] = &quot;2배치&quot;;1;0)" office:value-type="float" office:value="0" calcext:value-type="float">
            <text:p>0</text:p>
          </table:table-cell>
          <table:table-cell table:style-name="ce69" table:formula="of:=IF([.R99] &amp; [.D99] = &quot;1메뉴&quot;;[.G99]*6.45 + [.H99]*4 + [.I99]*4.55 + [.J99]*4 + [.K99]*4;0)" office:value-type="float" office:value="0" calcext:value-type="float">
            <text:p>0</text:p>
          </table:table-cell>
          <table:table-cell table:style-name="ce69" table:formula="of:=IF([.R99] &amp; [.D99] = &quot;1출력물&quot;;[.G99]*5.4 + [.H99]*4 + [.I99]*4.55 + [.J99]*4 + [.K99]*4;0)" office:value-type="float" office:value="0" calcext:value-type="float">
            <text:p>0</text:p>
          </table:table-cell>
          <table:table-cell table:style-name="ce69" table:formula="of:=IF([.R99] &amp; [.D99] = &quot;1팝업&quot;;[.G99]*6.45 + [.H99]*4 + [.I99]*4.55 + [.J99]*4 + [.K99]*4;0)" office:value-type="float" office:value="0" calcext:value-type="float">
            <text:p>0</text:p>
          </table:table-cell>
          <table:table-cell table:style-name="ce69" table:formula="of:=IF([.R99] &amp; [.D99] = &quot;1탭&quot;;[.G99]*6.45 + [.H99]*4 + [.I99]*4.55 + [.J99]*4 + [.K99]*4;0)" office:value-type="float" office:value="0" calcext:value-type="float">
            <text:p>0</text:p>
          </table:table-cell>
          <table:table-cell table:style-name="ce69" table:formula="of:=IF([.R99] &amp; [.D99] = &quot;1배치&quot;;[.G99]*6.45 + [.H99]*4 + [.I99]*4.55 + [.J99]*4 + [.K99]*4;0)" office:value-type="float" office:value="0" calcext:value-type="float">
            <text:p>0</text:p>
          </table:table-cell>
          <table:table-cell table:style-name="ce69" table:formula="of:=IF([.R99] &amp; [.D99] = &quot;2메뉴&quot;;[.G99]*6.45 + [.H99]*4 + [.I99]*4.55 + [.J99]*4 + [.K99]*4;0)" office:value-type="float" office:value="0" calcext:value-type="float">
            <text:p>0</text:p>
          </table:table-cell>
          <table:table-cell table:style-name="ce69" table:formula="of:=IF([.R99] &amp; [.D99] = &quot;2출력물&quot;;[.G99]*5.4 + [.H99]*4 + [.I99]*4.55 + [.J99]*4 + [.K99]*4;0)" office:value-type="float" office:value="0" calcext:value-type="float">
            <text:p>0</text:p>
          </table:table-cell>
          <table:table-cell table:style-name="ce69" table:formula="of:=IF([.R99] &amp; [.D99] = &quot;2팝업&quot;;[.G99]*6.45 + [.H99]*4 + [.I99]*4.55 + [.J99]*4 + [.K99]*4;0)" office:value-type="float" office:value="0" calcext:value-type="float">
            <text:p>0</text:p>
          </table:table-cell>
          <table:table-cell table:style-name="ce69" table:formula="of:=IF([.R99] &amp; [.D99] = &quot;2탭&quot;;[.G99]*6.45 + [.H99]*4 + [.I99]*4.55 + [.J99]*4 + [.K99]*4;0)" office:value-type="float" office:value="0" calcext:value-type="float">
            <text:p>0</text:p>
          </table:table-cell>
          <table:table-cell table:style-name="ce70" table:formula="of:=IF([.R99] &amp; [.D99] = &quot;2배치&quot;;[.G99]*6.45 + [.H99]*4 + [.I99]*4.55 + [.J99]*4 + [.K99]*4;0)" office:value-type="float" office:value="0" calcext:value-type="float">
            <text:p>0</text:p>
          </table:table-cell>
          <table:table-cell table:style-name="ce70" table:formula="of:=SUM([.AI99:.AR9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0]&lt;&gt;&quot;메뉴&quot;;0;IF(ISBLANK([.P100]); 0; IF((&quot;2015-08-28&quot;-[.P100])&gt;=0;1;0)))" office:value-type="float" office:value="0" calcext:value-type="float">
            <text:p>0</text:p>
          </table:table-cell>
          <table:table-cell table:style-name="ce66" table:formula="of:=IF([.D100]&lt;&gt;&quot;메뉴&quot;;0;IF(ISBLANK([.N100]); 0; IF((&quot;2015-09-04&quot;-[.N100])&gt;=0;1;0)))" office:value-type="float" office:value="0" calcext:value-type="float">
            <text:p>0</text:p>
          </table:table-cell>
          <table:table-cell table:style-name="ce66" table:formula="of:=IF(ISBLANK([.P100]); 0; IF((&quot;2015-08-28&quot;-[.P100])&gt;=0;[.AS100];0))" office:value-type="float" office:value="0" calcext:value-type="float">
            <text:p>0</text:p>
          </table:table-cell>
          <table:table-cell table:style-name="ce66" table:formula="of:=IF(ISBLANK([.N100]); 0; IF((&quot;2015-09-04&quot;-[.N100])&gt;=0;[.AS100];0))" office:value-type="float" office:value="0" calcext:value-type="float">
            <text:p>0</text:p>
          </table:table-cell>
          <table:table-cell table:style-name="ce66" table:formula="of:=IF([.D10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0])" office:value-type="float" office:value="0" calcext:value-type="float">
            <text:p>0</text:p>
          </table:table-cell>
          <table:table-cell table:style-name="ce69" table:formula="of:=IF([.R100] &amp; [.D100] = &quot;1메뉴&quot;;1;0)" office:value-type="float" office:value="0" calcext:value-type="float">
            <text:p>0</text:p>
          </table:table-cell>
          <table:table-cell table:style-name="ce69" table:formula="of:=IF([.R100] &amp; [.D100] = &quot;1출력물&quot;;1;0)" office:value-type="float" office:value="0" calcext:value-type="float">
            <text:p>0</text:p>
          </table:table-cell>
          <table:table-cell table:style-name="ce69" table:formula="of:=IF([.R100] &amp; [.D100] = &quot;1팝업&quot;;1;0)" office:value-type="float" office:value="0" calcext:value-type="float">
            <text:p>0</text:p>
          </table:table-cell>
          <table:table-cell table:style-name="ce69" table:formula="of:=IF([.R100] &amp; [.D100] = &quot;1탭&quot;;1;0)" office:value-type="float" office:value="0" calcext:value-type="float">
            <text:p>0</text:p>
          </table:table-cell>
          <table:table-cell table:style-name="ce69" table:formula="of:=IF([.R100] &amp; [.D100] = &quot;1배치&quot;;1;0)" office:value-type="float" office:value="0" calcext:value-type="float">
            <text:p>0</text:p>
          </table:table-cell>
          <table:table-cell table:style-name="ce69" table:formula="of:=IF([.R100] &amp; [.D100] = &quot;2메뉴&quot;;1;0)" office:value-type="float" office:value="0" calcext:value-type="float">
            <text:p>0</text:p>
          </table:table-cell>
          <table:table-cell table:style-name="ce69" table:formula="of:=IF([.R100] &amp; [.D100] = &quot;2출력물&quot;;1;0)" office:value-type="float" office:value="0" calcext:value-type="float">
            <text:p>0</text:p>
          </table:table-cell>
          <table:table-cell table:style-name="ce69" table:formula="of:=IF([.R100] &amp; [.D100] = &quot;2팝업&quot;;1;0)" office:value-type="float" office:value="0" calcext:value-type="float">
            <text:p>0</text:p>
          </table:table-cell>
          <table:table-cell table:style-name="ce69" table:formula="of:=IF([.R100] &amp; [.D100] = &quot;2탭&quot;;1;0)" office:value-type="float" office:value="0" calcext:value-type="float">
            <text:p>0</text:p>
          </table:table-cell>
          <table:table-cell table:style-name="ce69" table:formula="of:=IF([.R100] &amp; [.D100] = &quot;2배치&quot;;1;0)" office:value-type="float" office:value="0" calcext:value-type="float">
            <text:p>0</text:p>
          </table:table-cell>
          <table:table-cell table:style-name="ce69" table:formula="of:=IF([.R100] &amp; [.D100] = &quot;1메뉴&quot;;[.G100]*6.45 + [.H100]*4 + [.I100]*4.55 + [.J100]*4 + [.K100]*4;0)" office:value-type="float" office:value="0" calcext:value-type="float">
            <text:p>0</text:p>
          </table:table-cell>
          <table:table-cell table:style-name="ce69" table:formula="of:=IF([.R100] &amp; [.D100] = &quot;1출력물&quot;;[.G100]*5.4 + [.H100]*4 + [.I100]*4.55 + [.J100]*4 + [.K100]*4;0)" office:value-type="float" office:value="0" calcext:value-type="float">
            <text:p>0</text:p>
          </table:table-cell>
          <table:table-cell table:style-name="ce69" table:formula="of:=IF([.R100] &amp; [.D100] = &quot;1팝업&quot;;[.G100]*6.45 + [.H100]*4 + [.I100]*4.55 + [.J100]*4 + [.K100]*4;0)" office:value-type="float" office:value="0" calcext:value-type="float">
            <text:p>0</text:p>
          </table:table-cell>
          <table:table-cell table:style-name="ce69" table:formula="of:=IF([.R100] &amp; [.D100] = &quot;1탭&quot;;[.G100]*6.45 + [.H100]*4 + [.I100]*4.55 + [.J100]*4 + [.K100]*4;0)" office:value-type="float" office:value="0" calcext:value-type="float">
            <text:p>0</text:p>
          </table:table-cell>
          <table:table-cell table:style-name="ce69" table:formula="of:=IF([.R100] &amp; [.D100] = &quot;1배치&quot;;[.G100]*6.45 + [.H100]*4 + [.I100]*4.55 + [.J100]*4 + [.K100]*4;0)" office:value-type="float" office:value="0" calcext:value-type="float">
            <text:p>0</text:p>
          </table:table-cell>
          <table:table-cell table:style-name="ce69" table:formula="of:=IF([.R100] &amp; [.D100] = &quot;2메뉴&quot;;[.G100]*6.45 + [.H100]*4 + [.I100]*4.55 + [.J100]*4 + [.K100]*4;0)" office:value-type="float" office:value="0" calcext:value-type="float">
            <text:p>0</text:p>
          </table:table-cell>
          <table:table-cell table:style-name="ce69" table:formula="of:=IF([.R100] &amp; [.D100] = &quot;2출력물&quot;;[.G100]*5.4 + [.H100]*4 + [.I100]*4.55 + [.J100]*4 + [.K100]*4;0)" office:value-type="float" office:value="0" calcext:value-type="float">
            <text:p>0</text:p>
          </table:table-cell>
          <table:table-cell table:style-name="ce69" table:formula="of:=IF([.R100] &amp; [.D100] = &quot;2팝업&quot;;[.G100]*6.45 + [.H100]*4 + [.I100]*4.55 + [.J100]*4 + [.K100]*4;0)" office:value-type="float" office:value="0" calcext:value-type="float">
            <text:p>0</text:p>
          </table:table-cell>
          <table:table-cell table:style-name="ce69" table:formula="of:=IF([.R100] &amp; [.D100] = &quot;2탭&quot;;[.G100]*6.45 + [.H100]*4 + [.I100]*4.55 + [.J100]*4 + [.K100]*4;0)" office:value-type="float" office:value="0" calcext:value-type="float">
            <text:p>0</text:p>
          </table:table-cell>
          <table:table-cell table:style-name="ce70" table:formula="of:=IF([.R100] &amp; [.D100] = &quot;2배치&quot;;[.G100]*6.45 + [.H100]*4 + [.I100]*4.55 + [.J100]*4 + [.K100]*4;0)" office:value-type="float" office:value="0" calcext:value-type="float">
            <text:p>0</text:p>
          </table:table-cell>
          <table:table-cell table:style-name="ce70" table:formula="of:=SUM([.AI100:.AR10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1]&lt;&gt;&quot;메뉴&quot;;0;IF(ISBLANK([.P101]); 0; IF((&quot;2015-08-28&quot;-[.P101])&gt;=0;1;0)))" office:value-type="float" office:value="0" calcext:value-type="float">
            <text:p>0</text:p>
          </table:table-cell>
          <table:table-cell table:style-name="ce66" table:formula="of:=IF([.D101]&lt;&gt;&quot;메뉴&quot;;0;IF(ISBLANK([.N101]); 0; IF((&quot;2015-09-04&quot;-[.N101])&gt;=0;1;0)))" office:value-type="float" office:value="0" calcext:value-type="float">
            <text:p>0</text:p>
          </table:table-cell>
          <table:table-cell table:style-name="ce66" table:formula="of:=IF(ISBLANK([.P101]); 0; IF((&quot;2015-08-28&quot;-[.P101])&gt;=0;[.AS101];0))" office:value-type="float" office:value="0" calcext:value-type="float">
            <text:p>0</text:p>
          </table:table-cell>
          <table:table-cell table:style-name="ce66" table:formula="of:=IF(ISBLANK([.N101]); 0; IF((&quot;2015-09-04&quot;-[.N101])&gt;=0;[.AS101];0))" office:value-type="float" office:value="0" calcext:value-type="float">
            <text:p>0</text:p>
          </table:table-cell>
          <table:table-cell table:style-name="ce66" table:formula="of:=IF([.D10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1])" office:value-type="float" office:value="0" calcext:value-type="float">
            <text:p>0</text:p>
          </table:table-cell>
          <table:table-cell table:style-name="ce69" table:formula="of:=IF([.R101] &amp; [.D101] = &quot;1메뉴&quot;;1;0)" office:value-type="float" office:value="0" calcext:value-type="float">
            <text:p>0</text:p>
          </table:table-cell>
          <table:table-cell table:style-name="ce69" table:formula="of:=IF([.R101] &amp; [.D101] = &quot;1출력물&quot;;1;0)" office:value-type="float" office:value="0" calcext:value-type="float">
            <text:p>0</text:p>
          </table:table-cell>
          <table:table-cell table:style-name="ce69" table:formula="of:=IF([.R101] &amp; [.D101] = &quot;1팝업&quot;;1;0)" office:value-type="float" office:value="0" calcext:value-type="float">
            <text:p>0</text:p>
          </table:table-cell>
          <table:table-cell table:style-name="ce69" table:formula="of:=IF([.R101] &amp; [.D101] = &quot;1탭&quot;;1;0)" office:value-type="float" office:value="0" calcext:value-type="float">
            <text:p>0</text:p>
          </table:table-cell>
          <table:table-cell table:style-name="ce69" table:formula="of:=IF([.R101] &amp; [.D101] = &quot;1배치&quot;;1;0)" office:value-type="float" office:value="0" calcext:value-type="float">
            <text:p>0</text:p>
          </table:table-cell>
          <table:table-cell table:style-name="ce69" table:formula="of:=IF([.R101] &amp; [.D101] = &quot;2메뉴&quot;;1;0)" office:value-type="float" office:value="0" calcext:value-type="float">
            <text:p>0</text:p>
          </table:table-cell>
          <table:table-cell table:style-name="ce69" table:formula="of:=IF([.R101] &amp; [.D101] = &quot;2출력물&quot;;1;0)" office:value-type="float" office:value="0" calcext:value-type="float">
            <text:p>0</text:p>
          </table:table-cell>
          <table:table-cell table:style-name="ce69" table:formula="of:=IF([.R101] &amp; [.D101] = &quot;2팝업&quot;;1;0)" office:value-type="float" office:value="0" calcext:value-type="float">
            <text:p>0</text:p>
          </table:table-cell>
          <table:table-cell table:style-name="ce69" table:formula="of:=IF([.R101] &amp; [.D101] = &quot;2탭&quot;;1;0)" office:value-type="float" office:value="0" calcext:value-type="float">
            <text:p>0</text:p>
          </table:table-cell>
          <table:table-cell table:style-name="ce69" table:formula="of:=IF([.R101] &amp; [.D101] = &quot;2배치&quot;;1;0)" office:value-type="float" office:value="0" calcext:value-type="float">
            <text:p>0</text:p>
          </table:table-cell>
          <table:table-cell table:style-name="ce69" table:formula="of:=IF([.R101] &amp; [.D101] = &quot;1메뉴&quot;;[.G101]*6.45 + [.H101]*4 + [.I101]*4.55 + [.J101]*4 + [.K101]*4;0)" office:value-type="float" office:value="0" calcext:value-type="float">
            <text:p>0</text:p>
          </table:table-cell>
          <table:table-cell table:style-name="ce69" table:formula="of:=IF([.R101] &amp; [.D101] = &quot;1출력물&quot;;[.G101]*5.4 + [.H101]*4 + [.I101]*4.55 + [.J101]*4 + [.K101]*4;0)" office:value-type="float" office:value="0" calcext:value-type="float">
            <text:p>0</text:p>
          </table:table-cell>
          <table:table-cell table:style-name="ce69" table:formula="of:=IF([.R101] &amp; [.D101] = &quot;1팝업&quot;;[.G101]*6.45 + [.H101]*4 + [.I101]*4.55 + [.J101]*4 + [.K101]*4;0)" office:value-type="float" office:value="0" calcext:value-type="float">
            <text:p>0</text:p>
          </table:table-cell>
          <table:table-cell table:style-name="ce69" table:formula="of:=IF([.R101] &amp; [.D101] = &quot;1탭&quot;;[.G101]*6.45 + [.H101]*4 + [.I101]*4.55 + [.J101]*4 + [.K101]*4;0)" office:value-type="float" office:value="0" calcext:value-type="float">
            <text:p>0</text:p>
          </table:table-cell>
          <table:table-cell table:style-name="ce69" table:formula="of:=IF([.R101] &amp; [.D101] = &quot;1배치&quot;;[.G101]*6.45 + [.H101]*4 + [.I101]*4.55 + [.J101]*4 + [.K101]*4;0)" office:value-type="float" office:value="0" calcext:value-type="float">
            <text:p>0</text:p>
          </table:table-cell>
          <table:table-cell table:style-name="ce69" table:formula="of:=IF([.R101] &amp; [.D101] = &quot;2메뉴&quot;;[.G101]*6.45 + [.H101]*4 + [.I101]*4.55 + [.J101]*4 + [.K101]*4;0)" office:value-type="float" office:value="0" calcext:value-type="float">
            <text:p>0</text:p>
          </table:table-cell>
          <table:table-cell table:style-name="ce69" table:formula="of:=IF([.R101] &amp; [.D101] = &quot;2출력물&quot;;[.G101]*5.4 + [.H101]*4 + [.I101]*4.55 + [.J101]*4 + [.K101]*4;0)" office:value-type="float" office:value="0" calcext:value-type="float">
            <text:p>0</text:p>
          </table:table-cell>
          <table:table-cell table:style-name="ce69" table:formula="of:=IF([.R101] &amp; [.D101] = &quot;2팝업&quot;;[.G101]*6.45 + [.H101]*4 + [.I101]*4.55 + [.J101]*4 + [.K101]*4;0)" office:value-type="float" office:value="0" calcext:value-type="float">
            <text:p>0</text:p>
          </table:table-cell>
          <table:table-cell table:style-name="ce69" table:formula="of:=IF([.R101] &amp; [.D101] = &quot;2탭&quot;;[.G101]*6.45 + [.H101]*4 + [.I101]*4.55 + [.J101]*4 + [.K101]*4;0)" office:value-type="float" office:value="0" calcext:value-type="float">
            <text:p>0</text:p>
          </table:table-cell>
          <table:table-cell table:style-name="ce70" table:formula="of:=IF([.R101] &amp; [.D101] = &quot;2배치&quot;;[.G101]*6.45 + [.H101]*4 + [.I101]*4.55 + [.J101]*4 + [.K101]*4;0)" office:value-type="float" office:value="0" calcext:value-type="float">
            <text:p>0</text:p>
          </table:table-cell>
          <table:table-cell table:style-name="ce70" table:formula="of:=SUM([.AI101:.AR10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102]&lt;&gt;&quot;메뉴&quot;;0;IF(ISBLANK([.P102]); 0; IF((&quot;2015-08-28&quot;-[.P102])&gt;=0;1;0)))" office:value-type="float" office:value="0" calcext:value-type="float">
            <text:p>0</text:p>
          </table:table-cell>
          <table:table-cell table:style-name="ce66" table:formula="of:=IF([.D102]&lt;&gt;&quot;메뉴&quot;;0;IF(ISBLANK([.N102]); 0; IF((&quot;2015-09-04&quot;-[.N102])&gt;=0;1;0)))" office:value-type="float" office:value="0" calcext:value-type="float">
            <text:p>0</text:p>
          </table:table-cell>
          <table:table-cell table:style-name="ce66" table:formula="of:=IF(ISBLANK([.P102]); 0; IF((&quot;2015-08-28&quot;-[.P102])&gt;=0;[.AS102];0))" office:value-type="float" office:value="0" calcext:value-type="float">
            <text:p>0</text:p>
          </table:table-cell>
          <table:table-cell table:style-name="ce66" table:formula="of:=IF(ISBLANK([.N102]); 0; IF((&quot;2015-09-04&quot;-[.N102])&gt;=0;[.AS102];0))" office:value-type="float" office:value="0" calcext:value-type="float">
            <text:p>0</text:p>
          </table:table-cell>
          <table:table-cell table:style-name="ce66" table:formula="of:=IF([.D10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2])" office:value-type="float" office:value="0" calcext:value-type="float">
            <text:p>0</text:p>
          </table:table-cell>
          <table:table-cell table:style-name="ce69" table:formula="of:=IF([.R102] &amp; [.D102] = &quot;1메뉴&quot;;1;0)" office:value-type="float" office:value="0" calcext:value-type="float">
            <text:p>0</text:p>
          </table:table-cell>
          <table:table-cell table:style-name="ce69" table:formula="of:=IF([.R102] &amp; [.D102] = &quot;1출력물&quot;;1;0)" office:value-type="float" office:value="0" calcext:value-type="float">
            <text:p>0</text:p>
          </table:table-cell>
          <table:table-cell table:style-name="ce69" table:formula="of:=IF([.R102] &amp; [.D102] = &quot;1팝업&quot;;1;0)" office:value-type="float" office:value="0" calcext:value-type="float">
            <text:p>0</text:p>
          </table:table-cell>
          <table:table-cell table:style-name="ce69" table:formula="of:=IF([.R102] &amp; [.D102] = &quot;1탭&quot;;1;0)" office:value-type="float" office:value="0" calcext:value-type="float">
            <text:p>0</text:p>
          </table:table-cell>
          <table:table-cell table:style-name="ce69" table:formula="of:=IF([.R102] &amp; [.D102] = &quot;1배치&quot;;1;0)" office:value-type="float" office:value="0" calcext:value-type="float">
            <text:p>0</text:p>
          </table:table-cell>
          <table:table-cell table:style-name="ce69" table:formula="of:=IF([.R102] &amp; [.D102] = &quot;2메뉴&quot;;1;0)" office:value-type="float" office:value="0" calcext:value-type="float">
            <text:p>0</text:p>
          </table:table-cell>
          <table:table-cell table:style-name="ce69" table:formula="of:=IF([.R102] &amp; [.D102] = &quot;2출력물&quot;;1;0)" office:value-type="float" office:value="0" calcext:value-type="float">
            <text:p>0</text:p>
          </table:table-cell>
          <table:table-cell table:style-name="ce69" table:formula="of:=IF([.R102] &amp; [.D102] = &quot;2팝업&quot;;1;0)" office:value-type="float" office:value="0" calcext:value-type="float">
            <text:p>0</text:p>
          </table:table-cell>
          <table:table-cell table:style-name="ce69" table:formula="of:=IF([.R102] &amp; [.D102] = &quot;2탭&quot;;1;0)" office:value-type="float" office:value="0" calcext:value-type="float">
            <text:p>0</text:p>
          </table:table-cell>
          <table:table-cell table:style-name="ce69" table:formula="of:=IF([.R102] &amp; [.D102] = &quot;2배치&quot;;1;0)" office:value-type="float" office:value="0" calcext:value-type="float">
            <text:p>0</text:p>
          </table:table-cell>
          <table:table-cell table:style-name="ce69" table:formula="of:=IF([.R102] &amp; [.D102] = &quot;1메뉴&quot;;[.G102]*6.45 + [.H102]*4 + [.I102]*4.55 + [.J102]*4 + [.K102]*4;0)" office:value-type="float" office:value="0" calcext:value-type="float">
            <text:p>0</text:p>
          </table:table-cell>
          <table:table-cell table:style-name="ce69" table:formula="of:=IF([.R102] &amp; [.D102] = &quot;1출력물&quot;;[.G102]*5.4 + [.H102]*4 + [.I102]*4.55 + [.J102]*4 + [.K102]*4;0)" office:value-type="float" office:value="0" calcext:value-type="float">
            <text:p>0</text:p>
          </table:table-cell>
          <table:table-cell table:style-name="ce69" table:formula="of:=IF([.R102] &amp; [.D102] = &quot;1팝업&quot;;[.G102]*6.45 + [.H102]*4 + [.I102]*4.55 + [.J102]*4 + [.K102]*4;0)" office:value-type="float" office:value="0" calcext:value-type="float">
            <text:p>0</text:p>
          </table:table-cell>
          <table:table-cell table:style-name="ce69" table:formula="of:=IF([.R102] &amp; [.D102] = &quot;1탭&quot;;[.G102]*6.45 + [.H102]*4 + [.I102]*4.55 + [.J102]*4 + [.K102]*4;0)" office:value-type="float" office:value="0" calcext:value-type="float">
            <text:p>0</text:p>
          </table:table-cell>
          <table:table-cell table:style-name="ce69" table:formula="of:=IF([.R102] &amp; [.D102] = &quot;1배치&quot;;[.G102]*6.45 + [.H102]*4 + [.I102]*4.55 + [.J102]*4 + [.K102]*4;0)" office:value-type="float" office:value="0" calcext:value-type="float">
            <text:p>0</text:p>
          </table:table-cell>
          <table:table-cell table:style-name="ce69" table:formula="of:=IF([.R102] &amp; [.D102] = &quot;2메뉴&quot;;[.G102]*6.45 + [.H102]*4 + [.I102]*4.55 + [.J102]*4 + [.K102]*4;0)" office:value-type="float" office:value="0" calcext:value-type="float">
            <text:p>0</text:p>
          </table:table-cell>
          <table:table-cell table:style-name="ce69" table:formula="of:=IF([.R102] &amp; [.D102] = &quot;2출력물&quot;;[.G102]*5.4 + [.H102]*4 + [.I102]*4.55 + [.J102]*4 + [.K102]*4;0)" office:value-type="float" office:value="0" calcext:value-type="float">
            <text:p>0</text:p>
          </table:table-cell>
          <table:table-cell table:style-name="ce69" table:formula="of:=IF([.R102] &amp; [.D102] = &quot;2팝업&quot;;[.G102]*6.45 + [.H102]*4 + [.I102]*4.55 + [.J102]*4 + [.K102]*4;0)" office:value-type="float" office:value="0" calcext:value-type="float">
            <text:p>0</text:p>
          </table:table-cell>
          <table:table-cell table:style-name="ce69" table:formula="of:=IF([.R102] &amp; [.D102] = &quot;2탭&quot;;[.G102]*6.45 + [.H102]*4 + [.I102]*4.55 + [.J102]*4 + [.K102]*4;0)" office:value-type="float" office:value="0" calcext:value-type="float">
            <text:p>0</text:p>
          </table:table-cell>
          <table:table-cell table:style-name="ce70" table:formula="of:=IF([.R102] &amp; [.D102] = &quot;2배치&quot;;[.G102]*6.45 + [.H102]*4 + [.I102]*4.55 + [.J102]*4 + [.K102]*4;0)" office:value-type="float" office:value="0" calcext:value-type="float">
            <text:p>0</text:p>
          </table:table-cell>
          <table:table-cell table:style-name="ce70" table:formula="of:=SUM([.AI102:.AR10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3]&lt;&gt;&quot;메뉴&quot;;0;IF(ISBLANK([.P103]); 0; IF((&quot;2015-08-28&quot;-[.P103])&gt;=0;1;0)))" office:value-type="float" office:value="0" calcext:value-type="float">
            <text:p>0</text:p>
          </table:table-cell>
          <table:table-cell table:style-name="ce66" table:formula="of:=IF([.D103]&lt;&gt;&quot;메뉴&quot;;0;IF(ISBLANK([.N103]); 0; IF((&quot;2015-09-04&quot;-[.N103])&gt;=0;1;0)))" office:value-type="float" office:value="0" calcext:value-type="float">
            <text:p>0</text:p>
          </table:table-cell>
          <table:table-cell table:style-name="ce66" table:formula="of:=IF(ISBLANK([.P103]); 0; IF((&quot;2015-08-28&quot;-[.P103])&gt;=0;[.AS103];0))" office:value-type="float" office:value="0" calcext:value-type="float">
            <text:p>0</text:p>
          </table:table-cell>
          <table:table-cell table:style-name="ce66" table:formula="of:=IF(ISBLANK([.N103]); 0; IF((&quot;2015-09-04&quot;-[.N103])&gt;=0;[.AS103];0))" office:value-type="float" office:value="0" calcext:value-type="float">
            <text:p>0</text:p>
          </table:table-cell>
          <table:table-cell table:style-name="ce66" table:formula="of:=IF([.D10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3])" office:value-type="float" office:value="0" calcext:value-type="float">
            <text:p>0</text:p>
          </table:table-cell>
          <table:table-cell table:style-name="ce69" table:formula="of:=IF([.R103] &amp; [.D103] = &quot;1메뉴&quot;;1;0)" office:value-type="float" office:value="0" calcext:value-type="float">
            <text:p>0</text:p>
          </table:table-cell>
          <table:table-cell table:style-name="ce69" table:formula="of:=IF([.R103] &amp; [.D103] = &quot;1출력물&quot;;1;0)" office:value-type="float" office:value="0" calcext:value-type="float">
            <text:p>0</text:p>
          </table:table-cell>
          <table:table-cell table:style-name="ce69" table:formula="of:=IF([.R103] &amp; [.D103] = &quot;1팝업&quot;;1;0)" office:value-type="float" office:value="0" calcext:value-type="float">
            <text:p>0</text:p>
          </table:table-cell>
          <table:table-cell table:style-name="ce69" table:formula="of:=IF([.R103] &amp; [.D103] = &quot;1탭&quot;;1;0)" office:value-type="float" office:value="0" calcext:value-type="float">
            <text:p>0</text:p>
          </table:table-cell>
          <table:table-cell table:style-name="ce69" table:formula="of:=IF([.R103] &amp; [.D103] = &quot;1배치&quot;;1;0)" office:value-type="float" office:value="0" calcext:value-type="float">
            <text:p>0</text:p>
          </table:table-cell>
          <table:table-cell table:style-name="ce69" table:formula="of:=IF([.R103] &amp; [.D103] = &quot;2메뉴&quot;;1;0)" office:value-type="float" office:value="0" calcext:value-type="float">
            <text:p>0</text:p>
          </table:table-cell>
          <table:table-cell table:style-name="ce69" table:formula="of:=IF([.R103] &amp; [.D103] = &quot;2출력물&quot;;1;0)" office:value-type="float" office:value="0" calcext:value-type="float">
            <text:p>0</text:p>
          </table:table-cell>
          <table:table-cell table:style-name="ce69" table:formula="of:=IF([.R103] &amp; [.D103] = &quot;2팝업&quot;;1;0)" office:value-type="float" office:value="0" calcext:value-type="float">
            <text:p>0</text:p>
          </table:table-cell>
          <table:table-cell table:style-name="ce69" table:formula="of:=IF([.R103] &amp; [.D103] = &quot;2탭&quot;;1;0)" office:value-type="float" office:value="0" calcext:value-type="float">
            <text:p>0</text:p>
          </table:table-cell>
          <table:table-cell table:style-name="ce69" table:formula="of:=IF([.R103] &amp; [.D103] = &quot;2배치&quot;;1;0)" office:value-type="float" office:value="0" calcext:value-type="float">
            <text:p>0</text:p>
          </table:table-cell>
          <table:table-cell table:style-name="ce69" table:formula="of:=IF([.R103] &amp; [.D103] = &quot;1메뉴&quot;;[.G103]*6.45 + [.H103]*4 + [.I103]*4.55 + [.J103]*4 + [.K103]*4;0)" office:value-type="float" office:value="0" calcext:value-type="float">
            <text:p>0</text:p>
          </table:table-cell>
          <table:table-cell table:style-name="ce69" table:formula="of:=IF([.R103] &amp; [.D103] = &quot;1출력물&quot;;[.G103]*5.4 + [.H103]*4 + [.I103]*4.55 + [.J103]*4 + [.K103]*4;0)" office:value-type="float" office:value="0" calcext:value-type="float">
            <text:p>0</text:p>
          </table:table-cell>
          <table:table-cell table:style-name="ce69" table:formula="of:=IF([.R103] &amp; [.D103] = &quot;1팝업&quot;;[.G103]*6.45 + [.H103]*4 + [.I103]*4.55 + [.J103]*4 + [.K103]*4;0)" office:value-type="float" office:value="0" calcext:value-type="float">
            <text:p>0</text:p>
          </table:table-cell>
          <table:table-cell table:style-name="ce69" table:formula="of:=IF([.R103] &amp; [.D103] = &quot;1탭&quot;;[.G103]*6.45 + [.H103]*4 + [.I103]*4.55 + [.J103]*4 + [.K103]*4;0)" office:value-type="float" office:value="0" calcext:value-type="float">
            <text:p>0</text:p>
          </table:table-cell>
          <table:table-cell table:style-name="ce69" table:formula="of:=IF([.R103] &amp; [.D103] = &quot;1배치&quot;;[.G103]*6.45 + [.H103]*4 + [.I103]*4.55 + [.J103]*4 + [.K103]*4;0)" office:value-type="float" office:value="0" calcext:value-type="float">
            <text:p>0</text:p>
          </table:table-cell>
          <table:table-cell table:style-name="ce69" table:formula="of:=IF([.R103] &amp; [.D103] = &quot;2메뉴&quot;;[.G103]*6.45 + [.H103]*4 + [.I103]*4.55 + [.J103]*4 + [.K103]*4;0)" office:value-type="float" office:value="0" calcext:value-type="float">
            <text:p>0</text:p>
          </table:table-cell>
          <table:table-cell table:style-name="ce69" table:formula="of:=IF([.R103] &amp; [.D103] = &quot;2출력물&quot;;[.G103]*5.4 + [.H103]*4 + [.I103]*4.55 + [.J103]*4 + [.K103]*4;0)" office:value-type="float" office:value="0" calcext:value-type="float">
            <text:p>0</text:p>
          </table:table-cell>
          <table:table-cell table:style-name="ce69" table:formula="of:=IF([.R103] &amp; [.D103] = &quot;2팝업&quot;;[.G103]*6.45 + [.H103]*4 + [.I103]*4.55 + [.J103]*4 + [.K103]*4;0)" office:value-type="float" office:value="0" calcext:value-type="float">
            <text:p>0</text:p>
          </table:table-cell>
          <table:table-cell table:style-name="ce69" table:formula="of:=IF([.R103] &amp; [.D103] = &quot;2탭&quot;;[.G103]*6.45 + [.H103]*4 + [.I103]*4.55 + [.J103]*4 + [.K103]*4;0)" office:value-type="float" office:value="0" calcext:value-type="float">
            <text:p>0</text:p>
          </table:table-cell>
          <table:table-cell table:style-name="ce70" table:formula="of:=IF([.R103] &amp; [.D103] = &quot;2배치&quot;;[.G103]*6.45 + [.H103]*4 + [.I103]*4.55 + [.J103]*4 + [.K103]*4;0)" office:value-type="float" office:value="0" calcext:value-type="float">
            <text:p>0</text:p>
          </table:table-cell>
          <table:table-cell table:style-name="ce70" table:formula="of:=SUM([.AI103:.AR10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4]&lt;&gt;&quot;메뉴&quot;;0;IF(ISBLANK([.P104]); 0; IF((&quot;2015-08-28&quot;-[.P104])&gt;=0;1;0)))" office:value-type="float" office:value="0" calcext:value-type="float">
            <text:p>0</text:p>
          </table:table-cell>
          <table:table-cell table:style-name="ce66" table:formula="of:=IF([.D104]&lt;&gt;&quot;메뉴&quot;;0;IF(ISBLANK([.N104]); 0; IF((&quot;2015-09-04&quot;-[.N104])&gt;=0;1;0)))" office:value-type="float" office:value="0" calcext:value-type="float">
            <text:p>0</text:p>
          </table:table-cell>
          <table:table-cell table:style-name="ce66" table:formula="of:=IF(ISBLANK([.P104]); 0; IF((&quot;2015-08-28&quot;-[.P104])&gt;=0;[.AS104];0))" office:value-type="float" office:value="0" calcext:value-type="float">
            <text:p>0</text:p>
          </table:table-cell>
          <table:table-cell table:style-name="ce66" table:formula="of:=IF(ISBLANK([.N104]); 0; IF((&quot;2015-09-04&quot;-[.N104])&gt;=0;[.AS104];0))" office:value-type="float" office:value="0" calcext:value-type="float">
            <text:p>0</text:p>
          </table:table-cell>
          <table:table-cell table:style-name="ce66" table:formula="of:=IF([.D10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4])" office:value-type="float" office:value="0" calcext:value-type="float">
            <text:p>0</text:p>
          </table:table-cell>
          <table:table-cell table:style-name="ce69" table:formula="of:=IF([.R104] &amp; [.D104] = &quot;1메뉴&quot;;1;0)" office:value-type="float" office:value="0" calcext:value-type="float">
            <text:p>0</text:p>
          </table:table-cell>
          <table:table-cell table:style-name="ce69" table:formula="of:=IF([.R104] &amp; [.D104] = &quot;1출력물&quot;;1;0)" office:value-type="float" office:value="0" calcext:value-type="float">
            <text:p>0</text:p>
          </table:table-cell>
          <table:table-cell table:style-name="ce69" table:formula="of:=IF([.R104] &amp; [.D104] = &quot;1팝업&quot;;1;0)" office:value-type="float" office:value="0" calcext:value-type="float">
            <text:p>0</text:p>
          </table:table-cell>
          <table:table-cell table:style-name="ce69" table:formula="of:=IF([.R104] &amp; [.D104] = &quot;1탭&quot;;1;0)" office:value-type="float" office:value="0" calcext:value-type="float">
            <text:p>0</text:p>
          </table:table-cell>
          <table:table-cell table:style-name="ce69" table:formula="of:=IF([.R104] &amp; [.D104] = &quot;1배치&quot;;1;0)" office:value-type="float" office:value="0" calcext:value-type="float">
            <text:p>0</text:p>
          </table:table-cell>
          <table:table-cell table:style-name="ce69" table:formula="of:=IF([.R104] &amp; [.D104] = &quot;2메뉴&quot;;1;0)" office:value-type="float" office:value="0" calcext:value-type="float">
            <text:p>0</text:p>
          </table:table-cell>
          <table:table-cell table:style-name="ce69" table:formula="of:=IF([.R104] &amp; [.D104] = &quot;2출력물&quot;;1;0)" office:value-type="float" office:value="0" calcext:value-type="float">
            <text:p>0</text:p>
          </table:table-cell>
          <table:table-cell table:style-name="ce69" table:formula="of:=IF([.R104] &amp; [.D104] = &quot;2팝업&quot;;1;0)" office:value-type="float" office:value="0" calcext:value-type="float">
            <text:p>0</text:p>
          </table:table-cell>
          <table:table-cell table:style-name="ce69" table:formula="of:=IF([.R104] &amp; [.D104] = &quot;2탭&quot;;1;0)" office:value-type="float" office:value="0" calcext:value-type="float">
            <text:p>0</text:p>
          </table:table-cell>
          <table:table-cell table:style-name="ce69" table:formula="of:=IF([.R104] &amp; [.D104] = &quot;2배치&quot;;1;0)" office:value-type="float" office:value="0" calcext:value-type="float">
            <text:p>0</text:p>
          </table:table-cell>
          <table:table-cell table:style-name="ce69" table:formula="of:=IF([.R104] &amp; [.D104] = &quot;1메뉴&quot;;[.G104]*6.45 + [.H104]*4 + [.I104]*4.55 + [.J104]*4 + [.K104]*4;0)" office:value-type="float" office:value="0" calcext:value-type="float">
            <text:p>0</text:p>
          </table:table-cell>
          <table:table-cell table:style-name="ce69" table:formula="of:=IF([.R104] &amp; [.D104] = &quot;1출력물&quot;;[.G104]*5.4 + [.H104]*4 + [.I104]*4.55 + [.J104]*4 + [.K104]*4;0)" office:value-type="float" office:value="0" calcext:value-type="float">
            <text:p>0</text:p>
          </table:table-cell>
          <table:table-cell table:style-name="ce69" table:formula="of:=IF([.R104] &amp; [.D104] = &quot;1팝업&quot;;[.G104]*6.45 + [.H104]*4 + [.I104]*4.55 + [.J104]*4 + [.K104]*4;0)" office:value-type="float" office:value="0" calcext:value-type="float">
            <text:p>0</text:p>
          </table:table-cell>
          <table:table-cell table:style-name="ce69" table:formula="of:=IF([.R104] &amp; [.D104] = &quot;1탭&quot;;[.G104]*6.45 + [.H104]*4 + [.I104]*4.55 + [.J104]*4 + [.K104]*4;0)" office:value-type="float" office:value="0" calcext:value-type="float">
            <text:p>0</text:p>
          </table:table-cell>
          <table:table-cell table:style-name="ce69" table:formula="of:=IF([.R104] &amp; [.D104] = &quot;1배치&quot;;[.G104]*6.45 + [.H104]*4 + [.I104]*4.55 + [.J104]*4 + [.K104]*4;0)" office:value-type="float" office:value="0" calcext:value-type="float">
            <text:p>0</text:p>
          </table:table-cell>
          <table:table-cell table:style-name="ce69" table:formula="of:=IF([.R104] &amp; [.D104] = &quot;2메뉴&quot;;[.G104]*6.45 + [.H104]*4 + [.I104]*4.55 + [.J104]*4 + [.K104]*4;0)" office:value-type="float" office:value="0" calcext:value-type="float">
            <text:p>0</text:p>
          </table:table-cell>
          <table:table-cell table:style-name="ce69" table:formula="of:=IF([.R104] &amp; [.D104] = &quot;2출력물&quot;;[.G104]*5.4 + [.H104]*4 + [.I104]*4.55 + [.J104]*4 + [.K104]*4;0)" office:value-type="float" office:value="0" calcext:value-type="float">
            <text:p>0</text:p>
          </table:table-cell>
          <table:table-cell table:style-name="ce69" table:formula="of:=IF([.R104] &amp; [.D104] = &quot;2팝업&quot;;[.G104]*6.45 + [.H104]*4 + [.I104]*4.55 + [.J104]*4 + [.K104]*4;0)" office:value-type="float" office:value="0" calcext:value-type="float">
            <text:p>0</text:p>
          </table:table-cell>
          <table:table-cell table:style-name="ce69" table:formula="of:=IF([.R104] &amp; [.D104] = &quot;2탭&quot;;[.G104]*6.45 + [.H104]*4 + [.I104]*4.55 + [.J104]*4 + [.K104]*4;0)" office:value-type="float" office:value="0" calcext:value-type="float">
            <text:p>0</text:p>
          </table:table-cell>
          <table:table-cell table:style-name="ce70" table:formula="of:=IF([.R104] &amp; [.D104] = &quot;2배치&quot;;[.G104]*6.45 + [.H104]*4 + [.I104]*4.55 + [.J104]*4 + [.K104]*4;0)" office:value-type="float" office:value="0" calcext:value-type="float">
            <text:p>0</text:p>
          </table:table-cell>
          <table:table-cell table:style-name="ce70" table:formula="of:=SUM([.AI104:.AR10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5]&lt;&gt;&quot;메뉴&quot;;0;IF(ISBLANK([.P105]); 0; IF((&quot;2015-08-28&quot;-[.P105])&gt;=0;1;0)))" office:value-type="float" office:value="0" calcext:value-type="float">
            <text:p>0</text:p>
          </table:table-cell>
          <table:table-cell table:style-name="ce66" table:formula="of:=IF([.D105]&lt;&gt;&quot;메뉴&quot;;0;IF(ISBLANK([.N105]); 0; IF((&quot;2015-09-04&quot;-[.N105])&gt;=0;1;0)))" office:value-type="float" office:value="0" calcext:value-type="float">
            <text:p>0</text:p>
          </table:table-cell>
          <table:table-cell table:style-name="ce66" table:formula="of:=IF(ISBLANK([.P105]); 0; IF((&quot;2015-08-28&quot;-[.P105])&gt;=0;[.AS105];0))" office:value-type="float" office:value="0" calcext:value-type="float">
            <text:p>0</text:p>
          </table:table-cell>
          <table:table-cell table:style-name="ce66" table:formula="of:=IF(ISBLANK([.N105]); 0; IF((&quot;2015-09-04&quot;-[.N105])&gt;=0;[.AS105];0))" office:value-type="float" office:value="0" calcext:value-type="float">
            <text:p>0</text:p>
          </table:table-cell>
          <table:table-cell table:style-name="ce66" table:formula="of:=IF([.D10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5])" office:value-type="float" office:value="0" calcext:value-type="float">
            <text:p>0</text:p>
          </table:table-cell>
          <table:table-cell table:style-name="ce69" table:formula="of:=IF([.R105] &amp; [.D105] = &quot;1메뉴&quot;;1;0)" office:value-type="float" office:value="0" calcext:value-type="float">
            <text:p>0</text:p>
          </table:table-cell>
          <table:table-cell table:style-name="ce69" table:formula="of:=IF([.R105] &amp; [.D105] = &quot;1출력물&quot;;1;0)" office:value-type="float" office:value="0" calcext:value-type="float">
            <text:p>0</text:p>
          </table:table-cell>
          <table:table-cell table:style-name="ce69" table:formula="of:=IF([.R105] &amp; [.D105] = &quot;1팝업&quot;;1;0)" office:value-type="float" office:value="0" calcext:value-type="float">
            <text:p>0</text:p>
          </table:table-cell>
          <table:table-cell table:style-name="ce69" table:formula="of:=IF([.R105] &amp; [.D105] = &quot;1탭&quot;;1;0)" office:value-type="float" office:value="0" calcext:value-type="float">
            <text:p>0</text:p>
          </table:table-cell>
          <table:table-cell table:style-name="ce69" table:formula="of:=IF([.R105] &amp; [.D105] = &quot;1배치&quot;;1;0)" office:value-type="float" office:value="0" calcext:value-type="float">
            <text:p>0</text:p>
          </table:table-cell>
          <table:table-cell table:style-name="ce69" table:formula="of:=IF([.R105] &amp; [.D105] = &quot;2메뉴&quot;;1;0)" office:value-type="float" office:value="0" calcext:value-type="float">
            <text:p>0</text:p>
          </table:table-cell>
          <table:table-cell table:style-name="ce69" table:formula="of:=IF([.R105] &amp; [.D105] = &quot;2출력물&quot;;1;0)" office:value-type="float" office:value="0" calcext:value-type="float">
            <text:p>0</text:p>
          </table:table-cell>
          <table:table-cell table:style-name="ce69" table:formula="of:=IF([.R105] &amp; [.D105] = &quot;2팝업&quot;;1;0)" office:value-type="float" office:value="0" calcext:value-type="float">
            <text:p>0</text:p>
          </table:table-cell>
          <table:table-cell table:style-name="ce69" table:formula="of:=IF([.R105] &amp; [.D105] = &quot;2탭&quot;;1;0)" office:value-type="float" office:value="0" calcext:value-type="float">
            <text:p>0</text:p>
          </table:table-cell>
          <table:table-cell table:style-name="ce69" table:formula="of:=IF([.R105] &amp; [.D105] = &quot;2배치&quot;;1;0)" office:value-type="float" office:value="0" calcext:value-type="float">
            <text:p>0</text:p>
          </table:table-cell>
          <table:table-cell table:style-name="ce69" table:formula="of:=IF([.R105] &amp; [.D105] = &quot;1메뉴&quot;;[.G105]*6.45 + [.H105]*4 + [.I105]*4.55 + [.J105]*4 + [.K105]*4;0)" office:value-type="float" office:value="0" calcext:value-type="float">
            <text:p>0</text:p>
          </table:table-cell>
          <table:table-cell table:style-name="ce69" table:formula="of:=IF([.R105] &amp; [.D105] = &quot;1출력물&quot;;[.G105]*5.4 + [.H105]*4 + [.I105]*4.55 + [.J105]*4 + [.K105]*4;0)" office:value-type="float" office:value="0" calcext:value-type="float">
            <text:p>0</text:p>
          </table:table-cell>
          <table:table-cell table:style-name="ce69" table:formula="of:=IF([.R105] &amp; [.D105] = &quot;1팝업&quot;;[.G105]*6.45 + [.H105]*4 + [.I105]*4.55 + [.J105]*4 + [.K105]*4;0)" office:value-type="float" office:value="0" calcext:value-type="float">
            <text:p>0</text:p>
          </table:table-cell>
          <table:table-cell table:style-name="ce69" table:formula="of:=IF([.R105] &amp; [.D105] = &quot;1탭&quot;;[.G105]*6.45 + [.H105]*4 + [.I105]*4.55 + [.J105]*4 + [.K105]*4;0)" office:value-type="float" office:value="0" calcext:value-type="float">
            <text:p>0</text:p>
          </table:table-cell>
          <table:table-cell table:style-name="ce69" table:formula="of:=IF([.R105] &amp; [.D105] = &quot;1배치&quot;;[.G105]*6.45 + [.H105]*4 + [.I105]*4.55 + [.J105]*4 + [.K105]*4;0)" office:value-type="float" office:value="0" calcext:value-type="float">
            <text:p>0</text:p>
          </table:table-cell>
          <table:table-cell table:style-name="ce69" table:formula="of:=IF([.R105] &amp; [.D105] = &quot;2메뉴&quot;;[.G105]*6.45 + [.H105]*4 + [.I105]*4.55 + [.J105]*4 + [.K105]*4;0)" office:value-type="float" office:value="0" calcext:value-type="float">
            <text:p>0</text:p>
          </table:table-cell>
          <table:table-cell table:style-name="ce69" table:formula="of:=IF([.R105] &amp; [.D105] = &quot;2출력물&quot;;[.G105]*5.4 + [.H105]*4 + [.I105]*4.55 + [.J105]*4 + [.K105]*4;0)" office:value-type="float" office:value="0" calcext:value-type="float">
            <text:p>0</text:p>
          </table:table-cell>
          <table:table-cell table:style-name="ce69" table:formula="of:=IF([.R105] &amp; [.D105] = &quot;2팝업&quot;;[.G105]*6.45 + [.H105]*4 + [.I105]*4.55 + [.J105]*4 + [.K105]*4;0)" office:value-type="float" office:value="0" calcext:value-type="float">
            <text:p>0</text:p>
          </table:table-cell>
          <table:table-cell table:style-name="ce69" table:formula="of:=IF([.R105] &amp; [.D105] = &quot;2탭&quot;;[.G105]*6.45 + [.H105]*4 + [.I105]*4.55 + [.J105]*4 + [.K105]*4;0)" office:value-type="float" office:value="0" calcext:value-type="float">
            <text:p>0</text:p>
          </table:table-cell>
          <table:table-cell table:style-name="ce70" table:formula="of:=IF([.R105] &amp; [.D105] = &quot;2배치&quot;;[.G105]*6.45 + [.H105]*4 + [.I105]*4.55 + [.J105]*4 + [.K105]*4;0)" office:value-type="float" office:value="0" calcext:value-type="float">
            <text:p>0</text:p>
          </table:table-cell>
          <table:table-cell table:style-name="ce70" table:formula="of:=SUM([.AI105:.AR10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6]&lt;&gt;&quot;메뉴&quot;;0;IF(ISBLANK([.P106]); 0; IF((&quot;2015-08-28&quot;-[.P106])&gt;=0;1;0)))" office:value-type="float" office:value="0" calcext:value-type="float">
            <text:p>0</text:p>
          </table:table-cell>
          <table:table-cell table:style-name="ce66" table:formula="of:=IF([.D106]&lt;&gt;&quot;메뉴&quot;;0;IF(ISBLANK([.N106]); 0; IF((&quot;2015-09-04&quot;-[.N106])&gt;=0;1;0)))" office:value-type="float" office:value="0" calcext:value-type="float">
            <text:p>0</text:p>
          </table:table-cell>
          <table:table-cell table:style-name="ce66" table:formula="of:=IF(ISBLANK([.P106]); 0; IF((&quot;2015-08-28&quot;-[.P106])&gt;=0;[.AS106];0))" office:value-type="float" office:value="0" calcext:value-type="float">
            <text:p>0</text:p>
          </table:table-cell>
          <table:table-cell table:style-name="ce66" table:formula="of:=IF(ISBLANK([.N106]); 0; IF((&quot;2015-09-04&quot;-[.N106])&gt;=0;[.AS106];0))" office:value-type="float" office:value="0" calcext:value-type="float">
            <text:p>0</text:p>
          </table:table-cell>
          <table:table-cell table:style-name="ce66" table:formula="of:=IF([.D10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6])" office:value-type="float" office:value="0" calcext:value-type="float">
            <text:p>0</text:p>
          </table:table-cell>
          <table:table-cell table:style-name="ce69" table:formula="of:=IF([.R106] &amp; [.D106] = &quot;1메뉴&quot;;1;0)" office:value-type="float" office:value="0" calcext:value-type="float">
            <text:p>0</text:p>
          </table:table-cell>
          <table:table-cell table:style-name="ce69" table:formula="of:=IF([.R106] &amp; [.D106] = &quot;1출력물&quot;;1;0)" office:value-type="float" office:value="0" calcext:value-type="float">
            <text:p>0</text:p>
          </table:table-cell>
          <table:table-cell table:style-name="ce69" table:formula="of:=IF([.R106] &amp; [.D106] = &quot;1팝업&quot;;1;0)" office:value-type="float" office:value="0" calcext:value-type="float">
            <text:p>0</text:p>
          </table:table-cell>
          <table:table-cell table:style-name="ce69" table:formula="of:=IF([.R106] &amp; [.D106] = &quot;1탭&quot;;1;0)" office:value-type="float" office:value="0" calcext:value-type="float">
            <text:p>0</text:p>
          </table:table-cell>
          <table:table-cell table:style-name="ce69" table:formula="of:=IF([.R106] &amp; [.D106] = &quot;1배치&quot;;1;0)" office:value-type="float" office:value="0" calcext:value-type="float">
            <text:p>0</text:p>
          </table:table-cell>
          <table:table-cell table:style-name="ce69" table:formula="of:=IF([.R106] &amp; [.D106] = &quot;2메뉴&quot;;1;0)" office:value-type="float" office:value="0" calcext:value-type="float">
            <text:p>0</text:p>
          </table:table-cell>
          <table:table-cell table:style-name="ce69" table:formula="of:=IF([.R106] &amp; [.D106] = &quot;2출력물&quot;;1;0)" office:value-type="float" office:value="0" calcext:value-type="float">
            <text:p>0</text:p>
          </table:table-cell>
          <table:table-cell table:style-name="ce69" table:formula="of:=IF([.R106] &amp; [.D106] = &quot;2팝업&quot;;1;0)" office:value-type="float" office:value="0" calcext:value-type="float">
            <text:p>0</text:p>
          </table:table-cell>
          <table:table-cell table:style-name="ce69" table:formula="of:=IF([.R106] &amp; [.D106] = &quot;2탭&quot;;1;0)" office:value-type="float" office:value="0" calcext:value-type="float">
            <text:p>0</text:p>
          </table:table-cell>
          <table:table-cell table:style-name="ce69" table:formula="of:=IF([.R106] &amp; [.D106] = &quot;2배치&quot;;1;0)" office:value-type="float" office:value="0" calcext:value-type="float">
            <text:p>0</text:p>
          </table:table-cell>
          <table:table-cell table:style-name="ce69" table:formula="of:=IF([.R106] &amp; [.D106] = &quot;1메뉴&quot;;[.G106]*6.45 + [.H106]*4 + [.I106]*4.55 + [.J106]*4 + [.K106]*4;0)" office:value-type="float" office:value="0" calcext:value-type="float">
            <text:p>0</text:p>
          </table:table-cell>
          <table:table-cell table:style-name="ce69" table:formula="of:=IF([.R106] &amp; [.D106] = &quot;1출력물&quot;;[.G106]*5.4 + [.H106]*4 + [.I106]*4.55 + [.J106]*4 + [.K106]*4;0)" office:value-type="float" office:value="0" calcext:value-type="float">
            <text:p>0</text:p>
          </table:table-cell>
          <table:table-cell table:style-name="ce69" table:formula="of:=IF([.R106] &amp; [.D106] = &quot;1팝업&quot;;[.G106]*6.45 + [.H106]*4 + [.I106]*4.55 + [.J106]*4 + [.K106]*4;0)" office:value-type="float" office:value="0" calcext:value-type="float">
            <text:p>0</text:p>
          </table:table-cell>
          <table:table-cell table:style-name="ce69" table:formula="of:=IF([.R106] &amp; [.D106] = &quot;1탭&quot;;[.G106]*6.45 + [.H106]*4 + [.I106]*4.55 + [.J106]*4 + [.K106]*4;0)" office:value-type="float" office:value="0" calcext:value-type="float">
            <text:p>0</text:p>
          </table:table-cell>
          <table:table-cell table:style-name="ce69" table:formula="of:=IF([.R106] &amp; [.D106] = &quot;1배치&quot;;[.G106]*6.45 + [.H106]*4 + [.I106]*4.55 + [.J106]*4 + [.K106]*4;0)" office:value-type="float" office:value="0" calcext:value-type="float">
            <text:p>0</text:p>
          </table:table-cell>
          <table:table-cell table:style-name="ce69" table:formula="of:=IF([.R106] &amp; [.D106] = &quot;2메뉴&quot;;[.G106]*6.45 + [.H106]*4 + [.I106]*4.55 + [.J106]*4 + [.K106]*4;0)" office:value-type="float" office:value="0" calcext:value-type="float">
            <text:p>0</text:p>
          </table:table-cell>
          <table:table-cell table:style-name="ce69" table:formula="of:=IF([.R106] &amp; [.D106] = &quot;2출력물&quot;;[.G106]*5.4 + [.H106]*4 + [.I106]*4.55 + [.J106]*4 + [.K106]*4;0)" office:value-type="float" office:value="0" calcext:value-type="float">
            <text:p>0</text:p>
          </table:table-cell>
          <table:table-cell table:style-name="ce69" table:formula="of:=IF([.R106] &amp; [.D106] = &quot;2팝업&quot;;[.G106]*6.45 + [.H106]*4 + [.I106]*4.55 + [.J106]*4 + [.K106]*4;0)" office:value-type="float" office:value="0" calcext:value-type="float">
            <text:p>0</text:p>
          </table:table-cell>
          <table:table-cell table:style-name="ce69" table:formula="of:=IF([.R106] &amp; [.D106] = &quot;2탭&quot;;[.G106]*6.45 + [.H106]*4 + [.I106]*4.55 + [.J106]*4 + [.K106]*4;0)" office:value-type="float" office:value="0" calcext:value-type="float">
            <text:p>0</text:p>
          </table:table-cell>
          <table:table-cell table:style-name="ce70" table:formula="of:=IF([.R106] &amp; [.D106] = &quot;2배치&quot;;[.G106]*6.45 + [.H106]*4 + [.I106]*4.55 + [.J106]*4 + [.K106]*4;0)" office:value-type="float" office:value="0" calcext:value-type="float">
            <text:p>0</text:p>
          </table:table-cell>
          <table:table-cell table:style-name="ce70" table:formula="of:=SUM([.AI106:.AR10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7]&lt;&gt;&quot;메뉴&quot;;0;IF(ISBLANK([.P107]); 0; IF((&quot;2015-08-28&quot;-[.P107])&gt;=0;1;0)))" office:value-type="float" office:value="0" calcext:value-type="float">
            <text:p>0</text:p>
          </table:table-cell>
          <table:table-cell table:style-name="ce66" table:formula="of:=IF([.D107]&lt;&gt;&quot;메뉴&quot;;0;IF(ISBLANK([.N107]); 0; IF((&quot;2015-09-04&quot;-[.N107])&gt;=0;1;0)))" office:value-type="float" office:value="0" calcext:value-type="float">
            <text:p>0</text:p>
          </table:table-cell>
          <table:table-cell table:style-name="ce66" table:formula="of:=IF(ISBLANK([.P107]); 0; IF((&quot;2015-08-28&quot;-[.P107])&gt;=0;[.AS107];0))" office:value-type="float" office:value="0" calcext:value-type="float">
            <text:p>0</text:p>
          </table:table-cell>
          <table:table-cell table:style-name="ce66" table:formula="of:=IF(ISBLANK([.N107]); 0; IF((&quot;2015-09-04&quot;-[.N107])&gt;=0;[.AS107];0))" office:value-type="float" office:value="0" calcext:value-type="float">
            <text:p>0</text:p>
          </table:table-cell>
          <table:table-cell table:style-name="ce66" table:formula="of:=IF([.D10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7])" office:value-type="float" office:value="0" calcext:value-type="float">
            <text:p>0</text:p>
          </table:table-cell>
          <table:table-cell table:style-name="ce69" table:formula="of:=IF([.R107] &amp; [.D107] = &quot;1메뉴&quot;;1;0)" office:value-type="float" office:value="0" calcext:value-type="float">
            <text:p>0</text:p>
          </table:table-cell>
          <table:table-cell table:style-name="ce69" table:formula="of:=IF([.R107] &amp; [.D107] = &quot;1출력물&quot;;1;0)" office:value-type="float" office:value="0" calcext:value-type="float">
            <text:p>0</text:p>
          </table:table-cell>
          <table:table-cell table:style-name="ce69" table:formula="of:=IF([.R107] &amp; [.D107] = &quot;1팝업&quot;;1;0)" office:value-type="float" office:value="0" calcext:value-type="float">
            <text:p>0</text:p>
          </table:table-cell>
          <table:table-cell table:style-name="ce69" table:formula="of:=IF([.R107] &amp; [.D107] = &quot;1탭&quot;;1;0)" office:value-type="float" office:value="0" calcext:value-type="float">
            <text:p>0</text:p>
          </table:table-cell>
          <table:table-cell table:style-name="ce69" table:formula="of:=IF([.R107] &amp; [.D107] = &quot;1배치&quot;;1;0)" office:value-type="float" office:value="0" calcext:value-type="float">
            <text:p>0</text:p>
          </table:table-cell>
          <table:table-cell table:style-name="ce69" table:formula="of:=IF([.R107] &amp; [.D107] = &quot;2메뉴&quot;;1;0)" office:value-type="float" office:value="0" calcext:value-type="float">
            <text:p>0</text:p>
          </table:table-cell>
          <table:table-cell table:style-name="ce69" table:formula="of:=IF([.R107] &amp; [.D107] = &quot;2출력물&quot;;1;0)" office:value-type="float" office:value="0" calcext:value-type="float">
            <text:p>0</text:p>
          </table:table-cell>
          <table:table-cell table:style-name="ce69" table:formula="of:=IF([.R107] &amp; [.D107] = &quot;2팝업&quot;;1;0)" office:value-type="float" office:value="0" calcext:value-type="float">
            <text:p>0</text:p>
          </table:table-cell>
          <table:table-cell table:style-name="ce69" table:formula="of:=IF([.R107] &amp; [.D107] = &quot;2탭&quot;;1;0)" office:value-type="float" office:value="0" calcext:value-type="float">
            <text:p>0</text:p>
          </table:table-cell>
          <table:table-cell table:style-name="ce69" table:formula="of:=IF([.R107] &amp; [.D107] = &quot;2배치&quot;;1;0)" office:value-type="float" office:value="0" calcext:value-type="float">
            <text:p>0</text:p>
          </table:table-cell>
          <table:table-cell table:style-name="ce69" table:formula="of:=IF([.R107] &amp; [.D107] = &quot;1메뉴&quot;;[.G107]*6.45 + [.H107]*4 + [.I107]*4.55 + [.J107]*4 + [.K107]*4;0)" office:value-type="float" office:value="0" calcext:value-type="float">
            <text:p>0</text:p>
          </table:table-cell>
          <table:table-cell table:style-name="ce69" table:formula="of:=IF([.R107] &amp; [.D107] = &quot;1출력물&quot;;[.G107]*5.4 + [.H107]*4 + [.I107]*4.55 + [.J107]*4 + [.K107]*4;0)" office:value-type="float" office:value="0" calcext:value-type="float">
            <text:p>0</text:p>
          </table:table-cell>
          <table:table-cell table:style-name="ce69" table:formula="of:=IF([.R107] &amp; [.D107] = &quot;1팝업&quot;;[.G107]*6.45 + [.H107]*4 + [.I107]*4.55 + [.J107]*4 + [.K107]*4;0)" office:value-type="float" office:value="0" calcext:value-type="float">
            <text:p>0</text:p>
          </table:table-cell>
          <table:table-cell table:style-name="ce69" table:formula="of:=IF([.R107] &amp; [.D107] = &quot;1탭&quot;;[.G107]*6.45 + [.H107]*4 + [.I107]*4.55 + [.J107]*4 + [.K107]*4;0)" office:value-type="float" office:value="0" calcext:value-type="float">
            <text:p>0</text:p>
          </table:table-cell>
          <table:table-cell table:style-name="ce69" table:formula="of:=IF([.R107] &amp; [.D107] = &quot;1배치&quot;;[.G107]*6.45 + [.H107]*4 + [.I107]*4.55 + [.J107]*4 + [.K107]*4;0)" office:value-type="float" office:value="0" calcext:value-type="float">
            <text:p>0</text:p>
          </table:table-cell>
          <table:table-cell table:style-name="ce69" table:formula="of:=IF([.R107] &amp; [.D107] = &quot;2메뉴&quot;;[.G107]*6.45 + [.H107]*4 + [.I107]*4.55 + [.J107]*4 + [.K107]*4;0)" office:value-type="float" office:value="0" calcext:value-type="float">
            <text:p>0</text:p>
          </table:table-cell>
          <table:table-cell table:style-name="ce69" table:formula="of:=IF([.R107] &amp; [.D107] = &quot;2출력물&quot;;[.G107]*5.4 + [.H107]*4 + [.I107]*4.55 + [.J107]*4 + [.K107]*4;0)" office:value-type="float" office:value="0" calcext:value-type="float">
            <text:p>0</text:p>
          </table:table-cell>
          <table:table-cell table:style-name="ce69" table:formula="of:=IF([.R107] &amp; [.D107] = &quot;2팝업&quot;;[.G107]*6.45 + [.H107]*4 + [.I107]*4.55 + [.J107]*4 + [.K107]*4;0)" office:value-type="float" office:value="0" calcext:value-type="float">
            <text:p>0</text:p>
          </table:table-cell>
          <table:table-cell table:style-name="ce69" table:formula="of:=IF([.R107] &amp; [.D107] = &quot;2탭&quot;;[.G107]*6.45 + [.H107]*4 + [.I107]*4.55 + [.J107]*4 + [.K107]*4;0)" office:value-type="float" office:value="0" calcext:value-type="float">
            <text:p>0</text:p>
          </table:table-cell>
          <table:table-cell table:style-name="ce70" table:formula="of:=IF([.R107] &amp; [.D107] = &quot;2배치&quot;;[.G107]*6.45 + [.H107]*4 + [.I107]*4.55 + [.J107]*4 + [.K107]*4;0)" office:value-type="float" office:value="0" calcext:value-type="float">
            <text:p>0</text:p>
          </table:table-cell>
          <table:table-cell table:style-name="ce70" table:formula="of:=SUM([.AI107:.AR10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08]&lt;&gt;&quot;메뉴&quot;;0;IF(ISBLANK([.P108]); 0; IF((&quot;2015-08-28&quot;-[.P108])&gt;=0;1;0)))" office:value-type="float" office:value="0" calcext:value-type="float">
            <text:p>0</text:p>
          </table:table-cell>
          <table:table-cell table:style-name="ce66" table:formula="of:=IF([.D108]&lt;&gt;&quot;메뉴&quot;;0;IF(ISBLANK([.N108]); 0; IF((&quot;2015-09-04&quot;-[.N108])&gt;=0;1;0)))" office:value-type="float" office:value="0" calcext:value-type="float">
            <text:p>0</text:p>
          </table:table-cell>
          <table:table-cell table:style-name="ce66" table:formula="of:=IF(ISBLANK([.P108]); 0; IF((&quot;2015-08-28&quot;-[.P108])&gt;=0;[.AS108];0))" office:value-type="float" office:value="0" calcext:value-type="float">
            <text:p>0</text:p>
          </table:table-cell>
          <table:table-cell table:style-name="ce66" table:formula="of:=IF(ISBLANK([.N108]); 0; IF((&quot;2015-09-04&quot;-[.N108])&gt;=0;[.AS108];0))" office:value-type="float" office:value="0" calcext:value-type="float">
            <text:p>0</text:p>
          </table:table-cell>
          <table:table-cell table:style-name="ce66" table:formula="of:=IF([.D10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8])" office:value-type="float" office:value="0" calcext:value-type="float">
            <text:p>0</text:p>
          </table:table-cell>
          <table:table-cell table:style-name="ce69" table:formula="of:=IF([.R108] &amp; [.D108] = &quot;1메뉴&quot;;1;0)" office:value-type="float" office:value="0" calcext:value-type="float">
            <text:p>0</text:p>
          </table:table-cell>
          <table:table-cell table:style-name="ce69" table:formula="of:=IF([.R108] &amp; [.D108] = &quot;1출력물&quot;;1;0)" office:value-type="float" office:value="0" calcext:value-type="float">
            <text:p>0</text:p>
          </table:table-cell>
          <table:table-cell table:style-name="ce69" table:formula="of:=IF([.R108] &amp; [.D108] = &quot;1팝업&quot;;1;0)" office:value-type="float" office:value="0" calcext:value-type="float">
            <text:p>0</text:p>
          </table:table-cell>
          <table:table-cell table:style-name="ce69" table:formula="of:=IF([.R108] &amp; [.D108] = &quot;1탭&quot;;1;0)" office:value-type="float" office:value="0" calcext:value-type="float">
            <text:p>0</text:p>
          </table:table-cell>
          <table:table-cell table:style-name="ce69" table:formula="of:=IF([.R108] &amp; [.D108] = &quot;1배치&quot;;1;0)" office:value-type="float" office:value="0" calcext:value-type="float">
            <text:p>0</text:p>
          </table:table-cell>
          <table:table-cell table:style-name="ce69" table:formula="of:=IF([.R108] &amp; [.D108] = &quot;2메뉴&quot;;1;0)" office:value-type="float" office:value="0" calcext:value-type="float">
            <text:p>0</text:p>
          </table:table-cell>
          <table:table-cell table:style-name="ce69" table:formula="of:=IF([.R108] &amp; [.D108] = &quot;2출력물&quot;;1;0)" office:value-type="float" office:value="0" calcext:value-type="float">
            <text:p>0</text:p>
          </table:table-cell>
          <table:table-cell table:style-name="ce69" table:formula="of:=IF([.R108] &amp; [.D108] = &quot;2팝업&quot;;1;0)" office:value-type="float" office:value="0" calcext:value-type="float">
            <text:p>0</text:p>
          </table:table-cell>
          <table:table-cell table:style-name="ce69" table:formula="of:=IF([.R108] &amp; [.D108] = &quot;2탭&quot;;1;0)" office:value-type="float" office:value="0" calcext:value-type="float">
            <text:p>0</text:p>
          </table:table-cell>
          <table:table-cell table:style-name="ce69" table:formula="of:=IF([.R108] &amp; [.D108] = &quot;2배치&quot;;1;0)" office:value-type="float" office:value="0" calcext:value-type="float">
            <text:p>0</text:p>
          </table:table-cell>
          <table:table-cell table:style-name="ce69" table:formula="of:=IF([.R108] &amp; [.D108] = &quot;1메뉴&quot;;[.G108]*6.45 + [.H108]*4 + [.I108]*4.55 + [.J108]*4 + [.K108]*4;0)" office:value-type="float" office:value="0" calcext:value-type="float">
            <text:p>0</text:p>
          </table:table-cell>
          <table:table-cell table:style-name="ce69" table:formula="of:=IF([.R108] &amp; [.D108] = &quot;1출력물&quot;;[.G108]*5.4 + [.H108]*4 + [.I108]*4.55 + [.J108]*4 + [.K108]*4;0)" office:value-type="float" office:value="0" calcext:value-type="float">
            <text:p>0</text:p>
          </table:table-cell>
          <table:table-cell table:style-name="ce69" table:formula="of:=IF([.R108] &amp; [.D108] = &quot;1팝업&quot;;[.G108]*6.45 + [.H108]*4 + [.I108]*4.55 + [.J108]*4 + [.K108]*4;0)" office:value-type="float" office:value="0" calcext:value-type="float">
            <text:p>0</text:p>
          </table:table-cell>
          <table:table-cell table:style-name="ce69" table:formula="of:=IF([.R108] &amp; [.D108] = &quot;1탭&quot;;[.G108]*6.45 + [.H108]*4 + [.I108]*4.55 + [.J108]*4 + [.K108]*4;0)" office:value-type="float" office:value="0" calcext:value-type="float">
            <text:p>0</text:p>
          </table:table-cell>
          <table:table-cell table:style-name="ce69" table:formula="of:=IF([.R108] &amp; [.D108] = &quot;1배치&quot;;[.G108]*6.45 + [.H108]*4 + [.I108]*4.55 + [.J108]*4 + [.K108]*4;0)" office:value-type="float" office:value="0" calcext:value-type="float">
            <text:p>0</text:p>
          </table:table-cell>
          <table:table-cell table:style-name="ce69" table:formula="of:=IF([.R108] &amp; [.D108] = &quot;2메뉴&quot;;[.G108]*6.45 + [.H108]*4 + [.I108]*4.55 + [.J108]*4 + [.K108]*4;0)" office:value-type="float" office:value="0" calcext:value-type="float">
            <text:p>0</text:p>
          </table:table-cell>
          <table:table-cell table:style-name="ce69" table:formula="of:=IF([.R108] &amp; [.D108] = &quot;2출력물&quot;;[.G108]*5.4 + [.H108]*4 + [.I108]*4.55 + [.J108]*4 + [.K108]*4;0)" office:value-type="float" office:value="0" calcext:value-type="float">
            <text:p>0</text:p>
          </table:table-cell>
          <table:table-cell table:style-name="ce69" table:formula="of:=IF([.R108] &amp; [.D108] = &quot;2팝업&quot;;[.G108]*6.45 + [.H108]*4 + [.I108]*4.55 + [.J108]*4 + [.K108]*4;0)" office:value-type="float" office:value="0" calcext:value-type="float">
            <text:p>0</text:p>
          </table:table-cell>
          <table:table-cell table:style-name="ce69" table:formula="of:=IF([.R108] &amp; [.D108] = &quot;2탭&quot;;[.G108]*6.45 + [.H108]*4 + [.I108]*4.55 + [.J108]*4 + [.K108]*4;0)" office:value-type="float" office:value="0" calcext:value-type="float">
            <text:p>0</text:p>
          </table:table-cell>
          <table:table-cell table:style-name="ce70" table:formula="of:=IF([.R108] &amp; [.D108] = &quot;2배치&quot;;[.G108]*6.45 + [.H108]*4 + [.I108]*4.55 + [.J108]*4 + [.K108]*4;0)" office:value-type="float" office:value="0" calcext:value-type="float">
            <text:p>0</text:p>
          </table:table-cell>
          <table:table-cell table:style-name="ce70" table:formula="of:=SUM([.AI108:.AR10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109]&lt;&gt;&quot;메뉴&quot;;0;IF(ISBLANK([.P109]); 0; IF((&quot;2015-08-28&quot;-[.P109])&gt;=0;1;0)))" office:value-type="float" office:value="0" calcext:value-type="float">
            <text:p>0</text:p>
          </table:table-cell>
          <table:table-cell table:style-name="ce66" table:formula="of:=IF([.D109]&lt;&gt;&quot;메뉴&quot;;0;IF(ISBLANK([.N109]); 0; IF((&quot;2015-09-04&quot;-[.N109])&gt;=0;1;0)))" office:value-type="float" office:value="0" calcext:value-type="float">
            <text:p>0</text:p>
          </table:table-cell>
          <table:table-cell table:style-name="ce66" table:formula="of:=IF(ISBLANK([.P109]); 0; IF((&quot;2015-08-28&quot;-[.P109])&gt;=0;[.AS109];0))" office:value-type="float" office:value="0" calcext:value-type="float">
            <text:p>0</text:p>
          </table:table-cell>
          <table:table-cell table:style-name="ce66" table:formula="of:=IF(ISBLANK([.N109]); 0; IF((&quot;2015-09-04&quot;-[.N109])&gt;=0;[.AS109];0))" office:value-type="float" office:value="0" calcext:value-type="float">
            <text:p>0</text:p>
          </table:table-cell>
          <table:table-cell table:style-name="ce66" table:formula="of:=IF([.D10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09])" office:value-type="float" office:value="0" calcext:value-type="float">
            <text:p>0</text:p>
          </table:table-cell>
          <table:table-cell table:style-name="ce69" table:formula="of:=IF([.R109] &amp; [.D109] = &quot;1메뉴&quot;;1;0)" office:value-type="float" office:value="0" calcext:value-type="float">
            <text:p>0</text:p>
          </table:table-cell>
          <table:table-cell table:style-name="ce69" table:formula="of:=IF([.R109] &amp; [.D109] = &quot;1출력물&quot;;1;0)" office:value-type="float" office:value="0" calcext:value-type="float">
            <text:p>0</text:p>
          </table:table-cell>
          <table:table-cell table:style-name="ce69" table:formula="of:=IF([.R109] &amp; [.D109] = &quot;1팝업&quot;;1;0)" office:value-type="float" office:value="0" calcext:value-type="float">
            <text:p>0</text:p>
          </table:table-cell>
          <table:table-cell table:style-name="ce69" table:formula="of:=IF([.R109] &amp; [.D109] = &quot;1탭&quot;;1;0)" office:value-type="float" office:value="0" calcext:value-type="float">
            <text:p>0</text:p>
          </table:table-cell>
          <table:table-cell table:style-name="ce69" table:formula="of:=IF([.R109] &amp; [.D109] = &quot;1배치&quot;;1;0)" office:value-type="float" office:value="0" calcext:value-type="float">
            <text:p>0</text:p>
          </table:table-cell>
          <table:table-cell table:style-name="ce69" table:formula="of:=IF([.R109] &amp; [.D109] = &quot;2메뉴&quot;;1;0)" office:value-type="float" office:value="0" calcext:value-type="float">
            <text:p>0</text:p>
          </table:table-cell>
          <table:table-cell table:style-name="ce69" table:formula="of:=IF([.R109] &amp; [.D109] = &quot;2출력물&quot;;1;0)" office:value-type="float" office:value="0" calcext:value-type="float">
            <text:p>0</text:p>
          </table:table-cell>
          <table:table-cell table:style-name="ce69" table:formula="of:=IF([.R109] &amp; [.D109] = &quot;2팝업&quot;;1;0)" office:value-type="float" office:value="0" calcext:value-type="float">
            <text:p>0</text:p>
          </table:table-cell>
          <table:table-cell table:style-name="ce69" table:formula="of:=IF([.R109] &amp; [.D109] = &quot;2탭&quot;;1;0)" office:value-type="float" office:value="0" calcext:value-type="float">
            <text:p>0</text:p>
          </table:table-cell>
          <table:table-cell table:style-name="ce69" table:formula="of:=IF([.R109] &amp; [.D109] = &quot;2배치&quot;;1;0)" office:value-type="float" office:value="0" calcext:value-type="float">
            <text:p>0</text:p>
          </table:table-cell>
          <table:table-cell table:style-name="ce69" table:formula="of:=IF([.R109] &amp; [.D109] = &quot;1메뉴&quot;;[.G109]*6.45 + [.H109]*4 + [.I109]*4.55 + [.J109]*4 + [.K109]*4;0)" office:value-type="float" office:value="0" calcext:value-type="float">
            <text:p>0</text:p>
          </table:table-cell>
          <table:table-cell table:style-name="ce69" table:formula="of:=IF([.R109] &amp; [.D109] = &quot;1출력물&quot;;[.G109]*5.4 + [.H109]*4 + [.I109]*4.55 + [.J109]*4 + [.K109]*4;0)" office:value-type="float" office:value="0" calcext:value-type="float">
            <text:p>0</text:p>
          </table:table-cell>
          <table:table-cell table:style-name="ce69" table:formula="of:=IF([.R109] &amp; [.D109] = &quot;1팝업&quot;;[.G109]*6.45 + [.H109]*4 + [.I109]*4.55 + [.J109]*4 + [.K109]*4;0)" office:value-type="float" office:value="0" calcext:value-type="float">
            <text:p>0</text:p>
          </table:table-cell>
          <table:table-cell table:style-name="ce69" table:formula="of:=IF([.R109] &amp; [.D109] = &quot;1탭&quot;;[.G109]*6.45 + [.H109]*4 + [.I109]*4.55 + [.J109]*4 + [.K109]*4;0)" office:value-type="float" office:value="0" calcext:value-type="float">
            <text:p>0</text:p>
          </table:table-cell>
          <table:table-cell table:style-name="ce69" table:formula="of:=IF([.R109] &amp; [.D109] = &quot;1배치&quot;;[.G109]*6.45 + [.H109]*4 + [.I109]*4.55 + [.J109]*4 + [.K109]*4;0)" office:value-type="float" office:value="0" calcext:value-type="float">
            <text:p>0</text:p>
          </table:table-cell>
          <table:table-cell table:style-name="ce69" table:formula="of:=IF([.R109] &amp; [.D109] = &quot;2메뉴&quot;;[.G109]*6.45 + [.H109]*4 + [.I109]*4.55 + [.J109]*4 + [.K109]*4;0)" office:value-type="float" office:value="0" calcext:value-type="float">
            <text:p>0</text:p>
          </table:table-cell>
          <table:table-cell table:style-name="ce69" table:formula="of:=IF([.R109] &amp; [.D109] = &quot;2출력물&quot;;[.G109]*5.4 + [.H109]*4 + [.I109]*4.55 + [.J109]*4 + [.K109]*4;0)" office:value-type="float" office:value="0" calcext:value-type="float">
            <text:p>0</text:p>
          </table:table-cell>
          <table:table-cell table:style-name="ce69" table:formula="of:=IF([.R109] &amp; [.D109] = &quot;2팝업&quot;;[.G109]*6.45 + [.H109]*4 + [.I109]*4.55 + [.J109]*4 + [.K109]*4;0)" office:value-type="float" office:value="0" calcext:value-type="float">
            <text:p>0</text:p>
          </table:table-cell>
          <table:table-cell table:style-name="ce69" table:formula="of:=IF([.R109] &amp; [.D109] = &quot;2탭&quot;;[.G109]*6.45 + [.H109]*4 + [.I109]*4.55 + [.J109]*4 + [.K109]*4;0)" office:value-type="float" office:value="0" calcext:value-type="float">
            <text:p>0</text:p>
          </table:table-cell>
          <table:table-cell table:style-name="ce70" table:formula="of:=IF([.R109] &amp; [.D109] = &quot;2배치&quot;;[.G109]*6.45 + [.H109]*4 + [.I109]*4.55 + [.J109]*4 + [.K109]*4;0)" office:value-type="float" office:value="0" calcext:value-type="float">
            <text:p>0</text:p>
          </table:table-cell>
          <table:table-cell table:style-name="ce70" table:formula="of:=SUM([.AI109:.AR10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0]&lt;&gt;&quot;메뉴&quot;;0;IF(ISBLANK([.P110]); 0; IF((&quot;2015-08-28&quot;-[.P110])&gt;=0;1;0)))" office:value-type="float" office:value="0" calcext:value-type="float">
            <text:p>0</text:p>
          </table:table-cell>
          <table:table-cell table:style-name="ce66" table:formula="of:=IF([.D110]&lt;&gt;&quot;메뉴&quot;;0;IF(ISBLANK([.N110]); 0; IF((&quot;2015-09-04&quot;-[.N110])&gt;=0;1;0)))" office:value-type="float" office:value="0" calcext:value-type="float">
            <text:p>0</text:p>
          </table:table-cell>
          <table:table-cell table:style-name="ce66" table:formula="of:=IF(ISBLANK([.P110]); 0; IF((&quot;2015-08-28&quot;-[.P110])&gt;=0;[.AS110];0))" office:value-type="float" office:value="0" calcext:value-type="float">
            <text:p>0</text:p>
          </table:table-cell>
          <table:table-cell table:style-name="ce66" table:formula="of:=IF(ISBLANK([.N110]); 0; IF((&quot;2015-09-04&quot;-[.N110])&gt;=0;[.AS110];0))" office:value-type="float" office:value="0" calcext:value-type="float">
            <text:p>0</text:p>
          </table:table-cell>
          <table:table-cell table:style-name="ce66" table:formula="of:=IF([.D11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0])" office:value-type="float" office:value="0" calcext:value-type="float">
            <text:p>0</text:p>
          </table:table-cell>
          <table:table-cell table:style-name="ce69" table:formula="of:=IF([.R110] &amp; [.D110] = &quot;1메뉴&quot;;1;0)" office:value-type="float" office:value="0" calcext:value-type="float">
            <text:p>0</text:p>
          </table:table-cell>
          <table:table-cell table:style-name="ce69" table:formula="of:=IF([.R110] &amp; [.D110] = &quot;1출력물&quot;;1;0)" office:value-type="float" office:value="0" calcext:value-type="float">
            <text:p>0</text:p>
          </table:table-cell>
          <table:table-cell table:style-name="ce69" table:formula="of:=IF([.R110] &amp; [.D110] = &quot;1팝업&quot;;1;0)" office:value-type="float" office:value="0" calcext:value-type="float">
            <text:p>0</text:p>
          </table:table-cell>
          <table:table-cell table:style-name="ce69" table:formula="of:=IF([.R110] &amp; [.D110] = &quot;1탭&quot;;1;0)" office:value-type="float" office:value="0" calcext:value-type="float">
            <text:p>0</text:p>
          </table:table-cell>
          <table:table-cell table:style-name="ce69" table:formula="of:=IF([.R110] &amp; [.D110] = &quot;1배치&quot;;1;0)" office:value-type="float" office:value="0" calcext:value-type="float">
            <text:p>0</text:p>
          </table:table-cell>
          <table:table-cell table:style-name="ce69" table:formula="of:=IF([.R110] &amp; [.D110] = &quot;2메뉴&quot;;1;0)" office:value-type="float" office:value="0" calcext:value-type="float">
            <text:p>0</text:p>
          </table:table-cell>
          <table:table-cell table:style-name="ce69" table:formula="of:=IF([.R110] &amp; [.D110] = &quot;2출력물&quot;;1;0)" office:value-type="float" office:value="0" calcext:value-type="float">
            <text:p>0</text:p>
          </table:table-cell>
          <table:table-cell table:style-name="ce69" table:formula="of:=IF([.R110] &amp; [.D110] = &quot;2팝업&quot;;1;0)" office:value-type="float" office:value="0" calcext:value-type="float">
            <text:p>0</text:p>
          </table:table-cell>
          <table:table-cell table:style-name="ce69" table:formula="of:=IF([.R110] &amp; [.D110] = &quot;2탭&quot;;1;0)" office:value-type="float" office:value="0" calcext:value-type="float">
            <text:p>0</text:p>
          </table:table-cell>
          <table:table-cell table:style-name="ce69" table:formula="of:=IF([.R110] &amp; [.D110] = &quot;2배치&quot;;1;0)" office:value-type="float" office:value="0" calcext:value-type="float">
            <text:p>0</text:p>
          </table:table-cell>
          <table:table-cell table:style-name="ce69" table:formula="of:=IF([.R110] &amp; [.D110] = &quot;1메뉴&quot;;[.G110]*6.45 + [.H110]*4 + [.I110]*4.55 + [.J110]*4 + [.K110]*4;0)" office:value-type="float" office:value="0" calcext:value-type="float">
            <text:p>0</text:p>
          </table:table-cell>
          <table:table-cell table:style-name="ce69" table:formula="of:=IF([.R110] &amp; [.D110] = &quot;1출력물&quot;;[.G110]*5.4 + [.H110]*4 + [.I110]*4.55 + [.J110]*4 + [.K110]*4;0)" office:value-type="float" office:value="0" calcext:value-type="float">
            <text:p>0</text:p>
          </table:table-cell>
          <table:table-cell table:style-name="ce69" table:formula="of:=IF([.R110] &amp; [.D110] = &quot;1팝업&quot;;[.G110]*6.45 + [.H110]*4 + [.I110]*4.55 + [.J110]*4 + [.K110]*4;0)" office:value-type="float" office:value="0" calcext:value-type="float">
            <text:p>0</text:p>
          </table:table-cell>
          <table:table-cell table:style-name="ce69" table:formula="of:=IF([.R110] &amp; [.D110] = &quot;1탭&quot;;[.G110]*6.45 + [.H110]*4 + [.I110]*4.55 + [.J110]*4 + [.K110]*4;0)" office:value-type="float" office:value="0" calcext:value-type="float">
            <text:p>0</text:p>
          </table:table-cell>
          <table:table-cell table:style-name="ce69" table:formula="of:=IF([.R110] &amp; [.D110] = &quot;1배치&quot;;[.G110]*6.45 + [.H110]*4 + [.I110]*4.55 + [.J110]*4 + [.K110]*4;0)" office:value-type="float" office:value="0" calcext:value-type="float">
            <text:p>0</text:p>
          </table:table-cell>
          <table:table-cell table:style-name="ce69" table:formula="of:=IF([.R110] &amp; [.D110] = &quot;2메뉴&quot;;[.G110]*6.45 + [.H110]*4 + [.I110]*4.55 + [.J110]*4 + [.K110]*4;0)" office:value-type="float" office:value="0" calcext:value-type="float">
            <text:p>0</text:p>
          </table:table-cell>
          <table:table-cell table:style-name="ce69" table:formula="of:=IF([.R110] &amp; [.D110] = &quot;2출력물&quot;;[.G110]*5.4 + [.H110]*4 + [.I110]*4.55 + [.J110]*4 + [.K110]*4;0)" office:value-type="float" office:value="0" calcext:value-type="float">
            <text:p>0</text:p>
          </table:table-cell>
          <table:table-cell table:style-name="ce69" table:formula="of:=IF([.R110] &amp; [.D110] = &quot;2팝업&quot;;[.G110]*6.45 + [.H110]*4 + [.I110]*4.55 + [.J110]*4 + [.K110]*4;0)" office:value-type="float" office:value="0" calcext:value-type="float">
            <text:p>0</text:p>
          </table:table-cell>
          <table:table-cell table:style-name="ce69" table:formula="of:=IF([.R110] &amp; [.D110] = &quot;2탭&quot;;[.G110]*6.45 + [.H110]*4 + [.I110]*4.55 + [.J110]*4 + [.K110]*4;0)" office:value-type="float" office:value="0" calcext:value-type="float">
            <text:p>0</text:p>
          </table:table-cell>
          <table:table-cell table:style-name="ce70" table:formula="of:=IF([.R110] &amp; [.D110] = &quot;2배치&quot;;[.G110]*6.45 + [.H110]*4 + [.I110]*4.55 + [.J110]*4 + [.K110]*4;0)" office:value-type="float" office:value="0" calcext:value-type="float">
            <text:p>0</text:p>
          </table:table-cell>
          <table:table-cell table:style-name="ce70" table:formula="of:=SUM([.AI110:.AR11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1]&lt;&gt;&quot;메뉴&quot;;0;IF(ISBLANK([.P111]); 0; IF((&quot;2015-08-28&quot;-[.P111])&gt;=0;1;0)))" office:value-type="float" office:value="0" calcext:value-type="float">
            <text:p>0</text:p>
          </table:table-cell>
          <table:table-cell table:style-name="ce66" table:formula="of:=IF([.D111]&lt;&gt;&quot;메뉴&quot;;0;IF(ISBLANK([.N111]); 0; IF((&quot;2015-09-04&quot;-[.N111])&gt;=0;1;0)))" office:value-type="float" office:value="0" calcext:value-type="float">
            <text:p>0</text:p>
          </table:table-cell>
          <table:table-cell table:style-name="ce66" table:formula="of:=IF(ISBLANK([.P111]); 0; IF((&quot;2015-08-28&quot;-[.P111])&gt;=0;[.AS111];0))" office:value-type="float" office:value="0" calcext:value-type="float">
            <text:p>0</text:p>
          </table:table-cell>
          <table:table-cell table:style-name="ce66" table:formula="of:=IF(ISBLANK([.N111]); 0; IF((&quot;2015-09-04&quot;-[.N111])&gt;=0;[.AS111];0))" office:value-type="float" office:value="0" calcext:value-type="float">
            <text:p>0</text:p>
          </table:table-cell>
          <table:table-cell table:style-name="ce66" table:formula="of:=IF([.D11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1])" office:value-type="float" office:value="0" calcext:value-type="float">
            <text:p>0</text:p>
          </table:table-cell>
          <table:table-cell table:style-name="ce69" table:formula="of:=IF([.R111] &amp; [.D111] = &quot;1메뉴&quot;;1;0)" office:value-type="float" office:value="0" calcext:value-type="float">
            <text:p>0</text:p>
          </table:table-cell>
          <table:table-cell table:style-name="ce69" table:formula="of:=IF([.R111] &amp; [.D111] = &quot;1출력물&quot;;1;0)" office:value-type="float" office:value="0" calcext:value-type="float">
            <text:p>0</text:p>
          </table:table-cell>
          <table:table-cell table:style-name="ce69" table:formula="of:=IF([.R111] &amp; [.D111] = &quot;1팝업&quot;;1;0)" office:value-type="float" office:value="0" calcext:value-type="float">
            <text:p>0</text:p>
          </table:table-cell>
          <table:table-cell table:style-name="ce69" table:formula="of:=IF([.R111] &amp; [.D111] = &quot;1탭&quot;;1;0)" office:value-type="float" office:value="0" calcext:value-type="float">
            <text:p>0</text:p>
          </table:table-cell>
          <table:table-cell table:style-name="ce69" table:formula="of:=IF([.R111] &amp; [.D111] = &quot;1배치&quot;;1;0)" office:value-type="float" office:value="0" calcext:value-type="float">
            <text:p>0</text:p>
          </table:table-cell>
          <table:table-cell table:style-name="ce69" table:formula="of:=IF([.R111] &amp; [.D111] = &quot;2메뉴&quot;;1;0)" office:value-type="float" office:value="0" calcext:value-type="float">
            <text:p>0</text:p>
          </table:table-cell>
          <table:table-cell table:style-name="ce69" table:formula="of:=IF([.R111] &amp; [.D111] = &quot;2출력물&quot;;1;0)" office:value-type="float" office:value="0" calcext:value-type="float">
            <text:p>0</text:p>
          </table:table-cell>
          <table:table-cell table:style-name="ce69" table:formula="of:=IF([.R111] &amp; [.D111] = &quot;2팝업&quot;;1;0)" office:value-type="float" office:value="0" calcext:value-type="float">
            <text:p>0</text:p>
          </table:table-cell>
          <table:table-cell table:style-name="ce69" table:formula="of:=IF([.R111] &amp; [.D111] = &quot;2탭&quot;;1;0)" office:value-type="float" office:value="0" calcext:value-type="float">
            <text:p>0</text:p>
          </table:table-cell>
          <table:table-cell table:style-name="ce69" table:formula="of:=IF([.R111] &amp; [.D111] = &quot;2배치&quot;;1;0)" office:value-type="float" office:value="0" calcext:value-type="float">
            <text:p>0</text:p>
          </table:table-cell>
          <table:table-cell table:style-name="ce69" table:formula="of:=IF([.R111] &amp; [.D111] = &quot;1메뉴&quot;;[.G111]*6.45 + [.H111]*4 + [.I111]*4.55 + [.J111]*4 + [.K111]*4;0)" office:value-type="float" office:value="0" calcext:value-type="float">
            <text:p>0</text:p>
          </table:table-cell>
          <table:table-cell table:style-name="ce69" table:formula="of:=IF([.R111] &amp; [.D111] = &quot;1출력물&quot;;[.G111]*5.4 + [.H111]*4 + [.I111]*4.55 + [.J111]*4 + [.K111]*4;0)" office:value-type="float" office:value="0" calcext:value-type="float">
            <text:p>0</text:p>
          </table:table-cell>
          <table:table-cell table:style-name="ce69" table:formula="of:=IF([.R111] &amp; [.D111] = &quot;1팝업&quot;;[.G111]*6.45 + [.H111]*4 + [.I111]*4.55 + [.J111]*4 + [.K111]*4;0)" office:value-type="float" office:value="0" calcext:value-type="float">
            <text:p>0</text:p>
          </table:table-cell>
          <table:table-cell table:style-name="ce69" table:formula="of:=IF([.R111] &amp; [.D111] = &quot;1탭&quot;;[.G111]*6.45 + [.H111]*4 + [.I111]*4.55 + [.J111]*4 + [.K111]*4;0)" office:value-type="float" office:value="0" calcext:value-type="float">
            <text:p>0</text:p>
          </table:table-cell>
          <table:table-cell table:style-name="ce69" table:formula="of:=IF([.R111] &amp; [.D111] = &quot;1배치&quot;;[.G111]*6.45 + [.H111]*4 + [.I111]*4.55 + [.J111]*4 + [.K111]*4;0)" office:value-type="float" office:value="0" calcext:value-type="float">
            <text:p>0</text:p>
          </table:table-cell>
          <table:table-cell table:style-name="ce69" table:formula="of:=IF([.R111] &amp; [.D111] = &quot;2메뉴&quot;;[.G111]*6.45 + [.H111]*4 + [.I111]*4.55 + [.J111]*4 + [.K111]*4;0)" office:value-type="float" office:value="0" calcext:value-type="float">
            <text:p>0</text:p>
          </table:table-cell>
          <table:table-cell table:style-name="ce69" table:formula="of:=IF([.R111] &amp; [.D111] = &quot;2출력물&quot;;[.G111]*5.4 + [.H111]*4 + [.I111]*4.55 + [.J111]*4 + [.K111]*4;0)" office:value-type="float" office:value="0" calcext:value-type="float">
            <text:p>0</text:p>
          </table:table-cell>
          <table:table-cell table:style-name="ce69" table:formula="of:=IF([.R111] &amp; [.D111] = &quot;2팝업&quot;;[.G111]*6.45 + [.H111]*4 + [.I111]*4.55 + [.J111]*4 + [.K111]*4;0)" office:value-type="float" office:value="0" calcext:value-type="float">
            <text:p>0</text:p>
          </table:table-cell>
          <table:table-cell table:style-name="ce69" table:formula="of:=IF([.R111] &amp; [.D111] = &quot;2탭&quot;;[.G111]*6.45 + [.H111]*4 + [.I111]*4.55 + [.J111]*4 + [.K111]*4;0)" office:value-type="float" office:value="0" calcext:value-type="float">
            <text:p>0</text:p>
          </table:table-cell>
          <table:table-cell table:style-name="ce70" table:formula="of:=IF([.R111] &amp; [.D111] = &quot;2배치&quot;;[.G111]*6.45 + [.H111]*4 + [.I111]*4.55 + [.J111]*4 + [.K111]*4;0)" office:value-type="float" office:value="0" calcext:value-type="float">
            <text:p>0</text:p>
          </table:table-cell>
          <table:table-cell table:style-name="ce70" table:formula="of:=SUM([.AI111:.AR11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2]&lt;&gt;&quot;메뉴&quot;;0;IF(ISBLANK([.P112]); 0; IF((&quot;2015-08-28&quot;-[.P112])&gt;=0;1;0)))" office:value-type="float" office:value="0" calcext:value-type="float">
            <text:p>0</text:p>
          </table:table-cell>
          <table:table-cell table:style-name="ce66" table:formula="of:=IF([.D112]&lt;&gt;&quot;메뉴&quot;;0;IF(ISBLANK([.N112]); 0; IF((&quot;2015-09-04&quot;-[.N112])&gt;=0;1;0)))" office:value-type="float" office:value="0" calcext:value-type="float">
            <text:p>0</text:p>
          </table:table-cell>
          <table:table-cell table:style-name="ce66" table:formula="of:=IF(ISBLANK([.P112]); 0; IF((&quot;2015-08-28&quot;-[.P112])&gt;=0;[.AS112];0))" office:value-type="float" office:value="0" calcext:value-type="float">
            <text:p>0</text:p>
          </table:table-cell>
          <table:table-cell table:style-name="ce66" table:formula="of:=IF(ISBLANK([.N112]); 0; IF((&quot;2015-09-04&quot;-[.N112])&gt;=0;[.AS112];0))" office:value-type="float" office:value="0" calcext:value-type="float">
            <text:p>0</text:p>
          </table:table-cell>
          <table:table-cell table:style-name="ce66" table:formula="of:=IF([.D11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2])" office:value-type="float" office:value="0" calcext:value-type="float">
            <text:p>0</text:p>
          </table:table-cell>
          <table:table-cell table:style-name="ce69" table:formula="of:=IF([.R112] &amp; [.D112] = &quot;1메뉴&quot;;1;0)" office:value-type="float" office:value="0" calcext:value-type="float">
            <text:p>0</text:p>
          </table:table-cell>
          <table:table-cell table:style-name="ce69" table:formula="of:=IF([.R112] &amp; [.D112] = &quot;1출력물&quot;;1;0)" office:value-type="float" office:value="0" calcext:value-type="float">
            <text:p>0</text:p>
          </table:table-cell>
          <table:table-cell table:style-name="ce69" table:formula="of:=IF([.R112] &amp; [.D112] = &quot;1팝업&quot;;1;0)" office:value-type="float" office:value="0" calcext:value-type="float">
            <text:p>0</text:p>
          </table:table-cell>
          <table:table-cell table:style-name="ce69" table:formula="of:=IF([.R112] &amp; [.D112] = &quot;1탭&quot;;1;0)" office:value-type="float" office:value="0" calcext:value-type="float">
            <text:p>0</text:p>
          </table:table-cell>
          <table:table-cell table:style-name="ce69" table:formula="of:=IF([.R112] &amp; [.D112] = &quot;1배치&quot;;1;0)" office:value-type="float" office:value="0" calcext:value-type="float">
            <text:p>0</text:p>
          </table:table-cell>
          <table:table-cell table:style-name="ce69" table:formula="of:=IF([.R112] &amp; [.D112] = &quot;2메뉴&quot;;1;0)" office:value-type="float" office:value="0" calcext:value-type="float">
            <text:p>0</text:p>
          </table:table-cell>
          <table:table-cell table:style-name="ce69" table:formula="of:=IF([.R112] &amp; [.D112] = &quot;2출력물&quot;;1;0)" office:value-type="float" office:value="0" calcext:value-type="float">
            <text:p>0</text:p>
          </table:table-cell>
          <table:table-cell table:style-name="ce69" table:formula="of:=IF([.R112] &amp; [.D112] = &quot;2팝업&quot;;1;0)" office:value-type="float" office:value="0" calcext:value-type="float">
            <text:p>0</text:p>
          </table:table-cell>
          <table:table-cell table:style-name="ce69" table:formula="of:=IF([.R112] &amp; [.D112] = &quot;2탭&quot;;1;0)" office:value-type="float" office:value="0" calcext:value-type="float">
            <text:p>0</text:p>
          </table:table-cell>
          <table:table-cell table:style-name="ce69" table:formula="of:=IF([.R112] &amp; [.D112] = &quot;2배치&quot;;1;0)" office:value-type="float" office:value="0" calcext:value-type="float">
            <text:p>0</text:p>
          </table:table-cell>
          <table:table-cell table:style-name="ce69" table:formula="of:=IF([.R112] &amp; [.D112] = &quot;1메뉴&quot;;[.G112]*6.45 + [.H112]*4 + [.I112]*4.55 + [.J112]*4 + [.K112]*4;0)" office:value-type="float" office:value="0" calcext:value-type="float">
            <text:p>0</text:p>
          </table:table-cell>
          <table:table-cell table:style-name="ce69" table:formula="of:=IF([.R112] &amp; [.D112] = &quot;1출력물&quot;;[.G112]*5.4 + [.H112]*4 + [.I112]*4.55 + [.J112]*4 + [.K112]*4;0)" office:value-type="float" office:value="0" calcext:value-type="float">
            <text:p>0</text:p>
          </table:table-cell>
          <table:table-cell table:style-name="ce69" table:formula="of:=IF([.R112] &amp; [.D112] = &quot;1팝업&quot;;[.G112]*6.45 + [.H112]*4 + [.I112]*4.55 + [.J112]*4 + [.K112]*4;0)" office:value-type="float" office:value="0" calcext:value-type="float">
            <text:p>0</text:p>
          </table:table-cell>
          <table:table-cell table:style-name="ce69" table:formula="of:=IF([.R112] &amp; [.D112] = &quot;1탭&quot;;[.G112]*6.45 + [.H112]*4 + [.I112]*4.55 + [.J112]*4 + [.K112]*4;0)" office:value-type="float" office:value="0" calcext:value-type="float">
            <text:p>0</text:p>
          </table:table-cell>
          <table:table-cell table:style-name="ce69" table:formula="of:=IF([.R112] &amp; [.D112] = &quot;1배치&quot;;[.G112]*6.45 + [.H112]*4 + [.I112]*4.55 + [.J112]*4 + [.K112]*4;0)" office:value-type="float" office:value="0" calcext:value-type="float">
            <text:p>0</text:p>
          </table:table-cell>
          <table:table-cell table:style-name="ce69" table:formula="of:=IF([.R112] &amp; [.D112] = &quot;2메뉴&quot;;[.G112]*6.45 + [.H112]*4 + [.I112]*4.55 + [.J112]*4 + [.K112]*4;0)" office:value-type="float" office:value="0" calcext:value-type="float">
            <text:p>0</text:p>
          </table:table-cell>
          <table:table-cell table:style-name="ce69" table:formula="of:=IF([.R112] &amp; [.D112] = &quot;2출력물&quot;;[.G112]*5.4 + [.H112]*4 + [.I112]*4.55 + [.J112]*4 + [.K112]*4;0)" office:value-type="float" office:value="0" calcext:value-type="float">
            <text:p>0</text:p>
          </table:table-cell>
          <table:table-cell table:style-name="ce69" table:formula="of:=IF([.R112] &amp; [.D112] = &quot;2팝업&quot;;[.G112]*6.45 + [.H112]*4 + [.I112]*4.55 + [.J112]*4 + [.K112]*4;0)" office:value-type="float" office:value="0" calcext:value-type="float">
            <text:p>0</text:p>
          </table:table-cell>
          <table:table-cell table:style-name="ce69" table:formula="of:=IF([.R112] &amp; [.D112] = &quot;2탭&quot;;[.G112]*6.45 + [.H112]*4 + [.I112]*4.55 + [.J112]*4 + [.K112]*4;0)" office:value-type="float" office:value="0" calcext:value-type="float">
            <text:p>0</text:p>
          </table:table-cell>
          <table:table-cell table:style-name="ce70" table:formula="of:=IF([.R112] &amp; [.D112] = &quot;2배치&quot;;[.G112]*6.45 + [.H112]*4 + [.I112]*4.55 + [.J112]*4 + [.K112]*4;0)" office:value-type="float" office:value="0" calcext:value-type="float">
            <text:p>0</text:p>
          </table:table-cell>
          <table:table-cell table:style-name="ce70" table:formula="of:=SUM([.AI112:.AR11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3]&lt;&gt;&quot;메뉴&quot;;0;IF(ISBLANK([.P113]); 0; IF((&quot;2015-08-28&quot;-[.P113])&gt;=0;1;0)))" office:value-type="float" office:value="0" calcext:value-type="float">
            <text:p>0</text:p>
          </table:table-cell>
          <table:table-cell table:style-name="ce66" table:formula="of:=IF([.D113]&lt;&gt;&quot;메뉴&quot;;0;IF(ISBLANK([.N113]); 0; IF((&quot;2015-09-04&quot;-[.N113])&gt;=0;1;0)))" office:value-type="float" office:value="0" calcext:value-type="float">
            <text:p>0</text:p>
          </table:table-cell>
          <table:table-cell table:style-name="ce66" table:formula="of:=IF(ISBLANK([.P113]); 0; IF((&quot;2015-08-28&quot;-[.P113])&gt;=0;[.AS113];0))" office:value-type="float" office:value="0" calcext:value-type="float">
            <text:p>0</text:p>
          </table:table-cell>
          <table:table-cell table:style-name="ce66" table:formula="of:=IF(ISBLANK([.N113]); 0; IF((&quot;2015-09-04&quot;-[.N113])&gt;=0;[.AS113];0))" office:value-type="float" office:value="0" calcext:value-type="float">
            <text:p>0</text:p>
          </table:table-cell>
          <table:table-cell table:style-name="ce66" table:formula="of:=IF([.D11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3])" office:value-type="float" office:value="0" calcext:value-type="float">
            <text:p>0</text:p>
          </table:table-cell>
          <table:table-cell table:style-name="ce69" table:formula="of:=IF([.R113] &amp; [.D113] = &quot;1메뉴&quot;;1;0)" office:value-type="float" office:value="0" calcext:value-type="float">
            <text:p>0</text:p>
          </table:table-cell>
          <table:table-cell table:style-name="ce69" table:formula="of:=IF([.R113] &amp; [.D113] = &quot;1출력물&quot;;1;0)" office:value-type="float" office:value="0" calcext:value-type="float">
            <text:p>0</text:p>
          </table:table-cell>
          <table:table-cell table:style-name="ce69" table:formula="of:=IF([.R113] &amp; [.D113] = &quot;1팝업&quot;;1;0)" office:value-type="float" office:value="0" calcext:value-type="float">
            <text:p>0</text:p>
          </table:table-cell>
          <table:table-cell table:style-name="ce69" table:formula="of:=IF([.R113] &amp; [.D113] = &quot;1탭&quot;;1;0)" office:value-type="float" office:value="0" calcext:value-type="float">
            <text:p>0</text:p>
          </table:table-cell>
          <table:table-cell table:style-name="ce69" table:formula="of:=IF([.R113] &amp; [.D113] = &quot;1배치&quot;;1;0)" office:value-type="float" office:value="0" calcext:value-type="float">
            <text:p>0</text:p>
          </table:table-cell>
          <table:table-cell table:style-name="ce69" table:formula="of:=IF([.R113] &amp; [.D113] = &quot;2메뉴&quot;;1;0)" office:value-type="float" office:value="0" calcext:value-type="float">
            <text:p>0</text:p>
          </table:table-cell>
          <table:table-cell table:style-name="ce69" table:formula="of:=IF([.R113] &amp; [.D113] = &quot;2출력물&quot;;1;0)" office:value-type="float" office:value="0" calcext:value-type="float">
            <text:p>0</text:p>
          </table:table-cell>
          <table:table-cell table:style-name="ce69" table:formula="of:=IF([.R113] &amp; [.D113] = &quot;2팝업&quot;;1;0)" office:value-type="float" office:value="0" calcext:value-type="float">
            <text:p>0</text:p>
          </table:table-cell>
          <table:table-cell table:style-name="ce69" table:formula="of:=IF([.R113] &amp; [.D113] = &quot;2탭&quot;;1;0)" office:value-type="float" office:value="0" calcext:value-type="float">
            <text:p>0</text:p>
          </table:table-cell>
          <table:table-cell table:style-name="ce69" table:formula="of:=IF([.R113] &amp; [.D113] = &quot;2배치&quot;;1;0)" office:value-type="float" office:value="0" calcext:value-type="float">
            <text:p>0</text:p>
          </table:table-cell>
          <table:table-cell table:style-name="ce69" table:formula="of:=IF([.R113] &amp; [.D113] = &quot;1메뉴&quot;;[.G113]*6.45 + [.H113]*4 + [.I113]*4.55 + [.J113]*4 + [.K113]*4;0)" office:value-type="float" office:value="0" calcext:value-type="float">
            <text:p>0</text:p>
          </table:table-cell>
          <table:table-cell table:style-name="ce69" table:formula="of:=IF([.R113] &amp; [.D113] = &quot;1출력물&quot;;[.G113]*5.4 + [.H113]*4 + [.I113]*4.55 + [.J113]*4 + [.K113]*4;0)" office:value-type="float" office:value="0" calcext:value-type="float">
            <text:p>0</text:p>
          </table:table-cell>
          <table:table-cell table:style-name="ce69" table:formula="of:=IF([.R113] &amp; [.D113] = &quot;1팝업&quot;;[.G113]*6.45 + [.H113]*4 + [.I113]*4.55 + [.J113]*4 + [.K113]*4;0)" office:value-type="float" office:value="0" calcext:value-type="float">
            <text:p>0</text:p>
          </table:table-cell>
          <table:table-cell table:style-name="ce69" table:formula="of:=IF([.R113] &amp; [.D113] = &quot;1탭&quot;;[.G113]*6.45 + [.H113]*4 + [.I113]*4.55 + [.J113]*4 + [.K113]*4;0)" office:value-type="float" office:value="0" calcext:value-type="float">
            <text:p>0</text:p>
          </table:table-cell>
          <table:table-cell table:style-name="ce69" table:formula="of:=IF([.R113] &amp; [.D113] = &quot;1배치&quot;;[.G113]*6.45 + [.H113]*4 + [.I113]*4.55 + [.J113]*4 + [.K113]*4;0)" office:value-type="float" office:value="0" calcext:value-type="float">
            <text:p>0</text:p>
          </table:table-cell>
          <table:table-cell table:style-name="ce69" table:formula="of:=IF([.R113] &amp; [.D113] = &quot;2메뉴&quot;;[.G113]*6.45 + [.H113]*4 + [.I113]*4.55 + [.J113]*4 + [.K113]*4;0)" office:value-type="float" office:value="0" calcext:value-type="float">
            <text:p>0</text:p>
          </table:table-cell>
          <table:table-cell table:style-name="ce69" table:formula="of:=IF([.R113] &amp; [.D113] = &quot;2출력물&quot;;[.G113]*5.4 + [.H113]*4 + [.I113]*4.55 + [.J113]*4 + [.K113]*4;0)" office:value-type="float" office:value="0" calcext:value-type="float">
            <text:p>0</text:p>
          </table:table-cell>
          <table:table-cell table:style-name="ce69" table:formula="of:=IF([.R113] &amp; [.D113] = &quot;2팝업&quot;;[.G113]*6.45 + [.H113]*4 + [.I113]*4.55 + [.J113]*4 + [.K113]*4;0)" office:value-type="float" office:value="0" calcext:value-type="float">
            <text:p>0</text:p>
          </table:table-cell>
          <table:table-cell table:style-name="ce69" table:formula="of:=IF([.R113] &amp; [.D113] = &quot;2탭&quot;;[.G113]*6.45 + [.H113]*4 + [.I113]*4.55 + [.J113]*4 + [.K113]*4;0)" office:value-type="float" office:value="0" calcext:value-type="float">
            <text:p>0</text:p>
          </table:table-cell>
          <table:table-cell table:style-name="ce70" table:formula="of:=IF([.R113] &amp; [.D113] = &quot;2배치&quot;;[.G113]*6.45 + [.H113]*4 + [.I113]*4.55 + [.J113]*4 + [.K113]*4;0)" office:value-type="float" office:value="0" calcext:value-type="float">
            <text:p>0</text:p>
          </table:table-cell>
          <table:table-cell table:style-name="ce70" table:formula="of:=SUM([.AI113:.AR11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4]&lt;&gt;&quot;메뉴&quot;;0;IF(ISBLANK([.P114]); 0; IF((&quot;2015-08-28&quot;-[.P114])&gt;=0;1;0)))" office:value-type="float" office:value="0" calcext:value-type="float">
            <text:p>0</text:p>
          </table:table-cell>
          <table:table-cell table:style-name="ce66" table:formula="of:=IF([.D114]&lt;&gt;&quot;메뉴&quot;;0;IF(ISBLANK([.N114]); 0; IF((&quot;2015-09-04&quot;-[.N114])&gt;=0;1;0)))" office:value-type="float" office:value="0" calcext:value-type="float">
            <text:p>0</text:p>
          </table:table-cell>
          <table:table-cell table:style-name="ce66" table:formula="of:=IF(ISBLANK([.P114]); 0; IF((&quot;2015-08-28&quot;-[.P114])&gt;=0;[.AS114];0))" office:value-type="float" office:value="0" calcext:value-type="float">
            <text:p>0</text:p>
          </table:table-cell>
          <table:table-cell table:style-name="ce66" table:formula="of:=IF(ISBLANK([.N114]); 0; IF((&quot;2015-09-04&quot;-[.N114])&gt;=0;[.AS114];0))" office:value-type="float" office:value="0" calcext:value-type="float">
            <text:p>0</text:p>
          </table:table-cell>
          <table:table-cell table:style-name="ce66" table:formula="of:=IF([.D11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4])" office:value-type="float" office:value="0" calcext:value-type="float">
            <text:p>0</text:p>
          </table:table-cell>
          <table:table-cell table:style-name="ce69" table:formula="of:=IF([.R114] &amp; [.D114] = &quot;1메뉴&quot;;1;0)" office:value-type="float" office:value="0" calcext:value-type="float">
            <text:p>0</text:p>
          </table:table-cell>
          <table:table-cell table:style-name="ce69" table:formula="of:=IF([.R114] &amp; [.D114] = &quot;1출력물&quot;;1;0)" office:value-type="float" office:value="0" calcext:value-type="float">
            <text:p>0</text:p>
          </table:table-cell>
          <table:table-cell table:style-name="ce69" table:formula="of:=IF([.R114] &amp; [.D114] = &quot;1팝업&quot;;1;0)" office:value-type="float" office:value="0" calcext:value-type="float">
            <text:p>0</text:p>
          </table:table-cell>
          <table:table-cell table:style-name="ce69" table:formula="of:=IF([.R114] &amp; [.D114] = &quot;1탭&quot;;1;0)" office:value-type="float" office:value="0" calcext:value-type="float">
            <text:p>0</text:p>
          </table:table-cell>
          <table:table-cell table:style-name="ce69" table:formula="of:=IF([.R114] &amp; [.D114] = &quot;1배치&quot;;1;0)" office:value-type="float" office:value="0" calcext:value-type="float">
            <text:p>0</text:p>
          </table:table-cell>
          <table:table-cell table:style-name="ce69" table:formula="of:=IF([.R114] &amp; [.D114] = &quot;2메뉴&quot;;1;0)" office:value-type="float" office:value="0" calcext:value-type="float">
            <text:p>0</text:p>
          </table:table-cell>
          <table:table-cell table:style-name="ce69" table:formula="of:=IF([.R114] &amp; [.D114] = &quot;2출력물&quot;;1;0)" office:value-type="float" office:value="0" calcext:value-type="float">
            <text:p>0</text:p>
          </table:table-cell>
          <table:table-cell table:style-name="ce69" table:formula="of:=IF([.R114] &amp; [.D114] = &quot;2팝업&quot;;1;0)" office:value-type="float" office:value="0" calcext:value-type="float">
            <text:p>0</text:p>
          </table:table-cell>
          <table:table-cell table:style-name="ce69" table:formula="of:=IF([.R114] &amp; [.D114] = &quot;2탭&quot;;1;0)" office:value-type="float" office:value="0" calcext:value-type="float">
            <text:p>0</text:p>
          </table:table-cell>
          <table:table-cell table:style-name="ce69" table:formula="of:=IF([.R114] &amp; [.D114] = &quot;2배치&quot;;1;0)" office:value-type="float" office:value="0" calcext:value-type="float">
            <text:p>0</text:p>
          </table:table-cell>
          <table:table-cell table:style-name="ce69" table:formula="of:=IF([.R114] &amp; [.D114] = &quot;1메뉴&quot;;[.G114]*6.45 + [.H114]*4 + [.I114]*4.55 + [.J114]*4 + [.K114]*4;0)" office:value-type="float" office:value="0" calcext:value-type="float">
            <text:p>0</text:p>
          </table:table-cell>
          <table:table-cell table:style-name="ce69" table:formula="of:=IF([.R114] &amp; [.D114] = &quot;1출력물&quot;;[.G114]*5.4 + [.H114]*4 + [.I114]*4.55 + [.J114]*4 + [.K114]*4;0)" office:value-type="float" office:value="0" calcext:value-type="float">
            <text:p>0</text:p>
          </table:table-cell>
          <table:table-cell table:style-name="ce69" table:formula="of:=IF([.R114] &amp; [.D114] = &quot;1팝업&quot;;[.G114]*6.45 + [.H114]*4 + [.I114]*4.55 + [.J114]*4 + [.K114]*4;0)" office:value-type="float" office:value="0" calcext:value-type="float">
            <text:p>0</text:p>
          </table:table-cell>
          <table:table-cell table:style-name="ce69" table:formula="of:=IF([.R114] &amp; [.D114] = &quot;1탭&quot;;[.G114]*6.45 + [.H114]*4 + [.I114]*4.55 + [.J114]*4 + [.K114]*4;0)" office:value-type="float" office:value="0" calcext:value-type="float">
            <text:p>0</text:p>
          </table:table-cell>
          <table:table-cell table:style-name="ce69" table:formula="of:=IF([.R114] &amp; [.D114] = &quot;1배치&quot;;[.G114]*6.45 + [.H114]*4 + [.I114]*4.55 + [.J114]*4 + [.K114]*4;0)" office:value-type="float" office:value="0" calcext:value-type="float">
            <text:p>0</text:p>
          </table:table-cell>
          <table:table-cell table:style-name="ce69" table:formula="of:=IF([.R114] &amp; [.D114] = &quot;2메뉴&quot;;[.G114]*6.45 + [.H114]*4 + [.I114]*4.55 + [.J114]*4 + [.K114]*4;0)" office:value-type="float" office:value="0" calcext:value-type="float">
            <text:p>0</text:p>
          </table:table-cell>
          <table:table-cell table:style-name="ce69" table:formula="of:=IF([.R114] &amp; [.D114] = &quot;2출력물&quot;;[.G114]*5.4 + [.H114]*4 + [.I114]*4.55 + [.J114]*4 + [.K114]*4;0)" office:value-type="float" office:value="0" calcext:value-type="float">
            <text:p>0</text:p>
          </table:table-cell>
          <table:table-cell table:style-name="ce69" table:formula="of:=IF([.R114] &amp; [.D114] = &quot;2팝업&quot;;[.G114]*6.45 + [.H114]*4 + [.I114]*4.55 + [.J114]*4 + [.K114]*4;0)" office:value-type="float" office:value="0" calcext:value-type="float">
            <text:p>0</text:p>
          </table:table-cell>
          <table:table-cell table:style-name="ce69" table:formula="of:=IF([.R114] &amp; [.D114] = &quot;2탭&quot;;[.G114]*6.45 + [.H114]*4 + [.I114]*4.55 + [.J114]*4 + [.K114]*4;0)" office:value-type="float" office:value="0" calcext:value-type="float">
            <text:p>0</text:p>
          </table:table-cell>
          <table:table-cell table:style-name="ce70" table:formula="of:=IF([.R114] &amp; [.D114] = &quot;2배치&quot;;[.G114]*6.45 + [.H114]*4 + [.I114]*4.55 + [.J114]*4 + [.K114]*4;0)" office:value-type="float" office:value="0" calcext:value-type="float">
            <text:p>0</text:p>
          </table:table-cell>
          <table:table-cell table:style-name="ce70" table:formula="of:=SUM([.AI114:.AR11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5]&lt;&gt;&quot;메뉴&quot;;0;IF(ISBLANK([.P115]); 0; IF((&quot;2015-08-28&quot;-[.P115])&gt;=0;1;0)))" office:value-type="float" office:value="0" calcext:value-type="float">
            <text:p>0</text:p>
          </table:table-cell>
          <table:table-cell table:style-name="ce66" table:formula="of:=IF([.D115]&lt;&gt;&quot;메뉴&quot;;0;IF(ISBLANK([.N115]); 0; IF((&quot;2015-09-04&quot;-[.N115])&gt;=0;1;0)))" office:value-type="float" office:value="0" calcext:value-type="float">
            <text:p>0</text:p>
          </table:table-cell>
          <table:table-cell table:style-name="ce66" table:formula="of:=IF(ISBLANK([.P115]); 0; IF((&quot;2015-08-28&quot;-[.P115])&gt;=0;[.AS115];0))" office:value-type="float" office:value="0" calcext:value-type="float">
            <text:p>0</text:p>
          </table:table-cell>
          <table:table-cell table:style-name="ce66" table:formula="of:=IF(ISBLANK([.N115]); 0; IF((&quot;2015-09-04&quot;-[.N115])&gt;=0;[.AS115];0))" office:value-type="float" office:value="0" calcext:value-type="float">
            <text:p>0</text:p>
          </table:table-cell>
          <table:table-cell table:style-name="ce66" table:formula="of:=IF([.D11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5])" office:value-type="float" office:value="0" calcext:value-type="float">
            <text:p>0</text:p>
          </table:table-cell>
          <table:table-cell table:style-name="ce69" table:formula="of:=IF([.R115] &amp; [.D115] = &quot;1메뉴&quot;;1;0)" office:value-type="float" office:value="0" calcext:value-type="float">
            <text:p>0</text:p>
          </table:table-cell>
          <table:table-cell table:style-name="ce69" table:formula="of:=IF([.R115] &amp; [.D115] = &quot;1출력물&quot;;1;0)" office:value-type="float" office:value="0" calcext:value-type="float">
            <text:p>0</text:p>
          </table:table-cell>
          <table:table-cell table:style-name="ce69" table:formula="of:=IF([.R115] &amp; [.D115] = &quot;1팝업&quot;;1;0)" office:value-type="float" office:value="0" calcext:value-type="float">
            <text:p>0</text:p>
          </table:table-cell>
          <table:table-cell table:style-name="ce69" table:formula="of:=IF([.R115] &amp; [.D115] = &quot;1탭&quot;;1;0)" office:value-type="float" office:value="0" calcext:value-type="float">
            <text:p>0</text:p>
          </table:table-cell>
          <table:table-cell table:style-name="ce69" table:formula="of:=IF([.R115] &amp; [.D115] = &quot;1배치&quot;;1;0)" office:value-type="float" office:value="0" calcext:value-type="float">
            <text:p>0</text:p>
          </table:table-cell>
          <table:table-cell table:style-name="ce69" table:formula="of:=IF([.R115] &amp; [.D115] = &quot;2메뉴&quot;;1;0)" office:value-type="float" office:value="0" calcext:value-type="float">
            <text:p>0</text:p>
          </table:table-cell>
          <table:table-cell table:style-name="ce69" table:formula="of:=IF([.R115] &amp; [.D115] = &quot;2출력물&quot;;1;0)" office:value-type="float" office:value="0" calcext:value-type="float">
            <text:p>0</text:p>
          </table:table-cell>
          <table:table-cell table:style-name="ce69" table:formula="of:=IF([.R115] &amp; [.D115] = &quot;2팝업&quot;;1;0)" office:value-type="float" office:value="0" calcext:value-type="float">
            <text:p>0</text:p>
          </table:table-cell>
          <table:table-cell table:style-name="ce69" table:formula="of:=IF([.R115] &amp; [.D115] = &quot;2탭&quot;;1;0)" office:value-type="float" office:value="0" calcext:value-type="float">
            <text:p>0</text:p>
          </table:table-cell>
          <table:table-cell table:style-name="ce69" table:formula="of:=IF([.R115] &amp; [.D115] = &quot;2배치&quot;;1;0)" office:value-type="float" office:value="0" calcext:value-type="float">
            <text:p>0</text:p>
          </table:table-cell>
          <table:table-cell table:style-name="ce69" table:formula="of:=IF([.R115] &amp; [.D115] = &quot;1메뉴&quot;;[.G115]*6.45 + [.H115]*4 + [.I115]*4.55 + [.J115]*4 + [.K115]*4;0)" office:value-type="float" office:value="0" calcext:value-type="float">
            <text:p>0</text:p>
          </table:table-cell>
          <table:table-cell table:style-name="ce69" table:formula="of:=IF([.R115] &amp; [.D115] = &quot;1출력물&quot;;[.G115]*5.4 + [.H115]*4 + [.I115]*4.55 + [.J115]*4 + [.K115]*4;0)" office:value-type="float" office:value="0" calcext:value-type="float">
            <text:p>0</text:p>
          </table:table-cell>
          <table:table-cell table:style-name="ce69" table:formula="of:=IF([.R115] &amp; [.D115] = &quot;1팝업&quot;;[.G115]*6.45 + [.H115]*4 + [.I115]*4.55 + [.J115]*4 + [.K115]*4;0)" office:value-type="float" office:value="0" calcext:value-type="float">
            <text:p>0</text:p>
          </table:table-cell>
          <table:table-cell table:style-name="ce69" table:formula="of:=IF([.R115] &amp; [.D115] = &quot;1탭&quot;;[.G115]*6.45 + [.H115]*4 + [.I115]*4.55 + [.J115]*4 + [.K115]*4;0)" office:value-type="float" office:value="0" calcext:value-type="float">
            <text:p>0</text:p>
          </table:table-cell>
          <table:table-cell table:style-name="ce69" table:formula="of:=IF([.R115] &amp; [.D115] = &quot;1배치&quot;;[.G115]*6.45 + [.H115]*4 + [.I115]*4.55 + [.J115]*4 + [.K115]*4;0)" office:value-type="float" office:value="0" calcext:value-type="float">
            <text:p>0</text:p>
          </table:table-cell>
          <table:table-cell table:style-name="ce69" table:formula="of:=IF([.R115] &amp; [.D115] = &quot;2메뉴&quot;;[.G115]*6.45 + [.H115]*4 + [.I115]*4.55 + [.J115]*4 + [.K115]*4;0)" office:value-type="float" office:value="0" calcext:value-type="float">
            <text:p>0</text:p>
          </table:table-cell>
          <table:table-cell table:style-name="ce69" table:formula="of:=IF([.R115] &amp; [.D115] = &quot;2출력물&quot;;[.G115]*5.4 + [.H115]*4 + [.I115]*4.55 + [.J115]*4 + [.K115]*4;0)" office:value-type="float" office:value="0" calcext:value-type="float">
            <text:p>0</text:p>
          </table:table-cell>
          <table:table-cell table:style-name="ce69" table:formula="of:=IF([.R115] &amp; [.D115] = &quot;2팝업&quot;;[.G115]*6.45 + [.H115]*4 + [.I115]*4.55 + [.J115]*4 + [.K115]*4;0)" office:value-type="float" office:value="0" calcext:value-type="float">
            <text:p>0</text:p>
          </table:table-cell>
          <table:table-cell table:style-name="ce69" table:formula="of:=IF([.R115] &amp; [.D115] = &quot;2탭&quot;;[.G115]*6.45 + [.H115]*4 + [.I115]*4.55 + [.J115]*4 + [.K115]*4;0)" office:value-type="float" office:value="0" calcext:value-type="float">
            <text:p>0</text:p>
          </table:table-cell>
          <table:table-cell table:style-name="ce70" table:formula="of:=IF([.R115] &amp; [.D115] = &quot;2배치&quot;;[.G115]*6.45 + [.H115]*4 + [.I115]*4.55 + [.J115]*4 + [.K115]*4;0)" office:value-type="float" office:value="0" calcext:value-type="float">
            <text:p>0</text:p>
          </table:table-cell>
          <table:table-cell table:style-name="ce70" table:formula="of:=SUM([.AI115:.AR11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6]&lt;&gt;&quot;메뉴&quot;;0;IF(ISBLANK([.P116]); 0; IF((&quot;2015-08-28&quot;-[.P116])&gt;=0;1;0)))" office:value-type="float" office:value="0" calcext:value-type="float">
            <text:p>0</text:p>
          </table:table-cell>
          <table:table-cell table:style-name="ce66" table:formula="of:=IF([.D116]&lt;&gt;&quot;메뉴&quot;;0;IF(ISBLANK([.N116]); 0; IF((&quot;2015-09-04&quot;-[.N116])&gt;=0;1;0)))" office:value-type="float" office:value="0" calcext:value-type="float">
            <text:p>0</text:p>
          </table:table-cell>
          <table:table-cell table:style-name="ce66" table:formula="of:=IF(ISBLANK([.P116]); 0; IF((&quot;2015-08-28&quot;-[.P116])&gt;=0;[.AS116];0))" office:value-type="float" office:value="0" calcext:value-type="float">
            <text:p>0</text:p>
          </table:table-cell>
          <table:table-cell table:style-name="ce66" table:formula="of:=IF(ISBLANK([.N116]); 0; IF((&quot;2015-09-04&quot;-[.N116])&gt;=0;[.AS116];0))" office:value-type="float" office:value="0" calcext:value-type="float">
            <text:p>0</text:p>
          </table:table-cell>
          <table:table-cell table:style-name="ce66" table:formula="of:=IF([.D11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6])" office:value-type="float" office:value="0" calcext:value-type="float">
            <text:p>0</text:p>
          </table:table-cell>
          <table:table-cell table:style-name="ce69" table:formula="of:=IF([.R116] &amp; [.D116] = &quot;1메뉴&quot;;1;0)" office:value-type="float" office:value="0" calcext:value-type="float">
            <text:p>0</text:p>
          </table:table-cell>
          <table:table-cell table:style-name="ce69" table:formula="of:=IF([.R116] &amp; [.D116] = &quot;1출력물&quot;;1;0)" office:value-type="float" office:value="0" calcext:value-type="float">
            <text:p>0</text:p>
          </table:table-cell>
          <table:table-cell table:style-name="ce69" table:formula="of:=IF([.R116] &amp; [.D116] = &quot;1팝업&quot;;1;0)" office:value-type="float" office:value="0" calcext:value-type="float">
            <text:p>0</text:p>
          </table:table-cell>
          <table:table-cell table:style-name="ce69" table:formula="of:=IF([.R116] &amp; [.D116] = &quot;1탭&quot;;1;0)" office:value-type="float" office:value="0" calcext:value-type="float">
            <text:p>0</text:p>
          </table:table-cell>
          <table:table-cell table:style-name="ce69" table:formula="of:=IF([.R116] &amp; [.D116] = &quot;1배치&quot;;1;0)" office:value-type="float" office:value="0" calcext:value-type="float">
            <text:p>0</text:p>
          </table:table-cell>
          <table:table-cell table:style-name="ce69" table:formula="of:=IF([.R116] &amp; [.D116] = &quot;2메뉴&quot;;1;0)" office:value-type="float" office:value="0" calcext:value-type="float">
            <text:p>0</text:p>
          </table:table-cell>
          <table:table-cell table:style-name="ce69" table:formula="of:=IF([.R116] &amp; [.D116] = &quot;2출력물&quot;;1;0)" office:value-type="float" office:value="0" calcext:value-type="float">
            <text:p>0</text:p>
          </table:table-cell>
          <table:table-cell table:style-name="ce69" table:formula="of:=IF([.R116] &amp; [.D116] = &quot;2팝업&quot;;1;0)" office:value-type="float" office:value="0" calcext:value-type="float">
            <text:p>0</text:p>
          </table:table-cell>
          <table:table-cell table:style-name="ce69" table:formula="of:=IF([.R116] &amp; [.D116] = &quot;2탭&quot;;1;0)" office:value-type="float" office:value="0" calcext:value-type="float">
            <text:p>0</text:p>
          </table:table-cell>
          <table:table-cell table:style-name="ce69" table:formula="of:=IF([.R116] &amp; [.D116] = &quot;2배치&quot;;1;0)" office:value-type="float" office:value="0" calcext:value-type="float">
            <text:p>0</text:p>
          </table:table-cell>
          <table:table-cell table:style-name="ce69" table:formula="of:=IF([.R116] &amp; [.D116] = &quot;1메뉴&quot;;[.G116]*6.45 + [.H116]*4 + [.I116]*4.55 + [.J116]*4 + [.K116]*4;0)" office:value-type="float" office:value="0" calcext:value-type="float">
            <text:p>0</text:p>
          </table:table-cell>
          <table:table-cell table:style-name="ce69" table:formula="of:=IF([.R116] &amp; [.D116] = &quot;1출력물&quot;;[.G116]*5.4 + [.H116]*4 + [.I116]*4.55 + [.J116]*4 + [.K116]*4;0)" office:value-type="float" office:value="0" calcext:value-type="float">
            <text:p>0</text:p>
          </table:table-cell>
          <table:table-cell table:style-name="ce69" table:formula="of:=IF([.R116] &amp; [.D116] = &quot;1팝업&quot;;[.G116]*6.45 + [.H116]*4 + [.I116]*4.55 + [.J116]*4 + [.K116]*4;0)" office:value-type="float" office:value="0" calcext:value-type="float">
            <text:p>0</text:p>
          </table:table-cell>
          <table:table-cell table:style-name="ce69" table:formula="of:=IF([.R116] &amp; [.D116] = &quot;1탭&quot;;[.G116]*6.45 + [.H116]*4 + [.I116]*4.55 + [.J116]*4 + [.K116]*4;0)" office:value-type="float" office:value="0" calcext:value-type="float">
            <text:p>0</text:p>
          </table:table-cell>
          <table:table-cell table:style-name="ce69" table:formula="of:=IF([.R116] &amp; [.D116] = &quot;1배치&quot;;[.G116]*6.45 + [.H116]*4 + [.I116]*4.55 + [.J116]*4 + [.K116]*4;0)" office:value-type="float" office:value="0" calcext:value-type="float">
            <text:p>0</text:p>
          </table:table-cell>
          <table:table-cell table:style-name="ce69" table:formula="of:=IF([.R116] &amp; [.D116] = &quot;2메뉴&quot;;[.G116]*6.45 + [.H116]*4 + [.I116]*4.55 + [.J116]*4 + [.K116]*4;0)" office:value-type="float" office:value="0" calcext:value-type="float">
            <text:p>0</text:p>
          </table:table-cell>
          <table:table-cell table:style-name="ce69" table:formula="of:=IF([.R116] &amp; [.D116] = &quot;2출력물&quot;;[.G116]*5.4 + [.H116]*4 + [.I116]*4.55 + [.J116]*4 + [.K116]*4;0)" office:value-type="float" office:value="0" calcext:value-type="float">
            <text:p>0</text:p>
          </table:table-cell>
          <table:table-cell table:style-name="ce69" table:formula="of:=IF([.R116] &amp; [.D116] = &quot;2팝업&quot;;[.G116]*6.45 + [.H116]*4 + [.I116]*4.55 + [.J116]*4 + [.K116]*4;0)" office:value-type="float" office:value="0" calcext:value-type="float">
            <text:p>0</text:p>
          </table:table-cell>
          <table:table-cell table:style-name="ce69" table:formula="of:=IF([.R116] &amp; [.D116] = &quot;2탭&quot;;[.G116]*6.45 + [.H116]*4 + [.I116]*4.55 + [.J116]*4 + [.K116]*4;0)" office:value-type="float" office:value="0" calcext:value-type="float">
            <text:p>0</text:p>
          </table:table-cell>
          <table:table-cell table:style-name="ce70" table:formula="of:=IF([.R116] &amp; [.D116] = &quot;2배치&quot;;[.G116]*6.45 + [.H116]*4 + [.I116]*4.55 + [.J116]*4 + [.K116]*4;0)" office:value-type="float" office:value="0" calcext:value-type="float">
            <text:p>0</text:p>
          </table:table-cell>
          <table:table-cell table:style-name="ce70" table:formula="of:=SUM([.AI116:.AR11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7]&lt;&gt;&quot;메뉴&quot;;0;IF(ISBLANK([.P117]); 0; IF((&quot;2015-08-28&quot;-[.P117])&gt;=0;1;0)))" office:value-type="float" office:value="0" calcext:value-type="float">
            <text:p>0</text:p>
          </table:table-cell>
          <table:table-cell table:style-name="ce66" table:formula="of:=IF([.D117]&lt;&gt;&quot;메뉴&quot;;0;IF(ISBLANK([.N117]); 0; IF((&quot;2015-09-04&quot;-[.N117])&gt;=0;1;0)))" office:value-type="float" office:value="0" calcext:value-type="float">
            <text:p>0</text:p>
          </table:table-cell>
          <table:table-cell table:style-name="ce66" table:formula="of:=IF(ISBLANK([.P117]); 0; IF((&quot;2015-08-28&quot;-[.P117])&gt;=0;[.AS117];0))" office:value-type="float" office:value="0" calcext:value-type="float">
            <text:p>0</text:p>
          </table:table-cell>
          <table:table-cell table:style-name="ce66" table:formula="of:=IF(ISBLANK([.N117]); 0; IF((&quot;2015-09-04&quot;-[.N117])&gt;=0;[.AS117];0))" office:value-type="float" office:value="0" calcext:value-type="float">
            <text:p>0</text:p>
          </table:table-cell>
          <table:table-cell table:style-name="ce66" table:formula="of:=IF([.D11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7])" office:value-type="float" office:value="0" calcext:value-type="float">
            <text:p>0</text:p>
          </table:table-cell>
          <table:table-cell table:style-name="ce69" table:formula="of:=IF([.R117] &amp; [.D117] = &quot;1메뉴&quot;;1;0)" office:value-type="float" office:value="0" calcext:value-type="float">
            <text:p>0</text:p>
          </table:table-cell>
          <table:table-cell table:style-name="ce69" table:formula="of:=IF([.R117] &amp; [.D117] = &quot;1출력물&quot;;1;0)" office:value-type="float" office:value="0" calcext:value-type="float">
            <text:p>0</text:p>
          </table:table-cell>
          <table:table-cell table:style-name="ce69" table:formula="of:=IF([.R117] &amp; [.D117] = &quot;1팝업&quot;;1;0)" office:value-type="float" office:value="0" calcext:value-type="float">
            <text:p>0</text:p>
          </table:table-cell>
          <table:table-cell table:style-name="ce69" table:formula="of:=IF([.R117] &amp; [.D117] = &quot;1탭&quot;;1;0)" office:value-type="float" office:value="0" calcext:value-type="float">
            <text:p>0</text:p>
          </table:table-cell>
          <table:table-cell table:style-name="ce69" table:formula="of:=IF([.R117] &amp; [.D117] = &quot;1배치&quot;;1;0)" office:value-type="float" office:value="0" calcext:value-type="float">
            <text:p>0</text:p>
          </table:table-cell>
          <table:table-cell table:style-name="ce69" table:formula="of:=IF([.R117] &amp; [.D117] = &quot;2메뉴&quot;;1;0)" office:value-type="float" office:value="0" calcext:value-type="float">
            <text:p>0</text:p>
          </table:table-cell>
          <table:table-cell table:style-name="ce69" table:formula="of:=IF([.R117] &amp; [.D117] = &quot;2출력물&quot;;1;0)" office:value-type="float" office:value="0" calcext:value-type="float">
            <text:p>0</text:p>
          </table:table-cell>
          <table:table-cell table:style-name="ce69" table:formula="of:=IF([.R117] &amp; [.D117] = &quot;2팝업&quot;;1;0)" office:value-type="float" office:value="0" calcext:value-type="float">
            <text:p>0</text:p>
          </table:table-cell>
          <table:table-cell table:style-name="ce69" table:formula="of:=IF([.R117] &amp; [.D117] = &quot;2탭&quot;;1;0)" office:value-type="float" office:value="0" calcext:value-type="float">
            <text:p>0</text:p>
          </table:table-cell>
          <table:table-cell table:style-name="ce69" table:formula="of:=IF([.R117] &amp; [.D117] = &quot;2배치&quot;;1;0)" office:value-type="float" office:value="0" calcext:value-type="float">
            <text:p>0</text:p>
          </table:table-cell>
          <table:table-cell table:style-name="ce69" table:formula="of:=IF([.R117] &amp; [.D117] = &quot;1메뉴&quot;;[.G117]*6.45 + [.H117]*4 + [.I117]*4.55 + [.J117]*4 + [.K117]*4;0)" office:value-type="float" office:value="0" calcext:value-type="float">
            <text:p>0</text:p>
          </table:table-cell>
          <table:table-cell table:style-name="ce69" table:formula="of:=IF([.R117] &amp; [.D117] = &quot;1출력물&quot;;[.G117]*5.4 + [.H117]*4 + [.I117]*4.55 + [.J117]*4 + [.K117]*4;0)" office:value-type="float" office:value="0" calcext:value-type="float">
            <text:p>0</text:p>
          </table:table-cell>
          <table:table-cell table:style-name="ce69" table:formula="of:=IF([.R117] &amp; [.D117] = &quot;1팝업&quot;;[.G117]*6.45 + [.H117]*4 + [.I117]*4.55 + [.J117]*4 + [.K117]*4;0)" office:value-type="float" office:value="0" calcext:value-type="float">
            <text:p>0</text:p>
          </table:table-cell>
          <table:table-cell table:style-name="ce69" table:formula="of:=IF([.R117] &amp; [.D117] = &quot;1탭&quot;;[.G117]*6.45 + [.H117]*4 + [.I117]*4.55 + [.J117]*4 + [.K117]*4;0)" office:value-type="float" office:value="0" calcext:value-type="float">
            <text:p>0</text:p>
          </table:table-cell>
          <table:table-cell table:style-name="ce69" table:formula="of:=IF([.R117] &amp; [.D117] = &quot;1배치&quot;;[.G117]*6.45 + [.H117]*4 + [.I117]*4.55 + [.J117]*4 + [.K117]*4;0)" office:value-type="float" office:value="0" calcext:value-type="float">
            <text:p>0</text:p>
          </table:table-cell>
          <table:table-cell table:style-name="ce69" table:formula="of:=IF([.R117] &amp; [.D117] = &quot;2메뉴&quot;;[.G117]*6.45 + [.H117]*4 + [.I117]*4.55 + [.J117]*4 + [.K117]*4;0)" office:value-type="float" office:value="0" calcext:value-type="float">
            <text:p>0</text:p>
          </table:table-cell>
          <table:table-cell table:style-name="ce69" table:formula="of:=IF([.R117] &amp; [.D117] = &quot;2출력물&quot;;[.G117]*5.4 + [.H117]*4 + [.I117]*4.55 + [.J117]*4 + [.K117]*4;0)" office:value-type="float" office:value="0" calcext:value-type="float">
            <text:p>0</text:p>
          </table:table-cell>
          <table:table-cell table:style-name="ce69" table:formula="of:=IF([.R117] &amp; [.D117] = &quot;2팝업&quot;;[.G117]*6.45 + [.H117]*4 + [.I117]*4.55 + [.J117]*4 + [.K117]*4;0)" office:value-type="float" office:value="0" calcext:value-type="float">
            <text:p>0</text:p>
          </table:table-cell>
          <table:table-cell table:style-name="ce69" table:formula="of:=IF([.R117] &amp; [.D117] = &quot;2탭&quot;;[.G117]*6.45 + [.H117]*4 + [.I117]*4.55 + [.J117]*4 + [.K117]*4;0)" office:value-type="float" office:value="0" calcext:value-type="float">
            <text:p>0</text:p>
          </table:table-cell>
          <table:table-cell table:style-name="ce70" table:formula="of:=IF([.R117] &amp; [.D117] = &quot;2배치&quot;;[.G117]*6.45 + [.H117]*4 + [.I117]*4.55 + [.J117]*4 + [.K117]*4;0)" office:value-type="float" office:value="0" calcext:value-type="float">
            <text:p>0</text:p>
          </table:table-cell>
          <table:table-cell table:style-name="ce70" table:formula="of:=SUM([.AI117:.AR11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8]&lt;&gt;&quot;메뉴&quot;;0;IF(ISBLANK([.P118]); 0; IF((&quot;2015-08-28&quot;-[.P118])&gt;=0;1;0)))" office:value-type="float" office:value="0" calcext:value-type="float">
            <text:p>0</text:p>
          </table:table-cell>
          <table:table-cell table:style-name="ce66" table:formula="of:=IF([.D118]&lt;&gt;&quot;메뉴&quot;;0;IF(ISBLANK([.N118]); 0; IF((&quot;2015-09-04&quot;-[.N118])&gt;=0;1;0)))" office:value-type="float" office:value="0" calcext:value-type="float">
            <text:p>0</text:p>
          </table:table-cell>
          <table:table-cell table:style-name="ce66" table:formula="of:=IF(ISBLANK([.P118]); 0; IF((&quot;2015-08-28&quot;-[.P118])&gt;=0;[.AS118];0))" office:value-type="float" office:value="0" calcext:value-type="float">
            <text:p>0</text:p>
          </table:table-cell>
          <table:table-cell table:style-name="ce66" table:formula="of:=IF(ISBLANK([.N118]); 0; IF((&quot;2015-09-04&quot;-[.N118])&gt;=0;[.AS118];0))" office:value-type="float" office:value="0" calcext:value-type="float">
            <text:p>0</text:p>
          </table:table-cell>
          <table:table-cell table:style-name="ce66" table:formula="of:=IF([.D11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8])" office:value-type="float" office:value="0" calcext:value-type="float">
            <text:p>0</text:p>
          </table:table-cell>
          <table:table-cell table:style-name="ce69" table:formula="of:=IF([.R118] &amp; [.D118] = &quot;1메뉴&quot;;1;0)" office:value-type="float" office:value="0" calcext:value-type="float">
            <text:p>0</text:p>
          </table:table-cell>
          <table:table-cell table:style-name="ce69" table:formula="of:=IF([.R118] &amp; [.D118] = &quot;1출력물&quot;;1;0)" office:value-type="float" office:value="0" calcext:value-type="float">
            <text:p>0</text:p>
          </table:table-cell>
          <table:table-cell table:style-name="ce69" table:formula="of:=IF([.R118] &amp; [.D118] = &quot;1팝업&quot;;1;0)" office:value-type="float" office:value="0" calcext:value-type="float">
            <text:p>0</text:p>
          </table:table-cell>
          <table:table-cell table:style-name="ce69" table:formula="of:=IF([.R118] &amp; [.D118] = &quot;1탭&quot;;1;0)" office:value-type="float" office:value="0" calcext:value-type="float">
            <text:p>0</text:p>
          </table:table-cell>
          <table:table-cell table:style-name="ce69" table:formula="of:=IF([.R118] &amp; [.D118] = &quot;1배치&quot;;1;0)" office:value-type="float" office:value="0" calcext:value-type="float">
            <text:p>0</text:p>
          </table:table-cell>
          <table:table-cell table:style-name="ce69" table:formula="of:=IF([.R118] &amp; [.D118] = &quot;2메뉴&quot;;1;0)" office:value-type="float" office:value="0" calcext:value-type="float">
            <text:p>0</text:p>
          </table:table-cell>
          <table:table-cell table:style-name="ce69" table:formula="of:=IF([.R118] &amp; [.D118] = &quot;2출력물&quot;;1;0)" office:value-type="float" office:value="0" calcext:value-type="float">
            <text:p>0</text:p>
          </table:table-cell>
          <table:table-cell table:style-name="ce69" table:formula="of:=IF([.R118] &amp; [.D118] = &quot;2팝업&quot;;1;0)" office:value-type="float" office:value="0" calcext:value-type="float">
            <text:p>0</text:p>
          </table:table-cell>
          <table:table-cell table:style-name="ce69" table:formula="of:=IF([.R118] &amp; [.D118] = &quot;2탭&quot;;1;0)" office:value-type="float" office:value="0" calcext:value-type="float">
            <text:p>0</text:p>
          </table:table-cell>
          <table:table-cell table:style-name="ce69" table:formula="of:=IF([.R118] &amp; [.D118] = &quot;2배치&quot;;1;0)" office:value-type="float" office:value="0" calcext:value-type="float">
            <text:p>0</text:p>
          </table:table-cell>
          <table:table-cell table:style-name="ce69" table:formula="of:=IF([.R118] &amp; [.D118] = &quot;1메뉴&quot;;[.G118]*6.45 + [.H118]*4 + [.I118]*4.55 + [.J118]*4 + [.K118]*4;0)" office:value-type="float" office:value="0" calcext:value-type="float">
            <text:p>0</text:p>
          </table:table-cell>
          <table:table-cell table:style-name="ce69" table:formula="of:=IF([.R118] &amp; [.D118] = &quot;1출력물&quot;;[.G118]*5.4 + [.H118]*4 + [.I118]*4.55 + [.J118]*4 + [.K118]*4;0)" office:value-type="float" office:value="0" calcext:value-type="float">
            <text:p>0</text:p>
          </table:table-cell>
          <table:table-cell table:style-name="ce69" table:formula="of:=IF([.R118] &amp; [.D118] = &quot;1팝업&quot;;[.G118]*6.45 + [.H118]*4 + [.I118]*4.55 + [.J118]*4 + [.K118]*4;0)" office:value-type="float" office:value="0" calcext:value-type="float">
            <text:p>0</text:p>
          </table:table-cell>
          <table:table-cell table:style-name="ce69" table:formula="of:=IF([.R118] &amp; [.D118] = &quot;1탭&quot;;[.G118]*6.45 + [.H118]*4 + [.I118]*4.55 + [.J118]*4 + [.K118]*4;0)" office:value-type="float" office:value="0" calcext:value-type="float">
            <text:p>0</text:p>
          </table:table-cell>
          <table:table-cell table:style-name="ce69" table:formula="of:=IF([.R118] &amp; [.D118] = &quot;1배치&quot;;[.G118]*6.45 + [.H118]*4 + [.I118]*4.55 + [.J118]*4 + [.K118]*4;0)" office:value-type="float" office:value="0" calcext:value-type="float">
            <text:p>0</text:p>
          </table:table-cell>
          <table:table-cell table:style-name="ce69" table:formula="of:=IF([.R118] &amp; [.D118] = &quot;2메뉴&quot;;[.G118]*6.45 + [.H118]*4 + [.I118]*4.55 + [.J118]*4 + [.K118]*4;0)" office:value-type="float" office:value="0" calcext:value-type="float">
            <text:p>0</text:p>
          </table:table-cell>
          <table:table-cell table:style-name="ce69" table:formula="of:=IF([.R118] &amp; [.D118] = &quot;2출력물&quot;;[.G118]*5.4 + [.H118]*4 + [.I118]*4.55 + [.J118]*4 + [.K118]*4;0)" office:value-type="float" office:value="0" calcext:value-type="float">
            <text:p>0</text:p>
          </table:table-cell>
          <table:table-cell table:style-name="ce69" table:formula="of:=IF([.R118] &amp; [.D118] = &quot;2팝업&quot;;[.G118]*6.45 + [.H118]*4 + [.I118]*4.55 + [.J118]*4 + [.K118]*4;0)" office:value-type="float" office:value="0" calcext:value-type="float">
            <text:p>0</text:p>
          </table:table-cell>
          <table:table-cell table:style-name="ce69" table:formula="of:=IF([.R118] &amp; [.D118] = &quot;2탭&quot;;[.G118]*6.45 + [.H118]*4 + [.I118]*4.55 + [.J118]*4 + [.K118]*4;0)" office:value-type="float" office:value="0" calcext:value-type="float">
            <text:p>0</text:p>
          </table:table-cell>
          <table:table-cell table:style-name="ce70" table:formula="of:=IF([.R118] &amp; [.D118] = &quot;2배치&quot;;[.G118]*6.45 + [.H118]*4 + [.I118]*4.55 + [.J118]*4 + [.K118]*4;0)" office:value-type="float" office:value="0" calcext:value-type="float">
            <text:p>0</text:p>
          </table:table-cell>
          <table:table-cell table:style-name="ce70" table:formula="of:=SUM([.AI118:.AR11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19]&lt;&gt;&quot;메뉴&quot;;0;IF(ISBLANK([.P119]); 0; IF((&quot;2015-08-28&quot;-[.P119])&gt;=0;1;0)))" office:value-type="float" office:value="0" calcext:value-type="float">
            <text:p>0</text:p>
          </table:table-cell>
          <table:table-cell table:style-name="ce66" table:formula="of:=IF([.D119]&lt;&gt;&quot;메뉴&quot;;0;IF(ISBLANK([.N119]); 0; IF((&quot;2015-09-04&quot;-[.N119])&gt;=0;1;0)))" office:value-type="float" office:value="0" calcext:value-type="float">
            <text:p>0</text:p>
          </table:table-cell>
          <table:table-cell table:style-name="ce66" table:formula="of:=IF(ISBLANK([.P119]); 0; IF((&quot;2015-08-28&quot;-[.P119])&gt;=0;[.AS119];0))" office:value-type="float" office:value="0" calcext:value-type="float">
            <text:p>0</text:p>
          </table:table-cell>
          <table:table-cell table:style-name="ce66" table:formula="of:=IF(ISBLANK([.N119]); 0; IF((&quot;2015-09-04&quot;-[.N119])&gt;=0;[.AS119];0))" office:value-type="float" office:value="0" calcext:value-type="float">
            <text:p>0</text:p>
          </table:table-cell>
          <table:table-cell table:style-name="ce66" table:formula="of:=IF([.D11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19])" office:value-type="float" office:value="0" calcext:value-type="float">
            <text:p>0</text:p>
          </table:table-cell>
          <table:table-cell table:style-name="ce69" table:formula="of:=IF([.R119] &amp; [.D119] = &quot;1메뉴&quot;;1;0)" office:value-type="float" office:value="0" calcext:value-type="float">
            <text:p>0</text:p>
          </table:table-cell>
          <table:table-cell table:style-name="ce69" table:formula="of:=IF([.R119] &amp; [.D119] = &quot;1출력물&quot;;1;0)" office:value-type="float" office:value="0" calcext:value-type="float">
            <text:p>0</text:p>
          </table:table-cell>
          <table:table-cell table:style-name="ce69" table:formula="of:=IF([.R119] &amp; [.D119] = &quot;1팝업&quot;;1;0)" office:value-type="float" office:value="0" calcext:value-type="float">
            <text:p>0</text:p>
          </table:table-cell>
          <table:table-cell table:style-name="ce69" table:formula="of:=IF([.R119] &amp; [.D119] = &quot;1탭&quot;;1;0)" office:value-type="float" office:value="0" calcext:value-type="float">
            <text:p>0</text:p>
          </table:table-cell>
          <table:table-cell table:style-name="ce69" table:formula="of:=IF([.R119] &amp; [.D119] = &quot;1배치&quot;;1;0)" office:value-type="float" office:value="0" calcext:value-type="float">
            <text:p>0</text:p>
          </table:table-cell>
          <table:table-cell table:style-name="ce69" table:formula="of:=IF([.R119] &amp; [.D119] = &quot;2메뉴&quot;;1;0)" office:value-type="float" office:value="0" calcext:value-type="float">
            <text:p>0</text:p>
          </table:table-cell>
          <table:table-cell table:style-name="ce69" table:formula="of:=IF([.R119] &amp; [.D119] = &quot;2출력물&quot;;1;0)" office:value-type="float" office:value="0" calcext:value-type="float">
            <text:p>0</text:p>
          </table:table-cell>
          <table:table-cell table:style-name="ce69" table:formula="of:=IF([.R119] &amp; [.D119] = &quot;2팝업&quot;;1;0)" office:value-type="float" office:value="0" calcext:value-type="float">
            <text:p>0</text:p>
          </table:table-cell>
          <table:table-cell table:style-name="ce69" table:formula="of:=IF([.R119] &amp; [.D119] = &quot;2탭&quot;;1;0)" office:value-type="float" office:value="0" calcext:value-type="float">
            <text:p>0</text:p>
          </table:table-cell>
          <table:table-cell table:style-name="ce69" table:formula="of:=IF([.R119] &amp; [.D119] = &quot;2배치&quot;;1;0)" office:value-type="float" office:value="0" calcext:value-type="float">
            <text:p>0</text:p>
          </table:table-cell>
          <table:table-cell table:style-name="ce69" table:formula="of:=IF([.R119] &amp; [.D119] = &quot;1메뉴&quot;;[.G119]*6.45 + [.H119]*4 + [.I119]*4.55 + [.J119]*4 + [.K119]*4;0)" office:value-type="float" office:value="0" calcext:value-type="float">
            <text:p>0</text:p>
          </table:table-cell>
          <table:table-cell table:style-name="ce69" table:formula="of:=IF([.R119] &amp; [.D119] = &quot;1출력물&quot;;[.G119]*5.4 + [.H119]*4 + [.I119]*4.55 + [.J119]*4 + [.K119]*4;0)" office:value-type="float" office:value="0" calcext:value-type="float">
            <text:p>0</text:p>
          </table:table-cell>
          <table:table-cell table:style-name="ce69" table:formula="of:=IF([.R119] &amp; [.D119] = &quot;1팝업&quot;;[.G119]*6.45 + [.H119]*4 + [.I119]*4.55 + [.J119]*4 + [.K119]*4;0)" office:value-type="float" office:value="0" calcext:value-type="float">
            <text:p>0</text:p>
          </table:table-cell>
          <table:table-cell table:style-name="ce69" table:formula="of:=IF([.R119] &amp; [.D119] = &quot;1탭&quot;;[.G119]*6.45 + [.H119]*4 + [.I119]*4.55 + [.J119]*4 + [.K119]*4;0)" office:value-type="float" office:value="0" calcext:value-type="float">
            <text:p>0</text:p>
          </table:table-cell>
          <table:table-cell table:style-name="ce69" table:formula="of:=IF([.R119] &amp; [.D119] = &quot;1배치&quot;;[.G119]*6.45 + [.H119]*4 + [.I119]*4.55 + [.J119]*4 + [.K119]*4;0)" office:value-type="float" office:value="0" calcext:value-type="float">
            <text:p>0</text:p>
          </table:table-cell>
          <table:table-cell table:style-name="ce69" table:formula="of:=IF([.R119] &amp; [.D119] = &quot;2메뉴&quot;;[.G119]*6.45 + [.H119]*4 + [.I119]*4.55 + [.J119]*4 + [.K119]*4;0)" office:value-type="float" office:value="0" calcext:value-type="float">
            <text:p>0</text:p>
          </table:table-cell>
          <table:table-cell table:style-name="ce69" table:formula="of:=IF([.R119] &amp; [.D119] = &quot;2출력물&quot;;[.G119]*5.4 + [.H119]*4 + [.I119]*4.55 + [.J119]*4 + [.K119]*4;0)" office:value-type="float" office:value="0" calcext:value-type="float">
            <text:p>0</text:p>
          </table:table-cell>
          <table:table-cell table:style-name="ce69" table:formula="of:=IF([.R119] &amp; [.D119] = &quot;2팝업&quot;;[.G119]*6.45 + [.H119]*4 + [.I119]*4.55 + [.J119]*4 + [.K119]*4;0)" office:value-type="float" office:value="0" calcext:value-type="float">
            <text:p>0</text:p>
          </table:table-cell>
          <table:table-cell table:style-name="ce69" table:formula="of:=IF([.R119] &amp; [.D119] = &quot;2탭&quot;;[.G119]*6.45 + [.H119]*4 + [.I119]*4.55 + [.J119]*4 + [.K119]*4;0)" office:value-type="float" office:value="0" calcext:value-type="float">
            <text:p>0</text:p>
          </table:table-cell>
          <table:table-cell table:style-name="ce70" table:formula="of:=IF([.R119] &amp; [.D119] = &quot;2배치&quot;;[.G119]*6.45 + [.H119]*4 + [.I119]*4.55 + [.J119]*4 + [.K119]*4;0)" office:value-type="float" office:value="0" calcext:value-type="float">
            <text:p>0</text:p>
          </table:table-cell>
          <table:table-cell table:style-name="ce70" table:formula="of:=SUM([.AI119:.AR11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0]&lt;&gt;&quot;메뉴&quot;;0;IF(ISBLANK([.P120]); 0; IF((&quot;2015-08-28&quot;-[.P120])&gt;=0;1;0)))" office:value-type="float" office:value="0" calcext:value-type="float">
            <text:p>0</text:p>
          </table:table-cell>
          <table:table-cell table:style-name="ce66" table:formula="of:=IF([.D120]&lt;&gt;&quot;메뉴&quot;;0;IF(ISBLANK([.N120]); 0; IF((&quot;2015-09-04&quot;-[.N120])&gt;=0;1;0)))" office:value-type="float" office:value="0" calcext:value-type="float">
            <text:p>0</text:p>
          </table:table-cell>
          <table:table-cell table:style-name="ce66" table:formula="of:=IF(ISBLANK([.P120]); 0; IF((&quot;2015-08-28&quot;-[.P120])&gt;=0;[.AS120];0))" office:value-type="float" office:value="0" calcext:value-type="float">
            <text:p>0</text:p>
          </table:table-cell>
          <table:table-cell table:style-name="ce66" table:formula="of:=IF(ISBLANK([.N120]); 0; IF((&quot;2015-09-04&quot;-[.N120])&gt;=0;[.AS120];0))" office:value-type="float" office:value="0" calcext:value-type="float">
            <text:p>0</text:p>
          </table:table-cell>
          <table:table-cell table:style-name="ce66" table:formula="of:=IF([.D12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0])" office:value-type="float" office:value="0" calcext:value-type="float">
            <text:p>0</text:p>
          </table:table-cell>
          <table:table-cell table:style-name="ce69" table:formula="of:=IF([.R120] &amp; [.D120] = &quot;1메뉴&quot;;1;0)" office:value-type="float" office:value="0" calcext:value-type="float">
            <text:p>0</text:p>
          </table:table-cell>
          <table:table-cell table:style-name="ce69" table:formula="of:=IF([.R120] &amp; [.D120] = &quot;1출력물&quot;;1;0)" office:value-type="float" office:value="0" calcext:value-type="float">
            <text:p>0</text:p>
          </table:table-cell>
          <table:table-cell table:style-name="ce69" table:formula="of:=IF([.R120] &amp; [.D120] = &quot;1팝업&quot;;1;0)" office:value-type="float" office:value="0" calcext:value-type="float">
            <text:p>0</text:p>
          </table:table-cell>
          <table:table-cell table:style-name="ce69" table:formula="of:=IF([.R120] &amp; [.D120] = &quot;1탭&quot;;1;0)" office:value-type="float" office:value="0" calcext:value-type="float">
            <text:p>0</text:p>
          </table:table-cell>
          <table:table-cell table:style-name="ce69" table:formula="of:=IF([.R120] &amp; [.D120] = &quot;1배치&quot;;1;0)" office:value-type="float" office:value="0" calcext:value-type="float">
            <text:p>0</text:p>
          </table:table-cell>
          <table:table-cell table:style-name="ce69" table:formula="of:=IF([.R120] &amp; [.D120] = &quot;2메뉴&quot;;1;0)" office:value-type="float" office:value="0" calcext:value-type="float">
            <text:p>0</text:p>
          </table:table-cell>
          <table:table-cell table:style-name="ce69" table:formula="of:=IF([.R120] &amp; [.D120] = &quot;2출력물&quot;;1;0)" office:value-type="float" office:value="0" calcext:value-type="float">
            <text:p>0</text:p>
          </table:table-cell>
          <table:table-cell table:style-name="ce69" table:formula="of:=IF([.R120] &amp; [.D120] = &quot;2팝업&quot;;1;0)" office:value-type="float" office:value="0" calcext:value-type="float">
            <text:p>0</text:p>
          </table:table-cell>
          <table:table-cell table:style-name="ce69" table:formula="of:=IF([.R120] &amp; [.D120] = &quot;2탭&quot;;1;0)" office:value-type="float" office:value="0" calcext:value-type="float">
            <text:p>0</text:p>
          </table:table-cell>
          <table:table-cell table:style-name="ce69" table:formula="of:=IF([.R120] &amp; [.D120] = &quot;2배치&quot;;1;0)" office:value-type="float" office:value="0" calcext:value-type="float">
            <text:p>0</text:p>
          </table:table-cell>
          <table:table-cell table:style-name="ce69" table:formula="of:=IF([.R120] &amp; [.D120] = &quot;1메뉴&quot;;[.G120]*6.45 + [.H120]*4 + [.I120]*4.55 + [.J120]*4 + [.K120]*4;0)" office:value-type="float" office:value="0" calcext:value-type="float">
            <text:p>0</text:p>
          </table:table-cell>
          <table:table-cell table:style-name="ce69" table:formula="of:=IF([.R120] &amp; [.D120] = &quot;1출력물&quot;;[.G120]*5.4 + [.H120]*4 + [.I120]*4.55 + [.J120]*4 + [.K120]*4;0)" office:value-type="float" office:value="0" calcext:value-type="float">
            <text:p>0</text:p>
          </table:table-cell>
          <table:table-cell table:style-name="ce69" table:formula="of:=IF([.R120] &amp; [.D120] = &quot;1팝업&quot;;[.G120]*6.45 + [.H120]*4 + [.I120]*4.55 + [.J120]*4 + [.K120]*4;0)" office:value-type="float" office:value="0" calcext:value-type="float">
            <text:p>0</text:p>
          </table:table-cell>
          <table:table-cell table:style-name="ce69" table:formula="of:=IF([.R120] &amp; [.D120] = &quot;1탭&quot;;[.G120]*6.45 + [.H120]*4 + [.I120]*4.55 + [.J120]*4 + [.K120]*4;0)" office:value-type="float" office:value="0" calcext:value-type="float">
            <text:p>0</text:p>
          </table:table-cell>
          <table:table-cell table:style-name="ce69" table:formula="of:=IF([.R120] &amp; [.D120] = &quot;1배치&quot;;[.G120]*6.45 + [.H120]*4 + [.I120]*4.55 + [.J120]*4 + [.K120]*4;0)" office:value-type="float" office:value="0" calcext:value-type="float">
            <text:p>0</text:p>
          </table:table-cell>
          <table:table-cell table:style-name="ce69" table:formula="of:=IF([.R120] &amp; [.D120] = &quot;2메뉴&quot;;[.G120]*6.45 + [.H120]*4 + [.I120]*4.55 + [.J120]*4 + [.K120]*4;0)" office:value-type="float" office:value="0" calcext:value-type="float">
            <text:p>0</text:p>
          </table:table-cell>
          <table:table-cell table:style-name="ce69" table:formula="of:=IF([.R120] &amp; [.D120] = &quot;2출력물&quot;;[.G120]*5.4 + [.H120]*4 + [.I120]*4.55 + [.J120]*4 + [.K120]*4;0)" office:value-type="float" office:value="0" calcext:value-type="float">
            <text:p>0</text:p>
          </table:table-cell>
          <table:table-cell table:style-name="ce69" table:formula="of:=IF([.R120] &amp; [.D120] = &quot;2팝업&quot;;[.G120]*6.45 + [.H120]*4 + [.I120]*4.55 + [.J120]*4 + [.K120]*4;0)" office:value-type="float" office:value="0" calcext:value-type="float">
            <text:p>0</text:p>
          </table:table-cell>
          <table:table-cell table:style-name="ce69" table:formula="of:=IF([.R120] &amp; [.D120] = &quot;2탭&quot;;[.G120]*6.45 + [.H120]*4 + [.I120]*4.55 + [.J120]*4 + [.K120]*4;0)" office:value-type="float" office:value="0" calcext:value-type="float">
            <text:p>0</text:p>
          </table:table-cell>
          <table:table-cell table:style-name="ce70" table:formula="of:=IF([.R120] &amp; [.D120] = &quot;2배치&quot;;[.G120]*6.45 + [.H120]*4 + [.I120]*4.55 + [.J120]*4 + [.K120]*4;0)" office:value-type="float" office:value="0" calcext:value-type="float">
            <text:p>0</text:p>
          </table:table-cell>
          <table:table-cell table:style-name="ce70" table:formula="of:=SUM([.AI120:.AR12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1]&lt;&gt;&quot;메뉴&quot;;0;IF(ISBLANK([.P121]); 0; IF((&quot;2015-08-28&quot;-[.P121])&gt;=0;1;0)))" office:value-type="float" office:value="0" calcext:value-type="float">
            <text:p>0</text:p>
          </table:table-cell>
          <table:table-cell table:style-name="ce66" table:formula="of:=IF([.D121]&lt;&gt;&quot;메뉴&quot;;0;IF(ISBLANK([.N121]); 0; IF((&quot;2015-09-04&quot;-[.N121])&gt;=0;1;0)))" office:value-type="float" office:value="0" calcext:value-type="float">
            <text:p>0</text:p>
          </table:table-cell>
          <table:table-cell table:style-name="ce66" table:formula="of:=IF(ISBLANK([.P121]); 0; IF((&quot;2015-08-28&quot;-[.P121])&gt;=0;[.AS121];0))" office:value-type="float" office:value="0" calcext:value-type="float">
            <text:p>0</text:p>
          </table:table-cell>
          <table:table-cell table:style-name="ce66" table:formula="of:=IF(ISBLANK([.N121]); 0; IF((&quot;2015-09-04&quot;-[.N121])&gt;=0;[.AS121];0))" office:value-type="float" office:value="0" calcext:value-type="float">
            <text:p>0</text:p>
          </table:table-cell>
          <table:table-cell table:style-name="ce66" table:formula="of:=IF([.D12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1])" office:value-type="float" office:value="0" calcext:value-type="float">
            <text:p>0</text:p>
          </table:table-cell>
          <table:table-cell table:style-name="ce69" table:formula="of:=IF([.R121] &amp; [.D121] = &quot;1메뉴&quot;;1;0)" office:value-type="float" office:value="0" calcext:value-type="float">
            <text:p>0</text:p>
          </table:table-cell>
          <table:table-cell table:style-name="ce69" table:formula="of:=IF([.R121] &amp; [.D121] = &quot;1출력물&quot;;1;0)" office:value-type="float" office:value="0" calcext:value-type="float">
            <text:p>0</text:p>
          </table:table-cell>
          <table:table-cell table:style-name="ce69" table:formula="of:=IF([.R121] &amp; [.D121] = &quot;1팝업&quot;;1;0)" office:value-type="float" office:value="0" calcext:value-type="float">
            <text:p>0</text:p>
          </table:table-cell>
          <table:table-cell table:style-name="ce69" table:formula="of:=IF([.R121] &amp; [.D121] = &quot;1탭&quot;;1;0)" office:value-type="float" office:value="0" calcext:value-type="float">
            <text:p>0</text:p>
          </table:table-cell>
          <table:table-cell table:style-name="ce69" table:formula="of:=IF([.R121] &amp; [.D121] = &quot;1배치&quot;;1;0)" office:value-type="float" office:value="0" calcext:value-type="float">
            <text:p>0</text:p>
          </table:table-cell>
          <table:table-cell table:style-name="ce69" table:formula="of:=IF([.R121] &amp; [.D121] = &quot;2메뉴&quot;;1;0)" office:value-type="float" office:value="0" calcext:value-type="float">
            <text:p>0</text:p>
          </table:table-cell>
          <table:table-cell table:style-name="ce69" table:formula="of:=IF([.R121] &amp; [.D121] = &quot;2출력물&quot;;1;0)" office:value-type="float" office:value="0" calcext:value-type="float">
            <text:p>0</text:p>
          </table:table-cell>
          <table:table-cell table:style-name="ce69" table:formula="of:=IF([.R121] &amp; [.D121] = &quot;2팝업&quot;;1;0)" office:value-type="float" office:value="0" calcext:value-type="float">
            <text:p>0</text:p>
          </table:table-cell>
          <table:table-cell table:style-name="ce69" table:formula="of:=IF([.R121] &amp; [.D121] = &quot;2탭&quot;;1;0)" office:value-type="float" office:value="0" calcext:value-type="float">
            <text:p>0</text:p>
          </table:table-cell>
          <table:table-cell table:style-name="ce69" table:formula="of:=IF([.R121] &amp; [.D121] = &quot;2배치&quot;;1;0)" office:value-type="float" office:value="0" calcext:value-type="float">
            <text:p>0</text:p>
          </table:table-cell>
          <table:table-cell table:style-name="ce69" table:formula="of:=IF([.R121] &amp; [.D121] = &quot;1메뉴&quot;;[.G121]*6.45 + [.H121]*4 + [.I121]*4.55 + [.J121]*4 + [.K121]*4;0)" office:value-type="float" office:value="0" calcext:value-type="float">
            <text:p>0</text:p>
          </table:table-cell>
          <table:table-cell table:style-name="ce69" table:formula="of:=IF([.R121] &amp; [.D121] = &quot;1출력물&quot;;[.G121]*5.4 + [.H121]*4 + [.I121]*4.55 + [.J121]*4 + [.K121]*4;0)" office:value-type="float" office:value="0" calcext:value-type="float">
            <text:p>0</text:p>
          </table:table-cell>
          <table:table-cell table:style-name="ce69" table:formula="of:=IF([.R121] &amp; [.D121] = &quot;1팝업&quot;;[.G121]*6.45 + [.H121]*4 + [.I121]*4.55 + [.J121]*4 + [.K121]*4;0)" office:value-type="float" office:value="0" calcext:value-type="float">
            <text:p>0</text:p>
          </table:table-cell>
          <table:table-cell table:style-name="ce69" table:formula="of:=IF([.R121] &amp; [.D121] = &quot;1탭&quot;;[.G121]*6.45 + [.H121]*4 + [.I121]*4.55 + [.J121]*4 + [.K121]*4;0)" office:value-type="float" office:value="0" calcext:value-type="float">
            <text:p>0</text:p>
          </table:table-cell>
          <table:table-cell table:style-name="ce69" table:formula="of:=IF([.R121] &amp; [.D121] = &quot;1배치&quot;;[.G121]*6.45 + [.H121]*4 + [.I121]*4.55 + [.J121]*4 + [.K121]*4;0)" office:value-type="float" office:value="0" calcext:value-type="float">
            <text:p>0</text:p>
          </table:table-cell>
          <table:table-cell table:style-name="ce69" table:formula="of:=IF([.R121] &amp; [.D121] = &quot;2메뉴&quot;;[.G121]*6.45 + [.H121]*4 + [.I121]*4.55 + [.J121]*4 + [.K121]*4;0)" office:value-type="float" office:value="0" calcext:value-type="float">
            <text:p>0</text:p>
          </table:table-cell>
          <table:table-cell table:style-name="ce69" table:formula="of:=IF([.R121] &amp; [.D121] = &quot;2출력물&quot;;[.G121]*5.4 + [.H121]*4 + [.I121]*4.55 + [.J121]*4 + [.K121]*4;0)" office:value-type="float" office:value="0" calcext:value-type="float">
            <text:p>0</text:p>
          </table:table-cell>
          <table:table-cell table:style-name="ce69" table:formula="of:=IF([.R121] &amp; [.D121] = &quot;2팝업&quot;;[.G121]*6.45 + [.H121]*4 + [.I121]*4.55 + [.J121]*4 + [.K121]*4;0)" office:value-type="float" office:value="0" calcext:value-type="float">
            <text:p>0</text:p>
          </table:table-cell>
          <table:table-cell table:style-name="ce69" table:formula="of:=IF([.R121] &amp; [.D121] = &quot;2탭&quot;;[.G121]*6.45 + [.H121]*4 + [.I121]*4.55 + [.J121]*4 + [.K121]*4;0)" office:value-type="float" office:value="0" calcext:value-type="float">
            <text:p>0</text:p>
          </table:table-cell>
          <table:table-cell table:style-name="ce70" table:formula="of:=IF([.R121] &amp; [.D121] = &quot;2배치&quot;;[.G121]*6.45 + [.H121]*4 + [.I121]*4.55 + [.J121]*4 + [.K121]*4;0)" office:value-type="float" office:value="0" calcext:value-type="float">
            <text:p>0</text:p>
          </table:table-cell>
          <table:table-cell table:style-name="ce70" table:formula="of:=SUM([.AI121:.AR12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2]&lt;&gt;&quot;메뉴&quot;;0;IF(ISBLANK([.P122]); 0; IF((&quot;2015-08-28&quot;-[.P122])&gt;=0;1;0)))" office:value-type="float" office:value="0" calcext:value-type="float">
            <text:p>0</text:p>
          </table:table-cell>
          <table:table-cell table:style-name="ce66" table:formula="of:=IF([.D122]&lt;&gt;&quot;메뉴&quot;;0;IF(ISBLANK([.N122]); 0; IF((&quot;2015-09-04&quot;-[.N122])&gt;=0;1;0)))" office:value-type="float" office:value="0" calcext:value-type="float">
            <text:p>0</text:p>
          </table:table-cell>
          <table:table-cell table:style-name="ce66" table:formula="of:=IF(ISBLANK([.P122]); 0; IF((&quot;2015-08-28&quot;-[.P122])&gt;=0;[.AS122];0))" office:value-type="float" office:value="0" calcext:value-type="float">
            <text:p>0</text:p>
          </table:table-cell>
          <table:table-cell table:style-name="ce66" table:formula="of:=IF(ISBLANK([.N122]); 0; IF((&quot;2015-09-04&quot;-[.N122])&gt;=0;[.AS122];0))" office:value-type="float" office:value="0" calcext:value-type="float">
            <text:p>0</text:p>
          </table:table-cell>
          <table:table-cell table:style-name="ce66" table:formula="of:=IF([.D12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2])" office:value-type="float" office:value="0" calcext:value-type="float">
            <text:p>0</text:p>
          </table:table-cell>
          <table:table-cell table:style-name="ce69" table:formula="of:=IF([.R122] &amp; [.D122] = &quot;1메뉴&quot;;1;0)" office:value-type="float" office:value="0" calcext:value-type="float">
            <text:p>0</text:p>
          </table:table-cell>
          <table:table-cell table:style-name="ce69" table:formula="of:=IF([.R122] &amp; [.D122] = &quot;1출력물&quot;;1;0)" office:value-type="float" office:value="0" calcext:value-type="float">
            <text:p>0</text:p>
          </table:table-cell>
          <table:table-cell table:style-name="ce69" table:formula="of:=IF([.R122] &amp; [.D122] = &quot;1팝업&quot;;1;0)" office:value-type="float" office:value="0" calcext:value-type="float">
            <text:p>0</text:p>
          </table:table-cell>
          <table:table-cell table:style-name="ce69" table:formula="of:=IF([.R122] &amp; [.D122] = &quot;1탭&quot;;1;0)" office:value-type="float" office:value="0" calcext:value-type="float">
            <text:p>0</text:p>
          </table:table-cell>
          <table:table-cell table:style-name="ce69" table:formula="of:=IF([.R122] &amp; [.D122] = &quot;1배치&quot;;1;0)" office:value-type="float" office:value="0" calcext:value-type="float">
            <text:p>0</text:p>
          </table:table-cell>
          <table:table-cell table:style-name="ce69" table:formula="of:=IF([.R122] &amp; [.D122] = &quot;2메뉴&quot;;1;0)" office:value-type="float" office:value="0" calcext:value-type="float">
            <text:p>0</text:p>
          </table:table-cell>
          <table:table-cell table:style-name="ce69" table:formula="of:=IF([.R122] &amp; [.D122] = &quot;2출력물&quot;;1;0)" office:value-type="float" office:value="0" calcext:value-type="float">
            <text:p>0</text:p>
          </table:table-cell>
          <table:table-cell table:style-name="ce69" table:formula="of:=IF([.R122] &amp; [.D122] = &quot;2팝업&quot;;1;0)" office:value-type="float" office:value="0" calcext:value-type="float">
            <text:p>0</text:p>
          </table:table-cell>
          <table:table-cell table:style-name="ce69" table:formula="of:=IF([.R122] &amp; [.D122] = &quot;2탭&quot;;1;0)" office:value-type="float" office:value="0" calcext:value-type="float">
            <text:p>0</text:p>
          </table:table-cell>
          <table:table-cell table:style-name="ce69" table:formula="of:=IF([.R122] &amp; [.D122] = &quot;2배치&quot;;1;0)" office:value-type="float" office:value="0" calcext:value-type="float">
            <text:p>0</text:p>
          </table:table-cell>
          <table:table-cell table:style-name="ce69" table:formula="of:=IF([.R122] &amp; [.D122] = &quot;1메뉴&quot;;[.G122]*6.45 + [.H122]*4 + [.I122]*4.55 + [.J122]*4 + [.K122]*4;0)" office:value-type="float" office:value="0" calcext:value-type="float">
            <text:p>0</text:p>
          </table:table-cell>
          <table:table-cell table:style-name="ce69" table:formula="of:=IF([.R122] &amp; [.D122] = &quot;1출력물&quot;;[.G122]*5.4 + [.H122]*4 + [.I122]*4.55 + [.J122]*4 + [.K122]*4;0)" office:value-type="float" office:value="0" calcext:value-type="float">
            <text:p>0</text:p>
          </table:table-cell>
          <table:table-cell table:style-name="ce69" table:formula="of:=IF([.R122] &amp; [.D122] = &quot;1팝업&quot;;[.G122]*6.45 + [.H122]*4 + [.I122]*4.55 + [.J122]*4 + [.K122]*4;0)" office:value-type="float" office:value="0" calcext:value-type="float">
            <text:p>0</text:p>
          </table:table-cell>
          <table:table-cell table:style-name="ce69" table:formula="of:=IF([.R122] &amp; [.D122] = &quot;1탭&quot;;[.G122]*6.45 + [.H122]*4 + [.I122]*4.55 + [.J122]*4 + [.K122]*4;0)" office:value-type="float" office:value="0" calcext:value-type="float">
            <text:p>0</text:p>
          </table:table-cell>
          <table:table-cell table:style-name="ce69" table:formula="of:=IF([.R122] &amp; [.D122] = &quot;1배치&quot;;[.G122]*6.45 + [.H122]*4 + [.I122]*4.55 + [.J122]*4 + [.K122]*4;0)" office:value-type="float" office:value="0" calcext:value-type="float">
            <text:p>0</text:p>
          </table:table-cell>
          <table:table-cell table:style-name="ce69" table:formula="of:=IF([.R122] &amp; [.D122] = &quot;2메뉴&quot;;[.G122]*6.45 + [.H122]*4 + [.I122]*4.55 + [.J122]*4 + [.K122]*4;0)" office:value-type="float" office:value="0" calcext:value-type="float">
            <text:p>0</text:p>
          </table:table-cell>
          <table:table-cell table:style-name="ce69" table:formula="of:=IF([.R122] &amp; [.D122] = &quot;2출력물&quot;;[.G122]*5.4 + [.H122]*4 + [.I122]*4.55 + [.J122]*4 + [.K122]*4;0)" office:value-type="float" office:value="0" calcext:value-type="float">
            <text:p>0</text:p>
          </table:table-cell>
          <table:table-cell table:style-name="ce69" table:formula="of:=IF([.R122] &amp; [.D122] = &quot;2팝업&quot;;[.G122]*6.45 + [.H122]*4 + [.I122]*4.55 + [.J122]*4 + [.K122]*4;0)" office:value-type="float" office:value="0" calcext:value-type="float">
            <text:p>0</text:p>
          </table:table-cell>
          <table:table-cell table:style-name="ce69" table:formula="of:=IF([.R122] &amp; [.D122] = &quot;2탭&quot;;[.G122]*6.45 + [.H122]*4 + [.I122]*4.55 + [.J122]*4 + [.K122]*4;0)" office:value-type="float" office:value="0" calcext:value-type="float">
            <text:p>0</text:p>
          </table:table-cell>
          <table:table-cell table:style-name="ce70" table:formula="of:=IF([.R122] &amp; [.D122] = &quot;2배치&quot;;[.G122]*6.45 + [.H122]*4 + [.I122]*4.55 + [.J122]*4 + [.K122]*4;0)" office:value-type="float" office:value="0" calcext:value-type="float">
            <text:p>0</text:p>
          </table:table-cell>
          <table:table-cell table:style-name="ce70" table:formula="of:=SUM([.AI122:.AR12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3]&lt;&gt;&quot;메뉴&quot;;0;IF(ISBLANK([.P123]); 0; IF((&quot;2015-08-28&quot;-[.P123])&gt;=0;1;0)))" office:value-type="float" office:value="0" calcext:value-type="float">
            <text:p>0</text:p>
          </table:table-cell>
          <table:table-cell table:style-name="ce66" table:formula="of:=IF([.D123]&lt;&gt;&quot;메뉴&quot;;0;IF(ISBLANK([.N123]); 0; IF((&quot;2015-09-04&quot;-[.N123])&gt;=0;1;0)))" office:value-type="float" office:value="0" calcext:value-type="float">
            <text:p>0</text:p>
          </table:table-cell>
          <table:table-cell table:style-name="ce66" table:formula="of:=IF(ISBLANK([.P123]); 0; IF((&quot;2015-08-28&quot;-[.P123])&gt;=0;[.AS123];0))" office:value-type="float" office:value="0" calcext:value-type="float">
            <text:p>0</text:p>
          </table:table-cell>
          <table:table-cell table:style-name="ce66" table:formula="of:=IF(ISBLANK([.N123]); 0; IF((&quot;2015-09-04&quot;-[.N123])&gt;=0;[.AS123];0))" office:value-type="float" office:value="0" calcext:value-type="float">
            <text:p>0</text:p>
          </table:table-cell>
          <table:table-cell table:style-name="ce66" table:formula="of:=IF([.D12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3])" office:value-type="float" office:value="0" calcext:value-type="float">
            <text:p>0</text:p>
          </table:table-cell>
          <table:table-cell table:style-name="ce69" table:formula="of:=IF([.R123] &amp; [.D123] = &quot;1메뉴&quot;;1;0)" office:value-type="float" office:value="0" calcext:value-type="float">
            <text:p>0</text:p>
          </table:table-cell>
          <table:table-cell table:style-name="ce69" table:formula="of:=IF([.R123] &amp; [.D123] = &quot;1출력물&quot;;1;0)" office:value-type="float" office:value="0" calcext:value-type="float">
            <text:p>0</text:p>
          </table:table-cell>
          <table:table-cell table:style-name="ce69" table:formula="of:=IF([.R123] &amp; [.D123] = &quot;1팝업&quot;;1;0)" office:value-type="float" office:value="0" calcext:value-type="float">
            <text:p>0</text:p>
          </table:table-cell>
          <table:table-cell table:style-name="ce69" table:formula="of:=IF([.R123] &amp; [.D123] = &quot;1탭&quot;;1;0)" office:value-type="float" office:value="0" calcext:value-type="float">
            <text:p>0</text:p>
          </table:table-cell>
          <table:table-cell table:style-name="ce69" table:formula="of:=IF([.R123] &amp; [.D123] = &quot;1배치&quot;;1;0)" office:value-type="float" office:value="0" calcext:value-type="float">
            <text:p>0</text:p>
          </table:table-cell>
          <table:table-cell table:style-name="ce69" table:formula="of:=IF([.R123] &amp; [.D123] = &quot;2메뉴&quot;;1;0)" office:value-type="float" office:value="0" calcext:value-type="float">
            <text:p>0</text:p>
          </table:table-cell>
          <table:table-cell table:style-name="ce69" table:formula="of:=IF([.R123] &amp; [.D123] = &quot;2출력물&quot;;1;0)" office:value-type="float" office:value="0" calcext:value-type="float">
            <text:p>0</text:p>
          </table:table-cell>
          <table:table-cell table:style-name="ce69" table:formula="of:=IF([.R123] &amp; [.D123] = &quot;2팝업&quot;;1;0)" office:value-type="float" office:value="0" calcext:value-type="float">
            <text:p>0</text:p>
          </table:table-cell>
          <table:table-cell table:style-name="ce69" table:formula="of:=IF([.R123] &amp; [.D123] = &quot;2탭&quot;;1;0)" office:value-type="float" office:value="0" calcext:value-type="float">
            <text:p>0</text:p>
          </table:table-cell>
          <table:table-cell table:style-name="ce69" table:formula="of:=IF([.R123] &amp; [.D123] = &quot;2배치&quot;;1;0)" office:value-type="float" office:value="0" calcext:value-type="float">
            <text:p>0</text:p>
          </table:table-cell>
          <table:table-cell table:style-name="ce69" table:formula="of:=IF([.R123] &amp; [.D123] = &quot;1메뉴&quot;;[.G123]*6.45 + [.H123]*4 + [.I123]*4.55 + [.J123]*4 + [.K123]*4;0)" office:value-type="float" office:value="0" calcext:value-type="float">
            <text:p>0</text:p>
          </table:table-cell>
          <table:table-cell table:style-name="ce69" table:formula="of:=IF([.R123] &amp; [.D123] = &quot;1출력물&quot;;[.G123]*5.4 + [.H123]*4 + [.I123]*4.55 + [.J123]*4 + [.K123]*4;0)" office:value-type="float" office:value="0" calcext:value-type="float">
            <text:p>0</text:p>
          </table:table-cell>
          <table:table-cell table:style-name="ce69" table:formula="of:=IF([.R123] &amp; [.D123] = &quot;1팝업&quot;;[.G123]*6.45 + [.H123]*4 + [.I123]*4.55 + [.J123]*4 + [.K123]*4;0)" office:value-type="float" office:value="0" calcext:value-type="float">
            <text:p>0</text:p>
          </table:table-cell>
          <table:table-cell table:style-name="ce69" table:formula="of:=IF([.R123] &amp; [.D123] = &quot;1탭&quot;;[.G123]*6.45 + [.H123]*4 + [.I123]*4.55 + [.J123]*4 + [.K123]*4;0)" office:value-type="float" office:value="0" calcext:value-type="float">
            <text:p>0</text:p>
          </table:table-cell>
          <table:table-cell table:style-name="ce69" table:formula="of:=IF([.R123] &amp; [.D123] = &quot;1배치&quot;;[.G123]*6.45 + [.H123]*4 + [.I123]*4.55 + [.J123]*4 + [.K123]*4;0)" office:value-type="float" office:value="0" calcext:value-type="float">
            <text:p>0</text:p>
          </table:table-cell>
          <table:table-cell table:style-name="ce69" table:formula="of:=IF([.R123] &amp; [.D123] = &quot;2메뉴&quot;;[.G123]*6.45 + [.H123]*4 + [.I123]*4.55 + [.J123]*4 + [.K123]*4;0)" office:value-type="float" office:value="0" calcext:value-type="float">
            <text:p>0</text:p>
          </table:table-cell>
          <table:table-cell table:style-name="ce69" table:formula="of:=IF([.R123] &amp; [.D123] = &quot;2출력물&quot;;[.G123]*5.4 + [.H123]*4 + [.I123]*4.55 + [.J123]*4 + [.K123]*4;0)" office:value-type="float" office:value="0" calcext:value-type="float">
            <text:p>0</text:p>
          </table:table-cell>
          <table:table-cell table:style-name="ce69" table:formula="of:=IF([.R123] &amp; [.D123] = &quot;2팝업&quot;;[.G123]*6.45 + [.H123]*4 + [.I123]*4.55 + [.J123]*4 + [.K123]*4;0)" office:value-type="float" office:value="0" calcext:value-type="float">
            <text:p>0</text:p>
          </table:table-cell>
          <table:table-cell table:style-name="ce69" table:formula="of:=IF([.R123] &amp; [.D123] = &quot;2탭&quot;;[.G123]*6.45 + [.H123]*4 + [.I123]*4.55 + [.J123]*4 + [.K123]*4;0)" office:value-type="float" office:value="0" calcext:value-type="float">
            <text:p>0</text:p>
          </table:table-cell>
          <table:table-cell table:style-name="ce70" table:formula="of:=IF([.R123] &amp; [.D123] = &quot;2배치&quot;;[.G123]*6.45 + [.H123]*4 + [.I123]*4.55 + [.J123]*4 + [.K123]*4;0)" office:value-type="float" office:value="0" calcext:value-type="float">
            <text:p>0</text:p>
          </table:table-cell>
          <table:table-cell table:style-name="ce70" table:formula="of:=SUM([.AI123:.AR12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4]&lt;&gt;&quot;메뉴&quot;;0;IF(ISBLANK([.P124]); 0; IF((&quot;2015-08-28&quot;-[.P124])&gt;=0;1;0)))" office:value-type="float" office:value="0" calcext:value-type="float">
            <text:p>0</text:p>
          </table:table-cell>
          <table:table-cell table:style-name="ce66" table:formula="of:=IF([.D124]&lt;&gt;&quot;메뉴&quot;;0;IF(ISBLANK([.N124]); 0; IF((&quot;2015-09-04&quot;-[.N124])&gt;=0;1;0)))" office:value-type="float" office:value="0" calcext:value-type="float">
            <text:p>0</text:p>
          </table:table-cell>
          <table:table-cell table:style-name="ce66" table:formula="of:=IF(ISBLANK([.P124]); 0; IF((&quot;2015-08-28&quot;-[.P124])&gt;=0;[.AS124];0))" office:value-type="float" office:value="0" calcext:value-type="float">
            <text:p>0</text:p>
          </table:table-cell>
          <table:table-cell table:style-name="ce66" table:formula="of:=IF(ISBLANK([.N124]); 0; IF((&quot;2015-09-04&quot;-[.N124])&gt;=0;[.AS124];0))" office:value-type="float" office:value="0" calcext:value-type="float">
            <text:p>0</text:p>
          </table:table-cell>
          <table:table-cell table:style-name="ce66" table:formula="of:=IF([.D12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4])" office:value-type="float" office:value="0" calcext:value-type="float">
            <text:p>0</text:p>
          </table:table-cell>
          <table:table-cell table:style-name="ce69" table:formula="of:=IF([.R124] &amp; [.D124] = &quot;1메뉴&quot;;1;0)" office:value-type="float" office:value="0" calcext:value-type="float">
            <text:p>0</text:p>
          </table:table-cell>
          <table:table-cell table:style-name="ce69" table:formula="of:=IF([.R124] &amp; [.D124] = &quot;1출력물&quot;;1;0)" office:value-type="float" office:value="0" calcext:value-type="float">
            <text:p>0</text:p>
          </table:table-cell>
          <table:table-cell table:style-name="ce69" table:formula="of:=IF([.R124] &amp; [.D124] = &quot;1팝업&quot;;1;0)" office:value-type="float" office:value="0" calcext:value-type="float">
            <text:p>0</text:p>
          </table:table-cell>
          <table:table-cell table:style-name="ce69" table:formula="of:=IF([.R124] &amp; [.D124] = &quot;1탭&quot;;1;0)" office:value-type="float" office:value="0" calcext:value-type="float">
            <text:p>0</text:p>
          </table:table-cell>
          <table:table-cell table:style-name="ce69" table:formula="of:=IF([.R124] &amp; [.D124] = &quot;1배치&quot;;1;0)" office:value-type="float" office:value="0" calcext:value-type="float">
            <text:p>0</text:p>
          </table:table-cell>
          <table:table-cell table:style-name="ce69" table:formula="of:=IF([.R124] &amp; [.D124] = &quot;2메뉴&quot;;1;0)" office:value-type="float" office:value="0" calcext:value-type="float">
            <text:p>0</text:p>
          </table:table-cell>
          <table:table-cell table:style-name="ce69" table:formula="of:=IF([.R124] &amp; [.D124] = &quot;2출력물&quot;;1;0)" office:value-type="float" office:value="0" calcext:value-type="float">
            <text:p>0</text:p>
          </table:table-cell>
          <table:table-cell table:style-name="ce69" table:formula="of:=IF([.R124] &amp; [.D124] = &quot;2팝업&quot;;1;0)" office:value-type="float" office:value="0" calcext:value-type="float">
            <text:p>0</text:p>
          </table:table-cell>
          <table:table-cell table:style-name="ce69" table:formula="of:=IF([.R124] &amp; [.D124] = &quot;2탭&quot;;1;0)" office:value-type="float" office:value="0" calcext:value-type="float">
            <text:p>0</text:p>
          </table:table-cell>
          <table:table-cell table:style-name="ce69" table:formula="of:=IF([.R124] &amp; [.D124] = &quot;2배치&quot;;1;0)" office:value-type="float" office:value="0" calcext:value-type="float">
            <text:p>0</text:p>
          </table:table-cell>
          <table:table-cell table:style-name="ce69" table:formula="of:=IF([.R124] &amp; [.D124] = &quot;1메뉴&quot;;[.G124]*6.45 + [.H124]*4 + [.I124]*4.55 + [.J124]*4 + [.K124]*4;0)" office:value-type="float" office:value="0" calcext:value-type="float">
            <text:p>0</text:p>
          </table:table-cell>
          <table:table-cell table:style-name="ce69" table:formula="of:=IF([.R124] &amp; [.D124] = &quot;1출력물&quot;;[.G124]*5.4 + [.H124]*4 + [.I124]*4.55 + [.J124]*4 + [.K124]*4;0)" office:value-type="float" office:value="0" calcext:value-type="float">
            <text:p>0</text:p>
          </table:table-cell>
          <table:table-cell table:style-name="ce69" table:formula="of:=IF([.R124] &amp; [.D124] = &quot;1팝업&quot;;[.G124]*6.45 + [.H124]*4 + [.I124]*4.55 + [.J124]*4 + [.K124]*4;0)" office:value-type="float" office:value="0" calcext:value-type="float">
            <text:p>0</text:p>
          </table:table-cell>
          <table:table-cell table:style-name="ce69" table:formula="of:=IF([.R124] &amp; [.D124] = &quot;1탭&quot;;[.G124]*6.45 + [.H124]*4 + [.I124]*4.55 + [.J124]*4 + [.K124]*4;0)" office:value-type="float" office:value="0" calcext:value-type="float">
            <text:p>0</text:p>
          </table:table-cell>
          <table:table-cell table:style-name="ce69" table:formula="of:=IF([.R124] &amp; [.D124] = &quot;1배치&quot;;[.G124]*6.45 + [.H124]*4 + [.I124]*4.55 + [.J124]*4 + [.K124]*4;0)" office:value-type="float" office:value="0" calcext:value-type="float">
            <text:p>0</text:p>
          </table:table-cell>
          <table:table-cell table:style-name="ce69" table:formula="of:=IF([.R124] &amp; [.D124] = &quot;2메뉴&quot;;[.G124]*6.45 + [.H124]*4 + [.I124]*4.55 + [.J124]*4 + [.K124]*4;0)" office:value-type="float" office:value="0" calcext:value-type="float">
            <text:p>0</text:p>
          </table:table-cell>
          <table:table-cell table:style-name="ce69" table:formula="of:=IF([.R124] &amp; [.D124] = &quot;2출력물&quot;;[.G124]*5.4 + [.H124]*4 + [.I124]*4.55 + [.J124]*4 + [.K124]*4;0)" office:value-type="float" office:value="0" calcext:value-type="float">
            <text:p>0</text:p>
          </table:table-cell>
          <table:table-cell table:style-name="ce69" table:formula="of:=IF([.R124] &amp; [.D124] = &quot;2팝업&quot;;[.G124]*6.45 + [.H124]*4 + [.I124]*4.55 + [.J124]*4 + [.K124]*4;0)" office:value-type="float" office:value="0" calcext:value-type="float">
            <text:p>0</text:p>
          </table:table-cell>
          <table:table-cell table:style-name="ce69" table:formula="of:=IF([.R124] &amp; [.D124] = &quot;2탭&quot;;[.G124]*6.45 + [.H124]*4 + [.I124]*4.55 + [.J124]*4 + [.K124]*4;0)" office:value-type="float" office:value="0" calcext:value-type="float">
            <text:p>0</text:p>
          </table:table-cell>
          <table:table-cell table:style-name="ce70" table:formula="of:=IF([.R124] &amp; [.D124] = &quot;2배치&quot;;[.G124]*6.45 + [.H124]*4 + [.I124]*4.55 + [.J124]*4 + [.K124]*4;0)" office:value-type="float" office:value="0" calcext:value-type="float">
            <text:p>0</text:p>
          </table:table-cell>
          <table:table-cell table:style-name="ce70" table:formula="of:=SUM([.AI124:.AR12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5]&lt;&gt;&quot;메뉴&quot;;0;IF(ISBLANK([.P125]); 0; IF((&quot;2015-08-28&quot;-[.P125])&gt;=0;1;0)))" office:value-type="float" office:value="0" calcext:value-type="float">
            <text:p>0</text:p>
          </table:table-cell>
          <table:table-cell table:style-name="ce66" table:formula="of:=IF([.D125]&lt;&gt;&quot;메뉴&quot;;0;IF(ISBLANK([.N125]); 0; IF((&quot;2015-09-04&quot;-[.N125])&gt;=0;1;0)))" office:value-type="float" office:value="0" calcext:value-type="float">
            <text:p>0</text:p>
          </table:table-cell>
          <table:table-cell table:style-name="ce66" table:formula="of:=IF(ISBLANK([.P125]); 0; IF((&quot;2015-08-28&quot;-[.P125])&gt;=0;[.AS125];0))" office:value-type="float" office:value="0" calcext:value-type="float">
            <text:p>0</text:p>
          </table:table-cell>
          <table:table-cell table:style-name="ce66" table:formula="of:=IF(ISBLANK([.N125]); 0; IF((&quot;2015-09-04&quot;-[.N125])&gt;=0;[.AS125];0))" office:value-type="float" office:value="0" calcext:value-type="float">
            <text:p>0</text:p>
          </table:table-cell>
          <table:table-cell table:style-name="ce66" table:formula="of:=IF([.D12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5])" office:value-type="float" office:value="0" calcext:value-type="float">
            <text:p>0</text:p>
          </table:table-cell>
          <table:table-cell table:style-name="ce69" table:formula="of:=IF([.R125] &amp; [.D125] = &quot;1메뉴&quot;;1;0)" office:value-type="float" office:value="0" calcext:value-type="float">
            <text:p>0</text:p>
          </table:table-cell>
          <table:table-cell table:style-name="ce69" table:formula="of:=IF([.R125] &amp; [.D125] = &quot;1출력물&quot;;1;0)" office:value-type="float" office:value="0" calcext:value-type="float">
            <text:p>0</text:p>
          </table:table-cell>
          <table:table-cell table:style-name="ce69" table:formula="of:=IF([.R125] &amp; [.D125] = &quot;1팝업&quot;;1;0)" office:value-type="float" office:value="0" calcext:value-type="float">
            <text:p>0</text:p>
          </table:table-cell>
          <table:table-cell table:style-name="ce69" table:formula="of:=IF([.R125] &amp; [.D125] = &quot;1탭&quot;;1;0)" office:value-type="float" office:value="0" calcext:value-type="float">
            <text:p>0</text:p>
          </table:table-cell>
          <table:table-cell table:style-name="ce69" table:formula="of:=IF([.R125] &amp; [.D125] = &quot;1배치&quot;;1;0)" office:value-type="float" office:value="0" calcext:value-type="float">
            <text:p>0</text:p>
          </table:table-cell>
          <table:table-cell table:style-name="ce69" table:formula="of:=IF([.R125] &amp; [.D125] = &quot;2메뉴&quot;;1;0)" office:value-type="float" office:value="0" calcext:value-type="float">
            <text:p>0</text:p>
          </table:table-cell>
          <table:table-cell table:style-name="ce69" table:formula="of:=IF([.R125] &amp; [.D125] = &quot;2출력물&quot;;1;0)" office:value-type="float" office:value="0" calcext:value-type="float">
            <text:p>0</text:p>
          </table:table-cell>
          <table:table-cell table:style-name="ce69" table:formula="of:=IF([.R125] &amp; [.D125] = &quot;2팝업&quot;;1;0)" office:value-type="float" office:value="0" calcext:value-type="float">
            <text:p>0</text:p>
          </table:table-cell>
          <table:table-cell table:style-name="ce69" table:formula="of:=IF([.R125] &amp; [.D125] = &quot;2탭&quot;;1;0)" office:value-type="float" office:value="0" calcext:value-type="float">
            <text:p>0</text:p>
          </table:table-cell>
          <table:table-cell table:style-name="ce69" table:formula="of:=IF([.R125] &amp; [.D125] = &quot;2배치&quot;;1;0)" office:value-type="float" office:value="0" calcext:value-type="float">
            <text:p>0</text:p>
          </table:table-cell>
          <table:table-cell table:style-name="ce69" table:formula="of:=IF([.R125] &amp; [.D125] = &quot;1메뉴&quot;;[.G125]*6.45 + [.H125]*4 + [.I125]*4.55 + [.J125]*4 + [.K125]*4;0)" office:value-type="float" office:value="0" calcext:value-type="float">
            <text:p>0</text:p>
          </table:table-cell>
          <table:table-cell table:style-name="ce69" table:formula="of:=IF([.R125] &amp; [.D125] = &quot;1출력물&quot;;[.G125]*5.4 + [.H125]*4 + [.I125]*4.55 + [.J125]*4 + [.K125]*4;0)" office:value-type="float" office:value="0" calcext:value-type="float">
            <text:p>0</text:p>
          </table:table-cell>
          <table:table-cell table:style-name="ce69" table:formula="of:=IF([.R125] &amp; [.D125] = &quot;1팝업&quot;;[.G125]*6.45 + [.H125]*4 + [.I125]*4.55 + [.J125]*4 + [.K125]*4;0)" office:value-type="float" office:value="0" calcext:value-type="float">
            <text:p>0</text:p>
          </table:table-cell>
          <table:table-cell table:style-name="ce69" table:formula="of:=IF([.R125] &amp; [.D125] = &quot;1탭&quot;;[.G125]*6.45 + [.H125]*4 + [.I125]*4.55 + [.J125]*4 + [.K125]*4;0)" office:value-type="float" office:value="0" calcext:value-type="float">
            <text:p>0</text:p>
          </table:table-cell>
          <table:table-cell table:style-name="ce69" table:formula="of:=IF([.R125] &amp; [.D125] = &quot;1배치&quot;;[.G125]*6.45 + [.H125]*4 + [.I125]*4.55 + [.J125]*4 + [.K125]*4;0)" office:value-type="float" office:value="0" calcext:value-type="float">
            <text:p>0</text:p>
          </table:table-cell>
          <table:table-cell table:style-name="ce69" table:formula="of:=IF([.R125] &amp; [.D125] = &quot;2메뉴&quot;;[.G125]*6.45 + [.H125]*4 + [.I125]*4.55 + [.J125]*4 + [.K125]*4;0)" office:value-type="float" office:value="0" calcext:value-type="float">
            <text:p>0</text:p>
          </table:table-cell>
          <table:table-cell table:style-name="ce69" table:formula="of:=IF([.R125] &amp; [.D125] = &quot;2출력물&quot;;[.G125]*5.4 + [.H125]*4 + [.I125]*4.55 + [.J125]*4 + [.K125]*4;0)" office:value-type="float" office:value="0" calcext:value-type="float">
            <text:p>0</text:p>
          </table:table-cell>
          <table:table-cell table:style-name="ce69" table:formula="of:=IF([.R125] &amp; [.D125] = &quot;2팝업&quot;;[.G125]*6.45 + [.H125]*4 + [.I125]*4.55 + [.J125]*4 + [.K125]*4;0)" office:value-type="float" office:value="0" calcext:value-type="float">
            <text:p>0</text:p>
          </table:table-cell>
          <table:table-cell table:style-name="ce69" table:formula="of:=IF([.R125] &amp; [.D125] = &quot;2탭&quot;;[.G125]*6.45 + [.H125]*4 + [.I125]*4.55 + [.J125]*4 + [.K125]*4;0)" office:value-type="float" office:value="0" calcext:value-type="float">
            <text:p>0</text:p>
          </table:table-cell>
          <table:table-cell table:style-name="ce70" table:formula="of:=IF([.R125] &amp; [.D125] = &quot;2배치&quot;;[.G125]*6.45 + [.H125]*4 + [.I125]*4.55 + [.J125]*4 + [.K125]*4;0)" office:value-type="float" office:value="0" calcext:value-type="float">
            <text:p>0</text:p>
          </table:table-cell>
          <table:table-cell table:style-name="ce70" table:formula="of:=SUM([.AI125:.AR12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6]&lt;&gt;&quot;메뉴&quot;;0;IF(ISBLANK([.P126]); 0; IF((&quot;2015-08-28&quot;-[.P126])&gt;=0;1;0)))" office:value-type="float" office:value="0" calcext:value-type="float">
            <text:p>0</text:p>
          </table:table-cell>
          <table:table-cell table:style-name="ce66" table:formula="of:=IF([.D126]&lt;&gt;&quot;메뉴&quot;;0;IF(ISBLANK([.N126]); 0; IF((&quot;2015-09-04&quot;-[.N126])&gt;=0;1;0)))" office:value-type="float" office:value="0" calcext:value-type="float">
            <text:p>0</text:p>
          </table:table-cell>
          <table:table-cell table:style-name="ce66" table:formula="of:=IF(ISBLANK([.P126]); 0; IF((&quot;2015-08-28&quot;-[.P126])&gt;=0;[.AS126];0))" office:value-type="float" office:value="0" calcext:value-type="float">
            <text:p>0</text:p>
          </table:table-cell>
          <table:table-cell table:style-name="ce66" table:formula="of:=IF(ISBLANK([.N126]); 0; IF((&quot;2015-09-04&quot;-[.N126])&gt;=0;[.AS126];0))" office:value-type="float" office:value="0" calcext:value-type="float">
            <text:p>0</text:p>
          </table:table-cell>
          <table:table-cell table:style-name="ce66" table:formula="of:=IF([.D12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6])" office:value-type="float" office:value="0" calcext:value-type="float">
            <text:p>0</text:p>
          </table:table-cell>
          <table:table-cell table:style-name="ce69" table:formula="of:=IF([.R126] &amp; [.D126] = &quot;1메뉴&quot;;1;0)" office:value-type="float" office:value="0" calcext:value-type="float">
            <text:p>0</text:p>
          </table:table-cell>
          <table:table-cell table:style-name="ce69" table:formula="of:=IF([.R126] &amp; [.D126] = &quot;1출력물&quot;;1;0)" office:value-type="float" office:value="0" calcext:value-type="float">
            <text:p>0</text:p>
          </table:table-cell>
          <table:table-cell table:style-name="ce69" table:formula="of:=IF([.R126] &amp; [.D126] = &quot;1팝업&quot;;1;0)" office:value-type="float" office:value="0" calcext:value-type="float">
            <text:p>0</text:p>
          </table:table-cell>
          <table:table-cell table:style-name="ce69" table:formula="of:=IF([.R126] &amp; [.D126] = &quot;1탭&quot;;1;0)" office:value-type="float" office:value="0" calcext:value-type="float">
            <text:p>0</text:p>
          </table:table-cell>
          <table:table-cell table:style-name="ce69" table:formula="of:=IF([.R126] &amp; [.D126] = &quot;1배치&quot;;1;0)" office:value-type="float" office:value="0" calcext:value-type="float">
            <text:p>0</text:p>
          </table:table-cell>
          <table:table-cell table:style-name="ce69" table:formula="of:=IF([.R126] &amp; [.D126] = &quot;2메뉴&quot;;1;0)" office:value-type="float" office:value="0" calcext:value-type="float">
            <text:p>0</text:p>
          </table:table-cell>
          <table:table-cell table:style-name="ce69" table:formula="of:=IF([.R126] &amp; [.D126] = &quot;2출력물&quot;;1;0)" office:value-type="float" office:value="0" calcext:value-type="float">
            <text:p>0</text:p>
          </table:table-cell>
          <table:table-cell table:style-name="ce69" table:formula="of:=IF([.R126] &amp; [.D126] = &quot;2팝업&quot;;1;0)" office:value-type="float" office:value="0" calcext:value-type="float">
            <text:p>0</text:p>
          </table:table-cell>
          <table:table-cell table:style-name="ce69" table:formula="of:=IF([.R126] &amp; [.D126] = &quot;2탭&quot;;1;0)" office:value-type="float" office:value="0" calcext:value-type="float">
            <text:p>0</text:p>
          </table:table-cell>
          <table:table-cell table:style-name="ce69" table:formula="of:=IF([.R126] &amp; [.D126] = &quot;2배치&quot;;1;0)" office:value-type="float" office:value="0" calcext:value-type="float">
            <text:p>0</text:p>
          </table:table-cell>
          <table:table-cell table:style-name="ce69" table:formula="of:=IF([.R126] &amp; [.D126] = &quot;1메뉴&quot;;[.G126]*6.45 + [.H126]*4 + [.I126]*4.55 + [.J126]*4 + [.K126]*4;0)" office:value-type="float" office:value="0" calcext:value-type="float">
            <text:p>0</text:p>
          </table:table-cell>
          <table:table-cell table:style-name="ce69" table:formula="of:=IF([.R126] &amp; [.D126] = &quot;1출력물&quot;;[.G126]*5.4 + [.H126]*4 + [.I126]*4.55 + [.J126]*4 + [.K126]*4;0)" office:value-type="float" office:value="0" calcext:value-type="float">
            <text:p>0</text:p>
          </table:table-cell>
          <table:table-cell table:style-name="ce69" table:formula="of:=IF([.R126] &amp; [.D126] = &quot;1팝업&quot;;[.G126]*6.45 + [.H126]*4 + [.I126]*4.55 + [.J126]*4 + [.K126]*4;0)" office:value-type="float" office:value="0" calcext:value-type="float">
            <text:p>0</text:p>
          </table:table-cell>
          <table:table-cell table:style-name="ce69" table:formula="of:=IF([.R126] &amp; [.D126] = &quot;1탭&quot;;[.G126]*6.45 + [.H126]*4 + [.I126]*4.55 + [.J126]*4 + [.K126]*4;0)" office:value-type="float" office:value="0" calcext:value-type="float">
            <text:p>0</text:p>
          </table:table-cell>
          <table:table-cell table:style-name="ce69" table:formula="of:=IF([.R126] &amp; [.D126] = &quot;1배치&quot;;[.G126]*6.45 + [.H126]*4 + [.I126]*4.55 + [.J126]*4 + [.K126]*4;0)" office:value-type="float" office:value="0" calcext:value-type="float">
            <text:p>0</text:p>
          </table:table-cell>
          <table:table-cell table:style-name="ce69" table:formula="of:=IF([.R126] &amp; [.D126] = &quot;2메뉴&quot;;[.G126]*6.45 + [.H126]*4 + [.I126]*4.55 + [.J126]*4 + [.K126]*4;0)" office:value-type="float" office:value="0" calcext:value-type="float">
            <text:p>0</text:p>
          </table:table-cell>
          <table:table-cell table:style-name="ce69" table:formula="of:=IF([.R126] &amp; [.D126] = &quot;2출력물&quot;;[.G126]*5.4 + [.H126]*4 + [.I126]*4.55 + [.J126]*4 + [.K126]*4;0)" office:value-type="float" office:value="0" calcext:value-type="float">
            <text:p>0</text:p>
          </table:table-cell>
          <table:table-cell table:style-name="ce69" table:formula="of:=IF([.R126] &amp; [.D126] = &quot;2팝업&quot;;[.G126]*6.45 + [.H126]*4 + [.I126]*4.55 + [.J126]*4 + [.K126]*4;0)" office:value-type="float" office:value="0" calcext:value-type="float">
            <text:p>0</text:p>
          </table:table-cell>
          <table:table-cell table:style-name="ce69" table:formula="of:=IF([.R126] &amp; [.D126] = &quot;2탭&quot;;[.G126]*6.45 + [.H126]*4 + [.I126]*4.55 + [.J126]*4 + [.K126]*4;0)" office:value-type="float" office:value="0" calcext:value-type="float">
            <text:p>0</text:p>
          </table:table-cell>
          <table:table-cell table:style-name="ce70" table:formula="of:=IF([.R126] &amp; [.D126] = &quot;2배치&quot;;[.G126]*6.45 + [.H126]*4 + [.I126]*4.55 + [.J126]*4 + [.K126]*4;0)" office:value-type="float" office:value="0" calcext:value-type="float">
            <text:p>0</text:p>
          </table:table-cell>
          <table:table-cell table:style-name="ce70" table:formula="of:=SUM([.AI126:.AR12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127]&lt;&gt;&quot;메뉴&quot;;0;IF(ISBLANK([.P127]); 0; IF((&quot;2015-08-28&quot;-[.P127])&gt;=0;1;0)))" office:value-type="float" office:value="0" calcext:value-type="float">
            <text:p>0</text:p>
          </table:table-cell>
          <table:table-cell table:style-name="ce66" table:formula="of:=IF([.D127]&lt;&gt;&quot;메뉴&quot;;0;IF(ISBLANK([.N127]); 0; IF((&quot;2015-09-04&quot;-[.N127])&gt;=0;1;0)))" office:value-type="float" office:value="0" calcext:value-type="float">
            <text:p>0</text:p>
          </table:table-cell>
          <table:table-cell table:style-name="ce66" table:formula="of:=IF(ISBLANK([.P127]); 0; IF((&quot;2015-08-28&quot;-[.P127])&gt;=0;[.AS127];0))" office:value-type="float" office:value="0" calcext:value-type="float">
            <text:p>0</text:p>
          </table:table-cell>
          <table:table-cell table:style-name="ce66" table:formula="of:=IF(ISBLANK([.N127]); 0; IF((&quot;2015-09-04&quot;-[.N127])&gt;=0;[.AS127];0))" office:value-type="float" office:value="0" calcext:value-type="float">
            <text:p>0</text:p>
          </table:table-cell>
          <table:table-cell table:style-name="ce66" table:formula="of:=IF([.D12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7])" office:value-type="float" office:value="0" calcext:value-type="float">
            <text:p>0</text:p>
          </table:table-cell>
          <table:table-cell table:style-name="ce69" table:formula="of:=IF([.R127] &amp; [.D127] = &quot;1메뉴&quot;;1;0)" office:value-type="float" office:value="0" calcext:value-type="float">
            <text:p>0</text:p>
          </table:table-cell>
          <table:table-cell table:style-name="ce69" table:formula="of:=IF([.R127] &amp; [.D127] = &quot;1출력물&quot;;1;0)" office:value-type="float" office:value="0" calcext:value-type="float">
            <text:p>0</text:p>
          </table:table-cell>
          <table:table-cell table:style-name="ce69" table:formula="of:=IF([.R127] &amp; [.D127] = &quot;1팝업&quot;;1;0)" office:value-type="float" office:value="0" calcext:value-type="float">
            <text:p>0</text:p>
          </table:table-cell>
          <table:table-cell table:style-name="ce69" table:formula="of:=IF([.R127] &amp; [.D127] = &quot;1탭&quot;;1;0)" office:value-type="float" office:value="0" calcext:value-type="float">
            <text:p>0</text:p>
          </table:table-cell>
          <table:table-cell table:style-name="ce69" table:formula="of:=IF([.R127] &amp; [.D127] = &quot;1배치&quot;;1;0)" office:value-type="float" office:value="0" calcext:value-type="float">
            <text:p>0</text:p>
          </table:table-cell>
          <table:table-cell table:style-name="ce69" table:formula="of:=IF([.R127] &amp; [.D127] = &quot;2메뉴&quot;;1;0)" office:value-type="float" office:value="0" calcext:value-type="float">
            <text:p>0</text:p>
          </table:table-cell>
          <table:table-cell table:style-name="ce69" table:formula="of:=IF([.R127] &amp; [.D127] = &quot;2출력물&quot;;1;0)" office:value-type="float" office:value="0" calcext:value-type="float">
            <text:p>0</text:p>
          </table:table-cell>
          <table:table-cell table:style-name="ce69" table:formula="of:=IF([.R127] &amp; [.D127] = &quot;2팝업&quot;;1;0)" office:value-type="float" office:value="0" calcext:value-type="float">
            <text:p>0</text:p>
          </table:table-cell>
          <table:table-cell table:style-name="ce69" table:formula="of:=IF([.R127] &amp; [.D127] = &quot;2탭&quot;;1;0)" office:value-type="float" office:value="0" calcext:value-type="float">
            <text:p>0</text:p>
          </table:table-cell>
          <table:table-cell table:style-name="ce69" table:formula="of:=IF([.R127] &amp; [.D127] = &quot;2배치&quot;;1;0)" office:value-type="float" office:value="0" calcext:value-type="float">
            <text:p>0</text:p>
          </table:table-cell>
          <table:table-cell table:style-name="ce69" table:formula="of:=IF([.R127] &amp; [.D127] = &quot;1메뉴&quot;;[.G127]*6.45 + [.H127]*4 + [.I127]*4.55 + [.J127]*4 + [.K127]*4;0)" office:value-type="float" office:value="0" calcext:value-type="float">
            <text:p>0</text:p>
          </table:table-cell>
          <table:table-cell table:style-name="ce69" table:formula="of:=IF([.R127] &amp; [.D127] = &quot;1출력물&quot;;[.G127]*5.4 + [.H127]*4 + [.I127]*4.55 + [.J127]*4 + [.K127]*4;0)" office:value-type="float" office:value="0" calcext:value-type="float">
            <text:p>0</text:p>
          </table:table-cell>
          <table:table-cell table:style-name="ce69" table:formula="of:=IF([.R127] &amp; [.D127] = &quot;1팝업&quot;;[.G127]*6.45 + [.H127]*4 + [.I127]*4.55 + [.J127]*4 + [.K127]*4;0)" office:value-type="float" office:value="0" calcext:value-type="float">
            <text:p>0</text:p>
          </table:table-cell>
          <table:table-cell table:style-name="ce69" table:formula="of:=IF([.R127] &amp; [.D127] = &quot;1탭&quot;;[.G127]*6.45 + [.H127]*4 + [.I127]*4.55 + [.J127]*4 + [.K127]*4;0)" office:value-type="float" office:value="0" calcext:value-type="float">
            <text:p>0</text:p>
          </table:table-cell>
          <table:table-cell table:style-name="ce69" table:formula="of:=IF([.R127] &amp; [.D127] = &quot;1배치&quot;;[.G127]*6.45 + [.H127]*4 + [.I127]*4.55 + [.J127]*4 + [.K127]*4;0)" office:value-type="float" office:value="0" calcext:value-type="float">
            <text:p>0</text:p>
          </table:table-cell>
          <table:table-cell table:style-name="ce69" table:formula="of:=IF([.R127] &amp; [.D127] = &quot;2메뉴&quot;;[.G127]*6.45 + [.H127]*4 + [.I127]*4.55 + [.J127]*4 + [.K127]*4;0)" office:value-type="float" office:value="0" calcext:value-type="float">
            <text:p>0</text:p>
          </table:table-cell>
          <table:table-cell table:style-name="ce69" table:formula="of:=IF([.R127] &amp; [.D127] = &quot;2출력물&quot;;[.G127]*5.4 + [.H127]*4 + [.I127]*4.55 + [.J127]*4 + [.K127]*4;0)" office:value-type="float" office:value="0" calcext:value-type="float">
            <text:p>0</text:p>
          </table:table-cell>
          <table:table-cell table:style-name="ce69" table:formula="of:=IF([.R127] &amp; [.D127] = &quot;2팝업&quot;;[.G127]*6.45 + [.H127]*4 + [.I127]*4.55 + [.J127]*4 + [.K127]*4;0)" office:value-type="float" office:value="0" calcext:value-type="float">
            <text:p>0</text:p>
          </table:table-cell>
          <table:table-cell table:style-name="ce69" table:formula="of:=IF([.R127] &amp; [.D127] = &quot;2탭&quot;;[.G127]*6.45 + [.H127]*4 + [.I127]*4.55 + [.J127]*4 + [.K127]*4;0)" office:value-type="float" office:value="0" calcext:value-type="float">
            <text:p>0</text:p>
          </table:table-cell>
          <table:table-cell table:style-name="ce70" table:formula="of:=IF([.R127] &amp; [.D127] = &quot;2배치&quot;;[.G127]*6.45 + [.H127]*4 + [.I127]*4.55 + [.J127]*4 + [.K127]*4;0)" office:value-type="float" office:value="0" calcext:value-type="float">
            <text:p>0</text:p>
          </table:table-cell>
          <table:table-cell table:style-name="ce70" table:formula="of:=SUM([.AI127:.AR12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128]&lt;&gt;&quot;메뉴&quot;;0;IF(ISBLANK([.P128]); 0; IF((&quot;2015-08-28&quot;-[.P128])&gt;=0;1;0)))" office:value-type="float" office:value="0" calcext:value-type="float">
            <text:p>0</text:p>
          </table:table-cell>
          <table:table-cell table:style-name="ce66" table:formula="of:=IF([.D128]&lt;&gt;&quot;메뉴&quot;;0;IF(ISBLANK([.N128]); 0; IF((&quot;2015-09-04&quot;-[.N128])&gt;=0;1;0)))" office:value-type="float" office:value="0" calcext:value-type="float">
            <text:p>0</text:p>
          </table:table-cell>
          <table:table-cell table:style-name="ce66" table:formula="of:=IF(ISBLANK([.P128]); 0; IF((&quot;2015-08-28&quot;-[.P128])&gt;=0;[.AS128];0))" office:value-type="float" office:value="0" calcext:value-type="float">
            <text:p>0</text:p>
          </table:table-cell>
          <table:table-cell table:style-name="ce66" table:formula="of:=IF(ISBLANK([.N128]); 0; IF((&quot;2015-09-04&quot;-[.N128])&gt;=0;[.AS128];0))" office:value-type="float" office:value="0" calcext:value-type="float">
            <text:p>0</text:p>
          </table:table-cell>
          <table:table-cell table:style-name="ce66" table:formula="of:=IF([.D12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8])" office:value-type="float" office:value="0" calcext:value-type="float">
            <text:p>0</text:p>
          </table:table-cell>
          <table:table-cell table:style-name="ce69" table:formula="of:=IF([.R128] &amp; [.D128] = &quot;1메뉴&quot;;1;0)" office:value-type="float" office:value="0" calcext:value-type="float">
            <text:p>0</text:p>
          </table:table-cell>
          <table:table-cell table:style-name="ce69" table:formula="of:=IF([.R128] &amp; [.D128] = &quot;1출력물&quot;;1;0)" office:value-type="float" office:value="0" calcext:value-type="float">
            <text:p>0</text:p>
          </table:table-cell>
          <table:table-cell table:style-name="ce69" table:formula="of:=IF([.R128] &amp; [.D128] = &quot;1팝업&quot;;1;0)" office:value-type="float" office:value="0" calcext:value-type="float">
            <text:p>0</text:p>
          </table:table-cell>
          <table:table-cell table:style-name="ce69" table:formula="of:=IF([.R128] &amp; [.D128] = &quot;1탭&quot;;1;0)" office:value-type="float" office:value="0" calcext:value-type="float">
            <text:p>0</text:p>
          </table:table-cell>
          <table:table-cell table:style-name="ce69" table:formula="of:=IF([.R128] &amp; [.D128] = &quot;1배치&quot;;1;0)" office:value-type="float" office:value="0" calcext:value-type="float">
            <text:p>0</text:p>
          </table:table-cell>
          <table:table-cell table:style-name="ce69" table:formula="of:=IF([.R128] &amp; [.D128] = &quot;2메뉴&quot;;1;0)" office:value-type="float" office:value="0" calcext:value-type="float">
            <text:p>0</text:p>
          </table:table-cell>
          <table:table-cell table:style-name="ce69" table:formula="of:=IF([.R128] &amp; [.D128] = &quot;2출력물&quot;;1;0)" office:value-type="float" office:value="0" calcext:value-type="float">
            <text:p>0</text:p>
          </table:table-cell>
          <table:table-cell table:style-name="ce69" table:formula="of:=IF([.R128] &amp; [.D128] = &quot;2팝업&quot;;1;0)" office:value-type="float" office:value="0" calcext:value-type="float">
            <text:p>0</text:p>
          </table:table-cell>
          <table:table-cell table:style-name="ce69" table:formula="of:=IF([.R128] &amp; [.D128] = &quot;2탭&quot;;1;0)" office:value-type="float" office:value="0" calcext:value-type="float">
            <text:p>0</text:p>
          </table:table-cell>
          <table:table-cell table:style-name="ce69" table:formula="of:=IF([.R128] &amp; [.D128] = &quot;2배치&quot;;1;0)" office:value-type="float" office:value="0" calcext:value-type="float">
            <text:p>0</text:p>
          </table:table-cell>
          <table:table-cell table:style-name="ce69" table:formula="of:=IF([.R128] &amp; [.D128] = &quot;1메뉴&quot;;[.G128]*6.45 + [.H128]*4 + [.I128]*4.55 + [.J128]*4 + [.K128]*4;0)" office:value-type="float" office:value="0" calcext:value-type="float">
            <text:p>0</text:p>
          </table:table-cell>
          <table:table-cell table:style-name="ce69" table:formula="of:=IF([.R128] &amp; [.D128] = &quot;1출력물&quot;;[.G128]*5.4 + [.H128]*4 + [.I128]*4.55 + [.J128]*4 + [.K128]*4;0)" office:value-type="float" office:value="0" calcext:value-type="float">
            <text:p>0</text:p>
          </table:table-cell>
          <table:table-cell table:style-name="ce69" table:formula="of:=IF([.R128] &amp; [.D128] = &quot;1팝업&quot;;[.G128]*6.45 + [.H128]*4 + [.I128]*4.55 + [.J128]*4 + [.K128]*4;0)" office:value-type="float" office:value="0" calcext:value-type="float">
            <text:p>0</text:p>
          </table:table-cell>
          <table:table-cell table:style-name="ce69" table:formula="of:=IF([.R128] &amp; [.D128] = &quot;1탭&quot;;[.G128]*6.45 + [.H128]*4 + [.I128]*4.55 + [.J128]*4 + [.K128]*4;0)" office:value-type="float" office:value="0" calcext:value-type="float">
            <text:p>0</text:p>
          </table:table-cell>
          <table:table-cell table:style-name="ce69" table:formula="of:=IF([.R128] &amp; [.D128] = &quot;1배치&quot;;[.G128]*6.45 + [.H128]*4 + [.I128]*4.55 + [.J128]*4 + [.K128]*4;0)" office:value-type="float" office:value="0" calcext:value-type="float">
            <text:p>0</text:p>
          </table:table-cell>
          <table:table-cell table:style-name="ce69" table:formula="of:=IF([.R128] &amp; [.D128] = &quot;2메뉴&quot;;[.G128]*6.45 + [.H128]*4 + [.I128]*4.55 + [.J128]*4 + [.K128]*4;0)" office:value-type="float" office:value="0" calcext:value-type="float">
            <text:p>0</text:p>
          </table:table-cell>
          <table:table-cell table:style-name="ce69" table:formula="of:=IF([.R128] &amp; [.D128] = &quot;2출력물&quot;;[.G128]*5.4 + [.H128]*4 + [.I128]*4.55 + [.J128]*4 + [.K128]*4;0)" office:value-type="float" office:value="0" calcext:value-type="float">
            <text:p>0</text:p>
          </table:table-cell>
          <table:table-cell table:style-name="ce69" table:formula="of:=IF([.R128] &amp; [.D128] = &quot;2팝업&quot;;[.G128]*6.45 + [.H128]*4 + [.I128]*4.55 + [.J128]*4 + [.K128]*4;0)" office:value-type="float" office:value="0" calcext:value-type="float">
            <text:p>0</text:p>
          </table:table-cell>
          <table:table-cell table:style-name="ce69" table:formula="of:=IF([.R128] &amp; [.D128] = &quot;2탭&quot;;[.G128]*6.45 + [.H128]*4 + [.I128]*4.55 + [.J128]*4 + [.K128]*4;0)" office:value-type="float" office:value="0" calcext:value-type="float">
            <text:p>0</text:p>
          </table:table-cell>
          <table:table-cell table:style-name="ce70" table:formula="of:=IF([.R128] &amp; [.D128] = &quot;2배치&quot;;[.G128]*6.45 + [.H128]*4 + [.I128]*4.55 + [.J128]*4 + [.K128]*4;0)" office:value-type="float" office:value="0" calcext:value-type="float">
            <text:p>0</text:p>
          </table:table-cell>
          <table:table-cell table:style-name="ce70" table:formula="of:=SUM([.AI128:.AR12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29]&lt;&gt;&quot;메뉴&quot;;0;IF(ISBLANK([.P129]); 0; IF((&quot;2015-08-28&quot;-[.P129])&gt;=0;1;0)))" office:value-type="float" office:value="0" calcext:value-type="float">
            <text:p>0</text:p>
          </table:table-cell>
          <table:table-cell table:style-name="ce66" table:formula="of:=IF([.D129]&lt;&gt;&quot;메뉴&quot;;0;IF(ISBLANK([.N129]); 0; IF((&quot;2015-09-04&quot;-[.N129])&gt;=0;1;0)))" office:value-type="float" office:value="0" calcext:value-type="float">
            <text:p>0</text:p>
          </table:table-cell>
          <table:table-cell table:style-name="ce66" table:formula="of:=IF(ISBLANK([.P129]); 0; IF((&quot;2015-08-28&quot;-[.P129])&gt;=0;[.AS129];0))" office:value-type="float" office:value="0" calcext:value-type="float">
            <text:p>0</text:p>
          </table:table-cell>
          <table:table-cell table:style-name="ce66" table:formula="of:=IF(ISBLANK([.N129]); 0; IF((&quot;2015-09-04&quot;-[.N129])&gt;=0;[.AS129];0))" office:value-type="float" office:value="0" calcext:value-type="float">
            <text:p>0</text:p>
          </table:table-cell>
          <table:table-cell table:style-name="ce66" table:formula="of:=IF([.D12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29])" office:value-type="float" office:value="0" calcext:value-type="float">
            <text:p>0</text:p>
          </table:table-cell>
          <table:table-cell table:style-name="ce69" table:formula="of:=IF([.R129] &amp; [.D129] = &quot;1메뉴&quot;;1;0)" office:value-type="float" office:value="0" calcext:value-type="float">
            <text:p>0</text:p>
          </table:table-cell>
          <table:table-cell table:style-name="ce69" table:formula="of:=IF([.R129] &amp; [.D129] = &quot;1출력물&quot;;1;0)" office:value-type="float" office:value="0" calcext:value-type="float">
            <text:p>0</text:p>
          </table:table-cell>
          <table:table-cell table:style-name="ce69" table:formula="of:=IF([.R129] &amp; [.D129] = &quot;1팝업&quot;;1;0)" office:value-type="float" office:value="0" calcext:value-type="float">
            <text:p>0</text:p>
          </table:table-cell>
          <table:table-cell table:style-name="ce69" table:formula="of:=IF([.R129] &amp; [.D129] = &quot;1탭&quot;;1;0)" office:value-type="float" office:value="0" calcext:value-type="float">
            <text:p>0</text:p>
          </table:table-cell>
          <table:table-cell table:style-name="ce69" table:formula="of:=IF([.R129] &amp; [.D129] = &quot;1배치&quot;;1;0)" office:value-type="float" office:value="0" calcext:value-type="float">
            <text:p>0</text:p>
          </table:table-cell>
          <table:table-cell table:style-name="ce69" table:formula="of:=IF([.R129] &amp; [.D129] = &quot;2메뉴&quot;;1;0)" office:value-type="float" office:value="0" calcext:value-type="float">
            <text:p>0</text:p>
          </table:table-cell>
          <table:table-cell table:style-name="ce69" table:formula="of:=IF([.R129] &amp; [.D129] = &quot;2출력물&quot;;1;0)" office:value-type="float" office:value="0" calcext:value-type="float">
            <text:p>0</text:p>
          </table:table-cell>
          <table:table-cell table:style-name="ce69" table:formula="of:=IF([.R129] &amp; [.D129] = &quot;2팝업&quot;;1;0)" office:value-type="float" office:value="0" calcext:value-type="float">
            <text:p>0</text:p>
          </table:table-cell>
          <table:table-cell table:style-name="ce69" table:formula="of:=IF([.R129] &amp; [.D129] = &quot;2탭&quot;;1;0)" office:value-type="float" office:value="0" calcext:value-type="float">
            <text:p>0</text:p>
          </table:table-cell>
          <table:table-cell table:style-name="ce69" table:formula="of:=IF([.R129] &amp; [.D129] = &quot;2배치&quot;;1;0)" office:value-type="float" office:value="0" calcext:value-type="float">
            <text:p>0</text:p>
          </table:table-cell>
          <table:table-cell table:style-name="ce69" table:formula="of:=IF([.R129] &amp; [.D129] = &quot;1메뉴&quot;;[.G129]*6.45 + [.H129]*4 + [.I129]*4.55 + [.J129]*4 + [.K129]*4;0)" office:value-type="float" office:value="0" calcext:value-type="float">
            <text:p>0</text:p>
          </table:table-cell>
          <table:table-cell table:style-name="ce69" table:formula="of:=IF([.R129] &amp; [.D129] = &quot;1출력물&quot;;[.G129]*5.4 + [.H129]*4 + [.I129]*4.55 + [.J129]*4 + [.K129]*4;0)" office:value-type="float" office:value="0" calcext:value-type="float">
            <text:p>0</text:p>
          </table:table-cell>
          <table:table-cell table:style-name="ce69" table:formula="of:=IF([.R129] &amp; [.D129] = &quot;1팝업&quot;;[.G129]*6.45 + [.H129]*4 + [.I129]*4.55 + [.J129]*4 + [.K129]*4;0)" office:value-type="float" office:value="0" calcext:value-type="float">
            <text:p>0</text:p>
          </table:table-cell>
          <table:table-cell table:style-name="ce69" table:formula="of:=IF([.R129] &amp; [.D129] = &quot;1탭&quot;;[.G129]*6.45 + [.H129]*4 + [.I129]*4.55 + [.J129]*4 + [.K129]*4;0)" office:value-type="float" office:value="0" calcext:value-type="float">
            <text:p>0</text:p>
          </table:table-cell>
          <table:table-cell table:style-name="ce69" table:formula="of:=IF([.R129] &amp; [.D129] = &quot;1배치&quot;;[.G129]*6.45 + [.H129]*4 + [.I129]*4.55 + [.J129]*4 + [.K129]*4;0)" office:value-type="float" office:value="0" calcext:value-type="float">
            <text:p>0</text:p>
          </table:table-cell>
          <table:table-cell table:style-name="ce69" table:formula="of:=IF([.R129] &amp; [.D129] = &quot;2메뉴&quot;;[.G129]*6.45 + [.H129]*4 + [.I129]*4.55 + [.J129]*4 + [.K129]*4;0)" office:value-type="float" office:value="0" calcext:value-type="float">
            <text:p>0</text:p>
          </table:table-cell>
          <table:table-cell table:style-name="ce69" table:formula="of:=IF([.R129] &amp; [.D129] = &quot;2출력물&quot;;[.G129]*5.4 + [.H129]*4 + [.I129]*4.55 + [.J129]*4 + [.K129]*4;0)" office:value-type="float" office:value="0" calcext:value-type="float">
            <text:p>0</text:p>
          </table:table-cell>
          <table:table-cell table:style-name="ce69" table:formula="of:=IF([.R129] &amp; [.D129] = &quot;2팝업&quot;;[.G129]*6.45 + [.H129]*4 + [.I129]*4.55 + [.J129]*4 + [.K129]*4;0)" office:value-type="float" office:value="0" calcext:value-type="float">
            <text:p>0</text:p>
          </table:table-cell>
          <table:table-cell table:style-name="ce69" table:formula="of:=IF([.R129] &amp; [.D129] = &quot;2탭&quot;;[.G129]*6.45 + [.H129]*4 + [.I129]*4.55 + [.J129]*4 + [.K129]*4;0)" office:value-type="float" office:value="0" calcext:value-type="float">
            <text:p>0</text:p>
          </table:table-cell>
          <table:table-cell table:style-name="ce70" table:formula="of:=IF([.R129] &amp; [.D129] = &quot;2배치&quot;;[.G129]*6.45 + [.H129]*4 + [.I129]*4.55 + [.J129]*4 + [.K129]*4;0)" office:value-type="float" office:value="0" calcext:value-type="float">
            <text:p>0</text:p>
          </table:table-cell>
          <table:table-cell table:style-name="ce70" table:formula="of:=SUM([.AI129:.AR12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0]&lt;&gt;&quot;메뉴&quot;;0;IF(ISBLANK([.P130]); 0; IF((&quot;2015-08-28&quot;-[.P130])&gt;=0;1;0)))" office:value-type="float" office:value="0" calcext:value-type="float">
            <text:p>0</text:p>
          </table:table-cell>
          <table:table-cell table:style-name="ce66" table:formula="of:=IF([.D130]&lt;&gt;&quot;메뉴&quot;;0;IF(ISBLANK([.N130]); 0; IF((&quot;2015-09-04&quot;-[.N130])&gt;=0;1;0)))" office:value-type="float" office:value="0" calcext:value-type="float">
            <text:p>0</text:p>
          </table:table-cell>
          <table:table-cell table:style-name="ce66" table:formula="of:=IF(ISBLANK([.P130]); 0; IF((&quot;2015-08-28&quot;-[.P130])&gt;=0;[.AS130];0))" office:value-type="float" office:value="0" calcext:value-type="float">
            <text:p>0</text:p>
          </table:table-cell>
          <table:table-cell table:style-name="ce66" table:formula="of:=IF(ISBLANK([.N130]); 0; IF((&quot;2015-09-04&quot;-[.N130])&gt;=0;[.AS130];0))" office:value-type="float" office:value="0" calcext:value-type="float">
            <text:p>0</text:p>
          </table:table-cell>
          <table:table-cell table:style-name="ce66" table:formula="of:=IF([.D13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0])" office:value-type="float" office:value="0" calcext:value-type="float">
            <text:p>0</text:p>
          </table:table-cell>
          <table:table-cell table:style-name="ce69" table:formula="of:=IF([.R130] &amp; [.D130] = &quot;1메뉴&quot;;1;0)" office:value-type="float" office:value="0" calcext:value-type="float">
            <text:p>0</text:p>
          </table:table-cell>
          <table:table-cell table:style-name="ce69" table:formula="of:=IF([.R130] &amp; [.D130] = &quot;1출력물&quot;;1;0)" office:value-type="float" office:value="0" calcext:value-type="float">
            <text:p>0</text:p>
          </table:table-cell>
          <table:table-cell table:style-name="ce69" table:formula="of:=IF([.R130] &amp; [.D130] = &quot;1팝업&quot;;1;0)" office:value-type="float" office:value="0" calcext:value-type="float">
            <text:p>0</text:p>
          </table:table-cell>
          <table:table-cell table:style-name="ce69" table:formula="of:=IF([.R130] &amp; [.D130] = &quot;1탭&quot;;1;0)" office:value-type="float" office:value="0" calcext:value-type="float">
            <text:p>0</text:p>
          </table:table-cell>
          <table:table-cell table:style-name="ce69" table:formula="of:=IF([.R130] &amp; [.D130] = &quot;1배치&quot;;1;0)" office:value-type="float" office:value="0" calcext:value-type="float">
            <text:p>0</text:p>
          </table:table-cell>
          <table:table-cell table:style-name="ce69" table:formula="of:=IF([.R130] &amp; [.D130] = &quot;2메뉴&quot;;1;0)" office:value-type="float" office:value="0" calcext:value-type="float">
            <text:p>0</text:p>
          </table:table-cell>
          <table:table-cell table:style-name="ce69" table:formula="of:=IF([.R130] &amp; [.D130] = &quot;2출력물&quot;;1;0)" office:value-type="float" office:value="0" calcext:value-type="float">
            <text:p>0</text:p>
          </table:table-cell>
          <table:table-cell table:style-name="ce69" table:formula="of:=IF([.R130] &amp; [.D130] = &quot;2팝업&quot;;1;0)" office:value-type="float" office:value="0" calcext:value-type="float">
            <text:p>0</text:p>
          </table:table-cell>
          <table:table-cell table:style-name="ce69" table:formula="of:=IF([.R130] &amp; [.D130] = &quot;2탭&quot;;1;0)" office:value-type="float" office:value="0" calcext:value-type="float">
            <text:p>0</text:p>
          </table:table-cell>
          <table:table-cell table:style-name="ce69" table:formula="of:=IF([.R130] &amp; [.D130] = &quot;2배치&quot;;1;0)" office:value-type="float" office:value="0" calcext:value-type="float">
            <text:p>0</text:p>
          </table:table-cell>
          <table:table-cell table:style-name="ce69" table:formula="of:=IF([.R130] &amp; [.D130] = &quot;1메뉴&quot;;[.G130]*6.45 + [.H130]*4 + [.I130]*4.55 + [.J130]*4 + [.K130]*4;0)" office:value-type="float" office:value="0" calcext:value-type="float">
            <text:p>0</text:p>
          </table:table-cell>
          <table:table-cell table:style-name="ce69" table:formula="of:=IF([.R130] &amp; [.D130] = &quot;1출력물&quot;;[.G130]*5.4 + [.H130]*4 + [.I130]*4.55 + [.J130]*4 + [.K130]*4;0)" office:value-type="float" office:value="0" calcext:value-type="float">
            <text:p>0</text:p>
          </table:table-cell>
          <table:table-cell table:style-name="ce69" table:formula="of:=IF([.R130] &amp; [.D130] = &quot;1팝업&quot;;[.G130]*6.45 + [.H130]*4 + [.I130]*4.55 + [.J130]*4 + [.K130]*4;0)" office:value-type="float" office:value="0" calcext:value-type="float">
            <text:p>0</text:p>
          </table:table-cell>
          <table:table-cell table:style-name="ce69" table:formula="of:=IF([.R130] &amp; [.D130] = &quot;1탭&quot;;[.G130]*6.45 + [.H130]*4 + [.I130]*4.55 + [.J130]*4 + [.K130]*4;0)" office:value-type="float" office:value="0" calcext:value-type="float">
            <text:p>0</text:p>
          </table:table-cell>
          <table:table-cell table:style-name="ce69" table:formula="of:=IF([.R130] &amp; [.D130] = &quot;1배치&quot;;[.G130]*6.45 + [.H130]*4 + [.I130]*4.55 + [.J130]*4 + [.K130]*4;0)" office:value-type="float" office:value="0" calcext:value-type="float">
            <text:p>0</text:p>
          </table:table-cell>
          <table:table-cell table:style-name="ce69" table:formula="of:=IF([.R130] &amp; [.D130] = &quot;2메뉴&quot;;[.G130]*6.45 + [.H130]*4 + [.I130]*4.55 + [.J130]*4 + [.K130]*4;0)" office:value-type="float" office:value="0" calcext:value-type="float">
            <text:p>0</text:p>
          </table:table-cell>
          <table:table-cell table:style-name="ce69" table:formula="of:=IF([.R130] &amp; [.D130] = &quot;2출력물&quot;;[.G130]*5.4 + [.H130]*4 + [.I130]*4.55 + [.J130]*4 + [.K130]*4;0)" office:value-type="float" office:value="0" calcext:value-type="float">
            <text:p>0</text:p>
          </table:table-cell>
          <table:table-cell table:style-name="ce69" table:formula="of:=IF([.R130] &amp; [.D130] = &quot;2팝업&quot;;[.G130]*6.45 + [.H130]*4 + [.I130]*4.55 + [.J130]*4 + [.K130]*4;0)" office:value-type="float" office:value="0" calcext:value-type="float">
            <text:p>0</text:p>
          </table:table-cell>
          <table:table-cell table:style-name="ce69" table:formula="of:=IF([.R130] &amp; [.D130] = &quot;2탭&quot;;[.G130]*6.45 + [.H130]*4 + [.I130]*4.55 + [.J130]*4 + [.K130]*4;0)" office:value-type="float" office:value="0" calcext:value-type="float">
            <text:p>0</text:p>
          </table:table-cell>
          <table:table-cell table:style-name="ce70" table:formula="of:=IF([.R130] &amp; [.D130] = &quot;2배치&quot;;[.G130]*6.45 + [.H130]*4 + [.I130]*4.55 + [.J130]*4 + [.K130]*4;0)" office:value-type="float" office:value="0" calcext:value-type="float">
            <text:p>0</text:p>
          </table:table-cell>
          <table:table-cell table:style-name="ce70" table:formula="of:=SUM([.AI130:.AR13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1]&lt;&gt;&quot;메뉴&quot;;0;IF(ISBLANK([.P131]); 0; IF((&quot;2015-08-28&quot;-[.P131])&gt;=0;1;0)))" office:value-type="float" office:value="0" calcext:value-type="float">
            <text:p>0</text:p>
          </table:table-cell>
          <table:table-cell table:style-name="ce66" table:formula="of:=IF([.D131]&lt;&gt;&quot;메뉴&quot;;0;IF(ISBLANK([.N131]); 0; IF((&quot;2015-09-04&quot;-[.N131])&gt;=0;1;0)))" office:value-type="float" office:value="0" calcext:value-type="float">
            <text:p>0</text:p>
          </table:table-cell>
          <table:table-cell table:style-name="ce66" table:formula="of:=IF(ISBLANK([.P131]); 0; IF((&quot;2015-08-28&quot;-[.P131])&gt;=0;[.AS131];0))" office:value-type="float" office:value="0" calcext:value-type="float">
            <text:p>0</text:p>
          </table:table-cell>
          <table:table-cell table:style-name="ce66" table:formula="of:=IF(ISBLANK([.N131]); 0; IF((&quot;2015-09-04&quot;-[.N131])&gt;=0;[.AS131];0))" office:value-type="float" office:value="0" calcext:value-type="float">
            <text:p>0</text:p>
          </table:table-cell>
          <table:table-cell table:style-name="ce66" table:formula="of:=IF([.D13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1])" office:value-type="float" office:value="0" calcext:value-type="float">
            <text:p>0</text:p>
          </table:table-cell>
          <table:table-cell table:style-name="ce69" table:formula="of:=IF([.R131] &amp; [.D131] = &quot;1메뉴&quot;;1;0)" office:value-type="float" office:value="0" calcext:value-type="float">
            <text:p>0</text:p>
          </table:table-cell>
          <table:table-cell table:style-name="ce69" table:formula="of:=IF([.R131] &amp; [.D131] = &quot;1출력물&quot;;1;0)" office:value-type="float" office:value="0" calcext:value-type="float">
            <text:p>0</text:p>
          </table:table-cell>
          <table:table-cell table:style-name="ce69" table:formula="of:=IF([.R131] &amp; [.D131] = &quot;1팝업&quot;;1;0)" office:value-type="float" office:value="0" calcext:value-type="float">
            <text:p>0</text:p>
          </table:table-cell>
          <table:table-cell table:style-name="ce69" table:formula="of:=IF([.R131] &amp; [.D131] = &quot;1탭&quot;;1;0)" office:value-type="float" office:value="0" calcext:value-type="float">
            <text:p>0</text:p>
          </table:table-cell>
          <table:table-cell table:style-name="ce69" table:formula="of:=IF([.R131] &amp; [.D131] = &quot;1배치&quot;;1;0)" office:value-type="float" office:value="0" calcext:value-type="float">
            <text:p>0</text:p>
          </table:table-cell>
          <table:table-cell table:style-name="ce69" table:formula="of:=IF([.R131] &amp; [.D131] = &quot;2메뉴&quot;;1;0)" office:value-type="float" office:value="0" calcext:value-type="float">
            <text:p>0</text:p>
          </table:table-cell>
          <table:table-cell table:style-name="ce69" table:formula="of:=IF([.R131] &amp; [.D131] = &quot;2출력물&quot;;1;0)" office:value-type="float" office:value="0" calcext:value-type="float">
            <text:p>0</text:p>
          </table:table-cell>
          <table:table-cell table:style-name="ce69" table:formula="of:=IF([.R131] &amp; [.D131] = &quot;2팝업&quot;;1;0)" office:value-type="float" office:value="0" calcext:value-type="float">
            <text:p>0</text:p>
          </table:table-cell>
          <table:table-cell table:style-name="ce69" table:formula="of:=IF([.R131] &amp; [.D131] = &quot;2탭&quot;;1;0)" office:value-type="float" office:value="0" calcext:value-type="float">
            <text:p>0</text:p>
          </table:table-cell>
          <table:table-cell table:style-name="ce69" table:formula="of:=IF([.R131] &amp; [.D131] = &quot;2배치&quot;;1;0)" office:value-type="float" office:value="0" calcext:value-type="float">
            <text:p>0</text:p>
          </table:table-cell>
          <table:table-cell table:style-name="ce69" table:formula="of:=IF([.R131] &amp; [.D131] = &quot;1메뉴&quot;;[.G131]*6.45 + [.H131]*4 + [.I131]*4.55 + [.J131]*4 + [.K131]*4;0)" office:value-type="float" office:value="0" calcext:value-type="float">
            <text:p>0</text:p>
          </table:table-cell>
          <table:table-cell table:style-name="ce69" table:formula="of:=IF([.R131] &amp; [.D131] = &quot;1출력물&quot;;[.G131]*5.4 + [.H131]*4 + [.I131]*4.55 + [.J131]*4 + [.K131]*4;0)" office:value-type="float" office:value="0" calcext:value-type="float">
            <text:p>0</text:p>
          </table:table-cell>
          <table:table-cell table:style-name="ce69" table:formula="of:=IF([.R131] &amp; [.D131] = &quot;1팝업&quot;;[.G131]*6.45 + [.H131]*4 + [.I131]*4.55 + [.J131]*4 + [.K131]*4;0)" office:value-type="float" office:value="0" calcext:value-type="float">
            <text:p>0</text:p>
          </table:table-cell>
          <table:table-cell table:style-name="ce69" table:formula="of:=IF([.R131] &amp; [.D131] = &quot;1탭&quot;;[.G131]*6.45 + [.H131]*4 + [.I131]*4.55 + [.J131]*4 + [.K131]*4;0)" office:value-type="float" office:value="0" calcext:value-type="float">
            <text:p>0</text:p>
          </table:table-cell>
          <table:table-cell table:style-name="ce69" table:formula="of:=IF([.R131] &amp; [.D131] = &quot;1배치&quot;;[.G131]*6.45 + [.H131]*4 + [.I131]*4.55 + [.J131]*4 + [.K131]*4;0)" office:value-type="float" office:value="0" calcext:value-type="float">
            <text:p>0</text:p>
          </table:table-cell>
          <table:table-cell table:style-name="ce69" table:formula="of:=IF([.R131] &amp; [.D131] = &quot;2메뉴&quot;;[.G131]*6.45 + [.H131]*4 + [.I131]*4.55 + [.J131]*4 + [.K131]*4;0)" office:value-type="float" office:value="0" calcext:value-type="float">
            <text:p>0</text:p>
          </table:table-cell>
          <table:table-cell table:style-name="ce69" table:formula="of:=IF([.R131] &amp; [.D131] = &quot;2출력물&quot;;[.G131]*5.4 + [.H131]*4 + [.I131]*4.55 + [.J131]*4 + [.K131]*4;0)" office:value-type="float" office:value="0" calcext:value-type="float">
            <text:p>0</text:p>
          </table:table-cell>
          <table:table-cell table:style-name="ce69" table:formula="of:=IF([.R131] &amp; [.D131] = &quot;2팝업&quot;;[.G131]*6.45 + [.H131]*4 + [.I131]*4.55 + [.J131]*4 + [.K131]*4;0)" office:value-type="float" office:value="0" calcext:value-type="float">
            <text:p>0</text:p>
          </table:table-cell>
          <table:table-cell table:style-name="ce69" table:formula="of:=IF([.R131] &amp; [.D131] = &quot;2탭&quot;;[.G131]*6.45 + [.H131]*4 + [.I131]*4.55 + [.J131]*4 + [.K131]*4;0)" office:value-type="float" office:value="0" calcext:value-type="float">
            <text:p>0</text:p>
          </table:table-cell>
          <table:table-cell table:style-name="ce70" table:formula="of:=IF([.R131] &amp; [.D131] = &quot;2배치&quot;;[.G131]*6.45 + [.H131]*4 + [.I131]*4.55 + [.J131]*4 + [.K131]*4;0)" office:value-type="float" office:value="0" calcext:value-type="float">
            <text:p>0</text:p>
          </table:table-cell>
          <table:table-cell table:style-name="ce70" table:formula="of:=SUM([.AI131:.AR13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2]&lt;&gt;&quot;메뉴&quot;;0;IF(ISBLANK([.P132]); 0; IF((&quot;2015-08-28&quot;-[.P132])&gt;=0;1;0)))" office:value-type="float" office:value="0" calcext:value-type="float">
            <text:p>0</text:p>
          </table:table-cell>
          <table:table-cell table:style-name="ce66" table:formula="of:=IF([.D132]&lt;&gt;&quot;메뉴&quot;;0;IF(ISBLANK([.N132]); 0; IF((&quot;2015-09-04&quot;-[.N132])&gt;=0;1;0)))" office:value-type="float" office:value="0" calcext:value-type="float">
            <text:p>0</text:p>
          </table:table-cell>
          <table:table-cell table:style-name="ce66" table:formula="of:=IF(ISBLANK([.P132]); 0; IF((&quot;2015-08-28&quot;-[.P132])&gt;=0;[.AS132];0))" office:value-type="float" office:value="0" calcext:value-type="float">
            <text:p>0</text:p>
          </table:table-cell>
          <table:table-cell table:style-name="ce66" table:formula="of:=IF(ISBLANK([.N132]); 0; IF((&quot;2015-09-04&quot;-[.N132])&gt;=0;[.AS132];0))" office:value-type="float" office:value="0" calcext:value-type="float">
            <text:p>0</text:p>
          </table:table-cell>
          <table:table-cell table:style-name="ce66" table:formula="of:=IF([.D13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2])" office:value-type="float" office:value="0" calcext:value-type="float">
            <text:p>0</text:p>
          </table:table-cell>
          <table:table-cell table:style-name="ce69" table:formula="of:=IF([.R132] &amp; [.D132] = &quot;1메뉴&quot;;1;0)" office:value-type="float" office:value="0" calcext:value-type="float">
            <text:p>0</text:p>
          </table:table-cell>
          <table:table-cell table:style-name="ce69" table:formula="of:=IF([.R132] &amp; [.D132] = &quot;1출력물&quot;;1;0)" office:value-type="float" office:value="0" calcext:value-type="float">
            <text:p>0</text:p>
          </table:table-cell>
          <table:table-cell table:style-name="ce69" table:formula="of:=IF([.R132] &amp; [.D132] = &quot;1팝업&quot;;1;0)" office:value-type="float" office:value="0" calcext:value-type="float">
            <text:p>0</text:p>
          </table:table-cell>
          <table:table-cell table:style-name="ce69" table:formula="of:=IF([.R132] &amp; [.D132] = &quot;1탭&quot;;1;0)" office:value-type="float" office:value="0" calcext:value-type="float">
            <text:p>0</text:p>
          </table:table-cell>
          <table:table-cell table:style-name="ce69" table:formula="of:=IF([.R132] &amp; [.D132] = &quot;1배치&quot;;1;0)" office:value-type="float" office:value="0" calcext:value-type="float">
            <text:p>0</text:p>
          </table:table-cell>
          <table:table-cell table:style-name="ce69" table:formula="of:=IF([.R132] &amp; [.D132] = &quot;2메뉴&quot;;1;0)" office:value-type="float" office:value="0" calcext:value-type="float">
            <text:p>0</text:p>
          </table:table-cell>
          <table:table-cell table:style-name="ce69" table:formula="of:=IF([.R132] &amp; [.D132] = &quot;2출력물&quot;;1;0)" office:value-type="float" office:value="0" calcext:value-type="float">
            <text:p>0</text:p>
          </table:table-cell>
          <table:table-cell table:style-name="ce69" table:formula="of:=IF([.R132] &amp; [.D132] = &quot;2팝업&quot;;1;0)" office:value-type="float" office:value="0" calcext:value-type="float">
            <text:p>0</text:p>
          </table:table-cell>
          <table:table-cell table:style-name="ce69" table:formula="of:=IF([.R132] &amp; [.D132] = &quot;2탭&quot;;1;0)" office:value-type="float" office:value="0" calcext:value-type="float">
            <text:p>0</text:p>
          </table:table-cell>
          <table:table-cell table:style-name="ce69" table:formula="of:=IF([.R132] &amp; [.D132] = &quot;2배치&quot;;1;0)" office:value-type="float" office:value="0" calcext:value-type="float">
            <text:p>0</text:p>
          </table:table-cell>
          <table:table-cell table:style-name="ce69" table:formula="of:=IF([.R132] &amp; [.D132] = &quot;1메뉴&quot;;[.G132]*6.45 + [.H132]*4 + [.I132]*4.55 + [.J132]*4 + [.K132]*4;0)" office:value-type="float" office:value="0" calcext:value-type="float">
            <text:p>0</text:p>
          </table:table-cell>
          <table:table-cell table:style-name="ce69" table:formula="of:=IF([.R132] &amp; [.D132] = &quot;1출력물&quot;;[.G132]*5.4 + [.H132]*4 + [.I132]*4.55 + [.J132]*4 + [.K132]*4;0)" office:value-type="float" office:value="0" calcext:value-type="float">
            <text:p>0</text:p>
          </table:table-cell>
          <table:table-cell table:style-name="ce69" table:formula="of:=IF([.R132] &amp; [.D132] = &quot;1팝업&quot;;[.G132]*6.45 + [.H132]*4 + [.I132]*4.55 + [.J132]*4 + [.K132]*4;0)" office:value-type="float" office:value="0" calcext:value-type="float">
            <text:p>0</text:p>
          </table:table-cell>
          <table:table-cell table:style-name="ce69" table:formula="of:=IF([.R132] &amp; [.D132] = &quot;1탭&quot;;[.G132]*6.45 + [.H132]*4 + [.I132]*4.55 + [.J132]*4 + [.K132]*4;0)" office:value-type="float" office:value="0" calcext:value-type="float">
            <text:p>0</text:p>
          </table:table-cell>
          <table:table-cell table:style-name="ce69" table:formula="of:=IF([.R132] &amp; [.D132] = &quot;1배치&quot;;[.G132]*6.45 + [.H132]*4 + [.I132]*4.55 + [.J132]*4 + [.K132]*4;0)" office:value-type="float" office:value="0" calcext:value-type="float">
            <text:p>0</text:p>
          </table:table-cell>
          <table:table-cell table:style-name="ce69" table:formula="of:=IF([.R132] &amp; [.D132] = &quot;2메뉴&quot;;[.G132]*6.45 + [.H132]*4 + [.I132]*4.55 + [.J132]*4 + [.K132]*4;0)" office:value-type="float" office:value="0" calcext:value-type="float">
            <text:p>0</text:p>
          </table:table-cell>
          <table:table-cell table:style-name="ce69" table:formula="of:=IF([.R132] &amp; [.D132] = &quot;2출력물&quot;;[.G132]*5.4 + [.H132]*4 + [.I132]*4.55 + [.J132]*4 + [.K132]*4;0)" office:value-type="float" office:value="0" calcext:value-type="float">
            <text:p>0</text:p>
          </table:table-cell>
          <table:table-cell table:style-name="ce69" table:formula="of:=IF([.R132] &amp; [.D132] = &quot;2팝업&quot;;[.G132]*6.45 + [.H132]*4 + [.I132]*4.55 + [.J132]*4 + [.K132]*4;0)" office:value-type="float" office:value="0" calcext:value-type="float">
            <text:p>0</text:p>
          </table:table-cell>
          <table:table-cell table:style-name="ce69" table:formula="of:=IF([.R132] &amp; [.D132] = &quot;2탭&quot;;[.G132]*6.45 + [.H132]*4 + [.I132]*4.55 + [.J132]*4 + [.K132]*4;0)" office:value-type="float" office:value="0" calcext:value-type="float">
            <text:p>0</text:p>
          </table:table-cell>
          <table:table-cell table:style-name="ce70" table:formula="of:=IF([.R132] &amp; [.D132] = &quot;2배치&quot;;[.G132]*6.45 + [.H132]*4 + [.I132]*4.55 + [.J132]*4 + [.K132]*4;0)" office:value-type="float" office:value="0" calcext:value-type="float">
            <text:p>0</text:p>
          </table:table-cell>
          <table:table-cell table:style-name="ce70" table:formula="of:=SUM([.AI132:.AR132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3]&lt;&gt;&quot;메뉴&quot;;0;IF(ISBLANK([.P133]); 0; IF((&quot;2015-08-28&quot;-[.P133])&gt;=0;1;0)))" office:value-type="float" office:value="0" calcext:value-type="float">
            <text:p>0</text:p>
          </table:table-cell>
          <table:table-cell table:style-name="ce66" table:formula="of:=IF([.D133]&lt;&gt;&quot;메뉴&quot;;0;IF(ISBLANK([.N133]); 0; IF((&quot;2015-09-04&quot;-[.N133])&gt;=0;1;0)))" office:value-type="float" office:value="0" calcext:value-type="float">
            <text:p>0</text:p>
          </table:table-cell>
          <table:table-cell table:style-name="ce66" table:formula="of:=IF(ISBLANK([.P133]); 0; IF((&quot;2015-08-28&quot;-[.P133])&gt;=0;[.AS133];0))" office:value-type="float" office:value="0" calcext:value-type="float">
            <text:p>0</text:p>
          </table:table-cell>
          <table:table-cell table:style-name="ce66" table:formula="of:=IF(ISBLANK([.N133]); 0; IF((&quot;2015-09-04&quot;-[.N133])&gt;=0;[.AS133];0))" office:value-type="float" office:value="0" calcext:value-type="float">
            <text:p>0</text:p>
          </table:table-cell>
          <table:table-cell table:style-name="ce66" table:formula="of:=IF([.D13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3])" office:value-type="float" office:value="0" calcext:value-type="float">
            <text:p>0</text:p>
          </table:table-cell>
          <table:table-cell table:style-name="ce69" table:formula="of:=IF([.R133] &amp; [.D133] = &quot;1메뉴&quot;;1;0)" office:value-type="float" office:value="0" calcext:value-type="float">
            <text:p>0</text:p>
          </table:table-cell>
          <table:table-cell table:style-name="ce69" table:formula="of:=IF([.R133] &amp; [.D133] = &quot;1출력물&quot;;1;0)" office:value-type="float" office:value="0" calcext:value-type="float">
            <text:p>0</text:p>
          </table:table-cell>
          <table:table-cell table:style-name="ce69" table:formula="of:=IF([.R133] &amp; [.D133] = &quot;1팝업&quot;;1;0)" office:value-type="float" office:value="0" calcext:value-type="float">
            <text:p>0</text:p>
          </table:table-cell>
          <table:table-cell table:style-name="ce69" table:formula="of:=IF([.R133] &amp; [.D133] = &quot;1탭&quot;;1;0)" office:value-type="float" office:value="0" calcext:value-type="float">
            <text:p>0</text:p>
          </table:table-cell>
          <table:table-cell table:style-name="ce69" table:formula="of:=IF([.R133] &amp; [.D133] = &quot;1배치&quot;;1;0)" office:value-type="float" office:value="0" calcext:value-type="float">
            <text:p>0</text:p>
          </table:table-cell>
          <table:table-cell table:style-name="ce69" table:formula="of:=IF([.R133] &amp; [.D133] = &quot;2메뉴&quot;;1;0)" office:value-type="float" office:value="0" calcext:value-type="float">
            <text:p>0</text:p>
          </table:table-cell>
          <table:table-cell table:style-name="ce69" table:formula="of:=IF([.R133] &amp; [.D133] = &quot;2출력물&quot;;1;0)" office:value-type="float" office:value="0" calcext:value-type="float">
            <text:p>0</text:p>
          </table:table-cell>
          <table:table-cell table:style-name="ce69" table:formula="of:=IF([.R133] &amp; [.D133] = &quot;2팝업&quot;;1;0)" office:value-type="float" office:value="0" calcext:value-type="float">
            <text:p>0</text:p>
          </table:table-cell>
          <table:table-cell table:style-name="ce69" table:formula="of:=IF([.R133] &amp; [.D133] = &quot;2탭&quot;;1;0)" office:value-type="float" office:value="0" calcext:value-type="float">
            <text:p>0</text:p>
          </table:table-cell>
          <table:table-cell table:style-name="ce69" table:formula="of:=IF([.R133] &amp; [.D133] = &quot;2배치&quot;;1;0)" office:value-type="float" office:value="0" calcext:value-type="float">
            <text:p>0</text:p>
          </table:table-cell>
          <table:table-cell table:style-name="ce69" table:formula="of:=IF([.R133] &amp; [.D133] = &quot;1메뉴&quot;;[.G133]*6.45 + [.H133]*4 + [.I133]*4.55 + [.J133]*4 + [.K133]*4;0)" office:value-type="float" office:value="0" calcext:value-type="float">
            <text:p>0</text:p>
          </table:table-cell>
          <table:table-cell table:style-name="ce69" table:formula="of:=IF([.R133] &amp; [.D133] = &quot;1출력물&quot;;[.G133]*5.4 + [.H133]*4 + [.I133]*4.55 + [.J133]*4 + [.K133]*4;0)" office:value-type="float" office:value="0" calcext:value-type="float">
            <text:p>0</text:p>
          </table:table-cell>
          <table:table-cell table:style-name="ce69" table:formula="of:=IF([.R133] &amp; [.D133] = &quot;1팝업&quot;;[.G133]*6.45 + [.H133]*4 + [.I133]*4.55 + [.J133]*4 + [.K133]*4;0)" office:value-type="float" office:value="0" calcext:value-type="float">
            <text:p>0</text:p>
          </table:table-cell>
          <table:table-cell table:style-name="ce69" table:formula="of:=IF([.R133] &amp; [.D133] = &quot;1탭&quot;;[.G133]*6.45 + [.H133]*4 + [.I133]*4.55 + [.J133]*4 + [.K133]*4;0)" office:value-type="float" office:value="0" calcext:value-type="float">
            <text:p>0</text:p>
          </table:table-cell>
          <table:table-cell table:style-name="ce69" table:formula="of:=IF([.R133] &amp; [.D133] = &quot;1배치&quot;;[.G133]*6.45 + [.H133]*4 + [.I133]*4.55 + [.J133]*4 + [.K133]*4;0)" office:value-type="float" office:value="0" calcext:value-type="float">
            <text:p>0</text:p>
          </table:table-cell>
          <table:table-cell table:style-name="ce69" table:formula="of:=IF([.R133] &amp; [.D133] = &quot;2메뉴&quot;;[.G133]*6.45 + [.H133]*4 + [.I133]*4.55 + [.J133]*4 + [.K133]*4;0)" office:value-type="float" office:value="0" calcext:value-type="float">
            <text:p>0</text:p>
          </table:table-cell>
          <table:table-cell table:style-name="ce69" table:formula="of:=IF([.R133] &amp; [.D133] = &quot;2출력물&quot;;[.G133]*5.4 + [.H133]*4 + [.I133]*4.55 + [.J133]*4 + [.K133]*4;0)" office:value-type="float" office:value="0" calcext:value-type="float">
            <text:p>0</text:p>
          </table:table-cell>
          <table:table-cell table:style-name="ce69" table:formula="of:=IF([.R133] &amp; [.D133] = &quot;2팝업&quot;;[.G133]*6.45 + [.H133]*4 + [.I133]*4.55 + [.J133]*4 + [.K133]*4;0)" office:value-type="float" office:value="0" calcext:value-type="float">
            <text:p>0</text:p>
          </table:table-cell>
          <table:table-cell table:style-name="ce69" table:formula="of:=IF([.R133] &amp; [.D133] = &quot;2탭&quot;;[.G133]*6.45 + [.H133]*4 + [.I133]*4.55 + [.J133]*4 + [.K133]*4;0)" office:value-type="float" office:value="0" calcext:value-type="float">
            <text:p>0</text:p>
          </table:table-cell>
          <table:table-cell table:style-name="ce70" table:formula="of:=IF([.R133] &amp; [.D133] = &quot;2배치&quot;;[.G133]*6.45 + [.H133]*4 + [.I133]*4.55 + [.J133]*4 + [.K133]*4;0)" office:value-type="float" office:value="0" calcext:value-type="float">
            <text:p>0</text:p>
          </table:table-cell>
          <table:table-cell table:style-name="ce70" table:formula="of:=SUM([.AI133:.AR13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4]&lt;&gt;&quot;메뉴&quot;;0;IF(ISBLANK([.P134]); 0; IF((&quot;2015-08-28&quot;-[.P134])&gt;=0;1;0)))" office:value-type="float" office:value="0" calcext:value-type="float">
            <text:p>0</text:p>
          </table:table-cell>
          <table:table-cell table:style-name="ce66" table:formula="of:=IF([.D134]&lt;&gt;&quot;메뉴&quot;;0;IF(ISBLANK([.N134]); 0; IF((&quot;2015-09-04&quot;-[.N134])&gt;=0;1;0)))" office:value-type="float" office:value="0" calcext:value-type="float">
            <text:p>0</text:p>
          </table:table-cell>
          <table:table-cell table:style-name="ce66" table:formula="of:=IF(ISBLANK([.P134]); 0; IF((&quot;2015-08-28&quot;-[.P134])&gt;=0;[.AS134];0))" office:value-type="float" office:value="0" calcext:value-type="float">
            <text:p>0</text:p>
          </table:table-cell>
          <table:table-cell table:style-name="ce66" table:formula="of:=IF(ISBLANK([.N134]); 0; IF((&quot;2015-09-04&quot;-[.N134])&gt;=0;[.AS134];0))" office:value-type="float" office:value="0" calcext:value-type="float">
            <text:p>0</text:p>
          </table:table-cell>
          <table:table-cell table:style-name="ce66" table:formula="of:=IF([.D13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4])" office:value-type="float" office:value="0" calcext:value-type="float">
            <text:p>0</text:p>
          </table:table-cell>
          <table:table-cell table:style-name="ce69" table:formula="of:=IF([.R134] &amp; [.D134] = &quot;1메뉴&quot;;1;0)" office:value-type="float" office:value="0" calcext:value-type="float">
            <text:p>0</text:p>
          </table:table-cell>
          <table:table-cell table:style-name="ce69" table:formula="of:=IF([.R134] &amp; [.D134] = &quot;1출력물&quot;;1;0)" office:value-type="float" office:value="0" calcext:value-type="float">
            <text:p>0</text:p>
          </table:table-cell>
          <table:table-cell table:style-name="ce69" table:formula="of:=IF([.R134] &amp; [.D134] = &quot;1팝업&quot;;1;0)" office:value-type="float" office:value="0" calcext:value-type="float">
            <text:p>0</text:p>
          </table:table-cell>
          <table:table-cell table:style-name="ce69" table:formula="of:=IF([.R134] &amp; [.D134] = &quot;1탭&quot;;1;0)" office:value-type="float" office:value="0" calcext:value-type="float">
            <text:p>0</text:p>
          </table:table-cell>
          <table:table-cell table:style-name="ce69" table:formula="of:=IF([.R134] &amp; [.D134] = &quot;1배치&quot;;1;0)" office:value-type="float" office:value="0" calcext:value-type="float">
            <text:p>0</text:p>
          </table:table-cell>
          <table:table-cell table:style-name="ce69" table:formula="of:=IF([.R134] &amp; [.D134] = &quot;2메뉴&quot;;1;0)" office:value-type="float" office:value="0" calcext:value-type="float">
            <text:p>0</text:p>
          </table:table-cell>
          <table:table-cell table:style-name="ce69" table:formula="of:=IF([.R134] &amp; [.D134] = &quot;2출력물&quot;;1;0)" office:value-type="float" office:value="0" calcext:value-type="float">
            <text:p>0</text:p>
          </table:table-cell>
          <table:table-cell table:style-name="ce69" table:formula="of:=IF([.R134] &amp; [.D134] = &quot;2팝업&quot;;1;0)" office:value-type="float" office:value="0" calcext:value-type="float">
            <text:p>0</text:p>
          </table:table-cell>
          <table:table-cell table:style-name="ce69" table:formula="of:=IF([.R134] &amp; [.D134] = &quot;2탭&quot;;1;0)" office:value-type="float" office:value="0" calcext:value-type="float">
            <text:p>0</text:p>
          </table:table-cell>
          <table:table-cell table:style-name="ce69" table:formula="of:=IF([.R134] &amp; [.D134] = &quot;2배치&quot;;1;0)" office:value-type="float" office:value="0" calcext:value-type="float">
            <text:p>0</text:p>
          </table:table-cell>
          <table:table-cell table:style-name="ce69" table:formula="of:=IF([.R134] &amp; [.D134] = &quot;1메뉴&quot;;[.G134]*6.45 + [.H134]*4 + [.I134]*4.55 + [.J134]*4 + [.K134]*4;0)" office:value-type="float" office:value="0" calcext:value-type="float">
            <text:p>0</text:p>
          </table:table-cell>
          <table:table-cell table:style-name="ce69" table:formula="of:=IF([.R134] &amp; [.D134] = &quot;1출력물&quot;;[.G134]*5.4 + [.H134]*4 + [.I134]*4.55 + [.J134]*4 + [.K134]*4;0)" office:value-type="float" office:value="0" calcext:value-type="float">
            <text:p>0</text:p>
          </table:table-cell>
          <table:table-cell table:style-name="ce69" table:formula="of:=IF([.R134] &amp; [.D134] = &quot;1팝업&quot;;[.G134]*6.45 + [.H134]*4 + [.I134]*4.55 + [.J134]*4 + [.K134]*4;0)" office:value-type="float" office:value="0" calcext:value-type="float">
            <text:p>0</text:p>
          </table:table-cell>
          <table:table-cell table:style-name="ce69" table:formula="of:=IF([.R134] &amp; [.D134] = &quot;1탭&quot;;[.G134]*6.45 + [.H134]*4 + [.I134]*4.55 + [.J134]*4 + [.K134]*4;0)" office:value-type="float" office:value="0" calcext:value-type="float">
            <text:p>0</text:p>
          </table:table-cell>
          <table:table-cell table:style-name="ce69" table:formula="of:=IF([.R134] &amp; [.D134] = &quot;1배치&quot;;[.G134]*6.45 + [.H134]*4 + [.I134]*4.55 + [.J134]*4 + [.K134]*4;0)" office:value-type="float" office:value="0" calcext:value-type="float">
            <text:p>0</text:p>
          </table:table-cell>
          <table:table-cell table:style-name="ce69" table:formula="of:=IF([.R134] &amp; [.D134] = &quot;2메뉴&quot;;[.G134]*6.45 + [.H134]*4 + [.I134]*4.55 + [.J134]*4 + [.K134]*4;0)" office:value-type="float" office:value="0" calcext:value-type="float">
            <text:p>0</text:p>
          </table:table-cell>
          <table:table-cell table:style-name="ce69" table:formula="of:=IF([.R134] &amp; [.D134] = &quot;2출력물&quot;;[.G134]*5.4 + [.H134]*4 + [.I134]*4.55 + [.J134]*4 + [.K134]*4;0)" office:value-type="float" office:value="0" calcext:value-type="float">
            <text:p>0</text:p>
          </table:table-cell>
          <table:table-cell table:style-name="ce69" table:formula="of:=IF([.R134] &amp; [.D134] = &quot;2팝업&quot;;[.G134]*6.45 + [.H134]*4 + [.I134]*4.55 + [.J134]*4 + [.K134]*4;0)" office:value-type="float" office:value="0" calcext:value-type="float">
            <text:p>0</text:p>
          </table:table-cell>
          <table:table-cell table:style-name="ce69" table:formula="of:=IF([.R134] &amp; [.D134] = &quot;2탭&quot;;[.G134]*6.45 + [.H134]*4 + [.I134]*4.55 + [.J134]*4 + [.K134]*4;0)" office:value-type="float" office:value="0" calcext:value-type="float">
            <text:p>0</text:p>
          </table:table-cell>
          <table:table-cell table:style-name="ce70" table:formula="of:=IF([.R134] &amp; [.D134] = &quot;2배치&quot;;[.G134]*6.45 + [.H134]*4 + [.I134]*4.55 + [.J134]*4 + [.K134]*4;0)" office:value-type="float" office:value="0" calcext:value-type="float">
            <text:p>0</text:p>
          </table:table-cell>
          <table:table-cell table:style-name="ce70" table:formula="of:=SUM([.AI134:.AR13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5]&lt;&gt;&quot;메뉴&quot;;0;IF(ISBLANK([.P135]); 0; IF((&quot;2015-08-28&quot;-[.P135])&gt;=0;1;0)))" office:value-type="float" office:value="0" calcext:value-type="float">
            <text:p>0</text:p>
          </table:table-cell>
          <table:table-cell table:style-name="ce66" table:formula="of:=IF([.D135]&lt;&gt;&quot;메뉴&quot;;0;IF(ISBLANK([.N135]); 0; IF((&quot;2015-09-04&quot;-[.N135])&gt;=0;1;0)))" office:value-type="float" office:value="0" calcext:value-type="float">
            <text:p>0</text:p>
          </table:table-cell>
          <table:table-cell table:style-name="ce66" table:formula="of:=IF(ISBLANK([.P135]); 0; IF((&quot;2015-08-28&quot;-[.P135])&gt;=0;[.AS135];0))" office:value-type="float" office:value="0" calcext:value-type="float">
            <text:p>0</text:p>
          </table:table-cell>
          <table:table-cell table:style-name="ce66" table:formula="of:=IF(ISBLANK([.N135]); 0; IF((&quot;2015-09-04&quot;-[.N135])&gt;=0;[.AS135];0))" office:value-type="float" office:value="0" calcext:value-type="float">
            <text:p>0</text:p>
          </table:table-cell>
          <table:table-cell table:style-name="ce66" table:formula="of:=IF([.D13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5])" office:value-type="float" office:value="0" calcext:value-type="float">
            <text:p>0</text:p>
          </table:table-cell>
          <table:table-cell table:style-name="ce69" table:formula="of:=IF([.R135] &amp; [.D135] = &quot;1메뉴&quot;;1;0)" office:value-type="float" office:value="0" calcext:value-type="float">
            <text:p>0</text:p>
          </table:table-cell>
          <table:table-cell table:style-name="ce69" table:formula="of:=IF([.R135] &amp; [.D135] = &quot;1출력물&quot;;1;0)" office:value-type="float" office:value="0" calcext:value-type="float">
            <text:p>0</text:p>
          </table:table-cell>
          <table:table-cell table:style-name="ce69" table:formula="of:=IF([.R135] &amp; [.D135] = &quot;1팝업&quot;;1;0)" office:value-type="float" office:value="0" calcext:value-type="float">
            <text:p>0</text:p>
          </table:table-cell>
          <table:table-cell table:style-name="ce69" table:formula="of:=IF([.R135] &amp; [.D135] = &quot;1탭&quot;;1;0)" office:value-type="float" office:value="0" calcext:value-type="float">
            <text:p>0</text:p>
          </table:table-cell>
          <table:table-cell table:style-name="ce69" table:formula="of:=IF([.R135] &amp; [.D135] = &quot;1배치&quot;;1;0)" office:value-type="float" office:value="0" calcext:value-type="float">
            <text:p>0</text:p>
          </table:table-cell>
          <table:table-cell table:style-name="ce69" table:formula="of:=IF([.R135] &amp; [.D135] = &quot;2메뉴&quot;;1;0)" office:value-type="float" office:value="0" calcext:value-type="float">
            <text:p>0</text:p>
          </table:table-cell>
          <table:table-cell table:style-name="ce69" table:formula="of:=IF([.R135] &amp; [.D135] = &quot;2출력물&quot;;1;0)" office:value-type="float" office:value="0" calcext:value-type="float">
            <text:p>0</text:p>
          </table:table-cell>
          <table:table-cell table:style-name="ce69" table:formula="of:=IF([.R135] &amp; [.D135] = &quot;2팝업&quot;;1;0)" office:value-type="float" office:value="0" calcext:value-type="float">
            <text:p>0</text:p>
          </table:table-cell>
          <table:table-cell table:style-name="ce69" table:formula="of:=IF([.R135] &amp; [.D135] = &quot;2탭&quot;;1;0)" office:value-type="float" office:value="0" calcext:value-type="float">
            <text:p>0</text:p>
          </table:table-cell>
          <table:table-cell table:style-name="ce69" table:formula="of:=IF([.R135] &amp; [.D135] = &quot;2배치&quot;;1;0)" office:value-type="float" office:value="0" calcext:value-type="float">
            <text:p>0</text:p>
          </table:table-cell>
          <table:table-cell table:style-name="ce69" table:formula="of:=IF([.R135] &amp; [.D135] = &quot;1메뉴&quot;;[.G135]*6.45 + [.H135]*4 + [.I135]*4.55 + [.J135]*4 + [.K135]*4;0)" office:value-type="float" office:value="0" calcext:value-type="float">
            <text:p>0</text:p>
          </table:table-cell>
          <table:table-cell table:style-name="ce69" table:formula="of:=IF([.R135] &amp; [.D135] = &quot;1출력물&quot;;[.G135]*5.4 + [.H135]*4 + [.I135]*4.55 + [.J135]*4 + [.K135]*4;0)" office:value-type="float" office:value="0" calcext:value-type="float">
            <text:p>0</text:p>
          </table:table-cell>
          <table:table-cell table:style-name="ce69" table:formula="of:=IF([.R135] &amp; [.D135] = &quot;1팝업&quot;;[.G135]*6.45 + [.H135]*4 + [.I135]*4.55 + [.J135]*4 + [.K135]*4;0)" office:value-type="float" office:value="0" calcext:value-type="float">
            <text:p>0</text:p>
          </table:table-cell>
          <table:table-cell table:style-name="ce69" table:formula="of:=IF([.R135] &amp; [.D135] = &quot;1탭&quot;;[.G135]*6.45 + [.H135]*4 + [.I135]*4.55 + [.J135]*4 + [.K135]*4;0)" office:value-type="float" office:value="0" calcext:value-type="float">
            <text:p>0</text:p>
          </table:table-cell>
          <table:table-cell table:style-name="ce69" table:formula="of:=IF([.R135] &amp; [.D135] = &quot;1배치&quot;;[.G135]*6.45 + [.H135]*4 + [.I135]*4.55 + [.J135]*4 + [.K135]*4;0)" office:value-type="float" office:value="0" calcext:value-type="float">
            <text:p>0</text:p>
          </table:table-cell>
          <table:table-cell table:style-name="ce69" table:formula="of:=IF([.R135] &amp; [.D135] = &quot;2메뉴&quot;;[.G135]*6.45 + [.H135]*4 + [.I135]*4.55 + [.J135]*4 + [.K135]*4;0)" office:value-type="float" office:value="0" calcext:value-type="float">
            <text:p>0</text:p>
          </table:table-cell>
          <table:table-cell table:style-name="ce69" table:formula="of:=IF([.R135] &amp; [.D135] = &quot;2출력물&quot;;[.G135]*5.4 + [.H135]*4 + [.I135]*4.55 + [.J135]*4 + [.K135]*4;0)" office:value-type="float" office:value="0" calcext:value-type="float">
            <text:p>0</text:p>
          </table:table-cell>
          <table:table-cell table:style-name="ce69" table:formula="of:=IF([.R135] &amp; [.D135] = &quot;2팝업&quot;;[.G135]*6.45 + [.H135]*4 + [.I135]*4.55 + [.J135]*4 + [.K135]*4;0)" office:value-type="float" office:value="0" calcext:value-type="float">
            <text:p>0</text:p>
          </table:table-cell>
          <table:table-cell table:style-name="ce69" table:formula="of:=IF([.R135] &amp; [.D135] = &quot;2탭&quot;;[.G135]*6.45 + [.H135]*4 + [.I135]*4.55 + [.J135]*4 + [.K135]*4;0)" office:value-type="float" office:value="0" calcext:value-type="float">
            <text:p>0</text:p>
          </table:table-cell>
          <table:table-cell table:style-name="ce70" table:formula="of:=IF([.R135] &amp; [.D135] = &quot;2배치&quot;;[.G135]*6.45 + [.H135]*4 + [.I135]*4.55 + [.J135]*4 + [.K135]*4;0)" office:value-type="float" office:value="0" calcext:value-type="float">
            <text:p>0</text:p>
          </table:table-cell>
          <table:table-cell table:style-name="ce70" table:formula="of:=SUM([.AI135:.AR13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6]&lt;&gt;&quot;메뉴&quot;;0;IF(ISBLANK([.P136]); 0; IF((&quot;2015-08-28&quot;-[.P136])&gt;=0;1;0)))" office:value-type="float" office:value="0" calcext:value-type="float">
            <text:p>0</text:p>
          </table:table-cell>
          <table:table-cell table:style-name="ce66" table:formula="of:=IF([.D136]&lt;&gt;&quot;메뉴&quot;;0;IF(ISBLANK([.N136]); 0; IF((&quot;2015-09-04&quot;-[.N136])&gt;=0;1;0)))" office:value-type="float" office:value="0" calcext:value-type="float">
            <text:p>0</text:p>
          </table:table-cell>
          <table:table-cell table:style-name="ce66" table:formula="of:=IF(ISBLANK([.P136]); 0; IF((&quot;2015-08-28&quot;-[.P136])&gt;=0;[.AS136];0))" office:value-type="float" office:value="0" calcext:value-type="float">
            <text:p>0</text:p>
          </table:table-cell>
          <table:table-cell table:style-name="ce66" table:formula="of:=IF(ISBLANK([.N136]); 0; IF((&quot;2015-09-04&quot;-[.N136])&gt;=0;[.AS136];0))" office:value-type="float" office:value="0" calcext:value-type="float">
            <text:p>0</text:p>
          </table:table-cell>
          <table:table-cell table:style-name="ce66" table:formula="of:=IF([.D13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6])" office:value-type="float" office:value="0" calcext:value-type="float">
            <text:p>0</text:p>
          </table:table-cell>
          <table:table-cell table:style-name="ce69" table:formula="of:=IF([.R136] &amp; [.D136] = &quot;1메뉴&quot;;1;0)" office:value-type="float" office:value="0" calcext:value-type="float">
            <text:p>0</text:p>
          </table:table-cell>
          <table:table-cell table:style-name="ce69" table:formula="of:=IF([.R136] &amp; [.D136] = &quot;1출력물&quot;;1;0)" office:value-type="float" office:value="0" calcext:value-type="float">
            <text:p>0</text:p>
          </table:table-cell>
          <table:table-cell table:style-name="ce69" table:formula="of:=IF([.R136] &amp; [.D136] = &quot;1팝업&quot;;1;0)" office:value-type="float" office:value="0" calcext:value-type="float">
            <text:p>0</text:p>
          </table:table-cell>
          <table:table-cell table:style-name="ce69" table:formula="of:=IF([.R136] &amp; [.D136] = &quot;1탭&quot;;1;0)" office:value-type="float" office:value="0" calcext:value-type="float">
            <text:p>0</text:p>
          </table:table-cell>
          <table:table-cell table:style-name="ce69" table:formula="of:=IF([.R136] &amp; [.D136] = &quot;1배치&quot;;1;0)" office:value-type="float" office:value="0" calcext:value-type="float">
            <text:p>0</text:p>
          </table:table-cell>
          <table:table-cell table:style-name="ce69" table:formula="of:=IF([.R136] &amp; [.D136] = &quot;2메뉴&quot;;1;0)" office:value-type="float" office:value="0" calcext:value-type="float">
            <text:p>0</text:p>
          </table:table-cell>
          <table:table-cell table:style-name="ce69" table:formula="of:=IF([.R136] &amp; [.D136] = &quot;2출력물&quot;;1;0)" office:value-type="float" office:value="0" calcext:value-type="float">
            <text:p>0</text:p>
          </table:table-cell>
          <table:table-cell table:style-name="ce69" table:formula="of:=IF([.R136] &amp; [.D136] = &quot;2팝업&quot;;1;0)" office:value-type="float" office:value="0" calcext:value-type="float">
            <text:p>0</text:p>
          </table:table-cell>
          <table:table-cell table:style-name="ce69" table:formula="of:=IF([.R136] &amp; [.D136] = &quot;2탭&quot;;1;0)" office:value-type="float" office:value="0" calcext:value-type="float">
            <text:p>0</text:p>
          </table:table-cell>
          <table:table-cell table:style-name="ce69" table:formula="of:=IF([.R136] &amp; [.D136] = &quot;2배치&quot;;1;0)" office:value-type="float" office:value="0" calcext:value-type="float">
            <text:p>0</text:p>
          </table:table-cell>
          <table:table-cell table:style-name="ce69" table:formula="of:=IF([.R136] &amp; [.D136] = &quot;1메뉴&quot;;[.G136]*6.45 + [.H136]*4 + [.I136]*4.55 + [.J136]*4 + [.K136]*4;0)" office:value-type="float" office:value="0" calcext:value-type="float">
            <text:p>0</text:p>
          </table:table-cell>
          <table:table-cell table:style-name="ce69" table:formula="of:=IF([.R136] &amp; [.D136] = &quot;1출력물&quot;;[.G136]*5.4 + [.H136]*4 + [.I136]*4.55 + [.J136]*4 + [.K136]*4;0)" office:value-type="float" office:value="0" calcext:value-type="float">
            <text:p>0</text:p>
          </table:table-cell>
          <table:table-cell table:style-name="ce69" table:formula="of:=IF([.R136] &amp; [.D136] = &quot;1팝업&quot;;[.G136]*6.45 + [.H136]*4 + [.I136]*4.55 + [.J136]*4 + [.K136]*4;0)" office:value-type="float" office:value="0" calcext:value-type="float">
            <text:p>0</text:p>
          </table:table-cell>
          <table:table-cell table:style-name="ce69" table:formula="of:=IF([.R136] &amp; [.D136] = &quot;1탭&quot;;[.G136]*6.45 + [.H136]*4 + [.I136]*4.55 + [.J136]*4 + [.K136]*4;0)" office:value-type="float" office:value="0" calcext:value-type="float">
            <text:p>0</text:p>
          </table:table-cell>
          <table:table-cell table:style-name="ce69" table:formula="of:=IF([.R136] &amp; [.D136] = &quot;1배치&quot;;[.G136]*6.45 + [.H136]*4 + [.I136]*4.55 + [.J136]*4 + [.K136]*4;0)" office:value-type="float" office:value="0" calcext:value-type="float">
            <text:p>0</text:p>
          </table:table-cell>
          <table:table-cell table:style-name="ce69" table:formula="of:=IF([.R136] &amp; [.D136] = &quot;2메뉴&quot;;[.G136]*6.45 + [.H136]*4 + [.I136]*4.55 + [.J136]*4 + [.K136]*4;0)" office:value-type="float" office:value="0" calcext:value-type="float">
            <text:p>0</text:p>
          </table:table-cell>
          <table:table-cell table:style-name="ce69" table:formula="of:=IF([.R136] &amp; [.D136] = &quot;2출력물&quot;;[.G136]*5.4 + [.H136]*4 + [.I136]*4.55 + [.J136]*4 + [.K136]*4;0)" office:value-type="float" office:value="0" calcext:value-type="float">
            <text:p>0</text:p>
          </table:table-cell>
          <table:table-cell table:style-name="ce69" table:formula="of:=IF([.R136] &amp; [.D136] = &quot;2팝업&quot;;[.G136]*6.45 + [.H136]*4 + [.I136]*4.55 + [.J136]*4 + [.K136]*4;0)" office:value-type="float" office:value="0" calcext:value-type="float">
            <text:p>0</text:p>
          </table:table-cell>
          <table:table-cell table:style-name="ce69" table:formula="of:=IF([.R136] &amp; [.D136] = &quot;2탭&quot;;[.G136]*6.45 + [.H136]*4 + [.I136]*4.55 + [.J136]*4 + [.K136]*4;0)" office:value-type="float" office:value="0" calcext:value-type="float">
            <text:p>0</text:p>
          </table:table-cell>
          <table:table-cell table:style-name="ce70" table:formula="of:=IF([.R136] &amp; [.D136] = &quot;2배치&quot;;[.G136]*6.45 + [.H136]*4 + [.I136]*4.55 + [.J136]*4 + [.K136]*4;0)" office:value-type="float" office:value="0" calcext:value-type="float">
            <text:p>0</text:p>
          </table:table-cell>
          <table:table-cell table:style-name="ce70" table:formula="of:=SUM([.AI136:.AR13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7]&lt;&gt;&quot;메뉴&quot;;0;IF(ISBLANK([.P137]); 0; IF((&quot;2015-08-28&quot;-[.P137])&gt;=0;1;0)))" office:value-type="float" office:value="0" calcext:value-type="float">
            <text:p>0</text:p>
          </table:table-cell>
          <table:table-cell table:style-name="ce66" table:formula="of:=IF([.D137]&lt;&gt;&quot;메뉴&quot;;0;IF(ISBLANK([.N137]); 0; IF((&quot;2015-09-04&quot;-[.N137])&gt;=0;1;0)))" office:value-type="float" office:value="0" calcext:value-type="float">
            <text:p>0</text:p>
          </table:table-cell>
          <table:table-cell table:style-name="ce66" table:formula="of:=IF(ISBLANK([.P137]); 0; IF((&quot;2015-08-28&quot;-[.P137])&gt;=0;[.AS137];0))" office:value-type="float" office:value="0" calcext:value-type="float">
            <text:p>0</text:p>
          </table:table-cell>
          <table:table-cell table:style-name="ce66" table:formula="of:=IF(ISBLANK([.N137]); 0; IF((&quot;2015-09-04&quot;-[.N137])&gt;=0;[.AS137];0))" office:value-type="float" office:value="0" calcext:value-type="float">
            <text:p>0</text:p>
          </table:table-cell>
          <table:table-cell table:style-name="ce66" table:formula="of:=IF([.D13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7])" office:value-type="float" office:value="0" calcext:value-type="float">
            <text:p>0</text:p>
          </table:table-cell>
          <table:table-cell table:style-name="ce69" table:formula="of:=IF([.R137] &amp; [.D137] = &quot;1메뉴&quot;;1;0)" office:value-type="float" office:value="0" calcext:value-type="float">
            <text:p>0</text:p>
          </table:table-cell>
          <table:table-cell table:style-name="ce69" table:formula="of:=IF([.R137] &amp; [.D137] = &quot;1출력물&quot;;1;0)" office:value-type="float" office:value="0" calcext:value-type="float">
            <text:p>0</text:p>
          </table:table-cell>
          <table:table-cell table:style-name="ce69" table:formula="of:=IF([.R137] &amp; [.D137] = &quot;1팝업&quot;;1;0)" office:value-type="float" office:value="0" calcext:value-type="float">
            <text:p>0</text:p>
          </table:table-cell>
          <table:table-cell table:style-name="ce69" table:formula="of:=IF([.R137] &amp; [.D137] = &quot;1탭&quot;;1;0)" office:value-type="float" office:value="0" calcext:value-type="float">
            <text:p>0</text:p>
          </table:table-cell>
          <table:table-cell table:style-name="ce69" table:formula="of:=IF([.R137] &amp; [.D137] = &quot;1배치&quot;;1;0)" office:value-type="float" office:value="0" calcext:value-type="float">
            <text:p>0</text:p>
          </table:table-cell>
          <table:table-cell table:style-name="ce69" table:formula="of:=IF([.R137] &amp; [.D137] = &quot;2메뉴&quot;;1;0)" office:value-type="float" office:value="0" calcext:value-type="float">
            <text:p>0</text:p>
          </table:table-cell>
          <table:table-cell table:style-name="ce69" table:formula="of:=IF([.R137] &amp; [.D137] = &quot;2출력물&quot;;1;0)" office:value-type="float" office:value="0" calcext:value-type="float">
            <text:p>0</text:p>
          </table:table-cell>
          <table:table-cell table:style-name="ce69" table:formula="of:=IF([.R137] &amp; [.D137] = &quot;2팝업&quot;;1;0)" office:value-type="float" office:value="0" calcext:value-type="float">
            <text:p>0</text:p>
          </table:table-cell>
          <table:table-cell table:style-name="ce69" table:formula="of:=IF([.R137] &amp; [.D137] = &quot;2탭&quot;;1;0)" office:value-type="float" office:value="0" calcext:value-type="float">
            <text:p>0</text:p>
          </table:table-cell>
          <table:table-cell table:style-name="ce69" table:formula="of:=IF([.R137] &amp; [.D137] = &quot;2배치&quot;;1;0)" office:value-type="float" office:value="0" calcext:value-type="float">
            <text:p>0</text:p>
          </table:table-cell>
          <table:table-cell table:style-name="ce69" table:formula="of:=IF([.R137] &amp; [.D137] = &quot;1메뉴&quot;;[.G137]*6.45 + [.H137]*4 + [.I137]*4.55 + [.J137]*4 + [.K137]*4;0)" office:value-type="float" office:value="0" calcext:value-type="float">
            <text:p>0</text:p>
          </table:table-cell>
          <table:table-cell table:style-name="ce69" table:formula="of:=IF([.R137] &amp; [.D137] = &quot;1출력물&quot;;[.G137]*5.4 + [.H137]*4 + [.I137]*4.55 + [.J137]*4 + [.K137]*4;0)" office:value-type="float" office:value="0" calcext:value-type="float">
            <text:p>0</text:p>
          </table:table-cell>
          <table:table-cell table:style-name="ce69" table:formula="of:=IF([.R137] &amp; [.D137] = &quot;1팝업&quot;;[.G137]*6.45 + [.H137]*4 + [.I137]*4.55 + [.J137]*4 + [.K137]*4;0)" office:value-type="float" office:value="0" calcext:value-type="float">
            <text:p>0</text:p>
          </table:table-cell>
          <table:table-cell table:style-name="ce69" table:formula="of:=IF([.R137] &amp; [.D137] = &quot;1탭&quot;;[.G137]*6.45 + [.H137]*4 + [.I137]*4.55 + [.J137]*4 + [.K137]*4;0)" office:value-type="float" office:value="0" calcext:value-type="float">
            <text:p>0</text:p>
          </table:table-cell>
          <table:table-cell table:style-name="ce69" table:formula="of:=IF([.R137] &amp; [.D137] = &quot;1배치&quot;;[.G137]*6.45 + [.H137]*4 + [.I137]*4.55 + [.J137]*4 + [.K137]*4;0)" office:value-type="float" office:value="0" calcext:value-type="float">
            <text:p>0</text:p>
          </table:table-cell>
          <table:table-cell table:style-name="ce69" table:formula="of:=IF([.R137] &amp; [.D137] = &quot;2메뉴&quot;;[.G137]*6.45 + [.H137]*4 + [.I137]*4.55 + [.J137]*4 + [.K137]*4;0)" office:value-type="float" office:value="0" calcext:value-type="float">
            <text:p>0</text:p>
          </table:table-cell>
          <table:table-cell table:style-name="ce69" table:formula="of:=IF([.R137] &amp; [.D137] = &quot;2출력물&quot;;[.G137]*5.4 + [.H137]*4 + [.I137]*4.55 + [.J137]*4 + [.K137]*4;0)" office:value-type="float" office:value="0" calcext:value-type="float">
            <text:p>0</text:p>
          </table:table-cell>
          <table:table-cell table:style-name="ce69" table:formula="of:=IF([.R137] &amp; [.D137] = &quot;2팝업&quot;;[.G137]*6.45 + [.H137]*4 + [.I137]*4.55 + [.J137]*4 + [.K137]*4;0)" office:value-type="float" office:value="0" calcext:value-type="float">
            <text:p>0</text:p>
          </table:table-cell>
          <table:table-cell table:style-name="ce69" table:formula="of:=IF([.R137] &amp; [.D137] = &quot;2탭&quot;;[.G137]*6.45 + [.H137]*4 + [.I137]*4.55 + [.J137]*4 + [.K137]*4;0)" office:value-type="float" office:value="0" calcext:value-type="float">
            <text:p>0</text:p>
          </table:table-cell>
          <table:table-cell table:style-name="ce70" table:formula="of:=IF([.R137] &amp; [.D137] = &quot;2배치&quot;;[.G137]*6.45 + [.H137]*4 + [.I137]*4.55 + [.J137]*4 + [.K137]*4;0)" office:value-type="float" office:value="0" calcext:value-type="float">
            <text:p>0</text:p>
          </table:table-cell>
          <table:table-cell table:style-name="ce70" table:formula="of:=SUM([.AI137:.AR13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8]&lt;&gt;&quot;메뉴&quot;;0;IF(ISBLANK([.P138]); 0; IF((&quot;2015-08-28&quot;-[.P138])&gt;=0;1;0)))" office:value-type="float" office:value="0" calcext:value-type="float">
            <text:p>0</text:p>
          </table:table-cell>
          <table:table-cell table:style-name="ce66" table:formula="of:=IF([.D138]&lt;&gt;&quot;메뉴&quot;;0;IF(ISBLANK([.N138]); 0; IF((&quot;2015-09-04&quot;-[.N138])&gt;=0;1;0)))" office:value-type="float" office:value="0" calcext:value-type="float">
            <text:p>0</text:p>
          </table:table-cell>
          <table:table-cell table:style-name="ce66" table:formula="of:=IF(ISBLANK([.P138]); 0; IF((&quot;2015-08-28&quot;-[.P138])&gt;=0;[.AS138];0))" office:value-type="float" office:value="0" calcext:value-type="float">
            <text:p>0</text:p>
          </table:table-cell>
          <table:table-cell table:style-name="ce66" table:formula="of:=IF(ISBLANK([.N138]); 0; IF((&quot;2015-09-04&quot;-[.N138])&gt;=0;[.AS138];0))" office:value-type="float" office:value="0" calcext:value-type="float">
            <text:p>0</text:p>
          </table:table-cell>
          <table:table-cell table:style-name="ce66" table:formula="of:=IF([.D13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8])" office:value-type="float" office:value="0" calcext:value-type="float">
            <text:p>0</text:p>
          </table:table-cell>
          <table:table-cell table:style-name="ce69" table:formula="of:=IF([.R138] &amp; [.D138] = &quot;1메뉴&quot;;1;0)" office:value-type="float" office:value="0" calcext:value-type="float">
            <text:p>0</text:p>
          </table:table-cell>
          <table:table-cell table:style-name="ce69" table:formula="of:=IF([.R138] &amp; [.D138] = &quot;1출력물&quot;;1;0)" office:value-type="float" office:value="0" calcext:value-type="float">
            <text:p>0</text:p>
          </table:table-cell>
          <table:table-cell table:style-name="ce69" table:formula="of:=IF([.R138] &amp; [.D138] = &quot;1팝업&quot;;1;0)" office:value-type="float" office:value="0" calcext:value-type="float">
            <text:p>0</text:p>
          </table:table-cell>
          <table:table-cell table:style-name="ce69" table:formula="of:=IF([.R138] &amp; [.D138] = &quot;1탭&quot;;1;0)" office:value-type="float" office:value="0" calcext:value-type="float">
            <text:p>0</text:p>
          </table:table-cell>
          <table:table-cell table:style-name="ce69" table:formula="of:=IF([.R138] &amp; [.D138] = &quot;1배치&quot;;1;0)" office:value-type="float" office:value="0" calcext:value-type="float">
            <text:p>0</text:p>
          </table:table-cell>
          <table:table-cell table:style-name="ce69" table:formula="of:=IF([.R138] &amp; [.D138] = &quot;2메뉴&quot;;1;0)" office:value-type="float" office:value="0" calcext:value-type="float">
            <text:p>0</text:p>
          </table:table-cell>
          <table:table-cell table:style-name="ce69" table:formula="of:=IF([.R138] &amp; [.D138] = &quot;2출력물&quot;;1;0)" office:value-type="float" office:value="0" calcext:value-type="float">
            <text:p>0</text:p>
          </table:table-cell>
          <table:table-cell table:style-name="ce69" table:formula="of:=IF([.R138] &amp; [.D138] = &quot;2팝업&quot;;1;0)" office:value-type="float" office:value="0" calcext:value-type="float">
            <text:p>0</text:p>
          </table:table-cell>
          <table:table-cell table:style-name="ce69" table:formula="of:=IF([.R138] &amp; [.D138] = &quot;2탭&quot;;1;0)" office:value-type="float" office:value="0" calcext:value-type="float">
            <text:p>0</text:p>
          </table:table-cell>
          <table:table-cell table:style-name="ce69" table:formula="of:=IF([.R138] &amp; [.D138] = &quot;2배치&quot;;1;0)" office:value-type="float" office:value="0" calcext:value-type="float">
            <text:p>0</text:p>
          </table:table-cell>
          <table:table-cell table:style-name="ce69" table:formula="of:=IF([.R138] &amp; [.D138] = &quot;1메뉴&quot;;[.G138]*6.45 + [.H138]*4 + [.I138]*4.55 + [.J138]*4 + [.K138]*4;0)" office:value-type="float" office:value="0" calcext:value-type="float">
            <text:p>0</text:p>
          </table:table-cell>
          <table:table-cell table:style-name="ce69" table:formula="of:=IF([.R138] &amp; [.D138] = &quot;1출력물&quot;;[.G138]*5.4 + [.H138]*4 + [.I138]*4.55 + [.J138]*4 + [.K138]*4;0)" office:value-type="float" office:value="0" calcext:value-type="float">
            <text:p>0</text:p>
          </table:table-cell>
          <table:table-cell table:style-name="ce69" table:formula="of:=IF([.R138] &amp; [.D138] = &quot;1팝업&quot;;[.G138]*6.45 + [.H138]*4 + [.I138]*4.55 + [.J138]*4 + [.K138]*4;0)" office:value-type="float" office:value="0" calcext:value-type="float">
            <text:p>0</text:p>
          </table:table-cell>
          <table:table-cell table:style-name="ce69" table:formula="of:=IF([.R138] &amp; [.D138] = &quot;1탭&quot;;[.G138]*6.45 + [.H138]*4 + [.I138]*4.55 + [.J138]*4 + [.K138]*4;0)" office:value-type="float" office:value="0" calcext:value-type="float">
            <text:p>0</text:p>
          </table:table-cell>
          <table:table-cell table:style-name="ce69" table:formula="of:=IF([.R138] &amp; [.D138] = &quot;1배치&quot;;[.G138]*6.45 + [.H138]*4 + [.I138]*4.55 + [.J138]*4 + [.K138]*4;0)" office:value-type="float" office:value="0" calcext:value-type="float">
            <text:p>0</text:p>
          </table:table-cell>
          <table:table-cell table:style-name="ce69" table:formula="of:=IF([.R138] &amp; [.D138] = &quot;2메뉴&quot;;[.G138]*6.45 + [.H138]*4 + [.I138]*4.55 + [.J138]*4 + [.K138]*4;0)" office:value-type="float" office:value="0" calcext:value-type="float">
            <text:p>0</text:p>
          </table:table-cell>
          <table:table-cell table:style-name="ce69" table:formula="of:=IF([.R138] &amp; [.D138] = &quot;2출력물&quot;;[.G138]*5.4 + [.H138]*4 + [.I138]*4.55 + [.J138]*4 + [.K138]*4;0)" office:value-type="float" office:value="0" calcext:value-type="float">
            <text:p>0</text:p>
          </table:table-cell>
          <table:table-cell table:style-name="ce69" table:formula="of:=IF([.R138] &amp; [.D138] = &quot;2팝업&quot;;[.G138]*6.45 + [.H138]*4 + [.I138]*4.55 + [.J138]*4 + [.K138]*4;0)" office:value-type="float" office:value="0" calcext:value-type="float">
            <text:p>0</text:p>
          </table:table-cell>
          <table:table-cell table:style-name="ce69" table:formula="of:=IF([.R138] &amp; [.D138] = &quot;2탭&quot;;[.G138]*6.45 + [.H138]*4 + [.I138]*4.55 + [.J138]*4 + [.K138]*4;0)" office:value-type="float" office:value="0" calcext:value-type="float">
            <text:p>0</text:p>
          </table:table-cell>
          <table:table-cell table:style-name="ce70" table:formula="of:=IF([.R138] &amp; [.D138] = &quot;2배치&quot;;[.G138]*6.45 + [.H138]*4 + [.I138]*4.55 + [.J138]*4 + [.K138]*4;0)" office:value-type="float" office:value="0" calcext:value-type="float">
            <text:p>0</text:p>
          </table:table-cell>
          <table:table-cell table:style-name="ce70" table:formula="of:=SUM([.AI138:.AR13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39]&lt;&gt;&quot;메뉴&quot;;0;IF(ISBLANK([.P139]); 0; IF((&quot;2015-08-28&quot;-[.P139])&gt;=0;1;0)))" office:value-type="float" office:value="0" calcext:value-type="float">
            <text:p>0</text:p>
          </table:table-cell>
          <table:table-cell table:style-name="ce66" table:formula="of:=IF([.D139]&lt;&gt;&quot;메뉴&quot;;0;IF(ISBLANK([.N139]); 0; IF((&quot;2015-09-04&quot;-[.N139])&gt;=0;1;0)))" office:value-type="float" office:value="0" calcext:value-type="float">
            <text:p>0</text:p>
          </table:table-cell>
          <table:table-cell table:style-name="ce66" table:formula="of:=IF(ISBLANK([.P139]); 0; IF((&quot;2015-08-28&quot;-[.P139])&gt;=0;[.AS139];0))" office:value-type="float" office:value="0" calcext:value-type="float">
            <text:p>0</text:p>
          </table:table-cell>
          <table:table-cell table:style-name="ce66" table:formula="of:=IF(ISBLANK([.N139]); 0; IF((&quot;2015-09-04&quot;-[.N139])&gt;=0;[.AS139];0))" office:value-type="float" office:value="0" calcext:value-type="float">
            <text:p>0</text:p>
          </table:table-cell>
          <table:table-cell table:style-name="ce66" table:formula="of:=IF([.D13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39])" office:value-type="float" office:value="0" calcext:value-type="float">
            <text:p>0</text:p>
          </table:table-cell>
          <table:table-cell table:style-name="ce69" table:formula="of:=IF([.R139] &amp; [.D139] = &quot;1메뉴&quot;;1;0)" office:value-type="float" office:value="0" calcext:value-type="float">
            <text:p>0</text:p>
          </table:table-cell>
          <table:table-cell table:style-name="ce69" table:formula="of:=IF([.R139] &amp; [.D139] = &quot;1출력물&quot;;1;0)" office:value-type="float" office:value="0" calcext:value-type="float">
            <text:p>0</text:p>
          </table:table-cell>
          <table:table-cell table:style-name="ce69" table:formula="of:=IF([.R139] &amp; [.D139] = &quot;1팝업&quot;;1;0)" office:value-type="float" office:value="0" calcext:value-type="float">
            <text:p>0</text:p>
          </table:table-cell>
          <table:table-cell table:style-name="ce69" table:formula="of:=IF([.R139] &amp; [.D139] = &quot;1탭&quot;;1;0)" office:value-type="float" office:value="0" calcext:value-type="float">
            <text:p>0</text:p>
          </table:table-cell>
          <table:table-cell table:style-name="ce69" table:formula="of:=IF([.R139] &amp; [.D139] = &quot;1배치&quot;;1;0)" office:value-type="float" office:value="0" calcext:value-type="float">
            <text:p>0</text:p>
          </table:table-cell>
          <table:table-cell table:style-name="ce69" table:formula="of:=IF([.R139] &amp; [.D139] = &quot;2메뉴&quot;;1;0)" office:value-type="float" office:value="0" calcext:value-type="float">
            <text:p>0</text:p>
          </table:table-cell>
          <table:table-cell table:style-name="ce69" table:formula="of:=IF([.R139] &amp; [.D139] = &quot;2출력물&quot;;1;0)" office:value-type="float" office:value="0" calcext:value-type="float">
            <text:p>0</text:p>
          </table:table-cell>
          <table:table-cell table:style-name="ce69" table:formula="of:=IF([.R139] &amp; [.D139] = &quot;2팝업&quot;;1;0)" office:value-type="float" office:value="0" calcext:value-type="float">
            <text:p>0</text:p>
          </table:table-cell>
          <table:table-cell table:style-name="ce69" table:formula="of:=IF([.R139] &amp; [.D139] = &quot;2탭&quot;;1;0)" office:value-type="float" office:value="0" calcext:value-type="float">
            <text:p>0</text:p>
          </table:table-cell>
          <table:table-cell table:style-name="ce69" table:formula="of:=IF([.R139] &amp; [.D139] = &quot;2배치&quot;;1;0)" office:value-type="float" office:value="0" calcext:value-type="float">
            <text:p>0</text:p>
          </table:table-cell>
          <table:table-cell table:style-name="ce69" table:formula="of:=IF([.R139] &amp; [.D139] = &quot;1메뉴&quot;;[.G139]*6.45 + [.H139]*4 + [.I139]*4.55 + [.J139]*4 + [.K139]*4;0)" office:value-type="float" office:value="0" calcext:value-type="float">
            <text:p>0</text:p>
          </table:table-cell>
          <table:table-cell table:style-name="ce69" table:formula="of:=IF([.R139] &amp; [.D139] = &quot;1출력물&quot;;[.G139]*5.4 + [.H139]*4 + [.I139]*4.55 + [.J139]*4 + [.K139]*4;0)" office:value-type="float" office:value="0" calcext:value-type="float">
            <text:p>0</text:p>
          </table:table-cell>
          <table:table-cell table:style-name="ce69" table:formula="of:=IF([.R139] &amp; [.D139] = &quot;1팝업&quot;;[.G139]*6.45 + [.H139]*4 + [.I139]*4.55 + [.J139]*4 + [.K139]*4;0)" office:value-type="float" office:value="0" calcext:value-type="float">
            <text:p>0</text:p>
          </table:table-cell>
          <table:table-cell table:style-name="ce69" table:formula="of:=IF([.R139] &amp; [.D139] = &quot;1탭&quot;;[.G139]*6.45 + [.H139]*4 + [.I139]*4.55 + [.J139]*4 + [.K139]*4;0)" office:value-type="float" office:value="0" calcext:value-type="float">
            <text:p>0</text:p>
          </table:table-cell>
          <table:table-cell table:style-name="ce69" table:formula="of:=IF([.R139] &amp; [.D139] = &quot;1배치&quot;;[.G139]*6.45 + [.H139]*4 + [.I139]*4.55 + [.J139]*4 + [.K139]*4;0)" office:value-type="float" office:value="0" calcext:value-type="float">
            <text:p>0</text:p>
          </table:table-cell>
          <table:table-cell table:style-name="ce69" table:formula="of:=IF([.R139] &amp; [.D139] = &quot;2메뉴&quot;;[.G139]*6.45 + [.H139]*4 + [.I139]*4.55 + [.J139]*4 + [.K139]*4;0)" office:value-type="float" office:value="0" calcext:value-type="float">
            <text:p>0</text:p>
          </table:table-cell>
          <table:table-cell table:style-name="ce69" table:formula="of:=IF([.R139] &amp; [.D139] = &quot;2출력물&quot;;[.G139]*5.4 + [.H139]*4 + [.I139]*4.55 + [.J139]*4 + [.K139]*4;0)" office:value-type="float" office:value="0" calcext:value-type="float">
            <text:p>0</text:p>
          </table:table-cell>
          <table:table-cell table:style-name="ce69" table:formula="of:=IF([.R139] &amp; [.D139] = &quot;2팝업&quot;;[.G139]*6.45 + [.H139]*4 + [.I139]*4.55 + [.J139]*4 + [.K139]*4;0)" office:value-type="float" office:value="0" calcext:value-type="float">
            <text:p>0</text:p>
          </table:table-cell>
          <table:table-cell table:style-name="ce69" table:formula="of:=IF([.R139] &amp; [.D139] = &quot;2탭&quot;;[.G139]*6.45 + [.H139]*4 + [.I139]*4.55 + [.J139]*4 + [.K139]*4;0)" office:value-type="float" office:value="0" calcext:value-type="float">
            <text:p>0</text:p>
          </table:table-cell>
          <table:table-cell table:style-name="ce70" table:formula="of:=IF([.R139] &amp; [.D139] = &quot;2배치&quot;;[.G139]*6.45 + [.H139]*4 + [.I139]*4.55 + [.J139]*4 + [.K139]*4;0)" office:value-type="float" office:value="0" calcext:value-type="float">
            <text:p>0</text:p>
          </table:table-cell>
          <table:table-cell table:style-name="ce70" table:formula="of:=SUM([.AI139:.AR13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0]&lt;&gt;&quot;메뉴&quot;;0;IF(ISBLANK([.P140]); 0; IF((&quot;2015-08-28&quot;-[.P140])&gt;=0;1;0)))" office:value-type="float" office:value="0" calcext:value-type="float">
            <text:p>0</text:p>
          </table:table-cell>
          <table:table-cell table:style-name="ce66" table:formula="of:=IF([.D140]&lt;&gt;&quot;메뉴&quot;;0;IF(ISBLANK([.N140]); 0; IF((&quot;2015-09-04&quot;-[.N140])&gt;=0;1;0)))" office:value-type="float" office:value="0" calcext:value-type="float">
            <text:p>0</text:p>
          </table:table-cell>
          <table:table-cell table:style-name="ce66" table:formula="of:=IF(ISBLANK([.P140]); 0; IF((&quot;2015-08-28&quot;-[.P140])&gt;=0;[.AS140];0))" office:value-type="float" office:value="0" calcext:value-type="float">
            <text:p>0</text:p>
          </table:table-cell>
          <table:table-cell table:style-name="ce66" table:formula="of:=IF(ISBLANK([.N140]); 0; IF((&quot;2015-09-04&quot;-[.N140])&gt;=0;[.AS140];0))" office:value-type="float" office:value="0" calcext:value-type="float">
            <text:p>0</text:p>
          </table:table-cell>
          <table:table-cell table:style-name="ce66" table:formula="of:=IF([.D14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0])" office:value-type="float" office:value="0" calcext:value-type="float">
            <text:p>0</text:p>
          </table:table-cell>
          <table:table-cell table:style-name="ce69" table:formula="of:=IF([.R140] &amp; [.D140] = &quot;1메뉴&quot;;1;0)" office:value-type="float" office:value="0" calcext:value-type="float">
            <text:p>0</text:p>
          </table:table-cell>
          <table:table-cell table:style-name="ce69" table:formula="of:=IF([.R140] &amp; [.D140] = &quot;1출력물&quot;;1;0)" office:value-type="float" office:value="0" calcext:value-type="float">
            <text:p>0</text:p>
          </table:table-cell>
          <table:table-cell table:style-name="ce69" table:formula="of:=IF([.R140] &amp; [.D140] = &quot;1팝업&quot;;1;0)" office:value-type="float" office:value="0" calcext:value-type="float">
            <text:p>0</text:p>
          </table:table-cell>
          <table:table-cell table:style-name="ce69" table:formula="of:=IF([.R140] &amp; [.D140] = &quot;1탭&quot;;1;0)" office:value-type="float" office:value="0" calcext:value-type="float">
            <text:p>0</text:p>
          </table:table-cell>
          <table:table-cell table:style-name="ce69" table:formula="of:=IF([.R140] &amp; [.D140] = &quot;1배치&quot;;1;0)" office:value-type="float" office:value="0" calcext:value-type="float">
            <text:p>0</text:p>
          </table:table-cell>
          <table:table-cell table:style-name="ce69" table:formula="of:=IF([.R140] &amp; [.D140] = &quot;2메뉴&quot;;1;0)" office:value-type="float" office:value="0" calcext:value-type="float">
            <text:p>0</text:p>
          </table:table-cell>
          <table:table-cell table:style-name="ce69" table:formula="of:=IF([.R140] &amp; [.D140] = &quot;2출력물&quot;;1;0)" office:value-type="float" office:value="0" calcext:value-type="float">
            <text:p>0</text:p>
          </table:table-cell>
          <table:table-cell table:style-name="ce69" table:formula="of:=IF([.R140] &amp; [.D140] = &quot;2팝업&quot;;1;0)" office:value-type="float" office:value="0" calcext:value-type="float">
            <text:p>0</text:p>
          </table:table-cell>
          <table:table-cell table:style-name="ce69" table:formula="of:=IF([.R140] &amp; [.D140] = &quot;2탭&quot;;1;0)" office:value-type="float" office:value="0" calcext:value-type="float">
            <text:p>0</text:p>
          </table:table-cell>
          <table:table-cell table:style-name="ce69" table:formula="of:=IF([.R140] &amp; [.D140] = &quot;2배치&quot;;1;0)" office:value-type="float" office:value="0" calcext:value-type="float">
            <text:p>0</text:p>
          </table:table-cell>
          <table:table-cell table:style-name="ce69" table:formula="of:=IF([.R140] &amp; [.D140] = &quot;1메뉴&quot;;[.G140]*6.45 + [.H140]*4 + [.I140]*4.55 + [.J140]*4 + [.K140]*4;0)" office:value-type="float" office:value="0" calcext:value-type="float">
            <text:p>0</text:p>
          </table:table-cell>
          <table:table-cell table:style-name="ce69" table:formula="of:=IF([.R140] &amp; [.D140] = &quot;1출력물&quot;;[.G140]*5.4 + [.H140]*4 + [.I140]*4.55 + [.J140]*4 + [.K140]*4;0)" office:value-type="float" office:value="0" calcext:value-type="float">
            <text:p>0</text:p>
          </table:table-cell>
          <table:table-cell table:style-name="ce69" table:formula="of:=IF([.R140] &amp; [.D140] = &quot;1팝업&quot;;[.G140]*6.45 + [.H140]*4 + [.I140]*4.55 + [.J140]*4 + [.K140]*4;0)" office:value-type="float" office:value="0" calcext:value-type="float">
            <text:p>0</text:p>
          </table:table-cell>
          <table:table-cell table:style-name="ce69" table:formula="of:=IF([.R140] &amp; [.D140] = &quot;1탭&quot;;[.G140]*6.45 + [.H140]*4 + [.I140]*4.55 + [.J140]*4 + [.K140]*4;0)" office:value-type="float" office:value="0" calcext:value-type="float">
            <text:p>0</text:p>
          </table:table-cell>
          <table:table-cell table:style-name="ce69" table:formula="of:=IF([.R140] &amp; [.D140] = &quot;1배치&quot;;[.G140]*6.45 + [.H140]*4 + [.I140]*4.55 + [.J140]*4 + [.K140]*4;0)" office:value-type="float" office:value="0" calcext:value-type="float">
            <text:p>0</text:p>
          </table:table-cell>
          <table:table-cell table:style-name="ce69" table:formula="of:=IF([.R140] &amp; [.D140] = &quot;2메뉴&quot;;[.G140]*6.45 + [.H140]*4 + [.I140]*4.55 + [.J140]*4 + [.K140]*4;0)" office:value-type="float" office:value="0" calcext:value-type="float">
            <text:p>0</text:p>
          </table:table-cell>
          <table:table-cell table:style-name="ce69" table:formula="of:=IF([.R140] &amp; [.D140] = &quot;2출력물&quot;;[.G140]*5.4 + [.H140]*4 + [.I140]*4.55 + [.J140]*4 + [.K140]*4;0)" office:value-type="float" office:value="0" calcext:value-type="float">
            <text:p>0</text:p>
          </table:table-cell>
          <table:table-cell table:style-name="ce69" table:formula="of:=IF([.R140] &amp; [.D140] = &quot;2팝업&quot;;[.G140]*6.45 + [.H140]*4 + [.I140]*4.55 + [.J140]*4 + [.K140]*4;0)" office:value-type="float" office:value="0" calcext:value-type="float">
            <text:p>0</text:p>
          </table:table-cell>
          <table:table-cell table:style-name="ce69" table:formula="of:=IF([.R140] &amp; [.D140] = &quot;2탭&quot;;[.G140]*6.45 + [.H140]*4 + [.I140]*4.55 + [.J140]*4 + [.K140]*4;0)" office:value-type="float" office:value="0" calcext:value-type="float">
            <text:p>0</text:p>
          </table:table-cell>
          <table:table-cell table:style-name="ce70" table:formula="of:=IF([.R140] &amp; [.D140] = &quot;2배치&quot;;[.G140]*6.45 + [.H140]*4 + [.I140]*4.55 + [.J140]*4 + [.K140]*4;0)" office:value-type="float" office:value="0" calcext:value-type="float">
            <text:p>0</text:p>
          </table:table-cell>
          <table:table-cell table:style-name="ce70" table:formula="of:=SUM([.AI140:.AR14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7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141]&lt;&gt;&quot;메뉴&quot;;0;IF(ISBLANK([.P141]); 0; IF((&quot;2015-08-28&quot;-[.P141])&gt;=0;1;0)))" office:value-type="float" office:value="0" calcext:value-type="float">
            <text:p>0</text:p>
          </table:table-cell>
          <table:table-cell table:style-name="ce66" table:formula="of:=IF([.D141]&lt;&gt;&quot;메뉴&quot;;0;IF(ISBLANK([.N141]); 0; IF((&quot;2015-09-04&quot;-[.N141])&gt;=0;1;0)))" office:value-type="float" office:value="0" calcext:value-type="float">
            <text:p>0</text:p>
          </table:table-cell>
          <table:table-cell table:style-name="ce66" table:formula="of:=IF(ISBLANK([.P141]); 0; IF((&quot;2015-08-28&quot;-[.P141])&gt;=0;[.AS141];0))" office:value-type="float" office:value="0" calcext:value-type="float">
            <text:p>0</text:p>
          </table:table-cell>
          <table:table-cell table:style-name="ce66" table:formula="of:=IF(ISBLANK([.N141]); 0; IF((&quot;2015-09-04&quot;-[.N141])&gt;=0;[.AS141];0))" office:value-type="float" office:value="0" calcext:value-type="float">
            <text:p>0</text:p>
          </table:table-cell>
          <table:table-cell table:style-name="ce66" table:formula="of:=IF([.D14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1])" office:value-type="float" office:value="0" calcext:value-type="float">
            <text:p>0</text:p>
          </table:table-cell>
          <table:table-cell table:style-name="ce69" table:formula="of:=IF([.R141] &amp; [.D141] = &quot;1메뉴&quot;;1;0)" office:value-type="float" office:value="0" calcext:value-type="float">
            <text:p>0</text:p>
          </table:table-cell>
          <table:table-cell table:style-name="ce69" table:formula="of:=IF([.R141] &amp; [.D141] = &quot;1출력물&quot;;1;0)" office:value-type="float" office:value="0" calcext:value-type="float">
            <text:p>0</text:p>
          </table:table-cell>
          <table:table-cell table:style-name="ce69" table:formula="of:=IF([.R141] &amp; [.D141] = &quot;1팝업&quot;;1;0)" office:value-type="float" office:value="0" calcext:value-type="float">
            <text:p>0</text:p>
          </table:table-cell>
          <table:table-cell table:style-name="ce69" table:formula="of:=IF([.R141] &amp; [.D141] = &quot;1탭&quot;;1;0)" office:value-type="float" office:value="0" calcext:value-type="float">
            <text:p>0</text:p>
          </table:table-cell>
          <table:table-cell table:style-name="ce69" table:formula="of:=IF([.R141] &amp; [.D141] = &quot;1배치&quot;;1;0)" office:value-type="float" office:value="0" calcext:value-type="float">
            <text:p>0</text:p>
          </table:table-cell>
          <table:table-cell table:style-name="ce69" table:formula="of:=IF([.R141] &amp; [.D141] = &quot;2메뉴&quot;;1;0)" office:value-type="float" office:value="0" calcext:value-type="float">
            <text:p>0</text:p>
          </table:table-cell>
          <table:table-cell table:style-name="ce69" table:formula="of:=IF([.R141] &amp; [.D141] = &quot;2출력물&quot;;1;0)" office:value-type="float" office:value="0" calcext:value-type="float">
            <text:p>0</text:p>
          </table:table-cell>
          <table:table-cell table:style-name="ce69" table:formula="of:=IF([.R141] &amp; [.D141] = &quot;2팝업&quot;;1;0)" office:value-type="float" office:value="0" calcext:value-type="float">
            <text:p>0</text:p>
          </table:table-cell>
          <table:table-cell table:style-name="ce69" table:formula="of:=IF([.R141] &amp; [.D141] = &quot;2탭&quot;;1;0)" office:value-type="float" office:value="0" calcext:value-type="float">
            <text:p>0</text:p>
          </table:table-cell>
          <table:table-cell table:style-name="ce69" table:formula="of:=IF([.R141] &amp; [.D141] = &quot;2배치&quot;;1;0)" office:value-type="float" office:value="0" calcext:value-type="float">
            <text:p>0</text:p>
          </table:table-cell>
          <table:table-cell table:style-name="ce69" table:formula="of:=IF([.R141] &amp; [.D141] = &quot;1메뉴&quot;;[.G141]*6.45 + [.H141]*4 + [.I141]*4.55 + [.J141]*4 + [.K141]*4;0)" office:value-type="float" office:value="0" calcext:value-type="float">
            <text:p>0</text:p>
          </table:table-cell>
          <table:table-cell table:style-name="ce69" table:formula="of:=IF([.R141] &amp; [.D141] = &quot;1출력물&quot;;[.G141]*5.4 + [.H141]*4 + [.I141]*4.55 + [.J141]*4 + [.K141]*4;0)" office:value-type="float" office:value="0" calcext:value-type="float">
            <text:p>0</text:p>
          </table:table-cell>
          <table:table-cell table:style-name="ce69" table:formula="of:=IF([.R141] &amp; [.D141] = &quot;1팝업&quot;;[.G141]*6.45 + [.H141]*4 + [.I141]*4.55 + [.J141]*4 + [.K141]*4;0)" office:value-type="float" office:value="0" calcext:value-type="float">
            <text:p>0</text:p>
          </table:table-cell>
          <table:table-cell table:style-name="ce69" table:formula="of:=IF([.R141] &amp; [.D141] = &quot;1탭&quot;;[.G141]*6.45 + [.H141]*4 + [.I141]*4.55 + [.J141]*4 + [.K141]*4;0)" office:value-type="float" office:value="0" calcext:value-type="float">
            <text:p>0</text:p>
          </table:table-cell>
          <table:table-cell table:style-name="ce69" table:formula="of:=IF([.R141] &amp; [.D141] = &quot;1배치&quot;;[.G141]*6.45 + [.H141]*4 + [.I141]*4.55 + [.J141]*4 + [.K141]*4;0)" office:value-type="float" office:value="0" calcext:value-type="float">
            <text:p>0</text:p>
          </table:table-cell>
          <table:table-cell table:style-name="ce69" table:formula="of:=IF([.R141] &amp; [.D141] = &quot;2메뉴&quot;;[.G141]*6.45 + [.H141]*4 + [.I141]*4.55 + [.J141]*4 + [.K141]*4;0)" office:value-type="float" office:value="0" calcext:value-type="float">
            <text:p>0</text:p>
          </table:table-cell>
          <table:table-cell table:style-name="ce69" table:formula="of:=IF([.R141] &amp; [.D141] = &quot;2출력물&quot;;[.G141]*5.4 + [.H141]*4 + [.I141]*4.55 + [.J141]*4 + [.K141]*4;0)" office:value-type="float" office:value="0" calcext:value-type="float">
            <text:p>0</text:p>
          </table:table-cell>
          <table:table-cell table:style-name="ce69" table:formula="of:=IF([.R141] &amp; [.D141] = &quot;2팝업&quot;;[.G141]*6.45 + [.H141]*4 + [.I141]*4.55 + [.J141]*4 + [.K141]*4;0)" office:value-type="float" office:value="0" calcext:value-type="float">
            <text:p>0</text:p>
          </table:table-cell>
          <table:table-cell table:style-name="ce69" table:formula="of:=IF([.R141] &amp; [.D141] = &quot;2탭&quot;;[.G141]*6.45 + [.H141]*4 + [.I141]*4.55 + [.J141]*4 + [.K141]*4;0)" office:value-type="float" office:value="0" calcext:value-type="float">
            <text:p>0</text:p>
          </table:table-cell>
          <table:table-cell table:style-name="ce70" table:formula="of:=IF([.R141] &amp; [.D141] = &quot;2배치&quot;;[.G141]*6.45 + [.H141]*4 + [.I141]*4.55 + [.J141]*4 + [.K141]*4;0)" office:value-type="float" office:value="0" calcext:value-type="float">
            <text:p>0</text:p>
          </table:table-cell>
          <table:table-cell table:style-name="ce70" table:formula="of:=SUM([.AI141:.AR141])" office:value-type="float" office:value="0" calcext:value-type="float">
            <text:p>0</text:p>
          </table:table-cell>
          <table:covered-table-cell table:number-columns-repeated="2" table:style-name="ce73"/>
          <table:table-cell table:style-name="ce11" table:number-columns-repeated="976"/>
        </table:table-row>
        <table:table-row table:style-name="ro2">
          <table:table-cell table:style-name="ce5"/>
          <table:table-cell table:style-name="ce6"/>
          <table:table-cell table:style-name="ce26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2]&lt;&gt;&quot;메뉴&quot;;0;IF(ISBLANK([.P142]); 0; IF((&quot;2015-08-28&quot;-[.P142])&gt;=0;1;0)))" office:value-type="float" office:value="0" calcext:value-type="float">
            <text:p>0</text:p>
          </table:table-cell>
          <table:table-cell table:style-name="ce66" table:formula="of:=IF([.D142]&lt;&gt;&quot;메뉴&quot;;0;IF(ISBLANK([.N142]); 0; IF((&quot;2015-09-04&quot;-[.N142])&gt;=0;1;0)))" office:value-type="float" office:value="0" calcext:value-type="float">
            <text:p>0</text:p>
          </table:table-cell>
          <table:table-cell table:style-name="ce66" table:formula="of:=IF(ISBLANK([.P142]); 0; IF((&quot;2015-08-28&quot;-[.P142])&gt;=0;[.AS142];0))" office:value-type="float" office:value="0" calcext:value-type="float">
            <text:p>0</text:p>
          </table:table-cell>
          <table:table-cell table:style-name="ce66" table:formula="of:=IF(ISBLANK([.N142]); 0; IF((&quot;2015-09-04&quot;-[.N142])&gt;=0;[.AS142];0))" office:value-type="float" office:value="0" calcext:value-type="float">
            <text:p>0</text:p>
          </table:table-cell>
          <table:table-cell table:style-name="ce66" table:formula="of:=IF([.D14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2])" office:value-type="float" office:value="0" calcext:value-type="float">
            <text:p>0</text:p>
          </table:table-cell>
          <table:table-cell table:style-name="ce69" table:formula="of:=IF([.R142] &amp; [.D142] = &quot;1메뉴&quot;;1;0)" office:value-type="float" office:value="0" calcext:value-type="float">
            <text:p>0</text:p>
          </table:table-cell>
          <table:table-cell table:style-name="ce69" table:formula="of:=IF([.R142] &amp; [.D142] = &quot;1출력물&quot;;1;0)" office:value-type="float" office:value="0" calcext:value-type="float">
            <text:p>0</text:p>
          </table:table-cell>
          <table:table-cell table:style-name="ce69" table:formula="of:=IF([.R142] &amp; [.D142] = &quot;1팝업&quot;;1;0)" office:value-type="float" office:value="0" calcext:value-type="float">
            <text:p>0</text:p>
          </table:table-cell>
          <table:table-cell table:style-name="ce69" table:formula="of:=IF([.R142] &amp; [.D142] = &quot;1탭&quot;;1;0)" office:value-type="float" office:value="0" calcext:value-type="float">
            <text:p>0</text:p>
          </table:table-cell>
          <table:table-cell table:style-name="ce69" table:formula="of:=IF([.R142] &amp; [.D142] = &quot;1배치&quot;;1;0)" office:value-type="float" office:value="0" calcext:value-type="float">
            <text:p>0</text:p>
          </table:table-cell>
          <table:table-cell table:style-name="ce69" table:formula="of:=IF([.R142] &amp; [.D142] = &quot;2메뉴&quot;;1;0)" office:value-type="float" office:value="0" calcext:value-type="float">
            <text:p>0</text:p>
          </table:table-cell>
          <table:table-cell table:style-name="ce69" table:formula="of:=IF([.R142] &amp; [.D142] = &quot;2출력물&quot;;1;0)" office:value-type="float" office:value="0" calcext:value-type="float">
            <text:p>0</text:p>
          </table:table-cell>
          <table:table-cell table:style-name="ce69" table:formula="of:=IF([.R142] &amp; [.D142] = &quot;2팝업&quot;;1;0)" office:value-type="float" office:value="0" calcext:value-type="float">
            <text:p>0</text:p>
          </table:table-cell>
          <table:table-cell table:style-name="ce69" table:formula="of:=IF([.R142] &amp; [.D142] = &quot;2탭&quot;;1;0)" office:value-type="float" office:value="0" calcext:value-type="float">
            <text:p>0</text:p>
          </table:table-cell>
          <table:table-cell table:style-name="ce69" table:formula="of:=IF([.R142] &amp; [.D142] = &quot;2배치&quot;;1;0)" office:value-type="float" office:value="0" calcext:value-type="float">
            <text:p>0</text:p>
          </table:table-cell>
          <table:table-cell table:style-name="ce69" table:formula="of:=IF([.R142] &amp; [.D142] = &quot;1메뉴&quot;;[.G142]*6.45 + [.H142]*4 + [.I142]*4.55 + [.J142]*4 + [.K142]*4;0)" office:value-type="float" office:value="0" calcext:value-type="float">
            <text:p>0</text:p>
          </table:table-cell>
          <table:table-cell table:style-name="ce69" table:formula="of:=IF([.R142] &amp; [.D142] = &quot;1출력물&quot;;[.G142]*5.4 + [.H142]*4 + [.I142]*4.55 + [.J142]*4 + [.K142]*4;0)" office:value-type="float" office:value="0" calcext:value-type="float">
            <text:p>0</text:p>
          </table:table-cell>
          <table:table-cell table:style-name="ce69" table:formula="of:=IF([.R142] &amp; [.D142] = &quot;1팝업&quot;;[.G142]*6.45 + [.H142]*4 + [.I142]*4.55 + [.J142]*4 + [.K142]*4;0)" office:value-type="float" office:value="0" calcext:value-type="float">
            <text:p>0</text:p>
          </table:table-cell>
          <table:table-cell table:style-name="ce69" table:formula="of:=IF([.R142] &amp; [.D142] = &quot;1탭&quot;;[.G142]*6.45 + [.H142]*4 + [.I142]*4.55 + [.J142]*4 + [.K142]*4;0)" office:value-type="float" office:value="0" calcext:value-type="float">
            <text:p>0</text:p>
          </table:table-cell>
          <table:table-cell table:style-name="ce69" table:formula="of:=IF([.R142] &amp; [.D142] = &quot;1배치&quot;;[.G142]*6.45 + [.H142]*4 + [.I142]*4.55 + [.J142]*4 + [.K142]*4;0)" office:value-type="float" office:value="0" calcext:value-type="float">
            <text:p>0</text:p>
          </table:table-cell>
          <table:table-cell table:style-name="ce69" table:formula="of:=IF([.R142] &amp; [.D142] = &quot;2메뉴&quot;;[.G142]*6.45 + [.H142]*4 + [.I142]*4.55 + [.J142]*4 + [.K142]*4;0)" office:value-type="float" office:value="0" calcext:value-type="float">
            <text:p>0</text:p>
          </table:table-cell>
          <table:table-cell table:style-name="ce69" table:formula="of:=IF([.R142] &amp; [.D142] = &quot;2출력물&quot;;[.G142]*5.4 + [.H142]*4 + [.I142]*4.55 + [.J142]*4 + [.K142]*4;0)" office:value-type="float" office:value="0" calcext:value-type="float">
            <text:p>0</text:p>
          </table:table-cell>
          <table:table-cell table:style-name="ce69" table:formula="of:=IF([.R142] &amp; [.D142] = &quot;2팝업&quot;;[.G142]*6.45 + [.H142]*4 + [.I142]*4.55 + [.J142]*4 + [.K142]*4;0)" office:value-type="float" office:value="0" calcext:value-type="float">
            <text:p>0</text:p>
          </table:table-cell>
          <table:table-cell table:style-name="ce69" table:formula="of:=IF([.R142] &amp; [.D142] = &quot;2탭&quot;;[.G142]*6.45 + [.H142]*4 + [.I142]*4.55 + [.J142]*4 + [.K142]*4;0)" office:value-type="float" office:value="0" calcext:value-type="float">
            <text:p>0</text:p>
          </table:table-cell>
          <table:table-cell table:style-name="ce70" table:formula="of:=IF([.R142] &amp; [.D142] = &quot;2배치&quot;;[.G142]*6.45 + [.H142]*4 + [.I142]*4.55 + [.J142]*4 + [.K142]*4;0)" office:value-type="float" office:value="0" calcext:value-type="float">
            <text:p>0</text:p>
          </table:table-cell>
          <table:table-cell table:style-name="ce70" table:formula="of:=SUM([.AI142:.AR142])" office:value-type="float" office:value="0" calcext:value-type="float">
            <text:p>0</text:p>
          </table:table-cell>
          <table:table-cell table:style-name="ce71" table:formula="of:=SUM([.AI142:.AM152])" office:value-type="float" office:value="0" calcext:value-type="float" table:number-columns-spanned="1" table:number-rows-spanned="11">
            <text:p>0</text:p>
          </table:table-cell>
          <table:table-cell table:style-name="ce71" table:formula="of:=SUM([.AN142:.AR152])" office:value-type="float" office:value="0" calcext:value-type="float" table:number-columns-spanned="1" table:number-rows-spanned="11">
            <text:p>0</text:p>
          </table:table-cell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6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3]&lt;&gt;&quot;메뉴&quot;;0;IF(ISBLANK([.P143]); 0; IF((&quot;2015-08-28&quot;-[.P143])&gt;=0;1;0)))" office:value-type="float" office:value="0" calcext:value-type="float">
            <text:p>0</text:p>
          </table:table-cell>
          <table:table-cell table:style-name="ce66" table:formula="of:=IF([.D143]&lt;&gt;&quot;메뉴&quot;;0;IF(ISBLANK([.N143]); 0; IF((&quot;2015-09-04&quot;-[.N143])&gt;=0;1;0)))" office:value-type="float" office:value="0" calcext:value-type="float">
            <text:p>0</text:p>
          </table:table-cell>
          <table:table-cell table:style-name="ce66" table:formula="of:=IF(ISBLANK([.P143]); 0; IF((&quot;2015-08-28&quot;-[.P143])&gt;=0;[.AS143];0))" office:value-type="float" office:value="0" calcext:value-type="float">
            <text:p>0</text:p>
          </table:table-cell>
          <table:table-cell table:style-name="ce66" table:formula="of:=IF(ISBLANK([.N143]); 0; IF((&quot;2015-09-04&quot;-[.N143])&gt;=0;[.AS143];0))" office:value-type="float" office:value="0" calcext:value-type="float">
            <text:p>0</text:p>
          </table:table-cell>
          <table:table-cell table:style-name="ce66" table:formula="of:=IF([.D143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3])" office:value-type="float" office:value="0" calcext:value-type="float">
            <text:p>0</text:p>
          </table:table-cell>
          <table:table-cell table:style-name="ce69" table:formula="of:=IF([.R143] &amp; [.D143] = &quot;1메뉴&quot;;1;0)" office:value-type="float" office:value="0" calcext:value-type="float">
            <text:p>0</text:p>
          </table:table-cell>
          <table:table-cell table:style-name="ce69" table:formula="of:=IF([.R143] &amp; [.D143] = &quot;1출력물&quot;;1;0)" office:value-type="float" office:value="0" calcext:value-type="float">
            <text:p>0</text:p>
          </table:table-cell>
          <table:table-cell table:style-name="ce69" table:formula="of:=IF([.R143] &amp; [.D143] = &quot;1팝업&quot;;1;0)" office:value-type="float" office:value="0" calcext:value-type="float">
            <text:p>0</text:p>
          </table:table-cell>
          <table:table-cell table:style-name="ce69" table:formula="of:=IF([.R143] &amp; [.D143] = &quot;1탭&quot;;1;0)" office:value-type="float" office:value="0" calcext:value-type="float">
            <text:p>0</text:p>
          </table:table-cell>
          <table:table-cell table:style-name="ce69" table:formula="of:=IF([.R143] &amp; [.D143] = &quot;1배치&quot;;1;0)" office:value-type="float" office:value="0" calcext:value-type="float">
            <text:p>0</text:p>
          </table:table-cell>
          <table:table-cell table:style-name="ce69" table:formula="of:=IF([.R143] &amp; [.D143] = &quot;2메뉴&quot;;1;0)" office:value-type="float" office:value="0" calcext:value-type="float">
            <text:p>0</text:p>
          </table:table-cell>
          <table:table-cell table:style-name="ce69" table:formula="of:=IF([.R143] &amp; [.D143] = &quot;2출력물&quot;;1;0)" office:value-type="float" office:value="0" calcext:value-type="float">
            <text:p>0</text:p>
          </table:table-cell>
          <table:table-cell table:style-name="ce69" table:formula="of:=IF([.R143] &amp; [.D143] = &quot;2팝업&quot;;1;0)" office:value-type="float" office:value="0" calcext:value-type="float">
            <text:p>0</text:p>
          </table:table-cell>
          <table:table-cell table:style-name="ce69" table:formula="of:=IF([.R143] &amp; [.D143] = &quot;2탭&quot;;1;0)" office:value-type="float" office:value="0" calcext:value-type="float">
            <text:p>0</text:p>
          </table:table-cell>
          <table:table-cell table:style-name="ce69" table:formula="of:=IF([.R143] &amp; [.D143] = &quot;2배치&quot;;1;0)" office:value-type="float" office:value="0" calcext:value-type="float">
            <text:p>0</text:p>
          </table:table-cell>
          <table:table-cell table:style-name="ce69" table:formula="of:=IF([.R143] &amp; [.D143] = &quot;1메뉴&quot;;[.G143]*6.45 + [.H143]*4 + [.I143]*4.55 + [.J143]*4 + [.K143]*4;0)" office:value-type="float" office:value="0" calcext:value-type="float">
            <text:p>0</text:p>
          </table:table-cell>
          <table:table-cell table:style-name="ce69" table:formula="of:=IF([.R143] &amp; [.D143] = &quot;1출력물&quot;;[.G143]*5.4 + [.H143]*4 + [.I143]*4.55 + [.J143]*4 + [.K143]*4;0)" office:value-type="float" office:value="0" calcext:value-type="float">
            <text:p>0</text:p>
          </table:table-cell>
          <table:table-cell table:style-name="ce69" table:formula="of:=IF([.R143] &amp; [.D143] = &quot;1팝업&quot;;[.G143]*6.45 + [.H143]*4 + [.I143]*4.55 + [.J143]*4 + [.K143]*4;0)" office:value-type="float" office:value="0" calcext:value-type="float">
            <text:p>0</text:p>
          </table:table-cell>
          <table:table-cell table:style-name="ce69" table:formula="of:=IF([.R143] &amp; [.D143] = &quot;1탭&quot;;[.G143]*6.45 + [.H143]*4 + [.I143]*4.55 + [.J143]*4 + [.K143]*4;0)" office:value-type="float" office:value="0" calcext:value-type="float">
            <text:p>0</text:p>
          </table:table-cell>
          <table:table-cell table:style-name="ce69" table:formula="of:=IF([.R143] &amp; [.D143] = &quot;1배치&quot;;[.G143]*6.45 + [.H143]*4 + [.I143]*4.55 + [.J143]*4 + [.K143]*4;0)" office:value-type="float" office:value="0" calcext:value-type="float">
            <text:p>0</text:p>
          </table:table-cell>
          <table:table-cell table:style-name="ce69" table:formula="of:=IF([.R143] &amp; [.D143] = &quot;2메뉴&quot;;[.G143]*6.45 + [.H143]*4 + [.I143]*4.55 + [.J143]*4 + [.K143]*4;0)" office:value-type="float" office:value="0" calcext:value-type="float">
            <text:p>0</text:p>
          </table:table-cell>
          <table:table-cell table:style-name="ce69" table:formula="of:=IF([.R143] &amp; [.D143] = &quot;2출력물&quot;;[.G143]*5.4 + [.H143]*4 + [.I143]*4.55 + [.J143]*4 + [.K143]*4;0)" office:value-type="float" office:value="0" calcext:value-type="float">
            <text:p>0</text:p>
          </table:table-cell>
          <table:table-cell table:style-name="ce69" table:formula="of:=IF([.R143] &amp; [.D143] = &quot;2팝업&quot;;[.G143]*6.45 + [.H143]*4 + [.I143]*4.55 + [.J143]*4 + [.K143]*4;0)" office:value-type="float" office:value="0" calcext:value-type="float">
            <text:p>0</text:p>
          </table:table-cell>
          <table:table-cell table:style-name="ce69" table:formula="of:=IF([.R143] &amp; [.D143] = &quot;2탭&quot;;[.G143]*6.45 + [.H143]*4 + [.I143]*4.55 + [.J143]*4 + [.K143]*4;0)" office:value-type="float" office:value="0" calcext:value-type="float">
            <text:p>0</text:p>
          </table:table-cell>
          <table:table-cell table:style-name="ce70" table:formula="of:=IF([.R143] &amp; [.D143] = &quot;2배치&quot;;[.G143]*6.45 + [.H143]*4 + [.I143]*4.55 + [.J143]*4 + [.K143]*4;0)" office:value-type="float" office:value="0" calcext:value-type="float">
            <text:p>0</text:p>
          </table:table-cell>
          <table:table-cell table:style-name="ce70" table:formula="of:=SUM([.AI143:.AR143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6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4]&lt;&gt;&quot;메뉴&quot;;0;IF(ISBLANK([.P144]); 0; IF((&quot;2015-08-28&quot;-[.P144])&gt;=0;1;0)))" office:value-type="float" office:value="0" calcext:value-type="float">
            <text:p>0</text:p>
          </table:table-cell>
          <table:table-cell table:style-name="ce66" table:formula="of:=IF([.D144]&lt;&gt;&quot;메뉴&quot;;0;IF(ISBLANK([.N144]); 0; IF((&quot;2015-09-04&quot;-[.N144])&gt;=0;1;0)))" office:value-type="float" office:value="0" calcext:value-type="float">
            <text:p>0</text:p>
          </table:table-cell>
          <table:table-cell table:style-name="ce66" table:formula="of:=IF(ISBLANK([.P144]); 0; IF((&quot;2015-08-28&quot;-[.P144])&gt;=0;[.AS144];0))" office:value-type="float" office:value="0" calcext:value-type="float">
            <text:p>0</text:p>
          </table:table-cell>
          <table:table-cell table:style-name="ce66" table:formula="of:=IF(ISBLANK([.N144]); 0; IF((&quot;2015-09-04&quot;-[.N144])&gt;=0;[.AS144];0))" office:value-type="float" office:value="0" calcext:value-type="float">
            <text:p>0</text:p>
          </table:table-cell>
          <table:table-cell table:style-name="ce66" table:formula="of:=IF([.D144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4])" office:value-type="float" office:value="0" calcext:value-type="float">
            <text:p>0</text:p>
          </table:table-cell>
          <table:table-cell table:style-name="ce69" table:formula="of:=IF([.R144] &amp; [.D144] = &quot;1메뉴&quot;;1;0)" office:value-type="float" office:value="0" calcext:value-type="float">
            <text:p>0</text:p>
          </table:table-cell>
          <table:table-cell table:style-name="ce69" table:formula="of:=IF([.R144] &amp; [.D144] = &quot;1출력물&quot;;1;0)" office:value-type="float" office:value="0" calcext:value-type="float">
            <text:p>0</text:p>
          </table:table-cell>
          <table:table-cell table:style-name="ce69" table:formula="of:=IF([.R144] &amp; [.D144] = &quot;1팝업&quot;;1;0)" office:value-type="float" office:value="0" calcext:value-type="float">
            <text:p>0</text:p>
          </table:table-cell>
          <table:table-cell table:style-name="ce69" table:formula="of:=IF([.R144] &amp; [.D144] = &quot;1탭&quot;;1;0)" office:value-type="float" office:value="0" calcext:value-type="float">
            <text:p>0</text:p>
          </table:table-cell>
          <table:table-cell table:style-name="ce69" table:formula="of:=IF([.R144] &amp; [.D144] = &quot;1배치&quot;;1;0)" office:value-type="float" office:value="0" calcext:value-type="float">
            <text:p>0</text:p>
          </table:table-cell>
          <table:table-cell table:style-name="ce69" table:formula="of:=IF([.R144] &amp; [.D144] = &quot;2메뉴&quot;;1;0)" office:value-type="float" office:value="0" calcext:value-type="float">
            <text:p>0</text:p>
          </table:table-cell>
          <table:table-cell table:style-name="ce69" table:formula="of:=IF([.R144] &amp; [.D144] = &quot;2출력물&quot;;1;0)" office:value-type="float" office:value="0" calcext:value-type="float">
            <text:p>0</text:p>
          </table:table-cell>
          <table:table-cell table:style-name="ce69" table:formula="of:=IF([.R144] &amp; [.D144] = &quot;2팝업&quot;;1;0)" office:value-type="float" office:value="0" calcext:value-type="float">
            <text:p>0</text:p>
          </table:table-cell>
          <table:table-cell table:style-name="ce69" table:formula="of:=IF([.R144] &amp; [.D144] = &quot;2탭&quot;;1;0)" office:value-type="float" office:value="0" calcext:value-type="float">
            <text:p>0</text:p>
          </table:table-cell>
          <table:table-cell table:style-name="ce69" table:formula="of:=IF([.R144] &amp; [.D144] = &quot;2배치&quot;;1;0)" office:value-type="float" office:value="0" calcext:value-type="float">
            <text:p>0</text:p>
          </table:table-cell>
          <table:table-cell table:style-name="ce69" table:formula="of:=IF([.R144] &amp; [.D144] = &quot;1메뉴&quot;;[.G144]*6.45 + [.H144]*4 + [.I144]*4.55 + [.J144]*4 + [.K144]*4;0)" office:value-type="float" office:value="0" calcext:value-type="float">
            <text:p>0</text:p>
          </table:table-cell>
          <table:table-cell table:style-name="ce69" table:formula="of:=IF([.R144] &amp; [.D144] = &quot;1출력물&quot;;[.G144]*5.4 + [.H144]*4 + [.I144]*4.55 + [.J144]*4 + [.K144]*4;0)" office:value-type="float" office:value="0" calcext:value-type="float">
            <text:p>0</text:p>
          </table:table-cell>
          <table:table-cell table:style-name="ce69" table:formula="of:=IF([.R144] &amp; [.D144] = &quot;1팝업&quot;;[.G144]*6.45 + [.H144]*4 + [.I144]*4.55 + [.J144]*4 + [.K144]*4;0)" office:value-type="float" office:value="0" calcext:value-type="float">
            <text:p>0</text:p>
          </table:table-cell>
          <table:table-cell table:style-name="ce69" table:formula="of:=IF([.R144] &amp; [.D144] = &quot;1탭&quot;;[.G144]*6.45 + [.H144]*4 + [.I144]*4.55 + [.J144]*4 + [.K144]*4;0)" office:value-type="float" office:value="0" calcext:value-type="float">
            <text:p>0</text:p>
          </table:table-cell>
          <table:table-cell table:style-name="ce69" table:formula="of:=IF([.R144] &amp; [.D144] = &quot;1배치&quot;;[.G144]*6.45 + [.H144]*4 + [.I144]*4.55 + [.J144]*4 + [.K144]*4;0)" office:value-type="float" office:value="0" calcext:value-type="float">
            <text:p>0</text:p>
          </table:table-cell>
          <table:table-cell table:style-name="ce69" table:formula="of:=IF([.R144] &amp; [.D144] = &quot;2메뉴&quot;;[.G144]*6.45 + [.H144]*4 + [.I144]*4.55 + [.J144]*4 + [.K144]*4;0)" office:value-type="float" office:value="0" calcext:value-type="float">
            <text:p>0</text:p>
          </table:table-cell>
          <table:table-cell table:style-name="ce69" table:formula="of:=IF([.R144] &amp; [.D144] = &quot;2출력물&quot;;[.G144]*5.4 + [.H144]*4 + [.I144]*4.55 + [.J144]*4 + [.K144]*4;0)" office:value-type="float" office:value="0" calcext:value-type="float">
            <text:p>0</text:p>
          </table:table-cell>
          <table:table-cell table:style-name="ce69" table:formula="of:=IF([.R144] &amp; [.D144] = &quot;2팝업&quot;;[.G144]*6.45 + [.H144]*4 + [.I144]*4.55 + [.J144]*4 + [.K144]*4;0)" office:value-type="float" office:value="0" calcext:value-type="float">
            <text:p>0</text:p>
          </table:table-cell>
          <table:table-cell table:style-name="ce69" table:formula="of:=IF([.R144] &amp; [.D144] = &quot;2탭&quot;;[.G144]*6.45 + [.H144]*4 + [.I144]*4.55 + [.J144]*4 + [.K144]*4;0)" office:value-type="float" office:value="0" calcext:value-type="float">
            <text:p>0</text:p>
          </table:table-cell>
          <table:table-cell table:style-name="ce70" table:formula="of:=IF([.R144] &amp; [.D144] = &quot;2배치&quot;;[.G144]*6.45 + [.H144]*4 + [.I144]*4.55 + [.J144]*4 + [.K144]*4;0)" office:value-type="float" office:value="0" calcext:value-type="float">
            <text:p>0</text:p>
          </table:table-cell>
          <table:table-cell table:style-name="ce70" table:formula="of:=SUM([.AI144:.AR144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5]&lt;&gt;&quot;메뉴&quot;;0;IF(ISBLANK([.P145]); 0; IF((&quot;2015-08-28&quot;-[.P145])&gt;=0;1;0)))" office:value-type="float" office:value="0" calcext:value-type="float">
            <text:p>0</text:p>
          </table:table-cell>
          <table:table-cell table:style-name="ce66" table:formula="of:=IF([.D145]&lt;&gt;&quot;메뉴&quot;;0;IF(ISBLANK([.N145]); 0; IF((&quot;2015-09-04&quot;-[.N145])&gt;=0;1;0)))" office:value-type="float" office:value="0" calcext:value-type="float">
            <text:p>0</text:p>
          </table:table-cell>
          <table:table-cell table:style-name="ce66" table:formula="of:=IF(ISBLANK([.P145]); 0; IF((&quot;2015-08-28&quot;-[.P145])&gt;=0;[.AS145];0))" office:value-type="float" office:value="0" calcext:value-type="float">
            <text:p>0</text:p>
          </table:table-cell>
          <table:table-cell table:style-name="ce66" table:formula="of:=IF(ISBLANK([.N145]); 0; IF((&quot;2015-09-04&quot;-[.N145])&gt;=0;[.AS145];0))" office:value-type="float" office:value="0" calcext:value-type="float">
            <text:p>0</text:p>
          </table:table-cell>
          <table:table-cell table:style-name="ce66" table:formula="of:=IF([.D145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5])" office:value-type="float" office:value="0" calcext:value-type="float">
            <text:p>0</text:p>
          </table:table-cell>
          <table:table-cell table:style-name="ce69" table:formula="of:=IF([.R145] &amp; [.D145] = &quot;1메뉴&quot;;1;0)" office:value-type="float" office:value="0" calcext:value-type="float">
            <text:p>0</text:p>
          </table:table-cell>
          <table:table-cell table:style-name="ce69" table:formula="of:=IF([.R145] &amp; [.D145] = &quot;1출력물&quot;;1;0)" office:value-type="float" office:value="0" calcext:value-type="float">
            <text:p>0</text:p>
          </table:table-cell>
          <table:table-cell table:style-name="ce69" table:formula="of:=IF([.R145] &amp; [.D145] = &quot;1팝업&quot;;1;0)" office:value-type="float" office:value="0" calcext:value-type="float">
            <text:p>0</text:p>
          </table:table-cell>
          <table:table-cell table:style-name="ce69" table:formula="of:=IF([.R145] &amp; [.D145] = &quot;1탭&quot;;1;0)" office:value-type="float" office:value="0" calcext:value-type="float">
            <text:p>0</text:p>
          </table:table-cell>
          <table:table-cell table:style-name="ce69" table:formula="of:=IF([.R145] &amp; [.D145] = &quot;1배치&quot;;1;0)" office:value-type="float" office:value="0" calcext:value-type="float">
            <text:p>0</text:p>
          </table:table-cell>
          <table:table-cell table:style-name="ce69" table:formula="of:=IF([.R145] &amp; [.D145] = &quot;2메뉴&quot;;1;0)" office:value-type="float" office:value="0" calcext:value-type="float">
            <text:p>0</text:p>
          </table:table-cell>
          <table:table-cell table:style-name="ce69" table:formula="of:=IF([.R145] &amp; [.D145] = &quot;2출력물&quot;;1;0)" office:value-type="float" office:value="0" calcext:value-type="float">
            <text:p>0</text:p>
          </table:table-cell>
          <table:table-cell table:style-name="ce69" table:formula="of:=IF([.R145] &amp; [.D145] = &quot;2팝업&quot;;1;0)" office:value-type="float" office:value="0" calcext:value-type="float">
            <text:p>0</text:p>
          </table:table-cell>
          <table:table-cell table:style-name="ce69" table:formula="of:=IF([.R145] &amp; [.D145] = &quot;2탭&quot;;1;0)" office:value-type="float" office:value="0" calcext:value-type="float">
            <text:p>0</text:p>
          </table:table-cell>
          <table:table-cell table:style-name="ce69" table:formula="of:=IF([.R145] &amp; [.D145] = &quot;2배치&quot;;1;0)" office:value-type="float" office:value="0" calcext:value-type="float">
            <text:p>0</text:p>
          </table:table-cell>
          <table:table-cell table:style-name="ce69" table:formula="of:=IF([.R145] &amp; [.D145] = &quot;1메뉴&quot;;[.G145]*6.45 + [.H145]*4 + [.I145]*4.55 + [.J145]*4 + [.K145]*4;0)" office:value-type="float" office:value="0" calcext:value-type="float">
            <text:p>0</text:p>
          </table:table-cell>
          <table:table-cell table:style-name="ce69" table:formula="of:=IF([.R145] &amp; [.D145] = &quot;1출력물&quot;;[.G145]*5.4 + [.H145]*4 + [.I145]*4.55 + [.J145]*4 + [.K145]*4;0)" office:value-type="float" office:value="0" calcext:value-type="float">
            <text:p>0</text:p>
          </table:table-cell>
          <table:table-cell table:style-name="ce69" table:formula="of:=IF([.R145] &amp; [.D145] = &quot;1팝업&quot;;[.G145]*6.45 + [.H145]*4 + [.I145]*4.55 + [.J145]*4 + [.K145]*4;0)" office:value-type="float" office:value="0" calcext:value-type="float">
            <text:p>0</text:p>
          </table:table-cell>
          <table:table-cell table:style-name="ce69" table:formula="of:=IF([.R145] &amp; [.D145] = &quot;1탭&quot;;[.G145]*6.45 + [.H145]*4 + [.I145]*4.55 + [.J145]*4 + [.K145]*4;0)" office:value-type="float" office:value="0" calcext:value-type="float">
            <text:p>0</text:p>
          </table:table-cell>
          <table:table-cell table:style-name="ce69" table:formula="of:=IF([.R145] &amp; [.D145] = &quot;1배치&quot;;[.G145]*6.45 + [.H145]*4 + [.I145]*4.55 + [.J145]*4 + [.K145]*4;0)" office:value-type="float" office:value="0" calcext:value-type="float">
            <text:p>0</text:p>
          </table:table-cell>
          <table:table-cell table:style-name="ce69" table:formula="of:=IF([.R145] &amp; [.D145] = &quot;2메뉴&quot;;[.G145]*6.45 + [.H145]*4 + [.I145]*4.55 + [.J145]*4 + [.K145]*4;0)" office:value-type="float" office:value="0" calcext:value-type="float">
            <text:p>0</text:p>
          </table:table-cell>
          <table:table-cell table:style-name="ce69" table:formula="of:=IF([.R145] &amp; [.D145] = &quot;2출력물&quot;;[.G145]*5.4 + [.H145]*4 + [.I145]*4.55 + [.J145]*4 + [.K145]*4;0)" office:value-type="float" office:value="0" calcext:value-type="float">
            <text:p>0</text:p>
          </table:table-cell>
          <table:table-cell table:style-name="ce69" table:formula="of:=IF([.R145] &amp; [.D145] = &quot;2팝업&quot;;[.G145]*6.45 + [.H145]*4 + [.I145]*4.55 + [.J145]*4 + [.K145]*4;0)" office:value-type="float" office:value="0" calcext:value-type="float">
            <text:p>0</text:p>
          </table:table-cell>
          <table:table-cell table:style-name="ce69" table:formula="of:=IF([.R145] &amp; [.D145] = &quot;2탭&quot;;[.G145]*6.45 + [.H145]*4 + [.I145]*4.55 + [.J145]*4 + [.K145]*4;0)" office:value-type="float" office:value="0" calcext:value-type="float">
            <text:p>0</text:p>
          </table:table-cell>
          <table:table-cell table:style-name="ce70" table:formula="of:=IF([.R145] &amp; [.D145] = &quot;2배치&quot;;[.G145]*6.45 + [.H145]*4 + [.I145]*4.55 + [.J145]*4 + [.K145]*4;0)" office:value-type="float" office:value="0" calcext:value-type="float">
            <text:p>0</text:p>
          </table:table-cell>
          <table:table-cell table:style-name="ce70" table:formula="of:=SUM([.AI145:.AR145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6]&lt;&gt;&quot;메뉴&quot;;0;IF(ISBLANK([.P146]); 0; IF((&quot;2015-08-28&quot;-[.P146])&gt;=0;1;0)))" office:value-type="float" office:value="0" calcext:value-type="float">
            <text:p>0</text:p>
          </table:table-cell>
          <table:table-cell table:style-name="ce66" table:formula="of:=IF([.D146]&lt;&gt;&quot;메뉴&quot;;0;IF(ISBLANK([.N146]); 0; IF((&quot;2015-09-04&quot;-[.N146])&gt;=0;1;0)))" office:value-type="float" office:value="0" calcext:value-type="float">
            <text:p>0</text:p>
          </table:table-cell>
          <table:table-cell table:style-name="ce66" table:formula="of:=IF(ISBLANK([.P146]); 0; IF((&quot;2015-08-28&quot;-[.P146])&gt;=0;[.AS146];0))" office:value-type="float" office:value="0" calcext:value-type="float">
            <text:p>0</text:p>
          </table:table-cell>
          <table:table-cell table:style-name="ce66" table:formula="of:=IF(ISBLANK([.N146]); 0; IF((&quot;2015-09-04&quot;-[.N146])&gt;=0;[.AS146];0))" office:value-type="float" office:value="0" calcext:value-type="float">
            <text:p>0</text:p>
          </table:table-cell>
          <table:table-cell table:style-name="ce66" table:formula="of:=IF([.D146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6])" office:value-type="float" office:value="0" calcext:value-type="float">
            <text:p>0</text:p>
          </table:table-cell>
          <table:table-cell table:style-name="ce69" table:formula="of:=IF([.R146] &amp; [.D146] = &quot;1메뉴&quot;;1;0)" office:value-type="float" office:value="0" calcext:value-type="float">
            <text:p>0</text:p>
          </table:table-cell>
          <table:table-cell table:style-name="ce69" table:formula="of:=IF([.R146] &amp; [.D146] = &quot;1출력물&quot;;1;0)" office:value-type="float" office:value="0" calcext:value-type="float">
            <text:p>0</text:p>
          </table:table-cell>
          <table:table-cell table:style-name="ce69" table:formula="of:=IF([.R146] &amp; [.D146] = &quot;1팝업&quot;;1;0)" office:value-type="float" office:value="0" calcext:value-type="float">
            <text:p>0</text:p>
          </table:table-cell>
          <table:table-cell table:style-name="ce69" table:formula="of:=IF([.R146] &amp; [.D146] = &quot;1탭&quot;;1;0)" office:value-type="float" office:value="0" calcext:value-type="float">
            <text:p>0</text:p>
          </table:table-cell>
          <table:table-cell table:style-name="ce69" table:formula="of:=IF([.R146] &amp; [.D146] = &quot;1배치&quot;;1;0)" office:value-type="float" office:value="0" calcext:value-type="float">
            <text:p>0</text:p>
          </table:table-cell>
          <table:table-cell table:style-name="ce69" table:formula="of:=IF([.R146] &amp; [.D146] = &quot;2메뉴&quot;;1;0)" office:value-type="float" office:value="0" calcext:value-type="float">
            <text:p>0</text:p>
          </table:table-cell>
          <table:table-cell table:style-name="ce69" table:formula="of:=IF([.R146] &amp; [.D146] = &quot;2출력물&quot;;1;0)" office:value-type="float" office:value="0" calcext:value-type="float">
            <text:p>0</text:p>
          </table:table-cell>
          <table:table-cell table:style-name="ce69" table:formula="of:=IF([.R146] &amp; [.D146] = &quot;2팝업&quot;;1;0)" office:value-type="float" office:value="0" calcext:value-type="float">
            <text:p>0</text:p>
          </table:table-cell>
          <table:table-cell table:style-name="ce69" table:formula="of:=IF([.R146] &amp; [.D146] = &quot;2탭&quot;;1;0)" office:value-type="float" office:value="0" calcext:value-type="float">
            <text:p>0</text:p>
          </table:table-cell>
          <table:table-cell table:style-name="ce69" table:formula="of:=IF([.R146] &amp; [.D146] = &quot;2배치&quot;;1;0)" office:value-type="float" office:value="0" calcext:value-type="float">
            <text:p>0</text:p>
          </table:table-cell>
          <table:table-cell table:style-name="ce69" table:formula="of:=IF([.R146] &amp; [.D146] = &quot;1메뉴&quot;;[.G146]*6.45 + [.H146]*4 + [.I146]*4.55 + [.J146]*4 + [.K146]*4;0)" office:value-type="float" office:value="0" calcext:value-type="float">
            <text:p>0</text:p>
          </table:table-cell>
          <table:table-cell table:style-name="ce69" table:formula="of:=IF([.R146] &amp; [.D146] = &quot;1출력물&quot;;[.G146]*5.4 + [.H146]*4 + [.I146]*4.55 + [.J146]*4 + [.K146]*4;0)" office:value-type="float" office:value="0" calcext:value-type="float">
            <text:p>0</text:p>
          </table:table-cell>
          <table:table-cell table:style-name="ce69" table:formula="of:=IF([.R146] &amp; [.D146] = &quot;1팝업&quot;;[.G146]*6.45 + [.H146]*4 + [.I146]*4.55 + [.J146]*4 + [.K146]*4;0)" office:value-type="float" office:value="0" calcext:value-type="float">
            <text:p>0</text:p>
          </table:table-cell>
          <table:table-cell table:style-name="ce69" table:formula="of:=IF([.R146] &amp; [.D146] = &quot;1탭&quot;;[.G146]*6.45 + [.H146]*4 + [.I146]*4.55 + [.J146]*4 + [.K146]*4;0)" office:value-type="float" office:value="0" calcext:value-type="float">
            <text:p>0</text:p>
          </table:table-cell>
          <table:table-cell table:style-name="ce69" table:formula="of:=IF([.R146] &amp; [.D146] = &quot;1배치&quot;;[.G146]*6.45 + [.H146]*4 + [.I146]*4.55 + [.J146]*4 + [.K146]*4;0)" office:value-type="float" office:value="0" calcext:value-type="float">
            <text:p>0</text:p>
          </table:table-cell>
          <table:table-cell table:style-name="ce69" table:formula="of:=IF([.R146] &amp; [.D146] = &quot;2메뉴&quot;;[.G146]*6.45 + [.H146]*4 + [.I146]*4.55 + [.J146]*4 + [.K146]*4;0)" office:value-type="float" office:value="0" calcext:value-type="float">
            <text:p>0</text:p>
          </table:table-cell>
          <table:table-cell table:style-name="ce69" table:formula="of:=IF([.R146] &amp; [.D146] = &quot;2출력물&quot;;[.G146]*5.4 + [.H146]*4 + [.I146]*4.55 + [.J146]*4 + [.K146]*4;0)" office:value-type="float" office:value="0" calcext:value-type="float">
            <text:p>0</text:p>
          </table:table-cell>
          <table:table-cell table:style-name="ce69" table:formula="of:=IF([.R146] &amp; [.D146] = &quot;2팝업&quot;;[.G146]*6.45 + [.H146]*4 + [.I146]*4.55 + [.J146]*4 + [.K146]*4;0)" office:value-type="float" office:value="0" calcext:value-type="float">
            <text:p>0</text:p>
          </table:table-cell>
          <table:table-cell table:style-name="ce69" table:formula="of:=IF([.R146] &amp; [.D146] = &quot;2탭&quot;;[.G146]*6.45 + [.H146]*4 + [.I146]*4.55 + [.J146]*4 + [.K146]*4;0)" office:value-type="float" office:value="0" calcext:value-type="float">
            <text:p>0</text:p>
          </table:table-cell>
          <table:table-cell table:style-name="ce70" table:formula="of:=IF([.R146] &amp; [.D146] = &quot;2배치&quot;;[.G146]*6.45 + [.H146]*4 + [.I146]*4.55 + [.J146]*4 + [.K146]*4;0)" office:value-type="float" office:value="0" calcext:value-type="float">
            <text:p>0</text:p>
          </table:table-cell>
          <table:table-cell table:style-name="ce70" table:formula="of:=SUM([.AI146:.AR146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2" calcext:value-type="float">
            <text:p>2</text:p>
          </table:table-cell>
          <table:table-cell table:style-name="ce66" table:formula="of:=IF([.D147]&lt;&gt;&quot;메뉴&quot;;0;IF(ISBLANK([.P147]); 0; IF((&quot;2015-08-28&quot;-[.P147])&gt;=0;1;0)))" office:value-type="float" office:value="0" calcext:value-type="float">
            <text:p>0</text:p>
          </table:table-cell>
          <table:table-cell table:style-name="ce66" table:formula="of:=IF([.D147]&lt;&gt;&quot;메뉴&quot;;0;IF(ISBLANK([.N147]); 0; IF((&quot;2015-09-04&quot;-[.N147])&gt;=0;1;0)))" office:value-type="float" office:value="0" calcext:value-type="float">
            <text:p>0</text:p>
          </table:table-cell>
          <table:table-cell table:style-name="ce66" table:formula="of:=IF(ISBLANK([.P147]); 0; IF((&quot;2015-08-28&quot;-[.P147])&gt;=0;[.AS147];0))" office:value-type="float" office:value="0" calcext:value-type="float">
            <text:p>0</text:p>
          </table:table-cell>
          <table:table-cell table:style-name="ce66" table:formula="of:=IF(ISBLANK([.N147]); 0; IF((&quot;2015-09-04&quot;-[.N147])&gt;=0;[.AS147];0))" office:value-type="float" office:value="0" calcext:value-type="float">
            <text:p>0</text:p>
          </table:table-cell>
          <table:table-cell table:style-name="ce66" table:formula="of:=IF([.D147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7])" office:value-type="float" office:value="0" calcext:value-type="float">
            <text:p>0</text:p>
          </table:table-cell>
          <table:table-cell table:style-name="ce69" table:formula="of:=IF([.R147] &amp; [.D147] = &quot;1메뉴&quot;;1;0)" office:value-type="float" office:value="0" calcext:value-type="float">
            <text:p>0</text:p>
          </table:table-cell>
          <table:table-cell table:style-name="ce69" table:formula="of:=IF([.R147] &amp; [.D147] = &quot;1출력물&quot;;1;0)" office:value-type="float" office:value="0" calcext:value-type="float">
            <text:p>0</text:p>
          </table:table-cell>
          <table:table-cell table:style-name="ce69" table:formula="of:=IF([.R147] &amp; [.D147] = &quot;1팝업&quot;;1;0)" office:value-type="float" office:value="0" calcext:value-type="float">
            <text:p>0</text:p>
          </table:table-cell>
          <table:table-cell table:style-name="ce69" table:formula="of:=IF([.R147] &amp; [.D147] = &quot;1탭&quot;;1;0)" office:value-type="float" office:value="0" calcext:value-type="float">
            <text:p>0</text:p>
          </table:table-cell>
          <table:table-cell table:style-name="ce69" table:formula="of:=IF([.R147] &amp; [.D147] = &quot;1배치&quot;;1;0)" office:value-type="float" office:value="0" calcext:value-type="float">
            <text:p>0</text:p>
          </table:table-cell>
          <table:table-cell table:style-name="ce69" table:formula="of:=IF([.R147] &amp; [.D147] = &quot;2메뉴&quot;;1;0)" office:value-type="float" office:value="0" calcext:value-type="float">
            <text:p>0</text:p>
          </table:table-cell>
          <table:table-cell table:style-name="ce69" table:formula="of:=IF([.R147] &amp; [.D147] = &quot;2출력물&quot;;1;0)" office:value-type="float" office:value="0" calcext:value-type="float">
            <text:p>0</text:p>
          </table:table-cell>
          <table:table-cell table:style-name="ce69" table:formula="of:=IF([.R147] &amp; [.D147] = &quot;2팝업&quot;;1;0)" office:value-type="float" office:value="0" calcext:value-type="float">
            <text:p>0</text:p>
          </table:table-cell>
          <table:table-cell table:style-name="ce69" table:formula="of:=IF([.R147] &amp; [.D147] = &quot;2탭&quot;;1;0)" office:value-type="float" office:value="0" calcext:value-type="float">
            <text:p>0</text:p>
          </table:table-cell>
          <table:table-cell table:style-name="ce69" table:formula="of:=IF([.R147] &amp; [.D147] = &quot;2배치&quot;;1;0)" office:value-type="float" office:value="0" calcext:value-type="float">
            <text:p>0</text:p>
          </table:table-cell>
          <table:table-cell table:style-name="ce69" table:formula="of:=IF([.R147] &amp; [.D147] = &quot;1메뉴&quot;;[.G147]*6.45 + [.H147]*4 + [.I147]*4.55 + [.J147]*4 + [.K147]*4;0)" office:value-type="float" office:value="0" calcext:value-type="float">
            <text:p>0</text:p>
          </table:table-cell>
          <table:table-cell table:style-name="ce69" table:formula="of:=IF([.R147] &amp; [.D147] = &quot;1출력물&quot;;[.G147]*5.4 + [.H147]*4 + [.I147]*4.55 + [.J147]*4 + [.K147]*4;0)" office:value-type="float" office:value="0" calcext:value-type="float">
            <text:p>0</text:p>
          </table:table-cell>
          <table:table-cell table:style-name="ce69" table:formula="of:=IF([.R147] &amp; [.D147] = &quot;1팝업&quot;;[.G147]*6.45 + [.H147]*4 + [.I147]*4.55 + [.J147]*4 + [.K147]*4;0)" office:value-type="float" office:value="0" calcext:value-type="float">
            <text:p>0</text:p>
          </table:table-cell>
          <table:table-cell table:style-name="ce69" table:formula="of:=IF([.R147] &amp; [.D147] = &quot;1탭&quot;;[.G147]*6.45 + [.H147]*4 + [.I147]*4.55 + [.J147]*4 + [.K147]*4;0)" office:value-type="float" office:value="0" calcext:value-type="float">
            <text:p>0</text:p>
          </table:table-cell>
          <table:table-cell table:style-name="ce69" table:formula="of:=IF([.R147] &amp; [.D147] = &quot;1배치&quot;;[.G147]*6.45 + [.H147]*4 + [.I147]*4.55 + [.J147]*4 + [.K147]*4;0)" office:value-type="float" office:value="0" calcext:value-type="float">
            <text:p>0</text:p>
          </table:table-cell>
          <table:table-cell table:style-name="ce69" table:formula="of:=IF([.R147] &amp; [.D147] = &quot;2메뉴&quot;;[.G147]*6.45 + [.H147]*4 + [.I147]*4.55 + [.J147]*4 + [.K147]*4;0)" office:value-type="float" office:value="0" calcext:value-type="float">
            <text:p>0</text:p>
          </table:table-cell>
          <table:table-cell table:style-name="ce69" table:formula="of:=IF([.R147] &amp; [.D147] = &quot;2출력물&quot;;[.G147]*5.4 + [.H147]*4 + [.I147]*4.55 + [.J147]*4 + [.K147]*4;0)" office:value-type="float" office:value="0" calcext:value-type="float">
            <text:p>0</text:p>
          </table:table-cell>
          <table:table-cell table:style-name="ce69" table:formula="of:=IF([.R147] &amp; [.D147] = &quot;2팝업&quot;;[.G147]*6.45 + [.H147]*4 + [.I147]*4.55 + [.J147]*4 + [.K147]*4;0)" office:value-type="float" office:value="0" calcext:value-type="float">
            <text:p>0</text:p>
          </table:table-cell>
          <table:table-cell table:style-name="ce69" table:formula="of:=IF([.R147] &amp; [.D147] = &quot;2탭&quot;;[.G147]*6.45 + [.H147]*4 + [.I147]*4.55 + [.J147]*4 + [.K147]*4;0)" office:value-type="float" office:value="0" calcext:value-type="float">
            <text:p>0</text:p>
          </table:table-cell>
          <table:table-cell table:style-name="ce70" table:formula="of:=IF([.R147] &amp; [.D147] = &quot;2배치&quot;;[.G147]*6.45 + [.H147]*4 + [.I147]*4.55 + [.J147]*4 + [.K147]*4;0)" office:value-type="float" office:value="0" calcext:value-type="float">
            <text:p>0</text:p>
          </table:table-cell>
          <table:table-cell table:style-name="ce70" table:formula="of:=SUM([.AI147:.AR147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8]&lt;&gt;&quot;메뉴&quot;;0;IF(ISBLANK([.P148]); 0; IF((&quot;2015-08-28&quot;-[.P148])&gt;=0;1;0)))" office:value-type="float" office:value="0" calcext:value-type="float">
            <text:p>0</text:p>
          </table:table-cell>
          <table:table-cell table:style-name="ce66" table:formula="of:=IF([.D148]&lt;&gt;&quot;메뉴&quot;;0;IF(ISBLANK([.N148]); 0; IF((&quot;2015-09-04&quot;-[.N148])&gt;=0;1;0)))" office:value-type="float" office:value="0" calcext:value-type="float">
            <text:p>0</text:p>
          </table:table-cell>
          <table:table-cell table:style-name="ce66" table:formula="of:=IF(ISBLANK([.P148]); 0; IF((&quot;2015-08-28&quot;-[.P148])&gt;=0;[.AS148];0))" office:value-type="float" office:value="0" calcext:value-type="float">
            <text:p>0</text:p>
          </table:table-cell>
          <table:table-cell table:style-name="ce66" table:formula="of:=IF(ISBLANK([.N148]); 0; IF((&quot;2015-09-04&quot;-[.N148])&gt;=0;[.AS148];0))" office:value-type="float" office:value="0" calcext:value-type="float">
            <text:p>0</text:p>
          </table:table-cell>
          <table:table-cell table:style-name="ce66" table:formula="of:=IF([.D148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8])" office:value-type="float" office:value="0" calcext:value-type="float">
            <text:p>0</text:p>
          </table:table-cell>
          <table:table-cell table:style-name="ce69" table:formula="of:=IF([.R148] &amp; [.D148] = &quot;1메뉴&quot;;1;0)" office:value-type="float" office:value="0" calcext:value-type="float">
            <text:p>0</text:p>
          </table:table-cell>
          <table:table-cell table:style-name="ce69" table:formula="of:=IF([.R148] &amp; [.D148] = &quot;1출력물&quot;;1;0)" office:value-type="float" office:value="0" calcext:value-type="float">
            <text:p>0</text:p>
          </table:table-cell>
          <table:table-cell table:style-name="ce69" table:formula="of:=IF([.R148] &amp; [.D148] = &quot;1팝업&quot;;1;0)" office:value-type="float" office:value="0" calcext:value-type="float">
            <text:p>0</text:p>
          </table:table-cell>
          <table:table-cell table:style-name="ce69" table:formula="of:=IF([.R148] &amp; [.D148] = &quot;1탭&quot;;1;0)" office:value-type="float" office:value="0" calcext:value-type="float">
            <text:p>0</text:p>
          </table:table-cell>
          <table:table-cell table:style-name="ce69" table:formula="of:=IF([.R148] &amp; [.D148] = &quot;1배치&quot;;1;0)" office:value-type="float" office:value="0" calcext:value-type="float">
            <text:p>0</text:p>
          </table:table-cell>
          <table:table-cell table:style-name="ce69" table:formula="of:=IF([.R148] &amp; [.D148] = &quot;2메뉴&quot;;1;0)" office:value-type="float" office:value="0" calcext:value-type="float">
            <text:p>0</text:p>
          </table:table-cell>
          <table:table-cell table:style-name="ce69" table:formula="of:=IF([.R148] &amp; [.D148] = &quot;2출력물&quot;;1;0)" office:value-type="float" office:value="0" calcext:value-type="float">
            <text:p>0</text:p>
          </table:table-cell>
          <table:table-cell table:style-name="ce69" table:formula="of:=IF([.R148] &amp; [.D148] = &quot;2팝업&quot;;1;0)" office:value-type="float" office:value="0" calcext:value-type="float">
            <text:p>0</text:p>
          </table:table-cell>
          <table:table-cell table:style-name="ce69" table:formula="of:=IF([.R148] &amp; [.D148] = &quot;2탭&quot;;1;0)" office:value-type="float" office:value="0" calcext:value-type="float">
            <text:p>0</text:p>
          </table:table-cell>
          <table:table-cell table:style-name="ce69" table:formula="of:=IF([.R148] &amp; [.D148] = &quot;2배치&quot;;1;0)" office:value-type="float" office:value="0" calcext:value-type="float">
            <text:p>0</text:p>
          </table:table-cell>
          <table:table-cell table:style-name="ce69" table:formula="of:=IF([.R148] &amp; [.D148] = &quot;1메뉴&quot;;[.G148]*6.45 + [.H148]*4 + [.I148]*4.55 + [.J148]*4 + [.K148]*4;0)" office:value-type="float" office:value="0" calcext:value-type="float">
            <text:p>0</text:p>
          </table:table-cell>
          <table:table-cell table:style-name="ce69" table:formula="of:=IF([.R148] &amp; [.D148] = &quot;1출력물&quot;;[.G148]*5.4 + [.H148]*4 + [.I148]*4.55 + [.J148]*4 + [.K148]*4;0)" office:value-type="float" office:value="0" calcext:value-type="float">
            <text:p>0</text:p>
          </table:table-cell>
          <table:table-cell table:style-name="ce69" table:formula="of:=IF([.R148] &amp; [.D148] = &quot;1팝업&quot;;[.G148]*6.45 + [.H148]*4 + [.I148]*4.55 + [.J148]*4 + [.K148]*4;0)" office:value-type="float" office:value="0" calcext:value-type="float">
            <text:p>0</text:p>
          </table:table-cell>
          <table:table-cell table:style-name="ce69" table:formula="of:=IF([.R148] &amp; [.D148] = &quot;1탭&quot;;[.G148]*6.45 + [.H148]*4 + [.I148]*4.55 + [.J148]*4 + [.K148]*4;0)" office:value-type="float" office:value="0" calcext:value-type="float">
            <text:p>0</text:p>
          </table:table-cell>
          <table:table-cell table:style-name="ce69" table:formula="of:=IF([.R148] &amp; [.D148] = &quot;1배치&quot;;[.G148]*6.45 + [.H148]*4 + [.I148]*4.55 + [.J148]*4 + [.K148]*4;0)" office:value-type="float" office:value="0" calcext:value-type="float">
            <text:p>0</text:p>
          </table:table-cell>
          <table:table-cell table:style-name="ce69" table:formula="of:=IF([.R148] &amp; [.D148] = &quot;2메뉴&quot;;[.G148]*6.45 + [.H148]*4 + [.I148]*4.55 + [.J148]*4 + [.K148]*4;0)" office:value-type="float" office:value="0" calcext:value-type="float">
            <text:p>0</text:p>
          </table:table-cell>
          <table:table-cell table:style-name="ce69" table:formula="of:=IF([.R148] &amp; [.D148] = &quot;2출력물&quot;;[.G148]*5.4 + [.H148]*4 + [.I148]*4.55 + [.J148]*4 + [.K148]*4;0)" office:value-type="float" office:value="0" calcext:value-type="float">
            <text:p>0</text:p>
          </table:table-cell>
          <table:table-cell table:style-name="ce69" table:formula="of:=IF([.R148] &amp; [.D148] = &quot;2팝업&quot;;[.G148]*6.45 + [.H148]*4 + [.I148]*4.55 + [.J148]*4 + [.K148]*4;0)" office:value-type="float" office:value="0" calcext:value-type="float">
            <text:p>0</text:p>
          </table:table-cell>
          <table:table-cell table:style-name="ce69" table:formula="of:=IF([.R148] &amp; [.D148] = &quot;2탭&quot;;[.G148]*6.45 + [.H148]*4 + [.I148]*4.55 + [.J148]*4 + [.K148]*4;0)" office:value-type="float" office:value="0" calcext:value-type="float">
            <text:p>0</text:p>
          </table:table-cell>
          <table:table-cell table:style-name="ce70" table:formula="of:=IF([.R148] &amp; [.D148] = &quot;2배치&quot;;[.G148]*6.45 + [.H148]*4 + [.I148]*4.55 + [.J148]*4 + [.K148]*4;0)" office:value-type="float" office:value="0" calcext:value-type="float">
            <text:p>0</text:p>
          </table:table-cell>
          <table:table-cell table:style-name="ce70" table:formula="of:=SUM([.AI148:.AR148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49]&lt;&gt;&quot;메뉴&quot;;0;IF(ISBLANK([.P149]); 0; IF((&quot;2015-08-28&quot;-[.P149])&gt;=0;1;0)))" office:value-type="float" office:value="0" calcext:value-type="float">
            <text:p>0</text:p>
          </table:table-cell>
          <table:table-cell table:style-name="ce66" table:formula="of:=IF([.D149]&lt;&gt;&quot;메뉴&quot;;0;IF(ISBLANK([.N149]); 0; IF((&quot;2015-09-04&quot;-[.N149])&gt;=0;1;0)))" office:value-type="float" office:value="0" calcext:value-type="float">
            <text:p>0</text:p>
          </table:table-cell>
          <table:table-cell table:style-name="ce66" table:formula="of:=IF(ISBLANK([.P149]); 0; IF((&quot;2015-08-28&quot;-[.P149])&gt;=0;[.AS149];0))" office:value-type="float" office:value="0" calcext:value-type="float">
            <text:p>0</text:p>
          </table:table-cell>
          <table:table-cell table:style-name="ce66" table:formula="of:=IF(ISBLANK([.N149]); 0; IF((&quot;2015-09-04&quot;-[.N149])&gt;=0;[.AS149];0))" office:value-type="float" office:value="0" calcext:value-type="float">
            <text:p>0</text:p>
          </table:table-cell>
          <table:table-cell table:style-name="ce66" table:formula="of:=IF([.D149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49])" office:value-type="float" office:value="0" calcext:value-type="float">
            <text:p>0</text:p>
          </table:table-cell>
          <table:table-cell table:style-name="ce69" table:formula="of:=IF([.R149] &amp; [.D149] = &quot;1메뉴&quot;;1;0)" office:value-type="float" office:value="0" calcext:value-type="float">
            <text:p>0</text:p>
          </table:table-cell>
          <table:table-cell table:style-name="ce69" table:formula="of:=IF([.R149] &amp; [.D149] = &quot;1출력물&quot;;1;0)" office:value-type="float" office:value="0" calcext:value-type="float">
            <text:p>0</text:p>
          </table:table-cell>
          <table:table-cell table:style-name="ce69" table:formula="of:=IF([.R149] &amp; [.D149] = &quot;1팝업&quot;;1;0)" office:value-type="float" office:value="0" calcext:value-type="float">
            <text:p>0</text:p>
          </table:table-cell>
          <table:table-cell table:style-name="ce69" table:formula="of:=IF([.R149] &amp; [.D149] = &quot;1탭&quot;;1;0)" office:value-type="float" office:value="0" calcext:value-type="float">
            <text:p>0</text:p>
          </table:table-cell>
          <table:table-cell table:style-name="ce69" table:formula="of:=IF([.R149] &amp; [.D149] = &quot;1배치&quot;;1;0)" office:value-type="float" office:value="0" calcext:value-type="float">
            <text:p>0</text:p>
          </table:table-cell>
          <table:table-cell table:style-name="ce69" table:formula="of:=IF([.R149] &amp; [.D149] = &quot;2메뉴&quot;;1;0)" office:value-type="float" office:value="0" calcext:value-type="float">
            <text:p>0</text:p>
          </table:table-cell>
          <table:table-cell table:style-name="ce69" table:formula="of:=IF([.R149] &amp; [.D149] = &quot;2출력물&quot;;1;0)" office:value-type="float" office:value="0" calcext:value-type="float">
            <text:p>0</text:p>
          </table:table-cell>
          <table:table-cell table:style-name="ce69" table:formula="of:=IF([.R149] &amp; [.D149] = &quot;2팝업&quot;;1;0)" office:value-type="float" office:value="0" calcext:value-type="float">
            <text:p>0</text:p>
          </table:table-cell>
          <table:table-cell table:style-name="ce69" table:formula="of:=IF([.R149] &amp; [.D149] = &quot;2탭&quot;;1;0)" office:value-type="float" office:value="0" calcext:value-type="float">
            <text:p>0</text:p>
          </table:table-cell>
          <table:table-cell table:style-name="ce69" table:formula="of:=IF([.R149] &amp; [.D149] = &quot;2배치&quot;;1;0)" office:value-type="float" office:value="0" calcext:value-type="float">
            <text:p>0</text:p>
          </table:table-cell>
          <table:table-cell table:style-name="ce69" table:formula="of:=IF([.R149] &amp; [.D149] = &quot;1메뉴&quot;;[.G149]*6.45 + [.H149]*4 + [.I149]*4.55 + [.J149]*4 + [.K149]*4;0)" office:value-type="float" office:value="0" calcext:value-type="float">
            <text:p>0</text:p>
          </table:table-cell>
          <table:table-cell table:style-name="ce69" table:formula="of:=IF([.R149] &amp; [.D149] = &quot;1출력물&quot;;[.G149]*5.4 + [.H149]*4 + [.I149]*4.55 + [.J149]*4 + [.K149]*4;0)" office:value-type="float" office:value="0" calcext:value-type="float">
            <text:p>0</text:p>
          </table:table-cell>
          <table:table-cell table:style-name="ce69" table:formula="of:=IF([.R149] &amp; [.D149] = &quot;1팝업&quot;;[.G149]*6.45 + [.H149]*4 + [.I149]*4.55 + [.J149]*4 + [.K149]*4;0)" office:value-type="float" office:value="0" calcext:value-type="float">
            <text:p>0</text:p>
          </table:table-cell>
          <table:table-cell table:style-name="ce69" table:formula="of:=IF([.R149] &amp; [.D149] = &quot;1탭&quot;;[.G149]*6.45 + [.H149]*4 + [.I149]*4.55 + [.J149]*4 + [.K149]*4;0)" office:value-type="float" office:value="0" calcext:value-type="float">
            <text:p>0</text:p>
          </table:table-cell>
          <table:table-cell table:style-name="ce69" table:formula="of:=IF([.R149] &amp; [.D149] = &quot;1배치&quot;;[.G149]*6.45 + [.H149]*4 + [.I149]*4.55 + [.J149]*4 + [.K149]*4;0)" office:value-type="float" office:value="0" calcext:value-type="float">
            <text:p>0</text:p>
          </table:table-cell>
          <table:table-cell table:style-name="ce69" table:formula="of:=IF([.R149] &amp; [.D149] = &quot;2메뉴&quot;;[.G149]*6.45 + [.H149]*4 + [.I149]*4.55 + [.J149]*4 + [.K149]*4;0)" office:value-type="float" office:value="0" calcext:value-type="float">
            <text:p>0</text:p>
          </table:table-cell>
          <table:table-cell table:style-name="ce69" table:formula="of:=IF([.R149] &amp; [.D149] = &quot;2출력물&quot;;[.G149]*5.4 + [.H149]*4 + [.I149]*4.55 + [.J149]*4 + [.K149]*4;0)" office:value-type="float" office:value="0" calcext:value-type="float">
            <text:p>0</text:p>
          </table:table-cell>
          <table:table-cell table:style-name="ce69" table:formula="of:=IF([.R149] &amp; [.D149] = &quot;2팝업&quot;;[.G149]*6.45 + [.H149]*4 + [.I149]*4.55 + [.J149]*4 + [.K149]*4;0)" office:value-type="float" office:value="0" calcext:value-type="float">
            <text:p>0</text:p>
          </table:table-cell>
          <table:table-cell table:style-name="ce69" table:formula="of:=IF([.R149] &amp; [.D149] = &quot;2탭&quot;;[.G149]*6.45 + [.H149]*4 + [.I149]*4.55 + [.J149]*4 + [.K149]*4;0)" office:value-type="float" office:value="0" calcext:value-type="float">
            <text:p>0</text:p>
          </table:table-cell>
          <table:table-cell table:style-name="ce70" table:formula="of:=IF([.R149] &amp; [.D149] = &quot;2배치&quot;;[.G149]*6.45 + [.H149]*4 + [.I149]*4.55 + [.J149]*4 + [.K149]*4;0)" office:value-type="float" office:value="0" calcext:value-type="float">
            <text:p>0</text:p>
          </table:table-cell>
          <table:table-cell table:style-name="ce70" table:formula="of:=SUM([.AI149:.AR149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50]&lt;&gt;&quot;메뉴&quot;;0;IF(ISBLANK([.P150]); 0; IF((&quot;2015-08-28&quot;-[.P150])&gt;=0;1;0)))" office:value-type="float" office:value="0" calcext:value-type="float">
            <text:p>0</text:p>
          </table:table-cell>
          <table:table-cell table:style-name="ce66" table:formula="of:=IF([.D150]&lt;&gt;&quot;메뉴&quot;;0;IF(ISBLANK([.N150]); 0; IF((&quot;2015-09-04&quot;-[.N150])&gt;=0;1;0)))" office:value-type="float" office:value="0" calcext:value-type="float">
            <text:p>0</text:p>
          </table:table-cell>
          <table:table-cell table:style-name="ce66" table:formula="of:=IF(ISBLANK([.P150]); 0; IF((&quot;2015-08-28&quot;-[.P150])&gt;=0;[.AS150];0))" office:value-type="float" office:value="0" calcext:value-type="float">
            <text:p>0</text:p>
          </table:table-cell>
          <table:table-cell table:style-name="ce66" table:formula="of:=IF(ISBLANK([.N150]); 0; IF((&quot;2015-09-04&quot;-[.N150])&gt;=0;[.AS150];0))" office:value-type="float" office:value="0" calcext:value-type="float">
            <text:p>0</text:p>
          </table:table-cell>
          <table:table-cell table:style-name="ce66" table:formula="of:=IF([.D150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50])" office:value-type="float" office:value="0" calcext:value-type="float">
            <text:p>0</text:p>
          </table:table-cell>
          <table:table-cell table:style-name="ce69" table:formula="of:=IF([.R150] &amp; [.D150] = &quot;1메뉴&quot;;1;0)" office:value-type="float" office:value="0" calcext:value-type="float">
            <text:p>0</text:p>
          </table:table-cell>
          <table:table-cell table:style-name="ce69" table:formula="of:=IF([.R150] &amp; [.D150] = &quot;1출력물&quot;;1;0)" office:value-type="float" office:value="0" calcext:value-type="float">
            <text:p>0</text:p>
          </table:table-cell>
          <table:table-cell table:style-name="ce69" table:formula="of:=IF([.R150] &amp; [.D150] = &quot;1팝업&quot;;1;0)" office:value-type="float" office:value="0" calcext:value-type="float">
            <text:p>0</text:p>
          </table:table-cell>
          <table:table-cell table:style-name="ce69" table:formula="of:=IF([.R150] &amp; [.D150] = &quot;1탭&quot;;1;0)" office:value-type="float" office:value="0" calcext:value-type="float">
            <text:p>0</text:p>
          </table:table-cell>
          <table:table-cell table:style-name="ce69" table:formula="of:=IF([.R150] &amp; [.D150] = &quot;1배치&quot;;1;0)" office:value-type="float" office:value="0" calcext:value-type="float">
            <text:p>0</text:p>
          </table:table-cell>
          <table:table-cell table:style-name="ce69" table:formula="of:=IF([.R150] &amp; [.D150] = &quot;2메뉴&quot;;1;0)" office:value-type="float" office:value="0" calcext:value-type="float">
            <text:p>0</text:p>
          </table:table-cell>
          <table:table-cell table:style-name="ce69" table:formula="of:=IF([.R150] &amp; [.D150] = &quot;2출력물&quot;;1;0)" office:value-type="float" office:value="0" calcext:value-type="float">
            <text:p>0</text:p>
          </table:table-cell>
          <table:table-cell table:style-name="ce69" table:formula="of:=IF([.R150] &amp; [.D150] = &quot;2팝업&quot;;1;0)" office:value-type="float" office:value="0" calcext:value-type="float">
            <text:p>0</text:p>
          </table:table-cell>
          <table:table-cell table:style-name="ce69" table:formula="of:=IF([.R150] &amp; [.D150] = &quot;2탭&quot;;1;0)" office:value-type="float" office:value="0" calcext:value-type="float">
            <text:p>0</text:p>
          </table:table-cell>
          <table:table-cell table:style-name="ce69" table:formula="of:=IF([.R150] &amp; [.D150] = &quot;2배치&quot;;1;0)" office:value-type="float" office:value="0" calcext:value-type="float">
            <text:p>0</text:p>
          </table:table-cell>
          <table:table-cell table:style-name="ce69" table:formula="of:=IF([.R150] &amp; [.D150] = &quot;1메뉴&quot;;[.G150]*6.45 + [.H150]*4 + [.I150]*4.55 + [.J150]*4 + [.K150]*4;0)" office:value-type="float" office:value="0" calcext:value-type="float">
            <text:p>0</text:p>
          </table:table-cell>
          <table:table-cell table:style-name="ce69" table:formula="of:=IF([.R150] &amp; [.D150] = &quot;1출력물&quot;;[.G150]*5.4 + [.H150]*4 + [.I150]*4.55 + [.J150]*4 + [.K150]*4;0)" office:value-type="float" office:value="0" calcext:value-type="float">
            <text:p>0</text:p>
          </table:table-cell>
          <table:table-cell table:style-name="ce69" table:formula="of:=IF([.R150] &amp; [.D150] = &quot;1팝업&quot;;[.G150]*6.45 + [.H150]*4 + [.I150]*4.55 + [.J150]*4 + [.K150]*4;0)" office:value-type="float" office:value="0" calcext:value-type="float">
            <text:p>0</text:p>
          </table:table-cell>
          <table:table-cell table:style-name="ce69" table:formula="of:=IF([.R150] &amp; [.D150] = &quot;1탭&quot;;[.G150]*6.45 + [.H150]*4 + [.I150]*4.55 + [.J150]*4 + [.K150]*4;0)" office:value-type="float" office:value="0" calcext:value-type="float">
            <text:p>0</text:p>
          </table:table-cell>
          <table:table-cell table:style-name="ce69" table:formula="of:=IF([.R150] &amp; [.D150] = &quot;1배치&quot;;[.G150]*6.45 + [.H150]*4 + [.I150]*4.55 + [.J150]*4 + [.K150]*4;0)" office:value-type="float" office:value="0" calcext:value-type="float">
            <text:p>0</text:p>
          </table:table-cell>
          <table:table-cell table:style-name="ce69" table:formula="of:=IF([.R150] &amp; [.D150] = &quot;2메뉴&quot;;[.G150]*6.45 + [.H150]*4 + [.I150]*4.55 + [.J150]*4 + [.K150]*4;0)" office:value-type="float" office:value="0" calcext:value-type="float">
            <text:p>0</text:p>
          </table:table-cell>
          <table:table-cell table:style-name="ce69" table:formula="of:=IF([.R150] &amp; [.D150] = &quot;2출력물&quot;;[.G150]*5.4 + [.H150]*4 + [.I150]*4.55 + [.J150]*4 + [.K150]*4;0)" office:value-type="float" office:value="0" calcext:value-type="float">
            <text:p>0</text:p>
          </table:table-cell>
          <table:table-cell table:style-name="ce69" table:formula="of:=IF([.R150] &amp; [.D150] = &quot;2팝업&quot;;[.G150]*6.45 + [.H150]*4 + [.I150]*4.55 + [.J150]*4 + [.K150]*4;0)" office:value-type="float" office:value="0" calcext:value-type="float">
            <text:p>0</text:p>
          </table:table-cell>
          <table:table-cell table:style-name="ce69" table:formula="of:=IF([.R150] &amp; [.D150] = &quot;2탭&quot;;[.G150]*6.45 + [.H150]*4 + [.I150]*4.55 + [.J150]*4 + [.K150]*4;0)" office:value-type="float" office:value="0" calcext:value-type="float">
            <text:p>0</text:p>
          </table:table-cell>
          <table:table-cell table:style-name="ce70" table:formula="of:=IF([.R150] &amp; [.D150] = &quot;2배치&quot;;[.G150]*6.45 + [.H150]*4 + [.I150]*4.55 + [.J150]*4 + [.K150]*4;0)" office:value-type="float" office:value="0" calcext:value-type="float">
            <text:p>0</text:p>
          </table:table-cell>
          <table:table-cell table:style-name="ce70" table:formula="of:=SUM([.AI150:.AR150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6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51]&lt;&gt;&quot;메뉴&quot;;0;IF(ISBLANK([.P151]); 0; IF((&quot;2015-08-28&quot;-[.P151])&gt;=0;1;0)))" office:value-type="float" office:value="0" calcext:value-type="float">
            <text:p>0</text:p>
          </table:table-cell>
          <table:table-cell table:style-name="ce66" table:formula="of:=IF([.D151]&lt;&gt;&quot;메뉴&quot;;0;IF(ISBLANK([.N151]); 0; IF((&quot;2015-09-04&quot;-[.N151])&gt;=0;1;0)))" office:value-type="float" office:value="0" calcext:value-type="float">
            <text:p>0</text:p>
          </table:table-cell>
          <table:table-cell table:style-name="ce66" table:formula="of:=IF(ISBLANK([.P151]); 0; IF((&quot;2015-08-28&quot;-[.P151])&gt;=0;[.AS151];0))" office:value-type="float" office:value="0" calcext:value-type="float">
            <text:p>0</text:p>
          </table:table-cell>
          <table:table-cell table:style-name="ce66" table:formula="of:=IF(ISBLANK([.N151]); 0; IF((&quot;2015-09-04&quot;-[.N151])&gt;=0;[.AS151];0))" office:value-type="float" office:value="0" calcext:value-type="float">
            <text:p>0</text:p>
          </table:table-cell>
          <table:table-cell table:style-name="ce66" table:formula="of:=IF([.D151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51])" office:value-type="float" office:value="0" calcext:value-type="float">
            <text:p>0</text:p>
          </table:table-cell>
          <table:table-cell table:style-name="ce69" table:formula="of:=IF([.R151] &amp; [.D151] = &quot;1메뉴&quot;;1;0)" office:value-type="float" office:value="0" calcext:value-type="float">
            <text:p>0</text:p>
          </table:table-cell>
          <table:table-cell table:style-name="ce69" table:formula="of:=IF([.R151] &amp; [.D151] = &quot;1출력물&quot;;1;0)" office:value-type="float" office:value="0" calcext:value-type="float">
            <text:p>0</text:p>
          </table:table-cell>
          <table:table-cell table:style-name="ce69" table:formula="of:=IF([.R151] &amp; [.D151] = &quot;1팝업&quot;;1;0)" office:value-type="float" office:value="0" calcext:value-type="float">
            <text:p>0</text:p>
          </table:table-cell>
          <table:table-cell table:style-name="ce69" table:formula="of:=IF([.R151] &amp; [.D151] = &quot;1탭&quot;;1;0)" office:value-type="float" office:value="0" calcext:value-type="float">
            <text:p>0</text:p>
          </table:table-cell>
          <table:table-cell table:style-name="ce69" table:formula="of:=IF([.R151] &amp; [.D151] = &quot;1배치&quot;;1;0)" office:value-type="float" office:value="0" calcext:value-type="float">
            <text:p>0</text:p>
          </table:table-cell>
          <table:table-cell table:style-name="ce69" table:formula="of:=IF([.R151] &amp; [.D151] = &quot;2메뉴&quot;;1;0)" office:value-type="float" office:value="0" calcext:value-type="float">
            <text:p>0</text:p>
          </table:table-cell>
          <table:table-cell table:style-name="ce69" table:formula="of:=IF([.R151] &amp; [.D151] = &quot;2출력물&quot;;1;0)" office:value-type="float" office:value="0" calcext:value-type="float">
            <text:p>0</text:p>
          </table:table-cell>
          <table:table-cell table:style-name="ce69" table:formula="of:=IF([.R151] &amp; [.D151] = &quot;2팝업&quot;;1;0)" office:value-type="float" office:value="0" calcext:value-type="float">
            <text:p>0</text:p>
          </table:table-cell>
          <table:table-cell table:style-name="ce69" table:formula="of:=IF([.R151] &amp; [.D151] = &quot;2탭&quot;;1;0)" office:value-type="float" office:value="0" calcext:value-type="float">
            <text:p>0</text:p>
          </table:table-cell>
          <table:table-cell table:style-name="ce69" table:formula="of:=IF([.R151] &amp; [.D151] = &quot;2배치&quot;;1;0)" office:value-type="float" office:value="0" calcext:value-type="float">
            <text:p>0</text:p>
          </table:table-cell>
          <table:table-cell table:style-name="ce69" table:formula="of:=IF([.R151] &amp; [.D151] = &quot;1메뉴&quot;;[.G151]*6.45 + [.H151]*4 + [.I151]*4.55 + [.J151]*4 + [.K151]*4;0)" office:value-type="float" office:value="0" calcext:value-type="float">
            <text:p>0</text:p>
          </table:table-cell>
          <table:table-cell table:style-name="ce69" table:formula="of:=IF([.R151] &amp; [.D151] = &quot;1출력물&quot;;[.G151]*5.4 + [.H151]*4 + [.I151]*4.55 + [.J151]*4 + [.K151]*4;0)" office:value-type="float" office:value="0" calcext:value-type="float">
            <text:p>0</text:p>
          </table:table-cell>
          <table:table-cell table:style-name="ce69" table:formula="of:=IF([.R151] &amp; [.D151] = &quot;1팝업&quot;;[.G151]*6.45 + [.H151]*4 + [.I151]*4.55 + [.J151]*4 + [.K151]*4;0)" office:value-type="float" office:value="0" calcext:value-type="float">
            <text:p>0</text:p>
          </table:table-cell>
          <table:table-cell table:style-name="ce69" table:formula="of:=IF([.R151] &amp; [.D151] = &quot;1탭&quot;;[.G151]*6.45 + [.H151]*4 + [.I151]*4.55 + [.J151]*4 + [.K151]*4;0)" office:value-type="float" office:value="0" calcext:value-type="float">
            <text:p>0</text:p>
          </table:table-cell>
          <table:table-cell table:style-name="ce69" table:formula="of:=IF([.R151] &amp; [.D151] = &quot;1배치&quot;;[.G151]*6.45 + [.H151]*4 + [.I151]*4.55 + [.J151]*4 + [.K151]*4;0)" office:value-type="float" office:value="0" calcext:value-type="float">
            <text:p>0</text:p>
          </table:table-cell>
          <table:table-cell table:style-name="ce69" table:formula="of:=IF([.R151] &amp; [.D151] = &quot;2메뉴&quot;;[.G151]*6.45 + [.H151]*4 + [.I151]*4.55 + [.J151]*4 + [.K151]*4;0)" office:value-type="float" office:value="0" calcext:value-type="float">
            <text:p>0</text:p>
          </table:table-cell>
          <table:table-cell table:style-name="ce69" table:formula="of:=IF([.R151] &amp; [.D151] = &quot;2출력물&quot;;[.G151]*5.4 + [.H151]*4 + [.I151]*4.55 + [.J151]*4 + [.K151]*4;0)" office:value-type="float" office:value="0" calcext:value-type="float">
            <text:p>0</text:p>
          </table:table-cell>
          <table:table-cell table:style-name="ce69" table:formula="of:=IF([.R151] &amp; [.D151] = &quot;2팝업&quot;;[.G151]*6.45 + [.H151]*4 + [.I151]*4.55 + [.J151]*4 + [.K151]*4;0)" office:value-type="float" office:value="0" calcext:value-type="float">
            <text:p>0</text:p>
          </table:table-cell>
          <table:table-cell table:style-name="ce69" table:formula="of:=IF([.R151] &amp; [.D151] = &quot;2탭&quot;;[.G151]*6.45 + [.H151]*4 + [.I151]*4.55 + [.J151]*4 + [.K151]*4;0)" office:value-type="float" office:value="0" calcext:value-type="float">
            <text:p>0</text:p>
          </table:table-cell>
          <table:table-cell table:style-name="ce70" table:formula="of:=IF([.R151] &amp; [.D151] = &quot;2배치&quot;;[.G151]*6.45 + [.H151]*4 + [.I151]*4.55 + [.J151]*4 + [.K151]*4;0)" office:value-type="float" office:value="0" calcext:value-type="float">
            <text:p>0</text:p>
          </table:table-cell>
          <table:table-cell table:style-name="ce70" table:formula="of:=SUM([.AI151:.AR151])" office:value-type="float" office:value="0" calcext:value-type="float">
            <text:p>0</text:p>
          </table:table-cell>
          <table:covered-table-cell table:number-columns-repeated="2" table:style-name="ce72"/>
          <table:table-cell table:style-name="ce11" table:number-columns-repeated="976"/>
        </table:table-row>
        <table:table-row table:style-name="ro2">
          <table:table-cell table:style-name="ce7" table:number-columns-repeated="2"/>
          <table:table-cell table:style-name="ce25"/>
          <table:table-cell table:style-name="ce30" table:content-validation-name="val1"/>
          <table:table-cell table:style-name="ce30" table:content-validation-name="val2" table:number-columns-repeated="2"/>
          <table:table-cell table:style-name="ce39"/>
          <table:table-cell table:style-name="ce49" table:number-columns-repeated="4"/>
          <table:table-cell table:style-name="ce55"/>
          <table:table-cell table:style-name="ce61" table:number-columns-repeated="5"/>
          <table:table-cell table:style-name="ce66" table:content-validation-name="val3" office:value-type="float" office:value="1" calcext:value-type="float">
            <text:p>1</text:p>
          </table:table-cell>
          <table:table-cell table:style-name="ce66" table:formula="of:=IF([.D152]&lt;&gt;&quot;메뉴&quot;;0;IF(ISBLANK([.P152]); 0; IF((&quot;2015-08-28&quot;-[.P152])&gt;=0;1;0)))" office:value-type="float" office:value="0" calcext:value-type="float">
            <text:p>0</text:p>
          </table:table-cell>
          <table:table-cell table:style-name="ce66" table:formula="of:=IF([.D152]&lt;&gt;&quot;메뉴&quot;;0;IF(ISBLANK([.N152]); 0; IF((&quot;2015-09-04&quot;-[.N152])&gt;=0;1;0)))" office:value-type="float" office:value="0" calcext:value-type="float">
            <text:p>0</text:p>
          </table:table-cell>
          <table:table-cell table:style-name="ce66" table:formula="of:=IF(ISBLANK([.P152]); 0; IF((&quot;2015-08-28&quot;-[.P152])&gt;=0;[.AS152];0))" office:value-type="float" office:value="0" calcext:value-type="float">
            <text:p>0</text:p>
          </table:table-cell>
          <table:table-cell table:style-name="ce66" table:formula="of:=IF(ISBLANK([.N152]); 0; IF((&quot;2015-09-04&quot;-[.N152])&gt;=0;[.AS152];0))" office:value-type="float" office:value="0" calcext:value-type="float">
            <text:p>0</text:p>
          </table:table-cell>
          <table:table-cell table:style-name="ce66" table:formula="of:=IF([.D152]&lt;&gt;&quot;메뉴&quot;;0;IF(ISBLANK([#REF!]); 0; 1))" office:value-type="float" office:value="0" calcext:value-type="float">
            <text:p>0</text:p>
          </table:table-cell>
          <table:table-cell table:style-name="ce66" table:formula="of:=IF(ISBLANK([#REF!]); 0; [.AS152])" office:value-type="float" office:value="0" calcext:value-type="float">
            <text:p>0</text:p>
          </table:table-cell>
          <table:table-cell table:style-name="ce69" table:formula="of:=IF([.R152] &amp; [.D152] = &quot;1메뉴&quot;;1;0)" office:value-type="float" office:value="0" calcext:value-type="float">
            <text:p>0</text:p>
          </table:table-cell>
          <table:table-cell table:style-name="ce69" table:formula="of:=IF([.R152] &amp; [.D152] = &quot;1출력물&quot;;1;0)" office:value-type="float" office:value="0" calcext:value-type="float">
            <text:p>0</text:p>
          </table:table-cell>
          <table:table-cell table:style-name="ce69" table:formula="of:=IF([.R152] &amp; [.D152] = &quot;1팝업&quot;;1;0)" office:value-type="float" office:value="0" calcext:value-type="float">
            <text:p>0</text:p>
          </table:table-cell>
          <table:table-cell table:style-name="ce69" table:formula="of:=IF([.R152] &amp; [.D152] = &quot;1탭&quot;;1;0)" office:value-type="float" office:value="0" calcext:value-type="float">
            <text:p>0</text:p>
          </table:table-cell>
          <table:table-cell table:style-name="ce69" table:formula="of:=IF([.R152] &amp; [.D152] = &quot;1배치&quot;;1;0)" office:value-type="float" office:value="0" calcext:value-type="float">
            <text:p>0</text:p>
          </table:table-cell>
          <table:table-cell table:style-name="ce69" table:formula="of:=IF([.R152] &amp; [.D152] = &quot;2메뉴&quot;;1;0)" office:value-type="float" office:value="0" calcext:value-type="float">
            <text:p>0</text:p>
          </table:table-cell>
          <table:table-cell table:style-name="ce69" table:formula="of:=IF([.R152] &amp; [.D152] = &quot;2출력물&quot;;1;0)" office:value-type="float" office:value="0" calcext:value-type="float">
            <text:p>0</text:p>
          </table:table-cell>
          <table:table-cell table:style-name="ce69" table:formula="of:=IF([.R152] &amp; [.D152] = &quot;2팝업&quot;;1;0)" office:value-type="float" office:value="0" calcext:value-type="float">
            <text:p>0</text:p>
          </table:table-cell>
          <table:table-cell table:style-name="ce69" table:formula="of:=IF([.R152] &amp; [.D152] = &quot;2탭&quot;;1;0)" office:value-type="float" office:value="0" calcext:value-type="float">
            <text:p>0</text:p>
          </table:table-cell>
          <table:table-cell table:style-name="ce69" table:formula="of:=IF([.R152] &amp; [.D152] = &quot;2배치&quot;;1;0)" office:value-type="float" office:value="0" calcext:value-type="float">
            <text:p>0</text:p>
          </table:table-cell>
          <table:table-cell table:style-name="ce69" table:formula="of:=IF([.R152] &amp; [.D152] = &quot;1메뉴&quot;;[.G152]*6.45 + [.H152]*4 + [.I152]*4.55 + [.J152]*4 + [.K152]*4;0)" office:value-type="float" office:value="0" calcext:value-type="float">
            <text:p>0</text:p>
          </table:table-cell>
          <table:table-cell table:style-name="ce69" table:formula="of:=IF([.R152] &amp; [.D152] = &quot;1출력물&quot;;[.G152]*5.4 + [.H152]*4 + [.I152]*4.55 + [.J152]*4 + [.K152]*4;0)" office:value-type="float" office:value="0" calcext:value-type="float">
            <text:p>0</text:p>
          </table:table-cell>
          <table:table-cell table:style-name="ce69" table:formula="of:=IF([.R152] &amp; [.D152] = &quot;1팝업&quot;;[.G152]*6.45 + [.H152]*4 + [.I152]*4.55 + [.J152]*4 + [.K152]*4;0)" office:value-type="float" office:value="0" calcext:value-type="float">
            <text:p>0</text:p>
          </table:table-cell>
          <table:table-cell table:style-name="ce69" table:formula="of:=IF([.R152] &amp; [.D152] = &quot;1탭&quot;;[.G152]*6.45 + [.H152]*4 + [.I152]*4.55 + [.J152]*4 + [.K152]*4;0)" office:value-type="float" office:value="0" calcext:value-type="float">
            <text:p>0</text:p>
          </table:table-cell>
          <table:table-cell table:style-name="ce69" table:formula="of:=IF([.R152] &amp; [.D152] = &quot;1배치&quot;;[.G152]*6.45 + [.H152]*4 + [.I152]*4.55 + [.J152]*4 + [.K152]*4;0)" office:value-type="float" office:value="0" calcext:value-type="float">
            <text:p>0</text:p>
          </table:table-cell>
          <table:table-cell table:style-name="ce69" table:formula="of:=IF([.R152] &amp; [.D152] = &quot;2메뉴&quot;;[.G152]*6.45 + [.H152]*4 + [.I152]*4.55 + [.J152]*4 + [.K152]*4;0)" office:value-type="float" office:value="0" calcext:value-type="float">
            <text:p>0</text:p>
          </table:table-cell>
          <table:table-cell table:style-name="ce69" table:formula="of:=IF([.R152] &amp; [.D152] = &quot;2출력물&quot;;[.G152]*5.4 + [.H152]*4 + [.I152]*4.55 + [.J152]*4 + [.K152]*4;0)" office:value-type="float" office:value="0" calcext:value-type="float">
            <text:p>0</text:p>
          </table:table-cell>
          <table:table-cell table:style-name="ce69" table:formula="of:=IF([.R152] &amp; [.D152] = &quot;2팝업&quot;;[.G152]*6.45 + [.H152]*4 + [.I152]*4.55 + [.J152]*4 + [.K152]*4;0)" office:value-type="float" office:value="0" calcext:value-type="float">
            <text:p>0</text:p>
          </table:table-cell>
          <table:table-cell table:style-name="ce69" table:formula="of:=IF([.R152] &amp; [.D152] = &quot;2탭&quot;;[.G152]*6.45 + [.H152]*4 + [.I152]*4.55 + [.J152]*4 + [.K152]*4;0)" office:value-type="float" office:value="0" calcext:value-type="float">
            <text:p>0</text:p>
          </table:table-cell>
          <table:table-cell table:style-name="ce70" table:formula="of:=IF([.R152] &amp; [.D152] = &quot;2배치&quot;;[.G152]*6.45 + [.H152]*4 + [.I152]*4.55 + [.J152]*4 + [.K152]*4;0)" office:value-type="float" office:value="0" calcext:value-type="float">
            <text:p>0</text:p>
          </table:table-cell>
          <table:table-cell table:style-name="ce70" table:formula="of:=SUM([.AI152:.AR152])" office:value-type="float" office:value="0" calcext:value-type="float">
            <text:p>0</text:p>
          </table:table-cell>
          <table:covered-table-cell table:number-columns-repeated="2" table:style-name="ce73"/>
          <table:table-cell table:style-name="ce11" table:number-columns-repeated="976"/>
        </table:table-row>
        <table:table-row table:style-name="ro2" table:number-rows-repeated="2">
          <table:table-cell table:style-name="ce8"/>
          <table:table-cell table:style-name="ce17"/>
          <table:table-cell table:style-name="ce27"/>
          <table:table-cell table:style-name="ce31"/>
          <table:table-cell table:style-name="ce31" table:content-validation-name="val2" table:number-columns-repeated="2"/>
          <table:table-cell table:style-name="ce42"/>
          <table:table-cell table:style-name="ce31" table:number-columns-repeated="4"/>
          <table:table-cell table:style-name="ce56"/>
          <table:table-cell table:style-name="ce62" table:number-columns-repeated="5"/>
          <table:table-cell table:style-name="ce67" table:number-columns-repeated="7"/>
          <table:table-cell table:style-name="ce11" table:number-columns-repeated="999"/>
        </table:table-row>
        <table:table-row table:style-name="ro2">
          <table:table-cell table:style-name="ce9"/>
          <table:table-cell table:style-name="ce18"/>
          <table:table-cell table:style-name="ce9" table:number-columns-repeated="2"/>
          <table:table-cell table:style-name="ce32" table:content-validation-name="val2" table:number-columns-repeated="2"/>
          <table:table-cell table:style-name="ce43"/>
          <table:table-cell table:style-name="ce50" table:number-columns-repeated="4"/>
          <table:table-cell table:style-name="ce52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집계</text:p>
          </table:table-cell>
          <table:table-cell table:style-name="ce10" office:value-type="string" calcext:value-type="string">
            <text:p>계</text:p>
          </table:table-cell>
          <table:table-cell table:style-name="ce10" office:value-type="string" calcext:value-type="string">
            <text:p>1단계 구현</text:p>
          </table:table-cell>
          <table:table-cell table:style-name="ce10" office:value-type="string" calcext:value-type="string">
            <text:p>2단계 구현</text:p>
          </table:table-cell>
          <table:table-cell table:style-name="ce33" table:content-validation-name="val2" table:number-columns-repeated="2"/>
          <table:table-cell table:style-name="ce44"/>
          <table:table-cell table:style-name="ce51"/>
          <table:table-cell table:style-name="ce53" table:number-columns-repeated="3"/>
          <table:table-cell table:style-name="ce52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메뉴</text:p>
          </table:table-cell>
          <table:table-cell table:style-name="ce19" table:formula="of:=COUNTIF([.D5:.D152];&quot;메뉴&quot;)" office:value-type="float" office:value="7" calcext:value-type="float">
            <text:p>7</text:p>
          </table:table-cell>
          <table:table-cell table:style-name="ce19" table:formula="of:=SUM([.Y5:.Y152])" office:value-type="float" office:value="7" calcext:value-type="float">
            <text:p>7</text:p>
          </table:table-cell>
          <table:table-cell table:style-name="ce19" table:formula="of:=SUM([.AD5:.AD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출력물</text:p>
          </table:table-cell>
          <table:table-cell table:style-name="ce19" table:formula="of:=COUNTIF([.D5:.D152];&quot;출력물&quot;)" office:value-type="float" office:value="0" calcext:value-type="float">
            <text:p>0</text:p>
          </table:table-cell>
          <table:table-cell table:style-name="ce19" table:formula="of:=SUM([.Z5:.Z152])" office:value-type="float" office:value="0" calcext:value-type="float">
            <text:p>0</text:p>
          </table:table-cell>
          <table:table-cell table:style-name="ce19" table:formula="of:=SUM([.AE5:.AE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팝업</text:p>
          </table:table-cell>
          <table:table-cell table:style-name="ce19" table:formula="of:=COUNTIF([.D5:.D152];&quot;팝업&quot;)" office:value-type="float" office:value="7" calcext:value-type="float">
            <text:p>7</text:p>
          </table:table-cell>
          <table:table-cell table:style-name="ce19" table:formula="of:=SUM([.AA5:.AA152])" office:value-type="float" office:value="7" calcext:value-type="float">
            <text:p>7</text:p>
          </table:table-cell>
          <table:table-cell table:style-name="ce19" table:formula="of:=SUM([.AF5:.AF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탭</text:p>
          </table:table-cell>
          <table:table-cell table:style-name="ce19" table:formula="of:=COUNTIF([.D5:.D152];&quot;탭&quot;)" office:value-type="float" office:value="1" calcext:value-type="float">
            <text:p>1</text:p>
          </table:table-cell>
          <table:table-cell table:style-name="ce19" table:formula="of:=SUM([.AB5:.AB152])" office:value-type="float" office:value="1" calcext:value-type="float">
            <text:p>1</text:p>
          </table:table-cell>
          <table:table-cell table:style-name="ce19" table:formula="of:=SUM([.AG5:.AG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배치</text:p>
          </table:table-cell>
          <table:table-cell table:style-name="ce19" table:formula="of:=COUNTIF([.D5:.D152];&quot;배치&quot;)" office:value-type="float" office:value="0" calcext:value-type="float">
            <text:p>0</text:p>
          </table:table-cell>
          <table:table-cell table:style-name="ce19" table:formula="of:=SUM([.AC5:.AC152])" office:value-type="float" office:value="0" calcext:value-type="float">
            <text:p>0</text:p>
          </table:table-cell>
          <table:table-cell table:style-name="ce19" table:formula="of:=SUM([.AH5:.AH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계</text:p>
          </table:table-cell>
          <table:table-cell table:style-name="ce20" table:formula="of:=SUM([.B157:.B161])" office:value-type="float" office:value="15" calcext:value-type="float">
            <text:p>15</text:p>
          </table:table-cell>
          <table:table-cell table:style-name="ce20" table:formula="of:=SUM([.C157:.C161])" office:value-type="float" office:value="15" calcext:value-type="float">
            <text:p>15</text:p>
          </table:table-cell>
          <table:table-cell table:style-name="ce20" table:formula="of:=SUM([.D157:.D161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style-name="ce35" table:content-validation-name="val2" table:number-columns-repeated="2"/>
          <table:table-cell table:style-name="ce43"/>
          <table:table-cell table:style-name="ce50" table:number-columns-repeated="4"/>
          <table:table-cell table:style-name="ce52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style-name="ce35" table:content-validation-name="val2" table:number-columns-repeated="2"/>
          <table:table-cell table:style-name="ce43"/>
          <table:table-cell table:style-name="ce50" table:number-columns-repeated="4"/>
          <table:table-cell table:style-name="ce52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소프트웨어규모</text:p>
          </table:table-cell>
          <table:table-cell table:style-name="ce10" office:value-type="string" calcext:value-type="string">
            <text:p>계</text:p>
          </table:table-cell>
          <table:table-cell table:style-name="ce10" office:value-type="string" calcext:value-type="string">
            <text:p>1단계 구현</text:p>
          </table:table-cell>
          <table:table-cell table:style-name="ce10" office:value-type="string" calcext:value-type="string">
            <text:p>2단계 구현</text:p>
          </table:table-cell>
          <table:table-cell table:style-name="ce33" table:content-validation-name="val2" table:number-columns-repeated="2"/>
          <table:table-cell table:style-name="ce44"/>
          <table:table-cell table:style-name="ce51"/>
          <table:table-cell table:style-name="ce53" table:number-columns-repeated="3"/>
          <table:table-cell table:style-name="ce52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메뉴</text:p>
          </table:table-cell>
          <table:table-cell table:style-name="ce19" table:formula="of:=[.C166]+[.D166]" office:value-type="float" office:value="115.7" calcext:value-type="float">
            <text:p>115.7</text:p>
          </table:table-cell>
          <table:table-cell table:style-name="ce19" table:formula="of:=SUM([.AI5:.AI152])" office:value-type="float" office:value="115.7" calcext:value-type="float">
            <text:p>115.7</text:p>
          </table:table-cell>
          <table:table-cell table:style-name="ce19" table:formula="of:=SUM([.AN5:.AN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출력물</text:p>
          </table:table-cell>
          <table:table-cell table:style-name="ce19" table:formula="of:=[.C167]+[.D167]" office:value-type="float" office:value="0" calcext:value-type="float">
            <text:p>0</text:p>
          </table:table-cell>
          <table:table-cell table:style-name="ce19" table:formula="of:=SUM([.AJ5:.AJ152])" office:value-type="float" office:value="0" calcext:value-type="float">
            <text:p>0</text:p>
          </table:table-cell>
          <table:table-cell table:style-name="ce19" table:formula="of:=SUM([.AO5:.AO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팝업</text:p>
          </table:table-cell>
          <table:table-cell table:style-name="ce19" table:formula="of:=[.C168]+[.D168]" office:value-type="float" office:value="135.7" calcext:value-type="float">
            <text:p>135.7</text:p>
          </table:table-cell>
          <table:table-cell table:style-name="ce19" table:formula="of:=SUM([.AK5:.AK152])" office:value-type="float" office:value="135.7" calcext:value-type="float">
            <text:p>135.7</text:p>
          </table:table-cell>
          <table:table-cell table:style-name="ce19" table:formula="of:=SUM([.AP5:.AP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탭</text:p>
          </table:table-cell>
          <table:table-cell table:style-name="ce19" table:formula="of:=[.C169]+[.D169]" office:value-type="float" office:value="205.05" calcext:value-type="float">
            <text:p>205.05</text:p>
          </table:table-cell>
          <table:table-cell table:style-name="ce19" table:formula="of:=SUM([.AL5:.AL152])" office:value-type="float" office:value="205.05" calcext:value-type="float">
            <text:p>205.05</text:p>
          </table:table-cell>
          <table:table-cell table:style-name="ce19" table:formula="of:=SUM([.AQ5:.AQ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배치</text:p>
          </table:table-cell>
          <table:table-cell table:style-name="ce19" table:formula="of:=[.C170]+[.D170]" office:value-type="float" office:value="0" calcext:value-type="float">
            <text:p>0</text:p>
          </table:table-cell>
          <table:table-cell table:style-name="ce19" table:formula="of:=SUM([.AM5:.AM152])" office:value-type="float" office:value="0" calcext:value-type="float">
            <text:p>0</text:p>
          </table:table-cell>
          <table:table-cell table:style-name="ce19" table:formula="of:=SUM([.AR5:.AR152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0" office:value-type="string" calcext:value-type="string">
            <text:p>계</text:p>
          </table:table-cell>
          <table:table-cell table:style-name="ce20" table:formula="of:=SUM([.B166:.B170])" office:value-type="float" office:value="456.45" calcext:value-type="float">
            <text:p>456.45</text:p>
          </table:table-cell>
          <table:table-cell table:style-name="ce20" table:formula="of:=SUM([.C166:.C170])" office:value-type="float" office:value="456.45" calcext:value-type="float">
            <text:p>456.45</text:p>
          </table:table-cell>
          <table:table-cell table:style-name="ce20" table:formula="of:=SUM([.D166:.D170])" office:value-type="float" office:value="0" calcext:value-type="float">
            <text:p>0</text:p>
          </table:table-cell>
          <table:table-cell table:style-name="ce34" table:content-validation-name="val2" table:number-columns-repeated="2"/>
          <table:table-cell table:style-name="ce45"/>
          <table:table-cell table:style-name="ce52" table:number-columns-repeated="5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9"/>
          <table:table-cell table:style-name="ce18"/>
          <table:table-cell table:style-name="ce9" table:number-columns-repeated="2"/>
          <table:table-cell table:style-name="ce32" table:content-validation-name="val2" table:number-columns-repeated="2"/>
          <table:table-cell table:style-name="ce43"/>
          <table:table-cell table:style-name="ce50" table:number-columns-repeated="4"/>
          <table:table-cell table:style-name="ce52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2" office:value-type="string" calcext:value-type="string">
            <text:p>실적집계</text:p>
          </table:table-cell>
          <table:table-cell table:style-name="ce12" office:value-type="string" calcext:value-type="string">
            <text:p>계</text:p>
          </table:table-cell>
          <table:table-cell table:style-name="ce9" table:number-columns-repeated="2"/>
          <table:table-cell table:style-name="ce32" table:content-validation-name="val2" table:number-columns-repeated="2"/>
          <table:table-cell table:style-name="ce43"/>
          <table:table-cell table:style-name="ce50" table:number-columns-repeated="4"/>
          <table:table-cell table:style-name="ce52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3" office:value-type="string" calcext:value-type="string">
            <text:p>메뉴 기준 누적 완료 개수</text:p>
          </table:table-cell>
          <table:table-cell table:style-name="ce22" table:formula="of:=SUM([.S5:.S152])" office:value-type="float" office:value="0" calcext:value-type="float">
            <text:p>0</text:p>
          </table:table-cell>
          <table:table-cell table:style-name="ce9" table:number-columns-repeated="2"/>
          <table:table-cell table:style-name="ce32" table:content-validation-name="val2" table:number-columns-repeated="2"/>
          <table:table-cell table:style-name="ce46"/>
          <table:table-cell table:style-name="ce9" table:number-columns-repeated="4"/>
          <table:table-cell table:style-name="ce57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3" office:value-type="string" calcext:value-type="string">
            <text:p>메뉴 기준 누적 계획 개수</text:p>
          </table:table-cell>
          <table:table-cell table:style-name="ce22" table:formula="of:=SUM([.T5:.T152])" office:value-type="float" office:value="0" calcext:value-type="float">
            <text:p>0</text:p>
          </table:table-cell>
          <table:table-cell table:style-name="ce9" table:number-columns-repeated="2"/>
          <table:table-cell table:style-name="ce9" table:content-validation-name="val2" table:number-columns-repeated="2"/>
          <table:table-cell table:style-name="ce47"/>
          <table:table-cell table:style-name="ce9" table:number-columns-repeated="4"/>
          <table:table-cell table:style-name="ce57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3" office:value-type="string" calcext:value-type="string">
            <text:p>FP 기준 누적 완료 규모</text:p>
          </table:table-cell>
          <table:table-cell table:style-name="ce22" table:formula="of:=SUM([.U5:.U152])" office:value-type="float" office:value="0" calcext:value-type="float">
            <text:p>0</text:p>
          </table:table-cell>
          <table:table-cell table:style-name="ce9" table:number-columns-repeated="2"/>
          <table:table-cell table:style-name="ce9" table:content-validation-name="val2" table:number-columns-repeated="2"/>
          <table:table-cell table:style-name="ce47"/>
          <table:table-cell table:style-name="ce9" table:number-columns-repeated="4"/>
          <table:table-cell table:style-name="ce57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3" office:value-type="string" calcext:value-type="string">
            <text:p>FP 기준 누적 계획 규모</text:p>
          </table:table-cell>
          <table:table-cell table:style-name="ce22" table:formula="of:=SUM([.V5:.V152])" office:value-type="float" office:value="0" calcext:value-type="float">
            <text:p>0</text:p>
          </table:table-cell>
          <table:table-cell table:style-name="ce9" table:number-columns-repeated="2"/>
          <table:table-cell table:style-name="ce9" table:content-validation-name="val2" table:number-columns-repeated="2"/>
          <table:table-cell table:style-name="ce47"/>
          <table:table-cell table:style-name="ce9" table:number-columns-repeated="4"/>
          <table:table-cell table:style-name="ce57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3" office:value-type="string" calcext:value-type="string">
            <text:p>사업팀 승인 메뉴 개수</text:p>
          </table:table-cell>
          <table:table-cell table:style-name="ce22" table:formula="of:=SUM([.W5:.W152])" office:value-type="float" office:value="7" calcext:value-type="float">
            <text:p>7</text:p>
          </table:table-cell>
          <table:table-cell table:style-name="ce9" table:number-columns-repeated="2"/>
          <table:table-cell table:style-name="ce9" table:content-validation-name="val2" table:number-columns-repeated="2"/>
          <table:table-cell table:style-name="ce47"/>
          <table:table-cell table:style-name="ce9" table:number-columns-repeated="4"/>
          <table:table-cell table:style-name="ce57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4" office:value-type="string" calcext:value-type="string">
            <text:p>사업팀 승인 S/W 규모</text:p>
          </table:table-cell>
          <table:table-cell table:style-name="ce22" table:formula="of:=SUM([.X5:.X152])" office:value-type="float" office:value="456.45" calcext:value-type="float">
            <text:p>456.45</text:p>
          </table:table-cell>
          <table:table-cell table:style-name="ce9" table:number-columns-repeated="2"/>
          <table:table-cell table:style-name="ce9" table:content-validation-name="val2" table:number-columns-repeated="2"/>
          <table:table-cell table:style-name="ce47"/>
          <table:table-cell table:style-name="ce9" table:number-columns-repeated="4"/>
          <table:table-cell table:style-name="ce57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>
          <table:table-cell table:style-name="ce14" office:value-type="string" calcext:value-type="string">
            <text:p>진척율 산정용 S/W 규모</text:p>
          </table:table-cell>
          <table:table-cell table:style-name="ce22" table:formula="of:=[.B176]*0.5+[.B179]*0.5" office:value-type="float" office:value="228.225" calcext:value-type="float">
            <text:p>228.225</text:p>
          </table:table-cell>
          <table:table-cell table:style-name="ce9" table:number-columns-repeated="2"/>
          <table:table-cell table:style-name="ce9" table:content-validation-name="val2" table:number-columns-repeated="2"/>
          <table:table-cell table:style-name="ce47"/>
          <table:table-cell table:style-name="ce9" table:number-columns-repeated="4"/>
          <table:table-cell table:style-name="ce57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 table:number-rows-repeated="20">
          <table:table-cell table:style-name="ce9"/>
          <table:table-cell table:style-name="ce18"/>
          <table:table-cell table:style-name="ce9" table:number-columns-repeated="2"/>
          <table:table-cell table:style-name="ce9" table:content-validation-name="val2" table:number-columns-repeated="2"/>
          <table:table-cell table:style-name="ce47"/>
          <table:table-cell table:style-name="ce9" table:number-columns-repeated="4"/>
          <table:table-cell table:style-name="ce57"/>
          <table:table-cell table:style-name="ce63" table:number-columns-repeated="5"/>
          <table:table-cell table:style-name="ce9" table:number-columns-repeated="7"/>
          <table:table-cell table:style-name="ce11" table:number-columns-repeated="9"/>
          <table:table-cell table:style-name="ce9" table:number-columns-repeated="13"/>
          <table:table-cell table:number-columns-repeated="977"/>
        </table:table-row>
        <table:table-row table:style-name="ro2" table:number-rows-repeated="12">
          <table:table-cell table:number-columns-repeated="4"/>
          <table:table-cell table:content-validation-name="val2" table:number-columns-repeated="2"/>
          <table:table-cell table:number-columns-repeated="18"/>
          <table:table-cell table:style-name="ce11" table:number-columns-repeated="9"/>
          <table:table-cell table:number-columns-repeated="990"/>
        </table:table-row>
        <table:table-row table:style-name="ro2" table:number-rows-repeated="1048363">
          <table:table-cell table:number-columns-repeated="4"/>
          <table:table-cell table:content-validation-name="val2" table:number-columns-repeated="2"/>
          <table:table-cell table:number-columns-repeated="1017"/>
        </table:table-row>
        <table:table-row table:style-name="ro2">
          <table:table-cell table:number-columns-repeated="4"/>
          <table:table-cell table:content-validation-name="val2" table:number-columns-repeated="2"/>
          <table:table-cell table:number-columns-repeated="1017"/>
        </table:table-row>
        <table:named-expressions>
          <table:named-expression table:name="A" table:base-cell-address="$프로그램목록.$A$1" table:expression="#REF!"/>
          <table:named-expression table:name="cause" table:base-cell-address="$프로그램목록.$A$1" table:expression="#REF!"/>
          <table:named-expression table:name="Comments" table:base-cell-address="$프로그램목록.$A$1" table:expression="#REF!"/>
          <table:named-expression table:name="OLE_LINK2" table:base-cell-address="$프로그램목록.$A$1" table:expression="프로그램목록!#REF!"/>
          <table:named-expression table:name="OLE_LINK9" table:base-cell-address="$프로그램목록.$A$1" table:expression="프로그램목록!#REF!"/>
          <table:named-expression table:name="Severity" table:base-cell-address="$프로그램목록.$A$1" table:expression="#REF!"/>
          <table:named-expression table:name="State_of_Origin" table:base-cell-address="$프로그램목록.$A$1" table:expression="#REF!"/>
          <table:named-expression table:name="Tablelayout" table:base-cell-address="$프로그램목록.$A$1" table:expression="#REF!"/>
          <table:named-expression table:name="Z_108290B5_0ADC_4284_B757_7223517CAE97_.wvu.FilterData" table:base-cell-address="$프로그램목록.$A$1" table:expression="프로그램목록!#REF!"/>
          <table:named-expression table:name="Z_1B77BAAA_8A9C_4D82_B670_23A317E1F826_.wvu.PrintArea" table:base-cell-address="$프로그램목록.$A$1" table:expression="프로그램목록!#REF!"/>
          <table:named-range table:name="Z_1B77BAAA_8A9C_4D82_B670_23A317E1F826_.wvu.PrintTitles" table:base-cell-address="$프로그램목록.$A$1" table:cell-range-address="$프로그램목록.$A$1:.$AMJ$1"/>
          <table:named-expression table:name="Z_1EFA6B78_F46A_4AA1_9787_326CCCE58DE3_.wvu.FilterData" table:base-cell-address="$프로그램목록.$A$1" table:expression="프로그램목록!#REF!"/>
          <table:named-expression table:name="Z_1EFA6B78_F46A_4AA1_9787_326CCCE58DE3_.wvu.Rows" table:base-cell-address="$프로그램목록.$A$1" table:expression="프로그램목록!#REF!"/>
          <table:named-expression table:name="Z_453E8DD5_5920_47FC_A491_DDB785D18FE6_.wvu.FilterData" table:base-cell-address="$프로그램목록.$A$1" table:expression="프로그램목록!#REF!"/>
          <table:named-expression table:name="Z_45DE8B26_64D7_415C_8D1A_6C8C32B11E50_.wvu.FilterData" table:base-cell-address="$프로그램목록.$A$1" table:expression="프로그램목록!#REF!"/>
          <table:named-expression table:name="Z_4EE62C09_D63D_45EC_9398_B70E80BFF88D_.wvu.PrintArea" table:base-cell-address="$프로그램목록.$A$1" table:expression="프로그램목록!#REF!"/>
          <table:named-range table:name="Z_4EE62C09_D63D_45EC_9398_B70E80BFF88D_.wvu.PrintTitles" table:base-cell-address="$프로그램목록.$A$1" table:cell-range-address="$프로그램목록.$A$1:.$AMJ$1"/>
          <table:named-expression table:name="Z_73615364_C89E_4EC5_9283_F9CEF5B137D7_.wvu.FilterData" table:base-cell-address="$프로그램목록.$A$1" table:expression="프로그램목록!#REF!"/>
          <table:named-expression table:name="Z_7BC1EE65_00FC_4157_909A_44A2A4F8D3A8_.wvu.FilterData" table:base-cell-address="$프로그램목록.$A$1" table:expression="프로그램목록!#REF!"/>
          <table:named-expression table:name="Z_7DAFD5F1_8B2D_47BF_A575_919CA085B647_.wvu.Cols" table:base-cell-address="$프로그램목록.$A$1" table:expression="프로그램목록!#REF!"/>
          <table:named-expression table:name="Z_7DAFD5F1_8B2D_47BF_A575_919CA085B647_.wvu.FilterData" table:base-cell-address="$프로그램목록.$A$1" table:expression="프로그램목록!#REF!"/>
          <table:named-expression table:name="Z_85C64424_956F_43F5_9267_5CB0E585414A_.wvu.FilterData" table:base-cell-address="$프로그램목록.$A$1" table:expression="프로그램목록!#REF!"/>
          <table:named-expression table:name="Z_8769641D_1762_4934_B514_1E1D77DAF1AC_.wvu.FilterData" table:base-cell-address="$프로그램목록.$A$1" table:expression="프로그램목록!#REF!"/>
          <table:named-expression table:name="Z_8DA0090B_881C_46FB_940E_0768C6BE61F5_.wvu.FilterData" table:base-cell-address="$프로그램목록.$A$1" table:expression="프로그램목록!#REF!"/>
          <table:named-range table:name="Z_9CC2BFA6_3475_4F64_B506_B5FF230D78FE_.wvu.PrintArea" table:base-cell-address="$프로그램목록.$A$1" table:cell-range-address="$프로그램목록.$C$1:.$C$4"/>
          <table:named-expression table:name="Z_9D772A11_3BE4_49B0_95F1_171EC203AD15_.wvu.Cols" table:base-cell-address="$프로그램목록.$A$1" table:expression="프로그램목록!#REF!"/>
          <table:named-expression table:name="Z_9D772A11_3BE4_49B0_95F1_171EC203AD15_.wvu.FilterData" table:base-cell-address="$프로그램목록.$A$1" table:expression="프로그램목록!#REF!"/>
          <table:named-expression table:name="Z_ADAC0F8A_9457_48DE_881D_6FE1B3FBA716_.wvu.FilterData" table:base-cell-address="$프로그램목록.$A$1" table:expression="프로그램목록!#REF!"/>
          <table:named-expression table:name="Z_B28C2BBF_D43C_41A0_A8F5_94E7549EC674_.wvu.FilterData" table:base-cell-address="$프로그램목록.$A$1" table:expression="프로그램목록!#REF!"/>
          <table:named-expression table:name="Z_B71A556E_7A13_49DD_B3E2_BEA2E18B6FEB_.wvu.PrintArea" table:base-cell-address="$프로그램목록.$A$1" table:expression="프로그램목록!#REF!"/>
          <table:named-range table:name="Z_B71A556E_7A13_49DD_B3E2_BEA2E18B6FEB_.wvu.PrintTitles" table:base-cell-address="$프로그램목록.$A$1" table:cell-range-address="$프로그램목록.$A$1:.$AMJ$1"/>
          <table:named-expression table:name="Z_BC820598_DD49_4C3D_8144_2E374729F93F_.wvu.FilterData" table:base-cell-address="$프로그램목록.$A$1" table:expression="프로그램목록!#REF!"/>
          <table:named-expression table:name="Z_C132B9BF_D503_4D68_8A20_A99073CC4F32_.wvu.FilterData" table:base-cell-address="$프로그램목록.$A$1" table:expression="프로그램목록!#REF!"/>
          <table:named-expression table:name="Z_C4334D26_DA7E_45D8_AABA_8E544EAFAB34_.wvu.Cols" table:base-cell-address="$프로그램목록.$A$1" table:expression="프로그램목록!#REF!"/>
          <table:named-expression table:name="Z_C4334D26_DA7E_45D8_AABA_8E544EAFAB34_.wvu.FilterData" table:base-cell-address="$프로그램목록.$A$1" table:expression="프로그램목록!#REF!"/>
          <table:named-expression table:name="Z_C4334D26_DA7E_45D8_AABA_8E544EAFAB34_.wvu.PrintTitles" table:base-cell-address="$프로그램목록.$A$1" table:expression="프로그램목록!#REF!"/>
          <table:named-expression table:name="Z_C6AFC7E3_DEBE_4736_BA2B_B72887E68CFD_.wvu.FilterData" table:base-cell-address="$프로그램목록.$A$1" table:expression="프로그램목록!#REF!"/>
          <table:named-expression table:name="Z_C6AFC7E3_DEBE_4736_BA2B_B72887E68CFD_.wvu.Rows" table:base-cell-address="$프로그램목록.$A$1" table:expression="프로그램목록!#REF!"/>
          <table:named-expression table:name="Z_CA1FA873_F8B9_416E_B2B3_12004D97250E_.wvu.Cols" table:base-cell-address="$프로그램목록.$A$1" table:expression="프로그램목록!#REF!"/>
          <table:named-expression table:name="Z_CA1FA873_F8B9_416E_B2B3_12004D97250E_.wvu.FilterData" table:base-cell-address="$프로그램목록.$A$1" table:expression="프로그램목록!#REF!"/>
          <table:named-expression table:name="Z_CA3F4938_3FFE_425E_A32D_47455F26EA54_.wvu.Cols" table:base-cell-address="$프로그램목록.$A$1" table:expression="프로그램목록!#REF!"/>
          <table:named-expression table:name="Z_CA3F4938_3FFE_425E_A32D_47455F26EA54_.wvu.PrintTitles" table:base-cell-address="$프로그램목록.$A$1" table:expression="프로그램목록!#REF!"/>
          <table:named-expression table:name="Z_D2E6D465_1724_4EC0_A67E_114EA1E5005F_.wvu.FilterData" table:base-cell-address="$프로그램목록.$A$1" table:expression="프로그램목록!#REF!"/>
          <table:named-expression table:name="Z_D30B693E_01A9_42C9_8049_ABBEB15B95DD_.wvu.FilterData" table:base-cell-address="$프로그램목록.$A$1" table:expression="프로그램목록!#REF!"/>
          <table:named-expression table:name="Z_D9F13FA1_E284_4566_B038_54396B3946FB_.wvu.FilterData" table:base-cell-address="$프로그램목록.$A$1" table:expression="프로그램목록!#REF!"/>
          <table:named-expression table:name="Z_EB746EFC_9905_4C51_8688_9F8EA0FC35A4_.wvu.PrintArea" table:base-cell-address="$프로그램목록.$A$1" table:expression="프로그램목록!#REF!"/>
          <table:named-range table:name="Z_EB746EFC_9905_4C51_8688_9F8EA0FC35A4_.wvu.PrintTitles" table:base-cell-address="$프로그램목록.$A$1" table:cell-range-address="$프로그램목록.$A$1:.$AMJ$1"/>
          <table:named-expression table:name="Z_F8D28E36_3FB8_4CD0_A3EB_9369ED881912_.wvu.PrintArea" table:base-cell-address="$프로그램목록.$A$1" table:expression="프로그램목록!#REF!"/>
          <table:named-range table:name="Z_F8D28E36_3FB8_4CD0_A3EB_9369ED881912_.wvu.PrintTitles" table:base-cell-address="$프로그램목록.$A$1" table:cell-range-address="$프로그램목록.$A$1:.$AMJ$1"/>
          <table:named-expression table:name="_TMP_C1" table:base-cell-address="$프로그램목록.$A$1" table:expression="#REF!"/>
          <table:named-expression table:name="_Toc259173142" table:base-cell-address="$프로그램목록.$A$1" table:expression="프로그램목록!#REF!"/>
          <table:named-range table:name="_xlnm._FilterDatabase" table:base-cell-address="$프로그램목록.$A$1" table:cell-range-address="$프로그램목록.$A$4:.$AU$152"/>
        </table:named-expressions>
      </table:table>
      <table:named-expressions>
        <table:named-expression table:name="A" table:base-cell-address="$프로그램목록.$A$1" table:expression="#REF!"/>
        <table:named-expression table:name="cause" table:base-cell-address="$프로그램목록.$A$1" table:expression="#REF!"/>
        <table:named-expression table:name="Comments" table:base-cell-address="$프로그램목록.$A$1" table:expression="#REF!"/>
        <table:named-expression table:name="DD" table:base-cell-address="$프로그램목록.$A$1" table:expression="#REF!"/>
        <table:named-expression table:name="Ltst_TestLog" table:base-cell-address="$프로그램목록.$A$1" table:expression="&quot;'Test log'&quot;"/>
        <table:named-expression table:name="Severity" table:base-cell-address="$프로그램목록.$A$1" table:expression="#REF!"/>
        <table:named-expression table:name="State_of_Origin" table:base-cell-address="$프로그램목록.$A$1" table:expression="#REF!"/>
        <table:named-expression table:name="Tablelayout" table:base-cell-address="$프로그램목록.$A$1" table:expression="#REF!"/>
        <table:named-expression table:name="West_visit_cnt" table:base-cell-address="$프로그램목록.$A$1" table:expression="#REF!"/>
        <table:named-expression table:name="_TMP_C1" table:base-cell-address="$프로그램목록.$A$1" table:expression="#REF!"/>
        <table:named-expression table:name="ㅏㅏㅏ\" table:base-cell-address="$프로그램목록.$A$1" table:expression="#REF!"/>
      </table:named-expressions>
      <table:database-ranges>
        <table:database-range table:name="__Anonymous_Sheet_DB__0" table:target-range-address="프로그램목록.A4:프로그램목록.AU152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굴림체" svg:font-family="굴림체" style:font-family-generic="modern"/>
    <style:font-face style:name="돋움" svg:font-family="돋움" style:font-family-generic="modern"/>
    <style:font-face style:name="맑은 고딕" svg:font-family="'맑은 고딕'" style:font-family-generic="modern"/>
    <style:font-face style:name="HY견고딕" svg:font-family="HY견고딕" style:font-family-generic="roman"/>
    <style:font-face style:name="MS Serif" svg:font-family="'MS Serif'" style:font-family-generic="roman"/>
    <style:font-face style:name="Tms Rmn" svg:font-family="'Tms Rmn'" style:font-family-generic="roman"/>
    <style:font-face style:name="가는각진제목체" svg:font-family="가는각진제목체" style:font-family-generic="roman"/>
    <style:font-face style:name="바탕체" svg:font-family="바탕체" style:font-family-generic="roman"/>
    <style:font-face style:name="뼻뮝" svg:font-family="뼻뮝" style:font-family-generic="roman"/>
    <style:font-face style:name="Arial" svg:font-family="Arial" style:font-family-generic="swiss"/>
    <style:font-face style:name="Helv" svg:font-family="Helv" style:font-family-generic="swiss"/>
    <style:font-face style:name="MS Sans Serif" svg:font-family="'MS Sans Serif'" style:font-family-generic="swiss"/>
    <style:font-face style:name="맑은 고딕1" svg:font-family="'맑은 고딕'" style:font-family-generic="swiss"/>
    <style:font-face style:name="굴림체1" svg:font-family="굴림체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2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2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83">
      <number:text>$</number:text>
      <number:number number:decimal-places="0" number:min-decimal-places="0" number:min-integer-digits="0" number:grouping="true"/>
    </number:number-style>
    <number:number-style style:name="N184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4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84P2" style:volatile="true">
      <number:text> $</number:text>
      <number:fill-character> </number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5P2" style:volatile="true">
      <number:text> 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0" number:min-decimal-places="0" number:min-integer-digits="7"/>
    </number:number-style>
    <number:percentage-style style:name="N190">
      <number:number number:decimal-places="11" number:min-decimal-places="11" number:min-integer-digits="1"/>
      <number:text>%</number:text>
    </number:percentage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8">
      <number:number number:decimal-places="0" number:min-decimal-places="0" number:min-integer-digits="1"/>
      <number:text> </number:text>
    </number:number-style>
    <number:number-style style:name="N189P0" style:volatile="true">
      <number:number number:decimal-places="0" number:min-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89P0"/>
    </number:number-style>
    <style:style style:name="Default" style:family="table-cell">
      <style:table-cell-properties style:rotation-align="none" style:vertical-align="bottom"/>
      <style:text-properties style:font-name="돋움" fo:font-family="돋움" style:font-family-generic="modern" fo:font-size="11pt" style:font-name-asian="돋움" style:font-family-asian="돋움" style:font-family-generic-asian="modern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a_386grabber_3d_M" style:display-name="&#10;386grabber=M" style:family="table-cell" style:parent-style-name="Default"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_32_0_25__20_-_20_강조색1_20_2" style:display-name="20% - 강조색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" style:display-name="20% - 강조색1 2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2" style:display-name="20% - 강조색1 2 2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5f_등록" style:display-name="20% - 강조색1 2 2_등록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3" style:display-name="20% - 강조색1 2 3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4" style:display-name="20% - 강조색1 2 4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5" style:display-name="20% - 강조색1 2 5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5f_등록" style:display-name="20% - 강조색1 2_등록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" style:display-name="20% - 강조색1 3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10" style:display-name="20% - 강조색1 3 10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" style:display-name="20% - 강조색1 3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_20_2" style:display-name="20% - 강조색1 3 2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_5f_등록" style:display-name="20% - 강조색1 3 2_등록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3" style:display-name="20% - 강조색1 3 3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4" style:display-name="20% - 강조색1 3 4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5" style:display-name="20% - 강조색1 3 5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6" style:display-name="20% - 강조색1 3 6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7" style:display-name="20% - 강조색1 3 7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8" style:display-name="20% - 강조색1 3 8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9" style:display-name="20% - 강조색1 3 9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5f_등록" style:display-name="20% - 강조색1 3_등록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4" style:display-name="20% - 강조색1 4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4_20_2" style:display-name="20% - 강조색1 4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4_20_3" style:display-name="20% - 강조색1 4 3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4_20_4" style:display-name="20% - 강조색1 4 4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1_20_4_5f_등록" style:display-name="20% - 강조색1 4_등록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2" style:display-name="20% - 강조색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" style:display-name="20% - 강조색2 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2" style:display-name="20% - 강조색2 2 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5f_등록" style:display-name="20% - 강조색2 2 2_등록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3" style:display-name="20% - 강조색2 2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4" style:display-name="20% - 강조색2 2 4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5" style:display-name="20% - 강조색2 2 5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5f_등록" style:display-name="20% - 강조색2 2_등록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" style:display-name="20% - 강조색2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10" style:display-name="20% - 강조색2 3 10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" style:display-name="20% - 강조색2 3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_20_2" style:display-name="20% - 강조색2 3 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_5f_등록" style:display-name="20% - 강조색2 3 2_등록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3" style:display-name="20% - 강조색2 3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4" style:display-name="20% - 강조색2 3 4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5" style:display-name="20% - 강조색2 3 5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6" style:display-name="20% - 강조색2 3 6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7" style:display-name="20% - 강조색2 3 7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8" style:display-name="20% - 강조색2 3 8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9" style:display-name="20% - 강조색2 3 9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5f_등록" style:display-name="20% - 강조색2 3_등록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4" style:display-name="20% - 강조색2 4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4_20_2" style:display-name="20% - 강조색2 4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4_20_3" style:display-name="20% - 강조색2 4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4_20_4" style:display-name="20% - 강조색2 4 4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2_20_4_5f_등록" style:display-name="20% - 강조색2 4_등록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2" style:display-name="20% - 강조색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" style:display-name="20% - 강조색3 2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2" style:display-name="20% - 강조색3 2 2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5f_등록" style:display-name="20% - 강조색3 2 2_등록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3" style:display-name="20% - 강조색3 2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4" style:display-name="20% - 강조색3 2 4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5" style:display-name="20% - 강조색3 2 5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5f_등록" style:display-name="20% - 강조색3 2_등록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" style:display-name="20% - 강조색3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10" style:display-name="20% - 강조색3 3 10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" style:display-name="20% - 강조색3 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_20_2" style:display-name="20% - 강조색3 3 2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_5f_등록" style:display-name="20% - 강조색3 3 2_등록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3" style:display-name="20% - 강조색3 3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4" style:display-name="20% - 강조색3 3 4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5" style:display-name="20% - 강조색3 3 5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6" style:display-name="20% - 강조색3 3 6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7" style:display-name="20% - 강조색3 3 7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8" style:display-name="20% - 강조색3 3 8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9" style:display-name="20% - 강조색3 3 9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5f_등록" style:display-name="20% - 강조색3 3_등록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4" style:display-name="20% - 강조색3 4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4_20_2" style:display-name="20% - 강조색3 4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4_20_3" style:display-name="20% - 강조색3 4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4_20_4" style:display-name="20% - 강조색3 4 4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3_20_4_5f_등록" style:display-name="20% - 강조색3 4_등록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2" style:display-name="20% - 강조색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" style:display-name="20% - 강조색4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2" style:display-name="20% - 강조색4 2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5f_등록" style:display-name="20% - 강조색4 2 2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3" style:display-name="20% - 강조색4 2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4" style:display-name="20% - 강조색4 2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5" style:display-name="20% - 강조색4 2 5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5f_등록" style:display-name="20% - 강조색4 2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" style:display-name="20% - 강조색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10" style:display-name="20% - 강조색4 3 10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" style:display-name="20% - 강조색4 3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_20_2" style:display-name="20% - 강조색4 3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_5f_등록" style:display-name="20% - 강조색4 3 2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3" style:display-name="20% - 강조색4 3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4" style:display-name="20% - 강조색4 3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5" style:display-name="20% - 강조색4 3 5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6" style:display-name="20% - 강조색4 3 6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7" style:display-name="20% - 강조색4 3 7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8" style:display-name="20% - 강조색4 3 8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9" style:display-name="20% - 강조색4 3 9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5f_등록" style:display-name="20% - 강조색4 3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4" style:display-name="20% - 강조색4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4_20_2" style:display-name="20% - 강조색4 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4_20_3" style:display-name="20% - 강조색4 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4_20_4" style:display-name="20% - 강조색4 4 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4_20_4_5f_등록" style:display-name="20% - 강조색4 4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2" style:display-name="20% - 강조색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2_20_2" style:display-name="20% - 강조색5 2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2_20_2_20_2" style:display-name="20% - 강조색5 2 2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2_20_2_5f_등록" style:display-name="20% - 강조색5 2 2_등록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2_20_3" style:display-name="20% - 강조색5 2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2_20_4" style:display-name="20% - 강조색5 2 4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2_20_5" style:display-name="20% - 강조색5 2 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2_5f_등록" style:display-name="20% - 강조색5 2_등록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" style:display-name="20% - 강조색5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10" style:display-name="20% - 강조색5 3 10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2" style:display-name="20% - 강조색5 3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2_20_2" style:display-name="20% - 강조색5 3 2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2_5f_등록" style:display-name="20% - 강조색5 3 2_등록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3" style:display-name="20% - 강조색5 3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4" style:display-name="20% - 강조색5 3 4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5" style:display-name="20% - 강조색5 3 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6" style:display-name="20% - 강조색5 3 6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7" style:display-name="20% - 강조색5 3 7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8" style:display-name="20% - 강조색5 3 8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20_9" style:display-name="20% - 강조색5 3 9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3_5f_등록" style:display-name="20% - 강조색5 3_등록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4" style:display-name="20% - 강조색5 4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4_20_2" style:display-name="20% - 강조색5 4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4_20_3" style:display-name="20% - 강조색5 4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4_20_4" style:display-name="20% - 강조색5 4 4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5_20_4_5f_등록" style:display-name="20% - 강조색5 4_등록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2" style:display-name="20% - 강조색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2_20_2" style:display-name="20% - 강조색6 2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2_20_2_20_2" style:display-name="20% - 강조색6 2 2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2_20_2_5f_등록" style:display-name="20% - 강조색6 2 2_등록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2_20_3" style:display-name="20% - 강조색6 2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2_20_4" style:display-name="20% - 강조색6 2 4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2_20_5" style:display-name="20% - 강조색6 2 5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2_5f_등록" style:display-name="20% - 강조색6 2_등록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" style:display-name="20% - 강조색6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10" style:display-name="20% - 강조색6 3 10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2" style:display-name="20% - 강조색6 3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2_20_2" style:display-name="20% - 강조색6 3 2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2_5f_등록" style:display-name="20% - 강조색6 3 2_등록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3" style:display-name="20% - 강조색6 3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4" style:display-name="20% - 강조색6 3 4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5" style:display-name="20% - 강조색6 3 5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6" style:display-name="20% - 강조색6 3 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7" style:display-name="20% - 강조색6 3 7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8" style:display-name="20% - 강조색6 3 8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20_9" style:display-name="20% - 강조색6 3 9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3_5f_등록" style:display-name="20% - 강조색6 3_등록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4" style:display-name="20% - 강조색6 4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4_20_2" style:display-name="20% - 강조색6 4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4_20_3" style:display-name="20% - 강조색6 4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4_20_4" style:display-name="20% - 강조색6 4 4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강조색6_20_4_5f_등록" style:display-name="20% - 강조색6 4_등록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2" style:display-name="40% - 강조색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" style:display-name="40% - 강조색1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2" style:display-name="40% - 강조색1 2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5f_등록" style:display-name="40% - 강조색1 2 2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3" style:display-name="40% - 강조색1 2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4" style:display-name="40% - 강조색1 2 4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5" style:display-name="40% - 강조색1 2 5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5f_등록" style:display-name="40% - 강조색1 2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" style:display-name="40% - 강조색1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10" style:display-name="40% - 강조색1 3 10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" style:display-name="40% - 강조색1 3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_20_2" style:display-name="40% - 강조색1 3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_5f_등록" style:display-name="40% - 강조색1 3 2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3" style:display-name="40% - 강조색1 3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4" style:display-name="40% - 강조색1 3 4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5" style:display-name="40% - 강조색1 3 5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6" style:display-name="40% - 강조색1 3 6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7" style:display-name="40% - 강조색1 3 7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8" style:display-name="40% - 강조색1 3 8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9" style:display-name="40% - 강조색1 3 9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5f_등록" style:display-name="40% - 강조색1 3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4" style:display-name="40% - 강조색1 4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4_20_2" style:display-name="40% - 강조색1 4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4_20_3" style:display-name="40% - 강조색1 4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4_20_4" style:display-name="40% - 강조색1 4 4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1_20_4_5f_등록" style:display-name="40% - 강조색1 4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2" style:display-name="40% - 강조색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2_20_2" style:display-name="40% - 강조색2 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2_20_2_20_2" style:display-name="40% - 강조색2 2 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2_20_2_5f_등록" style:display-name="40% - 강조색2 2 2_등록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2_20_3" style:display-name="40% - 강조색2 2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2_20_4" style:display-name="40% - 강조색2 2 4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2_20_5" style:display-name="40% - 강조색2 2 5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2_5f_등록" style:display-name="40% - 강조색2 2_등록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" style:display-name="40% - 강조색2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10" style:display-name="40% - 강조색2 3 10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2" style:display-name="40% - 강조색2 3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2_20_2" style:display-name="40% - 강조색2 3 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2_5f_등록" style:display-name="40% - 강조색2 3 2_등록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3" style:display-name="40% - 강조색2 3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4" style:display-name="40% - 강조색2 3 4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5" style:display-name="40% - 강조색2 3 5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6" style:display-name="40% - 강조색2 3 6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7" style:display-name="40% - 강조색2 3 7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8" style:display-name="40% - 강조색2 3 8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20_9" style:display-name="40% - 강조색2 3 9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3_5f_등록" style:display-name="40% - 강조색2 3_등록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4" style:display-name="40% - 강조색2 4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4_20_2" style:display-name="40% - 강조색2 4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4_20_3" style:display-name="40% - 강조색2 4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4_20_4" style:display-name="40% - 강조색2 4 4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2_20_4_5f_등록" style:display-name="40% - 강조색2 4_등록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2" style:display-name="40% - 강조색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" style:display-name="40% - 강조색3 2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2" style:display-name="40% - 강조색3 2 2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5f_등록" style:display-name="40% - 강조색3 2 2_등록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3" style:display-name="40% - 강조색3 2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4" style:display-name="40% - 강조색3 2 4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5" style:display-name="40% - 강조색3 2 5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5f_등록" style:display-name="40% - 강조색3 2_등록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" style:display-name="40% - 강조색3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10" style:display-name="40% - 강조색3 3 10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" style:display-name="40% - 강조색3 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_20_2" style:display-name="40% - 강조색3 3 2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_5f_등록" style:display-name="40% - 강조색3 3 2_등록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3" style:display-name="40% - 강조색3 3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4" style:display-name="40% - 강조색3 3 4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5" style:display-name="40% - 강조색3 3 5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6" style:display-name="40% - 강조색3 3 6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7" style:display-name="40% - 강조색3 3 7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8" style:display-name="40% - 강조색3 3 8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9" style:display-name="40% - 강조색3 3 9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5f_등록" style:display-name="40% - 강조색3 3_등록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4" style:display-name="40% - 강조색3 4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4_20_2" style:display-name="40% - 강조색3 4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4_20_3" style:display-name="40% - 강조색3 4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4_20_4" style:display-name="40% - 강조색3 4 4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3_20_4_5f_등록" style:display-name="40% - 강조색3 4_등록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2" style:display-name="40% - 강조색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" style:display-name="40% - 강조색4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2" style:display-name="40% - 강조색4 2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5f_등록" style:display-name="40% - 강조색4 2 2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3" style:display-name="40% - 강조색4 2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4" style:display-name="40% - 강조색4 2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5" style:display-name="40% - 강조색4 2 5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5f_등록" style:display-name="40% - 강조색4 2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" style:display-name="40% - 강조색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10" style:display-name="40% - 강조색4 3 10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" style:display-name="40% - 강조색4 3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_20_2" style:display-name="40% - 강조색4 3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_5f_등록" style:display-name="40% - 강조색4 3 2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3" style:display-name="40% - 강조색4 3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4" style:display-name="40% - 강조색4 3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5" style:display-name="40% - 강조색4 3 5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6" style:display-name="40% - 강조색4 3 6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7" style:display-name="40% - 강조색4 3 7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8" style:display-name="40% - 강조색4 3 8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9" style:display-name="40% - 강조색4 3 9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5f_등록" style:display-name="40% - 강조색4 3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4" style:display-name="40% - 강조색4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4_20_2" style:display-name="40% - 강조색4 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4_20_3" style:display-name="40% - 강조색4 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4_20_4" style:display-name="40% - 강조색4 4 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4_20_4_5f_등록" style:display-name="40% - 강조색4 4_등록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2" style:display-name="40% - 강조색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2_20_2" style:display-name="40% - 강조색5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2_20_2_20_2" style:display-name="40% - 강조색5 2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2_20_2_5f_등록" style:display-name="40% - 강조색5 2 2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2_20_3" style:display-name="40% - 강조색5 2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2_20_4" style:display-name="40% - 강조색5 2 4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2_20_5" style:display-name="40% - 강조색5 2 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2_5f_등록" style:display-name="40% - 강조색5 2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" style:display-name="40% - 강조색5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10" style:display-name="40% - 강조색5 3 10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2" style:display-name="40% - 강조색5 3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2_20_2" style:display-name="40% - 강조색5 3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2_5f_등록" style:display-name="40% - 강조색5 3 2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3" style:display-name="40% - 강조색5 3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4" style:display-name="40% - 강조색5 3 4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5" style:display-name="40% - 강조색5 3 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6" style:display-name="40% - 강조색5 3 6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7" style:display-name="40% - 강조색5 3 7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8" style:display-name="40% - 강조색5 3 8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20_9" style:display-name="40% - 강조색5 3 9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3_5f_등록" style:display-name="40% - 강조색5 3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4" style:display-name="40% - 강조색5 4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4_20_2" style:display-name="40% - 강조색5 4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4_20_3" style:display-name="40% - 강조색5 4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4_20_4" style:display-name="40% - 강조색5 4 4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5_20_4_5f_등록" style:display-name="40% - 강조색5 4_등록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2" style:display-name="40% - 강조색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" style:display-name="40% - 강조색6 2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2" style:display-name="40% - 강조색6 2 2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5f_등록" style:display-name="40% - 강조색6 2 2_등록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3" style:display-name="40% - 강조색6 2 3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4" style:display-name="40% - 강조색6 2 4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5" style:display-name="40% - 강조색6 2 5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5f_등록" style:display-name="40% - 강조색6 2_등록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" style:display-name="40% - 강조색6 3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10" style:display-name="40% - 강조색6 3 10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" style:display-name="40% - 강조색6 3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_20_2" style:display-name="40% - 강조색6 3 2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_5f_등록" style:display-name="40% - 강조색6 3 2_등록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3" style:display-name="40% - 강조색6 3 3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4" style:display-name="40% - 강조색6 3 4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5" style:display-name="40% - 강조색6 3 5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6" style:display-name="40% - 강조색6 3 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7" style:display-name="40% - 강조색6 3 7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8" style:display-name="40% - 강조색6 3 8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9" style:display-name="40% - 강조색6 3 9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5f_등록" style:display-name="40% - 강조색6 3_등록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4" style:display-name="40% - 강조색6 4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4_20_2" style:display-name="40% - 강조색6 4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4_20_3" style:display-name="40% - 강조색6 4 3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4_20_4" style:display-name="40% - 강조색6 4 4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강조색6_20_4_5f_등록" style:display-name="40% - 강조색6 4_등록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1_20_2" style:display-name="60% - 강조색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" style:display-name="60% - 강조색1 2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3" style:display-name="60% - 강조색1 2 3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1_20_3" style:display-name="60% - 강조색1 3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2" style:display-name="60% - 강조색1 3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3" style:display-name="60% - 강조색1 3 3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1_20_4" style:display-name="60% - 강조색1 4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2_20_2" style:display-name="60% - 강조색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2_20_2_20_2" style:display-name="60% - 강조색2 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2_20_2_20_3" style:display-name="60% - 강조색2 2 3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2_20_3" style:display-name="60% - 강조색2 3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2_20_3_20_2" style:display-name="60% - 강조색2 3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2_20_3_20_3" style:display-name="60% - 강조색2 3 3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2_20_4" style:display-name="60% - 강조색2 4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3_20_2" style:display-name="60% - 강조색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" style:display-name="60% - 강조색3 2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3" style:display-name="60% - 강조색3 2 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3_20_3" style:display-name="60% - 강조색3 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2" style:display-name="60% - 강조색3 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3" style:display-name="60% - 강조색3 3 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3_20_4" style:display-name="60% - 강조색3 4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4_20_2" style:display-name="60% - 강조색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" style:display-name="60% - 강조색4 2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3" style:display-name="60% - 강조색4 2 3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4_20_3" style:display-name="60% - 강조색4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2" style:display-name="60% - 강조색4 3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3" style:display-name="60% - 강조색4 3 3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4_20_4" style:display-name="60% - 강조색4 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5_20_2" style:display-name="60% - 강조색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5_20_2_20_2" style:display-name="60% - 강조색5 2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5_20_2_20_3" style:display-name="60% - 강조색5 2 3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5_20_3" style:display-name="60% - 강조색5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5_20_3_20_2" style:display-name="60% - 강조색5 3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5_20_3_20_3" style:display-name="60% - 강조색5 3 3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5_20_4" style:display-name="60% - 강조색5 4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6_20_2" style:display-name="60% - 강조색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" style:display-name="60% - 강조색6 2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3" style:display-name="60% - 강조색6 2 3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6_20_3" style:display-name="60% - 강조색6 3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2" style:display-name="60% - 강조색6 3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3" style:display-name="60% - 강조색6 3 3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강조색6_20_4" style:display-name="60% - 강조색6 4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f__3f__26_O_3f__26_H_3f__8__f__7__3f__7__1__1_" style:display-name="??&amp;O?&amp;H?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바탕체" fo:font-family="바탕체" style:font-family-generic="roman" fo:font-size="12pt" fo:font-style="normal" fo:text-shadow="none" style:text-underline-style="none" fo:font-weight="normal" style:font-name-asian="바탕체" style:font-family-asian="바탕체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f__3f__26_O_3f__26_H_3f__8__3f__3f__7__1__1_" style:display-name="??&amp;O?&amp;H??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바탕체" fo:font-family="바탕체" style:font-family-generic="roman" fo:font-size="12pt" fo:font-style="normal" fo:text-shadow="none" style:text-underline-style="none" fo:font-weight="normal" style:font-name-asian="바탕체" style:font-family-asian="바탕체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5f_DELIIS_28_A_29_-2D2a-150-C-SC-송수신테이블설계서" style:display-name="_DELIIS(A)-2D2a-150-C-SC-송수신테이블설계서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size-complex="10pt" style:font-style-complex="normal" style:font-weight-complex="normal"/>
    </style:style>
    <style:style style:name="_5f_테스트-송수신테이블설계서" style:display-name="_테스트-송수신테이블설계서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size-complex="10pt" style:font-style-complex="normal" style:font-weight-complex="normal"/>
    </style:style>
    <style:style style:name="_5f_테스트-연동체계별자료구조" style:display-name="_테스트-연동체계별자료구조" style:family="table-cell" style:parent-style-name="Default"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Body" style:family="table-cell" style:parent-style-name="Default">
      <style:text-properties style:use-window-font-color="true" style:text-outline="false" style:text-line-through-style="none" style:text-line-through-type="none" style:font-name="Tms Rmn" fo:font-family="'Tms Rm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ms Rmn" style:font-family-complex="'Tms Rmn'" style:font-family-generic-complex="roman" style:font-size-complex="12pt" style:font-style-complex="normal" style:font-weight-complex="normal"/>
    </style:style>
    <style:style style:name="Calc_20_Currency_20__28_0_29_" style:display-name="Calc Currency (0)" style:family="table-cell" style:parent-style-name="Default" style:data-style-name="N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teg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family-generic-complex="swiss" style:font-size-complex="10pt" style:font-style-complex="normal" style:font-weight-complex="bold"/>
    </style:style>
    <style:style style:name="Comma_20__5b_0_5d__5f__20_SG_26_A_20_Bridge_20_" style:display-name="Comma [0]_ SG&amp;A Bridge " style:family="table-cell" style:parent-style-name="Default" style:data-style-name="N185"/>
    <style:style style:name="Comma_5f__20_SG_26_A_20_Bridge_20_" style:display-name="Comma_ SG&amp;A Bridge " style:family="table-cell" style:parent-style-name="Default" style:data-style-name="N186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urrency_20__5b_0_5d__5f__20_SG_26_A_20_Bridge_20_" style:display-name="Currency [0]_ SG&amp;A Bridge " style:family="table-cell" style:parent-style-name="Default" style:data-style-name="N183"/>
    <style:style style:name="Currency_5f__20_SG_26_A_20_Bridge_20_" style:display-name="Currency_ SG&amp;A Bridge " style:family="table-cell" style:parent-style-name="Default" style:data-style-name="N184"/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Grey_20_2" style:display-name="Grey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family-generic-complex="swiss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_5b_yellow_5d__20_2" style:display-name="Input [yellow]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Model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8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-_20_Style1_20_2" style:display-name="Normal - Style1 2" style:family="table-cell" style:parent-style-name="Default" style:data-style-name="N19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Normal_5f__20_SG_26_A_20_Bridge_20_" style:display-name="Normal_ SG&amp;A Bridge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/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Helv" fo:font-family="Helv" style:font-family-generic="swiss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family-generic-complex="swiss" style:font-size-complex="8pt" style:font-style-complex="normal" style:font-weight-complex="normal"/>
    </style:style>
    <style:style style:name="subhe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size-complex="11pt" style:font-style-complex="normal" style:font-weight-complex="bold"/>
    </style:style>
    <style:style style:name="Subtotal" style:family="table-cell" style:parent-style-name="Default" style:data-style-name="N17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" fo:font-family="Helv" style:font-family-generic="swiss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size-complex="8pt" style:font-style-complex="normal" style:font-weight-complex="bold"/>
    </style:style>
    <style:style style:name="강조색1_20_2" style:display-name="강조색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1_20_2_20_2" style:display-name="강조색1 2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1_20_2_20_3" style:display-name="강조색1 2 3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1_20_3" style:display-name="강조색1 3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1_20_3_20_2" style:display-name="강조색1 3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1_20_3_20_3" style:display-name="강조색1 3 3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1_20_4" style:display-name="강조색1 4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2_20_2" style:display-name="강조색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2_20_2_20_2" style:display-name="강조색2 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2_20_2_20_3" style:display-name="강조색2 2 3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2_20_3" style:display-name="강조색2 3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2_20_3_20_2" style:display-name="강조색2 3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2_20_3_20_3" style:display-name="강조색2 3 3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2_20_4" style:display-name="강조색2 4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3_20_2" style:display-name="강조색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3_20_2_20_2" style:display-name="강조색3 2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3_20_2_20_3" style:display-name="강조색3 2 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3_20_3" style:display-name="강조색3 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3_20_3_20_2" style:display-name="강조색3 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3_20_3_20_3" style:display-name="강조색3 3 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3_20_4" style:display-name="강조색3 4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4_20_2" style:display-name="강조색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4_20_2_20_2" style:display-name="강조색4 2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4_20_2_20_3" style:display-name="강조색4 2 3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4_20_3" style:display-name="강조색4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4_20_3_20_2" style:display-name="강조색4 3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4_20_3_20_3" style:display-name="강조색4 3 3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4_20_4" style:display-name="강조색4 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5_20_2" style:display-name="강조색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5_20_2_20_2" style:display-name="강조색5 2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5_20_2_20_3" style:display-name="강조색5 2 3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5_20_3" style:display-name="강조색5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5_20_3_20_2" style:display-name="강조색5 3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5_20_3_20_3" style:display-name="강조색5 3 3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5_20_4" style:display-name="강조색5 4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6_20_2" style:display-name="강조색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6_20_2_20_2" style:display-name="강조색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6_20_2_20_3" style:display-name="강조색6 2 3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6_20_3" style:display-name="강조색6 3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6_20_3_20_2" style:display-name="강조색6 3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6_20_3_20_3" style:display-name="강조색6 3 3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강조색6_20_4" style:display-name="강조색6 4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경고문_20_2" style:display-name="경고문 2" style:family="table-cell" style:parent-style-name="Default">
      <style:text-properties fo:color="#ff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경고문_20_2_20_2" style:display-name="경고문 2 2" style:family="table-cell" style:parent-style-name="Default">
      <style:text-properties fo:color="#ff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경고문_20_2_20_3" style:display-name="경고문 2 3" style:family="table-cell" style:parent-style-name="Default">
      <style:text-properties fo:color="#ff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경고문_20_3" style:display-name="경고문 3" style:family="table-cell" style:parent-style-name="Default">
      <style:text-properties fo:color="#ff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경고문_20_3_20_2" style:display-name="경고문 3 2" style:family="table-cell" style:parent-style-name="Default">
      <style:text-properties fo:color="#ff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경고문_20_3_20_3" style:display-name="경고문 3 3" style:family="table-cell" style:parent-style-name="Default">
      <style:text-properties fo:color="#ff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경고문_20_4" style:display-name="경고문 4" style:family="table-cell" style:parent-style-name="Default">
      <style:text-properties fo:color="#ff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계산_20_2" style:display-name="계산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계산_20_2_20_2" style:display-name="계산 2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계산_20_2_20_3" style:display-name="계산 2 3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계산_20_3" style:display-name="계산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계산_20_3_20_2" style:display-name="계산 3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계산_20_3_20_3" style:display-name="계산 3 3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계산_20_4" style:display-name="계산 4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나쁨_20_2" style:display-name="나쁨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나쁨_20_2_20_2" style:display-name="나쁨 2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나쁨_20_2_20_3" style:display-name="나쁨 2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나쁨_20_3" style:display-name="나쁨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나쁨_20_3_20_2" style:display-name="나쁨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나쁨_20_3_20_3" style:display-name="나쁨 3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나쁨_20_4" style:display-name="나쁨 4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메모_20_2" style:display-name="메모 2" style:family="table-cell" style:parent-style-name="Default">
      <style:table-cell-properties fo:background-color="#ffffcc" style:diagonal-bl-tr="none" style:diagonal-tl-br="none" fo:border="0.74pt solid #c0c0c0"/>
    </style:style>
    <style:style style:name="메모_20_2_20_2" style:display-name="메모 2 2" style:family="table-cell" style:parent-style-name="Default">
      <style:table-cell-properties fo:background-color="#ffffcc" style:diagonal-bl-tr="none" style:diagonal-tl-br="none" fo:border="0.74pt solid #c0c0c0"/>
    </style:style>
    <style:style style:name="메모_20_2_20_2_20_2" style:display-name="메모 2 2 2" style:family="table-cell" style:parent-style-name="Default">
      <style:table-cell-properties fo:background-color="#ffffcc" style:diagonal-bl-tr="none" style:diagonal-tl-br="none" fo:border="0.74pt solid #c0c0c0"/>
    </style:style>
    <style:style style:name="메모_20_2_20_2_20_3" style:display-name="메모 2 2 3" style:family="table-cell" style:parent-style-name="Default">
      <style:table-cell-properties fo:background-color="#ffffcc" style:diagonal-bl-tr="none" style:diagonal-tl-br="none" fo:border="0.74pt solid #b2b2b2"/>
    </style:style>
    <style:style style:name="메모_20_2_20_3" style:display-name="메모 2 3" style:family="table-cell" style:parent-style-name="Default">
      <style:table-cell-properties fo:background-color="#ffffcc" style:diagonal-bl-tr="none" style:diagonal-tl-br="none" fo:border="0.74pt solid #c0c0c0"/>
    </style:style>
    <style:style style:name="메모_20_2_20_3_20_2" style:display-name="메모 2 3 2" style:family="table-cell" style:parent-style-name="Default">
      <style:table-cell-properties fo:background-color="#ffffcc" style:diagonal-bl-tr="none" style:diagonal-tl-br="none" fo:border="0.74pt solid #c0c0c0"/>
    </style:style>
    <style:style style:name="메모_20_2_20_3_20_3" style:display-name="메모 2 3 3" style:family="table-cell" style:parent-style-name="Default">
      <style:table-cell-properties fo:background-color="#ffffcc" style:diagonal-bl-tr="none" style:diagonal-tl-br="none" fo:border="0.74pt solid #b2b2b2"/>
    </style:style>
    <style:style style:name="메모_20_2_20_3_20_4" style:display-name="메모 2 3 4" style:family="table-cell" style:parent-style-name="Default">
      <style:table-cell-properties fo:background-color="#ffffcc" style:diagonal-bl-tr="none" style:diagonal-tl-br="none" fo:border="0.74pt solid #c0c0c0"/>
    </style:style>
    <style:style style:name="메모_20_2_20_4" style:display-name="메모 2 4" style:family="table-cell" style:parent-style-name="Default">
      <style:table-cell-properties fo:background-color="#ffffcc" style:diagonal-bl-tr="none" style:diagonal-tl-br="none" fo:border="0.74pt solid #c0c0c0"/>
    </style:style>
    <style:style style:name="메모_20_3" style:display-name="메모 3" style:family="table-cell" style:parent-style-name="Default">
      <style:table-cell-properties fo:background-color="#ffffcc" style:diagonal-bl-tr="none" style:diagonal-tl-br="none" fo:border="0.74pt solid #c0c0c0"/>
    </style:style>
    <style:style style:name="메모_20_3_20_2" style:display-name="메모 3 2" style:family="table-cell" style:parent-style-name="Default">
      <style:table-cell-properties fo:background-color="#ffffcc" style:diagonal-bl-tr="none" style:diagonal-tl-br="none" fo:border="0.74pt solid #c0c0c0"/>
    </style:style>
    <style:style style:name="메모_20_3_20_3" style:display-name="메모 3 3" style:family="table-cell" style:parent-style-name="Default">
      <style:table-cell-properties fo:background-color="#ffffcc" style:diagonal-bl-tr="none" style:diagonal-tl-br="none" fo:border="0.74pt solid #b2b2b2"/>
    </style:style>
    <style:style style:name="메모_20_4" style:display-name="메모 4" style:family="table-cell" style:parent-style-name="Default">
      <style:table-cell-properties fo:background-color="#ffffcc" style:diagonal-bl-tr="none" style:diagonal-tl-br="none" fo:border="0.74pt solid #b2b2b2"/>
    </style:style>
    <style:style style:name="백분율_20_2" style:display-name="백분율 2" style:family="table-cell" style:parent-style-name="Default" style:data-style-name="N10"/>
    <style:style style:name="백분율_20_3" style:display-name="백분율 3" style:family="table-cell" style:parent-style-name="Default" style:data-style-name="N10"/>
    <style:style style:name="백분율_20_4" style:display-name="백분율 4" style:family="table-cell" style:parent-style-name="Default" style:data-style-name="N10"/>
    <style:style style:name="백분율_20_5" style:display-name="백분율 5" style:family="table-cell" style:parent-style-name="Default" style:data-style-name="N10"/>
    <style:style style:name="보통_20_2" style:display-name="보통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보통_20_2_20_2" style:display-name="보통 2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보통_20_2_20_3" style:display-name="보통 2 3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보통_20_3" style:display-name="보통 3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보통_20_3_20_2" style:display-name="보통 3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보통_20_3_20_3" style:display-name="보통 3 3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보통_20_4" style:display-name="보통 4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뼻뮝" fo:font-family="뼻뮝" style:font-family-generic="roman" fo:font-size="12pt" fo:font-style="normal" fo:text-shadow="none" style:text-underline-style="none" fo:font-weight="normal" style:font-name-asian="뼻뮝" style:font-family-asian="뼻뮝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설명_20_텍스트_20_2" style:display-name="설명 텍스트 2" style:family="table-cell" style:parent-style-name="Default">
      <style:text-properties fo:color="#808080" style:text-outline="false" style:text-line-through-style="none" style:text-line-through-type="none" style:font-name="맑은 고딕" fo:font-family="'맑은 고딕'" style:font-family-generic="modern" fo:font-size="11pt" fo:font-style="italic" fo:text-shadow="none" style:text-underline-style="none" fo:font-weight="normal" style:font-name-asian="맑은 고딕" style:font-family-asian="'맑은 고딕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설명_20_텍스트_20_2_20_2" style:display-name="설명 텍스트 2 2" style:family="table-cell" style:parent-style-name="Default">
      <style:text-properties fo:color="#808080" style:text-outline="false" style:text-line-through-style="none" style:text-line-through-type="none" style:font-name="맑은 고딕" fo:font-family="'맑은 고딕'" style:font-family-generic="modern" fo:font-size="11pt" fo:font-style="italic" fo:text-shadow="none" style:text-underline-style="none" fo:font-weight="normal" style:font-name-asian="맑은 고딕" style:font-family-asian="'맑은 고딕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설명_20_텍스트_20_2_20_3" style:display-name="설명 텍스트 2 3" style:family="table-cell" style:parent-style-name="Default">
      <style:text-properties fo:color="#7f7f7f" style:text-outline="false" style:text-line-through-style="none" style:text-line-through-type="none" style:font-name="맑은 고딕" fo:font-family="'맑은 고딕'" style:font-family-generic="modern" fo:font-size="11pt" fo:font-style="italic" fo:text-shadow="none" style:text-underline-style="none" fo:font-weight="normal" style:font-name-asian="맑은 고딕" style:font-family-asian="'맑은 고딕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설명_20_텍스트_20_3" style:display-name="설명 텍스트 3" style:family="table-cell" style:parent-style-name="Default">
      <style:text-properties fo:color="#808080" style:text-outline="false" style:text-line-through-style="none" style:text-line-through-type="none" style:font-name="맑은 고딕" fo:font-family="'맑은 고딕'" style:font-family-generic="modern" fo:font-size="11pt" fo:font-style="italic" fo:text-shadow="none" style:text-underline-style="none" fo:font-weight="normal" style:font-name-asian="맑은 고딕" style:font-family-asian="'맑은 고딕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설명_20_텍스트_20_3_20_2" style:display-name="설명 텍스트 3 2" style:family="table-cell" style:parent-style-name="Default">
      <style:text-properties fo:color="#808080" style:text-outline="false" style:text-line-through-style="none" style:text-line-through-type="none" style:font-name="맑은 고딕" fo:font-family="'맑은 고딕'" style:font-family-generic="modern" fo:font-size="11pt" fo:font-style="italic" fo:text-shadow="none" style:text-underline-style="none" fo:font-weight="normal" style:font-name-asian="맑은 고딕" style:font-family-asian="'맑은 고딕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설명_20_텍스트_20_3_20_3" style:display-name="설명 텍스트 3 3" style:family="table-cell" style:parent-style-name="Default">
      <style:text-properties fo:color="#7f7f7f" style:text-outline="false" style:text-line-through-style="none" style:text-line-through-type="none" style:font-name="맑은 고딕" fo:font-family="'맑은 고딕'" style:font-family-generic="modern" fo:font-size="11pt" fo:font-style="italic" fo:text-shadow="none" style:text-underline-style="none" fo:font-weight="normal" style:font-name-asian="맑은 고딕" style:font-family-asian="'맑은 고딕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설명_20_텍스트_20_4" style:display-name="설명 텍스트 4" style:family="table-cell" style:parent-style-name="Default">
      <style:text-properties fo:color="#7f7f7f" style:text-outline="false" style:text-line-through-style="none" style:text-line-through-type="none" style:font-name="맑은 고딕" fo:font-family="'맑은 고딕'" style:font-family-generic="modern" fo:font-size="11pt" fo:font-style="italic" fo:text-shadow="none" style:text-underline-style="none" fo:font-weight="normal" style:font-name-asian="맑은 고딕" style:font-family-asian="'맑은 고딕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셀_20_확인_20_2" style:display-name="셀 확인 2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셀_20_확인_20_2_20_2" style:display-name="셀 확인 2 2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셀_20_확인_20_2_20_3" style:display-name="셀 확인 2 3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셀_20_확인_20_3" style:display-name="셀 확인 3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셀_20_확인_20_3_20_2" style:display-name="셀 확인 3 2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셀_20_확인_20_3_20_3" style:display-name="셀 확인 3 3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셀_20_확인_20_4" style:display-name="셀 확인 4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쉼표_20__5b_0_5d__20_2" style:display-name="쉼표 [0] 2" style:family="table-cell" style:parent-style-name="Default" style:data-style-name="N175"/>
    <style:style style:name="쉼표_20__5b_0_5d__20_3" style:display-name="쉼표 [0] 3" style:family="table-cell" style:parent-style-name="Default" style:data-style-name="N175"/>
    <style:style style:name="스타일_20_1" style:display-name="스타일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size-complex="10pt" style:font-style-complex="normal" style:font-weight-complex="normal"/>
    </style:style>
    <style:style style:name="스타일_20_1_20_2" style:display-name="스타일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size-complex="10pt" style:font-style-complex="normal" style:font-weight-complex="normal"/>
    </style:style>
    <style:style style:name="스타일_20_1_20_3" style:display-name="스타일 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바탕체" fo:font-family="바탕체" style:font-family-generic="roman" fo:font-size="12pt" fo:font-style="normal" fo:text-shadow="none" style:text-underline-style="none" fo:font-weight="normal" style:font-name-asian="바탕체" style:font-family-asian="바탕체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연결된_20_셀_20_2" style:display-name="연결된 셀 2" style:family="table-cell" style:parent-style-name="Default">
      <style:table-cell-properties fo:border-bottom="1.76pt double-thin #ff9900" style:border-line-width-bottom="0.018cm 0.026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연결된_20_셀_20_2_20_2" style:display-name="연결된 셀 2 2" style:family="table-cell" style:parent-style-name="Default">
      <style:table-cell-properties fo:border-bottom="1.76pt double-thin #ff9900" style:border-line-width-bottom="0.018cm 0.026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연결된_20_셀_20_2_20_3" style:display-name="연결된 셀 2 3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연결된_20_셀_20_3" style:display-name="연결된 셀 3" style:family="table-cell" style:parent-style-name="Default">
      <style:table-cell-properties fo:border-bottom="1.76pt double-thin #ff9900" style:border-line-width-bottom="0.018cm 0.026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연결된_20_셀_20_3_20_2" style:display-name="연결된 셀 3 2" style:family="table-cell" style:parent-style-name="Default">
      <style:table-cell-properties fo:border-bottom="1.76pt double-thin #ff9900" style:border-line-width-bottom="0.018cm 0.026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연결된_20_셀_20_3_20_3" style:display-name="연결된 셀 3 3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연결된_20_셀_20_4" style:display-name="연결된 셀 4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요약_20_2" style:display-name="요약 2" style:family="table-cell" style:parent-style-name="Default">
      <style:table-cell-properties fo:border-bottom="1.76pt double-thin #333399" style:border-line-width-bottom="0.018cm 0.026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요약_20_2_20_2" style:display-name="요약 2 2" style:family="table-cell" style:parent-style-name="Default">
      <style:table-cell-properties fo:border-bottom="1.76pt double-thin #333399" style:border-line-width-bottom="0.018cm 0.026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요약_20_2_20_3" style:display-name="요약 2 3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요약_20_3" style:display-name="요약 3" style:family="table-cell" style:parent-style-name="Default">
      <style:table-cell-properties fo:border-bottom="1.76pt double-thin #333399" style:border-line-width-bottom="0.018cm 0.026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요약_20_3_20_2" style:display-name="요약 3 2" style:family="table-cell" style:parent-style-name="Default">
      <style:table-cell-properties fo:border-bottom="1.76pt double-thin #333399" style:border-line-width-bottom="0.018cm 0.026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요약_20_3_20_3" style:display-name="요약 3 3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요약_20_4" style:display-name="요약 4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입력_20_2" style:display-name="입력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입력_20_2_20_2" style:display-name="입력 2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입력_20_2_20_3" style:display-name="입력 2 3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입력_20_3" style:display-name="입력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입력_20_3_20_2" style:display-name="입력 3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입력_20_3_20_3" style:display-name="입력 3 3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입력_20_4" style:display-name="입력 4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제목_20_1_20_2" style:display-name="제목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5pt" fo:font-style="normal" fo:text-shadow="none" style:text-underline-style="none" fo:font-weight="bold" style:font-name-asian="맑은 고딕" style:font-family-asian="'맑은 고딕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제목_20_1_20_2_20_2" style:display-name="제목 1 2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5pt" fo:font-style="normal" fo:text-shadow="none" style:text-underline-style="none" fo:font-weight="bold" style:font-name-asian="맑은 고딕" style:font-family-asian="'맑은 고딕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제목_20_1_20_2_20_3" style:display-name="제목 1 2 3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5pt" fo:font-style="normal" fo:text-shadow="none" style:text-underline-style="none" fo:font-weight="bold" style:font-name-asian="맑은 고딕" style:font-family-asian="'맑은 고딕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제목_20_1_20_3" style:display-name="제목 1 3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5pt" fo:font-style="normal" fo:text-shadow="none" style:text-underline-style="none" fo:font-weight="bold" style:font-name-asian="맑은 고딕" style:font-family-asian="'맑은 고딕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제목_20_1_20_3_20_2" style:display-name="제목 1 3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5pt" fo:font-style="normal" fo:text-shadow="none" style:text-underline-style="none" fo:font-weight="bold" style:font-name-asian="맑은 고딕" style:font-family-asian="'맑은 고딕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제목_20_1_20_3_20_3" style:display-name="제목 1 3 3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5pt" fo:font-style="normal" fo:text-shadow="none" style:text-underline-style="none" fo:font-weight="bold" style:font-name-asian="맑은 고딕" style:font-family-asian="'맑은 고딕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제목_20_1_20_4" style:display-name="제목 1 4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5pt" fo:font-style="normal" fo:text-shadow="none" style:text-underline-style="none" fo:font-weight="bold" style:font-name-asian="맑은 고딕" style:font-family-asian="'맑은 고딕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제목_20_10" style:display-name="제목 10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11" style:display-name="제목 11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2_20_2" style:display-name="제목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3pt" fo:font-style="normal" fo:text-shadow="none" style:text-underline-style="none" fo:font-weight="bold" style:font-name-asian="맑은 고딕" style:font-family-asian="'맑은 고딕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제목_20_2_20_2_20_2" style:display-name="제목 2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3pt" fo:font-style="normal" fo:text-shadow="none" style:text-underline-style="none" fo:font-weight="bold" style:font-name-asian="맑은 고딕" style:font-family-asian="'맑은 고딕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제목_20_2_20_2_20_3" style:display-name="제목 2 2 3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3pt" fo:font-style="normal" fo:text-shadow="none" style:text-underline-style="none" fo:font-weight="bold" style:font-name-asian="맑은 고딕" style:font-family-asian="'맑은 고딕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제목_20_2_20_3" style:display-name="제목 2 3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3pt" fo:font-style="normal" fo:text-shadow="none" style:text-underline-style="none" fo:font-weight="bold" style:font-name-asian="맑은 고딕" style:font-family-asian="'맑은 고딕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제목_20_2_20_3_20_2" style:display-name="제목 2 3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3pt" fo:font-style="normal" fo:text-shadow="none" style:text-underline-style="none" fo:font-weight="bold" style:font-name-asian="맑은 고딕" style:font-family-asian="'맑은 고딕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제목_20_2_20_3_20_3" style:display-name="제목 2 3 3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3pt" fo:font-style="normal" fo:text-shadow="none" style:text-underline-style="none" fo:font-weight="bold" style:font-name-asian="맑은 고딕" style:font-family-asian="'맑은 고딕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제목_20_2_20_4" style:display-name="제목 2 4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3pt" fo:font-style="normal" fo:text-shadow="none" style:text-underline-style="none" fo:font-weight="bold" style:font-name-asian="맑은 고딕" style:font-family-asian="'맑은 고딕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제목_20_3_20_2" style:display-name="제목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3_20_2_20_2" style:display-name="제목 3 2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3_20_2_20_3" style:display-name="제목 3 2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3_20_3" style:display-name="제목 3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3_20_3_20_2" style:display-name="제목 3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3_20_3_20_3" style:display-name="제목 3 3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3_20_4" style:display-name="제목 3 4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4_20_2" style:display-name="제목 4 2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4_20_2_20_2" style:display-name="제목 4 2 2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4_20_2_20_3" style:display-name="제목 4 2 3" style:family="table-cell" style:parent-style-name="Default">
      <style:text-properties fo:color="#1f497d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4_20_3" style:display-name="제목 4 3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4_20_3_20_2" style:display-name="제목 4 3 2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4_20_3_20_3" style:display-name="제목 4 3 3" style:family="table-cell" style:parent-style-name="Default">
      <style:text-properties fo:color="#1f497d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4_20_4" style:display-name="제목 4 4" style:family="table-cell" style:parent-style-name="Default">
      <style:text-properties fo:color="#1f497d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제목_20_5" style:display-name="제목 5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5_20_2" style:display-name="제목 5 2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5_20_3" style:display-name="제목 5 3" style:family="table-cell" style:parent-style-name="Default">
      <style:text-properties fo:color="#1f497d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6" style:display-name="제목 6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6_20_2" style:display-name="제목 6 2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6_20_3" style:display-name="제목 6 3" style:family="table-cell" style:parent-style-name="Default">
      <style:text-properties fo:color="#1f497d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7" style:display-name="제목 7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7_20_2" style:display-name="제목 7 2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7_20_3" style:display-name="제목 7 3" style:family="table-cell" style:parent-style-name="Default">
      <style:text-properties fo:color="#1f497d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8" style:display-name="제목 8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제목_20_9" style:display-name="제목 9" style:family="table-cell" style:parent-style-name="Default">
      <style:text-properties fo:color="#003366" style:text-outline="false" style:text-line-through-style="none" style:text-line-through-type="none" style:font-name="맑은 고딕" fo:font-family="'맑은 고딕'" style:font-family-generic="modern" fo:font-size="18pt" fo:font-style="normal" fo:text-shadow="none" style:text-underline-style="none" fo:font-weight="bold" style:font-name-asian="맑은 고딕" style:font-family-asian="'맑은 고딕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좋음_20_2" style:display-name="좋음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좋음_20_2_20_2" style:display-name="좋음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좋음_20_2_20_3" style:display-name="좋음 2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좋음_20_3" style:display-name="좋음 3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좋음_20_3_20_2" style:display-name="좋음 3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좋음_20_3_20_3" style:display-name="좋음 3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좋음_20_4" style:display-name="좋음 4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출력_20_2" style:display-name="출력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출력_20_2_20_2" style:display-name="출력 2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출력_20_2_20_3" style:display-name="출력 2 3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출력_20_3" style:display-name="출력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출력_20_3_20_2" style:display-name="출력 3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출력_20_3_20_3" style:display-name="출력 3 3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출력_20_4" style:display-name="출력 4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bold" style:font-name-asian="맑은 고딕" style:font-family-asian="'맑은 고딕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콤마_20__5b_0_5d__5f_10_27__20_0.26D_20_MS" style:display-name="콤마 [0]_10' 0.26D MS" style:family="table-cell" style:parent-style-name="Default" style:data-style-name="N0"/>
    <style:style style:name="콤마_5f_10_27__20_0.26D_20_MS" style:display-name="콤마_10' 0.26D MS" style:family="table-cell" style:parent-style-name="Default" style:data-style-name="N0"/>
    <style:style style:name="표준_20_10" style:display-name="표준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표준_20_10_20_2" style:display-name="표준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0_20_3" style:display-name="표준 10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100" style:display-name="표준 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03" style:display-name="표준 1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04" style:display-name="표준 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09" style:display-name="표준 1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1" style:display-name="표준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11_20_2" style:display-name="표준 1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12" style:display-name="표준 1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17" style:display-name="표준 1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2" style:display-name="표준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12_20_2" style:display-name="표준 1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20" style:display-name="표준 1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23" style:display-name="표준 1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24" style:display-name="표준 1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25" style:display-name="표준 1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26" style:display-name="표준 1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3" style:display-name="표준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표준_20_14" style:display-name="표준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5" style:display-name="표준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16" style:display-name="표준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17" style:display-name="표준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18" style:display-name="표준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19" style:display-name="표준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2" style:display-name="표준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" style:display-name="표준 2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0" style:display-name="표준 2 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1" style:display-name="표준 2 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2" style:display-name="표준 2 1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3" style:display-name="표준 2 1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4" style:display-name="표준 2 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5" style:display-name="표준 2 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6" style:display-name="표준 2 1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7" style:display-name="표준 2 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8" style:display-name="표준 2 1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09" style:display-name="표준 2 1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" style:display-name="표준 2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0" style:display-name="표준 2 1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1" style:display-name="표준 2 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2" style:display-name="표준 2 1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3" style:display-name="표준 2 1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4" style:display-name="표준 2 1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5" style:display-name="표준 2 1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6" style:display-name="표준 2 1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7" style:display-name="표준 2 1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8" style:display-name="표준 2 1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19" style:display-name="표준 2 1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2" style:display-name="표준 2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20" style:display-name="표준 2 1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21" style:display-name="표준 2 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22" style:display-name="표준 2 1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23" style:display-name="표준 2 1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24" style:display-name="표준 2 1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25" style:display-name="표준 2 1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26" style:display-name="표준 2 1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3" style:display-name="표준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4" style:display-name="표준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5" style:display-name="표준 2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6" style:display-name="표준 2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7" style:display-name="표준 2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8" style:display-name="표준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19" style:display-name="표준 2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" style:display-name="표준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_20_2" style:display-name="표준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_20_2_20_2" style:display-name="표준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가는각진제목체" fo:font-family="가는각진제목체" style:font-family-generic="roman" fo:font-size="10pt" fo:font-style="normal" fo:text-shadow="none" style:text-underline-style="none" fo:font-weight="normal" style:font-name-asian="가는각진제목체" style:font-family-asian="가는각진제목체" style:font-family-generic-asian="roman" style:font-size-asian="10pt" style:font-style-asian="normal" style:font-weight-asian="normal" style:font-size-complex="10pt" style:font-style-complex="normal" style:font-weight-complex="normal"/>
    </style:style>
    <style:style style:name="표준_20_2_20_2_20_3" style:display-name="표준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_20_4" style:display-name="표준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0" style:display-name="표준 2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1" style:display-name="표준 2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2" style:display-name="표준 2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3" style:display-name="표준 2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4" style:display-name="표준 2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5" style:display-name="표준 2 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6" style:display-name="표준 2 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7" style:display-name="표준 2 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8" style:display-name="표준 2 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29" style:display-name="표준 2 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" style:display-name="표준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_20_2" style:display-name="표준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_20_3" style:display-name="표준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0" style:display-name="표준 2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1" style:display-name="표준 2 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2" style:display-name="표준 2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3" style:display-name="표준 2 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4" style:display-name="표준 2 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5" style:display-name="표준 2 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6" style:display-name="표준 2 3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7" style:display-name="표준 2 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8" style:display-name="표준 2 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39" style:display-name="표준 2 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" style:display-name="표준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_20_2" style:display-name="표준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0" style:display-name="표준 2 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1" style:display-name="표준 2 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2" style:display-name="표준 2 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3" style:display-name="표준 2 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4" style:display-name="표준 2 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5" style:display-name="표준 2 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6" style:display-name="표준 2 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7" style:display-name="표준 2 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8" style:display-name="표준 2 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49" style:display-name="표준 2 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" style:display-name="표준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0" style:display-name="표준 2 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1" style:display-name="표준 2 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2" style:display-name="표준 2 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3" style:display-name="표준 2 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4" style:display-name="표준 2 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5" style:display-name="표준 2 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6" style:display-name="표준 2 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7" style:display-name="표준 2 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8" style:display-name="표준 2 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59" style:display-name="표준 2 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" style:display-name="표준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0" style:display-name="표준 2 6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1" style:display-name="표준 2 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2" style:display-name="표준 2 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3" style:display-name="표준 2 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4" style:display-name="표준 2 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5" style:display-name="표준 2 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6" style:display-name="표준 2 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7" style:display-name="표준 2 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8" style:display-name="표준 2 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69" style:display-name="표준 2 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" style:display-name="표준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0" style:display-name="표준 2 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1" style:display-name="표준 2 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2" style:display-name="표준 2 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3" style:display-name="표준 2 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4" style:display-name="표준 2 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5" style:display-name="표준 2 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6" style:display-name="표준 2 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7" style:display-name="표준 2 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8" style:display-name="표준 2 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79" style:display-name="표준 2 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" style:display-name="표준 2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0" style:display-name="표준 2 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1" style:display-name="표준 2 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2" style:display-name="표준 2 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3" style:display-name="표준 2 8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4" style:display-name="표준 2 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5" style:display-name="표준 2 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6" style:display-name="표준 2 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7" style:display-name="표준 2 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8" style:display-name="표준 2 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89" style:display-name="표준 2 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" style:display-name="표준 2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0" style:display-name="표준 2 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1" style:display-name="표준 2 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2" style:display-name="표준 2 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3" style:display-name="표준 2 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4" style:display-name="표준 2 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5" style:display-name="표준 2 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6" style:display-name="표준 2 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7" style:display-name="표준 2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8" style:display-name="표준 2 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_20_99" style:display-name="표준 2 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22" style:display-name="표준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23" style:display-name="표준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28" style:display-name="표준 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2_5f_체크리스트_20_및_20_템플릿_28_XX어린이집_29_" style:display-name="표준 2_체크리스트 및 템플릿(XX어린이집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3" style:display-name="표준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3_20_2" style:display-name="표준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3_20_2_20_2" style:display-name="표준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3_20_2_20_3" style:display-name="표준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3_20_3" style:display-name="표준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표준_20_3_20_3_20_2" style:display-name="표준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3_20_4" style:display-name="표준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3_20_4_20_2" style:display-name="표준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3_20_5" style:display-name="표준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32" style:display-name="표준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36" style:display-name="표준 3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38" style:display-name="표준 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39" style:display-name="표준 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3_5f_등록" style:display-name="표준 3_등록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4" style:display-name="표준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" style:display-name="표준 4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0" style:display-name="표준 4 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1" style:display-name="표준 4 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2" style:display-name="표준 4 1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3" style:display-name="표준 4 1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4" style:display-name="표준 4 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5" style:display-name="표준 4 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6" style:display-name="표준 4 1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7" style:display-name="표준 4 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8" style:display-name="표준 4 1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09" style:display-name="표준 4 1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1" style:display-name="표준 4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10" style:display-name="표준 4 1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11" style:display-name="표준 4 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12" style:display-name="표준 4 1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13" style:display-name="표준 4 1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14" style:display-name="표준 4 1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15" style:display-name="표준 4 1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표준_20_4_20_12" style:display-name="표준 4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3" style:display-name="표준 4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4" style:display-name="표준 4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5" style:display-name="표준 4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6" style:display-name="표준 4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7" style:display-name="표준 4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8" style:display-name="표준 4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19" style:display-name="표준 4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" style:display-name="표준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_20_2" style:display-name="표준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4_20_2_20_2_20_2" style:display-name="표준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표준_20_4_20_2_20_3" style:display-name="표준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0" style:display-name="표준 4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1" style:display-name="표준 4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2" style:display-name="표준 4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3" style:display-name="표준 4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4" style:display-name="표준 4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5" style:display-name="표준 4 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6" style:display-name="표준 4 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7" style:display-name="표준 4 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8" style:display-name="표준 4 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29" style:display-name="표준 4 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" style:display-name="표준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_20_2" style:display-name="표준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0" style:display-name="표준 4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1" style:display-name="표준 4 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2" style:display-name="표준 4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3" style:display-name="표준 4 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4" style:display-name="표준 4 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5" style:display-name="표준 4 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6" style:display-name="표준 4 3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7" style:display-name="표준 4 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8" style:display-name="표준 4 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39" style:display-name="표준 4 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" style:display-name="표준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0" style:display-name="표준 4 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1" style:display-name="표준 4 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2" style:display-name="표준 4 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3" style:display-name="표준 4 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4" style:display-name="표준 4 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5" style:display-name="표준 4 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6" style:display-name="표준 4 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7" style:display-name="표준 4 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8" style:display-name="표준 4 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49" style:display-name="표준 4 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" style:display-name="표준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0" style:display-name="표준 4 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1" style:display-name="표준 4 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2" style:display-name="표준 4 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3" style:display-name="표준 4 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4" style:display-name="표준 4 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5" style:display-name="표준 4 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6" style:display-name="표준 4 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7" style:display-name="표준 4 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8" style:display-name="표준 4 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59" style:display-name="표준 4 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" style:display-name="표준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0" style:display-name="표준 4 6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1" style:display-name="표준 4 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2" style:display-name="표준 4 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3" style:display-name="표준 4 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4" style:display-name="표준 4 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5" style:display-name="표준 4 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6" style:display-name="표준 4 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7" style:display-name="표준 4 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8" style:display-name="표준 4 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69" style:display-name="표준 4 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" style:display-name="표준 4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0" style:display-name="표준 4 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1" style:display-name="표준 4 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2" style:display-name="표준 4 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3" style:display-name="표준 4 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4" style:display-name="표준 4 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5" style:display-name="표준 4 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6" style:display-name="표준 4 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7" style:display-name="표준 4 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8" style:display-name="표준 4 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79" style:display-name="표준 4 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" style:display-name="표준 4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0" style:display-name="표준 4 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1" style:display-name="표준 4 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2" style:display-name="표준 4 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3" style:display-name="표준 4 8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4" style:display-name="표준 4 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5" style:display-name="표준 4 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6" style:display-name="표준 4 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7" style:display-name="표준 4 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8" style:display-name="표준 4 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89" style:display-name="표준 4 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" style:display-name="표준 4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0" style:display-name="표준 4 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1" style:display-name="표준 4 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2" style:display-name="표준 4 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3" style:display-name="표준 4 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4" style:display-name="표준 4 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5" style:display-name="표준 4 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6" style:display-name="표준 4 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7" style:display-name="표준 4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8" style:display-name="표준 4 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_20_99" style:display-name="표준 4 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40" style:display-name="표준 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42" style:display-name="표준 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46" style:display-name="표준 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47" style:display-name="표준 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49" style:display-name="표준 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" style:display-name="표준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0" style:display-name="표준 5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0_20_2" style:display-name="표준 5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0_20_2_20_2" style:display-name="표준 5 10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0_20_3" style:display-name="표준 5 10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1" style:display-name="표준 5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5_20_12" style:display-name="표준 5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2_20_2" style:display-name="표준 5 1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2_20_2_20_2" style:display-name="표준 5 1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2_20_3" style:display-name="표준 5 1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3" style:display-name="표준 5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3_20_2" style:display-name="표준 5 1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3_20_2_20_2" style:display-name="표준 5 1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3_20_3" style:display-name="표준 5 1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4" style:display-name="표준 5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4_20_2" style:display-name="표준 5 1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5" style:display-name="표준 5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16" style:display-name="표준 5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표준_20_5_20_2" style:display-name="표준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2_20_2" style:display-name="표준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2_20_3" style:display-name="표준 5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2_20_4" style:display-name="표준 5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2_20_5" style:display-name="표준 5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2_20_6" style:display-name="표준 5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2_20_7" style:display-name="표준 5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5_20_3" style:display-name="표준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4" style:display-name="표준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5" style:display-name="표준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6" style:display-name="표준 5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7" style:display-name="표준 5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8" style:display-name="표준 5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_20_9" style:display-name="표준 5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2" style:display-name="표준 5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2_20_2" style:display-name="표준 5 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2_20_2_20_2" style:display-name="표준 5 9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2_20_3" style:display-name="표준 5 9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3" style:display-name="표준 5 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5_20_9_20_4" style:display-name="표준 5 9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4_20_2" style:display-name="표준 5 9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4_20_2_20_2" style:display-name="표준 5 9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4_20_3" style:display-name="표준 5 9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5" style:display-name="표준 5 9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5_20_2" style:display-name="표준 5 9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_20_9_20_6" style:display-name="표준 5 9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family="'맑은 고딕'" style:font-family-generic="swiss" fo:font-size="11pt" fo:font-style="normal" fo:text-shadow="none" style:text-underline-style="none" fo:font-weight="normal" style:font-name-asian="맑은 고딕1" style:font-family-asian="'맑은 고딕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표준_20_50" style:display-name="표준 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2" style:display-name="표준 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4" style:display-name="표준 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5" style:display-name="표준 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8" style:display-name="표준 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59" style:display-name="표준 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6" style:display-name="표준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" style:display-name="표준 6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0" style:display-name="표준 6 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1" style:display-name="표준 6 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2" style:display-name="표준 6 1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3" style:display-name="표준 6 1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4" style:display-name="표준 6 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5" style:display-name="표준 6 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6" style:display-name="표준 6 1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7" style:display-name="표준 6 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8" style:display-name="표준 6 1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09" style:display-name="표준 6 1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1" style:display-name="표준 6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10" style:display-name="표준 6 1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11" style:display-name="표준 6 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12" style:display-name="표준 6 1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13" style:display-name="표준 6 1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2" style:display-name="표준 6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3" style:display-name="표준 6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4" style:display-name="표준 6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5" style:display-name="표준 6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6" style:display-name="표준 6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7" style:display-name="표준 6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8" style:display-name="표준 6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19" style:display-name="표준 6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" style:display-name="표준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0" style:display-name="표준 6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1" style:display-name="표준 6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2" style:display-name="표준 6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3" style:display-name="표준 6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4" style:display-name="표준 6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5" style:display-name="표준 6 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6" style:display-name="표준 6 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7" style:display-name="표준 6 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8" style:display-name="표준 6 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29" style:display-name="표준 6 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" style:display-name="표준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0" style:display-name="표준 6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1" style:display-name="표준 6 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2" style:display-name="표준 6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3" style:display-name="표준 6 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4" style:display-name="표준 6 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5" style:display-name="표준 6 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6" style:display-name="표준 6 3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7" style:display-name="표준 6 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8" style:display-name="표준 6 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39" style:display-name="표준 6 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" style:display-name="표준 6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0" style:display-name="표준 6 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1" style:display-name="표준 6 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2" style:display-name="표준 6 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3" style:display-name="표준 6 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4" style:display-name="표준 6 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5" style:display-name="표준 6 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6" style:display-name="표준 6 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7" style:display-name="표준 6 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8" style:display-name="표준 6 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49" style:display-name="표준 6 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" style:display-name="표준 6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0" style:display-name="표준 6 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1" style:display-name="표준 6 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2" style:display-name="표준 6 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3" style:display-name="표준 6 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4" style:display-name="표준 6 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5" style:display-name="표준 6 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6" style:display-name="표준 6 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7" style:display-name="표준 6 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8" style:display-name="표준 6 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59" style:display-name="표준 6 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" style:display-name="표준 6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0" style:display-name="표준 6 6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1" style:display-name="표준 6 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2" style:display-name="표준 6 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3" style:display-name="표준 6 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4" style:display-name="표준 6 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5" style:display-name="표준 6 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6" style:display-name="표준 6 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7" style:display-name="표준 6 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8" style:display-name="표준 6 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69" style:display-name="표준 6 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" style:display-name="표준 6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0" style:display-name="표준 6 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1" style:display-name="표준 6 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2" style:display-name="표준 6 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3" style:display-name="표준 6 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4" style:display-name="표준 6 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5" style:display-name="표준 6 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6" style:display-name="표준 6 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7" style:display-name="표준 6 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8" style:display-name="표준 6 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79" style:display-name="표준 6 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" style:display-name="표준 6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0" style:display-name="표준 6 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1" style:display-name="표준 6 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2" style:display-name="표준 6 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3" style:display-name="표준 6 8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4" style:display-name="표준 6 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5" style:display-name="표준 6 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6" style:display-name="표준 6 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7" style:display-name="표준 6 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8" style:display-name="표준 6 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89" style:display-name="표준 6 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" style:display-name="표준 6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0" style:display-name="표준 6 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1" style:display-name="표준 6 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2" style:display-name="표준 6 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3" style:display-name="표준 6 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4" style:display-name="표준 6 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5" style:display-name="표준 6 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6" style:display-name="표준 6 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7" style:display-name="표준 6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8" style:display-name="표준 6 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_20_99" style:display-name="표준 6 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60" style:display-name="표준 6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63" style:display-name="표준 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64" style:display-name="표준 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66" style:display-name="표준 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67" style:display-name="표준 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68" style:display-name="표준 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7" style:display-name="표준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" style:display-name="표준 7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0" style:display-name="표준 7 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1" style:display-name="표준 7 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2" style:display-name="표준 7 1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3" style:display-name="표준 7 1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4" style:display-name="표준 7 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5" style:display-name="표준 7 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6" style:display-name="표준 7 1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7" style:display-name="표준 7 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8" style:display-name="표준 7 1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09" style:display-name="표준 7 1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1" style:display-name="표준 7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10" style:display-name="표준 7 1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11" style:display-name="표준 7 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12" style:display-name="표준 7 1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13" style:display-name="표준 7 1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2" style:display-name="표준 7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3" style:display-name="표준 7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4" style:display-name="표준 7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5" style:display-name="표준 7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6" style:display-name="표준 7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7" style:display-name="표준 7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8" style:display-name="표준 7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19" style:display-name="표준 7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" style:display-name="표준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0" style:display-name="표준 7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1" style:display-name="표준 7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2" style:display-name="표준 7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3" style:display-name="표준 7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4" style:display-name="표준 7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5" style:display-name="표준 7 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6" style:display-name="표준 7 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7" style:display-name="표준 7 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8" style:display-name="표준 7 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29" style:display-name="표준 7 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" style:display-name="표준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0" style:display-name="표준 7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1" style:display-name="표준 7 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2" style:display-name="표준 7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3" style:display-name="표준 7 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4" style:display-name="표준 7 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5" style:display-name="표준 7 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6" style:display-name="표준 7 3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7" style:display-name="표준 7 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8" style:display-name="표준 7 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39" style:display-name="표준 7 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" style:display-name="표준 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0" style:display-name="표준 7 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1" style:display-name="표준 7 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2" style:display-name="표준 7 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3" style:display-name="표준 7 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4" style:display-name="표준 7 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5" style:display-name="표준 7 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6" style:display-name="표준 7 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7" style:display-name="표준 7 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8" style:display-name="표준 7 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49" style:display-name="표준 7 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" style:display-name="표준 7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0" style:display-name="표준 7 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1" style:display-name="표준 7 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2" style:display-name="표준 7 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3" style:display-name="표준 7 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4" style:display-name="표준 7 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5" style:display-name="표준 7 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6" style:display-name="표준 7 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7" style:display-name="표준 7 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8" style:display-name="표준 7 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59" style:display-name="표준 7 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" style:display-name="표준 7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0" style:display-name="표준 7 6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1" style:display-name="표준 7 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2" style:display-name="표준 7 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3" style:display-name="표준 7 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4" style:display-name="표준 7 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5" style:display-name="표준 7 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6" style:display-name="표준 7 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7" style:display-name="표준 7 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8" style:display-name="표준 7 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69" style:display-name="표준 7 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" style:display-name="표준 7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0" style:display-name="표준 7 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1" style:display-name="표준 7 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2" style:display-name="표준 7 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3" style:display-name="표준 7 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4" style:display-name="표준 7 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5" style:display-name="표준 7 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6" style:display-name="표준 7 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7" style:display-name="표준 7 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8" style:display-name="표준 7 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79" style:display-name="표준 7 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" style:display-name="표준 7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0" style:display-name="표준 7 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1" style:display-name="표준 7 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2" style:display-name="표준 7 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3" style:display-name="표준 7 8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4" style:display-name="표준 7 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5" style:display-name="표준 7 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6" style:display-name="표준 7 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7" style:display-name="표준 7 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8" style:display-name="표준 7 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89" style:display-name="표준 7 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" style:display-name="표준 7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0" style:display-name="표준 7 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1" style:display-name="표준 7 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2" style:display-name="표준 7 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3" style:display-name="표준 7 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4" style:display-name="표준 7 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5" style:display-name="표준 7 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6" style:display-name="표준 7 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7" style:display-name="표준 7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8" style:display-name="표준 7 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_20_99" style:display-name="표준 7 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72" style:display-name="표준 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73" style:display-name="표준 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8" style:display-name="표준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" style:display-name="표준 8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0" style:display-name="표준 8 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1" style:display-name="표준 8 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2" style:display-name="표준 8 1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3" style:display-name="표준 8 1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4" style:display-name="표준 8 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5" style:display-name="표준 8 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6" style:display-name="표준 8 1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7" style:display-name="표준 8 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8" style:display-name="표준 8 1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09" style:display-name="표준 8 1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1" style:display-name="표준 8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10" style:display-name="표준 8 1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11" style:display-name="표준 8 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12" style:display-name="표준 8 1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2" style:display-name="표준 8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3" style:display-name="표준 8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4" style:display-name="표준 8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5" style:display-name="표준 8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6" style:display-name="표준 8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7" style:display-name="표준 8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8" style:display-name="표준 8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19" style:display-name="표준 8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" style:display-name="표준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_20_2" style:display-name="표준 8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0" style:display-name="표준 8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1" style:display-name="표준 8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2" style:display-name="표준 8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3" style:display-name="표준 8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4" style:display-name="표준 8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5" style:display-name="표준 8 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6" style:display-name="표준 8 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7" style:display-name="표준 8 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8" style:display-name="표준 8 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29" style:display-name="표준 8 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" style:display-name="표준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0" style:display-name="표준 8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1" style:display-name="표준 8 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2" style:display-name="표준 8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3" style:display-name="표준 8 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4" style:display-name="표준 8 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5" style:display-name="표준 8 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6" style:display-name="표준 8 3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7" style:display-name="표준 8 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8" style:display-name="표준 8 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39" style:display-name="표준 8 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" style:display-name="표준 8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0" style:display-name="표준 8 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1" style:display-name="표준 8 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2" style:display-name="표준 8 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3" style:display-name="표준 8 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4" style:display-name="표준 8 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5" style:display-name="표준 8 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6" style:display-name="표준 8 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7" style:display-name="표준 8 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8" style:display-name="표준 8 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49" style:display-name="표준 8 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" style:display-name="표준 8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0" style:display-name="표준 8 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1" style:display-name="표준 8 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2" style:display-name="표준 8 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3" style:display-name="표준 8 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4" style:display-name="표준 8 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5" style:display-name="표준 8 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6" style:display-name="표준 8 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7" style:display-name="표준 8 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8" style:display-name="표준 8 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59" style:display-name="표준 8 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" style:display-name="표준 8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0" style:display-name="표준 8 6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1" style:display-name="표준 8 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2" style:display-name="표준 8 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3" style:display-name="표준 8 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4" style:display-name="표준 8 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5" style:display-name="표준 8 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6" style:display-name="표준 8 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7" style:display-name="표준 8 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8" style:display-name="표준 8 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69" style:display-name="표준 8 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" style:display-name="표준 8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0" style:display-name="표준 8 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1" style:display-name="표준 8 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2" style:display-name="표준 8 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3" style:display-name="표준 8 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4" style:display-name="표준 8 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5" style:display-name="표준 8 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6" style:display-name="표준 8 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7" style:display-name="표준 8 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8" style:display-name="표준 8 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79" style:display-name="표준 8 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" style:display-name="표준 8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0" style:display-name="표준 8 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1" style:display-name="표준 8 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2" style:display-name="표준 8 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3" style:display-name="표준 8 8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4" style:display-name="표준 8 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5" style:display-name="표준 8 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6" style:display-name="표준 8 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7" style:display-name="표준 8 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8" style:display-name="표준 8 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89" style:display-name="표준 8 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" style:display-name="표준 8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0" style:display-name="표준 8 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1" style:display-name="표준 8 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2" style:display-name="표준 8 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3" style:display-name="표준 8 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4" style:display-name="표준 8 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5" style:display-name="표준 8 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6" style:display-name="표준 8 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7" style:display-name="표준 8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8" style:display-name="표준 8 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_20_99" style:display-name="표준 8 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84" style:display-name="표준 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85" style:display-name="표준 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88" style:display-name="표준 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9" style:display-name="표준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" style:display-name="표준 9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0" style:display-name="표준 9 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1" style:display-name="표준 9 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2" style:display-name="표준 9 1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3" style:display-name="표준 9 1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4" style:display-name="표준 9 1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5" style:display-name="표준 9 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6" style:display-name="표준 9 1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7" style:display-name="표준 9 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8" style:display-name="표준 9 1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09" style:display-name="표준 9 1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1" style:display-name="표준 9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10" style:display-name="표준 9 1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11" style:display-name="표준 9 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12" style:display-name="표준 9 1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13" style:display-name="표준 9 1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2" style:display-name="표준 9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3" style:display-name="표준 9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4" style:display-name="표준 9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5" style:display-name="표준 9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6" style:display-name="표준 9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7" style:display-name="표준 9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8" style:display-name="표준 9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19" style:display-name="표준 9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" style:display-name="표준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0" style:display-name="표준 9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1" style:display-name="표준 9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2" style:display-name="표준 9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3" style:display-name="표준 9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4" style:display-name="표준 9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5" style:display-name="표준 9 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6" style:display-name="표준 9 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7" style:display-name="표준 9 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8" style:display-name="표준 9 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29" style:display-name="표준 9 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" style:display-name="표준 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0" style:display-name="표준 9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1" style:display-name="표준 9 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2" style:display-name="표준 9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3" style:display-name="표준 9 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4" style:display-name="표준 9 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5" style:display-name="표준 9 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6" style:display-name="표준 9 3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7" style:display-name="표준 9 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8" style:display-name="표준 9 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39" style:display-name="표준 9 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" style:display-name="표준 9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0" style:display-name="표준 9 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1" style:display-name="표준 9 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2" style:display-name="표준 9 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3" style:display-name="표준 9 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4" style:display-name="표준 9 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5" style:display-name="표준 9 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6" style:display-name="표준 9 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7" style:display-name="표준 9 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8" style:display-name="표준 9 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49" style:display-name="표준 9 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" style:display-name="표준 9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0" style:display-name="표준 9 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1" style:display-name="표준 9 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2" style:display-name="표준 9 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3" style:display-name="표준 9 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4" style:display-name="표준 9 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5" style:display-name="표준 9 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6" style:display-name="표준 9 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7" style:display-name="표준 9 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8" style:display-name="표준 9 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59" style:display-name="표준 9 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" style:display-name="표준 9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0" style:display-name="표준 9 6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1" style:display-name="표준 9 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2" style:display-name="표준 9 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3" style:display-name="표준 9 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4" style:display-name="표준 9 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5" style:display-name="표준 9 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6" style:display-name="표준 9 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7" style:display-name="표준 9 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8" style:display-name="표준 9 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69" style:display-name="표준 9 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" style:display-name="표준 9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0" style:display-name="표준 9 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1" style:display-name="표준 9 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2" style:display-name="표준 9 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3" style:display-name="표준 9 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4" style:display-name="표준 9 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5" style:display-name="표준 9 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6" style:display-name="표준 9 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7" style:display-name="표준 9 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8" style:display-name="표준 9 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79" style:display-name="표준 9 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" style:display-name="표준 9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0" style:display-name="표준 9 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1" style:display-name="표준 9 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2" style:display-name="표준 9 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3" style:display-name="표준 9 8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4" style:display-name="표준 9 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5" style:display-name="표준 9 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6" style:display-name="표준 9 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7" style:display-name="표준 9 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8" style:display-name="표준 9 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89" style:display-name="표준 9 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" style:display-name="표준 9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0" style:display-name="표준 9 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1" style:display-name="표준 9 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2" style:display-name="표준 9 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3" style:display-name="표준 9 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4" style:display-name="표준 9 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5" style:display-name="표준 9 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6" style:display-name="표준 9 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7" style:display-name="표준 9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8" style:display-name="표준 9 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_20_99" style:display-name="표준 9 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표준_20_90" style:display-name="표준 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97" style:display-name="표준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20_99" style:display-name="표준 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0pt" fo:font-style="normal" fo:text-shadow="none" style:text-underline-style="none" fo:font-weight="normal" style:font-name-asian="맑은 고딕" style:font-family-asian="'맑은 고딕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표준_5f_Sheet1" style:display-name="표준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name-asian="돋움" style:font-family-asian="돋움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7cm" fo:margin-left="0.3cm" fo:margin-right="0.3cm" style:print-page-order="ttb" style:first-page-number="2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801cm" fo:margin-left="0cm" fo:margin-right="0cm" fo:margin-top="0.44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굴림체1" fo:font-size="10pt" fo:font-style="normal" fo:text-shadow="none" style:text-underline-style="none" fo:font-weight="normal" style:font-name-asian="굴림체1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이력" style:display-name="PageStyle_이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프로그램목록" style:display-name="PageStyle_프로그램목록" style:page-layout-name="Mpm4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- </text:span><text:span text:style-name="MT1"><text:page-number>1</text:page-number></text:span><text:span text:style-name="MT1"><text:s/>-</text:span></text:p>
        </style:region-center>
        <style:region-right>
          <text:p><text:span text:style-name="MT1">(</text:span><text:span text:style-name="MT1">주</text:span><text:span text:style-name="MT1">)</text:span><text:span text:style-name="MT1">대우정보시스템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n</meta:initial-creator>
    <meta:print-date>2011-09-15T05:32:07</meta:print-date>
    <meta:creation-date>2003-10-02T01:48:44</meta:creation-date>
    <dc:date>2022-01-07T11:19:41.820000000</dc:date>
    <meta:generator>LibreOffice/7.1.6.2$Windows_X86_64 LibreOffice_project/0e133318fcee89abacd6a7d077e292f1145735c3</meta:generator>
    <meta:editing-duration>PT3M38S</meta:editing-duration>
    <meta:editing-cycles>1</meta:editing-cycles>
    <meta:document-statistic meta:table-count="1" meta:cell-count="4370" meta:object-count="0"/>
    <meta:user-defined meta:name="AppVersion">14.0300</meta:user-defined>
    <meta:user-defined meta:name="Company">skcc</meta:user-defined>
  </office:meta>
</office:document-meta>
</file>